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9.943cm"/>
    </style:style>
    <style:style style:name="pr4" style:family="presentation" style:parent-style-name="Default-title">
      <style:graphic-properties fo:min-height="1.406cm"/>
    </style:style>
    <style:style style:name="pr5" style:family="presentation" style:parent-style-name="Default-subtitle">
      <style:graphic-properties draw:fill-color="#ffffff" draw:textarea-vertical-align="top" fo:min-height="1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draw:textarea-vertical-align="top" fo:min-height="14.4cm"/>
    </style:style>
    <style:style style:name="pr8" style:family="presentation" style:parent-style-name="Default-subtitle">
      <style:graphic-properties draw:fill-color="#ffffff" draw:textarea-vertical-align="top" fo:min-height="12.6cm"/>
    </style:style>
    <style:style style:name="pr9" style:family="presentation" style:parent-style-name="Default-subtitle">
      <style:graphic-properties draw:fill-color="#ffffff" draw:textarea-vertical-align="top" fo:min-height="14.6cm"/>
    </style:style>
    <style:style style:name="pr10" style:family="presentation" style:parent-style-name="Default-title">
      <style:graphic-properties fo:min-height="2.629cm"/>
    </style:style>
    <style:style style:name="pr11" style:family="presentation" style:parent-style-name="Default-title">
      <style:graphic-properties fo:min-height="9.99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36pt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60pt" fo:font-weight="normal" style:font-size-asian="60pt" style:font-weight-asian="normal" style:font-size-complex="60pt" style:font-weight-complex="normal"/>
    </style:style>
    <style:style style:name="T4" style:family="text">
      <style:text-properties style:font-name="Liberation Serif" fo:font-size="36pt" style:font-size-asian="36pt" style:font-size-complex="36pt"/>
    </style:style>
    <style:style style:name="T5" style:family="text">
      <style:text-properties style:font-name="Liberation Serif" fo:font-size="10pt" style:font-size-asian="10pt" style:font-size-complex="10pt"/>
    </style:style>
    <style:style style:name="T6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style:font-name="Liberation Serif" fo:font-size="36pt"/>
    </style:style>
    <style:style style:name="T11" style:family="text">
      <style:text-properties fo:color="#cf3834" style:font-name="Liberation Serif" fo:font-size="36pt"/>
    </style:style>
    <style:style style:name="T12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4.771cm" svg:height="9.943cm" draw:transform="rotate (0.387114028092342) translate (0.457cm 7.233cm)" presentation:class="title" presentation:user-transformed="true">
          <draw:text-box>
            <text:p xml:id="id1" text:id="id1"><text:span text:style-name="T1">Matrices</text:span><text:span text:style-name="T1"><text:line-break/></text:span><text:span text:style-name="T2">Part – 3</text:span><text:span text:style-name="T1"><text:line-break/></text:span><text:span text:style-name="T3">Application of Matric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3" draw:layer="layout" svg:width="25.199cm" svg:height="1.406cm" svg:x="1.4cm" svg:y="0.549cm" presentation:class="title" presentation:user-transformed="true">
          <draw:text-box>
            <text:p xml:id="id2" text:id="id2"><text:span text:style-name="T4">Application of Matrices</text:span></text:p>
          </draw:text-box>
        </draw:frame>
        <draw:frame presentation:style-name="pr5" draw:text-style-name="P5" draw:layer="layout" svg:width="26.4cm" svg:height="13cm" svg:x="0.8cm" svg:y="2.2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4" draw:id="id4">
          <svg:title>TexMaths</svg:title>
          <svg:desc>24§display§\text {First let us try to express linear equations in to matrix equations}§svg§600§FALSE§</svg:desc>
          <draw:polygon draw:style-name="gr2" draw:text-style-name="P6" draw:layer="layout" svg:width="23.977cm" svg:height="0.675cm" svg:x="3.166cm" svg:y="3.804cm" svg:viewBox="0 0 23978 676" draw:points="11990,676 0,676 0,0 23978,0 23978,676">
            <text:p/>
          </draw:polygon>
          <draw:path draw:style-name="gr3" draw:text-style-name="P7" draw:layer="layout" svg:width="0.487cm" svg:height="0.576cm" svg:x="3.151cm" svg:y="3.774cm" svg:viewBox="0 0 488 577" svg:d="M465 0h-465v27h21c65 0 65 10 65 38v444c0 31 0 41-65 41h-21v27c29-4 96-4 129-4 34 0 111 0 142 4v-27h-27c-81 0-81-12-81-41v-209h73c81 0 88 29 88 100h22v-225h-22c0 71-7 100-88 100h-73v-215c0-27 2-33 41-33h101c127 0 148 46 162 163h21z">
            <text:p/>
          </draw:path>
          <draw:path draw:style-name="gr3" draw:text-style-name="P7" draw:layer="layout" svg:width="0.181cm" svg:height="0.566cm" svg:x="3.702cm" svg:y="3.783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85cm" svg:height="0.374cm" svg:x="3.932cm" svg:y="3.97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4.267cm" svg:y="3.9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6cm" svg:height="0.529cm" svg:x="4.589cm" svg:y="3.829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189cm" svg:height="0.587cm" svg:x="5.209cm" svg:y="3.762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27cm" svg:height="0.389cm" svg:x="5.44cm" svg:y="3.9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64cm" svg:height="0.529cm" svg:x="5.806cm" svg:y="3.82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425cm" svg:height="0.383cm" svg:x="6.426cm" svg:y="3.975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77cm" svg:height="0.389cm" svg:x="6.897cm" svg:y="3.9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6cm" svg:height="0.529cm" svg:x="7.498cm" svg:y="3.829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285cm" svg:height="0.374cm" svg:x="7.834cm" svg:y="3.975cm" svg:viewBox="0 0 286 375" svg:d="M117 94v-94l-117 10v27c60 0 67 5 67 46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537cm" svg:x="8.156cm" svg:y="3.985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6 27-3 33-23 33-36 0-21-15-35-35-35-17 0-36 10-36 37 0 38 36 67 79 67 52 0 86-48 107-96z">
            <text:p/>
          </draw:path>
          <draw:path draw:style-name="gr3" draw:text-style-name="P7" draw:layer="layout" svg:width="0.264cm" svg:height="0.529cm" svg:x="8.882cm" svg:y="3.82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375cm" svg:height="0.389cm" svg:x="9.218cm" svg:y="3.97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27cm" svg:height="0.389cm" svg:x="9.921cm" svg:y="3.9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64cm" svg:x="10.284cm" svg:y="3.985cm" svg:viewBox="0 0 426 365" svg:d="M232 167c27-32 58-75 79-96 27-31 61-44 100-44v-27c-21 2-46 2-69 2-25 0-69-2-81-2v27c17 2 25 11 25 25 0 13-10 25-13 31l-52 65-67-85c-8-9-8-11-8-15 0-13 13-21 31-21v-27c-23 0-79 2-93 2-17 0-57 0-80-2v27c59 0 61 0 100 52l84 109-79 100c-42 50-92 52-109 52v25c21-2 48-2 71-2s60 2 81 2v-25c-20-4-25-13-25-27 0-19 25-46 77-107l63 84c8 10 17 23 17 29 0 8-8 19-31 21v25c27 0 73-2 93-2 23 0 55 0 80 2v-25c-44 0-59-2-78-27z">
            <text:p/>
          </draw:path>
          <draw:path draw:style-name="gr3" draw:text-style-name="P7" draw:layer="layout" svg:width="0.418cm" svg:height="0.537cm" svg:x="10.741cm" svg:y="3.975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285cm" svg:height="0.374cm" svg:x="11.211cm" svg:y="3.97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1.541cm" svg:y="3.9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77cm" svg:height="0.389cm" svg:x="11.919cm" svg:y="3.9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77cm" svg:height="0.389cm" svg:x="12.252cm" svg:y="3.9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189cm" svg:height="0.587cm" svg:x="12.866cm" svg:y="3.762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1cm" svg:height="0.566cm" svg:x="13.1cm" svg:y="3.783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3.335cm" svg:y="3.97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27cm" svg:height="0.389cm" svg:x="13.799cm" svg:y="3.9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1cm" svg:height="0.389cm" svg:x="14.185cm" svg:y="3.9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85cm" svg:height="0.374cm" svg:x="14.596cm" svg:y="3.97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5.206cm" svg:y="3.9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37cm" svg:x="15.587cm" svg:y="3.975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9 0 104 73 104 119z">
            <text:p/>
          </draw:path>
          <draw:path draw:style-name="gr3" draw:text-style-name="P7" draw:layer="layout" svg:width="0.425cm" svg:height="0.383cm" svg:x="16.03cm" svg:y="3.975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381cm" svg:height="0.389cm" svg:x="16.508cm" svg:y="3.9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4cm" svg:height="0.529cm" svg:x="16.909cm" svg:y="3.82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17.249cm" svg:y="3.783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7.48cm" svg:y="3.97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17.906cm" svg:y="3.97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77cm" svg:height="0.389cm" svg:x="18.374cm" svg:y="3.9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181cm" svg:height="0.566cm" svg:x="18.989cm" svg:y="3.783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9.221cm" svg:y="3.97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19.96cm" svg:y="3.82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375cm" svg:height="0.389cm" svg:x="20.296cm" svg:y="3.97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659cm" svg:height="0.374cm" svg:x="21.003cm" svg:y="3.975cm" svg:viewBox="0 0 660 375" svg:d="M65 83v228c0 37-9 37-65 37v27c29 0 73-2 96-2 21 0 65 2 94 2v-27c-56 0-65 0-65-37v-157c0-89 59-135 113-135s63 46 63 94v198c0 37-9 37-67 37v27c31 0 73-2 96-2s67 2 96 2v-27c-57 0-67 0-67-37v-157c0-89 61-135 115-135s62 46 62 94v198c0 37-8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381cm" svg:height="0.389cm" svg:x="21.713cm" svg:y="3.9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4cm" svg:height="0.529cm" svg:x="22.116cm" svg:y="3.82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285cm" svg:height="0.374cm" svg:x="22.452cm" svg:y="3.97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22.787cm" svg:y="3.783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23.003cm" svg:y="3.985cm" svg:viewBox="0 0 426 365" svg:d="M232 167c27-32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7" draw:layer="layout" svg:width="0.327cm" svg:height="0.389cm" svg:x="23.743cm" svg:y="3.9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37cm" svg:x="24.123cm" svg:y="3.975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9 0 104 73 104 119z">
            <text:p/>
          </draw:path>
          <draw:path draw:style-name="gr3" draw:text-style-name="P7" draw:layer="layout" svg:width="0.425cm" svg:height="0.383cm" svg:x="24.566cm" svg:y="3.975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381cm" svg:height="0.389cm" svg:x="25.044cm" svg:y="3.9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4cm" svg:height="0.529cm" svg:x="25.446cm" svg:y="3.82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25.786cm" svg:y="3.783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26.016cm" svg:y="3.97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425cm" svg:height="0.374cm" svg:x="26.44cm" svg:y="3.97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77cm" svg:height="0.389cm" svg:x="26.911cm" svg:y="3.9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</draw:g>
        <draw:g xml:id="id5" draw:id="id5">
          <svg:title>TexMaths</svg:title>
          <svg:desc>24§display§\text {Consider two linear equations } a_1 x + b_1 y= c_1 \text { and } a_2 x + b_2 y = c_2 .§svg§600§FALSE§</svg:desc>
          <draw:polygon draw:style-name="gr2" draw:text-style-name="P6" draw:layer="layout" svg:width="24.017cm" svg:height="0.685cm" svg:x="2.352cm" svg:y="4.9cm" svg:viewBox="0 0 24018 686" draw:points="12008,686 0,686 0,0 24018,0 24018,686">
            <text:p/>
          </draw:polygon>
          <draw:path draw:style-name="gr3" draw:text-style-name="P7" draw:layer="layout" svg:width="0.515cm" svg:height="0.613cm" svg:x="2.358cm" svg:y="4.858cm" svg:viewBox="0 0 516 614" svg:d="M0 307c0 175 136 307 294 307 138 0 222-117 222-215 0-7 0-13-11-13-10 0-10 4-10 13-7 121-98 191-190 191-52 0-219-29-219-283 0-251 166-280 217-280 93 0 169 77 185 200 2 11 2 15 13 15 15 0 15-4 15-21v-200c0-15 0-21-9-21-4 0-8 0-14 10l-42 63c-32-31-75-73-157-73-158 0-294 134-294 307z">
            <text:p/>
          </draw:path>
          <draw:path draw:style-name="gr3" draw:text-style-name="P7" draw:layer="layout" svg:width="0.375cm" svg:height="0.389cm" svg:x="2.943cm" svg:y="5.07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3.368cm" svg:y="5.08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3.838cm" svg:y="5.07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5cm" svg:x="4.17cm" svg:y="4.88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18cm" svg:height="0.596cm" svg:x="4.405cm" svg:y="4.86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2 25-121 19-27 50-54 96-54 31 0 65 12 92 50 10 16 10 18 10 33z">
            <text:p/>
          </draw:path>
          <draw:path draw:style-name="gr3" draw:text-style-name="P7" draw:layer="layout" svg:width="0.327cm" svg:height="0.389cm" svg:x="4.869cm" svg:y="5.07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5.244cm" svg:y="5.081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4cm" svg:height="0.529cm" svg:x="5.848cm" svg:y="4.935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579cm" svg:height="0.373cm" svg:x="6.152cm" svg:y="5.088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375cm" svg:height="0.389cm" svg:x="6.745cm" svg:y="5.07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9cm" svg:height="0.587cm" svg:x="7.454cm" svg:y="4.86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5cm" svg:x="7.688cm" svg:y="4.88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92cm" svg:y="5.08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8.385cm" svg:y="5.07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8.773cm" svg:y="5.075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9.182cm" svg:y="5.08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9.794cm" svg:y="5.07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10.174cm" svg:y="5.081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10.618cm" svg:y="5.081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11.094cm" svg:y="5.075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11.497cm" svg:y="4.935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11.837cm" svg:y="4.88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2.067cm" svg:y="5.075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2.492cm" svg:y="5.08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12.962cm" svg:y="5.07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7cm" svg:height="0.383cm" svg:x="13.58cm" svg:y="5.081cm" svg:viewBox="0 0 388 384" svg:d="M282 54c-15-31-40-54-78-54-98 0-204 125-204 248 0 80 46 136 113 136 18 0 60-4 110-63 7 34 36 63 77 63 30 0 49-19 63-46 13-31 25-83 25-85 0-7-8-7-10-7-9 0-9 2-11 15-16 54-31 104-66 104-23 0-25-21-25-39 0-19 2-25 12-63 8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216cm" svg:height="0.393cm" svg:x="14.058cm" svg:y="5.18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21cm" svg:height="0.383cm" svg:x="14.396cm" svg:y="5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62cm" svg:height="0.564cm" svg:x="15.088cm" svg:y="4.96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5.925cm" svg:y="4.868cm" svg:viewBox="0 0 313 597" svg:d="M163 10c0-2 0-10-11-10-20 0-81 8-104 8-6 2-15 2-15 17 0 11 7 11 19 11 42 0 44 6 44 14 0 6-8 34-13 52l-70 276c-9 43-13 56-13 87 0 78 44 132 108 132 99 0 205-127 205-248 0-78-46-136-113-136-39 0-75 25-100 52zM83 328c5-17 5-19 13-28 42-56 79-68 102-68 30 0 54 25 54 79 0 50-29 148-45 181-27 55-67 86-99 86-29 0-56-23-56-85 0-17 0-32 13-86z">
            <text:p/>
          </draw:path>
          <draw:path draw:style-name="gr3" draw:text-style-name="P7" draw:layer="layout" svg:width="0.216cm" svg:height="0.393cm" svg:x="16.311cm" svg:y="5.18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91cm" svg:height="0.546cm" svg:x="16.651cm" svg:y="5.081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 0 43 39 73 91 73 88 0 174-77 197-173z">
            <text:p/>
          </draw:path>
          <draw:path draw:style-name="gr3" draw:text-style-name="P7" draw:layer="layout" svg:width="0.562cm" svg:height="0.199cm" svg:x="17.351cm" svg:y="5.14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9cm" svg:height="0.383cm" svg:x="18.229cm" svg:y="5.081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7" draw:layer="layout" svg:width="0.216cm" svg:height="0.393cm" svg:x="18.622cm" svg:y="5.18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81cm" svg:height="0.389cm" svg:x="19.254cm" svg:y="5.075cm" svg:viewBox="0 0 382 390" svg:d="M248 315c2 34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7" draw:layer="layout" svg:width="0.425cm" svg:height="0.373cm" svg:x="19.667cm" svg:y="5.08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0.137cm" svg:y="4.86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387cm" svg:height="0.383cm" svg:x="20.892cm" svg:y="5.081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62cm" svg:height="0.393cm" svg:x="21.341cm" svg:y="5.18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21.708cm" svg:y="5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62cm" svg:height="0.564cm" svg:x="22.399cm" svg:y="4.96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23.236cm" svg:y="4.868cm" svg:viewBox="0 0 313 597" svg:d="M163 10c0-2 0-10-11-10-20 0-81 8-104 8-6 2-15 2-15 17 0 11 7 11 19 11 42 0 44 6 44 14 0 6-8 34-13 52l-70 276c-9 43-13 56-13 87 0 78 44 132 108 132 99 0 205-127 205-248 0-78-46-136-113-136-39 0-75 25-100 52zM83 328c5-17 5-19 13-28 42-56 79-68 102-68 30 0 54 25 54 79 0 50-29 148-45 181-27 55-67 86-99 86-29 0-56-23-56-85 0-17 0-32 13-86z">
            <text:p/>
          </draw:path>
          <draw:path draw:style-name="gr3" draw:text-style-name="P7" draw:layer="layout" svg:width="0.262cm" svg:height="0.393cm" svg:x="23.595cm" svg:y="5.18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89cm" svg:height="0.546cm" svg:x="23.96cm" svg:y="5.081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 0 43 39 73 91 73 88 0 174-77 197-173z">
            <text:p/>
          </draw:path>
          <draw:path draw:style-name="gr3" draw:text-style-name="P7" draw:layer="layout" svg:width="0.562cm" svg:height="0.199cm" svg:x="24.661cm" svg:y="5.14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9cm" svg:height="0.383cm" svg:x="25.54cm" svg:y="5.081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7" draw:layer="layout" svg:width="0.262cm" svg:height="0.393cm" svg:x="25.907cm" svg:y="5.18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091cm" svg:height="0.091cm" svg:x="26.32cm" svg:y="5.363cm" svg:viewBox="0 0 92 92" svg:d="M92 46c0-25-21-46-46-46s-46 21-46 46 21 46 46 46 46-21 46-46z">
            <text:p/>
          </draw:path>
        </draw:g>
        <draw:g xml:id="id6" draw:id="id6">
          <svg:title>TexMaths</svg:title>
          <svg:desc>24§display§\text {Now, by equality of matrices we can write } \begin{bmatrix} a_1 x + b_1y  \\ a_2x + b_2 y  \end{bmatrix} = \begin{bmatrix} c_1  \\ c_2 \end{bmatrix}§svg§600§FALSE§</svg:desc>
          <draw:polygon draw:style-name="gr2" draw:text-style-name="P6" draw:layer="layout" svg:width="22.842cm" svg:height="1.941cm" svg:x="2.368cm" svg:y="6.104cm" svg:viewBox="0 0 22843 1942" draw:points="11421,1942 0,1942 0,0 22843,0 22843,1942">
            <text:p/>
          </draw:polygon>
          <draw:path draw:style-name="gr3" draw:text-style-name="P7" draw:layer="layout" svg:width="0.577cm" svg:height="0.577cm" svg:x="2.353cm" svg:y="6.709cm" svg:viewBox="0 0 578 578" svg:d="M169 12c-8-12-10-12-25-12h-144v27h25c11 0 29 0 42 2 19 2 19 2 19 19v442c0 23 0 61-86 61v27c29 0 71-2 100-2 27 0 69 2 98 2v-27c-87 0-87-38-87-61v-440c4 4 4 4 8 10l346 507c7 11 7 11 13 11 14 0 14-6 14-21v-469c0-23 0-61 86-61v-27c-29 0-71 2-100 2-27 0-69-2-98-2v27c87 0 87 38 87 61v363z">
            <text:p/>
          </draw:path>
          <draw:path draw:style-name="gr3" draw:text-style-name="P7" draw:layer="layout" svg:width="0.375cm" svg:height="0.389cm" svg:x="2.983cm" svg:y="6.90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579cm" svg:height="0.373cm" svg:x="3.373cm" svg:y="6.922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099cm" svg:height="0.252cm" svg:x="4.039cm" svg:y="7.195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418cm" svg:height="0.596cm" svg:x="4.505cm" svg:y="6.7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4.943cm" svg:y="6.922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6-48 107-96z">
            <text:p/>
          </draw:path>
          <draw:path draw:style-name="gr3" draw:text-style-name="P7" draw:layer="layout" svg:width="0.327cm" svg:height="0.389cm" svg:x="5.677cm" svg:y="6.9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6.057cm" svg:y="6.913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6.5cm" svg:y="6.913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6.979cm" svg:y="6.9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7.391cm" svg:y="6.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6cm" svg:x="7.626cm" svg:y="6.7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7.848cm" svg:y="6.767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14cm" svg:height="0.537cm" svg:x="8.154cm" svg:y="6.922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  <draw:path draw:style-name="gr3" draw:text-style-name="P7" draw:layer="layout" svg:width="0.375cm" svg:height="0.389cm" svg:x="8.887cm" svg:y="6.90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9.313cm" svg:y="6.69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66cm" svg:height="0.373cm" svg:x="9.851cm" svg:y="6.913cm" svg:viewBox="0 0 661 374" svg:d="M65 83v228c0 37-7 37-65 37v26c29 0 73-1 96-1 21 0 65 1 94 1v-26c-56 0-65 0-65-37v-157c0-89 59-135 113-135s63 46 63 94v198c0 37-9 37-65 37v26c29 0 71-1 94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0.563cm" svg:y="6.9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10.965cm" svg:y="6.767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285cm" svg:height="0.373cm" svg:x="11.301cm" svg:y="6.91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1.635cm" svg:y="6.7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1.871cm" svg:y="6.90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2.24cm" svg:y="6.9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2.62cm" svg:y="6.90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79cm" svg:height="0.373cm" svg:x="13.221cm" svg:y="6.922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327cm" svg:height="0.389cm" svg:x="13.814cm" svg:y="6.9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4.476cm" svg:y="6.90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14.859cm" svg:y="6.9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5.271cm" svg:y="6.9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579cm" svg:height="0.373cm" svg:x="16.009cm" svg:y="6.922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285cm" svg:height="0.373cm" svg:x="16.627cm" svg:y="6.91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6.961cm" svg:y="6.7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7.184cm" svg:y="6.767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27cm" svg:height="0.389cm" svg:x="17.52cm" svg:y="6.9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olygon draw:style-name="gr3" draw:text-style-name="P7" draw:layer="layout" svg:width="0.224cm" svg:height="2.025cm" svg:x="18.503cm" svg:y="6.062cm" svg:viewBox="0 0 225 2026" draw:points="0,2026 225,2026 225,1980 46,1980 46,46 225,46 225,0 0,0">
            <text:p/>
          </draw:polygon>
          <draw:path draw:style-name="gr3" draw:text-style-name="P7" draw:layer="layout" svg:width="0.387cm" svg:height="0.383cm" svg:x="18.772cm" svg:y="6.398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16cm" svg:height="0.393cm" svg:x="19.248cm" svg:y="6.5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21cm" svg:height="0.383cm" svg:x="19.586cm" svg:y="6.39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62cm" svg:height="0.564cm" svg:x="20.279cm" svg:y="6.27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21.114cm" svg:y="6.185cm" svg:viewBox="0 0 313 597" svg:d="M163 10c0-2 0-10-11-10-20 0-81 8-104 8-6 2-15 2-15 17 0 11 7 11 19 11 42 0 44 6 44 14 0 6-8 34-13 52l-70 276c-9 43-13 56-13 87 0 78 44 132 108 132 99 0 205-127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216cm" svg:height="0.393cm" svg:x="21.502cm" svg:y="6.5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91cm" svg:height="0.546cm" svg:x="21.84cm" svg:y="6.398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7-10 7-8 15-19 15-35 0-27-23-30-31-30-19 0-48 13-48 55 0 43 39 73 91 73 88 0 174-77 197-173z">
            <text:p/>
          </draw:path>
          <draw:path draw:style-name="gr3" draw:text-style-name="P7" draw:layer="layout" svg:width="0.387cm" svg:height="0.383cm" svg:x="18.772cm" svg:y="7.41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62cm" svg:height="0.393cm" svg:x="19.221cm" svg:y="7.5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19.586cm" svg:y="7.4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62cm" svg:height="0.564cm" svg:x="20.279cm" svg:y="7.29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21.114cm" svg:y="7.197cm" svg:viewBox="0 0 313 597" svg:d="M163 10c0-2 0-10-11-10-20 0-81 8-104 8-6 2-15 2-15 17 0 11 7 11 19 11 42 0 44 6 44 14 0 6-8 34-13 52l-70 276c-9 43-13 56-13 87 0 78 44 132 108 132 99 0 205-127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262cm" svg:height="0.393cm" svg:x="21.475cm" svg:y="7.5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91cm" svg:height="0.546cm" svg:x="21.84cm" svg:y="7.41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7-10 7-8 15-19 15-35 0-27-23-30-31-30-19 0-48 13-48 55 0 43 39 73 91 73 88 0 174-77 197-173z">
            <text:p/>
          </draw:path>
          <draw:polygon draw:style-name="gr3" draw:text-style-name="P7" draw:layer="layout" svg:width="0.224cm" svg:height="2.025cm" svg:x="22.272cm" svg:y="6.062cm" svg:viewBox="0 0 225 2026" draw:points="177,1980 0,1980 0,2026 225,2026 225,0 0,0 0,46 177,46">
            <text:p/>
          </draw:polygon>
          <draw:path draw:style-name="gr3" draw:text-style-name="P7" draw:layer="layout" svg:width="0.562cm" svg:height="0.199cm" svg:x="22.986cm" svg:y="6.976cm" svg:viewBox="0 0 563 200" svg:d="M534 35c13 0 29 0 29-18 0-17-16-17-27-17h-507c-14 0-29 0-29 17 0 18 15 18 29 18zM536 200c11 0 27 0 27-18 0-17-16-17-29-17h-505c-14 0-29 0-29 17 0 18 15 18 29 18z">
            <text:p/>
          </draw:path>
          <draw:polygon draw:style-name="gr3" draw:text-style-name="P7" draw:layer="layout" svg:width="0.224cm" svg:height="2.025cm" svg:x="24.04cm" svg:y="6.062cm" svg:viewBox="0 0 225 2026" draw:points="0,2026 225,2026 225,1980 46,1980 46,46 225,46 225,0 0,0">
            <text:p/>
          </draw:polygon>
          <draw:path draw:style-name="gr3" draw:text-style-name="P7" draw:layer="layout" svg:width="0.329cm" svg:height="0.383cm" svg:x="24.309cm" svg:y="6.39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7" draw:layer="layout" svg:width="0.216cm" svg:height="0.393cm" svg:x="24.705cm" svg:y="6.5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29cm" svg:height="0.383cm" svg:x="24.309cm" svg:y="7.41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7" draw:layer="layout" svg:width="0.262cm" svg:height="0.393cm" svg:x="24.676cm" svg:y="7.5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224cm" svg:height="2.025cm" svg:x="25.029cm" svg:y="6.062cm" svg:viewBox="0 0 225 2026" draw:points="177,1980 0,1980 0,2026 225,2026 225,0 0,0 0,46 177,46">
            <text:p/>
          </draw:polygon>
        </draw:g>
        <draw:g xml:id="id3" draw:id="id3">
          <svg:title>TexMaths</svg:title>
          <svg:desc>28§display§\underline{ \text {Matrix Equations.} }§svg§600§FALSE§</svg:desc>
          <draw:polygon draw:style-name="gr2" draw:text-style-name="P6" draw:layer="layout" svg:width="7.768cm" svg:height="0.925cm" svg:x="2.395cm" svg:y="2.404cm" svg:viewBox="0 0 7769 926" draw:points="3886,926 0,926 0,0 7769,0 7769,926">
            <text:p/>
          </draw:polygon>
          <draw:path draw:style-name="gr3" draw:text-style-name="P7" draw:layer="layout" svg:width="0.83cm" svg:height="0.674cm" svg:x="2.382cm" svg:y="2.355cm" svg:viewBox="0 0 831 675" svg:d="M202 22c-9-22-12-22-36-22h-166v31h25c74 0 76 12 76 45v496c0 27 0 72-101 72v31c34 0 83-2 116-2 32 0 81 2 115 2v-31c-101 0-101-45-101-72v-534l237 615c7 13 12 22 20 22 12 0 14-7 18-18l242-626h3v568c0 36-3 45-79 45h-25v31c39-2 106-2 144-2s105 0 141 2v-31h-25c-76 0-76-9-76-45v-523c0-33 0-45 76-45h25v-31h-168c-25 0-25 0-31 18l-218 558z">
            <text:p/>
          </draw:path>
          <draw:path draw:style-name="gr3" draw:text-style-name="P7" draw:layer="layout" svg:width="0.445cm" svg:height="0.454cm" svg:x="3.289cm" svg:y="2.586cm" svg:viewBox="0 0 446 455" svg:d="M287 368c4 40 31 81 78 81 20 0 81-14 81-95v-53h-25v53c0 59-25 65-36 65-31 0-36-44-36-49v-200c0-40 0-78-35-116-39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759cm" svg:y="2.422cm" svg:viewBox="0 0 311 619" svg:d="M152 213h141v-31h-141v-182h-24c0 81-32 186-128 191v22h85v271c0 124 92 135 128 135 69 0 98-69 98-135v-56h-27v56c0 72-29 110-65 110-67 0-67-89-67-107z">
            <text:p/>
          </draw:path>
          <draw:path draw:style-name="gr3" draw:text-style-name="P7" draw:layer="layout" svg:width="0.333cm" svg:height="0.436cm" svg:x="4.151cm" svg:y="2.593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212cm" svg:height="0.661cm" svg:x="4.541cm" svg:y="2.368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7" draw:layer="layout" svg:width="0.496cm" svg:height="0.425cm" svg:x="4.794cm" svg:y="2.604cm" svg:viewBox="0 0 497 426" svg:d="M271 195c31-38 67-87 92-112 31-36 71-52 116-52v-31c-24 2-53 2-80 2-29 0-81-2-94-2v31c20 3 29 14 29 30 0 15-11 29-16 35l-60 77-79-99c-9-11-9-13-9-18 0-16 16-25 36-25v-31c-27 0-92 2-107 2-21 0-68 0-95-2v31c70 0 72 0 117 61l98 128-91 116c-50 59-108 61-128 61v29c27-2 56-2 83-2s69 2 94 2v-29c-22-4-29-16-29-31 0-23 29-54 89-126l74 99c9 11 20 27 20 33 0 9-8 23-35 25v29c31 0 85-2 107-2 27 0 65 0 94 2v-29c-51 0-69-2-92-31z">
            <text:p/>
          </draw:path>
          <draw:path draw:style-name="gr3" draw:text-style-name="P7" draw:layer="layout" svg:width="0.61cm" svg:height="0.672cm" svg:x="5.661cm" svg:y="2.357cm" svg:viewBox="0 0 611 673" svg:d="M101 594c0 36 0 47-76 47h-25v32h569l42-256h-24c-25 153-47 224-217 224h-133c-44 0-47-6-47-40v-262h88c96 0 107 31 107 114h25v-260h-25c0 83-11 114-107 114h-88v-237c0-32 3-39 47-39h128c152 0 177 54 195 191h25l-30-222h-555v31h25c76 0 76 12 76 45z">
            <text:p/>
          </draw:path>
          <draw:path draw:style-name="gr3" draw:text-style-name="P7" draw:layer="layout" svg:width="0.487cm" svg:height="0.627cm" svg:x="6.333cm" svg:y="2.593cm" svg:viewBox="0 0 488 628" svg:d="M343 377v177c0 45-12 45-79 45v29c34 0 85-2 112-2s76 2 112 2v-29c-67 0-78 0-78-45v-554h-23l-35 90c-14-27-54-90-133-90-116 0-219 96-219 224 0 124 96 225 211 225 69 0 109-43 132-72zM345 164v139c0 31-18 58-40 83-12 13-43 40-90 40-72 0-132-87-132-202 0-116 69-199 141-199 78 0 121 85 121 139z">
            <text:p/>
          </draw:path>
          <draw:path draw:style-name="gr3" draw:text-style-name="P7" draw:layer="layout" svg:width="0.496cm" svg:height="0.448cm" svg:x="6.85cm" svg:y="2.593cm" svg:viewBox="0 0 497 449" svg:d="M354 359v90l143-12v-31c-69 0-76-7-76-54v-352l-146 11v32c70 0 77 6 77 53v178c0 85-47 152-119 152-83 0-87-45-87-96v-330l-146 11v32c76 0 76 2 76 89v148c0 79 0 169 150 169 56 0 101-27 128-90z">
            <text:p/>
          </draw:path>
          <draw:path draw:style-name="gr3" draw:text-style-name="P7" draw:layer="layout" svg:width="0.445cm" svg:height="0.454cm" svg:x="7.405cm" svg:y="2.586cm" svg:viewBox="0 0 446 455" svg:d="M287 368c4 40 31 81 78 81 20 0 81-14 81-95v-53h-25v53c0 59-25 65-36 65-31 0-36-44-36-49v-200c0-40 0-78-35-116-39-38-88-54-135-54-83 0-150 47-150 112 0 29 20 47 45 47 29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7" draw:layer="layout" svg:width="0.308cm" svg:height="0.618cm" svg:x="7.876cm" svg:y="2.422cm" svg:viewBox="0 0 309 619" svg:d="M152 213h141v-31h-141v-182h-24c0 81-32 186-128 191v22h85v271c0 124 92 135 128 135 69 0 96-69 96-135v-56h-25v56c0 72-29 110-65 110-67 0-67-89-67-107z">
            <text:p/>
          </draw:path>
          <draw:path draw:style-name="gr3" draw:text-style-name="P7" draw:layer="layout" svg:width="0.212cm" svg:height="0.661cm" svg:x="8.272cm" svg:y="2.368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7" draw:layer="layout" svg:width="0.438cm" svg:height="0.454cm" svg:x="8.539cm" svg:y="2.586cm" svg:viewBox="0 0 439 455" svg:d="M439 231c0-126-101-231-220-231-123 0-219 108-219 231 0 128 103 224 219 224 119 0 220-98 220-224zM219 431c-42 0-85-23-111-68-25-42-25-103-25-139 0-38 0-92 22-137 27-44 74-65 114-65 43 0 86 21 112 63 25 43 25 101 25 139 0 36 0 90-22 133-20 44-65 74-115 74z">
            <text:p/>
          </draw:path>
          <draw:path draw:style-name="gr3" draw:text-style-name="P7" draw:layer="layout" svg:width="0.496cm" svg:height="0.436cm" svg:x="9.036cm" svg:y="2.593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324cm" svg:height="0.454cm" svg:x="9.582cm" svg:y="2.586cm" svg:viewBox="0 0 325 455" svg:d="M172 251c23 5 103 20 103 92 0 50-33 90-112 90-82 0-118-56-136-141-2-12-5-16-14-16-13 0-13 7-13 25v130c0 18 0 24 11 24 5 0 7-2 25-20 2-2 2-4 20-22 43 40 87 42 107 42 115 0 162-67 162-139 0-51-32-80-43-94-33-31-71-38-112-47-56-11-123-22-123-81 0-36 27-76 112-76 108 0 114 90 116 121 0 9 9 9 12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107cm" svg:x="10.024cm" svg:y="2.922cm" svg:viewBox="0 0 108 108" svg:d="M108 54c0-29-25-54-54-54s-54 25-54 54 25 54 54 54 54-25 54-54z">
            <text:p/>
          </draw:path>
          <draw:polygon draw:style-name="gr3" draw:text-style-name="P7" draw:layer="layout" svg:width="7.867cm" svg:height="0.042cm" svg:x="2.346cm" svg:y="3.337cm" svg:viewBox="0 0 7868 43" draw:points="3935,43 0,43 0,0 7868,0 7868,43">
            <text:p/>
          </draw:polygon>
        </draw:g>
        <draw:g xml:id="id7" draw:id="id7">
          <svg:title>TexMaths</svg:title>
          <svg:desc>24§display§\text {LHS of the above equation can be obtained by } \begin{bmatrix} a_1 &amp; b_1 \\ a_2 &amp; b_2 \end{bmatrix}.\begin{bmatrix} x \\ y \end{bmatrix}§svg§600§FALSE§</svg:desc>
          <draw:polygon draw:style-name="gr2" draw:text-style-name="P6" draw:layer="layout" svg:width="22.523cm" svg:height="1.941cm" svg:x="2.37cm" svg:y="8.604cm" svg:viewBox="0 0 22524 1942" draw:points="11263,1942 0,1942 0,0 22524,0 22524,1942">
            <text:p/>
          </draw:polygon>
          <draw:path draw:style-name="gr3" draw:text-style-name="P7" draw:layer="layout" svg:width="0.464cm" svg:height="0.577cm" svg:x="2.355cm" svg:y="9.209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7" draw:layer="layout" svg:width="0.577cm" svg:height="0.577cm" svg:x="2.883cm" svg:y="9.209cm" svg:viewBox="0 0 578 578" svg:d="M492 65c0-29 1-38 65-38h21v-27c-29 2-92 2-125 2-31 0-96 0-125-2v27h21c66 0 66 9 66 38v200h-252v-200c0-29 2-38 65-38h22v-27c-29 2-93 2-125 2-33 0-96 0-125-2v27h21c65 0 65 9 65 38v448c0 30 0 38-65 38h-21v27c29-2 92-2 125-2 32 0 96 0 125 2v-27h-22c-63 0-65-8-65-38v-223h252v223c0 30 0 38-66 38h-21v27c29-2 92-2 125-2s96 0 125 2v-27h-21c-64 0-65-8-65-38z">
            <text:p/>
          </draw:path>
          <draw:path draw:style-name="gr3" draw:text-style-name="P7" draw:layer="layout" svg:width="0.375cm" svg:height="0.614cm" svg:x="3.536cm" svg:y="9.19cm" svg:viewBox="0 0 376 615" svg:d="M248 269l-108-27c-54-13-86-58-86-108 0-59 46-111 113-111 140 0 159 140 165 177 0 5 0 11 10 11 11 0 11-4 11-21v-169c0-15 0-21-9-21-6 0-8 0-14 12l-29 48c-25-25-61-60-136-60-94 0-165 75-165 163 0 71 44 133 111 156 10 4 52 13 112 29 23 5 48 11 73 42 17 23 25 50 25 79 0 59-43 121-114 121-25 0-88-4-134-47-48-46-52-99-52-130 0-8-8-8-9-8-12 0-12 6-12 21v169c0 14 0 20 10 20 5 0 5 0 11-10 0-2 4-4 31-48 27 29 80 58 157 58 98 0 167-83 167-175 0-85-57-154-128-171z">
            <text:p/>
          </draw:path>
          <draw:path draw:style-name="gr3" draw:text-style-name="P7" draw:layer="layout" svg:width="0.375cm" svg:height="0.389cm" svg:x="4.262cm" svg:y="9.40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4.688cm" svg:y="9.19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66cm" svg:height="0.529cm" svg:x="5.214cm" svg:y="9.267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5.554cm" svg:y="9.2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6.019cm" svg:y="9.4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6.687cm" svg:y="9.407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418cm" svg:height="0.596cm" svg:x="7.096cm" svg:y="9.2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75cm" svg:height="0.389cm" svg:x="7.589cm" svg:y="9.40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4cm" svg:height="0.373cm" svg:x="7.979cm" svg:y="9.422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8.409cm" svg:y="9.4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9.066cm" svg:y="9.4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9.444cm" svg:y="9.413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9.887cm" svg:y="9.413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10.366cm" svg:y="9.4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0.769cm" svg:y="9.267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6cm" svg:x="11.109cm" svg:y="9.2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1.337cm" svg:y="9.40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1.763cm" svg:y="9.4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2.514cm" svg:y="9.40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12.896cm" svg:y="9.4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3.309cm" svg:y="9.4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4.056cm" svg:y="9.2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14.548cm" svg:y="9.4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15.204cm" svg:y="9.40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96cm" svg:x="15.627cm" svg:y="9.2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264cm" svg:height="0.529cm" svg:x="16.087cm" svg:y="9.267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16.435cm" svg:y="9.4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1cm" svg:height="0.566cm" svg:x="16.848cm" svg:y="9.2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7.082cm" svg:y="9.4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17.547cm" svg:y="9.4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17.927cm" svg:y="9.2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418cm" svg:height="0.596cm" svg:x="18.672cm" svg:y="9.2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19.11cm" svg:y="9.422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6-48 107-96z">
            <text:p/>
          </draw:path>
          <draw:polygon draw:style-name="gr3" draw:text-style-name="P7" draw:layer="layout" svg:width="0.224cm" svg:height="2.025cm" svg:x="20.171cm" svg:y="8.562cm" svg:viewBox="0 0 225 2026" draw:points="0,2026 225,2026 225,1980 46,1980 46,46 225,46 225,0 0,0">
            <text:p/>
          </draw:polygon>
          <draw:path draw:style-name="gr3" draw:text-style-name="P7" draw:layer="layout" svg:width="0.387cm" svg:height="0.383cm" svg:x="20.44cm" svg:y="8.898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16cm" svg:height="0.393cm" svg:x="20.916cm" svg:y="9.0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12cm" svg:height="0.596cm" svg:x="22.113cm" svg:y="8.685cm" svg:viewBox="0 0 313 597" svg:d="M163 10c0-2 0-10-11-10-20 0-81 8-104 8-6 2-15 2-15 17 0 11 7 11 19 11 42 0 44 6 44 14 0 6-8 34-13 52l-70 276c-9 43-13 56-13 87 0 78 44 132 108 132 99 0 205-127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216cm" svg:height="0.393cm" svg:x="22.5cm" svg:y="9.0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87cm" svg:height="0.383cm" svg:x="20.44cm" svg:y="9.91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62cm" svg:height="0.393cm" svg:x="20.89cm" svg:y="10.0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2cm" svg:height="0.596cm" svg:x="22.113cm" svg:y="9.697cm" svg:viewBox="0 0 313 597" svg:d="M163 10c0-2 0-10-11-10-20 0-81 8-104 8-6 2-15 2-15 17 0 11 7 11 19 11 42 0 44 6 44 14 0 6-8 34-13 52l-70 276c-9 43-13 56-13 87 0 78 44 132 108 132 99 0 205-127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262cm" svg:height="0.393cm" svg:x="22.474cm" svg:y="10.0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224cm" svg:height="2.025cm" svg:x="22.825cm" svg:y="8.562cm" svg:viewBox="0 0 225 2026" draw:points="177,1980 0,1980 0,2026 225,2026 225,0 0,0 0,46 177,46">
            <text:p/>
          </draw:polygon>
          <draw:path draw:style-name="gr3" draw:text-style-name="P7" draw:layer="layout" svg:width="0.091cm" svg:height="0.091cm" svg:x="23.472cm" svg:y="9.695cm" svg:viewBox="0 0 92 92" svg:d="M92 46c0-25-21-46-46-46s-46 21-46 46 21 46 46 46 46-21 46-46z">
            <text:p/>
          </draw:path>
          <draw:polygon draw:style-name="gr3" draw:text-style-name="P7" draw:layer="layout" svg:width="0.224cm" svg:height="2.025cm" svg:x="23.985cm" svg:y="8.562cm" svg:viewBox="0 0 225 2026" draw:points="0,2026 225,2026 225,1980 46,1980 46,46 225,46 225,0 0,0">
            <text:p/>
          </draw:polygon>
          <draw:path draw:style-name="gr3" draw:text-style-name="P7" draw:layer="layout" svg:width="0.421cm" svg:height="0.383cm" svg:x="24.244cm" svg:y="8.89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391cm" svg:height="0.546cm" svg:x="24.263cm" svg:y="9.91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7-10 7-8 15-19 15-35 0-27-23-30-31-30-19 0-48 13-48 55 0 43 39 73 91 73 88 0 174-77 197-173z">
            <text:p/>
          </draw:path>
          <draw:polygon draw:style-name="gr3" draw:text-style-name="P7" draw:layer="layout" svg:width="0.224cm" svg:height="2.025cm" svg:x="24.714cm" svg:y="8.562cm" svg:viewBox="0 0 225 2026" draw:points="177,1980 0,1980 0,2026 225,2026 225,0 0,0 0,46 177,46">
            <text:p/>
          </draw:polygon>
        </draw:g>
        <draw:g xml:id="id8" draw:id="id8">
          <svg:title>TexMaths</svg:title>
          <svg:desc>24§display§\text {Hence the given system of equations can be represented as } §svg§600§FALSE§</svg:desc>
          <draw:polygon draw:style-name="gr2" draw:text-style-name="P6" draw:layer="layout" svg:width="21.517cm" svg:height="0.685cm" svg:x="2.372cm" svg:y="11.104cm" svg:viewBox="0 0 21518 686" draw:points="10759,686 0,686 0,0 21518,0 21518,686">
            <text:p/>
          </draw:polygon>
          <draw:path draw:style-name="gr3" draw:text-style-name="P7" draw:layer="layout" svg:width="0.577cm" svg:height="0.578cm" svg:x="2.357cm" svg:y="11.081cm" svg:viewBox="0 0 578 579" svg:d="M491 65c0-28 2-38 66-38h21v-27c-29 2-92 2-125 2-31 0-96 0-125-2v27h21c66 0 66 10 66 38v200h-252v-200c0-28 2-38 65-38h22v-27c-29 2-93 2-125 2-33 0-96 0-125-2v27h21c65 0 65 10 65 38v448c0 31 0 39-65 39h-21v27c29-2 92-2 125-2 32 0 96 0 125 2v-27h-22c-63 0-65-8-65-39v-223h252v223c0 31 0 39-66 39h-21v27c29-2 92-2 125-2s96 0 125 2v-27h-21c-64 0-66-8-66-39z">
            <text:p/>
          </draw:path>
          <draw:path draw:style-name="gr3" draw:text-style-name="P7" draw:layer="layout" svg:width="0.327cm" svg:height="0.389cm" svg:x="2.987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25cm" svg:height="0.374cm" svg:x="3.365cm" svg:y="11.285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22cm" svg:height="0.389cm" svg:x="3.835cm" svg:y="11.279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327cm" svg:height="0.389cm" svg:x="4.204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64cm" svg:height="0.53cm" svg:x="4.853cm" svg:y="11.139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425cm" svg:height="0.587cm" svg:x="5.193cm" svg:y="11.072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5.657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387cm" svg:height="0.559cm" svg:x="6.314cm" svg:y="11.275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181cm" svg:height="0.566cm" svg:x="6.74cm" svg:y="11.09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4cm" svg:height="0.374cm" svg:x="6.961cm" svg:y="11.293cm" svg:viewBox="0 0 415 375" svg:d="M336 83c8-20 23-56 79-56v-27c-19 2-44 2-64 2-21 0-59-2-75-2v27c33 0 43 19 43 36 0 8-2 10-6 20l-86 217-96-237c-4-11-4-13-4-15 0-21 32-21 48-21v-27c-25 0-73 2-92 2-23 0-58 0-83-2v27c54 0 58 4 67 31l123 302c4 11 6 15 17 15 12 0 16-8 18-15z">
            <text:p/>
          </draw:path>
          <draw:path draw:style-name="gr3" draw:text-style-name="P7" draw:layer="layout" svg:width="0.327cm" svg:height="0.389cm" svg:x="7.391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25cm" svg:height="0.374cm" svg:x="7.769cm" svg:y="11.285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77cm" svg:height="0.389cm" svg:x="8.52cm" svg:y="11.279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414cm" svg:height="0.537cm" svg:x="8.841cm" svg:y="11.293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8-48 107-96z">
            <text:p/>
          </draw:path>
          <draw:path draw:style-name="gr3" draw:text-style-name="P7" draw:layer="layout" svg:width="0.277cm" svg:height="0.389cm" svg:x="9.297cm" svg:y="11.279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4cm" svg:height="0.53cm" svg:x="9.618cm" svg:y="11.139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327cm" svg:height="0.389cm" svg:x="9.954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659cm" svg:height="0.374cm" svg:x="10.332cm" svg:y="11.285cm" svg:viewBox="0 0 660 375" svg:d="M65 83v229c0 36-9 36-65 36v27c29 0 73-2 96-2 21 0 65 2 94 2v-27c-56 0-65 0-65-36v-158c0-89 59-135 113-135s63 46 63 94v199c0 36-9 36-67 36v27c31 0 73-2 96-2s67 2 96 2v-27c-57 0-67 0-67-36v-158c0-89 61-135 115-135 52 0 62 46 62 94v199c0 36-10 36-66 36v27c29 0 73-2 96-2 21 0 66 2 94 2v-27c-44 0-65 0-65-25v-161c0-74 0-100-27-131-11-14-40-31-88-31-71 0-109 50-123 83-11-73-75-83-113-83-62 0-102 37-125 88v-88l-119 10v27c60 0 65 5 65 46z">
            <text:p/>
          </draw:path>
          <draw:path draw:style-name="gr3" draw:text-style-name="P7" draw:layer="layout" svg:width="0.375cm" svg:height="0.389cm" svg:x="11.313cm" svg:y="11.279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274cm" svg:height="0.597cm" svg:x="11.74cm" svg:y="11.062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7" draw:layer="layout" svg:width="0.327cm" svg:height="0.389cm" svg:x="12.273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18cm" svg:height="0.537cm" svg:x="12.654cm" svg:y="11.285cm" svg:viewBox="0 0 419 538" svg:d="M294 323v152c0 38-10 38-67 38v25c28 0 73-2 96-2s65 2 96 2v-25c-58 0-68 0-68-38v-475h-19l-31 77c-11-23-46-77-113-77-100 0-188 83-188 192 0 106 83 193 180 193 60 0 95-37 114-62zM296 140v120c0 27-16 50-35 71-9 11-36 34-77 34-61 0-113-75-113-173 0-100 60-171 121-171 67 0 104 73 104 119z">
            <text:p/>
          </draw:path>
          <draw:path draw:style-name="gr3" draw:text-style-name="P7" draw:layer="layout" svg:width="0.425cm" svg:height="0.384cm" svg:x="13.097cm" svg:y="11.285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7" draw:layer="layout" svg:width="0.381cm" svg:height="0.389cm" svg:x="13.575cm" svg:y="11.279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64cm" svg:height="0.53cm" svg:x="13.976cm" svg:y="11.139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181cm" svg:height="0.566cm" svg:x="14.316cm" svg:y="11.09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9cm" svg:x="14.547cm" svg:y="11.279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425cm" svg:height="0.374cm" svg:x="14.971cm" svg:y="11.285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77cm" svg:height="0.389cm" svg:x="15.441cm" svg:y="11.279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2cm" svg:height="0.389cm" svg:x="16.056cm" svg:y="11.279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381cm" svg:height="0.389cm" svg:x="16.438cm" svg:y="11.279cm" svg:viewBox="0 0 382 390" svg:d="M246 315c4 35 27 70 67 70 17 0 69-12 69-81v-46h-21v46c0 50-21 56-31 56-27 0-30-39-30-43v-171c0-34 0-67-31-100-33-33-75-46-115-46-71 0-129 40-129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425cm" svg:height="0.374cm" svg:x="16.85cm" svg:y="11.285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418cm" svg:height="0.597cm" svg:x="17.597cm" svg:y="11.072cm" svg:viewBox="0 0 419 598" svg:d="M123 269v-269l-123 10v27c60 0 65 5 65 46v505h21c2-2 8-13 31-52 14 20 48 62 111 62 102 0 191-83 191-192 0-108-85-193-181-193-65 0-102 41-115 56zM125 492v-175c0-17 0-17 9-30 33-49 79-54 100-54 39 0 69 21 89 54 23 34 25 82 25 117 0 32-2 82-27 121-18 25-50 54-96 54-37 0-68-21-89-52-11-17-11-19-11-35z">
            <text:p/>
          </draw:path>
          <draw:path draw:style-name="gr3" draw:text-style-name="P7" draw:layer="layout" svg:width="0.327cm" svg:height="0.389cm" svg:x="18.089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85cm" svg:height="0.374cm" svg:x="18.745cm" svg:y="11.285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9.076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18cm" svg:height="0.537cm" svg:x="19.45cm" svg:y="11.285cm" svg:viewBox="0 0 419 538" svg:d="M123 56v-56l-123 10v27c60 0 65 3 65 42v396c0 38-7 38-65 38v25c29 0 73-2 94-2 23 0 67 2 96 2v-25c-56 0-65 0-65-38v-142-8c4 13 40 60 103 60 102 0 191-83 191-193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285cm" svg:height="0.374cm" svg:x="19.918cm" svg:y="11.285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0.249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77cm" svg:height="0.389cm" svg:x="20.629cm" svg:y="11.279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20.957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25cm" svg:height="0.374cm" svg:x="21.335cm" svg:y="11.285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64cm" svg:height="0.53cm" svg:x="21.769cm" svg:y="11.139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327cm" svg:height="0.389cm" svg:x="22.105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18cm" svg:height="0.597cm" svg:x="22.485cm" svg:y="11.072cm" svg:viewBox="0 0 419 598" svg:d="M294 542v56l125-10v-27c-60 0-68-5-68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7" draw:layer="layout" svg:width="0.381cm" svg:height="0.389cm" svg:x="23.242cm" svg:y="11.279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77cm" svg:height="0.389cm" svg:x="23.655cm" svg:y="11.279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</draw:g>
        <draw:g xml:id="id9" draw:id="id9">
          <svg:title>TexMaths</svg:title>
          <svg:desc>24§display§\begin{bmatrix} a_1 &amp; b_1 \\ a_2 &amp; b_2 \end{bmatrix}.\begin{bmatrix} x \\ y \end{bmatrix} = \begin{bmatrix} c_1  \\ c_2 \end{bmatrix}§svg§600§FALSE§</svg:desc>
          <draw:polygon draw:style-name="gr2" draw:text-style-name="P6" draw:layer="layout" svg:width="7.651cm" svg:height="1.941cm" svg:x="2.355cm" svg:y="12.604cm" svg:viewBox="0 0 7652 1942" draw:points="3825,1942 0,1942 0,0 7652,0 7652,1942">
            <text:p/>
          </draw:polygon>
          <draw:polygon draw:style-name="gr3" draw:text-style-name="P7" draw:layer="layout" svg:width="0.224cm" svg:height="2.025cm" svg:x="2.524cm" svg:y="12.562cm" svg:viewBox="0 0 225 2026" draw:points="0,2026 225,2026 225,1980 46,1980 46,46 225,46 225,0 0,0">
            <text:p/>
          </draw:polygon>
          <draw:path draw:style-name="gr3" draw:text-style-name="P7" draw:layer="layout" svg:width="0.387cm" svg:height="0.383cm" svg:x="2.791cm" svg:y="12.89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216cm" svg:height="0.393cm" svg:x="3.269cm" svg:y="13.006cm" svg:viewBox="0 0 217 394" svg:d="M134 17c0-17 0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12cm" svg:height="0.596cm" svg:x="4.465cm" svg:y="12.685cm" svg:viewBox="0 0 313 597" svg:d="M163 10c0-2 0-10-11-10-20 0-81 8-104 8-6 2-15 2-15 17 0 11 7 11 19 11 42 0 44 6 44 14 0 6-8 34-13 52l-70 276c-9 43-13 56-13 87 0 78 44 132 108 132 99 0 205-127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216cm" svg:height="0.393cm" svg:x="4.853cm" svg:y="13.0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87cm" svg:height="0.383cm" svg:x="2.791cm" svg:y="13.91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262cm" svg:height="0.393cm" svg:x="3.24cm" svg:y="14.0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2cm" svg:height="0.596cm" svg:x="4.465cm" svg:y="13.697cm" svg:viewBox="0 0 313 597" svg:d="M163 10c0-2 0-10-11-10-20 0-81 8-104 8-6 2-15 2-15 17 0 11 7 11 19 11 42 0 44 6 44 14 0 6-8 34-13 52l-70 276c-9 43-13 56-13 87 0 78 44 132 108 132 99 0 205-127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262cm" svg:height="0.393cm" svg:x="4.824cm" svg:y="14.0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224cm" svg:height="2.025cm" svg:x="5.178cm" svg:y="12.562cm" svg:viewBox="0 0 225 2026" draw:points="177,1980 0,1980 0,2026 225,2026 225,0 0,0 0,46 177,46">
            <text:p/>
          </draw:polygon>
          <draw:path draw:style-name="gr3" draw:text-style-name="P7" draw:layer="layout" svg:width="0.091cm" svg:height="0.091cm" svg:x="5.825cm" svg:y="13.695cm" svg:viewBox="0 0 92 92" svg:d="M92 46c0-25-21-46-46-46s-46 21-46 46 21 46 46 46 46-21 46-46z">
            <text:p/>
          </draw:path>
          <draw:polygon draw:style-name="gr3" draw:text-style-name="P7" draw:layer="layout" svg:width="0.224cm" svg:height="2.025cm" svg:x="6.337cm" svg:y="12.562cm" svg:viewBox="0 0 225 2026" draw:points="0,2026 225,2026 225,1980 46,1980 46,46 225,46 225,0 0,0">
            <text:p/>
          </draw:polygon>
          <draw:path draw:style-name="gr3" draw:text-style-name="P7" draw:layer="layout" svg:width="0.421cm" svg:height="0.383cm" svg:x="6.597cm" svg:y="12.89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391cm" svg:height="0.546cm" svg:x="6.616cm" svg:y="13.91cm" svg:viewBox="0 0 392 547" svg:d="M388 52c4-12 4-14 4-19 0-16-14-23-25-23-10 0-23 3-31 17-2 4-8 31-11 46-6 21-12 44-18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7-23-30-31-30-19 0-48 13-48 55 0 43 39 73 91 73 88 0 174-77 197-173z">
            <text:p/>
          </draw:path>
          <draw:polygon draw:style-name="gr3" draw:text-style-name="P7" draw:layer="layout" svg:width="0.224cm" svg:height="2.025cm" svg:x="7.067cm" svg:y="12.562cm" svg:viewBox="0 0 225 2026" draw:points="177,1980 0,1980 0,2026 225,2026 225,0 0,0 0,46 177,46">
            <text:p/>
          </draw:polygon>
          <draw:path draw:style-name="gr3" draw:text-style-name="P7" draw:layer="layout" svg:width="0.562cm" svg:height="0.199cm" svg:x="7.781cm" svg:y="13.476cm" svg:viewBox="0 0 563 200" svg:d="M534 35c13 0 29 0 29-18 0-17-16-17-27-17h-507c-14 0-29 0-29 17 0 18 15 18 29 18zM536 200c11 0 27 0 27-18 0-17-16-17-29-17h-505c-14 0-29 0-29 17 0 18 15 18 29 18z">
            <text:p/>
          </draw:path>
          <draw:polygon draw:style-name="gr3" draw:text-style-name="P7" draw:layer="layout" svg:width="0.224cm" svg:height="2.025cm" svg:x="8.835cm" svg:y="12.562cm" svg:viewBox="0 0 225 2026" draw:points="0,2026 225,2026 225,1980 46,1980 46,46 225,46 225,0 0,0">
            <text:p/>
          </draw:polygon>
          <draw:path draw:style-name="gr3" draw:text-style-name="P7" draw:layer="layout" svg:width="0.329cm" svg:height="0.383cm" svg:x="9.104cm" svg:y="12.898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19-85 29 0 62 10 73 33z">
            <text:p/>
          </draw:path>
          <draw:path draw:style-name="gr3" draw:text-style-name="P7" draw:layer="layout" svg:width="0.216cm" svg:height="0.393cm" svg:x="9.5cm" svg:y="13.0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29cm" svg:height="0.383cm" svg:x="9.104cm" svg:y="13.91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19-85 29 0 62 10 73 33z">
            <text:p/>
          </draw:path>
          <draw:path draw:style-name="gr3" draw:text-style-name="P7" draw:layer="layout" svg:width="0.262cm" svg:height="0.393cm" svg:x="9.471cm" svg:y="14.0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224cm" svg:height="2.025cm" svg:x="9.824cm" svg:y="12.562cm" svg:viewBox="0 0 225 2026" draw:points="177,1980 0,1980 0,2026 225,2026 225,0 0,0 0,46 177,46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width*0.05;width" smil:keyTimes="0;1"/>
                  <anim:animate smil:dur="0.5s" smil:fill="hold" smil:targetElement="id3" smil:attributeName="height" smil:values="height;height" smil:keyTimes="0;1"/>
                  <anim:animate smil:dur="0.5s" smil:fill="hold" smil:targetElement="id3" smil:attributeName="x" smil:values="x-.2;x" smil:keyTimes="0;1"/>
                  <anim:animate smil:dur="0.5s" smil:fill="hold" smil:targetElement="id3" smil:attributeName="y" smil:values="y;y" smil:keyTimes="0;1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/>
                  <anim:animate smil:dur="0.5s" smil:fill="hold" smil:targetElement="id4" smil:attributeName="height" smil:values="height;height" smil:keyTimes="0;1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width*0.05;width" smil:keyTimes="0;1"/>
                  <anim:animate smil:dur="0.5s" smil:fill="hold" smil:targetElement="id6" smil:attributeName="height" smil:values="height;height" smil:keyTimes="0;1"/>
                  <anim:animate smil:dur="0.5s" smil:fill="hold" smil:targetElement="id6" smil:attributeName="x" smil:values="x-.2;x" smil:keyTimes="0;1"/>
                  <anim:animate smil:dur="0.5s" smil:fill="hold" smil:targetElement="id6" smil:attributeName="y" smil:values="y;y" smil:keyTimes="0;1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width*0.05;width" smil:keyTimes="0;1"/>
                  <anim:animate smil:dur="0.5s" smil:fill="hold" smil:targetElement="id9" smil:attributeName="height" smil:values="height;height" smil:keyTimes="0;1"/>
                  <anim:animate smil:dur="0.5s" smil:fill="hold" smil:targetElement="id9" smil:attributeName="x" smil:values="x-.2;x" smil:keyTimes="0;1"/>
                  <anim:animate smil:dur="0.5s" smil:fill="hold" smil:targetElement="id9" smil:attributeName="y" smil:values="y;y" smil:keyTimes="0;1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4" draw:id="id14">
          <svg:title>TexMaths</svg:title>
          <svg:desc>24§display§\text {solving a system of linear equations } §svg§600§FALSE§</svg:desc>
          <draw:polygon draw:style-name="gr2" draw:text-style-name="P6" draw:layer="layout" svg:width="13.031cm" svg:height="0.685cm" svg:x="2.374cm" svg:y="6.807cm" svg:viewBox="0 0 13032 686" draw:points="6515,686 0,686 0,0 13032,0 13032,686">
            <text:p/>
          </draw:polygon>
          <draw:path draw:style-name="gr3" draw:text-style-name="P7" draw:layer="layout" svg:width="0.277cm" svg:height="0.389cm" svg:x="2.359cm" svg:y="6.9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7" draw:layer="layout" svg:width="0.375cm" svg:height="0.389cm" svg:x="2.689cm" svg:y="6.982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189cm" svg:height="0.587cm" svg:x="3.114cm" svg:y="6.775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14cm" svg:height="0.374cm" svg:x="3.336cm" svg:y="6.996cm" svg:viewBox="0 0 415 375" svg:d="M336 83c8-20 23-56 79-56v-27c-19 2-44 2-64 2-21 0-59-2-74-2v27c32 0 42 19 42 36 0 8-2 10-6 20l-86 217-96-237c-4-11-4-13-4-15 0-21 32-21 48-21v-27c-25 0-73 2-92 2-23 0-58 0-83-2v27c54 0 58 4 67 31l123 302c6 11 6 15 17 15 12 0 16-8 18-15z">
            <text:p/>
          </draw:path>
          <draw:path draw:style-name="gr3" draw:text-style-name="P7" draw:layer="layout" svg:width="0.181cm" svg:height="0.566cm" svg:x="3.793cm" svg:y="6.7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4.028cm" svg:y="6.98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87cm" svg:height="0.559cm" svg:x="4.492cm" svg:y="6.978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381cm" svg:height="0.389cm" svg:x="5.209cm" svg:y="6.98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77cm" svg:height="0.389cm" svg:x="5.904cm" svg:y="6.9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7" draw:layer="layout" svg:width="0.414cm" svg:height="0.537cm" svg:x="6.224cm" svg:y="6.996cm" svg:viewBox="0 0 415 538" svg:d="M336 81c21-54 65-54 79-54v-27c-19 2-44 2-64 2-15 0-55-2-74-2v27c26 0 40 15 40 36 0 8 0 10-6 20l-84 209-95-229c-3-7-5-11-5-15 0-21 32-21 48-21v-27c-23 0-79 2-92 2-23 0-58 0-83-2v27c40 0 58 0 69 29l127 309c-4 12-16 39-21 50-19 46-43 106-96 106-6 0-25 0-41-15 27-4 33-23 33-37 0-21-15-34-35-34-17 0-36 9-36 36 0 39 36 67 79 67 52 0 86-48 107-96z">
            <text:p/>
          </draw:path>
          <draw:path draw:style-name="gr3" draw:text-style-name="P7" draw:layer="layout" svg:width="0.277cm" svg:height="0.389cm" svg:x="6.681cm" svg:y="6.9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7" draw:layer="layout" svg:width="0.266cm" svg:height="0.53cm" svg:x="7.002cm" svg:y="6.842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327cm" svg:height="0.389cm" svg:x="7.338cm" svg:y="6.982cm" svg:viewBox="0 0 328 390" svg:d="M71 167c6-127 77-148 106-148 86 0 96 114 96 148zM71 185h236c19 0 21 0 21-18 0-84-46-167-151-167-98 0-177 87-177 194 0 114 88 196 186 196 104 0 142-94 142-111 0-8-7-10-11-10-8 0-10 6-10 12-30 88-107 88-115 88-42 0-77-27-96-57-25-41-25-97-25-127z">
            <text:p/>
          </draw:path>
          <draw:path draw:style-name="gr3" draw:text-style-name="P7" draw:layer="layout" svg:width="0.66cm" svg:height="0.374cm" svg:x="7.716cm" svg:y="6.988cm" svg:viewBox="0 0 661 375" svg:d="M65 83v229c0 36-7 36-65 36v27c29 0 73-2 96-2 21 0 65 2 94 2v-27c-56 0-65 0-65-36v-158c0-89 59-135 113-135s63 46 63 94v199c0 36-9 36-65 36v27c29 0 71-2 94-2s67 2 96 2v-27c-57 0-67 0-67-36v-158c0-89 62-135 115-135 54 0 62 46 62 94v199c0 36-8 36-66 36v27c29 0 73-2 96-2 22 0 66 2 95 2v-27c-45 0-66 0-66-25v-161c0-74 0-100-27-131-11-14-40-31-88-31-71 0-109 50-123 83-11-73-75-83-113-83-62 0-102 37-125 88v-88l-119 10v27c60 0 65 5 65 46z">
            <text:p/>
          </draw:path>
          <draw:path draw:style-name="gr3" draw:text-style-name="P7" draw:layer="layout" svg:width="0.375cm" svg:height="0.389cm" svg:x="8.698cm" svg:y="6.982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274cm" svg:height="0.597cm" svg:x="9.122cm" svg:y="6.765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7" draw:layer="layout" svg:width="0.189cm" svg:height="0.587cm" svg:x="9.662cm" svg:y="6.775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1cm" svg:height="0.566cm" svg:x="9.896cm" svg:y="6.7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10.13cm" svg:y="6.98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27cm" svg:height="0.389cm" svg:x="10.595cm" svg:y="6.982cm" svg:viewBox="0 0 328 390" svg:d="M71 167c6-127 77-148 106-148 86 0 96 114 96 148zM71 185h236c19 0 21 0 21-18 0-84-46-167-151-167-98 0-177 87-177 194 0 114 88 196 186 196 104 0 142-94 142-111 0-8-7-10-11-10-8 0-10 6-10 12-30 88-107 88-115 88-42 0-77-27-96-57-25-41-25-97-25-127z">
            <text:p/>
          </draw:path>
          <draw:path draw:style-name="gr3" draw:text-style-name="P7" draw:layer="layout" svg:width="0.381cm" svg:height="0.389cm" svg:x="10.981cm" svg:y="6.98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85cm" svg:height="0.374cm" svg:x="11.392cm" svg:y="6.988cm" svg:viewBox="0 0 286 375" svg:d="M117 94v-94l-117 10v27c60 0 65 5 65 46v229c0 36-7 36-65 36v27c33 0 73-2 96-2 35 0 75 0 109 2v-27h-19c-61 0-63-8-63-38v-131c0-85 34-160 100-160 6 0 7 0 9 0-3 2-19 12-19 33 0 25 17 36 37 36 15 0 36-9 36-36s-27-52-63-52c-62 0-92 58-106 94z">
            <text:p/>
          </draw:path>
          <draw:path draw:style-name="gr3" draw:text-style-name="P7" draw:layer="layout" svg:width="0.327cm" svg:height="0.389cm" svg:x="12.002cm" svg:y="6.982cm" svg:viewBox="0 0 328 390" svg:d="M71 167c6-127 77-148 106-148 86 0 96 114 96 148zM71 185h236c19 0 21 0 21-18 0-84-46-167-151-167-98 0-177 87-177 194 0 114 88 196 186 196 104 0 142-94 142-111 0-8-7-10-11-10-8 0-10 6-10 12-30 88-107 88-115 88-42 0-77-27-96-57-25-41-25-97-25-127z">
            <text:p/>
          </draw:path>
          <draw:path draw:style-name="gr3" draw:text-style-name="P7" draw:layer="layout" svg:width="0.418cm" svg:height="0.537cm" svg:x="12.382cm" svg:y="6.988cm" svg:viewBox="0 0 419 538" svg:d="M294 323v152c0 38-10 38-67 38v25c28 0 73-2 96-2s65 2 96 2v-25c-58 0-68 0-68-38v-475h-19l-31 77c-11-23-46-77-113-77-100 0-188 83-188 192 0 106 83 193 180 193 60 0 95-37 114-62zM296 140v120c0 27-16 50-35 71-9 11-36 34-77 34-61 0-113-75-113-173 0-100 60-171 121-171 69 0 104 73 104 119z">
            <text:p/>
          </draw:path>
          <draw:path draw:style-name="gr3" draw:text-style-name="P7" draw:layer="layout" svg:width="0.425cm" svg:height="0.384cm" svg:x="12.826cm" svg:y="6.988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7" draw:layer="layout" svg:width="0.381cm" svg:height="0.389cm" svg:x="13.304cm" svg:y="6.98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64cm" svg:height="0.53cm" svg:x="13.705cm" svg:y="6.842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181cm" svg:height="0.566cm" svg:x="14.045cm" svg:y="6.7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9cm" svg:x="14.276cm" svg:y="6.982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425cm" svg:height="0.374cm" svg:x="14.702cm" svg:y="6.98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77cm" svg:height="0.389cm" svg:x="15.171cm" svg:y="6.9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3 0 98 77 100 104 0 8 8 8 10 8 11 0 11-4 11-21v-85c0-15 0-21-9-21-4 0-6 0-18 10-1 3-11 11-15 13-31-23-67-23-79-23-103 0-136 58-136 104 0 31 13 54 36 73 27 21 52 27 112 38z">
            <text:p/>
          </draw:path>
        </draw:g>
        <draw:g xml:id="id10" draw:id="id10">
          <svg:title>TexMaths</svg:title>
          <svg:desc>24§display§\text {Let us denote } A =\begin{bmatrix} a_1 &amp; b_1 \\ a_2 &amp; b_2 \end{bmatrix},\  X = \begin{bmatrix} x \\ y \end{bmatrix} \text { and } C = \begin{bmatrix} c_1  \\ c_2 \end{bmatrix}§svg§600§FALSE§</svg:desc>
          <draw:polygon draw:style-name="gr2" draw:text-style-name="P6" draw:layer="layout" svg:width="19.614cm" svg:height="1.941cm" svg:x="2.372cm" svg:y="0.704cm" svg:viewBox="0 0 19615 1942" draw:points="9808,1942 0,1942 0,0 19615,0 19615,1942">
            <text:p/>
          </draw:polygon>
          <draw:path draw:style-name="gr3" draw:text-style-name="P7" draw:layer="layout" svg:width="0.464cm" svg:height="0.577cm" svg:x="2.357cm" svg:y="1.309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2.881cm" svg:y="1.5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3.248cm" svg:y="1.367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383cm" svg:x="3.868cm" svg:y="1.513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77cm" svg:height="0.389cm" svg:x="4.339cm" svg:y="1.50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96cm" svg:x="4.953cm" svg:y="1.3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5.416cm" svg:y="1.5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5.794cm" svg:y="1.5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6.261cm" svg:y="1.50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4cm" svg:height="0.529cm" svg:x="6.673cm" svg:y="1.367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27cm" svg:height="0.389cm" svg:x="7.009cm" svg:y="1.5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579cm" svg:height="0.606cm" svg:x="7.672cm" svg:y="1.28cm" svg:viewBox="0 0 580 607" svg:d="M121 509c-33 56-65 69-104 71-9 0-17 0-17 17 0 4 4 10 12 10 23 0 48-4 72-4 27 0 58 4 85 4 4 0 15 0 15-17 0-10-7-10-13-10-19-2-40-10-40-31 0-9 5-19 13-30l63-108h213c0 17 14 132 14 140 0 27-44 29-62 29-11 0-21 0-21 17 0 10 12 10 14 10 34 0 71-4 105-4 22 0 73 4 95 4 5 0 15 0 15-17 0-10-8-10-19-10-52 0-52-6-54-31l-52-528c-2-17-2-21-17-21-14 0-18 6-21 13zM223 384l167-278 27 278z">
            <text:p/>
          </draw:path>
          <draw:path draw:style-name="gr3" draw:text-style-name="P7" draw:layer="layout" svg:width="0.562cm" svg:height="0.199cm" svg:x="8.557cm" svg:y="1.576cm" svg:viewBox="0 0 563 200" svg:d="M534 35c13 0 29 0 29-18 0-17-16-17-27-17h-507c-14 0-29 0-29 17 0 18 15 18 29 18zM536 200c11 0 27 0 27-18 0-17-16-17-29-17h-505c-14 0-29 0-29 17 0 18 15 18 29 18z">
            <text:p/>
          </draw:path>
          <draw:polygon draw:style-name="gr3" draw:text-style-name="P7" draw:layer="layout" svg:width="0.224cm" svg:height="2.025cm" svg:x="9.611cm" svg:y="0.662cm" svg:viewBox="0 0 225 2026" draw:points="0,2026 225,2026 225,1980 46,1980 46,46 225,46 225,0 0,0">
            <text:p/>
          </draw:polygon>
          <draw:path draw:style-name="gr3" draw:text-style-name="P7" draw:layer="layout" svg:width="0.387cm" svg:height="0.383cm" svg:x="9.878cm" svg:y="0.998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216cm" svg:height="0.393cm" svg:x="10.354cm" svg:y="1.1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12cm" svg:height="0.596cm" svg:x="11.552cm" svg:y="0.785cm" svg:viewBox="0 0 313 597" svg:d="M163 10c0-2 0-10-11-10-20 0-81 8-104 8-6 2-15 2-15 17 0 11 7 11 19 11 42 0 44 6 44 14 0 6-8 34-13 52l-70 276c-9 43-13 56-13 87 0 78 44 132 108 132 99 0 205-127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216cm" svg:height="0.393cm" svg:x="11.938cm" svg:y="1.1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87cm" svg:height="0.383cm" svg:x="9.878cm" svg:y="2.01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262cm" svg:height="0.393cm" svg:x="10.327cm" svg:y="2.1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2cm" svg:height="0.596cm" svg:x="11.552cm" svg:y="1.797cm" svg:viewBox="0 0 313 597" svg:d="M163 10c0-2 0-10-11-10-20 0-81 8-104 8-6 2-15 2-15 17 0 11 7 11 19 11 42 0 44 6 44 14 0 6-8 34-13 52l-70 276c-9 43-13 56-13 87 0 78 44 132 108 132 99 0 205-127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262cm" svg:height="0.393cm" svg:x="11.911cm" svg:y="2.1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224cm" svg:height="2.025cm" svg:x="12.265cm" svg:y="0.662cm" svg:viewBox="0 0 225 2026" draw:points="177,1980 0,1980 0,2026 225,2026 225,0 0,0 0,46 177,46">
            <text:p/>
          </draw:polygon>
          <draw:path draw:style-name="gr3" draw:text-style-name="P7" draw:layer="layout" svg:width="0.099cm" svg:height="0.252cm" svg:x="12.912cm" svg:y="1.795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696cm" svg:height="0.577cm" svg:x="13.518cm" svg:y="1.309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4 0-51 2-78 2-31 0-64-2-94-2-6 0-16 0-16 17 0 6 4 8 10 10 8 0 33 2 33 25 0 13-8 23-16 31z">
            <text:p/>
          </draw:path>
          <draw:path draw:style-name="gr3" draw:text-style-name="P7" draw:layer="layout" svg:width="0.562cm" svg:height="0.199cm" svg:x="14.542cm" svg:y="1.576cm" svg:viewBox="0 0 563 200" svg:d="M534 35c13 0 29 0 29-18 0-17-16-17-27-17h-507c-14 0-29 0-29 17 0 18 15 18 29 18zM536 200c11 0 27 0 27-18 0-17-16-17-29-17h-505c-14 0-29 0-29 17 0 18 15 18 29 18z">
            <text:p/>
          </draw:path>
          <draw:polygon draw:style-name="gr3" draw:text-style-name="P7" draw:layer="layout" svg:width="0.224cm" svg:height="2.025cm" svg:x="15.596cm" svg:y="0.662cm" svg:viewBox="0 0 225 2026" draw:points="0,2026 225,2026 225,1980 46,1980 46,46 225,46 225,0 0,0">
            <text:p/>
          </draw:polygon>
          <draw:path draw:style-name="gr3" draw:text-style-name="P7" draw:layer="layout" svg:width="0.421cm" svg:height="0.383cm" svg:x="15.855cm" svg:y="0.99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391cm" svg:height="0.546cm" svg:x="15.872cm" svg:y="2.01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7-10 7-8 15-19 15-35 0-27-23-30-31-30-19 0-48 13-48 55 0 43 39 73 91 73 88 0 174-77 197-173z">
            <text:p/>
          </draw:path>
          <draw:polygon draw:style-name="gr3" draw:text-style-name="P7" draw:layer="layout" svg:width="0.224cm" svg:height="2.025cm" svg:x="16.324cm" svg:y="0.662cm" svg:viewBox="0 0 225 2026" draw:points="177,1980 0,1980 0,2026 225,2026 225,0 0,0 0,46 177,46">
            <text:p/>
          </draw:polygon>
          <draw:path draw:style-name="gr3" draw:text-style-name="P7" draw:layer="layout" svg:width="0.381cm" svg:height="0.389cm" svg:x="17.215cm" svg:y="1.5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7.627cm" svg:y="1.5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8.098cm" svg:y="1.3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6cm" svg:height="0.614cm" svg:x="18.862cm" svg:y="1.29cm" svg:viewBox="0 0 601 615" svg:d="M601 8c0-2-2-8-10-8-2 0-3 0-13 10l-58 65c-7-12-48-75-142-75-188 0-378 186-378 384 0 138 100 231 228 231 75 0 139-33 185-73 79-70 92-146 92-148 0-8-8-8-10-8-5 0-9 0-11 8-8 25-27 84-85 134-59 46-113 62-155 62-77 0-167-45-167-177 0-48 17-184 102-284 51-60 132-102 207-102 86 0 136 65 136 163 0 33-2 35-2 42 0 10 8 10 12 10 11 0 11-2 15-17z">
            <text:p/>
          </draw:path>
          <draw:path draw:style-name="gr3" draw:text-style-name="P7" draw:layer="layout" svg:width="0.562cm" svg:height="0.199cm" svg:x="19.764cm" svg:y="1.576cm" svg:viewBox="0 0 563 200" svg:d="M534 35c13 0 29 0 29-18 0-17-16-17-27-17h-507c-14 0-29 0-29 17 0 18 15 18 29 18zM536 200c11 0 27 0 27-18 0-17-16-17-29-17h-505c-14 0-29 0-29 17 0 18 15 18 29 18z">
            <text:p/>
          </draw:path>
          <draw:polygon draw:style-name="gr3" draw:text-style-name="P7" draw:layer="layout" svg:width="0.224cm" svg:height="2.025cm" svg:x="20.819cm" svg:y="0.662cm" svg:viewBox="0 0 225 2026" draw:points="0,2026 225,2026 225,1980 46,1980 46,46 225,46 225,0 0,0">
            <text:p/>
          </draw:polygon>
          <draw:path draw:style-name="gr3" draw:text-style-name="P7" draw:layer="layout" svg:width="0.329cm" svg:height="0.383cm" svg:x="21.087cm" svg:y="0.998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  <draw:path draw:style-name="gr3" draw:text-style-name="P7" draw:layer="layout" svg:width="0.216cm" svg:height="0.393cm" svg:x="21.481cm" svg:y="1.1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29cm" svg:height="0.383cm" svg:x="21.087cm" svg:y="2.01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  <draw:path draw:style-name="gr3" draw:text-style-name="P7" draw:layer="layout" svg:width="0.262cm" svg:height="0.393cm" svg:x="21.454cm" svg:y="2.1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224cm" svg:height="2.025cm" svg:x="21.807cm" svg:y="0.662cm" svg:viewBox="0 0 225 2026" draw:points="177,1980 0,1980 0,2026 225,2026 225,0 0,0 0,46 177,46">
            <text:p/>
          </draw:polygon>
        </draw:g>
        <draw:g xml:id="id11" draw:id="id11">
          <svg:title>TexMaths</svg:title>
          <svg:desc>24§display§\text {Then the above equation can be written as  } AX = C §svg§600§FALSE§</svg:desc>
          <draw:polygon draw:style-name="gr2" draw:text-style-name="P6" draw:layer="layout" svg:width="19.255cm" svg:height="0.684cm" svg:x="2.37cm" svg:y="3.304cm" svg:viewBox="0 0 19256 685" draw:points="9627,685 0,685 0,0 19256,0 19256,685">
            <text:p/>
          </draw:polygon>
          <draw:path draw:style-name="gr3" draw:text-style-name="P7" draw:layer="layout" svg:width="0.548cm" svg:height="0.571cm" svg:x="2.358cm" svg:y="3.295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425cm" svg:height="0.587cm" svg:x="2.963cm" svg:y="3.28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3.429cm" svg:y="3.4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3.808cm" svg:y="3.49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4.545cm" svg:y="3.346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4.885cm" svg:y="3.28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5.349cm" svg:y="3.4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6.018cm" svg:y="3.489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18cm" svg:height="0.596cm" svg:x="6.429cm" svg:y="3.281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75cm" svg:height="0.389cm" svg:x="6.92cm" svg:y="3.48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4cm" svg:height="0.373cm" svg:x="7.312cm" svg:y="3.502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7.74cm" svg:y="3.4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8.397cm" svg:y="3.4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8.777cm" svg:y="3.492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9.22cm" svg:y="3.492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9.696cm" svg:y="3.48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10.1cm" svg:y="3.34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10.44cm" svg:y="3.30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0.67cm" svg:y="3.489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1.094cm" svg:y="3.49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1.845cm" svg:y="3.48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12.227cm" svg:y="3.48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2.64cm" svg:y="3.49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3.387cm" svg:y="3.281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13.878cm" svg:y="3.4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579cm" svg:height="0.373cm" svg:x="14.527cm" svg:y="3.502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6 15 11 0 15-7 17-15z">
            <text:p/>
          </draw:path>
          <draw:path draw:style-name="gr3" draw:text-style-name="P7" draw:layer="layout" svg:width="0.285cm" svg:height="0.373cm" svg:x="15.144cm" svg:y="3.4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15.48cm" svg:y="3.30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5.702cm" svg:y="3.34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64cm" svg:height="0.529cm" svg:x="16.029cm" svg:y="3.34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27cm" svg:height="0.389cm" svg:x="16.365cm" svg:y="3.4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6.743cm" svg:y="3.49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17.501cm" svg:y="3.48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77cm" svg:height="0.389cm" svg:x="17.916cm" svg:y="3.48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79cm" svg:height="0.606cm" svg:x="18.531cm" svg:y="3.262cm" svg:viewBox="0 0 580 607" svg:d="M121 509c-33 55-65 69-104 71-9 0-17 0-17 17 0 4 4 10 12 10 23 0 48-4 72-4 27 0 58 4 85 4 4 0 15 0 15-18 0-9-7-9-13-9-19-2-40-10-40-31 0-9 5-19 13-31l63-107h213c0 17 14 132 14 140 0 27-44 29-62 29-11 0-21 0-21 17 0 10 12 10 14 10 34 0 71-4 105-4 22 0 73 4 94 4 6 0 16 0 16-18 0-9-8-9-19-9-52 0-52-6-54-31l-52-528c-2-17-2-21-17-21-14 0-18 6-21 13zM223 384l167-278 27 278z">
            <text:p/>
          </draw:path>
          <draw:path draw:style-name="gr3" draw:text-style-name="P7" draw:layer="layout" svg:width="0.696cm" svg:height="0.577cm" svg:x="19.157cm" svg:y="3.289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3" draw:text-style-name="P7" draw:layer="layout" svg:width="0.562cm" svg:height="0.199cm" svg:x="20.182cm" svg:y="3.5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6cm" svg:height="0.613cm" svg:x="21.067cm" svg:y="3.272cm" svg:viewBox="0 0 601 614" svg:d="M601 8c0-2-2-8-10-8-2 0-3 0-13 10l-58 65c-7-12-48-75-142-75-188 0-378 186-378 384 0 138 100 230 228 230 75 0 139-32 185-73 79-69 92-145 92-147 0-8-8-8-10-8-5 0-9 0-11 8-8 25-27 84-85 134-59 46-113 61-155 61-77 0-167-44-167-176 0-48 17-185 102-284 51-60 132-102 207-102 86 0 136 65 136 163 0 33-2 35-2 42 0 10 8 10 12 10 11 0 11-2 15-17z">
            <text:p/>
          </draw:path>
        </draw:g>
        <draw:g xml:id="id12" draw:id="id12">
          <svg:title>TexMaths</svg:title>
          <svg:desc>24§display§\text {The same concept can be extended for a system of three linear}§svg§600§FALSE§</svg:desc>
          <draw:polygon draw:style-name="gr2" draw:text-style-name="P6" draw:layer="layout" svg:width="23.086cm" svg:height="0.684cm" svg:x="2.371cm" svg:y="4.404cm" svg:viewBox="0 0 23087 685" draw:points="11543,685 0,685 0,0 23087,0 23087,685">
            <text:p/>
          </draw:polygon>
          <draw:path draw:style-name="gr3" draw:text-style-name="P7" draw:layer="layout" svg:width="0.548cm" svg:height="0.571cm" svg:x="2.359cm" svg:y="4.385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425cm" svg:height="0.587cm" svg:x="2.964cm" svg:y="4.372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3.43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4.091cm" svg:y="4.57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4.431cm" svg:y="4.579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659cm" svg:height="0.373cm" svg:x="4.843cm" svg:y="4.585cm" svg:viewBox="0 0 660 374" svg:d="M65 83v228c0 37-9 37-65 37v26c29 0 73-2 96-2 21 0 65 2 94 2v-26c-56 0-65 0-65-37v-157c0-89 59-135 113-135s63 46 63 94v198c0 37-9 37-65 37v26c29 0 71-2 94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5.542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6.205cm" svg:y="4.57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6.573cm" svg:y="4.57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6.999cm" svg:y="4.58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7.47cm" svg:y="4.57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7.839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8.215cm" svg:y="4.585cm" svg:viewBox="0 0 419 538" svg:d="M123 56v-56l-123 10v26c60 0 65 4 65 43v395c0 39-7 39-65 39v25c29 0 73-2 94-2 23 0 67 2 96 2v-25c-56 0-65 0-65-39v-142-8c4 14 40 60 103 60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264cm" svg:height="0.529cm" svg:x="8.676cm" svg:y="4.43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22cm" svg:height="0.389cm" svg:x="9.298cm" svg:y="4.57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9.678cm" svg:y="4.57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0.093cm" svg:y="4.58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0.837cm" svg:y="4.372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11.331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11.986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12.348cm" svg:y="4.592cm" svg:viewBox="0 0 426 365" svg:d="M232 167c27-33 58-75 79-96 27-31 61-44 100-44v-27c-21 2-46 2-69 2-25 0-69-2-81-2v27c17 2 25 11 25 25 0 13-10 25-13 31l-52 65-67-85c-8-9-8-11-8-15 0-13 13-21 31-21v-27c-23 0-79 2-93 2-17 0-57 0-80-2v27c59 0 61 0 100 52l84 109-79 100c-42 50-92 52-109 52v25c23-2 48-2 71-2s60 2 81 2v-25c-20-4-25-14-25-27 0-19 25-46 77-108l63 85c8 10 17 23 17 29 0 7-8 19-31 21v25c27 0 73-2 93-2 23 0 55 0 80 2v-25c-44 0-59-2-78-27z">
            <text:p/>
          </draw:path>
          <draw:path draw:style-name="gr3" draw:text-style-name="P7" draw:layer="layout" svg:width="0.266cm" svg:height="0.529cm" svg:x="12.8cm" svg:y="4.43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27cm" svg:height="0.389cm" svg:x="13.134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3.512cm" svg:y="4.58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3.982cm" svg:y="4.372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27cm" svg:height="0.389cm" svg:x="14.447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14.827cm" svg:y="4.372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274cm" svg:height="0.596cm" svg:x="15.576cm" svg:y="4.362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15.829cm" svg:y="4.57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6.25cm" svg:y="4.585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6.874cm" svg:y="4.579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77cm" svg:height="0.389cm" svg:x="17.569cm" svg:y="4.57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4cm" svg:height="0.537cm" svg:x="17.889cm" svg:y="4.592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  <draw:path draw:style-name="gr3" draw:text-style-name="P7" draw:layer="layout" svg:width="0.277cm" svg:height="0.389cm" svg:x="18.346cm" svg:y="4.57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18.669cm" svg:y="4.43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27cm" svg:height="0.389cm" svg:x="19.003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9.381cm" svg:y="4.585cm" svg:viewBox="0 0 660 374" svg:d="M65 83v228c0 37-9 37-65 37v26c29 0 73-2 96-2 21 0 65 2 94 2v-26c-56 0-65 0-65-37v-157c0-89 59-135 113-135s63 46 63 94v198c0 37-9 37-67 37v26c31 0 73-2 96-2s67 2 96 2v-26c-57 0-67 0-67-37v-157c0-89 61-135 115-135 52 0 62 46 62 94v198c0 37-10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75cm" svg:height="0.389cm" svg:x="20.362cm" svg:y="4.57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20.788cm" svg:y="4.362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64cm" svg:height="0.529cm" svg:x="21.316cm" svg:y="4.43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21.654cm" svg:y="4.372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285cm" svg:height="0.373cm" svg:x="22.119cm" svg:y="4.585cm" svg:viewBox="0 0 286 374" svg:d="M117 94v-94l-117 10v26c60 0 67 6 67 47v228c0 37-9 37-67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2.449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22.826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23.486cm" svg:y="4.37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5cm" svg:x="23.72cm" svg:y="4.393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3.953cm" svg:y="4.58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24.419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24.805cm" svg:y="4.57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25.214cm" svg:y="4.585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</draw:g>
        <draw:g xml:id="id13" draw:id="id13">
          <svg:title>TexMaths</svg:title>
          <svg:desc>24§display§\text {equations in three variables. We are discussing two methods for }§svg§600§FALSE§</svg:desc>
          <draw:polygon draw:style-name="gr2" draw:text-style-name="P6" draw:layer="layout" svg:width="23.456cm" svg:height="0.685cm" svg:x="2.379cm" svg:y="5.607cm" svg:viewBox="0 0 23457 686" draw:points="11727,686 0,686 0,0 23457,0 23457,686">
            <text:p/>
          </draw:polygon>
          <draw:path draw:style-name="gr3" draw:text-style-name="P7" draw:layer="layout" svg:width="0.327cm" svg:height="0.389cm" svg:x="2.36cm" svg:y="5.78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18cm" svg:height="0.537cm" svg:x="2.74cm" svg:y="5.788cm" svg:viewBox="0 0 419 538" svg:d="M294 323v152c0 38-10 38-67 38v25c28 0 73-2 96-2s65 2 96 2v-25c-58 0-68 0-68-38v-475h-19l-31 77c-11-23-46-77-113-77-100 0-188 83-188 192 0 106 83 193 180 193 60 0 95-37 114-62zM296 140v120c0 27-16 50-35 71-9 11-36 34-77 34-61 0-113-75-113-173 0-100 60-171 121-171 67 0 104 73 104 119z">
            <text:p/>
          </draw:path>
          <draw:path draw:style-name="gr3" draw:text-style-name="P7" draw:layer="layout" svg:width="0.425cm" svg:height="0.384cm" svg:x="3.184cm" svg:y="5.788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7" draw:layer="layout" svg:width="0.381cm" svg:height="0.389cm" svg:x="3.662cm" svg:y="5.78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66cm" svg:height="0.53cm" svg:x="4.063cm" svg:y="5.642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181cm" svg:height="0.566cm" svg:x="4.403cm" svg:y="5.5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9cm" svg:x="4.633cm" svg:y="5.782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425cm" svg:height="0.374cm" svg:x="5.058cm" svg:y="5.78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77cm" svg:height="0.389cm" svg:x="5.528cm" svg:y="5.7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181cm" svg:height="0.566cm" svg:x="6.142cm" svg:y="5.5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6.375cm" svg:y="5.78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66cm" svg:height="0.53cm" svg:x="7.114cm" svg:y="5.642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425cm" svg:height="0.587cm" svg:x="7.454cm" svg:y="5.575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285cm" svg:height="0.374cm" svg:x="7.918cm" svg:y="5.788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8.249cm" svg:y="5.78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327cm" svg:height="0.389cm" svg:x="8.623cm" svg:y="5.78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14cm" svg:height="0.374cm" svg:x="9.272cm" svg:y="5.796cm" svg:viewBox="0 0 415 375" svg:d="M336 83c8-20 23-56 79-56v-27c-19 2-44 2-64 2-21 0-59-2-75-2v27c33 0 43 19 43 36 0 8-2 10-6 20l-86 217-96-237c-4-11-4-13-4-15 0-21 32-21 48-21v-27c-25 0-73 2-92 2-23 0-58 0-83-2v27c54 0 58 4 67 31l123 302c6 11 6 15 17 15 12 0 16-8 18-15z">
            <text:p/>
          </draw:path>
          <draw:path draw:style-name="gr3" draw:text-style-name="P7" draw:layer="layout" svg:width="0.381cm" svg:height="0.389cm" svg:x="9.691cm" svg:y="5.78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85cm" svg:height="0.374cm" svg:x="10.099cm" svg:y="5.788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0.434cm" svg:y="5.5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81cm" svg:height="0.389cm" svg:x="10.675cm" svg:y="5.78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418cm" svg:height="0.597cm" svg:x="11.086cm" svg:y="5.575cm" svg:viewBox="0 0 419 598" svg:d="M123 269v-269l-123 10v27c60 0 65 5 65 46v505h21c2-2 8-13 31-52 14 20 48 62 111 62 102 0 191-83 191-192 0-108-85-193-181-193-65 0-102 41-115 56zM125 492v-175c0-17 0-17 9-30 33-49 79-54 100-54 39 0 69 21 89 54 23 34 25 82 25 117 0 32-2 82-27 121-18 25-50 54-96 54-37 0-68-21-89-52-11-17-11-19-11-35z">
            <text:p/>
          </draw:path>
          <draw:path draw:style-name="gr3" draw:text-style-name="P7" draw:layer="layout" svg:width="0.189cm" svg:height="0.587cm" svg:x="11.559cm" svg:y="5.575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27cm" svg:height="0.389cm" svg:x="11.789cm" svg:y="5.78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77cm" svg:height="0.389cm" svg:x="12.167cm" svg:y="5.7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091cm" svg:height="0.091cm" svg:x="12.546cm" svg:y="6.071cm" svg:viewBox="0 0 92 92" svg:d="M92 46c0-25-21-46-46-46s-46 21-46 46 21 46 46 46 46-21 46-46z">
            <text:p/>
          </draw:path>
          <draw:path draw:style-name="gr3" draw:text-style-name="P7" draw:layer="layout" svg:width="0.836cm" svg:height="0.597cm" svg:x="13.097cm" svg:y="5.584cm" svg:viewBox="0 0 837 598" svg:d="M753 83c15-48 51-56 84-56v-27c-25 2-52 2-77 2-23 0-78-2-100-2v27c56 0 73 29 73 44 0 6-1 12-3 17l-127 391-136-416c0-1-2-7-2-11 0-25 50-25 71-25v-27c-31 2-89 2-119 2-33 0-69-2-104-2v27c48 0 65 0 77 31l17 57-117 364-136-416c0-3-2-9-2-11 0-25 50-25 71-25v-27c-31 2-89 2-119 2-33 0-69-2-104-2v27c63 0 67 4 77 35l169 519c2 7 6 17 15 17 14 0 15-6 17-17l141-431 140 431c2 7 5 17 15 17 14 0 14-6 17-17z">
            <text:p/>
          </draw:path>
          <draw:path draw:style-name="gr3" draw:text-style-name="P7" draw:layer="layout" svg:width="0.327cm" svg:height="0.389cm" svg:x="13.903cm" svg:y="5.78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381cm" svg:height="0.389cm" svg:x="14.571cm" svg:y="5.78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85cm" svg:height="0.374cm" svg:x="14.98cm" svg:y="5.788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5.31cm" svg:y="5.78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18cm" svg:height="0.597cm" svg:x="15.971cm" svg:y="5.575cm" svg:viewBox="0 0 419 598" svg:d="M294 542v56l125-10v-27c-60 0-68-5-68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7" draw:layer="layout" svg:width="0.181cm" svg:height="0.566cm" svg:x="16.439cm" svg:y="5.5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6.674cm" svg:y="5.7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2cm" svg:height="0.389cm" svg:x="17.008cm" svg:y="5.782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425cm" svg:height="0.384cm" svg:x="17.38cm" svg:y="5.788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7" draw:layer="layout" svg:width="0.277cm" svg:height="0.389cm" svg:x="17.851cm" svg:y="5.7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77cm" svg:height="0.389cm" svg:x="18.183cm" svg:y="5.7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181cm" svg:height="0.566cm" svg:x="18.515cm" svg:y="5.5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18.749cm" svg:y="5.78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87cm" svg:height="0.559cm" svg:x="19.214cm" svg:y="5.778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266cm" svg:height="0.53cm" svg:x="19.909cm" svg:y="5.642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579cm" svg:height="0.374cm" svg:x="20.214cm" svg:y="5.796cm" svg:viewBox="0 0 580 375" svg:d="M509 81c15-43 42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2 9 6 15 18 15 9 0 13-8 15-15z">
            <text:p/>
          </draw:path>
          <draw:path draw:style-name="gr3" draw:text-style-name="P7" draw:layer="layout" svg:width="0.375cm" svg:height="0.389cm" svg:x="20.807cm" svg:y="5.782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659cm" svg:height="0.374cm" svg:x="21.514cm" svg:y="5.788cm" svg:viewBox="0 0 660 375" svg:d="M65 83v229c0 36-7 36-65 36v27c29 0 73-2 96-2 21 0 65 2 94 2v-27c-56 0-65 0-65-36v-158c0-89 59-135 113-135s63 46 63 94v199c0 36-9 36-65 36v27c29 0 71-2 94-2s67 2 96 2v-27c-57 0-67 0-67-36v-158c0-89 61-135 115-135s62 46 62 94v199c0 36-8 36-66 36v27c29 0 73-2 96-2 22 0 66 2 94 2v-27c-44 0-65 0-65-25v-161c0-74 0-100-27-131-11-14-40-31-88-31-71 0-109 50-123 83-11-73-75-83-113-83-62 0-102 37-125 88v-88l-119 10v27c60 0 65 5 65 46z">
            <text:p/>
          </draw:path>
          <draw:path draw:style-name="gr3" draw:text-style-name="P7" draw:layer="layout" svg:width="0.327cm" svg:height="0.389cm" svg:x="22.213cm" svg:y="5.78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64cm" svg:height="0.53cm" svg:x="22.581cm" svg:y="5.642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425cm" svg:height="0.587cm" svg:x="22.919cm" svg:y="5.575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75cm" svg:height="0.389cm" svg:x="23.386cm" svg:y="5.782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418cm" svg:height="0.597cm" svg:x="23.835cm" svg:y="5.575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0-83 25-121 19-27 50-54 96-54 31 0 65 11 92 50 10 15 10 17 10 32z">
            <text:p/>
          </draw:path>
          <draw:path draw:style-name="gr3" draw:text-style-name="P7" draw:layer="layout" svg:width="0.277cm" svg:height="0.389cm" svg:x="24.304cm" svg:y="5.7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74cm" svg:height="0.597cm" svg:x="24.916cm" svg:y="5.565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7" draw:layer="layout" svg:width="0.375cm" svg:height="0.389cm" svg:x="25.17cm" svg:y="5.782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285cm" svg:height="0.374cm" svg:x="25.592cm" svg:y="5.788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</draw:g>
        <draw:g xml:id="id15" draw:id="id15">
          <svg:title>TexMaths</svg:title>
          <svg:desc>24§display§\text {(i) Method of Inversion } §svg§600§FALSE§</svg:desc>
          <draw:polygon draw:style-name="gr2" draw:text-style-name="P6" draw:layer="layout" svg:width="8.506cm" svg:height="0.759cm" svg:x="2.362cm" svg:y="8.014cm" svg:viewBox="0 0 8507 760" draw:points="4253,760 0,760 0,0 8507,0 8507,760">
            <text:p/>
          </draw:polygon>
          <draw:path draw:style-name="gr3" draw:text-style-name="P7" draw:layer="layout" svg:width="0.197cm" svg:height="0.844cm" svg:x="2.402cm" svg:y="7.972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181cm" svg:height="0.566cm" svg:x="2.675cm" svg:y="8.04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2.93cm" svg:y="7.97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711cm" svg:height="0.577cm" svg:x="3.522cm" svg:y="8.028cm" svg:viewBox="0 0 712 578" svg:d="M173 19c-8-19-10-19-31-19h-142v27h21c63 0 65 9 65 38v425c0 23 0 61-86 61v27c29 0 71-2 100-2 27 0 69 2 98 2v-27c-87 0-87-38-87-61v-457l204 526c6 11 10 19 17 19 10 0 12-6 16-15l207-536h2v486c0 30-2 38-67 38h-21v27c32-2 90-2 122-2 33 0 91 0 121 2v-27h-21c-65 0-65-8-65-38v-448c0-29 0-38 65-38h21v-27h-144c-21 0-21 0-26 15l-187 479z">
            <text:p/>
          </draw:path>
          <draw:path draw:style-name="gr3" draw:text-style-name="P7" draw:layer="layout" svg:width="0.327cm" svg:height="0.389cm" svg:x="4.288cm" svg:y="8.227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64cm" svg:height="0.529cm" svg:x="4.655cm" svg:y="8.08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4.995cm" svg:y="8.0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75cm" svg:height="0.389cm" svg:x="5.459cm" svg:y="8.22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96cm" svg:x="5.911cm" svg:y="8.02cm" svg:viewBox="0 0 419 597" svg:d="M294 542v55l125-9v-27c-60 0-68-6-68-46v-515l-121 10v26c58 0 66 6 66 47v182c-25-29-62-52-108-52-100 0-188 83-188 192 0 108 83 192 181 192 53 0 92-29 113-55zM294 315v173c0 15 0 17-10 31-25 40-63 59-100 59-38 0-69-21-90-54-21-34-23-82-23-117 0-33 0-82 25-121 19-27 50-54 96-54 31 0 65 12 92 50 10 16 10 18 10 33z">
            <text:p/>
          </draw:path>
          <draw:path draw:style-name="gr3" draw:text-style-name="P7" draw:layer="layout" svg:width="0.375cm" svg:height="0.389cm" svg:x="6.656cm" svg:y="8.22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7.082cm" svg:y="8.0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258cm" svg:height="0.577cm" svg:x="7.616cm" svg:y="8.028cm" svg:viewBox="0 0 259 578" svg:d="M167 65c0-29 2-38 71-38h21v-27c-29 2-96 2-128 2-35 0-100 0-131-2v27h23c65 0 69 9 69 38v448c0 30-4 38-69 38h-23v27c31-2 96-2 129-2 34 0 101 0 130 2v-27h-21c-69 0-71-8-71-38z">
            <text:p/>
          </draw:path>
          <draw:path draw:style-name="gr3" draw:text-style-name="P7" draw:layer="layout" svg:width="0.425cm" svg:height="0.373cm" svg:x="7.923cm" svg:y="8.2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3cm" svg:x="8.359cm" svg:y="8.241cm" svg:viewBox="0 0 415 374" svg:d="M336 83c8-20 23-56 79-56v-27c-19 2-44 2-64 2-21 0-59-2-74-2v27c32 0 42 19 42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8.787cm" svg:y="8.227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85cm" svg:height="0.373cm" svg:x="9.164cm" svg:y="8.231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277cm" svg:height="0.389cm" svg:x="9.498cm" svg:y="8.227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181cm" svg:height="0.566cm" svg:x="9.83cm" svg:y="8.04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0.06cm" svg:y="8.22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0.485cm" svg:y="8.2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</draw:g>
        <draw:g xml:id="id17" draw:id="id17">
          <svg:title>TexMaths</svg:title>
          <svg:desc>24§display§\underline {\text {Method of Inversion}} :§svg§600§FALSE§</svg:desc>
          <draw:polygon draw:style-name="gr2" draw:text-style-name="P6" draw:layer="layout" svg:width="7.747cm" svg:height="0.646cm" svg:x="2.407cm" svg:y="9.213cm" svg:viewBox="0 0 7748 647" draw:points="3875,647 0,647 0,0 7748,0 7748,647">
            <text:p/>
          </draw:polygon>
          <draw:path draw:style-name="gr3" draw:text-style-name="P7" draw:layer="layout" svg:width="0.711cm" svg:height="0.577cm" svg:x="2.396cm" svg:y="9.19cm" svg:viewBox="0 0 712 578" svg:d="M173 19c-8-19-10-19-31-19h-142v27h21c63 0 65 10 65 38v425c0 23 0 61-86 61v27c29 0 71-2 100-2 27 0 69 2 98 2v-27c-87 0-87-38-87-61v-457l204 526c6 12 9 19 17 19 10 0 12-5 16-15l207-536h2v486c0 31-2 38-67 38h-21v27c32-2 90-2 122-2 33 0 91 0 121 2v-27h-21c-65 0-65-7-65-38v-448c0-28 0-38 65-38h21v-27h-144c-21 0-21 0-27 15l-186 479z">
            <text:p/>
          </draw:path>
          <draw:path draw:style-name="gr3" draw:text-style-name="P7" draw:layer="layout" svg:width="0.327cm" svg:height="0.389cm" svg:x="3.162cm" svg:y="9.38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66cm" svg:height="0.529cm" svg:x="3.529cm" svg:y="9.248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425cm" svg:height="0.587cm" svg:x="3.868cm" svg:y="9.181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75cm" svg:height="0.389cm" svg:x="4.333cm" svg:y="9.38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418cm" svg:height="0.597cm" svg:x="4.784cm" svg:y="9.181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7" draw:layer="layout" svg:width="0.375cm" svg:height="0.389cm" svg:x="5.529cm" svg:y="9.38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4cm" svg:height="0.597cm" svg:x="5.954cm" svg:y="9.171cm" svg:viewBox="0 0 275 598" svg:d="M121 232v-98c0-74 40-115 79-115 2 0 13 0 27 6-10 4-25 13-25 35 0 19 13 36 36 36 25 0 37-17 37-36 0-31-31-60-75-60-60 0-133 44-133 134v98h-67v25h67v275c0 39-9 39-67 39v27c35-2 73-4 98-4 34 0 73 0 107 4v-27h-17c-63 0-65-10-65-41v-273h98v-25z">
            <text:p/>
          </draw:path>
          <draw:path draw:style-name="gr3" draw:text-style-name="P7" draw:layer="layout" svg:width="0.258cm" svg:height="0.577cm" svg:x="6.489cm" svg:y="9.19cm" svg:viewBox="0 0 259 578" svg:d="M167 65c0-28 2-38 69-38h23v-27c-29 2-96 2-128 2-35 0-100 0-131-2v27h23c65 0 69 10 69 38v448c0 31-4 38-69 38h-23v27c31-2 96-2 129-2 34 0 101 0 130 2v-27h-23c-67 0-69-7-69-38z">
            <text:p/>
          </draw:path>
          <draw:path draw:style-name="gr3" draw:text-style-name="P7" draw:layer="layout" svg:width="0.425cm" svg:height="0.374cm" svg:x="6.797cm" svg:y="9.39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4cm" svg:height="0.374cm" svg:x="7.231cm" svg:y="9.402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27cm" svg:height="0.389cm" svg:x="7.661cm" svg:y="9.38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85cm" svg:height="0.374cm" svg:x="8.035cm" svg:y="9.394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8.371cm" svg:y="9.388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8.703cm" svg:y="9.2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8.934cm" svg:y="9.388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425cm" svg:height="0.374cm" svg:x="9.358cm" svg:y="9.39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olygon draw:style-name="gr3" draw:text-style-name="P7" draw:layer="layout" svg:width="7.436cm" svg:height="0.036cm" svg:x="2.365cm" svg:y="9.866cm" svg:viewBox="0 0 7437 37" draw:points="3719,37 0,37 0,0 7437,0 7437,37">
            <text:p/>
          </draw:polygon>
          <draw:path draw:style-name="gr3" draw:text-style-name="P7" draw:layer="layout" svg:width="0.091cm" svg:height="0.364cm" svg:x="10.107cm" svg:y="9.402cm" svg:viewBox="0 0 92 365" svg:d="M92 44c0-23-21-44-46-44s-46 21-46 44c0 25 21 46 46 46s46-21 46-46zM92 321c0-25-21-44-46-44s-46 19-46 44 21 44 46 44 46-19 46-44z">
            <text:p/>
          </draw:path>
        </draw:g>
        <draw:g xml:id="id18" draw:id="id18">
          <svg:title>TexMaths</svg:title>
          <svg:desc>24§display§\text {Consider the matrix equation } AX = C , \text {where, } A \text { is the matrix of}§svg§600§FALSE§</svg:desc>
          <draw:polygon draw:style-name="gr2" draw:text-style-name="P6" draw:layer="layout" svg:width="23.947cm" svg:height="0.684cm" svg:x="2.365cm" svg:y="10.414cm" svg:viewBox="0 0 23948 685" draw:points="11973,685 0,685 0,0 23948,0 23948,685">
            <text:p/>
          </draw:polygon>
          <draw:path draw:style-name="gr3" draw:text-style-name="P7" draw:layer="layout" svg:width="0.515cm" svg:height="0.613cm" svg:x="2.371cm" svg:y="10.382cm" svg:viewBox="0 0 516 614" svg:d="M0 307c0 175 136 307 294 307 138 0 222-117 222-215 0-7 0-13-11-13-10 0-10 4-10 13-7 121-98 190-190 190-52 0-219-28-219-282 0-251 166-280 217-280 93 0 169 77 185 200 2 11 2 15 13 15 15 0 15-4 15-21v-200c0-15 0-21-9-21-4 0-8 0-14 10l-42 63c-32-31-75-73-157-73-158 0-294 134-294 307z">
            <text:p/>
          </draw:path>
          <draw:path draw:style-name="gr3" draw:text-style-name="P7" draw:layer="layout" svg:width="0.375cm" svg:height="0.389cm" svg:x="2.956cm" svg:y="10.59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3.381cm" svg:y="10.60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3.851cm" svg:y="10.59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5cm" svg:x="4.183cm" svg:y="10.41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18cm" svg:height="0.596cm" svg:x="4.417cm" svg:y="10.391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8 10 33z">
            <text:p/>
          </draw:path>
          <draw:path draw:style-name="gr3" draw:text-style-name="P7" draw:layer="layout" svg:width="0.327cm" svg:height="0.389cm" svg:x="4.882cm" svg:y="10.59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5.256cm" svg:y="10.602cm" svg:viewBox="0 0 286 374" svg:d="M117 94v-94l-117 10v26c60 0 67 6 67 47v228c0 37-9 37-67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4cm" svg:height="0.529cm" svg:x="5.861cm" svg:y="10.45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6.199cm" svg:y="10.39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6.664cm" svg:y="10.59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7.324cm" svg:y="10.602cm" svg:viewBox="0 0 660 374" svg:d="M65 83v228c0 37-7 37-65 37v26c29 0 73-2 96-2 21 0 65 2 94 2v-26c-56 0-65 0-65-37v-157c0-89 59-135 113-135s63 46 63 94v198c0 37-9 37-65 37v26c29 0 71-2 94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8.035cm" svg:y="10.59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6cm" svg:height="0.529cm" svg:x="8.438cm" svg:y="10.456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285cm" svg:height="0.373cm" svg:x="8.774cm" svg:y="10.60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9.108cm" svg:y="10.41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9.325cm" svg:y="10.612cm" svg:viewBox="0 0 426 365" svg:d="M232 167c27-33 58-75 79-96 27-31 61-44 100-44v-27c-21 2-46 2-69 2-25 0-69-2-81-2v27c17 2 25 11 25 25 0 13-10 25-13 31l-52 65-67-85c-8-9-8-11-8-15 0-13 13-21 31-21v-27c-23 0-79 2-93 2-17 0-57 0-80-2v27c59 0 61 0 100 52l84 109-79 100c-42 50-92 52-109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327cm" svg:height="0.389cm" svg:x="10.064cm" svg:y="10.59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10.444cm" svg:y="10.602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10.888cm" svg:y="10.602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11.364cm" svg:y="10.59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11.767cm" svg:y="10.45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12.107cm" svg:y="10.41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2.337cm" svg:y="10.59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12.762cm" svg:y="10.60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579cm" svg:height="0.606cm" svg:x="13.514cm" svg:y="10.372cm" svg:viewBox="0 0 580 607" svg:d="M121 509c-33 55-65 69-104 71-9 0-17 0-17 17 0 4 4 10 12 10 23 0 48-4 72-4 27 0 58 4 85 4 4 0 15 0 15-18 0-9-7-9-13-9-19-2-40-10-40-31 0-9 5-19 13-31l63-107h213c2 17 14 132 14 140 0 27-44 29-62 29-11 0-21 0-21 17 0 10 12 10 14 10 34 0 71-4 105-4 22 0 73 4 94 4 6 0 16 0 16-18 0-9-8-9-19-9-52 0-52-6-54-31l-52-528c-2-17-2-21-17-21-14 0-16 6-21 13zM223 384l167-278 27 278z">
            <text:p/>
          </draw:path>
          <draw:path draw:style-name="gr3" draw:text-style-name="P7" draw:layer="layout" svg:width="0.696cm" svg:height="0.577cm" svg:x="14.14cm" svg:y="10.399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3" draw:text-style-name="P7" draw:layer="layout" svg:width="0.562cm" svg:height="0.199cm" svg:x="15.164cm" svg:y="10.66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6cm" svg:height="0.613cm" svg:x="16.049cm" svg:y="10.382cm" svg:viewBox="0 0 601 614" svg:d="M601 8c0-2-2-8-10-8-2 0-3 0-13 10l-58 65c-7-12-48-75-142-75-188 0-378 186-378 384 0 138 100 230 228 230 75 0 139-32 185-73 79-69 92-145 92-147 0-8-8-8-10-8-5 0-9 0-11 8-8 25-27 84-85 134-59 46-113 61-157 61-75 0-165-44-165-176 0-48 17-185 102-284 51-60 132-102 207-102 86 0 136 65 136 163 0 33-2 35-2 42 0 10 8 10 12 10 11 0 11-2 15-17z">
            <text:p/>
          </draw:path>
          <draw:path draw:style-name="gr3" draw:text-style-name="P7" draw:layer="layout" svg:width="0.099cm" svg:height="0.252cm" svg:x="16.696cm" svg:y="10.887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579cm" svg:height="0.373cm" svg:x="17.014cm" svg:y="10.612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425cm" svg:height="0.587cm" svg:x="17.635cm" svg:y="10.39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8.099cm" svg:y="10.59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8.475cm" svg:y="10.60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8.806cm" svg:y="10.59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9cm" svg:height="0.252cm" svg:x="19.228cm" svg:y="10.887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579cm" svg:height="0.606cm" svg:x="19.702cm" svg:y="10.372cm" svg:viewBox="0 0 580 607" svg:d="M121 509c-33 55-65 69-104 71-9 0-17 0-17 17 0 4 4 10 12 10 23 0 48-4 72-4 27 0 58 4 85 4 4 0 15 0 15-18 0-9-7-9-13-9-19-2-40-10-40-31 0-9 5-19 11-31l65-107h213c0 17 14 132 14 140 0 27-44 29-62 29-11 0-21 0-21 17 0 10 12 10 14 10 34 0 71-4 105-4 22 0 73 4 94 4 6 0 16 0 16-18 0-9-8-9-19-9-52 0-52-6-54-31l-52-528c-2-17-2-21-17-21-14 0-18 6-21 13zM223 384l167-278 27 278z">
            <text:p/>
          </draw:path>
          <draw:path draw:style-name="gr3" draw:text-style-name="P7" draw:layer="layout" svg:width="0.181cm" svg:height="0.565cm" svg:x="20.614cm" svg:y="10.41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0.849cm" svg:y="10.59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1.449cm" svg:y="10.45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21.789cm" svg:y="10.39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22.254cm" svg:y="10.59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22.914cm" svg:y="10.602cm" svg:viewBox="0 0 660 374" svg:d="M65 83v228c0 37-9 37-65 37v26c29 0 73-2 96-2 21 0 65 2 94 2v-26c-56 0-65 0-65-37v-157c0-89 59-135 113-135s63 46 63 94v198c0 37-9 37-67 37v26c31 0 73-2 96-2s67 2 96 2v-26c-57 0-67 0-67-37v-157c0-89 61-135 115-135 52 0 62 46 62 94v198c0 37-10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23.625cm" svg:y="10.599cm" svg:viewBox="0 0 382 390" svg:d="M248 315c2 34 25 69 65 69 17 0 69-12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7" draw:layer="layout" svg:width="0.264cm" svg:height="0.529cm" svg:x="24.028cm" svg:y="10.45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24.362cm" svg:y="10.60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24.698cm" svg:y="10.41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24.913cm" svg:y="10.612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80-27z">
            <text:p/>
          </draw:path>
          <draw:path draw:style-name="gr3" draw:text-style-name="P7" draw:layer="layout" svg:width="0.375cm" svg:height="0.389cm" svg:x="25.654cm" svg:y="10.599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26.08cm" svg:y="10.382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</draw:g>
        <draw:g xml:id="id19" draw:id="id19">
          <svg:title>TexMaths</svg:title>
          <svg:desc>24§display§\text {of coefficients of variables , } X  \text { is a column matrix of variables and }§svg§600§FALSE§</svg:desc>
          <draw:polygon draw:style-name="gr2" draw:text-style-name="P6" draw:layer="layout" svg:width="24.209cm" svg:height="0.673cm" svg:x="2.388cm" svg:y="11.614cm" svg:viewBox="0 0 24210 674" draw:points="12104,674 0,674 0,0 24210,0 24210,674">
            <text:p/>
          </draw:polygon>
          <draw:path draw:style-name="gr3" draw:text-style-name="P7" draw:layer="layout" svg:width="0.375cm" svg:height="0.389cm" svg:x="2.369cm" svg:y="11.789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4cm" svg:height="0.596cm" svg:x="2.795cm" svg:y="11.572cm" svg:viewBox="0 0 275 597" svg:d="M121 232v-98c0-75 40-115 79-115 2 0 13 0 27 6-10 4-25 13-25 34 0 20 13 37 36 37 25 0 37-17 37-37 0-30-31-59-75-59-60 0-133 44-133 134v98h-67v25h67v275c0 38-9 38-67 38v27c35-2 73-4 98-4 34 0 73 0 107 4v-27h-17c-63 0-65-10-65-40v-273h98v-25z">
            <text:p/>
          </draw:path>
          <draw:path draw:style-name="gr3" draw:text-style-name="P7" draw:layer="layout" svg:width="0.322cm" svg:height="0.389cm" svg:x="3.335cm" svg:y="11.789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3.705cm" svg:y="11.789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327cm" svg:height="0.389cm" svg:x="4.151cm" svg:y="11.789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656cm" svg:height="0.596cm" svg:x="4.525cm" svg:y="11.572cm" svg:viewBox="0 0 657 597" svg:d="M492 257c38 0 44 12 44 46v229c0 38-10 38-66 38v27c27-2 71-4 93-4 21 0 63 2 94 4v-27c-56 0-66 0-66-38v-311l-32 4c-43 3-48 3-89 5-2 2-3 2-15 2h-100v-96c0-84 73-117 125-117 25 0 56 8 73 27-35 2-40 25-40 40 0 27 21 39 38 39 19 0 38-14 38-39 0-50-46-86-109-86-73 0-123 35-138 46-19-29-54-46-96-46-81 0-179 42-179 136v96h-67v25h67v275c0 38-9 38-67 38v27c29-2 73-4 94-4s63 2 94 4v-27c-56 0-65 0-65-38v-275h178v275c0 38-9 38-65 38v27c27-2 71-4 92-4s64 2 94 4v-27c-55 0-65 0-65-38v-275zM301 232h-180v-96c0-84 73-117 123-117 21 0 50 4 73 27-33 2-41 23-41 40 0 18 10 31 25 35z">
            <text:p/>
          </draw:path>
          <draw:path draw:style-name="gr3" draw:text-style-name="P7" draw:layer="layout" svg:width="0.322cm" svg:height="0.389cm" svg:x="5.234cm" svg:y="11.789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181cm" svg:height="0.565cm" svg:x="5.608cm" svg:y="11.60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27cm" svg:height="0.389cm" svg:x="5.837cm" svg:y="11.789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425cm" svg:height="0.373cm" svg:x="6.215cm" svg:y="11.79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64cm" svg:height="0.529cm" svg:x="6.651cm" svg:y="11.649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277cm" svg:height="0.389cm" svg:x="6.99cm" svg:y="11.78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75cm" svg:height="0.389cm" svg:x="7.599cm" svg:y="11.789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4cm" svg:height="0.596cm" svg:x="8.025cm" svg:y="11.572cm" svg:viewBox="0 0 275 597" svg:d="M121 232v-98c0-75 40-115 79-115 2 0 15 0 27 6-10 4-25 13-25 34 0 20 13 37 36 37 25 0 37-17 37-37 0-30-31-59-75-59-60 0-133 44-133 134v98h-67v25h67v275c0 38-9 38-67 38v27c35-2 75-4 98-4 34 0 73 0 107 4v-27h-17c-63 0-65-10-65-40v-273h98v-25z">
            <text:p/>
          </draw:path>
          <draw:path draw:style-name="gr3" draw:text-style-name="P7" draw:layer="layout" svg:width="0.414cm" svg:height="0.373cm" svg:x="8.553cm" svg:y="11.802cm" svg:viewBox="0 0 415 374" svg:d="M336 83c8-20 23-56 79-56v-27c-19 2-44 2-64 2-21 0-59-2-75-2v27c33 0 43 19 43 36 0 8-2 10-6 20l-86 216-96-236c-4-11-4-13-4-15 0-21 32-21 48-21v-27c-25 0-73 2-92 2-23 0-58 0-83-2v27c54 0 58 4 67 31l123 301c4 11 6 15 17 15 12 0 16-7 18-15z">
            <text:p/>
          </draw:path>
          <draw:path draw:style-name="gr3" draw:text-style-name="P7" draw:layer="layout" svg:width="0.381cm" svg:height="0.389cm" svg:x="8.97cm" svg:y="11.789cm" svg:viewBox="0 0 382 390" svg:d="M246 315c4 34 27 69 67 69 17 0 69-12 69-81v-46h-21v46c0 50-21 56-31 56-27 0-30-39-30-42v-171c0-35 0-67-31-100-33-33-75-46-115-46-71 0-129 40-129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285cm" svg:height="0.373cm" svg:x="9.381cm" svg:y="11.795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181cm" svg:height="0.565cm" svg:x="9.715cm" svg:y="11.60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81cm" svg:height="0.389cm" svg:x="9.957cm" svg:y="11.789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18cm" svg:height="0.596cm" svg:x="10.366cm" svg:y="11.582cm" svg:viewBox="0 0 419 597" svg:d="M123 269v-269l-123 10v26c60 0 65 6 65 47v504h21c2-2 8-13 31-52 14 20 50 62 111 62 102 0 191-83 191-192 0-108-85-192-181-192-65 0-102 40-115 56zM125 491v-174c0-18 0-18 9-31 33-48 79-54 100-54 39 0 69 21 89 54 23 34 25 82 25 117 0 33-2 83-27 121-18 25-50 54-96 54-37 0-68-21-89-52-11-17-11-19-11-35z">
            <text:p/>
          </draw:path>
          <draw:path draw:style-name="gr3" draw:text-style-name="P7" draw:layer="layout" svg:width="0.189cm" svg:height="0.586cm" svg:x="10.84cm" svg:y="11.582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27cm" svg:height="0.389cm" svg:x="11.069cm" svg:y="11.789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277cm" svg:height="0.389cm" svg:x="11.449cm" svg:y="11.78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099cm" svg:height="0.252cm" svg:x="12.107cm" svg:y="12.077cm" svg:viewBox="0 0 100 253" svg:d="M100 88c0-53-19-88-54-88-31 0-46 23-46 44 0 23 15 46 46 46 14 0 23-6 33-11l2-2c0 0 2 0 2 11 0 56-25 108-64 148-4 4-6 6-6 8 0 7 4 9 10 9 10 0 77-67 77-165z">
            <text:p/>
          </draw:path>
          <draw:path draw:style-name="gr3" draw:text-style-name="P7" draw:layer="layout" svg:width="0.696cm" svg:height="0.577cm" svg:x="12.572cm" svg:y="11.591cm" svg:viewBox="0 0 697 578" svg:d="M388 230l-71-169c-4-5-4-9-4-11 0-4 13-21 50-23 8-2 15-2 15-17 0-10-9-10-11-10-35 0-71 2-108 2-21 0-73-2-94-2-6 0-15 0-15 17 0 10 7 10 19 10 52 0 56 8 63 27l100 236-178 192-12 9c-40 44-81 58-123 60-11 2-19 2-19 17 0 2 0 10 12 10 24 0 51-2 78-2 31 0 66 2 94 2 6 0 16 0 16-18 0-7-8-9-10-9-8 0-34-2-34-25 0-14 13-27 23-39l86-92 77-82 84 201c4 10 6 12 6 14 0 5-17 21-50 23-10 2-17 2-17 17 0 10 9 10 13 10 23 0 83-2 106-2 21 0 73 2 94 2 6 0 17 0 17-16 0-11-9-11-15-11-58 0-60-2-73-37-33-78-90-211-110-261 58-59 146-161 173-184 25-19 58-40 108-42 11-2 19-2 19-17 0-2 0-10-12-10-25 0-51 2-78 2-31 0-64-2-94-2-6 0-16 0-16 17 0 6 4 8 10 10 8 0 33 2 33 25 0 13-8 23-16 31z">
            <text:p/>
          </draw:path>
          <draw:path draw:style-name="gr3" draw:text-style-name="P7" draw:layer="layout" svg:width="0.181cm" svg:height="0.565cm" svg:x="13.624cm" svg:y="11.60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3.858cm" svg:y="11.78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1cm" svg:height="0.389cm" svg:x="14.48cm" svg:y="11.789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322cm" svg:height="0.389cm" svg:x="15.176cm" svg:y="11.789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5.546cm" svg:y="11.789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189cm" svg:height="0.586cm" svg:x="15.972cm" svg:y="11.582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425cm" svg:height="0.383cm" svg:x="16.205cm" svg:y="11.795cm" svg:viewBox="0 0 426 384" svg:d="M303 307v77l123-10v-27c-59 0-65-5-65-46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659cm" svg:height="0.373cm" svg:x="16.673cm" svg:y="11.795cm" svg:viewBox="0 0 660 374" svg:d="M65 83v228c0 36-9 36-65 36v27c29 0 73-2 96-2 21 0 65 2 94 2v-27c-56 0-65 0-65-36v-157c0-89 59-135 113-135s63 46 63 94v198c0 36-9 36-67 36v27c31 0 73-2 96-2s67 2 96 2v-27c-57 0-67 0-67-36v-157c0-89 61-135 115-135 52 0 62 46 62 94v198c0 36-10 36-66 36v27c29 0 73-2 96-2 22 0 66 2 94 2v-27c-44 0-65 0-65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73cm" svg:x="17.378cm" svg:y="11.79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659cm" svg:height="0.373cm" svg:x="18.127cm" svg:y="11.795cm" svg:viewBox="0 0 660 374" svg:d="M65 83v228c0 36-9 36-65 36v27c29 0 73-2 96-2 21 0 65 2 94 2v-27c-56 0-65 0-65-36v-157c0-89 59-135 113-135s63 46 63 94v198c0 36-9 36-67 36v27c31 0 73-2 96-2s67 2 96 2v-27c-57 0-67 0-67-36v-157c0-89 61-135 115-135 52 0 62 46 62 94v198c0 36-10 36-66 36v27c29 0 73-2 96-2 22 0 66 2 94 2v-27c-44 0-65 0-65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8.839cm" svg:y="11.789cm" svg:viewBox="0 0 382 390" svg:d="M248 315c2 34 25 69 65 69 17 0 69-12 69-81v-46h-21v46c0 50-21 56-31 56-27 0-30-39-30-42v-171c0-35 0-67-31-100-33-33-75-46-115-46-71 0-129 40-129 96 0 25 17 40 38 40 25 0 39-17 39-40 0-10-4-38-42-38 23-29 63-39 92-39 40 0 88 33 88 108v32c-42 2-102 4-156 29-63 29-84 73-84 111 0 69 83 91 136 91 56 0 94-35 112-75zM240 177v84c0 81-60 109-98 109-42 0-77-30-77-73 0-46 37-117 175-120z">
            <text:p/>
          </draw:path>
          <draw:path draw:style-name="gr3" draw:text-style-name="P7" draw:layer="layout" svg:width="0.264cm" svg:height="0.529cm" svg:x="19.24cm" svg:y="11.649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285cm" svg:height="0.373cm" svg:x="19.576cm" svg:y="11.795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181cm" svg:height="0.565cm" svg:x="19.91cm" svg:y="11.60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64cm" svg:x="20.127cm" svg:y="11.802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9 17 23 17 29 0 7-8 19-31 21v25c27 0 73-2 93-2 23 0 55 0 80 2v-25c-44 0-59-2-80-27z">
            <text:p/>
          </draw:path>
          <draw:path draw:style-name="gr3" draw:text-style-name="P7" draw:layer="layout" svg:width="0.375cm" svg:height="0.389cm" svg:x="20.866cm" svg:y="11.789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274cm" svg:height="0.596cm" svg:x="21.293cm" svg:y="11.572cm" svg:viewBox="0 0 275 597" svg:d="M121 232v-98c0-75 40-115 79-115 2 0 15 0 27 6-10 4-25 13-25 34 0 20 13 37 36 37 25 0 37-17 37-37 0-30-31-59-75-59-60 0-133 44-133 134v98h-67v25h67v275c0 38-9 38-67 38v27c35-2 75-4 98-4 34 0 73 0 107 4v-27h-17c-63 0-65-10-65-40v-273h98v-25z">
            <text:p/>
          </draw:path>
          <draw:path draw:style-name="gr3" draw:text-style-name="P7" draw:layer="layout" svg:width="0.414cm" svg:height="0.373cm" svg:x="21.821cm" svg:y="11.802cm" svg:viewBox="0 0 415 374" svg:d="M336 83c8-20 23-56 79-56v-27c-19 2-44 2-64 2-21 0-59-2-75-2v27c33 0 43 19 43 36 0 8-2 10-6 20l-86 216-96-236c-4-11-4-13-4-15 0-21 32-21 48-21v-27c-25 0-73 2-92 2-23 0-58 0-83-2v27c54 0 58 4 67 31l123 301c4 11 6 15 17 15 12 0 16-7 18-15z">
            <text:p/>
          </draw:path>
          <draw:path draw:style-name="gr3" draw:text-style-name="P7" draw:layer="layout" svg:width="0.381cm" svg:height="0.389cm" svg:x="22.237cm" svg:y="11.789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285cm" svg:height="0.373cm" svg:x="22.648cm" svg:y="11.795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181cm" svg:height="0.565cm" svg:x="22.982cm" svg:y="11.60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81cm" svg:height="0.389cm" svg:x="23.224cm" svg:y="11.789cm" svg:viewBox="0 0 382 390" svg:d="M246 315c4 34 27 69 67 69 17 0 69-12 69-81v-46h-21v46c0 50-21 56-31 56-27 0-30-39-30-42v-171c0-35 0-67-31-100-33-33-75-46-115-46-71 0-129 40-129 96 0 25 17 40 38 40 25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18cm" svg:height="0.596cm" svg:x="23.635cm" svg:y="11.582cm" svg:viewBox="0 0 419 597" svg:d="M123 269v-269l-123 10v26c60 0 65 6 65 47v504h21c2-2 8-13 31-52 14 20 50 62 111 62 102 0 191-83 191-192 0-108-85-192-181-192-65 0-102 40-115 56zM125 491v-174c0-18 0-18 9-31 33-48 79-54 100-54 39 0 69 21 89 54 23 34 25 82 25 117 0 33-2 83-27 121-18 25-50 54-96 54-37 0-68-21-89-52-11-17-11-19-11-35z">
            <text:p/>
          </draw:path>
          <draw:path draw:style-name="gr3" draw:text-style-name="P7" draw:layer="layout" svg:width="0.189cm" svg:height="0.586cm" svg:x="24.107cm" svg:y="11.582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27cm" svg:height="0.389cm" svg:x="24.338cm" svg:y="11.789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277cm" svg:height="0.389cm" svg:x="24.716cm" svg:y="11.78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1cm" svg:height="0.389cm" svg:x="25.338cm" svg:y="11.789cm" svg:viewBox="0 0 382 390" svg:d="M246 315c4 34 27 69 67 69 17 0 69-12 69-81v-46h-21v46c0 50-21 56-31 56-27 0-30-39-30-42v-171c0-35 0-67-31-100-33-33-75-46-115-46-71 0-129 40-129 96 0 25 17 40 38 40 25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25.751cm" svg:y="11.79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18cm" svg:height="0.596cm" svg:x="26.221cm" svg:y="11.582cm" svg:viewBox="0 0 419 597" svg:d="M294 541v56l125-10v-27c-60 0-68-5-68-46v-514l-121 10v26c58 0 66 6 66 47v182c-25-29-62-52-108-52-100 0-188 83-188 192 0 107 83 192 180 192 54 0 93-29 114-56zM294 315v172c0 16 0 18-10 31-25 40-63 60-100 60-38 0-69-21-90-54-21-35-23-83-23-117 0-33 2-83 25-121 19-27 50-54 96-54 31 0 65 12 92 50 10 15 10 17 10 33z">
            <text:p/>
          </draw:path>
        </draw:g>
        <draw:g xml:id="id20" draw:id="id20">
          <svg:title>TexMaths</svg:title>
          <svg:desc>24§display§C \text { is the column matrix of constants. If the solution of the two ( or } §svg§600§FALSE§</svg:desc>
          <draw:polygon draw:style-name="gr2" draw:text-style-name="P6" draw:layer="layout" svg:width="24.713cm" svg:height="0.759cm" svg:x="2.371cm" svg:y="12.915cm" svg:viewBox="0 0 24714 760" draw:points="12357,760 0,760 0,0 24714,0 24714,760">
            <text:p/>
          </draw:polygon>
          <draw:path draw:style-name="gr3" draw:text-style-name="P7" draw:layer="layout" svg:width="0.6cm" svg:height="0.614cm" svg:x="2.371cm" svg:y="12.911cm" svg:viewBox="0 0 601 615" svg:d="M601 8c0-2-2-8-10-8-2 0-3 0-13 10l-58 65c-7-12-48-75-142-75-188 0-378 186-378 384 0 138 100 231 228 231 75 0 139-33 185-73 79-70 92-146 92-148 0-8-8-8-10-8-5 0-9 0-11 8-8 25-27 84-85 134-59 46-113 62-157 62-75 0-165-45-165-177 0-48 17-184 102-284 51-60 132-102 207-102 86 0 136 65 136 163 0 33-2 35-2 42 0 10 8 10 12 10 11 0 11-2 15-17z">
            <text:p/>
          </draw:path>
          <draw:path draw:style-name="gr3" draw:text-style-name="P7" draw:layer="layout" svg:width="0.181cm" svg:height="0.566cm" svg:x="3.3cm" svg:y="12.9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3.534cm" svg:y="13.1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4.137cm" svg:y="12.9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4.477cm" svg:y="12.92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4.942cm" svg:y="13.1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5.602cm" svg:y="13.12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5.973cm" svg:y="13.12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9cm" svg:height="0.587cm" svg:x="6.399cm" svg:y="12.92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6.631cm" svg:y="13.132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659cm" svg:height="0.373cm" svg:x="7.1cm" svg:y="13.132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73cm" svg:x="7.803cm" svg:y="13.1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659cm" svg:height="0.373cm" svg:x="8.553cm" svg:y="13.132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9.264cm" svg:y="13.128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9.667cm" svg:y="12.9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85cm" svg:height="0.373cm" svg:x="10.003cm" svg:y="13.132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0.337cm" svg:y="12.9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0.554cm" svg:y="13.142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80-27z">
            <text:p/>
          </draw:path>
          <draw:path draw:style-name="gr3" draw:text-style-name="P7" draw:layer="layout" svg:width="0.375cm" svg:height="0.389cm" svg:x="11.293cm" svg:y="13.12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1.719cm" svg:y="12.911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22cm" svg:height="0.389cm" svg:x="12.259cm" svg:y="13.12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629cm" svg:y="13.12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3.054cm" svg:y="13.1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13.524cm" svg:y="13.1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13.845cm" svg:y="12.9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81cm" svg:height="0.389cm" svg:x="14.192cm" svg:y="13.12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4.605cm" svg:y="13.1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5.039cm" svg:y="12.98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77cm" svg:height="0.389cm" svg:x="15.379cm" svg:y="13.1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091cm" svg:x="15.757cm" svg:y="13.416cm" svg:viewBox="0 0 92 92" svg:d="M92 46c0-25-21-46-46-46s-46 21-46 46 21 46 46 46 46-21 46-46z">
            <text:p/>
          </draw:path>
          <draw:path draw:style-name="gr3" draw:text-style-name="P7" draw:layer="layout" svg:width="0.258cm" svg:height="0.577cm" svg:x="16.318cm" svg:y="12.929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274cm" svg:height="0.596cm" svg:x="16.627cm" svg:y="12.91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264cm" svg:height="0.529cm" svg:x="17.153cm" svg:y="12.98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7.493cm" svg:y="12.92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7.957cm" svg:y="13.1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8.618cm" svg:y="13.1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75cm" svg:height="0.389cm" svg:x="18.946cm" svg:y="13.12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9cm" svg:height="0.587cm" svg:x="19.372cm" svg:y="12.92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19.605cm" svg:y="13.132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66cm" svg:height="0.529cm" svg:x="20.063cm" svg:y="12.9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20.403cm" svg:y="12.9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20.634cm" svg:y="13.12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21.058cm" svg:y="13.1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21.805cm" svg:y="13.12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22.231cm" svg:y="12.911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66cm" svg:height="0.529cm" svg:x="22.757cm" svg:y="12.9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23.097cm" svg:y="12.92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23.562cm" svg:y="13.1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24.211cm" svg:y="12.9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579cm" svg:height="0.373cm" svg:x="24.514cm" svg:y="13.142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75cm" svg:height="0.389cm" svg:x="25.107cm" svg:y="13.12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97cm" svg:height="0.844cm" svg:x="25.871cm" svg:y="12.87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75cm" svg:height="0.389cm" svg:x="26.42cm" svg:y="13.12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26.841cm" svg:y="13.13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</draw:g>
        <draw:g xml:id="id21" draw:id="id21">
          <svg:title>TexMaths</svg:title>
          <svg:desc>24§display§\text {three ) equations exists, then the matrix } A \text { must be nonsingular.} §svg§600§FALSE§</svg:desc>
          <draw:polygon draw:style-name="gr2" draw:text-style-name="P6" draw:layer="layout" svg:width="23.726cm" svg:height="0.759cm" svg:x="2.399cm" svg:y="14.115cm" svg:viewBox="0 0 23727 760" draw:points="11863,760 0,760 0,0 23727,0 23727,760">
            <text:p/>
          </draw:polygon>
          <draw:path draw:style-name="gr3" draw:text-style-name="P7" draw:layer="layout" svg:width="0.266cm" svg:height="0.529cm" svg:x="2.372cm" svg:y="14.1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2.712cm" svg:y="14.12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285cm" svg:height="0.373cm" svg:x="3.176cm" svg:y="14.33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3.507cm" svg:y="14.3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3.883cm" svg:y="14.3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97cm" svg:height="0.844cm" svg:x="4.563cm" svg:y="14.07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27cm" svg:height="0.389cm" svg:x="5.148cm" svg:y="14.3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5.527cm" svg:y="14.332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5.97cm" svg:y="14.332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6.448cm" svg:y="14.32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6.849cm" svg:y="14.18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7.189cm" svg:y="14.1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7.42cm" svg:y="14.32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7.846cm" svg:y="14.3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8.314cm" svg:y="14.3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8.925cm" svg:y="14.3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9.286cm" svg:y="14.342cm" svg:viewBox="0 0 426 365" svg:d="M232 167c27-33 58-75 79-96 27-31 61-44 100-44v-27c-21 2-46 2-69 2-25 0-69-2-81-2v27c17 2 25 11 25 25 0 13-10 25-13 31l-52 65-67-85c-8-9-8-11-8-15 0-13 13-21 31-21v-27c-23 0-79 2-93 2-17 0-57 0-80-2v27c59 0 61 0 100 52l84 109-79 100c-42 50-92 52-109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6cm" svg:x="9.749cm" svg:y="14.1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9.983cm" svg:y="14.3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10.303cm" svg:y="14.1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77cm" svg:height="0.389cm" svg:x="10.643cm" svg:y="14.3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9cm" svg:height="0.253cm" svg:x="11.021cm" svg:y="14.616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11.48cm" svg:y="14.18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1.818cm" svg:y="14.12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2.285cm" svg:y="14.3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2.663cm" svg:y="14.3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13.402cm" svg:y="14.1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13.74cm" svg:y="14.12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4.205cm" svg:y="14.3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4.865cm" svg:y="14.332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5.576cm" svg:y="14.32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5.979cm" svg:y="14.18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3cm" svg:x="16.315cm" svg:y="14.33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6.649cm" svg:y="14.1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6.866cm" svg:y="14.342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579cm" svg:height="0.606cm" svg:x="17.611cm" svg:y="14.102cm" svg:viewBox="0 0 580 607" svg:d="M121 509c-33 56-65 69-104 71-9 0-17 0-17 17 0 4 4 10 12 10 23 0 48-4 72-4 27 0 58 4 85 4 4 0 15 0 15-17 0-10-7-10-13-10-19-2-40-10-40-31 0-9 5-19 13-30l63-108h213c0 17 14 132 14 140 0 27-44 29-62 29-11 0-21 0-21 17 0 10 12 10 14 10 34 0 71-4 105-4 22 0 73 4 94 4 6 0 16 0 16-17 0-10-8-10-19-10-52 0-52-6-54-31l-52-528c-2-17-2-21-17-21-14 0-18 6-21 13zM223 384l167-278 27 278z">
            <text:p/>
          </draw:path>
          <draw:path draw:style-name="gr3" draw:text-style-name="P7" draw:layer="layout" svg:width="0.659cm" svg:height="0.373cm" svg:x="18.523cm" svg:y="14.332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83cm" svg:x="19.202cm" svg:y="14.332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77cm" svg:height="0.389cm" svg:x="19.671cm" svg:y="14.3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19.992cm" svg:y="14.1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18cm" svg:height="0.596cm" svg:x="20.61cm" svg:y="14.121cm" svg:viewBox="0 0 419 597" svg:d="M123 269v-269l-123 10v26c60 0 65 6 65 47v505h21c2-2 8-14 31-52 14 19 50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21.101cm" svg:y="14.3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1.76cm" svg:y="14.3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22.226cm" svg:y="14.32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22.651cm" svg:y="14.3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23.121cm" svg:y="14.3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23.453cm" svg:y="14.1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3.686cm" svg:y="14.3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24.152cm" svg:y="14.323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25cm" svg:height="0.383cm" svg:x="24.576cm" svg:y="14.332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189cm" svg:height="0.587cm" svg:x="25.047cm" svg:y="14.12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81cm" svg:height="0.389cm" svg:x="25.289cm" svg:y="14.32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25.698cm" svg:y="14.332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091cm" svg:x="26.078cm" svg:y="14.616cm" svg:viewBox="0 0 92 92" svg:d="M92 46c0-25-21-46-46-46s-46 21-46 46 21 46 46 46 46-21 46-46z">
            <text:p/>
          </draw:path>
        </draw:g>
        <draw:g xml:id="id16" draw:id="id16">
          <svg:title>TexMaths</svg:title>
          <svg:desc>24§display§\text {(ii) Method of Reduction } §svg§600§FALSE§</svg:desc>
          <draw:polygon draw:style-name="gr2" draw:text-style-name="P6" draw:layer="layout" svg:width="9.166cm" svg:height="0.76cm" svg:x="12.562cm" svg:y="8.015cm" svg:viewBox="0 0 9167 761" draw:points="4583,761 0,761 0,0 9167,0 9167,761">
            <text:p/>
          </draw:polygon>
          <draw:path draw:style-name="gr3" draw:text-style-name="P7" draw:layer="layout" svg:width="0.197cm" svg:height="0.844cm" svg:x="12.602cm" svg:y="7.97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181cm" svg:height="0.566cm" svg:x="12.875cm" svg:y="8.0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13.109cm" svg:y="8.0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13.365cm" svg:y="7.97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711cm" svg:height="0.577cm" svg:x="13.956cm" svg:y="8.029cm" svg:viewBox="0 0 712 578" svg:d="M173 19c-8-19-10-19-31-19h-142v27h21c63 0 65 9 65 38v425c0 23 0 61-86 61v27c29 0 71-2 100-2 27 0 69 2 98 2v-27c-87 0-87-38-87-61v-457l204 526c6 11 10 19 17 19 10 0 12-6 16-15l207-536h2v486c0 30-2 38-67 38h-21v27c32-2 90-2 122-2 33 0 91 0 121 2v-27h-21c-65 0-65-8-65-38v-448c0-29 0-38 65-38h21v-27h-144c-21 0-21 0-27 15l-186 479z">
            <text:p/>
          </draw:path>
          <draw:path draw:style-name="gr3" draw:text-style-name="P7" draw:layer="layout" svg:width="0.327cm" svg:height="0.389cm" svg:x="14.722cm" svg:y="8.228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66cm" svg:height="0.529cm" svg:x="15.091cm" svg:y="8.0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15.429cm" svg:y="8.02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75cm" svg:height="0.389cm" svg:x="15.893cm" svg:y="8.22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18cm" svg:height="0.596cm" svg:x="16.345cm" svg:y="8.021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75cm" svg:height="0.389cm" svg:x="17.09cm" svg:y="8.22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17.516cm" svg:y="8.011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588cm" svg:height="0.596cm" svg:x="18.056cm" svg:y="8.029cm" svg:viewBox="0 0 589 597" svg:d="M159 278v-218c0-20 0-29 20-31 7-2 32-2 49-2 77 0 171 2 171 125 0 59-21 126-146 126zM338 290c83-19 148-71 148-138 0-81-96-152-221-152h-265v27h21c65 0 65 9 65 38v448c0 30 0 38-65 38h-21v27c31-2 90-2 123-2 34 0 94 0 125 2v-27h-21c-66 0-68-8-68-38v-215h98c14 0 50 0 79 28 33 31 33 58 33 114 0 55 0 88 34 121 35 31 81 36 106 36 67 0 80-69 80-94 0-4 0-13-9-13-10 0-10 7-12 13-3 60-34 75-55 75-43 0-48-42-60-121l-11-69c-16-54-56-81-104-98z">
            <text:p/>
          </draw:path>
          <draw:path draw:style-name="gr3" draw:text-style-name="P7" draw:layer="layout" svg:width="0.327cm" svg:height="0.389cm" svg:x="18.672cm" svg:y="8.228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418cm" svg:height="0.596cm" svg:x="19.05cm" svg:y="8.021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0-82 25-121 19-27 50-54 96-54 31 0 65 12 92 50 10 16 10 18 10 33z">
            <text:p/>
          </draw:path>
          <draw:path draw:style-name="gr3" draw:text-style-name="P7" draw:layer="layout" svg:width="0.425cm" svg:height="0.383cm" svg:x="19.519cm" svg:y="8.232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2cm" svg:height="0.389cm" svg:x="19.989cm" svg:y="8.228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264cm" svg:height="0.529cm" svg:x="20.35cm" svg:y="8.08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20.69cm" svg:y="8.0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20.92cm" svg:y="8.22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21.345cm" svg:y="8.2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05;width" smil:keyTimes="0;1"/>
                  <anim:animate smil:dur="0.5s" smil:fill="hold" smil:targetElement="id10" smil:attributeName="height" smil:values="height;height" smil:keyTimes="0;1"/>
                  <anim:animate smil:dur="0.5s" smil:fill="hold" smil:targetElement="id10" smil:attributeName="x" smil:values="x-.2;x" smil:keyTimes="0;1"/>
                  <anim:animate smil:dur="0.5s" smil:fill="hold" smil:targetElement="id10" smil:attributeName="y" smil:values="y;y" smil:keyTimes="0;1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width*0.05;width" smil:keyTimes="0;1"/>
                  <anim:animate smil:dur="0.5s" smil:fill="hold" smil:targetElement="id12" smil:attributeName="height" smil:values="height;height" smil:keyTimes="0;1"/>
                  <anim:animate smil:dur="0.5s" smil:fill="hold" smil:targetElement="id12" smil:attributeName="x" smil:values="x-.2;x" smil:keyTimes="0;1"/>
                  <anim:animate smil:dur="0.5s" smil:fill="hold" smil:targetElement="id12" smil:attributeName="y" smil:values="y;y" smil:keyTimes="0;1"/>
                  <anim:transitionFilter smil:dur="0.5s" smil:targetElement="id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width*0.05;width" smil:keyTimes="0;1"/>
                  <anim:animate smil:dur="0.5s" smil:fill="hold" smil:targetElement="id13" smil:attributeName="height" smil:values="height;height" smil:keyTimes="0;1"/>
                  <anim:animate smil:dur="0.5s" smil:fill="hold" smil:targetElement="id13" smil:attributeName="x" smil:values="x-.2;x" smil:keyTimes="0;1"/>
                  <anim:animate smil:dur="0.5s" smil:fill="hold" smil:targetElement="id13" smil:attributeName="y" smil:values="y;y" smil:keyTimes="0;1"/>
                  <anim:transitionFilter smil:dur="0.5s" smil:targetElement="id1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width*0.05;width" smil:keyTimes="0;1"/>
                  <anim:animate smil:dur="0.5s" smil:fill="hold" smil:targetElement="id15" smil:attributeName="height" smil:values="height;height" smil:keyTimes="0;1"/>
                  <anim:animate smil:dur="0.5s" smil:fill="hold" smil:targetElement="id15" smil:attributeName="x" smil:values="x-.2;x" smil:keyTimes="0;1"/>
                  <anim:animate smil:dur="0.5s" smil:fill="hold" smil:targetElement="id15" smil:attributeName="y" smil:values="y;y" smil:keyTimes="0;1"/>
                  <anim:transitionFilter smil:dur="0.5s" smil:targetElement="id1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width*0.05;width" smil:keyTimes="0;1"/>
                  <anim:animate smil:dur="0.5s" smil:fill="hold" smil:targetElement="id16" smil:attributeName="height" smil:values="height;height" smil:keyTimes="0;1"/>
                  <anim:animate smil:dur="0.5s" smil:fill="hold" smil:targetElement="id16" smil:attributeName="x" smil:values="x-.2;x" smil:keyTimes="0;1"/>
                  <anim:animate smil:dur="0.5s" smil:fill="hold" smil:targetElement="id16" smil:attributeName="y" smil:values="y;y" smil:keyTimes="0;1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width*0.05;width" smil:keyTimes="0;1"/>
                  <anim:animate smil:dur="0.5s" smil:fill="hold" smil:targetElement="id18" smil:attributeName="height" smil:values="height;height" smil:keyTimes="0;1"/>
                  <anim:animate smil:dur="0.5s" smil:fill="hold" smil:targetElement="id18" smil:attributeName="x" smil:values="x-.2;x" smil:keyTimes="0;1"/>
                  <anim:animate smil:dur="0.5s" smil:fill="hold" smil:targetElement="id18" smil:attributeName="y" smil:values="y;y" smil:keyTimes="0;1"/>
                  <anim:transitionFilter smil:dur="0.5s" smil:targetElement="id1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width*0.05;width" smil:keyTimes="0;1"/>
                  <anim:animate smil:dur="0.5s" smil:fill="hold" smil:targetElement="id19" smil:attributeName="height" smil:values="height;height" smil:keyTimes="0;1"/>
                  <anim:animate smil:dur="0.5s" smil:fill="hold" smil:targetElement="id19" smil:attributeName="x" smil:values="x-.2;x" smil:keyTimes="0;1"/>
                  <anim:animate smil:dur="0.5s" smil:fill="hold" smil:targetElement="id19" smil:attributeName="y" smil:values="y;y" smil:keyTimes="0;1"/>
                  <anim:transitionFilter smil:dur="0.5s" smil:targetElement="id1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width*0.05;width" smil:keyTimes="0;1"/>
                  <anim:animate smil:dur="0.5s" smil:fill="hold" smil:targetElement="id21" smil:attributeName="height" smil:values="height;height" smil:keyTimes="0;1"/>
                  <anim:animate smil:dur="0.5s" smil:fill="hold" smil:targetElement="id21" smil:attributeName="x" smil:values="x-.2;x" smil:keyTimes="0;1"/>
                  <anim:animate smil:dur="0.5s" smil:fill="hold" smil:targetElement="id21" smil:attributeName="y" smil:values="y;y" smil:keyTimes="0;1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24" draw:id="id24">
          <svg:title>TexMaths</svg:title>
          <svg:desc>24§display§\text {After finding the } A^{-1} \text { pre multiply the equation } AX = C \text { by }A^{-1}§svg§600§FALSE§</svg:desc>
          <draw:polygon draw:style-name="gr2" draw:text-style-name="P6" draw:layer="layout" svg:width="24.008cm" svg:height="0.83cm" svg:x="1.775cm" svg:y="3.406cm" svg:viewBox="0 0 24009 831" draw:points="12004,831 0,831 0,0 24009,0 24009,831">
            <text:p/>
          </draw:polygon>
          <draw:path draw:style-name="gr3" draw:text-style-name="P7" draw:layer="layout" svg:width="0.579cm" svg:height="0.605cm" svg:x="1.76cm" svg:y="3.5cm" svg:viewBox="0 0 580 606" svg:d="M309 17c-4-11-6-17-19-17-14 0-15 6-19 17l-177 505c-15 44-48 55-94 57v27c19-2 56-4 86-4 27 0 71 2 98 4v-27c-42 0-63-21-63-44 0-2 0-9 0-11l40-112h210l44 129c0 4 2 10 2 13 0 25-46 25-69 25v27c30-4 88-4 120-4 37 0 75 2 112 4v-27h-16c-49 0-63-5-71-34zM265 111l96 275h-190z">
            <text:p/>
          </draw:path>
          <draw:path draw:style-name="gr3" draw:text-style-name="P7" draw:layer="layout" svg:width="0.274cm" svg:height="0.596cm" svg:x="2.394cm" svg:y="3.51cm" svg:viewBox="0 0 275 597" svg:d="M121 232v-98c0-75 40-115 79-115 2 0 13 0 27 6-10 4-25 13-25 34 0 20 13 37 36 37 25 0 37-17 37-37 0-30-31-59-75-59-60 0-133 44-133 134v98h-67v25h67v274c0 39-9 39-67 39v27c35-2 73-4 98-4 34 0 73 0 107 4v-27h-17c-63 0-65-10-65-41v-272h98v-25z">
            <text:p/>
          </draw:path>
          <draw:path draw:style-name="gr3" draw:text-style-name="P7" draw:layer="layout" svg:width="0.266cm" svg:height="0.528cm" svg:x="2.639cm" svg:y="3.585cm" svg:viewBox="0 0 267 529" svg:d="M131 182h121v-27h-121v-155h-22c0 69-26 159-109 163v19h73v232c0 106 79 115 109 115 60 0 85-59 85-115v-48h-23v48c0 62-25 94-56 94-57 0-57-76-57-92z">
            <text:p/>
          </draw:path>
          <draw:path draw:style-name="gr3" draw:text-style-name="P7" draw:layer="layout" svg:width="0.327cm" svg:height="0.388cm" svg:x="2.975cm" svg:y="3.727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285cm" svg:height="0.373cm" svg:x="3.35cm" svg:y="3.73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423cm" svg:height="0.596cm" svg:x="3.96cm" svg:y="3.51cm" svg:viewBox="0 0 424 597" svg:d="M257 257c39 0 44 12 44 46v228c0 39-9 39-65 39v27c27-2 73-4 94-4s62 2 94 4v-27c-57 0-67 0-67-39v-310l-105 7c-14 2-16 2-16 2-2 2-4 2-15 2h-100v-96c0-84 73-117 125-117 25 0 55 8 73 27-35 2-41 25-41 40 0 27 23 39 39 39 19 0 38-14 38-39 0-50-46-86-109-86-79 0-179 42-179 136v96h-67v25h67v274c0 39-9 39-67 39v27c29-2 73-4 94-4s63 2 94 4v-27c-56 0-65 0-65-39v-274z">
            <text:p/>
          </draw:path>
          <draw:path draw:style-name="gr3" draw:text-style-name="P7" draw:layer="layout" svg:width="0.425cm" svg:height="0.373cm" svg:x="4.433cm" svg:y="3.73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418cm" svg:height="0.596cm" svg:x="4.903cm" svg:y="3.519cm" svg:viewBox="0 0 419 597" svg:d="M294 541v56l125-10v-27c-60 0-68-6-68-46v-514l-121 10v26c58 0 66 6 66 46v183c-25-29-62-52-108-52-100 0-188 82-188 192 0 107 83 192 180 192 54 0 93-29 114-56zM294 315v172c0 16 0 18-10 31-25 40-63 59-100 59-38 0-69-21-90-53-21-35-23-83-23-117 0-33 2-83 25-121 19-27 50-54 96-54 31 0 65 12 92 50 10 15 10 17 10 33z">
            <text:p/>
          </draw:path>
          <draw:path draw:style-name="gr3" draw:text-style-name="P7" draw:layer="layout" svg:width="0.181cm" svg:height="0.565cm" svg:x="5.371cm" svg:y="3.54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5.606cm" svg:y="3.73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387cm" svg:height="0.557cm" svg:x="6.07cm" svg:y="3.723cm" svg:viewBox="0 0 388 558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7 188 107 100 0 188-44 188-109 0-31-13-73-55-98-46-23-94-23-146-23-21 0-58 0-64 0-27-4-46-31-46-58zM188 537c-86 0-144-42-144-86 0-40 33-71 69-73h50c73 0 169 0 169 73 0 44-61 86-144 86z">
            <text:p/>
          </draw:path>
          <draw:path draw:style-name="gr3" draw:text-style-name="P7" draw:layer="layout" svg:width="0.264cm" svg:height="0.528cm" svg:x="6.765cm" svg:y="3.585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425cm" svg:height="0.586cm" svg:x="7.105cm" svg:y="3.519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6z">
            <text:p/>
          </draw:path>
          <draw:path draw:style-name="gr3" draw:text-style-name="P7" draw:layer="layout" svg:width="0.327cm" svg:height="0.388cm" svg:x="7.57cm" svg:y="3.727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579cm" svg:height="0.605cm" svg:x="8.232cm" svg:y="3.5cm" svg:viewBox="0 0 580 606" svg:d="M121 508c-33 56-65 69-104 71-9 0-17 0-17 18 0 3 4 9 12 9 23 0 48-4 72-4 27 0 58 4 85 4 4 0 15 0 15-17 0-10-7-10-13-10-19-2-40-9-40-30 0-10 5-20 13-31l63-107h213c0 17 14 132 14 140 0 26-44 28-62 28-11 0-21 0-21 18 0 9 12 9 14 9 34 0 71-4 105-4 22 0 73 4 94 4 6 0 16 0 16-17 0-10-8-10-19-10-52 0-52-5-54-30l-52-528c-2-17-2-21-17-21-14 0-18 6-21 13zM223 384l167-278 27 278z">
            <text:p/>
          </draw:path>
          <draw:path draw:style-name="gr3" draw:text-style-name="P7" draw:layer="layout" svg:width="0.4cm" svg:height="0.03cm" svg:x="8.899cm" svg:y="3.59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2cm" svg:x="9.426cm" svg:y="3.364cm" svg:viewBox="0 0 217 393" svg:d="M134 17c0-17-2-17-17-17-38 36-92 38-117 38v21c13 0 54 0 86-17v303c0 19 0 27-59 27h-23v21c11 0 84-2 105-2 20 0 95 2 108 2v-21h-23c-60 0-60-8-60-27z">
            <text:p/>
          </draw:path>
          <draw:path draw:style-name="gr3" draw:text-style-name="P7" draw:layer="layout" svg:width="0.418cm" svg:height="0.536cm" svg:x="10.045cm" svg:y="3.73cm" svg:viewBox="0 0 419 537" svg:d="M123 56v-56l-123 10v26c60 0 65 4 65 43v395c0 38-7 38-65 38v25c29 0 73-2 94-2 23 0 67 2 96 2v-25c-56 0-65 0-65-38v-142-8c4 14 40 60 103 60 102 0 191-83 191-192 0-108-83-192-179-192-65 0-102 36-117 56zM125 278v-190c25-42 65-67 109-67 62 0 114 75 114 171 0 102-60 172-123 172-33 0-66-17-89-51-11-18-11-19-11-35z">
            <text:p/>
          </draw:path>
          <draw:path draw:style-name="gr3" draw:text-style-name="P7" draw:layer="layout" svg:width="0.285cm" svg:height="0.373cm" svg:x="10.513cm" svg:y="3.73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27cm" svg:height="0.388cm" svg:x="10.843cm" svg:y="3.727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659cm" svg:height="0.373cm" svg:x="11.504cm" svg:y="3.73cm" svg:viewBox="0 0 660 374" svg:d="M65 82v229c0 36-9 36-65 36v27c29 0 73-2 96-2 21 0 65 2 94 2v-27c-56 0-65 0-65-36v-158c0-88 59-134 113-134s63 46 63 94v198c0 36-9 36-67 36v27c31 0 73-2 96-2s67 2 96 2v-27c-57 0-67 0-67-36v-158c0-88 61-134 115-134 52 0 62 46 62 94v198c0 36-10 36-66 36v27c29 0 73-2 96-2 22 0 66 2 94 2v-27c-44 0-65 0-65-25v-161c0-73 0-100-27-130-11-14-40-31-88-31-71 0-109 50-123 82-11-72-75-82-113-82-62 0-102 36-125 88v-88l-119 10v26c60 0 65 6 65 46z">
            <text:p/>
          </draw:path>
          <draw:path draw:style-name="gr3" draw:text-style-name="P7" draw:layer="layout" svg:width="0.425cm" svg:height="0.383cm" svg:x="12.184cm" svg:y="3.73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7" draw:layer="layout" svg:width="0.189cm" svg:height="0.586cm" svg:x="12.652cm" svg:y="3.519cm" svg:viewBox="0 0 190 587" svg:d="M123 0l-123 10v26c60 0 67 6 67 46v440c0 38-9 38-67 38v27c29-2 73-2 94-2s63 0 96 2v-27c-58 0-67 0-67-38z">
            <text:p/>
          </draw:path>
          <draw:path draw:style-name="gr3" draw:text-style-name="P7" draw:layer="layout" svg:width="0.264cm" svg:height="0.528cm" svg:x="12.875cm" svg:y="3.585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181cm" svg:height="0.565cm" svg:x="13.215cm" svg:y="3.54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8cm" svg:height="0.536cm" svg:x="13.445cm" svg:y="3.73cm" svg:viewBox="0 0 419 537" svg:d="M123 56v-56l-123 10v26c60 0 65 4 65 43v395c0 38-7 38-65 38v25c29 0 73-2 94-2 23 0 67 2 96 2v-25c-56 0-65 0-65-38v-142-8c4 14 40 60 103 60 102 0 191-83 191-192 0-108-83-192-179-192-65 0-102 36-117 56zM125 278v-190c25-42 65-67 109-67 62 0 114 75 114 171 0 102-60 172-123 172-33 0-66-17-89-51-11-18-11-19-11-35z">
            <text:p/>
          </draw:path>
          <draw:path draw:style-name="gr3" draw:text-style-name="P7" draw:layer="layout" svg:width="0.189cm" svg:height="0.586cm" svg:x="13.917cm" svg:y="3.519cm" svg:viewBox="0 0 190 587" svg:d="M123 0l-123 10v26c60 0 67 6 67 46v440c0 38-9 38-67 38v27c29-2 73-2 94-2s63 0 96 2v-27c-58 0-67 0-67-38z">
            <text:p/>
          </draw:path>
          <draw:path draw:style-name="gr3" draw:text-style-name="P7" draw:layer="layout" svg:width="0.414cm" svg:height="0.536cm" svg:x="14.14cm" svg:y="3.74cm" svg:viewBox="0 0 415 537" svg:d="M336 81c21-54 65-54 79-54v-27c-19 2-44 2-64 2-15 0-55-2-75-2v27c27 0 41 15 41 36 0 8 0 10-6 19l-84 210-95-229c-3-7-5-11-5-15 0-21 32-21 48-21v-27c-23 0-79 2-92 2-23 0-58 0-83-2v27c40 0 58 0 69 29l127 308c-4 12-16 39-21 50-19 46-43 106-96 106-6 0-25 0-41-15 27-4 33-23 33-37 0-21-15-34-35-34-17 0-36 9-36 36 0 38 36 67 79 67 52 0 88-48 107-96z">
            <text:p/>
          </draw:path>
          <draw:path draw:style-name="gr3" draw:text-style-name="P7" draw:layer="layout" svg:width="0.264cm" svg:height="0.528cm" svg:x="14.866cm" svg:y="3.585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425cm" svg:height="0.586cm" svg:x="15.206cm" svg:y="3.519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6z">
            <text:p/>
          </draw:path>
          <draw:path draw:style-name="gr3" draw:text-style-name="P7" draw:layer="layout" svg:width="0.327cm" svg:height="0.388cm" svg:x="15.67cm" svg:y="3.727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27cm" svg:height="0.388cm" svg:x="16.327cm" svg:y="3.727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418cm" svg:height="0.536cm" svg:x="16.707cm" svg:y="3.73cm" svg:viewBox="0 0 419 537" svg:d="M294 322v152c0 38-10 38-67 38v25c28 0 73-2 96-2s65 2 96 2v-25c-58 0-68 0-68-38v-474h-19l-31 77c-11-23-46-77-113-77-100 0-188 82-188 192 0 105 83 192 180 192 60 0 95-37 114-62zM296 140v119c0 27-16 50-35 71-9 11-36 34-77 34-61 0-113-74-113-172 0-100 60-171 121-171 69 0 104 73 104 119z">
            <text:p/>
          </draw:path>
          <draw:path draw:style-name="gr3" draw:text-style-name="P7" draw:layer="layout" svg:width="0.425cm" svg:height="0.383cm" svg:x="17.151cm" svg:y="3.73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7" draw:layer="layout" svg:width="0.381cm" svg:height="0.388cm" svg:x="17.627cm" svg:y="3.727cm" svg:viewBox="0 0 382 389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0 136 90 56 0 94-34 110-74zM240 176v85c0 80-60 109-98 109-42 0-77-30-77-73 0-46 37-117 175-121z">
            <text:p/>
          </draw:path>
          <draw:path draw:style-name="gr3" draw:text-style-name="P7" draw:layer="layout" svg:width="0.264cm" svg:height="0.528cm" svg:x="18.03cm" svg:y="3.585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181cm" svg:height="0.565cm" svg:x="18.37cm" svg:y="3.54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8cm" svg:x="18.6cm" svg:y="3.727cm" svg:viewBox="0 0 376 389" svg:d="M376 198c0-108-86-198-188-198-105 0-188 92-188 198 0 109 88 191 188 191 102 0 188-84 188-191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425cm" svg:height="0.373cm" svg:x="19.024cm" svg:y="3.73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579cm" svg:height="0.605cm" svg:x="19.777cm" svg:y="3.5cm" svg:viewBox="0 0 580 606" svg:d="M121 508c-33 56-65 69-104 71-9 0-17 0-17 18 0 3 4 9 12 9 23 0 48-4 72-4 27 0 58 4 85 4 4 0 15 0 15-17 0-10-7-10-13-10-19-2-40-9-40-30 0-10 5-20 13-31l63-107h213c0 17 14 132 14 140 0 26-44 28-62 28-11 0-21 0-21 18 0 9 12 9 14 9 34 0 71-4 105-4 22 0 73 4 94 4 6 0 16 0 16-17 0-10-8-10-19-10-52 0-52-5-54-30l-52-528c-2-17-2-21-17-21-14 0-18 6-21 13zM223 384l167-278 27 278z">
            <text:p/>
          </draw:path>
          <draw:path draw:style-name="gr3" draw:text-style-name="P7" draw:layer="layout" svg:width="0.696cm" svg:height="0.576cm" svg:x="20.403cm" svg:y="3.529cm" svg:viewBox="0 0 697 577" svg:d="M388 230l-71-169c-4-5-4-9-4-11 0-4 13-21 50-23 8-2 15-2 15-17 0-10-9-10-11-10-35 0-71 2-108 2-21 0-73-2-94-2-6 0-15 0-15 17 0 10 7 10 19 10 52 0 56 8 63 27l100 236-178 192-12 9c-40 44-81 58-123 60-11 2-19 2-19 17 0 2 0 9 12 9 24 0 51-1 78-1 31 0 66 1 94 1 6 0 16 0 16-17 0-7-8-9-10-9-8 0-34-2-34-25 0-14 13-27 23-39l86-92 77-82 84 201c4 10 6 12 6 14 0 5-17 21-50 23-10 2-17 2-17 17 0 9 9 9 13 9 23 0 83-1 106-1 21 0 73 1 94 1 6 0 17 0 17-15 0-11-9-11-15-11-58 0-60-2-73-37-33-79-90-211-110-261 58-59 146-161 173-184 25-19 58-40 108-42 11-2 19-2 19-17 0-2 0-10-12-10-25 0-51 2-78 2-31 0-64-2-94-2-6 0-16 0-16 17 0 6 4 8 10 10 8 0 33 2 33 25 0 13-8 23-16 30z">
            <text:p/>
          </draw:path>
          <draw:path draw:style-name="gr3" draw:text-style-name="P7" draw:layer="layout" svg:width="0.562cm" svg:height="0.199cm" svg:x="21.426cm" svg:y="3.79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6cm" svg:height="0.613cm" svg:x="22.312cm" svg:y="3.51cm" svg:viewBox="0 0 601 614" svg:d="M601 8c0-2-2-8-10-8-2 0-3 0-13 10l-58 65c-7-12-48-75-142-75-188 0-378 186-378 384 0 138 100 230 228 230 75 0 139-33 185-73 79-69 92-146 92-148 0-7-8-7-10-7-5 0-9 0-11 7-8 25-27 85-85 135-59 46-113 61-155 61-77 0-167-44-167-177 0-48 17-184 102-283 51-60 132-102 207-102 86 0 136 65 136 163 0 33-2 34-2 42 0 10 8 10 12 10 11 0 11-2 15-18z">
            <text:p/>
          </draw:path>
          <draw:path draw:style-name="gr3" draw:text-style-name="P7" draw:layer="layout" svg:width="0.418cm" svg:height="0.596cm" svg:x="23.239cm" svg:y="3.519cm" svg:viewBox="0 0 419 597" svg:d="M123 269v-269l-123 10v26c60 0 65 6 65 46v505h21c2-2 8-13 31-52 14 19 50 62 111 62 102 0 191-83 191-192 0-108-85-192-181-192-65 0-102 40-115 56zM125 491v-174c0-18 0-18 9-31 33-48 79-54 100-54 39 0 69 21 89 54 23 34 25 82 25 117 0 32-2 82-27 121-18 25-50 53-96 53-37 0-68-21-89-51-11-18-11-20-11-35z">
            <text:p/>
          </draw:path>
          <draw:path draw:style-name="gr3" draw:text-style-name="P7" draw:layer="layout" svg:width="0.414cm" svg:height="0.536cm" svg:x="23.675cm" svg:y="3.74cm" svg:viewBox="0 0 415 537" svg:d="M336 81c21-54 65-54 79-54v-27c-19 2-44 2-64 2-15 0-55-2-75-2v27c27 0 41 15 41 36 0 8 0 10-6 19l-84 210-95-229c-3-7-5-11-5-15 0-21 32-21 48-21v-27c-23 0-79 2-92 2-23 0-58 0-83-2v27c40 0 58 0 69 29l127 308c-4 12-16 39-21 50-19 46-43 106-96 106-6 0-25 0-41-15 27-4 33-23 33-37 0-21-15-34-35-34-17 0-36 9-36 36 0 38 36 67 79 67 52 0 86-48 107-96z">
            <text:p/>
          </draw:path>
          <draw:path draw:style-name="gr3" draw:text-style-name="P7" draw:layer="layout" svg:width="0.579cm" svg:height="0.605cm" svg:x="24.416cm" svg:y="3.5cm" svg:viewBox="0 0 580 606" svg:d="M121 508c-33 56-65 69-104 71-9 0-17 0-17 18 0 3 4 9 12 9 23 0 48-4 72-4 27 0 58 4 85 4 4 0 15 0 15-17 0-10-7-10-13-10-19-2-40-9-40-30 0-10 5-20 13-31l63-107h213c0 17 14 132 14 140 0 26-44 28-62 28-11 0-21 0-21 18 0 9 12 9 14 9 34 0 71-4 105-4 22 0 73 4 94 4 6 0 16 0 16-17 0-10-8-10-19-10-52 0-52-5-54-30l-52-528c-2-17-2-21-17-21-14 0-18 6-21 13zM223 384l167-278 27 278z">
            <text:p/>
          </draw:path>
          <draw:path draw:style-name="gr3" draw:text-style-name="P7" draw:layer="layout" svg:width="0.4cm" svg:height="0.03cm" svg:x="25.082cm" svg:y="3.59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2cm" svg:x="25.61cm" svg:y="3.364cm" svg:viewBox="0 0 217 393" svg:d="M134 17c0-17-2-17-17-17-38 36-92 38-117 38v21c13 0 54 0 86-17v303c0 19 0 27-59 27h-23v21c11 0 84-2 105-2 20 0 95 2 108 2v-21h-23c-60 0-60-8-60-27z">
            <text:p/>
          </draw:path>
        </draw:g>
        <draw:g xml:id="id22" draw:id="id22">
          <svg:title>TexMaths</svg:title>
          <svg:desc>24§display§\text {Hence } A^{-1} \text { exists. Therefore }A^{-1} \text  { can be found either by } §svg§600§FALSE§</svg:desc>
          <draw:polygon draw:style-name="gr2" draw:text-style-name="P6" draw:layer="layout" svg:width="20.869cm" svg:height="0.83cm" svg:x="1.788cm" svg:y="0.914cm" svg:viewBox="0 0 20870 831" draw:points="10435,831 0,831 0,0 20870,0 20870,831">
            <text:p/>
          </draw:polygon>
          <draw:path draw:style-name="gr3" draw:text-style-name="P7" draw:layer="layout" svg:width="0.577cm" svg:height="0.577cm" svg:x="1.773cm" svg:y="1.037cm" svg:viewBox="0 0 578 578" svg:d="M492 65c0-29 1-38 65-38h21v-27c-29 2-92 2-125 2-31 0-96 0-125-2v27h21c66 0 66 9 66 38v200h-252v-200c0-29 2-38 65-38h22v-27c-29 2-93 2-125 2-33 0-96 0-125-2v27h21c65 0 65 9 65 38v448c0 30 0 38-65 38h-21v27c29-2 92-2 125-2 32 0 96 0 125 2v-27h-22c-63 0-65-8-65-38v-223h252v223c0 30 0 38-66 38h-21v27c29-2 92-2 125-2s96 0 125 2v-27h-21c-64 0-65-8-65-38z">
            <text:p/>
          </draw:path>
          <draw:path draw:style-name="gr3" draw:text-style-name="P7" draw:layer="layout" svg:width="0.327cm" svg:height="0.389cm" svg:x="2.403cm" svg:y="1.23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.781cm" svg:y="1.23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3.251cm" svg:y="1.23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3.62cm" svg:y="1.23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579cm" svg:height="0.606cm" svg:x="4.282cm" svg:y="1.008cm" svg:viewBox="0 0 580 607" svg:d="M121 509c-33 56-65 69-104 71-9 0-17 0-17 17 0 4 4 10 12 10 23 0 48-4 72-4 27 0 58 4 85 4 4 0 15 0 15-18 0-9-7-9-13-9-19-2-40-10-40-31 0-9 5-19 13-31l63-107h213c2 17 14 132 14 140 0 27-44 29-62 29-11 0-21 0-21 17 0 10 12 10 14 10 34 0 71-4 105-4 22 0 73 4 94 4 6 0 16 0 16-18 0-9-8-9-19-9-52 0-52-6-54-31l-52-528c-2-17-2-21-17-21-14 0-16 6-21 13zM223 384l167-278 27 278z">
            <text:p/>
          </draw:path>
          <draw:path draw:style-name="gr3" draw:text-style-name="P7" draw:layer="layout" svg:width="0.4cm" svg:height="0.03cm" svg:x="4.949cm" svg:y="1.102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5.477cm" svg:y="0.872cm" svg:viewBox="0 0 217 394" svg:d="M134 17c0-17 0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27cm" svg:height="0.389cm" svg:x="6.097cm" svg:y="1.23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6.458cm" svg:y="1.248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5cm" svg:x="6.921cm" svg:y="1.04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7.155cm" svg:y="1.23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7.475cm" svg:y="1.09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77cm" svg:height="0.389cm" svg:x="7.815cm" svg:y="1.23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091cm" svg:x="8.194cm" svg:y="1.523cm" svg:viewBox="0 0 92 92" svg:d="M92 46c0-25-21-46-46-46s-46 21-46 46 21 46 46 46 46-21 46-46z">
            <text:p/>
          </draw:path>
          <draw:path draw:style-name="gr3" draw:text-style-name="P7" draw:layer="layout" svg:width="0.548cm" svg:height="0.571cm" svg:x="8.76cm" svg:y="1.041cm" svg:viewBox="0 0 549 572" svg:d="M534 0h-519l-15 190h21c12-136 25-163 152-163 15 0 38 0 46 2 17 2 17 11 17 31v447c0 29 0 40-88 40h-33v25c35-2 121-2 160-2 38 0 126 0 161 2v-25h-35c-88 0-88-11-88-40v-447c0-18 0-29 15-31 10-2 31-2 48-2 127 0 140 27 152 163h21z">
            <text:p/>
          </draw:path>
          <draw:path draw:style-name="gr3" draw:text-style-name="P7" draw:layer="layout" svg:width="0.425cm" svg:height="0.587cm" svg:x="9.367cm" svg:y="1.0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9.831cm" svg:y="1.23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0.206cm" svg:y="1.23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0.536cm" svg:y="1.23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4cm" svg:height="0.596cm" svg:x="10.916cm" svg:y="1.018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11.17cm" svg:y="1.23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1.59cm" svg:y="1.23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1.92cm" svg:y="1.23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579cm" svg:height="0.606cm" svg:x="12.583cm" svg:y="1.008cm" svg:viewBox="0 0 580 607" svg:d="M121 509c-33 56-65 69-104 71-9 0-17 0-17 17 0 4 4 10 12 10 23 0 48-4 72-4 27 0 58 4 85 4 4 0 15 0 15-18 0-9-7-9-13-9-19-2-40-10-40-31 0-9 5-19 11-31l65-107h213c0 17 14 132 14 140 0 27-44 29-62 29-11 0-21 0-21 17 0 10 12 10 12 10 36 0 73-4 107-4 22 0 73 4 94 4 6 0 16 0 16-18 0-9-8-9-19-9-52 0-52-6-54-31l-52-528c-2-17-2-21-17-21-14 0-18 6-21 13zM223 384l167-278 27 278z">
            <text:p/>
          </draw:path>
          <draw:path draw:style-name="gr3" draw:text-style-name="P7" draw:layer="layout" svg:width="0.4cm" svg:height="0.03cm" svg:x="13.251cm" svg:y="1.102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3.777cm" svg:y="0.872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22cm" svg:height="0.389cm" svg:x="14.401cm" svg:y="1.23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14.783cm" svg:y="1.235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5.196cm" svg:y="1.23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5.943cm" svg:y="1.028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16.434cm" svg:y="1.23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4cm" svg:height="0.596cm" svg:x="17.095cm" svg:y="1.018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75cm" svg:height="0.389cm" svg:x="17.348cm" svg:y="1.235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83cm" svg:x="17.774cm" svg:y="1.239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425cm" svg:height="0.373cm" svg:x="18.243cm" svg:y="1.23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8.713cm" svg:y="1.02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19.458cm" svg:y="1.23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5cm" svg:x="19.836cm" svg:y="1.04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266cm" svg:height="0.529cm" svg:x="20.059cm" svg:y="1.093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20.399cm" svg:y="1.0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20.864cm" svg:y="1.23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21.238cm" svg:y="1.23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21.851cm" svg:y="1.028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22.288cm" svg:y="1.248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</draw:g>
        <draw:g xml:id="id23" draw:id="id23">
          <svg:title>TexMaths</svg:title>
          <svg:desc>24§display§\text {elementary transformation method or by adjoint method.} §svg§600§FALSE§</svg:desc>
          <draw:polygon draw:style-name="gr2" draw:text-style-name="P6" draw:layer="layout" svg:width="21.063cm" svg:height="0.685cm" svg:x="1.794cm" svg:y="2.214cm" svg:viewBox="0 0 21064 686" draw:points="10531,686 0,686 0,0 21064,0 21064,686">
            <text:p/>
          </draw:polygon>
          <draw:path draw:style-name="gr3" draw:text-style-name="P7" draw:layer="layout" svg:width="0.327cm" svg:height="0.389cm" svg:x="1.775cm" svg:y="2.3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2.155cm" svg:y="2.18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2.386cm" svg:y="2.3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2.764cm" svg:y="2.395cm" svg:viewBox="0 0 660 374" svg:d="M65 83v228c0 37-7 37-65 37v26c29 0 73-1 96-1 21 0 65 1 94 1v-26c-56 0-65 0-65-37v-157c0-89 59-135 113-135s63 46 63 94v198c0 37-9 37-67 37v26c31 0 73-1 96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3.463cm" svg:y="2.3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3.841cm" svg:y="2.39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4.275cm" svg:y="2.24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4.622cm" svg:y="2.389cm" svg:viewBox="0 0 382 390" svg:d="M248 315c2 34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7" draw:layer="layout" svg:width="0.285cm" svg:height="0.373cm" svg:x="5.033cm" svg:y="2.39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537cm" svg:x="5.356cm" svg:y="2.402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6-48 107-96z">
            <text:p/>
          </draw:path>
          <draw:path draw:style-name="gr3" draw:text-style-name="P7" draw:layer="layout" svg:width="0.264cm" svg:height="0.529cm" svg:x="6.081cm" svg:y="2.24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6.417cm" svg:y="2.39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6.759cm" svg:y="2.389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7.172cm" svg:y="2.39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7.642cm" svg:y="2.38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4cm" svg:height="0.596cm" svg:x="7.974cm" svg:y="2.172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8.228cm" svg:y="2.38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8.65cm" svg:y="2.39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8.984cm" svg:y="2.395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9.695cm" svg:y="2.389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10.098cm" svg:y="2.24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10.438cm" svg:y="2.203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0.668cm" svg:y="2.389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1.092cm" svg:y="2.39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659cm" svg:height="0.373cm" svg:x="11.841cm" svg:y="2.395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2.542cm" svg:y="2.3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12.909cm" svg:y="2.24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13.249cm" svg:y="2.182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75cm" svg:height="0.389cm" svg:x="13.713cm" svg:y="2.38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96cm" svg:x="14.164cm" svg:y="2.182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2 25-121 19-27 50-54 96-54 31 0 65 12 92 50 10 16 10 18 10 33z">
            <text:p/>
          </draw:path>
          <draw:path draw:style-name="gr3" draw:text-style-name="P7" draw:layer="layout" svg:width="0.375cm" svg:height="0.389cm" svg:x="14.907cm" svg:y="2.38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5.33cm" svg:y="2.39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15.942cm" svg:y="2.182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16.378cm" svg:y="2.402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  <draw:path draw:style-name="gr3" draw:text-style-name="P7" draw:layer="layout" svg:width="0.381cm" svg:height="0.389cm" svg:x="17.125cm" svg:y="2.389cm" svg:viewBox="0 0 382 390" svg:d="M246 315c4 34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18cm" svg:height="0.596cm" svg:x="17.54cm" svg:y="2.182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212cm" svg:height="0.738cm" svg:x="17.947cm" svg:y="2.203cm" svg:viewBox="0 0 213 739" svg:d="M213 192l-130 10v25c67 0 74 7 74 48v336c0 36-7 109-63 109-4 0-23 0-46-10 13-3 31-15 31-38s-16-40-41-40c-23 0-38 17-38 40 0 44 48 67 96 67 63 0 117-53 117-130zM213 44c0-23-21-44-46-44s-44 21-44 44c0 25 19 46 44 46s46-21 46-46z">
            <text:p/>
          </draw:path>
          <draw:path draw:style-name="gr3" draw:text-style-name="P7" draw:layer="layout" svg:width="0.375cm" svg:height="0.389cm" svg:x="18.261cm" svg:y="2.389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1cm" svg:height="0.565cm" svg:x="18.688cm" svg:y="2.203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8.92cm" svg:y="2.39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19.354cm" svg:y="2.24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659cm" svg:height="0.373cm" svg:x="19.974cm" svg:y="2.395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20.675cm" svg:y="2.3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21.042cm" svg:y="2.24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21.381cm" svg:y="2.182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75cm" svg:height="0.389cm" svg:x="21.846cm" svg:y="2.389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18cm" svg:height="0.596cm" svg:x="22.295cm" svg:y="2.182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091cm" svg:height="0.091cm" svg:x="22.808cm" svg:y="2.677cm" svg:viewBox="0 0 92 92" svg:d="M92 46c0-25-21-46-46-46s-46 21-46 46 21 46 46 46 46-21 46-46z">
            <text:p/>
          </draw:path>
        </draw:g>
        <draw:g xml:id="id25" draw:id="id25">
          <svg:title>TexMaths</svg:title>
          <svg:desc>24§display§\text {We get } \ \  A^{-1}AX = A^{-1}C§svg§600§FALSE§</svg:desc>
          <draw:polygon draw:style-name="gr2" draw:text-style-name="P6" draw:layer="layout" svg:width="9.578cm" svg:height="0.83cm" svg:x="1.789cm" svg:y="4.809cm" svg:viewBox="0 0 9579 831" draw:points="4788,831 0,831 0,0 9579,0 9579,831">
            <text:p/>
          </draw:polygon>
          <draw:path draw:style-name="gr3" draw:text-style-name="P7" draw:layer="layout" svg:width="0.836cm" svg:height="0.596cm" svg:x="1.762cm" svg:y="4.932cm" svg:viewBox="0 0 837 597" svg:d="M753 82c15-47 51-55 84-55v-27c-25 2-50 2-77 2-23 0-78-2-100-2v27c56 0 73 29 73 44 0 6-1 11-3 17l-127 390-135-415c-1-2-3-7-3-11 0-25 50-25 71-25v-27c-31 2-89 2-119 2-33 0-69-2-104-2v27c48 0 65 0 77 31l17 57-117 363-136-415c0-4-2-9-2-11 0-25 50-25 71-25v-27c-31 2-89 2-119 2-33 0-69-2-104-2v27c63 0 67 4 77 34l169 518c2 8 6 18 17 18 12 0 13-6 15-18l141-429 140 429c2 8 5 18 15 18 14 0 14-6 17-18z">
            <text:p/>
          </draw:path>
          <draw:path draw:style-name="gr3" draw:text-style-name="P7" draw:layer="layout" svg:width="0.327cm" svg:height="0.388cm" svg:x="2.566cm" svg:y="5.1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87cm" svg:height="0.557cm" svg:x="3.223cm" svg:y="5.126cm" svg:viewBox="0 0 388 558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7 188 107 100 0 188-44 188-109 0-31-13-73-55-98-46-23-94-23-146-23-21 0-58 0-64 0-27-4-46-31-46-58zM188 537c-86 0-144-42-144-86 0-40 33-71 69-73h50c73 0 169 0 169 73 0 44-61 86-144 86z">
            <text:p/>
          </draw:path>
          <draw:path draw:style-name="gr3" draw:text-style-name="P7" draw:layer="layout" svg:width="0.327cm" svg:height="0.388cm" svg:x="3.646cm" svg:y="5.1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264cm" svg:height="0.528cm" svg:x="4.012cm" svg:y="4.988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579cm" svg:height="0.605cm" svg:x="5.197cm" svg:y="4.903cm" svg:viewBox="0 0 580 606" svg:d="M121 508c-33 56-65 69-104 71-9 0-17 0-17 18 0 3 4 9 12 9 23 0 48-4 72-4 27 0 58 4 85 4 4 0 15 0 15-17 0-10-7-10-13-10-19-2-40-9-40-30 0-10 5-20 13-31l63-107h213c0 17 14 132 14 140 0 26-44 28-62 28-11 0-21 0-21 18 0 9 12 9 14 9 34 0 71-4 105-4 22 0 73 4 94 4 6 0 16 0 16-17 0-10-8-10-19-10-52 0-52-5-54-30l-52-528c-2-17-2-21-17-21-14 0-18 6-21 13zM223 384l167-278 27 278z">
            <text:p/>
          </draw:path>
          <draw:path draw:style-name="gr3" draw:text-style-name="P7" draw:layer="layout" svg:width="0.4cm" svg:height="0.03cm" svg:x="5.863cm" svg:y="4.997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2cm" svg:x="6.391cm" svg:y="4.767cm" svg:viewBox="0 0 217 393" svg:d="M134 17c0-17-2-17-17-17-38 36-92 38-117 38v21c13 0 54 0 86-17v303c0 19 0 27-59 27h-23v21c11 0 84-2 105-2 20 0 95 2 108 2v-21h-23c-60 0-60-8-60-27z">
            <text:p/>
          </draw:path>
          <draw:path draw:style-name="gr3" draw:text-style-name="P7" draw:layer="layout" svg:width="0.579cm" svg:height="0.605cm" svg:x="6.735cm" svg:y="4.903cm" svg:viewBox="0 0 580 606" svg:d="M121 508c-33 56-65 69-104 71-9 0-17 0-17 18 0 3 4 9 12 9 23 0 48-4 72-4 27 0 58 4 85 4 4 0 15 0 15-17 0-10-7-10-13-10-19-2-40-9-40-30 0-10 5-20 13-31l63-107h213c2 17 14 132 14 140 0 26-44 28-62 28-11 0-21 0-21 18 0 9 12 9 14 9 34 0 71-4 105-4 22 0 73 4 94 4 6 0 16 0 16-17 0-10-8-10-19-10-52 0-52-5-54-30l-52-528c-2-17-2-21-17-21-14 0-16 6-21 13zM223 384l167-278 27 278z">
            <text:p/>
          </draw:path>
          <draw:path draw:style-name="gr3" draw:text-style-name="P7" draw:layer="layout" svg:width="0.696cm" svg:height="0.576cm" svg:x="7.361cm" svg:y="4.932cm" svg:viewBox="0 0 697 577" svg:d="M388 230l-71-169c-4-5-4-9-4-11 0-4 13-21 50-23 8-2 15-2 15-17 0-10-9-10-11-10-35 0-71 2-108 2-21 0-73-2-94-2-6 0-15 0-15 17 0 10 7 10 19 10 52 0 56 8 63 27l100 236-178 192-12 9c-40 44-81 58-123 60-11 2-19 2-19 17 0 2 0 9 12 9 24 0 53-1 78-1 31 0 66 1 94 1 6 0 16 0 16-17 0-7-8-9-10-9-8 0-34-2-34-25 0-14 13-27 23-39l86-92 77-82 86 201c2 10 4 12 4 14 0 5-17 21-50 23-10 2-17 2-17 17 0 9 9 9 13 9 23 0 83-1 106-1 21 0 73 1 94 1 6 0 17 0 17-15 0-11-9-11-15-11-58 0-60-2-73-37-33-79-90-211-110-261 58-59 146-161 173-184 25-19 58-40 108-42 11-2 19-2 19-17 0-2 0-10-12-10-25 0-51 2-78 2-31 0-64-2-94-2-6 0-16 0-16 17 0 6 4 8 10 10 8 0 34 2 34 25 0 13-9 23-17 30z">
            <text:p/>
          </draw:path>
          <draw:path draw:style-name="gr3" draw:text-style-name="P7" draw:layer="layout" svg:width="0.562cm" svg:height="0.199cm" svg:x="8.384cm" svg:y="5.19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79cm" svg:height="0.605cm" svg:x="9.258cm" svg:y="4.903cm" svg:viewBox="0 0 580 606" svg:d="M121 508c-33 56-65 69-104 71-9 0-17 0-17 18 0 3 4 9 12 9 23 0 48-4 72-4 27 0 58 4 85 4 4 0 15 0 15-17 0-10-7-10-13-10-19-2-40-9-40-30 0-10 5-20 13-31l63-107h213c0 17 14 132 14 140 0 26-44 28-62 28-11 0-21 0-21 18 0 9 12 9 14 9 34 0 71-4 105-4 22 0 73 4 94 4 6 0 16 0 16-17 0-10-8-10-19-10-52 0-52-5-54-30l-52-528c-2-17-2-21-17-21-14 0-18 6-21 13zM223 384l167-278 27 278z">
            <text:p/>
          </draw:path>
          <draw:path draw:style-name="gr3" draw:text-style-name="P7" draw:layer="layout" svg:width="0.4cm" svg:height="0.03cm" svg:x="9.924cm" svg:y="4.997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2cm" svg:x="10.452cm" svg:y="4.767cm" svg:viewBox="0 0 217 393" svg:d="M134 17c0-17-2-17-17-17-38 36-92 38-117 38v21c13 0 54 0 86-17v303c0 19 0 27-59 27h-23v21c11 0 84-2 105-2 20 0 95 2 108 2v-21h-23c-60 0-60-8-60-27z">
            <text:p/>
          </draw:path>
          <draw:path draw:style-name="gr3" draw:text-style-name="P7" draw:layer="layout" svg:width="0.6cm" svg:height="0.613cm" svg:x="10.809cm" svg:y="4.913cm" svg:viewBox="0 0 601 614" svg:d="M601 8c0-2-2-8-10-8-2 0-3 0-13 10l-58 65c-7-12-48-75-142-75-188 0-378 186-378 384 0 138 100 230 228 230 75 0 139-33 185-73 79-69 92-146 92-148 0-7-8-7-10-7-5 0-9 0-11 7-8 25-27 85-85 135-59 46-113 61-157 61-75 0-165-44-165-177 0-48 17-184 102-283 51-60 132-102 207-102 86 0 136 65 136 163 0 33-2 34-2 42 0 10 8 10 12 10 11 0 11-2 15-18z">
            <text:p/>
          </draw:path>
        </draw:g>
        <draw:g xml:id="id26" draw:id="id26">
          <svg:title>TexMaths</svg:title>
          <svg:desc>24§display§\text {i.e. } \ \  IX = A^{-1}C§svg§600§FALSE§</svg:desc>
          <draw:polygon draw:style-name="gr2" draw:text-style-name="P6" draw:layer="layout" svg:width="6.435cm" svg:height="0.675cm" svg:x="4.877cm" svg:y="6.011cm" svg:viewBox="0 0 6436 676" draw:points="3219,676 0,676 0,0 6436,0 6436,676">
            <text:p/>
          </draw:polygon>
          <draw:path draw:style-name="gr3" draw:text-style-name="P7" draw:layer="layout" svg:width="0.181cm" svg:height="0.566cm" svg:x="4.862cm" svg:y="6.14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091cm" svg:height="0.091cm" svg:x="5.142cm" svg:y="6.62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5.327cm" svg:y="6.332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091cm" svg:height="0.091cm" svg:x="5.751cm" svg:y="6.62cm" svg:viewBox="0 0 92 92" svg:d="M92 46c0-25-21-46-46-46s-46 21-46 46 21 46 46 46 46-21 46-46z">
            <text:p/>
          </draw:path>
          <draw:path draw:style-name="gr3" draw:text-style-name="P7" draw:layer="layout" svg:width="0.391cm" svg:height="0.577cm" svg:x="6.878cm" svg:y="6.134cm" svg:viewBox="0 0 392 578" svg:d="M288 65c8-30 10-38 77-38 21 0 27 0 27-17 0-10-8-10-12-10-25 0-88 2-111 2-27 0-89-2-114-2-5 0-17 0-17 17 0 10 8 10 23 10 37 0 60 0 60 15 0 4 0 6-2 14l-115 457c-8 31-10 39-77 39-19 0-27 0-27 17 0 9 10 9 13 9 23 0 87-1 110-1 27 0 88 1 115 1 6 0 15 0 15-15 0-11-5-11-25-11-15 0-19 0-36 0-17-2-21-6-21-16 0-8 2-13 4-19z">
            <text:p/>
          </draw:path>
          <draw:path draw:style-name="gr3" draw:text-style-name="P7" draw:layer="layout" svg:width="0.696cm" svg:height="0.577cm" svg:x="7.309cm" svg:y="6.134cm" svg:viewBox="0 0 697 578" svg:d="M388 231l-71-170c-4-5-4-9-4-11 0-4 13-21 50-23 7-2 15-2 15-17 0-10-9-10-11-10-35 0-71 2-108 2-21 0-73-2-94-2-6 0-15 0-15 17 0 10 7 10 19 10 52 0 56 8 63 27l100 236-178 192-12 10c-40 44-81 58-123 60-11 1-19 1-19 17 0 2 0 9 12 9 24 0 51-1 78-1 31 0 65 1 94 1 6 0 16 0 16-17 0-8-8-9-10-9-8 0-35-2-35-25 0-14 14-27 24-39l86-92 77-83 84 202c4 10 6 12 6 13 0 6-17 22-50 24-10 1-17 1-17 17 0 9 9 9 13 9 23 0 83-1 106-1 21 0 73 1 94 1 6 0 17 0 17-15 0-11-10-11-15-11-58 0-60-2-73-37-33-79-90-211-110-261 58-60 146-162 173-185 25-19 58-40 108-42 11-2 19-2 19-17 0-2 0-10-12-10-25 0-52 2-78 2-31 0-64-2-94-2-6 0-16 0-16 17 0 6 4 8 10 10 7 0 32 2 32 25 0 13-7 23-15 31z">
            <text:p/>
          </draw:path>
          <draw:path draw:style-name="gr3" draw:text-style-name="P7" draw:layer="layout" svg:width="0.561cm" svg:height="0.199cm" svg:x="8.333cm" svg:y="6.399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579cm" svg:height="0.606cm" svg:x="9.206cm" svg:y="6.105cm" svg:viewBox="0 0 580 607" svg:d="M121 509c-33 56-65 69-104 71-9 0-17 0-17 18 0 3 4 9 12 9 23 0 48-4 72-4 27 0 58 4 85 4 4 0 15 0 15-17 0-10-7-10-13-10-19-2-40-9-40-30 0-10 5-20 13-31l63-108h213c0 18 14 133 14 141 0 26-44 28-62 28-11 0-21 0-21 18 0 9 12 9 14 9 34 0 71-4 105-4 21 0 73 4 94 4 6 0 16 0 16-17 0-10-8-10-19-10-52 0-52-5-54-30l-52-529c-2-17-2-21-17-21-14 0-18 6-21 13zM223 384l167-278 27 278z">
            <text:p/>
          </draw:path>
          <draw:path draw:style-name="gr3" draw:text-style-name="P7" draw:layer="layout" svg:width="0.4cm" svg:height="0.03cm" svg:x="9.872cm" svg:y="6.2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0.4cm" svg:y="5.969cm" svg:viewBox="0 0 217 394" svg:d="M134 17c0-17-2-17-17-17-38 37-92 38-117 38v22c13 0 54 0 86-18v304c0 19 0 27-59 27h-23v21c11 0 84-2 105-2 20 0 94 2 108 2v-21h-23c-60 0-60-8-60-27z">
            <text:p/>
          </draw:path>
          <draw:path draw:style-name="gr3" draw:text-style-name="P7" draw:layer="layout" svg:width="0.6cm" svg:height="0.614cm" svg:x="10.755cm" svg:y="6.115cm" svg:viewBox="0 0 601 615" svg:d="M601 8c0-2-2-8-10-8-2 0-4 0-13 10l-58 65c-7-12-48-75-142-75-188 0-378 186-378 384 0 139 100 231 228 231 75 0 139-33 185-73 78-69 92-146 92-148 0-8-8-8-10-8-6 0-9 0-11 8-8 25-27 85-85 134-59 47-113 62-155 62-77 0-167-44-167-177 0-48 17-184 102-284 51-60 132-102 207-102 86 0 136 65 136 163 0 33-2 35-2 43 0 9 8 9 12 9 11 0 11-2 15-17z">
            <text:p/>
          </draw:path>
        </draw:g>
        <draw:g xml:id="id27" draw:id="id27">
          <svg:title>TexMaths</svg:title>
          <svg:desc>24§display§.\ .\ .\  \ \  [\  \because \ \  A^{-1}A =  I \ ]§svg§600§FALSE§</svg:desc>
          <draw:polygon draw:style-name="gr2" draw:text-style-name="P6" draw:layer="layout" svg:width="8.047cm" svg:height="0.867cm" svg:x="15.163cm" svg:y="6.012cm" svg:viewBox="0 0 8048 868" draw:points="4024,868 0,868 0,0 8048,0 8048,868">
            <text:p/>
          </draw:polygon>
          <draw:path draw:style-name="gr3" draw:text-style-name="P7" draw:layer="layout" svg:width="0.091cm" svg:height="0.091cm" svg:x="15.194cm" svg:y="6.621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5.708cm" svg:y="6.621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6.225cm" svg:y="6.621cm" svg:viewBox="0 0 92 92" svg:d="M92 46c0-25-21-46-46-46s-46 21-46 46 21 46 46 46 46-21 46-46z">
            <text:p/>
          </draw:path>
          <draw:polygon draw:style-name="gr3" draw:text-style-name="P7" draw:layer="layout" svg:width="0.116cm" svg:height="0.844cm" svg:x="17.329cm" svg:y="6.078cm" svg:viewBox="0 0 117 845" draw:points="117,845 117,813 35,813 35,35 117,35 117,0 0,0 0,845">
            <text:p/>
          </draw:polygon>
          <draw:path draw:style-name="gr3" draw:text-style-name="P7" draw:layer="layout" svg:width="0.512cm" svg:height="0.456cm" svg:x="17.77cm" svg:y="6.32cm" svg:viewBox="0 0 513 457" svg:d="M90 44c0-23-21-44-46-44-23 0-44 21-44 44 0 25 21 46 44 46 25 0 46-19 46-46zM301 411c0-23-21-44-44-44-25 0-46 21-46 44 0 25 21 46 46 46 23 0 44-21 44-46zM513 44c0-23-20-44-45-44s-46 21-46 44c0 25 21 46 46 46 23 0 45-19 45-46z">
            <text:p/>
          </draw:path>
          <draw:path draw:style-name="gr3" draw:text-style-name="P7" draw:layer="layout" svg:width="0.579cm" svg:height="0.606cm" svg:x="19.133cm" svg:y="6.106cm" svg:viewBox="0 0 580 607" svg:d="M121 509c-33 56-65 69-104 71-9 0-17 0-17 18 0 3 4 9 12 9 23 0 48-4 72-4 27 0 58 4 85 4 4 0 15 0 15-17 0-10-7-10-13-10-19-2-40-9-40-30 0-10 5-20 11-31l65-108h213c0 17 14 133 14 140 0 27-44 29-62 29-11 0-21 0-21 18 0 9 12 9 14 9 34 0 71-4 105-4 21 0 73 4 94 4 6 0 16 0 16-17 0-10-8-10-19-10-52 0-52-6-54-30l-52-529c-2-17-2-21-17-21-14 0-18 6-21 13zM223 384l167-278 27 278z">
            <text:p/>
          </draw:path>
          <draw:path draw:style-name="gr3" draw:text-style-name="P7" draw:layer="layout" svg:width="0.4cm" svg:height="0.03cm" svg:x="19.799cm" svg:y="6.201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20.327cm" svg:y="5.97cm" svg:viewBox="0 0 217 394" svg:d="M134 17c0-17-2-17-17-17-38 37-92 38-117 38v22c13 0 54 0 86-18v304c0 19 0 27-59 27h-23v21c11 0 84-2 105-2 20 0 94 2 108 2v-21h-23c-60 0-60-8-60-27z">
            <text:p/>
          </draw:path>
          <draw:path draw:style-name="gr3" draw:text-style-name="P7" draw:layer="layout" svg:width="0.579cm" svg:height="0.606cm" svg:x="20.671cm" svg:y="6.106cm" svg:viewBox="0 0 580 607" svg:d="M121 509c-33 56-65 69-104 71-9 0-17 0-17 18 0 3 4 9 12 9 23 0 48-4 72-4 27 0 58 4 85 4 4 0 15 0 15-17 0-10-7-10-13-10-19-2-40-9-40-30 0-10 5-20 11-31l65-108h213c0 17 14 133 14 140 0 27-44 29-62 29-11 0-21 0-21 18 0 9 12 9 14 9 34 0 71-4 105-4 21 0 73 4 94 4 6 0 16 0 16-17 0-10-8-10-19-10-52 0-52-6-54-30l-52-529c-2-17-2-21-17-21-14 0-18 6-21 13zM223 384l167-278 27 278z">
            <text:p/>
          </draw:path>
          <draw:path draw:style-name="gr3" draw:text-style-name="P7" draw:layer="layout" svg:width="0.561cm" svg:height="0.199cm" svg:x="21.556cm" svg:y="6.4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391cm" svg:height="0.577cm" svg:x="22.427cm" svg:y="6.135cm" svg:viewBox="0 0 392 578" svg:d="M288 65c8-30 10-38 77-38 21 0 27 0 27-17 0-10-8-10-12-10-25 0-88 2-111 2-27 0-89-2-113-2-6 0-18 0-18 17 0 10 8 10 23 10 37 0 60 0 60 15 0 4 0 6-2 14l-115 457c-8 31-10 38-77 38-19 0-27 0-27 18 0 9 10 9 13 9 23 0 87-2 110-2 27 0 88 2 115 2 6 0 15 0 15-15 0-12-5-12-25-12-15 0-19 0-36 0-17-1-21-5-21-15 0-8 2-13 4-19z">
            <text:p/>
          </draw:path>
          <draw:polygon draw:style-name="gr3" draw:text-style-name="P7" draw:layer="layout" svg:width="0.116cm" svg:height="0.844cm" svg:x="23.136cm" svg:y="6.078cm" svg:viewBox="0 0 117 845" draw:points="117,0 0,0 0,35 83,35 83,813 0,813 0,845 117,845">
            <text:p/>
          </draw:polygon>
        </draw:g>
        <draw:g xml:id="id28" draw:id="id28">
          <svg:title>TexMaths</svg:title>
          <svg:desc>24§display§\text {i.e. } \ \ \ X = A^{-1}C§svg§600§FALSE§</svg:desc>
          <draw:polygon draw:style-name="gr2" draw:text-style-name="P6" draw:layer="layout" svg:width="6.282cm" svg:height="0.675cm" svg:x="4.877cm" svg:y="7.212cm" svg:viewBox="0 0 6283 676" draw:points="3142,676 0,676 0,0 6283,0 6283,676">
            <text:p/>
          </draw:polygon>
          <draw:path draw:style-name="gr3" draw:text-style-name="P7" draw:layer="layout" svg:width="0.181cm" svg:height="0.566cm" svg:x="4.862cm" svg:y="7.347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091cm" svg:height="0.091cm" svg:x="5.142cm" svg:y="7.821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5.327cm" svg:y="7.533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7" draw:layer="layout" svg:width="0.091cm" svg:height="0.091cm" svg:x="5.751cm" svg:y="7.821cm" svg:viewBox="0 0 92 92" svg:d="M92 46c0-25-21-46-46-46s-46 21-46 46 21 46 46 46 46-21 46-46z">
            <text:p/>
          </draw:path>
          <draw:path draw:style-name="gr3" draw:text-style-name="P7" draw:layer="layout" svg:width="0.696cm" svg:height="0.577cm" svg:x="7.155cm" svg:y="7.335cm" svg:viewBox="0 0 697 578" svg:d="M388 231l-71-170c-4-5-4-9-4-11 0-4 13-21 50-23 8-2 15-2 15-17 0-10-9-10-11-10-35 0-71 2-108 2-21 0-73-2-94-2-6 0-15 0-15 17 0 10 7 10 19 10 52 0 56 8 63 27l100 236-178 192-12 10c-40 44-81 58-123 60-11 1-19 1-19 17 0 2 0 9 12 9 24 0 51-1 78-1 31 0 66 1 94 1 6 0 16 0 16-17 0-8-8-9-10-9-8 0-34-2-34-25 0-14 13-27 23-39l86-92 77-83 84 202c4 10 6 12 6 13 0 6-17 22-50 24-9 1-17 1-17 17 0 9 9 9 13 9 23 0 83-1 106-1 21 0 73 1 94 1 6 0 17 0 17-15 0-11-9-11-15-11-58 0-60-2-73-37-33-79-90-211-109-261 57-60 145-162 172-185 25-19 58-40 108-42 11-2 19-2 19-17 0-2 0-10-11-10-25 0-52 2-79 2-31 0-64-2-94-2-6 0-16 0-16 17 0 6 4 8 10 10 8 0 33 2 33 25 0 13-8 23-16 31z">
            <text:p/>
          </draw:path>
          <draw:path draw:style-name="gr3" draw:text-style-name="P7" draw:layer="layout" svg:width="0.562cm" svg:height="0.199cm" svg:x="8.178cm" svg:y="7.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579cm" svg:height="0.606cm" svg:x="9.052cm" svg:y="7.306cm" svg:viewBox="0 0 580 607" svg:d="M121 509c-33 56-65 69-104 71-9 0-17 0-17 18 0 3 4 9 12 9 23 0 48-4 72-4 27 0 58 4 85 4 4 0 15 0 15-17 0-10-7-10-13-10-19-2-40-9-40-30 0-10 5-20 11-31l65-108h214c0 18 13 133 13 141 0 26-44 28-61 28-12 0-22 0-22 18 0 9 12 9 12 9 36 0 73-4 107-4 22 0 73 4 95 4 5 0 15 0 15-17 0-10-8-10-19-10-52 0-52-5-54-30l-52-529c-2-17-2-21-17-21-14 0-17 6-21 13zM223 384l167-278 27 278z">
            <text:p/>
          </draw:path>
          <draw:path draw:style-name="gr3" draw:text-style-name="P7" draw:layer="layout" svg:width="0.4cm" svg:height="0.03cm" svg:x="9.719cm" svg:y="7.401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0.247cm" svg:y="7.17cm" svg:viewBox="0 0 217 394" svg:d="M134 17c0-17-1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6cm" svg:height="0.614cm" svg:x="10.602cm" svg:y="7.316cm" svg:viewBox="0 0 601 615" svg:d="M601 8c0-2-2-8-10-8-1 0-3 0-13 10l-58 65c-7-12-48-75-142-75-188 0-378 186-378 384 0 139 100 231 229 231 74 0 138-33 184-73 79-69 92-146 92-148 0-8-8-8-10-8-5 0-9 0-11 8-8 25-27 85-85 134-59 47-113 62-157 62-75 0-165-44-165-177 0-48 17-184 102-284 51-60 132-102 207-102 86 0 136 65 136 163 0 33-2 35-2 43 0 9 8 9 12 9 11 0 11-2 15-17z">
            <text:p/>
          </draw:path>
        </draw:g>
        <draw:g xml:id="id29" draw:id="id29">
          <svg:title>TexMaths</svg:title>
          <svg:desc>24§display§\text {this gives the required solution.} §svg§600§FALSE§</svg:desc>
          <draw:polygon draw:style-name="gr2" draw:text-style-name="P6" draw:layer="layout" svg:width="11.462cm" svg:height="0.676cm" svg:x="12.604cm" svg:y="7.317cm" svg:viewBox="0 0 11463 677" draw:points="5731,677 0,677 0,0 11463,0 11463,677">
            <text:p/>
          </draw:polygon>
          <draw:path draw:style-name="gr3" draw:text-style-name="P7" draw:layer="layout" svg:width="0.266cm" svg:height="0.529cm" svg:x="12.577cm" svg:y="7.342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425cm" svg:height="0.587cm" svg:x="12.917cm" svg:y="7.275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181cm" svg:height="0.566cm" svg:x="13.385cm" svg:y="7.2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3.62cm" svg:y="7.48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87cm" svg:height="0.558cm" svg:x="14.23cm" svg:y="7.479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181cm" svg:height="0.566cm" svg:x="14.656cm" svg:y="7.2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4cm" svg:height="0.374cm" svg:x="14.879cm" svg:y="7.498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27cm" svg:height="0.389cm" svg:x="15.307cm" svg:y="7.483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277cm" svg:height="0.389cm" svg:x="15.688cm" svg:y="7.48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6cm" svg:height="0.529cm" svg:x="16.289cm" svg:y="7.342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425cm" svg:height="0.587cm" svg:x="16.628cm" svg:y="7.275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17.093cm" svg:y="7.483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285cm" svg:height="0.374cm" svg:x="17.75cm" svg:y="7.488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8.08cm" svg:y="7.483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418cm" svg:height="0.537cm" svg:x="18.46cm" svg:y="7.488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7 0 104 73 104 119z">
            <text:p/>
          </draw:path>
          <draw:path draw:style-name="gr3" draw:text-style-name="P7" draw:layer="layout" svg:width="0.425cm" svg:height="0.383cm" svg:x="18.904cm" svg:y="7.488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7" draw:layer="layout" svg:width="0.181cm" svg:height="0.566cm" svg:x="19.372cm" svg:y="7.2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85cm" svg:height="0.374cm" svg:x="19.603cm" svg:y="7.488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9.933cm" svg:y="7.483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418cm" svg:height="0.597cm" svg:x="20.313cm" svg:y="7.275cm" svg:viewBox="0 0 419 598" svg:d="M294 542v56l125-10v-27c-60 0-68-6-68-46v-515l-121 10v27c58 0 66 5 66 46v182c-25-29-62-52-108-52-100 0-188 83-188 193 0 107 83 192 180 192 54 0 93-29 114-56zM294 315v173c0 16 0 17-10 31-25 40-63 59-100 59-38 0-69-21-90-53-21-35-23-83-23-118 0-32 2-82 25-121 19-27 50-53 96-53 31 0 65 11 92 50 10 15 10 17 10 32z">
            <text:p/>
          </draw:path>
          <draw:path draw:style-name="gr3" draw:text-style-name="P7" draw:layer="layout" svg:width="0.277cm" svg:height="0.389cm" svg:x="21.062cm" svg:y="7.48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21.39cm" svg:y="7.483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189cm" svg:height="0.587cm" svg:x="21.816cm" svg:y="7.275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25cm" svg:height="0.383cm" svg:x="22.051cm" svg:y="7.488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7" draw:layer="layout" svg:width="0.266cm" svg:height="0.529cm" svg:x="22.508cm" svg:y="7.342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22.848cm" svg:y="7.2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9cm" svg:x="23.078cm" svg:y="7.483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23.502cm" svg:y="7.488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091cm" svg:height="0.091cm" svg:x="24.017cm" svg:y="7.771cm" svg:viewBox="0 0 92 92" svg:d="M92 46c0-25-21-46-46-46s-46 21-46 46 21 46 46 46 46-21 46-46z">
            <text:p/>
          </draw:path>
        </draw:g>
        <draw:g xml:id="id30" draw:id="id30">
          <svg:title>TexMaths</svg:title>
          <svg:desc>24§display§\underline {\text {Method of Reduction}} :§svg§600§FALSE§</svg:desc>
          <draw:polygon draw:style-name="gr2" draw:text-style-name="P6" draw:layer="layout" svg:width="8.176cm" svg:height="0.646cm" svg:x="1.808cm" svg:y="8.613cm" svg:viewBox="0 0 8177 647" draw:points="4088,647 0,647 0,0 8177,0 8177,647">
            <text:p/>
          </draw:polygon>
          <draw:path draw:style-name="gr3" draw:text-style-name="P7" draw:layer="layout" svg:width="0.711cm" svg:height="0.577cm" svg:x="1.797cm" svg:y="8.59cm" svg:viewBox="0 0 712 578" svg:d="M173 19c-8-19-10-19-31-19h-142v27h21c63 0 65 10 65 38v425c0 23 0 61-86 61v27c29 0 71-2 100-2 27 0 69 2 98 2v-27c-87 0-87-38-87-61v-457l204 526c6 12 10 19 17 19 10 0 12-5 16-15l207-536h2v486c0 31-2 38-67 38h-21v27c32-2 90-2 122-2 33 0 91 0 121 2v-27h-21c-65 0-65-7-65-38v-448c0-28 0-38 65-38h21v-27h-144c-21 0-21 0-26 15l-187 479z">
            <text:p/>
          </draw:path>
          <draw:path draw:style-name="gr3" draw:text-style-name="P7" draw:layer="layout" svg:width="0.327cm" svg:height="0.389cm" svg:x="2.563cm" svg:y="8.788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7" draw:layer="layout" svg:width="0.266cm" svg:height="0.529cm" svg:x="2.93cm" svg:y="8.648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425cm" svg:height="0.587cm" svg:x="3.27cm" svg:y="8.581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75cm" svg:height="0.389cm" svg:x="3.734cm" svg:y="8.78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418cm" svg:height="0.597cm" svg:x="4.186cm" svg:y="8.581cm" svg:viewBox="0 0 419 598" svg:d="M294 542v56l125-10v-27c-60 0-68-6-68-46v-515l-121 10v27c58 0 66 5 66 46v182c-25-29-62-52-108-52-100 0-188 83-188 192 0 108 83 193 181 193 53 0 92-29 113-56zM294 315v173c0 15 0 17-10 31-25 40-63 59-100 59-38 0-69-21-90-53-21-35-23-83-23-118 0-32 0-82 25-121 19-27 50-54 96-54 31 0 65 12 92 50 10 16 10 18 10 33z">
            <text:p/>
          </draw:path>
          <draw:path draw:style-name="gr3" draw:text-style-name="P7" draw:layer="layout" svg:width="0.375cm" svg:height="0.389cm" svg:x="4.931cm" svg:y="8.78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4cm" svg:height="0.597cm" svg:x="5.355cm" svg:y="8.571cm" svg:viewBox="0 0 275 598" svg:d="M121 232v-98c0-74 40-115 79-115 2 0 13 0 27 6-10 4-25 13-25 35 0 19 13 36 36 36 25 0 37-17 37-36 0-31-31-60-75-60-60 0-133 44-133 134v98h-67v25h67v275c0 39-9 39-67 39v27c35-2 73-4 98-4 34 0 73 0 107 4v-27h-17c-63 0-65-10-65-41v-273h98v-25z">
            <text:p/>
          </draw:path>
          <draw:path draw:style-name="gr3" draw:text-style-name="P7" draw:layer="layout" svg:width="0.589cm" svg:height="0.597cm" svg:x="5.897cm" svg:y="8.59cm" svg:viewBox="0 0 590 598" svg:d="M159 279v-219c0-20 0-29 20-31 7-2 32-2 50-2 76 0 170 2 170 125 0 59-21 127-146 127zM338 290c83-19 148-71 148-138 0-81-96-152-221-152h-265v27h21c65 0 65 10 65 38v448c0 31 0 38-65 38h-21v27c31-2 90-2 123-2s94 0 125 2v-27h-21c-66 0-68-7-68-38v-215h98c14 0 50 0 79 29 33 30 33 57 33 113s0 88 34 121c35 31 81 37 106 37 67 0 81-70 81-95 0-3 0-13-12-13-8 0-8 8-10 13-3 60-34 75-55 75-43 0-48-42-60-121l-11-69c-16-54-56-81-104-98z">
            <text:p/>
          </draw:path>
          <draw:path draw:style-name="gr3" draw:text-style-name="P7" draw:layer="layout" svg:width="0.327cm" svg:height="0.389cm" svg:x="6.511cm" svg:y="8.788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7" draw:layer="layout" svg:width="0.418cm" svg:height="0.597cm" svg:x="6.891cm" svg:y="8.581cm" svg:viewBox="0 0 419 598" svg:d="M294 542v56l125-10v-27c-60 0-68-6-68-46v-515l-121 10v27c58 0 66 5 66 46v182c-25-29-62-52-108-52-100 0-188 83-188 192 0 108 83 193 181 193 53 0 92-29 113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425cm" svg:height="0.383cm" svg:x="7.358cm" svg:y="8.794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322cm" svg:height="0.389cm" svg:x="7.828cm" svg:y="8.788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266cm" svg:height="0.529cm" svg:x="8.191cm" svg:y="8.648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181cm" svg:height="0.566cm" svg:x="8.531cm" svg:y="8.6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8.762cm" svg:y="8.78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425cm" svg:height="0.374cm" svg:x="9.186cm" svg:y="8.79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olygon draw:style-name="gr3" draw:text-style-name="P7" draw:layer="layout" svg:width="7.863cm" svg:height="0.036cm" svg:x="1.766cm" svg:y="9.266cm" svg:viewBox="0 0 7864 37" draw:points="3933,37 0,37 0,0 7864,0 7864,37">
            <text:p/>
          </draw:polygon>
          <draw:path draw:style-name="gr3" draw:text-style-name="P7" draw:layer="layout" svg:width="0.091cm" svg:height="0.364cm" svg:x="9.935cm" svg:y="8.802cm" svg:viewBox="0 0 92 365" svg:d="M92 44c0-23-21-44-46-44s-46 21-46 44c0 25 21 46 46 46s46-21 46-46zM92 321c0-25-21-44-46-44s-46 19-46 44 21 44 46 44 46-19 46-44z">
            <text:p/>
          </draw:path>
        </draw:g>
        <draw:g xml:id="id31" draw:id="id31">
          <svg:title>TexMaths</svg:title>
          <svg:desc>22§display§\text {Convert the given linear equation into matrix equation } AX = C. \text { Using row}§svg§600§FALSE§</svg:desc>
          <draw:polygon draw:style-name="gr2" draw:text-style-name="P6" draw:layer="layout" svg:width="25.502cm" svg:height="0.637cm" svg:x="1.752cm" svg:y="9.808cm" svg:viewBox="0 0 25503 638" draw:points="12752,638 0,638 0,0 25503,0 25503,638">
            <text:p/>
          </draw:polygon>
          <draw:path draw:style-name="gr3" draw:text-style-name="P7" draw:layer="layout" svg:width="0.472cm" svg:height="0.563cm" svg:x="1.757cm" svg:y="9.778cm" svg:viewBox="0 0 473 564" svg:d="M0 282c0 160 125 282 269 282 127 0 204-108 204-198 0-7 0-12-10-12-9 0-9 4-9 12-7 111-90 175-174 175-48 0-201-27-201-259 0-231 152-257 199-257 85 0 155 70 169 183 2 10 2 14 12 14 14 0 14-4 14-19v-184c0-14 0-19-8-19-4 0-7 0-13 9l-38 58c-30-28-69-67-145-67-144 0-269 123-269 282z">
            <text:p/>
          </draw:path>
          <draw:path draw:style-name="gr3" draw:text-style-name="P7" draw:layer="layout" svg:width="0.344cm" svg:height="0.357cm" svg:x="2.294cm" svg:y="9.97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43cm" svg:x="2.683cm" svg:y="9.98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79cm" svg:height="0.343cm" svg:x="3.081cm" svg:y="9.989cm" svg:viewBox="0 0 380 344" svg:d="M308 76c7-18 21-51 72-51v-25c-17 2-40 2-58 2-19 0-54-2-69-2v25c30 0 39 17 39 33 0 7-2 9-5 18l-79 199-88-217c-4-10-4-12-4-14 0-19 30-19 44-19v-25c-23 0-67 2-84 2-21 0-53 0-76-2v25c49 0 53 3 62 28l112 276c6 11 6 15 16 15 11 0 14-8 16-15z">
            <text:p/>
          </draw:path>
          <draw:path draw:style-name="gr3" draw:text-style-name="P7" draw:layer="layout" svg:width="0.3cm" svg:height="0.357cm" svg:x="3.475cm" svg:y="9.97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61cm" svg:height="0.343cm" svg:x="3.818cm" svg:y="9.98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42cm" svg:height="0.485cm" svg:x="4.114cm" svg:y="9.847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242cm" svg:height="0.485cm" svg:x="4.672cm" svg:y="9.847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9cm" svg:height="0.538cm" svg:x="4.983cm" svg:y="9.787cm" svg:viewBox="0 0 391 539" svg:d="M60 479c0 35-7 35-60 35v25c26-2 67-2 88-2 19 0 60 0 86 2v-25c-51 0-60 0-60-35v-143c0-81 55-123 104-123 50 0 58 42 58 86v180c0 35-8 35-60 35v25c27-2 67-2 88-2 20 0 60 0 87 2v-25c-41 0-60 0-60-22v-148c0-67 0-92-25-120-10-13-37-28-81-28-67 0-100 47-112 75v-271l-113 9v24c55 0 60 6 60 43z">
            <text:p/>
          </draw:path>
          <draw:path draw:style-name="gr3" draw:text-style-name="P7" draw:layer="layout" svg:width="0.3cm" svg:height="0.357cm" svg:x="5.409cm" svg:y="9.97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5cm" svg:height="0.512cm" svg:x="6.011cm" svg:y="9.973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166cm" svg:height="0.519cm" svg:x="6.402cm" svg:y="9.8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79cm" svg:height="0.343cm" svg:x="6.606cm" svg:y="9.989cm" svg:viewBox="0 0 380 344" svg:d="M308 76c7-18 21-51 72-51v-25c-17 2-40 2-58 2-19 0-54-2-69-2v25c30 0 39 17 39 33 0 7-2 9-5 18l-79 199-88-217c-4-10-4-12-4-14 0-19 30-19 44-19v-25c-23 0-67 2-84 2-21 0-53 0-76-2v25c49 0 53 3 62 28l112 276c6 11 6 15 16 15 11 0 14-8 16-15z">
            <text:p/>
          </draw:path>
          <draw:path draw:style-name="gr3" draw:text-style-name="P7" draw:layer="layout" svg:width="0.3cm" svg:height="0.357cm" svg:x="6.999cm" svg:y="9.97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9cm" svg:height="0.343cm" svg:x="7.345cm" svg:y="9.98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173cm" svg:height="0.538cm" svg:x="8.034cm" svg:y="9.78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8.248cm" svg:y="9.8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8.463cm" svg:y="9.98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cm" svg:height="0.357cm" svg:x="8.889cm" svg:y="9.97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49cm" svg:height="0.357cm" svg:x="9.245cm" svg:y="9.97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61cm" svg:height="0.343cm" svg:x="9.619cm" svg:y="9.98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7cm" svg:x="10.181cm" svg:y="9.97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83cm" svg:height="0.492cm" svg:x="10.529cm" svg:y="9.98cm" svg:viewBox="0 0 384 493" svg:d="M269 296v139c0 35-9 35-61 35v23c26 0 67-1 88-1s60 1 88 1v-23c-53 0-62 0-62-35v-435h-18l-28 70c-10-21-42-70-104-70-91 0-172 76-172 176 0 97 76 176 165 176 55 0 87-33 104-56zM271 129v109c0 24-14 46-32 65-8 11-33 32-70 32-56 0-104-69-104-159 0-91 55-157 111-157 63 0 95 67 95 110z">
            <text:p/>
          </draw:path>
          <draw:path draw:style-name="gr3" draw:text-style-name="P7" draw:layer="layout" svg:width="0.39cm" svg:height="0.351cm" svg:x="10.936cm" svg:y="9.98cm" svg:viewBox="0 0 391 352" svg:d="M278 282v70l113-8v-25c-55 0-60-5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49cm" svg:height="0.357cm" svg:x="11.372cm" svg:y="9.97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2cm" svg:height="0.485cm" svg:x="11.742cm" svg:y="9.847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166cm" svg:height="0.519cm" svg:x="12.054cm" svg:y="9.8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4cm" svg:height="0.357cm" svg:x="12.263cm" svg:y="9.97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43cm" svg:x="12.654cm" svg:y="9.98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166cm" svg:height="0.519cm" svg:x="13.342cm" svg:y="9.8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3.555cm" svg:y="9.98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13.955cm" svg:y="9.847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344cm" svg:height="0.357cm" svg:x="14.261cm" svg:y="9.977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604cm" svg:height="0.343cm" svg:x="14.908cm" svg:y="9.98cm" svg:viewBox="0 0 605 344" svg:d="M60 76v209c0 34-9 34-60 34v25c26 0 67-2 88-2 19 0 60 2 86 2v-25c-51 0-60 0-60-34v-144c0-81 55-123 104-123 50 0 58 42 58 86v181c0 34-8 34-61 34v25c28 0 67-2 88-2s61 2 88 2v-25c-53 0-62 0-62-34v-144c0-81 56-123 106-123 47 0 56 42 56 86v181c0 34-9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15.561cm" svg:y="9.977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242cm" svg:height="0.485cm" svg:x="15.929cm" svg:y="9.847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261cm" svg:height="0.343cm" svg:x="16.237cm" svg:y="9.98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6.544cm" svg:y="9.8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34cm" svg:x="16.742cm" svg:y="9.989cm" svg:viewBox="0 0 391 335" svg:d="M213 153c25-30 53-68 72-88 25-28 56-40 92-40v-25c-20 2-43 2-64 2-23 0-63-2-74-2v25c16 1 23 10 23 23 0 12-9 22-12 28l-48 60-61-78c-7-9-7-10-7-14 0-12 12-19 28-19v-25c-21 0-72 2-85 2-15 0-52 0-73-2v25c54 0 56 0 91 47l77 101-73 91c-37 46-83 48-99 48v23c19-2 44-2 65-2s55 2 74 2v-23c-18-4-23-13-23-25 0-17 23-42 69-99l60 78c7 9 15 21 15 26 0 7-7 18-28 20v23c25 0 67-2 85-2 21 0 51 0 74 2v-23c-41 0-55-2-74-25z">
            <text:p/>
          </draw:path>
          <draw:path draw:style-name="gr3" draw:text-style-name="P7" draw:layer="layout" svg:width="0.3cm" svg:height="0.357cm" svg:x="17.422cm" svg:y="9.97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83cm" svg:height="0.492cm" svg:x="17.769cm" svg:y="9.98cm" svg:viewBox="0 0 384 493" svg:d="M269 296v139c0 35-9 35-61 35v23c26 0 67-1 88-1s60 1 88 1v-23c-53 0-62 0-62-35v-435h-18l-28 70c-10-21-42-70-104-70-91 0-172 76-172 176 0 97 76 176 165 176 55 0 87-33 104-56zM271 129v109c0 24-14 46-32 65-8 11-33 32-70 32-56 0-104-69-104-159 0-91 55-157 111-157 62 0 95 67 95 110z">
            <text:p/>
          </draw:path>
          <draw:path draw:style-name="gr3" draw:text-style-name="P7" draw:layer="layout" svg:width="0.39cm" svg:height="0.351cm" svg:x="18.175cm" svg:y="9.98cm" svg:viewBox="0 0 391 352" svg:d="M278 282v70l113-8v-25c-55 0-60-5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49cm" svg:height="0.357cm" svg:x="18.613cm" svg:y="9.977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4cm" svg:height="0.485cm" svg:x="18.981cm" svg:y="9.847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166cm" svg:height="0.519cm" svg:x="19.293cm" svg:y="9.8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4cm" svg:height="0.357cm" svg:x="19.504cm" svg:y="9.97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43cm" svg:x="19.895cm" svg:y="9.98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531cm" svg:height="0.556cm" svg:x="20.583cm" svg:y="9.769cm" svg:viewBox="0 0 532 557" svg:d="M111 467c-30 51-60 63-95 65-9 0-16 0-16 16 0 3 4 9 11 9 21 0 44-4 66-4 25 0 53 4 78 4 3 0 14 0 14-16 0-9-7-9-12-9-18-2-37-9-37-28 0-9 5-18 12-28l58-99h195c2 16 13 122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638cm" svg:height="0.529cm" svg:x="21.157cm" svg:y="9.794cm" svg:viewBox="0 0 639 530" svg:d="M356 211l-66-155c-3-5-3-8-3-10 0-4 12-20 46-21 7-2 14-2 14-16 0-9-9-9-11-9-32 0-65 2-98 2-20 0-67-2-87-2-5 0-14 0-14 16 0 9 7 9 18 9 47 0 51 7 58 24l91 217-163 176-11 9c-37 41-74 53-112 55-11 1-18 1-18 15 0 2 0 9 11 9 22 0 47-1 72-1 28 0 60 1 86 1 5 0 14 0 14-16 0-7-7-8-9-8-7 0-31-2-31-23 0-13 12-25 21-36l79-84 70-76 78 185c3 9 5 11 5 12 0 6-16 20-46 22-9 1-16 1-16 15 0 9 9 9 13 9 21 0 75-1 97-1 19 0 66 1 86 1 5 0 16 0 16-14 0-10-9-10-14-10-53 0-55-2-67-34-30-72-83-194-101-239 53-55 134-148 159-170 23-17 53-37 98-38 11-2 18-2 18-16 0-2 0-9-11-9-23 0-47 2-72 2-28 0-58-2-86-2-5 0-14 0-14 16 0 5 3 7 9 9 7 0 30 1 30 23 0 12-7 21-15 28z">
            <text:p/>
          </draw:path>
          <draw:path draw:style-name="gr3" draw:text-style-name="P7" draw:layer="layout" svg:width="0.515cm" svg:height="0.182cm" svg:x="22.097cm" svg:y="10.039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55cm" svg:height="0.563cm" svg:x="22.908cm" svg:y="9.778cm" svg:viewBox="0 0 551 564" svg:d="M551 7c0-2-2-7-9-7-2 0-3 0-12 9l-53 60c-7-11-44-69-130-69-173 0-347 171-347 352 0 127 92 212 209 212 69 0 127-30 169-67 73-64 85-134 85-136 0-7-7-7-9-7-5 0-9 0-10 7-8 23-25 78-78 123-54 43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083cm" svg:height="0.084cm" svg:x="23.501cm" svg:y="10.241cm" svg:viewBox="0 0 84 85" svg:d="M84 42c0-23-19-42-42-42s-42 19-42 42 19 43 42 43 42-20 42-43z">
            <text:p/>
          </draw:path>
          <draw:path draw:style-name="gr3" draw:text-style-name="P7" draw:layer="layout" svg:width="0.529cm" svg:height="0.547cm" svg:x="23.932cm" svg:y="9.794cm" svg:viewBox="0 0 530 548" svg:d="M426 351c0 111-76 172-150 172-35 0-126-19-126-167v-296c0-27 1-35 59-35h20v-25c-27 2-85 2-115 2s-88 0-114-2v25h19c60 0 60 8 60 35v294c0 109 92 194 196 194 89 0 160-72 172-162 4-14 4-21 4-53v-248c0-27 0-60 79-60v-25c-28 0-65 2-92 2-26 0-65-2-91-2v25c79 0 79 35 79 56z">
            <text:p/>
          </draw:path>
          <draw:path draw:style-name="gr3" draw:text-style-name="P7" draw:layer="layout" svg:width="0.254cm" svg:height="0.357cm" svg:x="24.511cm" svg:y="9.97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24.818cm" svg:y="9.8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25.031cm" svg:y="9.98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25.458cm" svg:y="9.973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261cm" svg:height="0.343cm" svg:x="26.102cm" svg:y="9.98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4cm" svg:height="0.357cm" svg:x="26.405cm" svg:y="9.97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531cm" svg:height="0.343cm" svg:x="26.762cm" svg:y="9.989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2c2 9 5 15 14 15 11 0 14-8 16-15z">
            <text:p/>
          </draw:path>
        </draw:g>
        <draw:g xml:id="id32" draw:id="id32">
          <svg:title>TexMaths</svg:title>
          <svg:desc>22§display§\text {transformations on A reduce it to an upper triangular or lower triangular}§svg§600§FALSE§</svg:desc>
          <draw:polygon draw:style-name="gr2" draw:text-style-name="P6" draw:layer="layout" svg:width="24.781cm" svg:height="0.637cm" svg:x="1.879cm" svg:y="10.909cm" svg:viewBox="0 0 24782 638" draw:points="12392,638 0,638 0,0 24782,0 24782,638">
            <text:p/>
          </draw:polygon>
          <draw:path draw:style-name="gr3" draw:text-style-name="P7" draw:layer="layout" svg:width="0.244cm" svg:height="0.485cm" svg:x="1.854cm" svg:y="10.948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261cm" svg:height="0.343cm" svg:x="2.162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7cm" svg:x="2.475cm" svg:y="11.0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2.855cm" svg:y="11.08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3.285cm" svg:y="11.07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1cm" svg:height="0.547cm" svg:x="3.589cm" svg:y="10.879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7" draw:layer="layout" svg:width="0.344cm" svg:height="0.357cm" svg:x="3.822cm" svg:y="11.07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61cm" svg:height="0.343cm" svg:x="4.209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3cm" svg:x="4.515cm" svg:y="11.081cm" svg:viewBox="0 0 605 344" svg:d="M60 76v209c0 34-9 34-60 34v25c26 0 67-2 88-2 19 0 60 2 86 2v-25c-51 0-60 0-60-34v-144c0-81 55-123 104-123 50 0 58 42 58 86v181c0 34-8 34-60 34v25c27 0 66-2 87-2s61 2 88 2v-25c-53 0-62 0-62-34v-144c0-81 56-123 106-123 49 0 56 42 56 86v181c0 34-7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5.166cm" svg:y="11.0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2cm" svg:height="0.485cm" svg:x="5.536cm" svg:y="10.948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166cm" svg:height="0.519cm" svg:x="5.847cm" svg:y="10.90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4cm" svg:height="0.357cm" svg:x="6.059cm" svg:y="11.07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9cm" svg:height="0.343cm" svg:x="6.447cm" svg:y="11.08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6.879cm" svg:y="11.07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7cm" svg:x="7.437cm" svg:y="11.07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9cm" svg:height="0.343cm" svg:x="7.827cm" svg:y="11.08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531cm" svg:height="0.556cm" svg:x="8.514cm" svg:y="10.87cm" svg:viewBox="0 0 532 557" svg:d="M283 16c-3-11-5-16-17-16-13 0-14 5-18 16l-162 463c-14 41-44 51-86 53v25c18-2 51-4 79-4 25 0 65 2 90 4v-25c-39 0-58-19-58-40 0-2 0-9 0-11l37-102h192l40 118c0 3 2 9 2 12 0 23-42 23-63 23v25c28-4 81-4 110-4 34 0 69 2 103 4v-25h-15c-45 0-58-5-65-32zM243 102l88 252h-174z">
            <text:p/>
          </draw:path>
          <draw:path draw:style-name="gr3" draw:text-style-name="P7" draw:layer="layout" svg:width="0.261cm" svg:height="0.343cm" svg:x="9.348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7cm" svg:x="9.652cm" svg:y="11.07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83cm" svg:height="0.547cm" svg:x="9.999cm" svg:y="10.888cm" svg:viewBox="0 0 384 548" svg:d="M269 497v51l115-9v-25c-55 0-62-5-62-42v-472l-111 9v24c53 0 60 6 60 43v167c-23-26-56-47-99-47-91 0-172 75-172 176 0 98 76 176 165 176 50 0 85-27 104-51zM269 289v158c0 15 0 16-9 29-22 37-58 54-91 54-35 0-63-19-83-49-19-32-21-76-21-108 0-29 2-75 23-111 18-24 46-49 88-49 28 0 60 11 84 46 9 14 9 16 9 30z">
            <text:p/>
          </draw:path>
          <draw:path draw:style-name="gr3" draw:text-style-name="P7" draw:layer="layout" svg:width="0.39cm" svg:height="0.351cm" svg:x="10.428cm" svg:y="11.081cm" svg:viewBox="0 0 391 352" svg:d="M278 282v70l113-8v-25c-55 0-60-5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295cm" svg:height="0.357cm" svg:x="10.86cm" svg:y="11.078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11.198cm" svg:y="11.07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166cm" svg:height="0.519cm" svg:x="11.803cm" svg:y="10.90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42cm" svg:height="0.485cm" svg:x="12.007cm" svg:y="10.948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244cm" svg:height="0.485cm" svg:x="12.565cm" svg:y="10.948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344cm" svg:height="0.357cm" svg:x="12.873cm" svg:y="11.07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49cm" svg:height="0.357cm" svg:x="13.528cm" svg:y="11.0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3.908cm" svg:y="11.08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14.594cm" svg:y="11.081cm" svg:viewBox="0 0 391 352" svg:d="M278 282v70l113-8v-25c-55 0-60-5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383cm" svg:height="0.492cm" svg:x="15.02cm" svg:y="11.081cm" svg:viewBox="0 0 384 493" svg:d="M113 51v-51l-113 9v24c55 0 60 4 60 39v363c0 35-7 35-60 35v23c26 0 67-1 86-1 21 0 62 1 88 1v-23c-51 0-60 0-60-35v-130-7c4 12 37 54 95 54 94 0 175-75 175-176 0-98-76-176-164-176-60 0-93 33-107 51zM114 255v-174c23-39 60-62 101-62 56 0 104 69 104 157 0 94-55 159-113 159-30 0-60-16-81-48-11-16-11-17-11-32z">
            <text:p/>
          </draw:path>
          <draw:path draw:style-name="gr3" draw:text-style-name="P7" draw:layer="layout" svg:width="0.383cm" svg:height="0.492cm" svg:x="15.45cm" svg:y="11.081cm" svg:viewBox="0 0 384 493" svg:d="M113 51v-51l-113 9v24c55 0 60 4 60 39v363c0 35-7 35-60 35v23c26 0 67-1 86-1 21 0 62 1 88 1v-23c-51 0-60 0-60-35v-130-7c4 12 37 54 95 54 94 0 175-75 175-176 0-98-76-176-164-176-60 0-93 33-107 51zM114 255v-174c23-39 60-62 101-62 56 0 104 69 104 157 0 94-55 159-113 159-30 0-60-16-81-48-11-16-11-17-11-32z">
            <text:p/>
          </draw:path>
          <draw:path draw:style-name="gr3" draw:text-style-name="P7" draw:layer="layout" svg:width="0.3cm" svg:height="0.357cm" svg:x="15.902cm" svg:y="11.07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61cm" svg:height="0.343cm" svg:x="16.245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42cm" svg:height="0.485cm" svg:x="16.8cm" svg:y="10.948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261cm" svg:height="0.343cm" svg:x="17.106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7.414cm" svg:y="10.90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9cm" svg:height="0.357cm" svg:x="17.635cm" svg:y="11.0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8.014cm" svg:y="11.08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18.44cm" svg:y="11.074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39cm" svg:height="0.351cm" svg:x="18.83cm" svg:y="11.081cm" svg:viewBox="0 0 391 352" svg:d="M278 282v70l113-8v-25c-55 0-60-5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173cm" svg:height="0.538cm" svg:x="19.26cm" svg:y="10.8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7cm" svg:x="19.482cm" svg:y="11.0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61cm" svg:height="0.343cm" svg:x="19.858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4cm" svg:height="0.357cm" svg:x="20.418cm" svg:y="11.07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61cm" svg:height="0.343cm" svg:x="20.805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73cm" svg:height="0.538cm" svg:x="21.368cm" svg:y="10.8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7cm" svg:x="21.58cm" svg:y="11.07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531cm" svg:height="0.343cm" svg:x="21.937cm" svg:y="11.09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2c2 9 5 15 16 15 9 0 12-8 14-15z">
            <text:p/>
          </draw:path>
          <draw:path draw:style-name="gr3" draw:text-style-name="P7" draw:layer="layout" svg:width="0.3cm" svg:height="0.357cm" svg:x="22.482cm" svg:y="11.07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61cm" svg:height="0.343cm" svg:x="22.826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44cm" svg:height="0.485cm" svg:x="23.38cm" svg:y="10.948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261cm" svg:height="0.343cm" svg:x="23.686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23.994cm" svg:y="10.90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9cm" svg:height="0.357cm" svg:x="24.216cm" svg:y="11.0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24.594cm" svg:y="11.08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25.02cm" svg:y="11.074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39cm" svg:height="0.351cm" svg:x="25.411cm" svg:y="11.081cm" svg:viewBox="0 0 391 352" svg:d="M278 282v70l113-8v-25c-55 0-60-5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173cm" svg:height="0.538cm" svg:x="25.84cm" svg:y="10.8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7cm" svg:x="26.062cm" svg:y="11.0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61cm" svg:height="0.343cm" svg:x="26.439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</draw:g>
        <draw:g xml:id="id33" draw:id="id33">
          <svg:title>TexMaths</svg:title>
          <svg:desc>22§display§\text {or diagonal matrix. The same transformations are performed simultaneously}§svg§600§FALSE§</svg:desc>
          <draw:polygon draw:style-name="gr2" draw:text-style-name="P6" draw:layer="layout" svg:width="25.846cm" svg:height="0.628cm" svg:x="1.876cm" svg:y="12.009cm" svg:viewBox="0 0 25847 629" draw:points="12923,629 0,629 0,0 25847,0 25847,629">
            <text:p/>
          </draw:polygon>
          <draw:path draw:style-name="gr3" draw:text-style-name="P7" draw:layer="layout" svg:width="0.344cm" svg:height="0.357cm" svg:x="1.858cm" svg:y="12.16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61cm" svg:height="0.342cm" svg:x="2.245cm" svg:y="12.17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83cm" svg:height="0.547cm" svg:x="2.81cm" svg:y="11.979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166cm" svg:height="0.519cm" svg:x="3.24cm" svg:y="11.99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9cm" svg:height="0.357cm" svg:x="3.461cm" svg:y="12.16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55cm" svg:height="0.512cm" svg:x="3.836cm" svg:y="12.165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44cm" svg:height="0.357cm" svg:x="4.223cm" svg:y="12.16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9cm" svg:height="0.342cm" svg:x="4.612cm" svg:y="12.17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7cm" svg:x="5.051cm" svg:y="12.16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173cm" svg:height="0.538cm" svg:x="5.431cm" svg:y="11.97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604cm" svg:height="0.342cm" svg:x="5.902cm" svg:y="12.174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6.554cm" svg:y="12.16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6.923cm" svg:y="12.0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7.229cm" svg:y="12.17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7.537cm" svg:y="11.99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34cm" svg:x="7.735cm" svg:y="12.181cm" svg:viewBox="0 0 391 335" svg:d="M213 153c25-30 53-68 72-88 25-28 56-40 92-40v-25c-20 2-43 2-64 2-23 0-63-2-74-2v25c16 1 23 10 23 23 0 12-9 22-12 28l-48 60-61-78c-7-9-7-10-7-14 0-12 12-19 28-19v-25c-21 0-72 2-85 2-15 0-52 0-73-2v25c54 0 56 0 91 47l77 101-73 91c-37 46-83 48-99 48v23c19-2 44-2 65-2s55 2 74 2v-23c-18-4-23-13-23-25 0-18 23-42 69-99l60 78c7 9 15 21 15 26 0 7-7 18-28 20v23c25 0 67-2 85-2 21 0 51 0 74 2v-23c-41 0-55-2-72-25z">
            <text:p/>
          </draw:path>
          <draw:path draw:style-name="gr3" draw:text-style-name="P7" draw:layer="layout" svg:width="0.083cm" svg:height="0.084cm" svg:x="8.201cm" svg:y="12.433cm" svg:viewBox="0 0 84 85" svg:d="M84 42c0-23-19-42-42-42s-42 19-42 42 19 43 42 43 42-20 42-43z">
            <text:p/>
          </draw:path>
          <draw:path draw:style-name="gr3" draw:text-style-name="P7" draw:layer="layout" svg:width="0.502cm" svg:height="0.524cm" svg:x="8.72cm" svg:y="11.991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9.276cm" svg:y="11.979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9.702cm" svg:y="12.16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10.308cm" svg:y="12.169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7cm" svg:x="10.619cm" svg:y="12.16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604cm" svg:height="0.342cm" svg:x="10.998cm" svg:y="12.174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11.64cm" svg:y="12.16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12.235cm" svg:y="12.0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12.541cm" svg:y="12.17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7cm" svg:x="12.856cm" svg:y="12.16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3.234cm" svg:y="12.17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13.664cm" svg:y="12.169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1cm" svg:height="0.547cm" svg:x="13.97cm" svg:y="11.97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7cm" svg:x="14.202cm" svg:y="12.16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61cm" svg:height="0.342cm" svg:x="14.588cm" svg:y="12.17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14.894cm" svg:y="12.174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15.547cm" svg:y="12.169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15.915cm" svg:y="12.0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9cm" svg:x="16.226cm" svg:y="11.99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4cm" svg:height="0.357cm" svg:x="16.438cm" svg:y="12.16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42cm" svg:x="16.827cm" svg:y="12.17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17.258cm" svg:y="12.169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7cm" svg:x="17.828cm" svg:y="12.16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61cm" svg:height="0.342cm" svg:x="18.203cm" svg:y="12.17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7cm" svg:x="18.506cm" svg:y="12.16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492cm" svg:x="19.107cm" svg:y="12.174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7" draw:layer="layout" svg:width="0.3cm" svg:height="0.357cm" svg:x="19.558cm" svg:y="12.16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61cm" svg:height="0.342cm" svg:x="19.901cm" svg:y="12.17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51cm" svg:height="0.547cm" svg:x="20.209cm" svg:y="11.97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7cm" svg:x="20.442cm" svg:y="12.16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61cm" svg:height="0.342cm" svg:x="20.827cm" svg:y="12.17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21.133cm" svg:y="12.174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21.776cm" svg:y="12.16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547cm" svg:x="22.124cm" svg:y="11.979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254cm" svg:height="0.357cm" svg:x="22.81cm" svg:y="12.169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23.115cm" svg:y="11.99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604cm" svg:height="0.342cm" svg:x="23.328cm" svg:y="12.174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9cm" svg:height="0.351cm" svg:x="23.951cm" svg:y="12.174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173cm" svg:height="0.538cm" svg:x="24.382cm" svg:y="11.97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42cm" svg:height="0.485cm" svg:x="24.586cm" svg:y="12.0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7cm" svg:x="24.905cm" svg:y="12.169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25.283cm" svg:y="12.17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cm" svg:height="0.357cm" svg:x="25.709cm" svg:y="12.16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44cm" svg:height="0.357cm" svg:x="26.054cm" svg:y="12.16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51cm" svg:x="26.443cm" svg:y="12.174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254cm" svg:height="0.357cm" svg:x="26.872cm" svg:y="12.169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73cm" svg:height="0.538cm" svg:x="27.179cm" svg:y="11.97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79cm" svg:height="0.492cm" svg:x="27.383cm" svg:y="12.181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</draw:g>
        <draw:g xml:id="id34" draw:id="id34">
          <svg:title>TexMaths</svg:title>
          <svg:desc>22§display§\text {on matrix C. Then rewrite the equation in the form of system of linear}§svg§600§FALSE§</svg:desc>
          <draw:polygon draw:style-name="gr2" draw:text-style-name="P6" draw:layer="layout" svg:width="23.934cm" svg:height="0.627cm" svg:x="1.873cm" svg:y="13.107cm" svg:viewBox="0 0 23935 628" draw:points="11968,628 0,628 0,0 23935,0 23935,628">
            <text:p/>
          </draw:polygon>
          <draw:path draw:style-name="gr3" draw:text-style-name="P7" draw:layer="layout" svg:width="0.344cm" svg:height="0.356cm" svg:x="1.855cm" svg:y="13.26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2.246cm" svg:y="13.27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604cm" svg:height="0.342cm" svg:x="2.932cm" svg:y="13.272cm" svg:viewBox="0 0 605 343" svg:d="M60 76v209c0 34-7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3.585cm" svg:y="13.26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3.953cm" svg:y="13.13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261cm" svg:height="0.342cm" svg:x="4.261cm" svg:y="13.27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4.567cm" svg:y="13.09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4.766cm" svg:y="13.279cm" svg:viewBox="0 0 391 334" svg:d="M213 153c25-30 53-69 72-88 25-28 56-40 92-40v-25c-20 2-43 2-64 2-23 0-63-2-74-2v25c16 1 23 10 23 23 0 12-9 22-12 28l-48 60-61-78c-7-9-7-10-7-14 0-12 12-19 28-19v-25c-21 0-72 2-85 2-15 0-52 0-73-2v25c54 0 56 0 91 47l77 100-72 92c-38 46-84 48-100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472cm" svg:height="0.562cm" svg:x="5.467cm" svg:y="13.068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083cm" svg:height="0.083cm" svg:x="6.047cm" svg:y="13.531cm" svg:viewBox="0 0 84 84" svg:d="M84 42c0-23-19-42-42-42s-42 19-42 42 19 42 42 42 42-19 42-42z">
            <text:p/>
          </draw:path>
          <draw:path draw:style-name="gr3" draw:text-style-name="P7" draw:layer="layout" svg:width="0.502cm" svg:height="0.523cm" svg:x="6.482cm" svg:y="13.089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7" draw:layer="layout" svg:width="0.39cm" svg:height="0.538cm" svg:x="7.037cm" svg:y="13.07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7.464cm" svg:y="13.2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7.811cm" svg:y="13.27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61cm" svg:height="0.342cm" svg:x="8.494cm" svg:y="13.27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8.797cm" svg:y="13.2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531cm" svg:height="0.342cm" svg:x="9.133cm" svg:y="13.279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261cm" svg:height="0.342cm" svg:x="9.7cm" svg:y="13.27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10.006cm" svg:y="13.09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42cm" svg:height="0.485cm" svg:x="10.21cm" svg:y="13.13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0.518cm" svg:y="13.2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1.113cm" svg:y="13.13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11.423cm" svg:y="13.07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1.85cm" svg:y="13.2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12.451cm" svg:y="13.2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12.799cm" svg:y="13.272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3 0 95 67 95 109z">
            <text:p/>
          </draw:path>
          <draw:path draw:style-name="gr3" draw:text-style-name="P7" draw:layer="layout" svg:width="0.39cm" svg:height="0.351cm" svg:x="13.206cm" svg:y="13.272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349cm" svg:height="0.356cm" svg:x="13.644cm" svg:y="13.26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4.012cm" svg:y="13.13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4.323cm" svg:y="13.09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4.534cm" svg:y="13.26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4.923cm" svg:y="13.27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66cm" svg:height="0.518cm" svg:x="15.612cm" svg:y="13.09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826cm" svg:y="13.27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6.504cm" svg:y="13.13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16.814cm" svg:y="13.07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7.241cm" svg:y="13.2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1cm" svg:height="0.546cm" svg:x="17.847cm" svg:y="13.06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4cm" svg:height="0.356cm" svg:x="18.079cm" svg:y="13.26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8.465cm" svg:y="13.27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18.771cm" svg:y="13.272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4cm" svg:height="0.356cm" svg:x="19.67cm" svg:y="13.26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20.061cm" svg:y="13.06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254cm" svg:height="0.356cm" svg:x="20.554cm" svg:y="13.26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79cm" svg:height="0.492cm" svg:x="20.849cm" svg:y="13.279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254cm" svg:height="0.356cm" svg:x="21.268cm" svg:y="13.26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21.562cm" svg:y="13.13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cm" svg:height="0.356cm" svg:x="21.87cm" svg:y="13.2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22.217cm" svg:y="13.272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4cm" svg:height="0.356cm" svg:x="23.115cm" svg:y="13.26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23.505cm" svg:y="13.06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173cm" svg:height="0.538cm" svg:x="24cm" svg:y="13.07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8cm" svg:x="24.215cm" svg:y="13.09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4.428cm" svg:y="13.27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cm" svg:height="0.356cm" svg:x="24.855cm" svg:y="13.2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25.209cm" svg:y="13.26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25.586cm" svg:y="13.272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</draw:g>
        <draw:g xml:id="id35" draw:id="id35">
          <svg:title>TexMaths</svg:title>
          <svg:desc>22§display§\text {equations. Now, the equations can be easily solved by elimination method.}§svg§600§FALSE§</svg:desc>
          <draw:polygon draw:style-name="gr2" draw:text-style-name="P6" draw:layer="layout" svg:width="25.197cm" svg:height="0.619cm" svg:x="1.872cm" svg:y="14.109cm" svg:viewBox="0 0 25198 620" draw:points="12598,620 0,620 0,0 25198,0 25198,620">
            <text:p/>
          </draw:polygon>
          <draw:path draw:style-name="gr3" draw:text-style-name="P7" draw:layer="layout" svg:width="0.3cm" svg:height="0.356cm" svg:x="1.854cm" svg:y="14.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2.202cm" svg:y="14.265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2.609cm" svg:y="14.265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349cm" svg:height="0.356cm" svg:x="3.047cm" svg:y="14.2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3.415cm" svg:y="14.13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166cm" svg:height="0.518cm" svg:x="3.727cm" svg:y="14.0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3.938cm" svg:y="14.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4.327cm" svg:y="14.26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4.758cm" svg:y="14.2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5.105cm" svg:y="14.524cm" svg:viewBox="0 0 84 84" svg:d="M84 42c0-23-19-42-42-42s-42 19-42 42 19 42 42 42 42-19 42-42z">
            <text:p/>
          </draw:path>
          <draw:path draw:style-name="gr3" draw:text-style-name="P7" draw:layer="layout" svg:width="0.529cm" svg:height="0.529cm" svg:x="5.622cm" svg:y="14.079cm" svg:viewBox="0 0 530 530" svg:d="M155 11c-7-11-9-11-23-11h-132v25h23c10 0 26 0 39 1 17 2 17 2 17 18v405c0 21 0 56-79 56v25c26 0 65-2 92-2 24 0 63 2 89 2v-25c-79 0-79-35-79-56v-403c4 3 4 3 7 9l317 464c7 11 7 11 12 11 13 0 13-5 13-20v-429c0-21 0-56 79-56v-25c-27 0-65 2-92 2-24 0-63-2-90-2v25c80 0 80 35 80 56v333z">
            <text:p/>
          </draw:path>
          <draw:path draw:style-name="gr3" draw:text-style-name="P7" draw:layer="layout" svg:width="0.344cm" svg:height="0.356cm" svg:x="6.198cm" svg:y="14.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531cm" svg:height="0.342cm" svg:x="6.555cm" svg:y="14.274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091cm" svg:height="0.231cm" svg:x="7.166cm" svg:y="14.524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242cm" svg:height="0.485cm" svg:x="7.586cm" svg:y="14.13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9cm" svg:height="0.538cm" svg:x="7.898cm" svg:y="14.0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8.324cm" svg:y="14.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8.926cm" svg:y="14.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9.274cm" svg:y="14.265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9.681cm" svg:y="14.265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10.117cm" svg:y="14.2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0.487cm" svg:y="14.13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166cm" svg:height="0.518cm" svg:x="10.798cm" svg:y="14.0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1.008cm" svg:y="14.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1.398cm" svg:y="14.26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11.828cm" svg:y="14.2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95cm" svg:height="0.356cm" svg:x="12.393cm" svg:y="14.2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9cm" svg:height="0.356cm" svg:x="12.741cm" svg:y="14.26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3.121cm" svg:y="14.26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3.804cm" svg:y="14.07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cm" svg:height="0.356cm" svg:x="14.257cm" svg:y="14.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14.857cm" svg:y="14.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5.212cm" svg:y="14.26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54cm" svg:height="0.356cm" svg:x="15.591cm" svg:y="14.2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897cm" svg:y="14.0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16.112cm" svg:y="14.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79cm" svg:height="0.492cm" svg:x="16.316cm" svg:y="14.274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254cm" svg:height="0.356cm" svg:x="16.992cm" svg:y="14.2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7.293cm" svg:y="14.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173cm" svg:height="0.538cm" svg:x="17.683cm" svg:y="14.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79cm" svg:height="0.342cm" svg:x="17.887cm" svg:y="14.274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18.282cm" svg:y="14.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8.628cm" svg:y="14.0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83cm" svg:height="0.546cm" svg:x="19.311cm" svg:y="14.07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79cm" svg:height="0.492cm" svg:x="19.713cm" svg:y="14.274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7" draw:layer="layout" svg:width="0.3cm" svg:height="0.356cm" svg:x="20.385cm" svg:y="14.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8cm" svg:x="20.733cm" svg:y="14.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8cm" svg:x="20.948cm" svg:y="14.0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604cm" svg:height="0.342cm" svg:x="21.163cm" svg:y="14.265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21.807cm" svg:y="14.0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2.022cm" svg:y="14.26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22.458cm" svg:y="14.2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22.828cm" svg:y="14.13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166cm" svg:height="0.518cm" svg:x="23.139cm" svg:y="14.0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23.35cm" svg:y="14.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23.739cm" svg:y="14.26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604cm" svg:height="0.342cm" svg:x="24.426cm" svg:y="14.265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25.068cm" svg:y="14.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5.404cm" svg:y="14.13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9cm" svg:height="0.538cm" svg:x="25.716cm" svg:y="14.0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44cm" svg:height="0.356cm" svg:x="26.142cm" svg:y="14.2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83cm" svg:height="0.546cm" svg:x="26.555cm" svg:y="14.07cm" svg:viewBox="0 0 384 547" svg:d="M269 496v51l115-8v-25c-55 0-62-5-62-42v-472l-111 9v24c53 0 60 6 60 43v167c-23-27-56-48-99-48-91 0-172 76-172 176 0 99 76 176 165 176 50 0 85-26 104-51zM269 289v158c0 14 0 16-9 28-22 37-58 55-91 55-35 0-63-20-83-49-19-32-21-76-21-108 0-30 0-76 23-111 18-24 46-49 88-49 28 0 60 11 84 46 9 14 9 16 9 30z">
            <text:p/>
          </draw:path>
          <draw:path draw:style-name="gr3" draw:text-style-name="P7" draw:layer="layout" svg:width="0.083cm" svg:height="0.083cm" svg:x="27.024cm" svg:y="14.524cm" svg:viewBox="0 0 84 84" svg:d="M84 42c0-23-19-42-42-42s-42 19-42 42 19 42 42 42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23" smil:attributeName="visibility" smil:to="visible"/>
                  <anim:animate smil:dur="0.25s" smil:fill="hold" smil:targetElement="id23" smil:attributeName="width" smil:values="width*0.05;width" smil:keyTimes="0;1"/>
                  <anim:animate smil:dur="0.25s" smil:fill="hold" smil:targetElement="id23" smil:attributeName="height" smil:values="height;height" smil:keyTimes="0;1"/>
                  <anim:animate smil:dur="0.25s" smil:fill="hold" smil:targetElement="id23" smil:attributeName="x" smil:values="x-.2;x" smil:keyTimes="0;1"/>
                  <anim:animate smil:dur="0.25s" smil:fill="hold" smil:targetElement="id23" smil:attributeName="y" smil:values="y;y" smil:keyTimes="0;1"/>
                  <anim:transitionFilter smil:dur="0.25s" smil:targetElement="id2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1+width/2;x" smil:keyTimes="0;1"/>
                  <anim:animate smil:dur="0.5s" smil:fill="hold" smil:targetElement="id2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1+width/2;x" smil:keyTimes="0;1"/>
                  <anim:animate smil:dur="0.5s" smil:fill="hold" smil:targetElement="id2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width*0.05;width" smil:keyTimes="0;1"/>
                  <anim:animate smil:dur="0.5s" smil:fill="hold" smil:targetElement="id30" smil:attributeName="height" smil:values="height;height" smil:keyTimes="0;1"/>
                  <anim:animate smil:dur="0.5s" smil:fill="hold" smil:targetElement="id30" smil:attributeName="x" smil:values="x-.2;x" smil:keyTimes="0;1"/>
                  <anim:animate smil:dur="0.5s" smil:fill="hold" smil:targetElement="id30" smil:attributeName="y" smil:values="y;y" smil:keyTimes="0;1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width*0.05;width" smil:keyTimes="0;1"/>
                  <anim:animate smil:dur="0.5s" smil:fill="hold" smil:targetElement="id31" smil:attributeName="height" smil:values="height;height" smil:keyTimes="0;1"/>
                  <anim:animate smil:dur="0.5s" smil:fill="hold" smil:targetElement="id31" smil:attributeName="x" smil:values="x-.2;x" smil:keyTimes="0;1"/>
                  <anim:animate smil:dur="0.5s" smil:fill="hold" smil:targetElement="id31" smil:attributeName="y" smil:values="y;y" smil:keyTimes="0;1"/>
                  <anim:transitionFilter smil:dur="0.5s" smil:targetElement="id3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width*0.05;width" smil:keyTimes="0;1"/>
                  <anim:animate smil:dur="0.5s" smil:fill="hold" smil:targetElement="id33" smil:attributeName="height" smil:values="height;height" smil:keyTimes="0;1"/>
                  <anim:animate smil:dur="0.5s" smil:fill="hold" smil:targetElement="id33" smil:attributeName="x" smil:values="x-.2;x" smil:keyTimes="0;1"/>
                  <anim:animate smil:dur="0.5s" smil:fill="hold" smil:targetElement="id33" smil:attributeName="y" smil:values="y;y" smil:keyTimes="0;1"/>
                  <anim:transitionFilter smil:dur="0.5s" smil:targetElement="id33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width*0.05;width" smil:keyTimes="0;1"/>
                  <anim:animate smil:dur="0.5s" smil:fill="hold" smil:targetElement="id34" smil:attributeName="height" smil:values="height;height" smil:keyTimes="0;1"/>
                  <anim:animate smil:dur="0.5s" smil:fill="hold" smil:targetElement="id34" smil:attributeName="x" smil:values="x-.2;x" smil:keyTimes="0;1"/>
                  <anim:animate smil:dur="0.5s" smil:fill="hold" smil:targetElement="id34" smil:attributeName="y" smil:values="y;y" smil:keyTimes="0;1"/>
                  <anim:transitionFilter smil:dur="0.5s" smil:targetElement="id34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8" draw:text-style-name="P5" draw:layer="layout" svg:width="26.4cm" svg:height="12.6cm" svg:x="0.8cm" svg:y="2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xml:id="id49" text:id="id49" text:style-name="P4"><text:span text:style-name="T7"><text:s text:c="3"/></text:span><text:span text:style-name="T8">Solutions : <text:s/></text:span></text:p>
            <text:p text:style-name="P4"><text:span text:style-name="T8"/></text:p>
            <text:p text:style-name="P4"><text:span text:style-name="T8"><text:tab/></text:span><text:span text:style-name="T8"><text:tab/></text:span><text:span text:style-name="T8"><text:tab/></text:span></text:p>
          </draw:text-box>
        </draw:frame>
        <draw:frame presentation:style-name="pr4" draw:text-style-name="P3" draw:layer="layout" svg:width="25.199cm" svg:height="1.406cm" svg:x="1.201cm" svg:y="0.6cm" presentation:class="title" presentation:user-transformed="true">
          <draw:text-box>
            <text:p xml:id="id36" text:id="id36"><text:span text:style-name="T4">Examples</text:span></text:p>
          </draw:text-box>
        </draw:frame>
        <draw:g xml:id="id37" draw:id="id37">
          <svg:title>TexMaths</svg:title>
          <svg:desc>22§display§\text {(1)}§svg§600§FALSE§</svg:desc>
          <draw:polygon draw:style-name="gr2" draw:text-style-name="P6" draw:layer="layout" svg:width="0.834cm" svg:height="0.696cm" svg:x="2.757cm" svg:y="2.812cm" svg:viewBox="0 0 835 697" draw:points="418,697 0,697 0,0 835,0 835,697">
            <text:p/>
          </draw:polygon>
          <draw:path draw:style-name="gr3" draw:text-style-name="P7" draw:layer="layout" svg:width="0.181cm" svg:height="0.773cm" svg:x="2.794cm" svg:y="2.773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3.088cm" svg:y="2.838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3.451cm" svg:y="2.773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39" draw:id="id39">
          <svg:title>TexMaths</svg:title>
          <svg:desc>22§display§\text {(i)}§svg§600§FALSE§</svg:desc>
          <draw:polygon draw:style-name="gr2" draw:text-style-name="P6" draw:layer="layout" svg:width="0.662cm" svg:height="0.696cm" svg:x="3.956cm" svg:y="4.008cm" svg:viewBox="0 0 663 697" draw:points="331,697 0,697 0,0 663,0 663,697">
            <text:p/>
          </draw:polygon>
          <draw:path draw:style-name="gr3" draw:text-style-name="P7" draw:layer="layout" svg:width="0.18cm" svg:height="0.773cm" svg:x="3.993cm" svg:y="3.96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4.243cm" svg:y="4.03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477cm" svg:y="3.969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40" draw:id="id40">
          <svg:title>TexMaths</svg:title>
          <svg:desc>22§display§x + y = 4 \text { and } 2x - y = 5.§svg§600§FALSE§</svg:desc>
          <draw:polygon draw:style-name="gr2" draw:text-style-name="P6" draw:layer="layout" svg:width="8.643cm" svg:height="0.619cm" svg:x="5.375cm" svg:y="4.013cm" svg:viewBox="0 0 8644 620" draw:points="4321,620 0,620 0,0 8644,0 8644,620">
            <text:p/>
          </draw:polygon>
          <draw:path draw:style-name="gr3" draw:text-style-name="P7" draw:layer="layout" svg:width="0.386cm" svg:height="0.351cm" svg:x="5.359cm" svg:y="4.16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993cm" svg:y="4.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8cm" svg:height="0.501cm" svg:x="6.746cm" svg:y="4.169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182cm" svg:x="7.389cm" svg:y="4.2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8.182cm" svg:y="3.98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49cm" svg:height="0.356cm" svg:x="8.839cm" svg:y="4.164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217cm" svg:y="4.169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9.649cm" svg:y="3.974cm" svg:viewBox="0 0 384 547" svg:d="M269 496v51l115-8v-25c-55 0-62-5-62-42v-472l-111 9v24c53 0 60 6 60 43v167c-23-27-56-48-98-48-92 0-173 76-173 176 0 99 76 176 165 176 50 0 85-26 104-51zM269 289v158c0 14 0 16-8 28-23 37-59 55-92 55-35 0-63-20-83-49-19-32-21-76-21-108 0-30 2-76 23-111 18-24 46-49 88-49 28 0 60 11 85 46 8 14 8 16 8 30z">
            <text:p/>
          </draw:path>
          <draw:path draw:style-name="gr3" draw:text-style-name="P7" draw:layer="layout" svg:width="0.309cm" svg:height="0.516cm" svg:x="10.347cm" svg:y="3.99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6cm" svg:height="0.351cm" svg:x="10.719cm" svg:y="4.16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1.374cm" svg:y="4.301cm" svg:viewBox="0 0 473 33" svg:d="M447 33c12 0 26 0 26-17 0-16-14-16-26-16h-421c-12 0-26 0-26 16 0 17 14 17 26 17z">
            <text:p/>
          </draw:path>
          <draw:path draw:style-name="gr3" draw:text-style-name="P7" draw:layer="layout" svg:width="0.358cm" svg:height="0.501cm" svg:x="12.106cm" svg:y="4.169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182cm" svg:x="12.748cm" svg:y="4.2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3.56cm" svg:y="3.99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083cm" svg:height="0.083cm" svg:x="13.974cm" svg:y="4.428cm" svg:viewBox="0 0 84 84" svg:d="M84 42c0-23-19-42-42-42s-42 19-42 42 19 42 42 42 42-19 42-42z">
            <text:p/>
          </draw:path>
        </draw:g>
        <draw:g xml:id="id41" draw:id="id41">
          <svg:title>TexMaths</svg:title>
          <svg:desc>22§display§\text {(ii)}§svg§600§FALSE§</svg:desc>
          <draw:polygon draw:style-name="gr2" draw:text-style-name="P6" draw:layer="layout" svg:width="0.877cm" svg:height="0.696cm" svg:x="3.758cm" svg:y="5.311cm" svg:viewBox="0 0 878 697" draw:points="438,697 0,697 0,0 878,0 878,697">
            <text:p/>
          </draw:polygon>
          <draw:path draw:style-name="gr3" draw:text-style-name="P7" draw:layer="layout" svg:width="0.18cm" svg:height="0.773cm" svg:x="3.795cm" svg:y="5.2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4.045cm" svg:y="5.33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26cm" svg:y="5.33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494cm" svg:y="5.2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42" draw:id="id42">
          <svg:title>TexMaths</svg:title>
          <svg:desc>22§display§5x - y +4z = 5, \  2x +3y + 5z = 2  \text { and } 5x - 2y + 6z = - 1§svg§600§FALSE§</svg:desc>
          <draw:polygon draw:style-name="gr2" draw:text-style-name="P6" draw:layer="layout" svg:width="19.566cm" svg:height="0.619cm" svg:x="5.36cm" svg:y="5.315cm" svg:viewBox="0 0 19567 620" draw:points="9784,620 0,620 0,0 19567,0 19567,620">
            <text:p/>
          </draw:polygon>
          <draw:path draw:style-name="gr3" draw:text-style-name="P7" draw:layer="layout" svg:width="0.309cm" svg:height="0.532cm" svg:x="5.36cm" svg:y="5.29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5.73cm" svg:y="5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386cm" svg:y="5.603cm" svg:viewBox="0 0 473 33" svg:d="M447 33c12 0 26 0 26-17 0-16-14-16-26-16h-421c-12 0-26 0-26 16 0 17 14 17 26 17z">
            <text:p/>
          </draw:path>
          <draw:path draw:style-name="gr3" draw:text-style-name="P7" draw:layer="layout" svg:width="0.358cm" svg:height="0.501cm" svg:x="7.116cm" svg:y="5.471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516cm" svg:x="7.717cm" svg:y="5.3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8.468cm" svg:y="5.288cm" svg:viewBox="0 0 345 525" svg:d="M208 398v67c0 28-2 37-60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8cm" svg:height="0.351cm" svg:x="8.866cm" svg:y="5.471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9.485cm" svg:y="5.5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0.297cm" svg:y="5.29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091cm" svg:height="0.231cm" svg:x="10.71cm" svg:y="5.73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309cm" svg:height="0.516cm" svg:x="11.284cm" svg:y="5.2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655cm" svg:y="5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2.289cm" svg:y="5.3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051cm" svg:y="5.29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56cm" svg:height="0.501cm" svg:x="13.428cm" svg:y="5.471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516cm" svg:x="14.028cm" svg:y="5.3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4.797cm" svg:y="5.297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28cm" svg:height="0.351cm" svg:x="15.177cm" svg:y="5.471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15.797cm" svg:y="5.5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6.608cm" svg:y="5.2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49cm" svg:height="0.356cm" svg:x="17.245cm" svg:y="5.46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7.625cm" svg:y="5.47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8.056cm" svg:y="5.276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09cm" svg:height="0.532cm" svg:x="18.755cm" svg:y="5.297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9.125cm" svg:y="5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9.781cm" svg:y="5.6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0.529cm" svg:y="5.2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8cm" svg:height="0.501cm" svg:x="20.899cm" svg:y="5.471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7" draw:layer="layout" svg:width="0.515cm" svg:height="0.516cm" svg:x="21.499cm" svg:y="5.3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2.261cm" svg:y="5.29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28cm" svg:height="0.351cm" svg:x="22.648cm" svg:y="5.471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69 65c-55 51-81 97-81 102 0 7 7 7 9 7 7 0 9-2 12-11 19-26 42-47 67-47 18 0 26 7 46 30 12 16 26 28 49 28 77 0 121-99 121-120 0-3-3-7-8-7-7 0-9 4-11 9-17 51-69 65-93 65-16 0-30-3-46-9-26-10-39-14-54-14-2 0-15 0-22 4z">
            <text:p/>
          </draw:path>
          <draw:path draw:style-name="gr3" draw:text-style-name="P7" draw:layer="layout" svg:width="0.515cm" svg:height="0.182cm" svg:x="23.266cm" svg:y="5.5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4.104cm" svg:y="5.60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709cm" svg:y="5.297cm" svg:viewBox="0 0 257 517" svg:d="M160 19c0-17 0-19-19-19-48 49-116 49-141 49v25c16 0 62 0 102-21v403c0 28-2 37-72 37h-25v24c27-3 95-3 125-3 32 0 99 0 127 3v-24h-25c-70 0-72-9-72-37z">
            <text:p/>
          </draw:path>
        </draw:g>
        <draw:g xml:id="id43" draw:id="id43">
          <svg:title>TexMaths</svg:title>
          <svg:desc>22§display§\text {(2)}§svg§600§FALSE§</svg:desc>
          <draw:polygon draw:style-name="gr2" draw:text-style-name="P6" draw:layer="layout" svg:width="0.834cm" svg:height="0.696cm" svg:x="2.661cm" svg:y="6.515cm" svg:viewBox="0 0 835 697" draw:points="418,697 0,697 0,0 835,0 835,697">
            <text:p/>
          </draw:polygon>
          <draw:path draw:style-name="gr3" draw:text-style-name="P7" draw:layer="layout" svg:width="0.181cm" svg:height="0.773cm" svg:x="2.698cm" svg:y="6.47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2.962cm" svg:y="6.54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3.355cm" svg:y="6.47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46" draw:id="id46">
          <svg:title>TexMaths</svg:title>
          <svg:desc>22§display§x - y + z = 1, \  2x - y = 1  \text { and } 3x + 3y - 4z = 2§svg§600§FALSE§</svg:desc>
          <draw:polygon draw:style-name="gr2" draw:text-style-name="P6" draw:layer="layout" svg:width="16.105cm" svg:height="0.619cm" svg:x="5.378cm" svg:y="7.817cm" svg:viewBox="0 0 16106 620" draw:points="8052,620 0,620 0,0 16106,0 16106,620">
            <text:p/>
          </draw:polygon>
          <draw:path draw:style-name="gr3" draw:text-style-name="P7" draw:layer="layout" svg:width="0.386cm" svg:height="0.351cm" svg:x="5.362cm" svg:y="7.9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017cm" svg:y="8.105cm" svg:viewBox="0 0 473 33" svg:d="M447 33c12 0 26 0 26-17 0-16-14-16-26-16h-421c-12 0-26 0-26 16 0 17 14 17 26 17z">
            <text:p/>
          </draw:path>
          <draw:path draw:style-name="gr3" draw:text-style-name="P7" draw:layer="layout" svg:width="0.358cm" svg:height="0.501cm" svg:x="6.749cm" svg:y="7.973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516cm" svg:x="7.347cm" svg:y="7.86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8cm" svg:height="0.351cm" svg:x="8.111cm" svg:y="7.973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8.729cm" svg:y="8.0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9.572cm" svg:y="7.79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091cm" svg:height="0.231cm" svg:x="9.956cm" svg:y="8.232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309cm" svg:height="0.516cm" svg:x="10.53cm" svg:y="7.79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899cm" svg:y="7.9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556cm" svg:y="8.105cm" svg:viewBox="0 0 473 33" svg:d="M447 33c12 0 26 0 26-17 0-16-14-16-26-16h-421c-12 0-26 0-26 16 0 17 14 17 26 17z">
            <text:p/>
          </draw:path>
          <draw:path draw:style-name="gr3" draw:text-style-name="P7" draw:layer="layout" svg:width="0.356cm" svg:height="0.501cm" svg:x="12.286cm" svg:y="7.973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182cm" svg:x="12.928cm" svg:y="8.0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772cm" svg:y="7.79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49cm" svg:height="0.356cm" svg:x="14.379cm" svg:y="7.96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4.757cm" svg:y="7.97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5.188cm" svg:y="7.77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21cm" svg:height="0.532cm" svg:x="15.882cm" svg:y="7.79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6.258cm" svg:y="7.9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6.894cm" svg:y="7.86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7.656cm" svg:y="7.79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58cm" svg:height="0.501cm" svg:x="18.033cm" svg:y="7.97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7" draw:layer="layout" svg:width="0.472cm" svg:height="0.032cm" svg:x="18.652cm" svg:y="8.10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9.384cm" svg:y="7.7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8cm" svg:height="0.351cm" svg:x="19.782cm" svg:y="7.973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20.4cm" svg:y="8.0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1.211cm" svg:y="7.79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</draw:g>
        <draw:g xml:id="id45" draw:id="id45">
          <svg:title>TexMaths</svg:title>
          <svg:desc>22§display§\text {(i)}§svg§600§FALSE§</svg:desc>
          <draw:polygon draw:style-name="gr2" draw:text-style-name="P6" draw:layer="layout" svg:width="0.662cm" svg:height="0.696cm" svg:x="3.957cm" svg:y="7.909cm" svg:viewBox="0 0 663 697" draw:points="331,697 0,697 0,0 663,0 663,697">
            <text:p/>
          </draw:polygon>
          <draw:path draw:style-name="gr3" draw:text-style-name="P7" draw:layer="layout" svg:width="0.18cm" svg:height="0.773cm" svg:x="3.994cm" svg:y="7.8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4.244cm" svg:y="7.93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478cm" svg:y="7.87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47" draw:id="id47">
          <svg:title>TexMaths</svg:title>
          <svg:desc>22§display§\text {(ii)}§svg§600§FALSE§</svg:desc>
          <draw:polygon draw:style-name="gr2" draw:text-style-name="P6" draw:layer="layout" svg:width="0.877cm" svg:height="0.696cm" svg:x="3.759cm" svg:y="9.512cm" svg:viewBox="0 0 878 697" draw:points="438,697 0,697 0,0 878,0 878,697">
            <text:p/>
          </draw:polygon>
          <draw:path draw:style-name="gr3" draw:text-style-name="P7" draw:layer="layout" svg:width="0.18cm" svg:height="0.773cm" svg:x="3.796cm" svg:y="9.47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4.046cm" svg:y="9.53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261cm" svg:y="9.53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495cm" svg:y="9.47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48" draw:id="id48">
          <svg:title>TexMaths</svg:title>
          <svg:desc>22§display§x + y = 1, \  y + z = \frac{5}{3}  \text { and } x + z = \frac{4}{3}§svg§600§FALSE§</svg:desc>
          <draw:polygon draw:style-name="gr2" draw:text-style-name="P6" draw:layer="layout" svg:width="12.135cm" svg:height="1.518cm" svg:x="5.377cm" svg:y="9.018cm" svg:viewBox="0 0 12136 1519" draw:points="6068,1519 0,1519 0,0 12136,0 12136,1519">
            <text:p/>
          </draw:polygon>
          <draw:path draw:style-name="gr3" draw:text-style-name="P7" draw:layer="layout" svg:width="0.386cm" svg:height="0.351cm" svg:x="5.361cm" svg:y="9.6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5.995cm" svg:y="9.5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6.748cm" svg:y="9.683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515cm" svg:height="0.182cm" svg:x="7.39cm" svg:y="9.7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231cm" svg:y="9.51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091cm" svg:height="0.231cm" svg:x="8.615cm" svg:y="9.944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3" draw:text-style-name="P7" draw:layer="layout" svg:width="0.358cm" svg:height="0.501cm" svg:x="9.173cm" svg:y="9.683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515cm" svg:height="0.517cm" svg:x="9.773cm" svg:y="9.5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8cm" svg:height="0.351cm" svg:x="10.535cm" svg:y="9.683cm" svg:viewBox="0 0 329 352" svg:d="M70 280c43-46 64-65 92-90 0 0 49-42 77-70 74-72 90-109 90-113 0-7-7-7-9-7-5 0-7 2-10 9-23 37-41 49-58 49-20 0-29-12-41-25-14-17-28-33-53-33-58 0-95 72-95 88 0 5 4 9 9 9 7 0 9-4 11-9 16-35 60-35 67-35 15 0 30 5 49 10 30 13 39 13 60 13-28 33-94 89-109 102l-71 65c-53 51-79 97-79 102 0 7 7 7 9 7 7 0 9-2 12-10 19-27 42-48 67-48 18 0 25 7 46 30 12 16 26 28 49 28 77 0 121-98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11.154cm" svg:y="9.7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2.057cm" svg:y="8.98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12.02cm" svg:y="9.817cm" svg:viewBox="0 0 389 33" draw:points="194,33 0,33 0,0 389,0 389,33">
            <text:p/>
          </draw:polygon>
          <draw:path draw:style-name="gr3" draw:text-style-name="P7" draw:layer="layout" svg:width="0.321cm" svg:height="0.532cm" svg:x="12.052cm" svg:y="10.04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49cm" svg:height="0.356cm" svg:x="12.789cm" svg:y="9.68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3.168cm" svg:y="9.683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3.599cm" svg:y="9.49cm" svg:viewBox="0 0 384 548" svg:d="M269 496v52l115-9v-25c-55 0-62-5-62-42v-472l-111 9v24c55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386cm" svg:height="0.351cm" svg:x="14.282cm" svg:y="9.6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517cm" svg:x="14.917cm" svg:y="9.5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8cm" svg:height="0.351cm" svg:x="15.681cm" svg:y="9.683cm" svg:viewBox="0 0 329 352" svg:d="M70 280c43-46 64-65 92-90 0 0 49-42 77-70 74-72 90-109 90-113 0-7-7-7-9-7-5 0-7 2-10 9-23 37-41 49-58 49-20 0-29-12-41-25-14-17-28-33-53-33-58 0-95 72-95 88 0 5 4 9 11 9s7-4 9-9c16-35 60-35 67-35 15 0 30 5 49 10 30 13 39 13 60 13-28 33-94 89-109 102l-71 65c-53 51-79 97-79 102 0 7 7 7 9 7 7 0 9-2 12-10 19-27 42-48 67-48 18 0 26 7 46 30 12 16 26 28 49 28 77 0 121-98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16.298cm" svg:y="9.7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17.185cm" svg:y="8.979cm" svg:viewBox="0 0 345 525" svg:d="M206 398v67c0 28 0 37-58 37h-16v23c32-2 72-2 104-2 33 0 74 0 105 2v-23h-15c-59 0-60-9-60-37v-67h79v-25h-79v-354c0-14 0-19-13-19-7 0-8 0-14 9l-239 364v25zM211 373h-190l190-288z">
            <text:p/>
          </draw:path>
          <draw:polygon draw:style-name="gr3" draw:text-style-name="P7" draw:layer="layout" svg:width="0.388cm" svg:height="0.032cm" svg:x="17.164cm" svg:y="9.817cm" svg:viewBox="0 0 389 33" draw:points="194,33 0,33 0,0 389,0 389,33">
            <text:p/>
          </draw:polygon>
          <draw:path draw:style-name="gr3" draw:text-style-name="P7" draw:layer="layout" svg:width="0.321cm" svg:height="0.532cm" svg:x="17.196cm" svg:y="10.041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</draw:g>
        <draw:g xml:id="id44" draw:id="id44">
          <svg:title>TexMaths</svg:title>
          <svg:desc>22§display§\text {Solve the following equations by method of Reduction}§svg§600§FALSE§</svg:desc>
          <draw:polygon draw:style-name="gr2" draw:text-style-name="P6" draw:layer="layout" svg:width="18.2cm" svg:height="0.628cm" svg:x="3.861cm" svg:y="6.515cm" svg:viewBox="0 0 18201 629" draw:points="9101,629 0,629 0,0 18201,0 18201,629">
            <text:p/>
          </draw:polygon>
          <draw:path draw:style-name="gr3" draw:text-style-name="P7" draw:layer="layout" svg:width="0.344cm" svg:height="0.563cm" svg:x="3.866cm" svg:y="6.476cm" svg:viewBox="0 0 345 564" svg:d="M227 247l-99-25c-49-12-79-53-79-99 0-54 43-102 104-102 129 0 146 129 151 162 0 5 0 11 9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7" draw:layer="layout" svg:width="0.344cm" svg:height="0.357cm" svg:x="4.273cm" svg:y="6.675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173cm" svg:height="0.538cm" svg:x="4.664cm" svg:y="6.48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79cm" svg:height="0.342cm" svg:x="4.868cm" svg:y="6.687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7cm" svg:x="5.262cm" svg:y="6.67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5.855cm" svg:y="6.546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6.167cm" svg:y="6.485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6.592cm" svg:y="6.67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1cm" svg:height="0.547cm" svg:x="7.198cm" svg:y="6.476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7" draw:layer="layout" svg:width="0.344cm" svg:height="0.357cm" svg:x="7.43cm" svg:y="6.67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173cm" svg:height="0.538cm" svg:x="7.821cm" svg:y="6.48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8.036cm" svg:y="6.48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7cm" svg:x="8.247cm" svg:y="6.67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531cm" svg:height="0.342cm" svg:x="8.604cm" svg:y="6.687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7" draw:layer="layout" svg:width="0.166cm" svg:height="0.519cm" svg:x="9.174cm" svg:y="6.50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9.389cm" svg:y="6.6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9.815cm" svg:y="6.671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0.459cm" svg:y="6.67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492cm" svg:x="10.807cm" svg:y="6.68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3 0 95 67 95 110z">
            <text:p/>
          </draw:path>
          <draw:path draw:style-name="gr3" draw:text-style-name="P7" draw:layer="layout" svg:width="0.39cm" svg:height="0.351cm" svg:x="11.214cm" svg:y="6.68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349cm" svg:height="0.357cm" svg:x="11.65cm" svg:y="6.675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12.02cm" svg:y="6.54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9cm" svg:x="12.332cm" svg:y="6.50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4cm" svg:height="0.357cm" svg:x="12.543cm" svg:y="6.67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9cm" svg:height="0.342cm" svg:x="12.932cm" svg:y="6.6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13.363cm" svg:y="6.67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3cm" svg:height="0.547cm" svg:x="13.921cm" svg:y="6.485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379cm" svg:height="0.492cm" svg:x="14.322cm" svg:y="6.687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604cm" svg:height="0.342cm" svg:x="14.998cm" svg:y="6.68cm" svg:viewBox="0 0 605 343" svg:d="M60 76v209c0 34-9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15.639cm" svg:y="6.67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15.976cm" svg:y="6.546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16.286cm" svg:y="6.485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44cm" svg:height="0.357cm" svg:x="16.714cm" svg:y="6.67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83cm" svg:height="0.547cm" svg:x="17.126cm" svg:y="6.485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44cm" svg:height="0.357cm" svg:x="17.809cm" svg:y="6.67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1cm" svg:height="0.547cm" svg:x="18.199cm" svg:y="6.476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539cm" svg:height="0.547cm" svg:x="18.694cm" svg:y="6.494cm" svg:viewBox="0 0 540 548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9 30 53 30 104s0 81 32 111c31 28 74 34 96 34 62 0 74-64 74-87 0-3 0-12-8-12-9 0-9 7-11 12-4 55-32 69-51 69-39 0-44-39-55-111l-10-63c-14-50-51-74-95-90z">
            <text:p/>
          </draw:path>
          <draw:path draw:style-name="gr3" draw:text-style-name="P7" draw:layer="layout" svg:width="0.3cm" svg:height="0.357cm" svg:x="19.259cm" svg:y="6.67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547cm" svg:x="19.607cm" svg:y="6.485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9cm" svg:height="0.351cm" svg:x="20.035cm" svg:y="6.68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295cm" svg:height="0.357cm" svg:x="20.466cm" svg:y="6.675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242cm" svg:height="0.485cm" svg:x="20.797cm" svg:y="6.54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9cm" svg:x="21.108cm" svg:y="6.50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4cm" svg:height="0.357cm" svg:x="21.32cm" svg:y="6.67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9cm" svg:height="0.342cm" svg:x="21.71cm" svg:y="6.6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</draw:g>
        <draw:g xml:id="id38" draw:id="id38">
          <svg:title>TexMaths</svg:title>
          <svg:desc>22§display§\text {Solve the following equations by method of Inversion.}§svg§600§FALSE§</svg:desc>
          <draw:polygon draw:style-name="gr2" draw:text-style-name="P6" draw:layer="layout" svg:width="17.974cm" svg:height="0.628cm" svg:x="3.958cm" svg:y="2.812cm" svg:viewBox="0 0 17975 629" draw:points="8987,629 0,629 0,0 17975,0 17975,629">
            <text:p/>
          </draw:polygon>
          <draw:path draw:style-name="gr3" draw:text-style-name="P7" draw:layer="layout" svg:width="0.344cm" svg:height="0.563cm" svg:x="3.963cm" svg:y="2.773cm" svg:viewBox="0 0 345 564" svg:d="M227 247l-99-25c-49-12-79-53-79-99 0-54 43-102 104-102 129 0 146 129 151 162 0 5 0 11 9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7" draw:layer="layout" svg:width="0.344cm" svg:height="0.357cm" svg:x="4.37cm" svg:y="2.97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173cm" svg:height="0.538cm" svg:x="4.761cm" svg:y="2.7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79cm" svg:height="0.342cm" svg:x="4.965cm" svg:y="2.984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7cm" svg:x="5.359cm" svg:y="2.9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5.952cm" svg:y="2.84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6.264cm" svg:y="2.78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6.69cm" svg:y="2.9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1cm" svg:height="0.547cm" svg:x="7.295cm" svg:y="2.773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7" draw:layer="layout" svg:width="0.344cm" svg:height="0.357cm" svg:x="7.527cm" svg:y="2.97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173cm" svg:height="0.538cm" svg:x="7.918cm" svg:y="2.7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8.133cm" svg:y="2.7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7cm" svg:x="8.344cm" svg:y="2.97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531cm" svg:height="0.342cm" svg:x="8.701cm" svg:y="2.984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7" draw:layer="layout" svg:width="0.166cm" svg:height="0.519cm" svg:x="9.272cm" svg:y="2.80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9.486cm" svg:y="2.97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9.912cm" svg:y="2.96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0.556cm" svg:y="2.9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492cm" svg:x="10.905cm" svg:y="2.977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3 0 95 67 95 110z">
            <text:p/>
          </draw:path>
          <draw:path draw:style-name="gr3" draw:text-style-name="P7" draw:layer="layout" svg:width="0.39cm" svg:height="0.351cm" svg:x="11.311cm" svg:y="2.977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349cm" svg:height="0.357cm" svg:x="11.748cm" svg:y="2.97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12.118cm" svg:y="2.84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9cm" svg:x="12.429cm" svg:y="2.80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4cm" svg:height="0.357cm" svg:x="12.64cm" svg:y="2.97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9cm" svg:height="0.342cm" svg:x="13.029cm" svg:y="2.97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13.46cm" svg:y="2.97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3cm" svg:height="0.547cm" svg:x="14.018cm" svg:y="2.782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379cm" svg:height="0.492cm" svg:x="14.42cm" svg:y="2.98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604cm" svg:height="0.342cm" svg:x="15.096cm" svg:y="2.977cm" svg:viewBox="0 0 605 343" svg:d="M60 76v209c0 34-9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15.736cm" svg:y="2.9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16.074cm" svg:y="2.84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16.384cm" svg:y="2.78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44cm" svg:height="0.357cm" svg:x="16.812cm" svg:y="2.97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83cm" svg:height="0.547cm" svg:x="17.223cm" svg:y="2.782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44cm" svg:height="0.357cm" svg:x="17.906cm" svg:y="2.97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1cm" svg:height="0.547cm" svg:x="18.297cm" svg:y="2.77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237cm" svg:height="0.529cm" svg:x="18.786cm" svg:y="2.791cm" svg:viewBox="0 0 238 530" svg:d="M153 60c0-27 4-35 65-35h20v-25c-27 2-88 2-118 2-32 0-92 0-120-2v25h21c62 0 63 8 63 35v410c0 28-1 35-63 35h-21v25c28-2 88-2 118-2 32 0 93 0 120 2v-25h-20c-61 0-65-7-65-35z">
            <text:p/>
          </draw:path>
          <draw:path draw:style-name="gr3" draw:text-style-name="P7" draw:layer="layout" svg:width="0.39cm" svg:height="0.342cm" svg:x="19.07cm" svg:y="2.97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79cm" svg:height="0.342cm" svg:x="19.467cm" svg:y="2.984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7cm" svg:x="19.862cm" svg:y="2.9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61cm" svg:height="0.342cm" svg:x="20.205cm" svg:y="2.97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7cm" svg:x="20.511cm" svg:y="2.97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20.816cm" svg:y="2.80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4cm" svg:height="0.357cm" svg:x="21.027cm" svg:y="2.97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42cm" svg:x="21.418cm" svg:y="2.97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083cm" svg:height="0.084cm" svg:x="21.888cm" svg:y="3.236cm" svg:viewBox="0 0 84 85" svg:d="M84 42c0-23-19-42-42-42s-42 19-42 42 19 43 42 43 42-20 42-43z">
            <text:p/>
          </draw:path>
        </draw:g>
        <draw:g xml:id="id52" draw:id="id52">
          <svg:title>TexMaths</svg:title>
          <svg:desc>22§display§\text {Let , }§svg§600§FALSE§</svg:desc>
          <draw:polygon draw:style-name="gr2" draw:text-style-name="P6" draw:layer="layout" svg:width="1.464cm" svg:height="0.601cm" svg:x="5.947cm" svg:y="13.165cm" svg:viewBox="0 0 1465 602" draw:points="733,602 0,602 0,0 1465,0 1465,602">
            <text:p/>
          </draw:polygon>
          <draw:path draw:style-name="gr3" draw:text-style-name="P7" draw:layer="layout" svg:width="0.425cm" svg:height="0.529cm" svg:x="5.933cm" svg:y="13.126cm" svg:viewBox="0 0 426 530" svg:d="M426 329h-20c-8 80-19 176-156 176h-64c-35 0-36-5-36-30v-413c0-27 0-37 73-37h25v-25c-28 2-98 2-130 2-30 0-92 0-118-2v25h19c60 0 60 8 60 35v410c0 28 0 35-60 35h-19v25h405z">
            <text:p/>
          </draw:path>
          <draw:path draw:style-name="gr3" draw:text-style-name="P7" draw:layer="layout" svg:width="0.3cm" svg:height="0.356cm" svg:x="6.413cm" svg:y="13.307cm" svg:viewBox="0 0 301 357" svg:d="M65 153c5-116 70-135 97-135 79 0 88 104 88 135zM65 169h216c18 0 20 0 20-16 0-77-42-153-139-153-90 0-162 79-162 178 0 104 81 179 171 179 95 0 130-86 130-102 0-7-7-8-11-8-7 0-9 5-9 10-28 81-98 81-105 81-39 0-70-25-88-53-23-37-23-88-23-116z">
            <text:p/>
          </draw:path>
          <draw:path draw:style-name="gr3" draw:text-style-name="P7" draw:layer="layout" svg:width="0.243cm" svg:height="0.485cm" svg:x="6.749cm" svg:y="13.179cm" svg:viewBox="0 0 244 486" svg:d="M120 167h110v-24h-110v-143h-20c0 63-24 146-100 150v17h67v213c0 97 72 106 100 106 55 0 77-55 77-106v-44h-21v44c0 57-22 87-51 87-52 0-52-71-52-85z">
            <text:p/>
          </draw:path>
          <draw:path draw:style-name="gr3" draw:text-style-name="P7" draw:layer="layout" svg:width="0.09cm" svg:height="0.231cm" svg:x="7.36cm" svg:y="13.572cm" svg:viewBox="0 0 91 232" svg:d="M91 81c0-49-17-81-49-81-28 0-42 21-42 41 0 21 14 42 42 42 13 0 21-6 30-11l2-2c0 0 2 0 2 11 0 51-23 99-58 136-4 3-6 5-6 7 0 7 4 8 9 8 9 0 70-61 70-151z">
            <text:p/>
          </draw:path>
        </draw:g>
        <draw:g xml:id="id53" draw:id="id53">
          <svg:title>TexMaths</svg:title>
          <svg:desc>22§display§A = \begin{bmatrix} 1  &amp; \ \ 1 \\  
                                  2  &amp;    -1 \end{bmatrix} ,
§svg§600§FALSE§</svg:desc>
          <draw:polygon draw:style-name="gr2" draw:text-style-name="P6" draw:layer="layout" svg:width="4.786cm" svg:height="1.779cm" svg:x="7.846cm" svg:y="12.57cm" svg:viewBox="0 0 4787 1780" draw:points="2392,1780 0,1780 0,0 4787,0 4787,1780">
            <text:p/>
          </draw:polygon>
          <draw:path draw:style-name="gr3" draw:text-style-name="P7" draw:layer="layout" svg:width="0.531cm" svg:height="0.555cm" svg:x="7.834cm" svg:y="13.098cm" svg:viewBox="0 0 532 556" svg:d="M111 466c-30 51-60 64-95 66-9 0-16 0-16 15 0 4 4 9 11 9 21 0 44-3 66-3 25 0 53 3 78 3 3 0 14 0 14-16 0-8-7-8-12-8-18-2-37-9-37-29 0-8 5-17 10-28l60-98h196c1 16 12 121 12 128 0 25-41 27-56 27-11 0-20 0-20 15 0 9 11 9 12 9 32 0 66-3 97-3 20 0 67 3 87 3 5 0 14 0 14-16 0-8-7-8-18-8-47 0-47-6-49-29l-48-484c-2-15-2-19-16-19-12 0-14 5-19 12zM204 352l153-255 25 255z">
            <text:p/>
          </draw:path>
          <draw:path draw:style-name="gr3" draw:text-style-name="P7" draw:layer="layout" svg:width="0.515cm" svg:height="0.182cm" svg:x="8.646cm" svg:y="13.36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9.612cm" svg:y="12.531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9.896cm" svg:y="12.66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1.615cm" svg:y="12.6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9.866cm" svg:y="13.59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473cm" svg:height="0.032cm" svg:x="11.052cm" svg:y="13.9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1.658cm" svg:y="13.59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1.987cm" svg:y="12.531cm" svg:viewBox="0 0 206 1857" draw:points="162,1815 0,1815 0,1857 206,1857 206,0 0,0 0,42 162,42">
            <text:p/>
          </draw:polygon>
          <draw:path draw:style-name="gr3" draw:text-style-name="P7" draw:layer="layout" svg:width="0.091cm" svg:height="0.231cm" svg:x="12.578cm" svg:y="13.57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50" draw:id="id50">
          <svg:title>TexMaths</svg:title>
          <svg:desc>22§display§\text {(i) The given equations are }§svg§600§FALSE§</svg:desc>
          <draw:polygon draw:style-name="gr2" draw:text-style-name="P6" draw:layer="layout" svg:width="9.079cm" svg:height="0.696cm" svg:x="5.834cm" svg:y="10.965cm" svg:viewBox="0 0 9080 697" draw:points="4539,697 0,697 0,0 9080,0 9080,697">
            <text:p/>
          </draw:polygon>
          <draw:path draw:style-name="gr3" draw:text-style-name="P7" draw:layer="layout" svg:width="0.18cm" svg:height="0.773cm" svg:x="5.871cm" svg:y="10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6.121cm" svg:y="10.9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6.355cm" svg:y="10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02cm" svg:height="0.523cm" svg:x="6.897cm" svg:y="10.982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39cm" svg:height="0.537cm" svg:x="7.453cm" svg:y="10.9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7.879cm" svg:y="11.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8.481cm" svg:y="11.15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66cm" svg:height="0.518cm" svg:x="8.87cm" svg:y="10.9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9.074cm" svg:y="11.172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9.469cm" svg:y="11.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9.815cm" svg:y="11.1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cm" svg:height="0.356cm" svg:x="10.5cm" svg:y="11.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10.848cm" svg:y="11.163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39cm" svg:height="0.351cm" svg:x="11.255cm" svg:y="11.16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49cm" svg:height="0.356cm" svg:x="11.692cm" svg:y="11.1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2.061cm" svg:y="11.0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2.373cm" svg:y="10.9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12.582cm" svg:y="11.1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12.973cm" svg:y="11.1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3.402cm" svg:y="11.1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3.973cm" svg:y="11.1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4.349cm" svg:y="11.1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4.652cm" svg:y="11.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</draw:g>
        <draw:g xml:id="id51" draw:id="id51">
          <svg:title>TexMaths</svg:title>
          <svg:desc>22§display§x + y = 4 \text { and } 2x - y = 5.§svg§600§FALSE§</svg:desc>
          <draw:polygon draw:style-name="gr2" draw:text-style-name="P6" draw:layer="layout" svg:width="8.643cm" svg:height="0.619cm" svg:x="15.577cm" svg:y="11.015cm" svg:viewBox="0 0 8644 620" draw:points="4321,620 0,620 0,0 8644,0 8644,620">
            <text:p/>
          </draw:polygon>
          <draw:path draw:style-name="gr3" draw:text-style-name="P7" draw:layer="layout" svg:width="0.386cm" svg:height="0.351cm" svg:x="15.561cm" svg:y="11.17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6.195cm" svg:y="11.0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8cm" svg:height="0.501cm" svg:x="16.948cm" svg:y="11.171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182cm" svg:x="17.591cm" svg:y="11.2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18.384cm" svg:y="10.98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49cm" svg:height="0.356cm" svg:x="19.041cm" svg:y="11.166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9.419cm" svg:y="11.171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9.851cm" svg:y="10.976cm" svg:viewBox="0 0 384 547" svg:d="M269 496v51l115-8v-25c-55 0-62-5-62-42v-472l-111 9v24c53 0 60 6 60 43v167c-23-27-56-48-98-48-92 0-173 76-173 176 0 99 76 176 165 176 50 0 85-26 104-51zM269 289v158c0 14 0 16-8 28-23 37-59 55-92 55-35 0-63-20-83-49-19-32-21-76-21-108 0-30 2-76 23-111 18-24 46-49 88-49 28 0 60 11 85 46 8 14 8 16 8 30z">
            <text:p/>
          </draw:path>
          <draw:path draw:style-name="gr3" draw:text-style-name="P7" draw:layer="layout" svg:width="0.309cm" svg:height="0.516cm" svg:x="20.549cm" svg:y="10.9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6cm" svg:height="0.351cm" svg:x="20.921cm" svg:y="11.17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1.576cm" svg:y="11.303cm" svg:viewBox="0 0 473 33" svg:d="M447 33c12 0 26 0 26-17 0-16-14-16-26-16h-421c-12 0-26 0-26 16 0 17 14 17 26 17z">
            <text:p/>
          </draw:path>
          <draw:path draw:style-name="gr3" draw:text-style-name="P7" draw:layer="layout" svg:width="0.358cm" svg:height="0.501cm" svg:x="22.308cm" svg:y="11.171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182cm" svg:x="22.95cm" svg:y="11.2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23.762cm" svg:y="10.997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083cm" svg:height="0.083cm" svg:x="24.176cm" svg:y="11.43cm" svg:viewBox="0 0 84 84" svg:d="M84 42c0-23-19-42-42-42s-42 19-42 42 19 42 42 42 42-19 42-42z">
            <text:p/>
          </draw:path>
        </draw:g>
        <draw:g xml:id="id54" draw:id="id54">
          <svg:title>TexMaths</svg:title>
          <svg:desc>22§display§X = \begin{bmatrix} x \\  y \end{bmatrix} \text { and}
§svg§600§FALSE§</svg:desc>
          <draw:polygon draw:style-name="gr2" draw:text-style-name="P6" draw:layer="layout" svg:width="4.523cm" svg:height="1.779cm" svg:x="13.153cm" svg:y="12.571cm" svg:viewBox="0 0 4524 1780" draw:points="2261,1780 0,1780 0,0 4524,0 4524,1780">
            <text:p/>
          </draw:polygon>
          <draw:path draw:style-name="gr3" draw:text-style-name="P7" draw:layer="layout" svg:width="0.638cm" svg:height="0.529cm" svg:x="13.135cm" svg:y="13.125cm" svg:viewBox="0 0 639 530" svg:d="M355 211l-65-155c-3-5-3-8-3-10 0-4 12-20 46-21 7-2 14-2 14-16 0-9-9-9-11-9-32 0-65 2-98 2-20 0-67-2-87-2-5 0-14 0-14 16 0 9 7 9 18 9 47 0 51 7 58 24l91 217-163 176-11 9c-37 40-74 52-112 54-11 2-18 2-18 16 0 2 0 9 11 9 22 0 47-2 72-2 28 0 60 2 86 2 5 0 14 0 14-16 0-7-7-9-9-9-7 0-30-2-30-23 0-12 11-24 20-35l79-84 70-76 78 185c3 9 5 10 5 12 0 5-16 19-46 21-9 2-16 2-16 16 0 9 9 9 13 9 21 0 75-2 96-2 20 0 67 2 87 2 5 0 15 0 15-14 0-11-8-11-14-11-52 0-54-2-66-33-30-72-83-194-101-240 53-54 134-148 159-169 22-17 52-37 98-38 11-2 18-2 18-16 0-2 0-9-11-9-23 0-47 2-72 2-28 0-58-2-86-2-5 0-14 0-14 16 0 5 3 7 9 9 7 0 31 1 31 23 0 12-9 21-16 28z">
            <text:p/>
          </draw:path>
          <draw:path draw:style-name="gr3" draw:text-style-name="P7" draw:layer="layout" svg:width="0.515cm" svg:height="0.182cm" svg:x="14.073cm" svg:y="13.37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205cm" svg:height="1.856cm" svg:x="15.039cm" svg:y="12.532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15.276cm" svg:y="12.84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4 51 51 0 79-55 81-60 9 30 37 60 84 60 79 0 123-100 123-120 0-7-7-7-8-7-7 0-9 2-11 7-25 85-77 102-104 102-30 0-42-24-42-51 0-17 5-33 14-68z">
            <text:p/>
          </draw:path>
          <draw:path draw:style-name="gr3" draw:text-style-name="P7" draw:layer="layout" svg:width="0.358cm" svg:height="0.501cm" svg:x="15.294cm" svg:y="13.768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olygon draw:style-name="gr3" draw:text-style-name="P7" draw:layer="layout" svg:width="0.205cm" svg:height="1.856cm" svg:x="15.706cm" svg:y="12.532cm" svg:viewBox="0 0 206 1857" draw:points="162,1815 0,1815 0,1857 206,1857 206,0 0,0 0,42 162,42">
            <text:p/>
          </draw:polygon>
          <draw:path draw:style-name="gr3" draw:text-style-name="P7" draw:layer="layout" svg:width="0.349cm" svg:height="0.356cm" svg:x="16.522cm" svg:y="13.306cm" svg:viewBox="0 0 350 357" svg:d="M225 289c4 31 25 63 62 63 16 0 63-11 63-74v-42h-19v42c0 46-20 51-28 51-25 0-29-35-29-39v-156c0-32 0-62-28-92-30-30-68-42-107-42-63 0-116 37-116 88 0 23 16 37 35 37 21 0 35-16 35-37 0-9-3-35-38-35 21-27 58-35 84-35 37 0 81 30 81 98v30c-39 2-93 4-143 26-58 27-77 67-77 103 0 63 76 82 125 82 51 0 86-31 100-68zM220 162v77c0 74-55 101-90 101-39 0-70-28-70-67 0-42 33-108 160-111z">
            <text:p/>
          </draw:path>
          <draw:path draw:style-name="gr3" draw:text-style-name="P7" draw:layer="layout" svg:width="0.39cm" svg:height="0.342cm" svg:x="16.9cm" svg:y="13.312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7.331cm" svg:y="13.116cm" svg:viewBox="0 0 384 547" svg:d="M269 496v51l115-8v-25c-55 0-62-5-62-42v-472l-111 9v24c53 0 60 6 60 43v167c-23-26-56-48-99-48-91 0-172 76-172 176 0 99 76 176 165 176 50 0 85-26 104-51zM269 289v158c0 14 0 16-9 28-22 37-58 55-91 55-35 0-63-20-83-49-19-32-21-76-21-108 0-30 0-76 23-111 18-24 46-49 88-49 28 0 60 11 84 46 9 14 9 16 9 30z">
            <text:p/>
          </draw:path>
        </draw:g>
        <draw:g xml:id="id55" draw:id="id55">
          <svg:title>TexMaths</svg:title>
          <svg:desc>22§display§C = \begin{bmatrix} 4 \\  5 \end{bmatrix}§svg§600§FALSE§</svg:desc>
          <draw:polygon draw:style-name="gr2" draw:text-style-name="P6" draw:layer="layout" svg:width="2.57cm" svg:height="1.779cm" svg:x="18.236cm" svg:y="12.572cm" svg:viewBox="0 0 2571 1780" draw:points="1286,1780 0,1780 0,0 2571,0 2571,1780">
            <text:p/>
          </draw:polygon>
          <draw:path draw:style-name="gr3" draw:text-style-name="P7" draw:layer="layout" svg:width="0.55cm" svg:height="0.562cm" svg:x="18.236cm" svg:y="13.109cm" svg:viewBox="0 0 551 563" svg:d="M551 7c0-2-2-7-9-7-2 0-4 0-12 9l-53 60c-7-11-44-69-130-69-173 0-347 171-347 352 0 127 91 211 209 211 69 0 127-30 169-67 72-63 85-133 85-135 0-7-7-7-9-7-5 0-9 0-11 7-7 23-24 77-77 123-55 42-104 56-144 56-69 0-152-40-152-162 0-44 16-169 94-260 47-55 121-93 190-93 79 0 125 59 125 149 0 30-2 32-2 39 0 9 7 9 10 9 11 0 11-2 14-16z">
            <text:p/>
          </draw:path>
          <draw:path draw:style-name="gr3" draw:text-style-name="P7" draw:layer="layout" svg:width="0.515cm" svg:height="0.182cm" svg:x="19.063cm" svg:y="13.371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205cm" svg:height="1.856cm" svg:x="20.029cm" svg:y="12.533cm" svg:viewBox="0 0 206 1857" draw:points="0,1857 206,1857 206,1815 42,1815 42,42 206,42 206,0 0,0">
            <text:p/>
          </draw:polygon>
          <draw:path draw:style-name="gr3" draw:text-style-name="P7" draw:layer="layout" svg:width="0.344cm" svg:height="0.524cm" svg:x="20.265cm" svg:y="12.66cm" svg:viewBox="0 0 345 525" svg:d="M206 398v67c0 28 0 37-58 37h-16v23c32-2 72-2 104-2 33 0 74 0 105 2v-23h-16c-58 0-59-9-59-37v-67h79v-25h-79v-354c0-14 0-19-13-19-7 0-8 0-14 9l-239 364v25zM211 373h-190l190-289z">
            <text:p/>
          </draw:path>
          <draw:path draw:style-name="gr3" draw:text-style-name="P7" draw:layer="layout" svg:width="0.309cm" svg:height="0.532cm" svg:x="20.282cm" svg:y="13.596cm" svg:viewBox="0 0 310 533" svg:d="M310 361c0-92-64-171-148-171-37 0-71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89 0 169-74 169-172z">
            <text:p/>
          </draw:path>
          <draw:polygon draw:style-name="gr3" draw:text-style-name="P7" draw:layer="layout" svg:width="0.205cm" svg:height="1.856cm" svg:x="20.641cm" svg:y="12.533cm" svg:viewBox="0 0 206 1857" draw:points="162,1815 0,1815 0,1857 206,1857 206,0 0,0 0,42 162,42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6" anim:sub-item="text" smil:attributeName="visibility" smil:to="visible"/>
                  <anim:animate smil:begin="0s" smil:dur="0.5s" smil:fill="hold" smil:decelerate="0.5" smil:targetElement="id36" anim:sub-item="text" smil:attributeName="rotate" smil:values="-90;0" smil:keyTimes="0;1"/>
                  <anim:animate smil:begin="0s" smil:dur="0.5s" smil:fill="hold" smil:decelerate="0.5" smil:targetElement="id36" anim:sub-item="text" smil:attributeName="width" smil:values="width;width*.05" smil:keyTimes="0;1"/>
                  <anim:animate smil:begin="0.5s" smil:dur="0.5s" smil:fill="hold" smil:accelerate="0.5" smil:targetElement="id36" anim:sub-item="text" smil:attributeName="width" smil:values="width*.05;width" smil:keyTimes="0;1"/>
                  <anim:animate smil:dur="1s" smil:fill="hold" smil:targetElement="id36" anim:sub-item="text" smil:attributeName="height" smil:values="height;height" smil:keyTimes="0;1"/>
                  <anim:animate smil:begin="0s" smil:dur="0.5s" smil:fill="hold" smil:decelerate="0.5" smil:targetElement="id36" anim:sub-item="text" smil:attributeName="x" smil:values="x+.4;x" smil:keyTimes="0;1"/>
                  <anim:animate smil:begin="0s" smil:dur="0.5s" smil:fill="hold" smil:decelerate="0.5" smil:targetElement="id36" anim:sub-item="text" smil:attributeName="y" smil:values="y-.2;y+.1" smil:keyTimes="0;1"/>
                  <anim:animate smil:begin="0.5s" smil:dur="0.5s" smil:fill="hold" smil:accelerate="0.5" smil:targetElement="id36" anim:sub-item="text" smil:attributeName="y" smil:values="y+.1;y" smil:keyTimes="0;1"/>
                  <anim:transitionFilter smil:begin="0s" smil:dur="1s" smil:decelerate="0.5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width*0.05;width" smil:keyTimes="0;1"/>
                  <anim:animate smil:dur="0.5s" smil:fill="hold" smil:targetElement="id43" smil:attributeName="height" smil:values="height;height" smil:keyTimes="0;1"/>
                  <anim:animate smil:dur="0.5s" smil:fill="hold" smil:targetElement="id43" smil:attributeName="x" smil:values="x-.2;x" smil:keyTimes="0;1"/>
                  <anim:animate smil:dur="0.5s" smil:fill="hold" smil:targetElement="id43" smil:attributeName="y" smil:values="y;y" smil:keyTimes="0;1"/>
                  <anim:transitionFilter smil:dur="0.5s" smil:targetElement="id43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width*0.05;width" smil:keyTimes="0;1"/>
                  <anim:animate smil:dur="0.5s" smil:fill="hold" smil:targetElement="id45" smil:attributeName="height" smil:values="height;height" smil:keyTimes="0;1"/>
                  <anim:animate smil:dur="0.5s" smil:fill="hold" smil:targetElement="id45" smil:attributeName="x" smil:values="x-.2;x" smil:keyTimes="0;1"/>
                  <anim:animate smil:dur="0.5s" smil:fill="hold" smil:targetElement="id45" smil:attributeName="y" smil:values="y;y" smil:keyTimes="0;1"/>
                  <anim:transitionFilter smil:dur="0.5s" smil:targetElement="id45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width*0.05;width" smil:keyTimes="0;1"/>
                  <anim:animate smil:dur="0.5s" smil:fill="hold" smil:targetElement="id46" smil:attributeName="height" smil:values="height;height" smil:keyTimes="0;1"/>
                  <anim:animate smil:dur="0.5s" smil:fill="hold" smil:targetElement="id46" smil:attributeName="x" smil:values="x-.2;x" smil:keyTimes="0;1"/>
                  <anim:animate smil:dur="0.5s" smil:fill="hold" smil:targetElement="id46" smil:attributeName="y" smil:values="y;y" smil:keyTimes="0;1"/>
                  <anim:transitionFilter smil:dur="0.5s" smil:targetElement="id46" smil:type="fade" smil:subtype="crossfade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width*0.05;width" smil:keyTimes="0;1"/>
                  <anim:animate smil:dur="0.5s" smil:fill="hold" smil:targetElement="id48" smil:attributeName="height" smil:values="height;height" smil:keyTimes="0;1"/>
                  <anim:animate smil:dur="0.5s" smil:fill="hold" smil:targetElement="id48" smil:attributeName="x" smil:values="x-.2;x" smil:keyTimes="0;1"/>
                  <anim:animate smil:dur="0.5s" smil:fill="hold" smil:targetElement="id48" smil:attributeName="y" smil:values="y;y" smil:keyTimes="0;1"/>
                  <anim:transitionFilter smil:dur="0.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width" smil:values="width*0.05;width" smil:keyTimes="0;1"/>
                  <anim:animate smil:dur="0.5s" smil:fill="hold" smil:targetElement="id49" anim:sub-item="text" smil:attributeName="height" smil:values="height;height" smil:keyTimes="0;1"/>
                  <anim:animate smil:dur="0.5s" smil:fill="hold" smil:targetElement="id49" anim:sub-item="text" smil:attributeName="x" smil:values="x-.2;x" smil:keyTimes="0;1"/>
                  <anim:animate smil:dur="0.5s" smil:fill="hold" smil:targetElement="id49" anim:sub-item="text" smil:attributeName="y" smil:values="y;y" smil:keyTimes="0;1"/>
                  <anim:transitionFilter smil:dur="0.5s" smil:targetElement="id4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width*0.05;width" smil:keyTimes="0;1"/>
                  <anim:animate smil:dur="0.5s" smil:fill="hold" smil:targetElement="id52" smil:attributeName="height" smil:values="height;height" smil:keyTimes="0;1"/>
                  <anim:animate smil:dur="0.5s" smil:fill="hold" smil:targetElement="id52" smil:attributeName="x" smil:values="x-.2;x" smil:keyTimes="0;1"/>
                  <anim:animate smil:dur="0.5s" smil:fill="hold" smil:targetElement="id52" smil:attributeName="y" smil:values="y;y" smil:keyTimes="0;1"/>
                  <anim:transitionFilter smil:dur="0.5s" smil:targetElement="id5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56" draw:id="id56">
          <svg:title>TexMaths</svg:title>
          <svg:desc>22§display§\therefore \ \ \text {The matrix equation is }AX = C§svg§600§FALSE§</svg:desc>
          <draw:polygon draw:style-name="gr2" draw:text-style-name="P6" draw:layer="layout" svg:width="12.108cm" svg:height="0.627cm" svg:x="2.85cm" svg:y="1.064cm" svg:viewBox="0 0 12109 628" draw:points="6055,628 0,628 0,0 12109,0 12109,628">
            <text:p/>
          </draw:polygon>
          <draw:path draw:style-name="gr3" draw:text-style-name="P7" draw:layer="layout" svg:width="0.469cm" svg:height="0.418cm" svg:x="2.834cm" svg:y="1.2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02cm" svg:height="0.523cm" svg:x="4.085cm" svg:y="1.055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7" draw:layer="layout" svg:width="0.39cm" svg:height="0.538cm" svg:x="4.64cm" svg:y="1.04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5.066cm" svg:y="1.2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5.671cm" svg:y="1.23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6.323cm" svg:y="1.2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6.692cm" svg:y="1.1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7cm" svg:y="1.2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7.306cm" svg:y="1.0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7.505cm" svg:y="1.245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3cm" svg:height="0.356cm" svg:x="8.183cm" svg:y="1.2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8.531cm" svg:y="1.23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8.938cm" svg:y="1.23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9.376cm" svg:y="1.2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9.744cm" svg:y="1.1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0.056cm" svg:y="1.0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0.267cm" svg:y="1.2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0.656cm" svg:y="1.2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66cm" svg:height="0.518cm" svg:x="11.344cm" svg:y="1.0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1.559cm" svg:y="1.23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1cm" svg:height="0.555cm" svg:x="12.124cm" svg:y="1.025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638cm" svg:height="0.529cm" svg:x="12.698cm" svg:y="1.05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1-2-31-23 0-12 12-24 21-35l79-84 70-76 78 185c3 8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0 1 30 23 0 12-7 21-14 28z">
            <text:p/>
          </draw:path>
          <draw:path draw:style-name="gr3" draw:text-style-name="P7" draw:layer="layout" svg:width="0.515cm" svg:height="0.182cm" svg:x="13.636cm" svg:y="1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5cm" svg:height="0.562cm" svg:x="14.447cm" svg:y="1.034cm" svg:viewBox="0 0 551 563" svg:d="M551 7c0-2-2-7-9-7-2 0-3 0-12 9l-53 60c-7-11-44-69-130-69-173 0-347 171-347 352 0 127 92 211 209 211 69 0 127-30 169-67 73-63 85-133 85-135 0-7-7-7-9-7-5 0-9 0-10 7-7 23-25 77-78 123-54 42-104 56-142 56-71 0-154-40-154-162 0-44 16-169 94-260 47-55 121-93 190-93 79 0 125 59 125 149 0 30-2 32-2 39 0 9 7 9 11 9 10 0 10-2 14-16z">
            <text:p/>
          </draw:path>
        </draw:g>
        <draw:g xml:id="id57" draw:id="id57">
          <svg:title>TexMaths</svg:title>
          <svg:desc>24§display§\text {Pre multiplying by }A^{-1} \text { we get, }§svg§600§FALSE§</svg:desc>
          <draw:polygon draw:style-name="gr2" draw:text-style-name="P6" draw:layer="layout" svg:width="11.504cm" svg:height="0.83cm" svg:x="2.975cm" svg:y="2.207cm" svg:viewBox="0 0 11505 831" draw:points="5753,831 0,831 0,0 11505,0 11505,831">
            <text:p/>
          </draw:polygon>
          <draw:path draw:style-name="gr3" draw:text-style-name="P7" draw:layer="layout" svg:width="0.498cm" svg:height="0.576cm" svg:x="2.962cm" svg:y="2.33cm" svg:viewBox="0 0 499 577" svg:d="M163 311h142c102 0 194-69 194-154 0-82-84-157-199-157h-300v27h21c65 0 65 9 65 38v447c0 31 0 39-65 39h-21v26c29-1 92-1 125-1 32 0 96 0 125 1v-26h-20c-65 0-67-8-67-39zM159 288v-229c0-26 2-32 43-32h74c135 0 135 88 135 130 0 41 0 131-135 131z">
            <text:p/>
          </draw:path>
          <draw:path draw:style-name="gr3" draw:text-style-name="P7" draw:layer="layout" svg:width="0.285cm" svg:height="0.373cm" svg:x="3.53cm" svg:y="2.531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27cm" svg:height="0.388cm" svg:x="3.861cm" svg:y="2.52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66cm" svg:height="0.373cm" svg:x="4.521cm" svg:y="2.531cm" svg:viewBox="0 0 661 374" svg:d="M65 82v229c0 36-7 36-65 36v27c29 0 73-2 96-2 21 0 65 2 94 2v-27c-56 0-65 0-65-36v-158c0-88 59-134 113-134s63 46 63 94v198c0 36-9 36-67 36v27c31 0 73-2 96-2s67 2 96 2v-27c-57 0-67 0-67-36v-158c0-88 62-134 115-134 54 0 62 46 62 94v198c0 36-8 36-66 36v27c29 0 73-2 96-2 22 0 66 2 95 2v-27c-45 0-66 0-66-25v-161c0-73 0-100-27-130-11-14-40-31-88-31-71 0-109 50-123 82-11-72-75-82-113-82-62 0-102 36-125 88v-88l-119 10v26c60 0 65 6 65 46z">
            <text:p/>
          </draw:path>
          <draw:path draw:style-name="gr3" draw:text-style-name="P7" draw:layer="layout" svg:width="0.425cm" svg:height="0.383cm" svg:x="5.201cm" svg:y="2.531cm" svg:viewBox="0 0 426 384" svg:d="M303 307v77l123-10v-27c-59 0-65-6-65-46v-301l-125 10v26c60 0 65 6 65 46v152c0 73-40 130-101 130-71 0-75-38-75-82v-282l-125 10v26c65 0 65 2 65 77v127c0 67 0 144 129 144 48 0 86-23 109-77z">
            <text:p/>
          </draw:path>
          <draw:path draw:style-name="gr3" draw:text-style-name="P7" draw:layer="layout" svg:width="0.189cm" svg:height="0.586cm" svg:x="5.669cm" svg:y="2.32cm" svg:viewBox="0 0 190 587" svg:d="M123 0l-123 10v26c60 0 67 6 67 46v440c0 38-9 38-67 38v27c29-2 73-2 94-2s63 0 96 2v-27c-58 0-67 0-67-38z">
            <text:p/>
          </draw:path>
          <draw:path draw:style-name="gr3" draw:text-style-name="P7" draw:layer="layout" svg:width="0.266cm" svg:height="0.528cm" svg:x="5.892cm" svg:y="2.386cm" svg:viewBox="0 0 267 529" svg:d="M131 182h121v-27h-121v-155h-22c0 69-26 159-109 163v19h73v232c0 106 79 115 109 115 60 0 85-59 85-115v-48h-23v48c0 62-25 94-56 94-57 0-57-76-57-92z">
            <text:p/>
          </draw:path>
          <draw:path draw:style-name="gr3" draw:text-style-name="P7" draw:layer="layout" svg:width="0.181cm" svg:height="0.565cm" svg:x="6.232cm" svg:y="2.34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8cm" svg:height="0.536cm" svg:x="6.462cm" svg:y="2.531cm" svg:viewBox="0 0 419 537" svg:d="M123 56v-56l-123 10v26c60 0 65 4 65 43v395c0 38-7 38-65 38v25c29 0 73-2 94-2 23 0 67 2 96 2v-25c-56 0-65 0-65-38v-142-8c4 14 40 60 103 60 102 0 191-83 191-192 0-108-83-192-179-192-65 0-102 36-117 56zM125 278v-190c25-42 65-67 109-67 62 0 114 75 114 171 0 102-60 172-123 172-33 0-66-17-89-51-11-18-11-19-11-35z">
            <text:p/>
          </draw:path>
          <draw:path draw:style-name="gr3" draw:text-style-name="P7" draw:layer="layout" svg:width="0.189cm" svg:height="0.586cm" svg:x="6.935cm" svg:y="2.32cm" svg:viewBox="0 0 190 587" svg:d="M123 0l-123 10v26c60 0 67 6 67 46v440c0 38-9 38-67 38v27c29-2 73-2 94-2s63 0 96 2v-27c-58 0-67 0-67-38z">
            <text:p/>
          </draw:path>
          <draw:path draw:style-name="gr3" draw:text-style-name="P7" draw:layer="layout" svg:width="0.414cm" svg:height="0.536cm" svg:x="7.157cm" svg:y="2.541cm" svg:viewBox="0 0 415 537" svg:d="M336 81c21-54 65-54 79-54v-27c-19 2-44 2-64 2-15 0-55-2-75-2v27c27 0 41 15 41 36 0 8 0 10-6 19l-84 210-95-229c-3-7-5-11-5-15 0-21 32-21 48-21v-27c-23 0-79 2-92 2-23 0-58 0-83-2v27c40 0 58 0 69 29l127 308c-4 12-16 39-21 50-19 46-43 106-96 106-6 0-25 0-41-15 27-4 33-23 33-37 0-21-15-34-35-34-17 0-36 9-36 36 0 38 36 67 79 67 52 0 88-48 107-96z">
            <text:p/>
          </draw:path>
          <draw:path draw:style-name="gr3" draw:text-style-name="P7" draw:layer="layout" svg:width="0.181cm" svg:height="0.565cm" svg:x="7.614cm" svg:y="2.34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7.849cm" svg:y="2.531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387cm" svg:height="0.557cm" svg:x="8.313cm" svg:y="2.524cm" svg:viewBox="0 0 388 558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7 188 107 100 0 188-44 188-109 0-31-13-73-55-98-46-23-94-23-146-23-21 0-58 0-64 0-27-4-46-31-46-58zM188 537c-86 0-144-42-144-86 0-40 33-71 69-73h50c73 0 169 0 169 73 0 44-61 86-144 86z">
            <text:p/>
          </draw:path>
          <draw:path draw:style-name="gr3" draw:text-style-name="P7" draw:layer="layout" svg:width="0.418cm" svg:height="0.596cm" svg:x="9.016cm" svg:y="2.32cm" svg:viewBox="0 0 419 597" svg:d="M123 269v-269l-123 10v26c60 0 65 6 65 46v505h21c2-2 8-13 31-52 14 19 50 62 111 62 102 0 191-83 191-192 0-108-85-192-181-192-65 0-102 40-115 56zM125 491v-174c0-18 0-18 9-31 33-48 79-54 100-54 39 0 69 21 89 54 23 34 25 82 25 117 0 32-2 82-27 121-18 25-50 53-96 53-37 0-68-21-89-51-11-18-11-20-11-35z">
            <text:p/>
          </draw:path>
          <draw:path draw:style-name="gr3" draw:text-style-name="P7" draw:layer="layout" svg:width="0.414cm" svg:height="0.536cm" svg:x="9.454cm" svg:y="2.541cm" svg:viewBox="0 0 415 537" svg:d="M336 81c21-54 65-54 79-54v-27c-19 2-44 2-64 2-15 0-55-2-75-2v27c27 0 41 15 41 36 0 8 0 10-6 19l-84 210-95-229c-3-7-5-11-5-15 0-21 32-21 48-21v-27c-23 0-79 2-92 2-23 0-58 0-83-2v27c40 0 58 0 69 29l127 308c-4 12-16 39-21 50-19 46-43 106-96 106-6 0-25 0-41-15 27-4 33-23 33-37 0-21-15-34-35-34-17 0-36 9-36 36 0 38 36 67 79 67 52 0 88-48 107-96z">
            <text:p/>
          </draw:path>
          <draw:path draw:style-name="gr3" draw:text-style-name="P7" draw:layer="layout" svg:width="0.579cm" svg:height="0.605cm" svg:x="10.193cm" svg:y="2.301cm" svg:viewBox="0 0 580 606" svg:d="M121 508c-33 56-65 69-104 71-9 0-17 0-17 18 0 3 4 9 12 9 23 0 48-4 72-4 27 0 58 4 85 4 4 0 15 0 15-17 0-10-7-10-13-10-19-2-40-9-40-30 0-10 5-20 13-31l63-107h214c1 17 13 132 13 140 0 26-44 28-61 28-12 0-22 0-22 18 0 9 12 9 14 9 34 0 71-4 105-4 22 0 73 4 95 4 5 0 15 0 15-17 0-10-8-10-19-10-52 0-52-5-54-30l-52-528c-2-17-2-21-17-21-14 0-16 6-21 13zM223 384l167-278 27 278z">
            <text:p/>
          </draw:path>
          <draw:path draw:style-name="gr3" draw:text-style-name="P7" draw:layer="layout" svg:width="0.4cm" svg:height="0.03cm" svg:x="10.861cm" svg:y="2.395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2cm" svg:x="11.389cm" svg:y="2.165cm" svg:viewBox="0 0 217 393" svg:d="M134 17c0-17-2-17-17-17-38 36-92 38-117 38v21c13 0 54 0 86-17v303c0 19 0 27-59 27h-23v21c11 0 84-2 105-2 20 0 95 2 108 2v-21h-23c-60 0-60-8-60-27z">
            <text:p/>
          </draw:path>
          <draw:path draw:style-name="gr3" draw:text-style-name="P7" draw:layer="layout" svg:width="0.579cm" svg:height="0.373cm" svg:x="12cm" svg:y="2.541cm" svg:viewBox="0 0 580 374" svg:d="M509 81c15-43 40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3 8 19 17 19 12 0 14-4 18-17l86-240 86 242c2 9 6 15 16 15 11 0 15-8 17-15z">
            <text:p/>
          </draw:path>
          <draw:path draw:style-name="gr3" draw:text-style-name="P7" draw:layer="layout" svg:width="0.327cm" svg:height="0.388cm" svg:x="12.593cm" svg:y="2.52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87cm" svg:height="0.557cm" svg:x="13.25cm" svg:y="2.524cm" svg:viewBox="0 0 388 558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7 188 107 100 0 188-44 188-109 0-31-13-73-55-98-46-23-94-23-146-23-21 0-58 0-64 0-27-4-46-31-46-58zM188 537c-86 0-144-42-144-86 0-40 33-71 69-73h50c73 0 169 0 169 73 0 44-61 86-144 86z">
            <text:p/>
          </draw:path>
          <draw:path draw:style-name="gr3" draw:text-style-name="P7" draw:layer="layout" svg:width="0.327cm" svg:height="0.388cm" svg:x="13.67cm" svg:y="2.52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264cm" svg:height="0.528cm" svg:x="14.039cm" svg:y="2.386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099cm" svg:height="0.252cm" svg:x="14.423cm" svg:y="2.81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58" draw:id="id58">
          <svg:title>TexMaths</svg:title>
          <svg:desc>22§display§A^{-1}AX = A^{-1}C§svg§600§FALSE§</svg:desc>
          <draw:polygon draw:style-name="gr2" draw:text-style-name="P6" draw:layer="layout" svg:width="5.644cm" svg:height="0.619cm" svg:x="4.375cm" svg:y="3.708cm" svg:viewBox="0 0 5645 620" draw:points="2822,620 0,620 0,0 5645,0 5645,620">
            <text:p/>
          </draw:polygon>
          <draw:path draw:style-name="gr3" draw:text-style-name="P7" draw:layer="layout" svg:width="0.531cm" svg:height="0.555cm" svg:x="4.363cm" svg:y="3.794cm" svg:viewBox="0 0 532 556" svg:d="M111 466c-30 51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367cm" svg:height="0.027cm" svg:x="4.976cm" svg:y="3.8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5.46cm" svg:y="3.6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1cm" svg:height="0.555cm" svg:x="5.775cm" svg:y="3.794cm" svg:viewBox="0 0 532 556" svg:d="M111 466c-30 51-60 64-95 66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638cm" svg:height="0.529cm" svg:x="6.349cm" svg:y="3.82cm" svg:viewBox="0 0 639 530" svg:d="M356 211l-66-155c-3-5-3-8-3-10 0-4 12-20 46-21 7-2 14-2 14-16 0-9-9-9-11-9-31 0-65 2-98 2-20 0-67-2-87-2-5 0-14 0-14 16 0 9 7 9 18 9 47 0 51 7 58 24l92 217-164 176-11 9c-37 40-74 52-112 54-11 2-18 2-18 16 0 2 0 9 11 9 22 0 49-2 72-2 28 0 60 2 86 2 5 0 14 0 14-16 0-7-7-9-9-9-7 0-31-2-31-23 0-12 12-24 21-35l79-84 70-76 78 185c3 9 5 10 5 12 0 5-16 19-46 21-9 2-16 2-16 16 0 9 9 9 13 9 21 0 75-2 97-2 19 0 66 2 86 2 5 0 16 0 16-14 0-11-9-11-14-11-53 0-55-2-67-33-30-72-83-194-101-240 53-54 134-148 159-169 23-17 53-37 98-38 11-2 18-2 18-16 0-2 0-9-11-9-22 0-47 2-72 2-28 0-58-2-86-2-5 0-14 0-14 16 0 5 3 7 9 9 7 0 30 1 30 23 0 12-7 21-14 28z">
            <text:p/>
          </draw:path>
          <draw:path draw:style-name="gr3" draw:text-style-name="P7" draw:layer="layout" svg:width="0.515cm" svg:height="0.182cm" svg:x="7.287cm" svg:y="4.0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086cm" svg:y="3.794cm" svg:viewBox="0 0 532 556" svg:d="M111 466c-30 51-60 64-95 66-9 0-16 0-16 15 0 4 4 9 11 9 21 0 44-3 66-3 25 0 53 3 78 3 3 0 14 0 14-16 0-8-7-8-12-8-18-2-37-9-37-29 0-8 5-17 12-28l58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8.698cm" svg:y="3.8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181cm" svg:y="3.6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5cm" svg:height="0.562cm" svg:x="9.508cm" svg:y="3.803cm" svg:viewBox="0 0 551 563" svg:d="M551 7c0-2-2-7-9-7-2 0-3 0-12 9l-53 60c-7-11-44-69-130-69-173 0-347 171-347 352 0 127 92 211 209 211 69 0 127-30 169-67 73-63 85-133 85-135 0-7-7-7-9-7-5 0-9 0-10 7-7 23-25 77-78 123-54 42-104 56-142 56-71 0-154-40-154-162 0-44 16-169 94-260 47-55 121-93 190-93 79 0 125 59 125 149 0 30-2 32-2 39 0 9 7 9 11 9 10 0 10-2 14-16z">
            <text:p/>
          </draw:path>
        </draw:g>
        <draw:g xml:id="id59" draw:id="id59">
          <svg:title>TexMaths</svg:title>
          <svg:desc>22§display§\text {i.e. } \ \  IX = A^{-1}C§svg§600§FALSE§</svg:desc>
          <draw:polygon draw:style-name="gr2" draw:text-style-name="P6" draw:layer="layout" svg:width="5.899cm" svg:height="0.619cm" svg:x="4.078cm" svg:y="5.009cm" svg:viewBox="0 0 5900 620" draw:points="2951,620 0,620 0,0 5900,0 5900,620">
            <text:p/>
          </draw:polygon>
          <draw:path draw:style-name="gr3" draw:text-style-name="P7" draw:layer="layout" svg:width="0.166cm" svg:height="0.518cm" svg:x="4.064cm" svg:y="5.1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083cm" svg:height="0.083cm" svg:x="4.321cm" svg:y="5.567cm" svg:viewBox="0 0 84 84" svg:d="M84 42c0-23-19-42-42-42s-42 19-42 42 19 42 42 42 42-19 42-42z">
            <text:p/>
          </draw:path>
          <draw:path draw:style-name="gr3" draw:text-style-name="P7" draw:layer="layout" svg:width="0.3cm" svg:height="0.356cm" svg:x="4.49cm" svg:y="5.303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4.879cm" svg:y="5.567cm" svg:viewBox="0 0 84 84" svg:d="M84 42c0-23-19-42-42-42s-42 19-42 42 19 42 42 42 42-19 42-42z">
            <text:p/>
          </draw:path>
          <draw:path draw:style-name="gr3" draw:text-style-name="P7" draw:layer="layout" svg:width="0.358cm" svg:height="0.529cm" svg:x="5.912cm" svg:y="5.121cm" svg:viewBox="0 0 359 530" svg:d="M264 60c7-28 9-35 70-35 20 0 25 0 25-16 0-9-7-9-11-9-22 0-81 2-102 2-24 0-81-2-103-2-6 0-16 0-16 16 0 9 7 9 21 9 33 0 54 0 54 14 0 3 0 5-1 12l-106 419c-7 28-9 35-70 35-18 0-25 0-25 16 0 9 9 9 12 9 21 0 80-2 101-2 24 0 81 2 105 2 5 0 14 0 14-14 0-11-5-11-23-11-14 0-17 0-33 0-16-2-19-5-19-14 0-7 1-12 3-18z">
            <text:p/>
          </draw:path>
          <draw:path draw:style-name="gr3" draw:text-style-name="P7" draw:layer="layout" svg:width="0.638cm" svg:height="0.529cm" svg:x="6.308cm" svg:y="5.121cm" svg:viewBox="0 0 639 530" svg:d="M355 211l-65-155c-3-5-3-8-3-10 0-4 12-20 46-21 7-2 14-2 14-16 0-9-9-9-11-9-32 0-65 2-98 2-20 0-67-2-87-2-5 0-14 0-14 16 0 9 7 9 18 9 47 0 51 7 58 24l91 217-163 176-11 9c-37 40-74 52-112 54-11 2-18 2-18 16 0 2 0 9 11 9 22 0 47-2 72-2 28 0 60 2 86 2 5 0 14 0 14-16 0-7-7-9-9-9-7 0-31-2-31-23 0-12 12-24 21-35l79-84 70-76 78 185c3 9 5 10 5 12 0 5-16 19-46 21-9 2-16 2-16 16 0 9 9 9 13 9 21 0 75-2 96-2 20 0 67 2 87 2 5 0 16 0 16-14 0-11-9-11-15-11-52 0-54-2-66-33-30-72-83-194-101-240 53-54 134-148 159-169 23-17 52-37 98-38 11-2 18-2 18-16 0-2 0-9-11-9-23 0-47 2-72 2-28 0-58-2-86-2-5 0-14 0-14 16 0 5 3 7 9 9 7 0 29 1 29 23 0 12-7 21-14 28z">
            <text:p/>
          </draw:path>
          <draw:path draw:style-name="gr3" draw:text-style-name="P7" draw:layer="layout" svg:width="0.515cm" svg:height="0.182cm" svg:x="7.246cm" svg:y="5.3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cm" svg:height="0.555cm" svg:x="8.046cm" svg:y="5.095cm" svg:viewBox="0 0 531 556" svg:d="M111 466c-30 51-60 64-95 66-9 0-16 0-16 15 0 4 4 9 11 9 21 0 44-3 66-3 25 0 53 3 78 3 3 0 14 0 14-16 0-8-7-8-12-8-18-2-37-9-37-29 0-8 5-17 12-28l58-98h195c0 16 13 121 13 128 0 25-41 27-57 27-10 0-19 0-19 15 0 9 11 9 12 9 32 0 65-3 97-3 19 0 67 3 86 3 6 0 14 0 14-16 0-8-7-8-17-8-48 0-48-6-49-29l-48-484c-2-15-2-19-16-19-12 0-16 5-19 12zM204 352l153-255 25 255z">
            <text:p/>
          </draw:path>
          <draw:path draw:style-name="gr3" draw:text-style-name="P7" draw:layer="layout" svg:width="0.367cm" svg:height="0.027cm" svg:x="8.657cm" svg:y="5.181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9.141cm" svg:y="4.9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5cm" svg:height="0.562cm" svg:x="9.466cm" svg:y="5.104cm" svg:viewBox="0 0 551 563" svg:d="M551 7c0-2-2-7-9-7-2 0-4 0-12 9l-53 60c-7-11-44-69-130-69-173 0-347 171-347 352 0 127 92 211 209 211 69 0 127-30 169-67 72-63 85-133 85-135 0-7-7-7-9-7-5 0-9 0-11 7-7 23-24 77-77 123-55 42-104 56-143 56-70 0-153-40-153-162 0-44 16-169 94-260 47-55 121-93 190-93 79 0 125 59 125 149 0 30-2 32-2 39 0 9 7 9 10 9 11 0 11-2 15-16z">
            <text:p/>
          </draw:path>
        </draw:g>
        <draw:g xml:id="id60" draw:id="id60">
          <svg:title>TexMaths</svg:title>
          <svg:desc>20§display§.\ .\ .\  \ \  [\  \because \ \  A^{-1}A =  I \ ]§svg§600§FALSE§</svg:desc>
          <draw:polygon draw:style-name="gr2" draw:text-style-name="P6" draw:layer="layout" svg:width="6.706cm" svg:height="0.723cm" svg:x="11.463cm" svg:y="5.005cm" svg:viewBox="0 0 6707 724" draw:points="3353,724 0,724 0,0 6707,0 6707,724">
            <text:p/>
          </draw:polygon>
          <draw:path draw:style-name="gr3" draw:text-style-name="P7" draw:layer="layout" svg:width="0.076cm" svg:height="0.076cm" svg:x="11.489cm" svg:y="5.513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1.917cm" svg:y="5.513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2.348cm" svg:y="5.513cm" svg:viewBox="0 0 77 77" svg:d="M77 38c0-20-18-38-39-38-20 0-38 18-38 38 0 21 18 39 38 39 21 0 39-18 39-39z">
            <text:p/>
          </draw:path>
          <draw:polygon draw:style-name="gr3" draw:text-style-name="P7" draw:layer="layout" svg:width="0.097cm" svg:height="0.703cm" svg:x="13.268cm" svg:y="5.06cm" svg:viewBox="0 0 98 704" draw:points="98,704 98,677 29,677 29,29 98,29 98,0 0,0 0,704">
            <text:p/>
          </draw:polygon>
          <draw:path draw:style-name="gr3" draw:text-style-name="P7" draw:layer="layout" svg:width="0.426cm" svg:height="0.38cm" svg:x="13.636cm" svg:y="5.261cm" svg:viewBox="0 0 427 381" svg:d="M75 37c0-19-17-37-38-37-19 0-37 18-37 37 0 21 18 38 37 38 21 0 38-16 38-38zM251 343c0-20-17-37-37-37s-38 17-38 37 18 38 38 38 37-18 37-38zM427 37c0-19-16-37-37-37-20 0-38 18-38 37 0 21 18 38 38 38s37-16 37-38z">
            <text:p/>
          </draw:path>
          <draw:path draw:style-name="gr3" draw:text-style-name="P7" draw:layer="layout" svg:width="0.482cm" svg:height="0.505cm" svg:x="14.772cm" svg:y="5.084cm" svg:viewBox="0 0 483 506" svg:d="M101 424c-27 47-55 58-87 59-8 0-14 0-14 15 0 3 3 8 10 8 19 0 40-3 60-3 23 0 48 3 71 3 3 0 13 0 13-15 0-8-7-8-12-8-16-1-33-8-33-25 0-8 5-16 9-26l55-89h177c0 14 12 110 12 116 0 23-37 24-52 24-9 0-17 0-17 15 0 8 9 8 11 8 29 0 59-3 88-3 18 0 61 3 78 3 5 0 13 0 13-15 0-8-6-8-16-8-43 0-43-4-45-25l-43-440c-1-15-1-18-14-18-11 0-15 5-18 11zM186 320l139-232 22 232z">
            <text:p/>
          </draw:path>
          <draw:path draw:style-name="gr3" draw:text-style-name="P7" draw:layer="layout" svg:width="0.333cm" svg:height="0.025cm" svg:x="15.327cm" svg:y="5.16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5.767cm" svg:y="4.97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82cm" svg:height="0.505cm" svg:x="16.053cm" svg:y="5.084cm" svg:viewBox="0 0 483 506" svg:d="M101 424c-27 47-55 58-87 59-8 0-14 0-14 15 0 3 3 8 10 8 19 0 40-3 60-3 23 0 48 3 71 3 3 0 13 0 13-15 0-8-7-8-12-8-16-1-33-8-33-25 0-8 5-16 9-26l55-89h177c0 14 12 110 12 116 0 23-37 24-52 24-9 0-17 0-17 15 0 8 9 8 11 8 29 0 59-3 88-3 18 0 61 3 78 3 5 0 13 0 13-15 0-8-6-8-16-8-43 0-43-4-45-25l-43-440c-1-15-1-18-14-18-11 0-15 5-18 11zM186 320l139-232 22 232z">
            <text:p/>
          </draw:path>
          <draw:path draw:style-name="gr3" draw:text-style-name="P7" draw:layer="layout" svg:width="0.468cm" svg:height="0.165cm" svg:x="16.791cm" svg:y="5.32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25cm" svg:height="0.481cm" svg:x="17.517cm" svg:y="5.108cm" svg:viewBox="0 0 326 482" svg:d="M240 54c6-25 8-32 64-32 18 0 22 0 22-14 0-8-6-8-9-8-21 0-74 2-93 2-22 0-74-2-94-2-5 0-15 0-15 14 0 8 7 8 19 8 31 0 50 0 50 13 0 3 0 5-2 11l-96 381c-6 26-8 32-64 32-16 0-22 0-22 15 0 8 8 8 11 8 19 0 72-2 91-2 23 0 74 2 96 2 5 0 13 0 13-13 0-10-5-10-21-10-12 0-16 0-30 0-14-1-18-4-18-12 0-7 2-12 4-16z">
            <text:p/>
          </draw:path>
          <draw:polygon draw:style-name="gr3" draw:text-style-name="P7" draw:layer="layout" svg:width="0.097cm" svg:height="0.703cm" svg:x="18.107cm" svg:y="5.06cm" svg:viewBox="0 0 98 704" draw:points="98,0 0,0 0,29 69,29 69,677 0,677 0,704 98,704">
            <text:p/>
          </draw:polygon>
        </draw:g>
        <draw:g xml:id="id61" draw:id="id61">
          <svg:title>TexMaths</svg:title>
          <svg:desc>22§display§\text {i.e. } \ \ \ X = A^{-1}C§svg§600§FALSE§</svg:desc>
          <draw:polygon draw:style-name="gr2" draw:text-style-name="P6" draw:layer="layout" svg:width="5.758cm" svg:height="0.619cm" svg:x="4.077cm" svg:y="6.21cm" svg:viewBox="0 0 5759 620" draw:points="2880,620 0,620 0,0 5759,0 5759,620">
            <text:p/>
          </draw:polygon>
          <draw:path draw:style-name="gr3" draw:text-style-name="P7" draw:layer="layout" svg:width="0.166cm" svg:height="0.518cm" svg:x="4.063cm" svg:y="6.33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083cm" svg:height="0.083cm" svg:x="4.32cm" svg:y="6.768cm" svg:viewBox="0 0 84 84" svg:d="M84 42c0-23-19-42-42-42s-42 19-42 42 19 42 42 42 42-19 42-42z">
            <text:p/>
          </draw:path>
          <draw:path draw:style-name="gr3" draw:text-style-name="P7" draw:layer="layout" svg:width="0.3cm" svg:height="0.356cm" svg:x="4.489cm" svg:y="6.50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4.878cm" svg:y="6.768cm" svg:viewBox="0 0 84 84" svg:d="M84 42c0-23-19-42-42-42s-42 19-42 42 19 42 42 42 42-19 42-42z">
            <text:p/>
          </draw:path>
          <draw:path draw:style-name="gr3" draw:text-style-name="P7" draw:layer="layout" svg:width="0.638cm" svg:height="0.529cm" svg:x="6.165cm" svg:y="6.322cm" svg:viewBox="0 0 639 530" svg:d="M356 211l-66-155c-3-5-3-8-3-10 0-4 12-20 46-21 7-2 14-2 14-16 0-9-9-9-11-9-31 0-65 2-98 2-20 0-67-2-87-2-5 0-14 0-14 16 0 9 7 9 18 9 47 0 51 7 58 24l92 217-164 176-11 9c-37 40-74 52-112 54-11 2-18 2-18 16 0 2 0 9 11 9 22 0 47-2 72-2 28 0 60 2 86 2 5 0 14 0 14-16 0-7-7-9-9-9-7 0-31-2-31-23 0-12 12-24 21-35l79-84 70-76 78 185c3 9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0 1 30 23 0 12-7 21-14 28z">
            <text:p/>
          </draw:path>
          <draw:path draw:style-name="gr3" draw:text-style-name="P7" draw:layer="layout" svg:width="0.515cm" svg:height="0.182cm" svg:x="7.103cm" svg:y="6.5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904cm" svg:y="6.296cm" svg:viewBox="0 0 532 556" svg:d="M111 466c-30 51-60 64-95 66-9 0-16 0-16 15 0 4 4 9 11 9 21 0 44-3 66-3 25 0 53 3 78 3 3 0 14 0 14-16 0-8-7-8-12-8-18-2-37-9-37-29 0-8 5-17 10-28l60-98h195c0 16 13 121 13 128 0 25-41 27-57 27-10 0-19 0-19 15 0 9 11 9 11 9 33 0 67-3 98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8.514cm" svg:y="6.38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998cm" svg:y="6.17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5cm" svg:height="0.562cm" svg:x="9.324cm" svg:y="6.305cm" svg:viewBox="0 0 551 563" svg:d="M551 7c0-2-2-7-9-7-2 0-3 0-12 9l-53 60c-7-11-44-69-130-69-173 0-347 171-347 352 0 127 92 211 209 211 69 0 127-30 169-67 73-63 85-133 85-135 0-7-7-7-9-7-5 0-9 0-10 7-7 23-25 77-78 123-54 42-104 56-144 56-69 0-152-40-152-162 0-44 16-169 94-260 47-55 121-93 190-93 79 0 125 59 125 149 0 30-2 32-2 39 0 9 7 9 11 9 10 0 10-2 14-16z">
            <text:p/>
          </draw:path>
        </draw:g>
        <draw:g xml:id="id62" draw:id="id62">
          <svg:title>TexMaths</svg:title>
          <svg:desc>20§display§.\ .\ .\  \ \  (\ 1 \ )§svg§600§FALSE§</svg:desc>
          <draw:polygon draw:style-name="gr2" draw:text-style-name="P6" draw:layer="layout" svg:width="2.984cm" svg:height="0.633cm" svg:x="11.864cm" svg:y="6.306cm" svg:viewBox="0 0 2985 634" draw:points="1492,634 0,634 0,0 2985,0 2985,634">
            <text:p/>
          </draw:polygon>
          <draw:path draw:style-name="gr3" draw:text-style-name="P7" draw:layer="layout" svg:width="0.076cm" svg:height="0.076cm" svg:x="11.89cm" svg:y="6.72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2.318cm" svg:y="6.72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2.749cm" svg:y="6.724cm" svg:viewBox="0 0 77 77" svg:d="M77 38c0-20-18-38-39-38-20 0-38 18-38 38 0 21 18 39 38 39 21 0 39-18 39-39z">
            <text:p/>
          </draw:path>
          <draw:path draw:style-name="gr3" draw:text-style-name="P7" draw:layer="layout" svg:width="0.164cm" svg:height="0.703cm" svg:x="13.656cm" svg:y="6.27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3cm" svg:height="0.469cm" svg:x="14.156cm" svg:y="6.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4.719cm" svg:y="6.271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63" draw:id="id63">
          <svg:title>TexMaths</svg:title>
          <svg:desc>22§inline§\text {We know that, } \ \ \ A A^{-1} = I§svg§600§FALSE§</svg:desc>
          <draw:polygon draw:style-name="gr2" draw:text-style-name="P6" draw:layer="layout" svg:width="9.342cm" svg:height="0.712cm" svg:x="4.089cm" svg:y="7.412cm" svg:viewBox="0 0 9343 713" draw:points="4671,713 0,713 0,0 9343,0 9343,713">
            <text:p/>
          </draw:polygon>
          <draw:path draw:style-name="gr3" draw:text-style-name="P7" draw:layer="layout" svg:width="0.766cm" svg:height="0.546cm" svg:x="4.064cm" svg:y="7.486cm" svg:viewBox="0 0 767 547" svg:d="M690 76c14-44 47-51 77-51v-25c-23 2-45 2-70 2-21 0-72-2-92-2v25c51 0 67 26 67 40 0 5-1 11-3 16l-116 357-124-380c-1-2-3-7-3-10 0-23 46-23 65-23v-25c-28 2-81 2-109 2-30 0-63-2-95-2v25c44 0 60 0 70 28l16 53-107 332-125-380c0-3-2-9-2-10 0-23 46-23 65-23v-25c-28 2-81 2-109 2-30 0-63-2-95-2v25c58 0 62 3 70 31l155 475c2 7 6 16 16 16 11 0 12-5 14-16l129-394 128 394c2 7 5 16 14 16 13 0 13-5 16-16z">
            <text:p/>
          </draw:path>
          <draw:path draw:style-name="gr3" draw:text-style-name="P7" draw:layer="layout" svg:width="0.3cm" svg:height="0.356cm" svg:x="4.801cm" svg:y="7.6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74cm" svg:height="0.537cm" svg:x="5.403cm" svg:y="7.477cm" svg:viewBox="0 0 375 538" svg:d="M60 479c0 35-7 35-60 35v24c26-1 62-1 84-1 23 0 55 0 87 1v-24c-53 0-62 0-62-35v-80l49-42c60 81 94 125 94 139s-13 18-28 18v24c21-1 68-1 84-1 23 0 44 0 67 1v-24c-28 0-46 0-76-41l-98-139c0-1-4-7-4-8 0-4 55-50 62-57 49-39 82-40 98-40v-25c-23 2-31 2-54 2-28 0-76-2-87-2v25c15 0 23 9 23 19 0 14-12 25-17 30l-109 95v-373l-113 9v24c55 0 60 6 60 43z">
            <text:p/>
          </draw:path>
          <draw:path draw:style-name="gr3" draw:text-style-name="P7" draw:layer="layout" svg:width="0.39cm" svg:height="0.342cm" svg:x="5.815cm" svg:y="7.6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6.241cm" svg:y="7.66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53cm" svg:height="0.342cm" svg:x="6.598cm" svg:y="7.679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242cm" svg:height="0.485cm" svg:x="7.415cm" svg:y="7.53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7.726cm" svg:y="7.47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8.163cm" svg:y="7.66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2 0 64 76 83 125 83 51 0 86-31 102-68zM220 162v77c0 74-55 101-90 101-38 0-70-29-70-67 0-43 33-108 160-111z">
            <text:p/>
          </draw:path>
          <draw:path draw:style-name="gr3" draw:text-style-name="P7" draw:layer="layout" svg:width="0.242cm" svg:height="0.485cm" svg:x="8.532cm" svg:y="7.53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8.884cm" svg:y="7.931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cm" svg:height="0.555cm" svg:x="10.09cm" svg:y="7.459cm" svg:viewBox="0 0 531 556" svg:d="M111 466c-30 51-60 64-95 65-9 0-16 0-16 16 0 4 4 9 11 9 21 0 44-4 66-4 25 0 53 4 78 4 3 0 14 0 14-16 0-9-7-9-12-9-18-1-37-8-37-28 0-9 5-17 12-28l58-98h195c2 15 13 121 13 128 0 25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3cm" svg:height="0.555cm" svg:x="10.671cm" svg:y="7.459cm" svg:viewBox="0 0 531 556" svg:d="M111 466c-30 51-60 64-95 65-9 0-16 0-16 16 0 4 4 9 11 9 21 0 44-4 66-4 25 0 53 4 78 4 3 0 14 0 14-16 0-9-7-9-12-9-18-1-37-8-37-28 0-9 5-17 12-28l58-98h195c2 15 13 121 13 128 0 25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367cm" svg:height="0.027cm" svg:x="11.281cm" svg:y="7.58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1.765cm" svg:y="7.37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2.311cm" svg:y="7.7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58cm" svg:height="0.529cm" svg:x="13.11cm" svg:y="7.486cm" svg:viewBox="0 0 359 530" svg:d="M264 60c7-28 9-35 70-35 20 0 25 0 25-16 0-9-7-9-11-9-22 0-80 2-102 2-24 0-81-2-103-2-6 0-16 0-16 16 0 9 7 9 21 9 33 0 54 0 54 14 0 3 0 5-1 12l-106 419c-7 28-9 35-70 35-18 0-25 0-25 16 0 9 9 9 12 9 21 0 80-2 101-2 24 0 81 2 105 2 6 0 14 0 14-14 0-11-5-11-23-11-14 0-17 0-33 0-16-2-19-5-19-14 0-7 1-12 3-18z">
            <text:p/>
          </draw:path>
        </draw:g>
        <draw:g xml:id="id64" draw:id="id64">
          <svg:title>TexMaths</svg:title>
          <svg:desc>22§display§\text {i.e. } \ \ \begin{bmatrix} 1  &amp; \ \ 1 \\  
                                  2  &amp;    -1 \end{bmatrix}A^{-1} = 
        \begin{bmatrix} 1  &amp;  0 \\  
                                   0  &amp;   1 \end{bmatrix}

§svg§600§FALSE§</svg:desc>
          <draw:polygon draw:style-name="gr2" draw:text-style-name="P6" draw:layer="layout" svg:width="9.602cm" svg:height="1.779cm" svg:x="4.078cm" svg:y="8.714cm" svg:viewBox="0 0 9603 1780" draw:points="4802,1780 0,1780 0,0 9603,0 9603,1780">
            <text:p/>
          </draw:polygon>
          <draw:path draw:style-name="gr3" draw:text-style-name="P7" draw:layer="layout" svg:width="0.166cm" svg:height="0.518cm" svg:x="4.064cm" svg:y="9.27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083cm" svg:height="0.083cm" svg:x="4.321cm" svg:y="9.714cm" svg:viewBox="0 0 84 84" svg:d="M84 42c0-23-19-42-42-42s-42 19-42 42 19 42 42 42 42-19 42-42z">
            <text:p/>
          </draw:path>
          <draw:path draw:style-name="gr3" draw:text-style-name="P7" draw:layer="layout" svg:width="0.3cm" svg:height="0.356cm" svg:x="4.49cm" svg:y="9.44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4.879cm" svg:y="9.714cm" svg:viewBox="0 0 84 84" svg:d="M84 42c0-23-19-42-42-42s-42 19-42 42 19 42 42 42 42-19 42-42z">
            <text:p/>
          </draw:path>
          <draw:polygon draw:style-name="gr3" draw:text-style-name="P7" draw:layer="layout" svg:width="0.205cm" svg:height="1.856cm" svg:x="6.21cm" svg:y="8.675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6.493cm" svg:y="8.80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8.211cm" svg:y="8.80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6.463cm" svg:y="9.7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472cm" svg:height="0.032cm" svg:x="7.648cm" svg:y="10.0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253cm" svg:y="9.73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8.582cm" svg:y="8.675cm" svg:viewBox="0 0 206 1857" draw:points="162,1815 0,1815 0,1857 206,1857 206,0 0,0 0,42 162,42">
            <text:p/>
          </draw:polygon>
          <draw:path draw:style-name="gr3" draw:text-style-name="P7" draw:layer="layout" svg:width="0.531cm" svg:height="0.555cm" svg:x="9.135cm" svg:y="9.242cm" svg:viewBox="0 0 532 556" svg:d="M111 466c-30 51-60 64-95 66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9.748cm" svg:y="9.32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232cm" svg:y="9.11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0.777cm" svg:y="9.51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11.744cm" svg:y="8.675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12.027cm" svg:y="8.80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148cm" svg:y="8.809cm" svg:viewBox="0 0 327 533" svg:d="M327 269c0-63-3-125-31-183-35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1.988cm" svg:y="9.738cm" svg:viewBox="0 0 327 533" svg:d="M327 269c0-63-3-125-31-183-35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256cm" svg:height="0.516cm" svg:x="13.187cm" svg:y="9.73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3.516cm" svg:y="8.675cm" svg:viewBox="0 0 206 1857" draw:points="162,1815 0,1815 0,1857 206,1857 206,0 0,0 0,42 162,42">
            <text:p/>
          </draw:polygon>
        </draw:g>
        <draw:g xml:id="id65" draw:id="id65">
          <svg:title>TexMaths</svg:title>
          <svg:desc>22§display§R_2 \rightarrow R_2 - 2R_1§svg§600§FALSE§</svg:desc>
          <draw:polygon draw:style-name="gr2" draw:text-style-name="P6" draw:layer="layout" svg:width="5.167cm" svg:height="0.568cm" svg:x="4.07cm" svg:y="11.112cm" svg:viewBox="0 0 5168 569" draw:points="2585,569 0,569 0,0 5168,0 5168,569">
            <text:p/>
          </draw:polygon>
          <draw:path draw:style-name="gr3" draw:text-style-name="P7" draw:layer="layout" svg:width="0.553cm" svg:height="0.547cm" svg:x="4.063cm" svg:y="11.073cm" svg:viewBox="0 0 554 548" svg:d="M259 53c5-18 7-27 23-28 7 0 31 0 45 0 57 0 143 0 143 75 0 27-12 82-44 112-20 19-60 44-130 44h-87zM371 266c78-17 171-70 171-150 0-67-70-116-172-116h-220c-16 0-23 0-23 16 0 9 7 9 21 9 2 0 16 0 30 1 14 0 21 2 21 13 0 2-2 5-4 14l-103 418c-8 30-9 35-71 35-14 0-21 0-21 16 0 9 9 9 11 9 22 0 75-2 98-2 21 0 76 2 99 2 5 0 14 0 14-16 0-9-6-9-21-9-29 0-51 0-51-14 0-4 1-7 3-12l51-207h92c70 0 84 44 84 71 0 12-5 37-10 54-6 22-13 50-13 66 0 84 93 84 104 84 65 0 93-79 93-90 0-8-8-8-10-8-7 0-7 5-9 10-19 58-53 71-70 71-27 0-32-18-32-48 0-25 5-63 7-88 2-11 3-27 3-37 0-60-51-83-72-92z">
            <text:p/>
          </draw:path>
          <draw:path draw:style-name="gr3" draw:text-style-name="P7" draw:layer="layout" svg:width="0.24cm" svg:height="0.36cm" svg:x="4.653cm" svg:y="11.359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  <draw:path draw:style-name="gr3" draw:text-style-name="P7" draw:layer="layout" svg:width="0.687cm" svg:height="0.404cm" svg:x="5.223cm" svg:y="11.207cm" svg:viewBox="0 0 688 405" svg:d="M604 219c-43 33-64 65-71 74-33 54-40 104-40 104 0 8 9 8 16 8 12 0 14-1 17-14 18-77 64-142 151-178 9-3 11-5 11-10 0-6-5-7-5-9-35-12-129-51-159-182-1-10-3-12-15-12-7 0-16 0-16 9 0 2 7 51 40 104 14 23 37 49 71 74h-576c-14 0-28 0-28 16s14 16 28 16z">
            <text:p/>
          </draw:path>
          <draw:path draw:style-name="gr3" draw:text-style-name="P7" draw:layer="layout" svg:width="0.553cm" svg:height="0.547cm" svg:x="6.199cm" svg:y="11.073cm" svg:viewBox="0 0 554 548" svg:d="M259 53c5-18 7-27 23-28 7 0 31 0 45 0 57 0 143 0 143 75 0 27-12 82-44 112-20 19-60 44-130 44h-87zM371 266c78-17 171-70 171-150 0-67-70-116-172-116h-220c-16 0-23 0-23 16 0 9 7 9 21 9 2 0 16 0 30 1 14 0 21 2 21 13 0 2-2 5-4 14l-103 418c-8 30-9 35-71 35-14 0-21 0-21 16 0 9 9 9 11 9 21 0 75-2 98-2 21 0 76 2 99 2 5 0 14 0 14-16 0-9-6-9-21-9-29 0-50 0-50-14 0-4 0-7 2-12l51-207h92c70 0 84 44 84 71 0 12-5 37-10 54-6 22-13 50-13 66 0 84 93 84 104 84 65 0 93-79 93-90 0-8-8-8-10-8-7 0-7 5-9 10-19 58-53 71-70 71-27 0-32-18-32-48 0-25 5-63 7-88 2-11 3-27 3-37 0-60-51-83-72-92z">
            <text:p/>
          </draw:path>
          <draw:path draw:style-name="gr3" draw:text-style-name="P7" draw:layer="layout" svg:width="0.24cm" svg:height="0.36cm" svg:x="6.789cm" svg:y="11.359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  <draw:path draw:style-name="gr3" draw:text-style-name="P7" draw:layer="layout" svg:width="0.472cm" svg:height="0.032cm" svg:x="7.338cm" svg:y="11.39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086cm" svg:y="11.085cm" svg:viewBox="0 0 310 518" svg:d="M60 458l83-81c121-107 167-148 167-225 0-90-69-152-164-152-88 0-146 72-146 141 0 42 39 42 40 42 15 0 41-8 41-40 0-20-14-41-41-41-7 0-7 0-10 2 18-51 60-79 105-79 71 0 104 61 104 127 0 61-38 123-81 171l-149 165c-9 9-9 11-9 30h289l21-135h-20c-3 22-8 58-15 68-8 7-59 7-74 7z">
            <text:p/>
          </draw:path>
          <draw:path draw:style-name="gr3" draw:text-style-name="P7" draw:layer="layout" svg:width="0.553cm" svg:height="0.547cm" svg:x="8.464cm" svg:y="11.073cm" svg:viewBox="0 0 554 548" svg:d="M259 53c5-18 7-27 23-28 7 0 31 0 45 0 57 0 143 0 143 75 0 27-12 82-44 112-20 19-60 44-130 44h-87zM371 266c78-17 171-70 171-150 0-67-70-116-172-116h-220c-16 0-23 0-23 16 0 9 7 9 21 9 2 0 16 0 30 1 14 0 21 2 21 13 0 2-2 5-4 14l-103 418c-8 30-9 35-71 35-14 0-21 0-21 16 0 9 9 9 11 9 21 0 75-2 98-2 21 0 76 2 99 2 5 0 14 0 14-16 0-9-7-9-21-9-29 0-50 0-50-14 0-4 0-7 2-12l51-207h92c70 0 84 44 84 71 0 12-5 37-10 54-6 22-13 50-13 66 0 84 93 84 104 84 65 0 93-79 93-90 0-8-8-8-10-8-7 0-7 5-9 10-19 58-53 71-70 71-27 0-32-18-32-48 0-25 5-63 7-88 2-11 3-27 3-37 0-60-51-83-72-92z">
            <text:p/>
          </draw:path>
          <draw:path draw:style-name="gr3" draw:text-style-name="P7" draw:layer="layout" svg:width="0.198cm" svg:height="0.36cm" svg:x="9.078cm" svg:y="11.359cm" svg:viewBox="0 0 199 361" svg:d="M123 16c0-16-2-16-16-16-35 33-84 35-107 35v20c12 0 49 0 79-16v278c0 18 0 25-54 25h-21v19c10 0 77-1 96-1 18 0 87 1 99 1v-19h-21c-55 0-55-7-55-25z">
            <text:p/>
          </draw:path>
        </draw:g>
        <draw:g xml:id="id66" draw:id="id66">
          <svg:title>TexMaths</svg:title>
          <svg:desc>22§display§\begin{bmatrix} 1  &amp; \ \ 1 \\  
                           0  &amp;    - 3 \end{bmatrix}A^{-1} = 
        \begin{bmatrix} \ \   1  &amp;   0  \\  
                                       - 2  &amp;   1  \end{bmatrix} 

§svg§600§FALSE§</svg:desc>
          <draw:polygon draw:style-name="gr2" draw:text-style-name="P6" draw:layer="layout" svg:width="8.227cm" svg:height="1.779cm" svg:x="6.067cm" svg:y="12.219cm" svg:viewBox="0 0 8228 1780" draw:points="4115,1780 0,1780 0,0 8228,0 8228,1780">
            <text:p/>
          </draw:polygon>
          <draw:polygon draw:style-name="gr3" draw:text-style-name="P7" draw:layer="layout" svg:width="0.205cm" svg:height="1.856cm" svg:x="6.222cm" svg:y="12.18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6.505cm" svg:y="12.31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8.223cm" svg:y="12.31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6.466cm" svg:y="13.243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7" draw:layer="layout" svg:width="0.472cm" svg:height="0.032cm" svg:x="7.66cm" svg:y="13.54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23cm" svg:y="13.243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8.594cm" svg:y="12.18cm" svg:viewBox="0 0 206 1857" draw:points="162,1815 0,1815 0,1857 206,1857 206,0 0,0 0,42 162,42">
            <text:p/>
          </draw:polygon>
          <draw:path draw:style-name="gr3" draw:text-style-name="P7" draw:layer="layout" svg:width="0.53cm" svg:height="0.555cm" svg:x="9.149cm" svg:y="12.747cm" svg:viewBox="0 0 531 556" svg:d="M111 466c-30 51-60 64-95 66-9 0-16 0-16 15 0 4 4 9 11 9 21 0 44-3 66-3 25 0 53 3 78 3 3 0 14 0 14-16 0-8-7-8-12-8-18-2-37-9-37-29 0-8 5-17 10-28l60-98h195c0 16 13 121 13 128 0 25-41 27-57 27-10 0-19 0-19 15 0 9 11 9 12 9 32 0 65-3 97-3 20 0 67 3 86 3 6 0 14 0 14-16 0-8-7-8-17-8-48 0-48-6-49-29l-48-484c-2-15-2-19-16-19-12 0-16 5-19 12zM204 352l153-255 25 255z">
            <text:p/>
          </draw:path>
          <draw:path draw:style-name="gr3" draw:text-style-name="P7" draw:layer="layout" svg:width="0.367cm" svg:height="0.027cm" svg:x="9.759cm" svg:y="12.833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0.243cm" svg:y="12.62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0.789cm" svg:y="13.01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11.755cm" svg:y="12.18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12.596cm" svg:y="12.31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761cm" svg:y="12.314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472cm" svg:height="0.032cm" svg:x="12.035cm" svg:y="13.5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61cm" svg:y="13.24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56cm" svg:height="0.516cm" svg:x="13.8cm" svg:y="13.24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4.129cm" svg:y="12.18cm" svg:viewBox="0 0 206 1857" draw:points="162,1815 0,1815 0,1857 206,1857 206,0 0,0 0,42 162,42">
            <text:p/>
          </draw:polygon>
        </draw:g>
        <draw:g xml:id="id68" draw:id="id68">
          <svg:title>TexMaths</svg:title>
          <svg:desc>20§display§R_2 \rightarrow - \frac{1}{3} R_2§svg§600§FALSE§</svg:desc>
          <draw:polygon draw:style-name="gr2" draw:text-style-name="P6" draw:layer="layout" svg:width="3.721cm" svg:height="1.373cm" svg:x="16.469cm" svg:y="6.809cm" svg:viewBox="0 0 3722 1374" draw:points="1860,1374 0,1374 0,0 3722,0 3722,1374">
            <text:p/>
          </draw:polygon>
          <draw:path draw:style-name="gr3" draw:text-style-name="P7" draw:layer="layout" svg:width="0.503cm" svg:height="0.497cm" svg:x="16.463cm" svg:y="7.238cm" svg:viewBox="0 0 504 498" svg:d="M235 48c5-16 7-24 21-26 6 0 29 0 42 0 51 0 129 0 129 69 0 24-11 74-40 101-17 18-54 40-118 40h-79zM338 242c70-16 155-64 155-136 0-61-64-106-157-106h-200c-14 0-21 0-21 14 0 8 7 8 19 8 2 0 15 0 28 2 12 0 19 2 19 11 0 2-2 5-3 13l-95 379c-6 28-8 32-64 32-13 0-19 0-19 15 0 8 8 8 10 8 20 0 68-2 89-2 19 0 69 2 90 2 5 0 13 0 13-15 0-8-5-8-20-8-25 0-46 0-46-12 0-4 2-7 3-12l47-187h83c64 0 77 40 77 64 0 11-5 34-10 50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18cm" svg:height="0.327cm" svg:x="16.999cm" svg:y="7.496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624cm" svg:height="0.367cm" svg:x="17.517cm" svg:y="7.358cm" svg:viewBox="0 0 625 368" svg:d="M549 199c-39 30-58 59-64 67-31 49-37 94-37 94 0 8 8 8 14 8 11 0 13-1 16-13 16-70 58-129 138-161 8-3 9-5 9-10s-4-6-4-8c-32-11-117-46-144-165-2-9-4-11-15-11-6 0-14 0-14 8 0 2 6 46 37 94 12 21 33 45 64 68h-523c-13 0-26 0-26 14 0 15 13 15 26 15z">
            <text:p/>
          </draw:path>
          <draw:path draw:style-name="gr3" draw:text-style-name="P7" draw:layer="layout" svg:width="0.429cm" svg:height="0.029cm" svg:x="18.434cm" svg:y="7.52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9.07cm" svg:y="6.774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19.006cm" svg:y="7.528cm" svg:viewBox="0 0 354 30" draw:points="176,30 0,30 0,0 354,0 354,30">
            <text:p/>
          </draw:polygon>
          <draw:path draw:style-name="gr3" draw:text-style-name="P7" draw:layer="layout" svg:width="0.292cm" svg:height="0.484cm" svg:x="19.037cm" svg:y="7.733cm" svg:viewBox="0 0 293 485" svg:d="M176 221c58-18 98-67 98-123 0-58-61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503cm" svg:height="0.497cm" svg:x="19.472cm" svg:y="7.238cm" svg:viewBox="0 0 504 498" svg:d="M235 48c5-16 7-24 21-26 6 0 29 0 42 0 51 0 129 0 129 69 0 24-11 74-40 101-17 18-54 40-118 40h-79zM338 242c70-16 155-64 155-136 0-61-64-106-157-106h-200c-14 0-21 0-21 14 0 8 7 8 19 8 2 0 15 0 28 2 12 0 19 2 19 11 0 2-2 5-3 13l-95 379c-6 28-8 32-64 32-13 0-19 0-19 15 0 8 8 8 10 8 20 0 68-2 89-2 19 0 69 2 90 2 5 0 13 0 13-15 0-8-5-8-20-8-25 0-44 0-44-12 0-4 0-7 1-12l47-187h83c64 0 77 40 77 64 0 11-5 34-10 50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18cm" svg:height="0.327cm" svg:x="20.008cm" svg:y="7.496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</draw:g>
        <draw:g xml:id="id69" draw:id="id69">
          <svg:title>TexMaths</svg:title>
          <svg:desc>22§display§\begin{bmatrix} 1  &amp;  1  \\  
                           0  &amp;  1 \end{bmatrix}A^{-1} = 
        \begin{bmatrix}    1    &amp;  \ \  0  \\  
                                     2/3  &amp;  -1/3  \end{bmatrix} 

§svg§600§FALSE§</svg:desc>
          <draw:polygon draw:style-name="gr2" draw:text-style-name="P6" draw:layer="layout" svg:width="9.173cm" svg:height="1.779cm" svg:x="16.467cm" svg:y="8.621cm" svg:viewBox="0 0 9174 1780" draw:points="4587,1780 0,1780 0,0 9174,0 9174,1780">
            <text:p/>
          </draw:polygon>
          <draw:polygon draw:style-name="gr3" draw:text-style-name="P7" draw:layer="layout" svg:width="0.205cm" svg:height="1.856cm" svg:x="16.622cm" svg:y="8.582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16.905cm" svg:y="8.71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8.065cm" svg:y="8.71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6.867cm" svg:y="9.645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7" draw:layer="layout" svg:width="0.256cm" svg:height="0.516cm" svg:x="18.065cm" svg:y="9.64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8.394cm" svg:y="8.582cm" svg:viewBox="0 0 206 1857" draw:points="162,1815 0,1815 0,1857 206,1857 206,0 0,0 0,42 162,42">
            <text:p/>
          </draw:polygon>
          <draw:path draw:style-name="gr3" draw:text-style-name="P7" draw:layer="layout" svg:width="0.531cm" svg:height="0.555cm" svg:x="18.947cm" svg:y="9.149cm" svg:viewBox="0 0 532 556" svg:d="M111 466c-30 51-60 64-95 66-9 0-16 0-16 15 0 4 4 9 11 9 21 0 44-3 66-3 25 0 53 3 78 3 3 0 14 0 14-16 0-8-7-8-12-8-18-2-37-9-37-29 0-8 5-17 12-28l58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19.558cm" svg:y="9.23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20.042cm" svg:y="9.02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20.587cm" svg:y="9.4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21.554cm" svg:y="8.582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22.224cm" svg:y="8.7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4.678cm" svg:y="8.716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09cm" svg:height="0.516cm" svg:x="21.807cm" svg:y="9.64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02cm" svg:height="0.773cm" svg:x="22.198cm" svg:y="9.58cm" svg:viewBox="0 0 303 774" svg:d="M299 30c4-11 4-14 4-14 0-9-7-16-16-16-5 0-11 2-12 7l-271 739c-4 9-4 13-4 14 0 7 7 14 16 14 10 0 12-5 17-17z">
            <text:p/>
          </draw:path>
          <draw:path draw:style-name="gr3" draw:text-style-name="P7" draw:layer="layout" svg:width="0.321cm" svg:height="0.532cm" svg:x="22.574cm" svg:y="9.64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23.766cm" svg:y="9.95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373cm" svg:y="9.64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2cm" svg:height="0.773cm" svg:x="24.732cm" svg:y="9.58cm" svg:viewBox="0 0 303 774" svg:d="M299 30c4-11 4-14 4-14 0-9-7-16-16-16-5 0-11 2-12 7l-271 739c-4 9-4 13-4 14 0 7 7 14 16 14 10 0 12-5 17-17z">
            <text:p/>
          </draw:path>
          <draw:path draw:style-name="gr3" draw:text-style-name="P7" draw:layer="layout" svg:width="0.321cm" svg:height="0.532cm" svg:x="25.109cm" svg:y="9.64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25.475cm" svg:y="8.582cm" svg:viewBox="0 0 206 1857" draw:points="162,1815 0,1815 0,1857 206,1857 206,0 0,0 0,42 162,42">
            <text:p/>
          </draw:polygon>
        </draw:g>
        <draw:polyline draw:style-name="gr4" draw:text-style-name="P9" xml:id="id67" draw:id="id67" draw:layer="layout" svg:width="0cm" svg:height="7.999cm" svg:x="15.4cm" svg:y="6.8cm" svg:viewBox="0 0 0 8000" draw:points="0,0 0,8000">
          <text:p/>
        </draw:polyline>
        <draw:g xml:id="id70" draw:id="id70">
          <svg:title>TexMaths</svg:title>
          <svg:desc>22§display§R_1 \rightarrow R_1 - R_2§svg§600§FALSE§</svg:desc>
          <draw:polygon draw:style-name="gr2" draw:text-style-name="P6" draw:layer="layout" svg:width="4.798cm" svg:height="0.568cm" svg:x="16.371cm" svg:y="11.114cm" svg:viewBox="0 0 4799 569" draw:points="2401,569 0,569 0,0 4799,0 4799,569">
            <text:p/>
          </draw:polygon>
          <draw:path draw:style-name="gr3" draw:text-style-name="P7" draw:layer="layout" svg:width="0.553cm" svg:height="0.547cm" svg:x="16.364cm" svg:y="11.075cm" svg:viewBox="0 0 554 548" svg:d="M259 53c5-18 7-27 23-28 7 0 31 0 45 0 57 0 143 0 143 75 0 27-12 82-44 112-19 19-60 44-130 44h-87zM371 266c78-17 171-70 171-150 0-67-70-116-172-116h-220c-16 0-23 0-23 16 0 9 7 9 21 9 2 0 16 0 30 1 14 0 21 2 21 13 0 2-2 5-4 14l-103 418c-8 30-9 35-71 35-14 0-21 0-21 16 0 9 9 9 11 9 22 0 75-2 98-2 21 0 76 2 99 2 5 0 14 0 14-16 0-9-6-9-21-9-29 0-51 0-51-14 0-4 1-7 3-12l51-207h92c70 0 84 44 84 71 0 12-5 37-10 54-6 22-13 50-13 66 0 84 94 84 104 84 65 0 93-79 93-90 0-8-8-8-10-8-7 0-7 5-9 10-19 58-53 71-70 71-27 0-32-18-32-48 0-25 5-63 7-88 2-11 4-27 4-37 0-60-52-83-73-92z">
            <text:p/>
          </draw:path>
          <draw:path draw:style-name="gr3" draw:text-style-name="P7" draw:layer="layout" svg:width="0.198cm" svg:height="0.36cm" svg:x="16.978cm" svg:y="11.361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687cm" svg:height="0.404cm" svg:x="17.524cm" svg:y="11.209cm" svg:viewBox="0 0 688 405" svg:d="M604 219c-43 33-64 65-71 74-33 54-40 104-40 104 0 8 9 8 16 8 12 0 14-1 17-14 18-77 64-142 152-178 8-3 10-5 10-10 0-6-5-7-5-9-35-12-129-51-159-182-1-10-3-12-15-12-7 0-16 0-16 9 0 2 7 51 40 104 14 23 37 49 71 74h-576c-14 0-28 0-28 16s14 16 28 16z">
            <text:p/>
          </draw:path>
          <draw:path draw:style-name="gr3" draw:text-style-name="P7" draw:layer="layout" svg:width="0.553cm" svg:height="0.547cm" svg:x="18.501cm" svg:y="11.075cm" svg:viewBox="0 0 554 548" svg:d="M259 53c5-18 7-27 23-28 7 0 31 0 45 0 57 0 143 0 143 75 0 27-12 82-44 112-19 19-60 44-130 44h-87zM371 266c78-17 171-70 171-150 0-67-70-116-172-116h-220c-16 0-23 0-23 16 0 9 7 9 21 9 2 0 16 0 30 1 14 0 21 2 21 13 0 2-2 5-4 14l-103 418c-8 30-9 35-71 35-14 0-21 0-21 16 0 9 9 9 11 9 21 0 75-2 98-2 21 0 76 2 99 2 5 0 14 0 14-16 0-9-6-9-21-9-29 0-50 0-50-14 0-4 0-7 2-12l51-207h92c70 0 84 44 84 71 0 12-5 37-10 54-6 22-13 50-13 66 0 84 94 84 104 84 65 0 93-79 93-90 0-8-8-8-10-8-7 0-7 5-9 10-19 58-53 71-70 71-27 0-32-18-32-48 0-25 5-63 7-88 2-11 4-27 4-37 0-60-52-83-73-92z">
            <text:p/>
          </draw:path>
          <draw:path draw:style-name="gr3" draw:text-style-name="P7" draw:layer="layout" svg:width="0.198cm" svg:height="0.36cm" svg:x="19.115cm" svg:y="11.361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472cm" svg:height="0.032cm" svg:x="19.639cm" svg:y="11.394cm" svg:viewBox="0 0 473 33" svg:d="M447 33c12 0 26 0 26-17 0-16-14-16-26-16h-421c-12 0-26 0-26 16 0 17 14 17 26 17z">
            <text:p/>
          </draw:path>
          <draw:path draw:style-name="gr3" draw:text-style-name="P7" draw:layer="layout" svg:width="0.553cm" svg:height="0.547cm" svg:x="20.38cm" svg:y="11.075cm" svg:viewBox="0 0 554 548" svg:d="M259 53c5-18 7-27 23-28 7 0 31 0 45 0 57 0 143 0 143 75 0 27-12 82-44 112-19 19-60 44-130 44h-87zM371 266c78-17 171-70 171-150 0-67-70-116-172-116h-220c-16 0-23 0-23 16 0 9 7 9 21 9 2 0 16 0 30 1 14 0 21 2 21 13 0 2-2 5-4 14l-103 418c-8 30-9 35-71 35-14 0-21 0-21 16 0 9 9 9 11 9 22 0 75-2 98-2 21 0 76 2 99 2 5 0 16 0 16-16 0-9-8-9-23-9-29 0-50 0-50-14 0-4 0-7 2-12l51-207h92c70 0 84 44 84 71 0 12-5 37-10 54-6 22-13 50-13 66 0 84 94 84 104 84 65 0 93-79 93-90 0-8-8-8-10-8-7 0-7 5-9 10-19 58-53 71-70 71-27 0-32-18-32-48 0-25 5-63 7-88 2-11 4-27 4-37 0-60-52-83-73-92z">
            <text:p/>
          </draw:path>
          <draw:path draw:style-name="gr3" draw:text-style-name="P7" draw:layer="layout" svg:width="0.24cm" svg:height="0.36cm" svg:x="20.97cm" svg:y="11.361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</draw:g>
        <draw:g xml:id="id71" draw:id="id71">
          <svg:title>TexMaths</svg:title>
          <svg:desc>22§display§\begin{bmatrix} 1  &amp;  0  \\  
                           0  &amp;  1 \end{bmatrix}A^{-1} = 
        \begin{bmatrix}   1/3    &amp;  \ \  1/3  \\  
                                     2/3    &amp;      -1/3  \end{bmatrix} 

§svg§600§FALSE§</svg:desc>
          <draw:polygon draw:style-name="gr2" draw:text-style-name="P6" draw:layer="layout" svg:width="9.173cm" svg:height="1.779cm" svg:x="16.467cm" svg:y="12.323cm" svg:viewBox="0 0 9174 1780" draw:points="4587,1780 0,1780 0,0 9174,0 9174,1780">
            <text:p/>
          </draw:polygon>
          <draw:polygon draw:style-name="gr3" draw:text-style-name="P7" draw:layer="layout" svg:width="0.205cm" svg:height="1.856cm" svg:x="16.622cm" svg:y="12.284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16.905cm" svg:y="12.41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8.026cm" svg:y="12.418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6.867cm" svg:y="13.347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7" draw:layer="layout" svg:width="0.256cm" svg:height="0.516cm" svg:x="18.065cm" svg:y="13.34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8.394cm" svg:y="12.284cm" svg:viewBox="0 0 206 1857" draw:points="162,1815 0,1815 0,1857 206,1857 206,0 0,0 0,42 162,42">
            <text:p/>
          </draw:polygon>
          <draw:path draw:style-name="gr3" draw:text-style-name="P7" draw:layer="layout" svg:width="0.531cm" svg:height="0.555cm" svg:x="18.947cm" svg:y="12.851cm" svg:viewBox="0 0 532 556" svg:d="M111 466c-30 51-60 64-95 66-9 0-16 0-16 15 0 4 4 9 11 9 21 0 44-3 66-3 25 0 53 3 78 3 3 0 14 0 14-16 0-8-7-8-12-8-18-2-37-9-37-29 0-8 5-17 12-28l58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19.558cm" svg:y="12.937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20.042cm" svg:y="12.72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20.587cm" svg:y="13.12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21.554cm" svg:y="12.284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21.837cm" svg:y="12.41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2cm" svg:height="0.773cm" svg:x="22.198cm" svg:y="12.354cm" svg:viewBox="0 0 303 774" svg:d="M299 30c4-11 4-14 4-14 0-9-7-16-16-16-5 0-11 2-12 7l-271 739c-4 9-4 13-4 14 0 7 7 14 16 14 10 0 12-5 17-17z">
            <text:p/>
          </draw:path>
          <draw:path draw:style-name="gr3" draw:text-style-name="P7" draw:layer="layout" svg:width="0.321cm" svg:height="0.532cm" svg:x="22.574cm" svg:y="12.41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6cm" svg:x="24.329cm" svg:y="12.41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2cm" svg:height="0.773cm" svg:x="24.69cm" svg:y="12.354cm" svg:viewBox="0 0 303 774" svg:d="M299 30c4-11 4-14 4-14 0-9-7-16-16-16-5 0-11 2-12 7l-271 739c-4 9-4 13-4 14 0 7 7 14 16 14 10 0 12-5 17-17z">
            <text:p/>
          </draw:path>
          <draw:path draw:style-name="gr3" draw:text-style-name="P7" draw:layer="layout" svg:width="0.321cm" svg:height="0.532cm" svg:x="25.067cm" svg:y="12.41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6cm" svg:x="21.807cm" svg:y="13.34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02cm" svg:height="0.773cm" svg:x="22.198cm" svg:y="13.282cm" svg:viewBox="0 0 303 774" svg:d="M299 30c4-11 4-14 4-14 0-9-7-16-16-16-5 0-11 2-12 7l-271 739c-4 9-4 13-4 14 0 7 7 14 16 14 10 0 12-5 17-17z">
            <text:p/>
          </draw:path>
          <draw:path draw:style-name="gr3" draw:text-style-name="P7" draw:layer="layout" svg:width="0.321cm" svg:height="0.532cm" svg:x="22.574cm" svg:y="13.34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23.766cm" svg:y="13.65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373cm" svg:y="13.3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2cm" svg:height="0.773cm" svg:x="24.732cm" svg:y="13.282cm" svg:viewBox="0 0 303 774" svg:d="M299 30c4-11 4-14 4-14 0-9-7-16-16-16-5 0-11 2-12 7l-271 739c-4 9-4 13-4 14 0 7 7 14 16 14 10 0 12-5 17-17z">
            <text:p/>
          </draw:path>
          <draw:path draw:style-name="gr3" draw:text-style-name="P7" draw:layer="layout" svg:width="0.321cm" svg:height="0.532cm" svg:x="25.109cm" svg:y="13.34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25.475cm" svg:y="12.284cm" svg:viewBox="0 0 206 1857" draw:points="162,1815 0,1815 0,1857 206,1857 206,0 0,0 0,42 162,42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56" smil:attributeName="visibility" smil:to="visible"/>
                  <anim:animate smil:dur="0.25s" smil:fill="hold" smil:targetElement="id56" smil:attributeName="width" smil:values="width*0.05;width" smil:keyTimes="0;1"/>
                  <anim:animate smil:dur="0.25s" smil:fill="hold" smil:targetElement="id56" smil:attributeName="height" smil:values="height;height" smil:keyTimes="0;1"/>
                  <anim:animate smil:dur="0.25s" smil:fill="hold" smil:targetElement="id56" smil:attributeName="x" smil:values="x-.2;x" smil:keyTimes="0;1"/>
                  <anim:animate smil:dur="0.25s" smil:fill="hold" smil:targetElement="id56" smil:attributeName="y" smil:values="y;y" smil:keyTimes="0;1"/>
                  <anim:transitionFilter smil:dur="0.25s" smil:targetElement="id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width*0.05;width" smil:keyTimes="0;1"/>
                  <anim:animate smil:dur="0.5s" smil:fill="hold" smil:targetElement="id57" smil:attributeName="height" smil:values="height;height" smil:keyTimes="0;1"/>
                  <anim:animate smil:dur="0.5s" smil:fill="hold" smil:targetElement="id57" smil:attributeName="x" smil:values="x-.2;x" smil:keyTimes="0;1"/>
                  <anim:animate smil:dur="0.5s" smil:fill="hold" smil:targetElement="id57" smil:attributeName="y" smil:values="y;y" smil:keyTimes="0;1"/>
                  <anim:transitionFilter smil:dur="0.5s" smil:targetElement="id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1+width/2;x" smil:keyTimes="0;1"/>
                  <anim:animate smil:dur="0.5s" smil:fill="hold" smil:targetElement="id6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1+width/2;x" smil:keyTimes="0;1"/>
                  <anim:animate smil:dur="0.5s" smil:fill="hold" smil:targetElement="id6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1+width/2;x" smil:keyTimes="0;1"/>
                  <anim:animate smil:dur="0.5s" smil:fill="hold" smil:targetElement="id6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72" draw:id="id72">
          <svg:title>TexMaths</svg:title>
          <svg:desc>22§display§IA^{-1} = \frac{1}{3} \begin{bmatrix}   1  &amp;  \ \  1  \\  
                                                                   2  &amp;      -1  \end{bmatrix} 

§svg§600§FALSE§</svg:desc>
          <draw:polygon draw:style-name="gr2" draw:text-style-name="P6" draw:layer="layout" svg:width="6.236cm" svg:height="1.779cm" svg:x="3.98cm" svg:y="0.725cm" svg:viewBox="0 0 6237 1780" draw:points="3118,1780 0,1780 0,0 6237,0 6237,1780">
            <text:p/>
          </draw:polygon>
          <draw:path draw:style-name="gr3" draw:text-style-name="P7" draw:layer="layout" svg:width="0.358cm" svg:height="0.529cm" svg:x="3.968cm" svg:y="1.279cm" svg:viewBox="0 0 359 530" svg:d="M264 60c7-28 9-35 70-35 20 0 25 0 25-16 0-9-7-9-11-9-22 0-81 2-102 2-24 0-81-2-103-2-6 0-16 0-16 16 0 9 7 9 21 9 33 0 54 0 54 14 0 3 0 5-1 12l-106 419c-7 28-9 35-70 35-18 0-25 0-25 16 0 9 9 9 12 9 21 0 80-2 101-2 24 0 81 2 105 2 6 0 14 0 14-14 0-11-5-11-23-11-14 0-17 0-33 0-16-2-19-5-19-14 0-7 1-12 3-18z">
            <text:p/>
          </draw:path>
          <draw:path draw:style-name="gr3" draw:text-style-name="P7" draw:layer="layout" svg:width="0.53cm" svg:height="0.555cm" svg:x="4.369cm" svg:y="1.253cm" svg:viewBox="0 0 531 556" svg:d="M111 466c-30 51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367cm" svg:height="0.027cm" svg:x="4.98cm" svg:y="1.339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5.464cm" svg:y="1.128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6.009cm" svg:y="1.5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944cm" svg:y="0.76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875cm" svg:y="1.598cm" svg:viewBox="0 0 389 33" draw:points="194,33 0,33 0,0 389,0 389,33">
            <text:p/>
          </draw:polygon>
          <draw:path draw:style-name="gr3" draw:text-style-name="P7" draw:layer="layout" svg:width="0.321cm" svg:height="0.532cm" svg:x="6.909cm" svg:y="1.82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7.678cm" svg:y="0.686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961cm" svg:y="0.8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9.679cm" svg:y="0.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7.931cm" svg:y="1.74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472cm" svg:height="0.032cm" svg:x="9.116cm" svg:y="2.05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9.721cm" svg:y="1.74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0.05cm" svg:y="0.686cm" svg:viewBox="0 0 206 1857" draw:points="162,1815 0,1815 0,1857 206,1857 206,0 0,0 0,42 162,42">
            <text:p/>
          </draw:polygon>
        </draw:g>
        <draw:g xml:id="id74" draw:id="id74">
          <svg:title>TexMaths</svg:title>
          <svg:desc>22§display§A^{-1} = \frac{1}{3} \begin{bmatrix}   1  &amp;  \ \  1  \\  
                                                                   2  &amp;      -1  \end{bmatrix} 

§svg§600§FALSE§</svg:desc>
          <draw:polygon draw:style-name="gr2" draw:text-style-name="P6" draw:layer="layout" svg:width="5.835cm" svg:height="1.779cm" svg:x="4.381cm" svg:y="3.027cm" svg:viewBox="0 0 5836 1780" draw:points="2918,1780 0,1780 0,0 5836,0 5836,1780">
            <text:p/>
          </draw:polygon>
          <draw:path draw:style-name="gr3" draw:text-style-name="P7" draw:layer="layout" svg:width="0.531cm" svg:height="0.555cm" svg:x="4.369cm" svg:y="3.555cm" svg:viewBox="0 0 532 556" svg:d="M111 466c-30 51-60 64-95 66-9 0-16 0-16 15 0 4 4 9 11 9 21 0 44-3 66-3 25 0 53 3 78 3 3 0 14 0 14-16 0-8-7-8-12-8-18-2-37-9-37-29 0-8 5-17 10-28l60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367cm" svg:height="0.027cm" svg:x="4.981cm" svg:y="3.64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5.465cm" svg:y="3.4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6.011cm" svg:y="3.8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946cm" svg:y="3.07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877cm" svg:y="3.9cm" svg:viewBox="0 0 389 33" draw:points="194,33 0,33 0,0 389,0 389,33">
            <text:p/>
          </draw:polygon>
          <draw:path draw:style-name="gr3" draw:text-style-name="P7" draw:layer="layout" svg:width="0.321cm" svg:height="0.532cm" svg:x="6.909cm" svg:y="4.12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7.678cm" svg:y="2.988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961cm" svg:y="3.12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9.681cm" svg:y="3.12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7.931cm" svg:y="4.05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9.118cm" svg:y="4.35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9.723cm" svg:y="4.05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0.052cm" svg:y="2.988cm" svg:viewBox="0 0 206 1857" draw:points="162,1815 0,1815 0,1857 206,1857 206,0 0,0 0,42 162,42">
            <text:p/>
          </draw:polygon>
        </draw:g>
        <draw:g xml:id="id73" draw:id="id73">
          <svg:title>TexMaths</svg:title>
          <svg:desc>22§display§\therefore §svg§600§FALSE§</svg:desc>
          <draw:polygon draw:style-name="gr2" draw:text-style-name="P6" draw:layer="layout" svg:width="0.415cm" svg:height="0.34cm" svg:x="2.851cm" svg:y="3.765cm" svg:viewBox="0 0 416 341" draw:points="208,341 0,341 0,0 416,0 416,341">
            <text:p/>
          </draw:polygon>
          <draw:path draw:style-name="gr3" draw:text-style-name="P7" draw:layer="layout" svg:width="0.47cm" svg:height="0.417cm" svg:x="2.835cm" svg:y="3.726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75" draw:id="id75">
          <svg:title>TexMaths</svg:title>
          <svg:desc>24§display§\text {Substituting  }A^{-1} \text {and } C \text { in (1) we get, }§svg§600§FALSE§</svg:desc>
          <draw:polygon draw:style-name="gr2" draw:text-style-name="P6" draw:layer="layout" svg:width="13.752cm" svg:height="0.867cm" svg:x="2.963cm" svg:y="5.207cm" svg:viewBox="0 0 13753 868" draw:points="6875,868 0,868 0,0 13753,0 13753,868">
            <text:p/>
          </draw:polygon>
          <draw:path draw:style-name="gr3" draw:text-style-name="P7" draw:layer="layout" svg:width="0.375cm" svg:height="0.614cm" svg:x="2.969cm" svg:y="5.311cm" svg:viewBox="0 0 376 615" svg:d="M248 269l-108-27c-54-13-86-58-86-108 0-59 46-111 113-111 140 0 159 140 165 177 0 6 0 11 10 11 11 0 11-3 11-21v-169c0-15 0-21-9-21-6 0-8 0-14 12l-29 48c-25-25-61-60-136-60-94 0-165 75-165 163 0 71 44 133 111 156 10 4 52 13 112 29 23 6 48 11 73 42 17 23 25 50 25 79 0 59-43 121-114 121-25 0-88-4-134-46-48-46-52-100-52-131 0-8-8-8-9-8-12 0-12 6-12 22v169c0 13 0 19 10 19 5 0 5 0 11-10 0-2 4-4 31-48 27 29 80 58 157 58 98 0 167-83 167-175 0-85-57-154-128-171z">
            <text:p/>
          </draw:path>
          <draw:path draw:style-name="gr3" draw:text-style-name="P7" draw:layer="layout" svg:width="0.425cm" svg:height="0.383cm" svg:x="3.416cm" svg:y="5.532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418cm" svg:height="0.597cm" svg:x="3.881cm" svg:y="5.321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7" draw:layer="layout" svg:width="0.277cm" svg:height="0.389cm" svg:x="4.355cm" svg:y="5.528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6cm" svg:height="0.529cm" svg:x="4.676cm" svg:y="5.386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5.015cm" svg:y="5.3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5.238cm" svg:y="5.386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5cm" svg:height="0.383cm" svg:x="5.576cm" svg:y="5.532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4cm" svg:height="0.529cm" svg:x="6.035cm" svg:y="5.386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6.375cm" svg:y="5.3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6.607cm" svg:y="5.53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87cm" svg:height="0.558cm" svg:x="7.074cm" svg:y="5.524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7" draw:layer="layout" svg:width="0.579cm" svg:height="0.606cm" svg:x="7.782cm" svg:y="5.301cm" svg:viewBox="0 0 580 607" svg:d="M121 509c-33 56-65 69-104 71-9 0-17 0-17 18 0 3 4 9 12 9 23 0 48-4 72-4 27 0 58 4 85 4 4 0 15 0 15-17 0-10-7-10-13-10-19-2-40-9-40-30 0-10 5-20 13-31l63-108h213c0 17 14 133 14 140 0 27-44 29-62 29-11 0-21 0-21 18 0 9 12 9 14 9 34 0 71-4 105-4 22 0 73 4 94 4 6 0 16 0 16-17 0-10-8-10-19-10-52 0-52-6-54-30l-52-529c-2-17-2-21-17-21-14 0-18 6-21 13zM223 384l167-278 27 278z">
            <text:p/>
          </draw:path>
          <draw:path draw:style-name="gr3" draw:text-style-name="P7" draw:layer="layout" svg:width="0.4cm" svg:height="0.03cm" svg:x="8.448cm" svg:y="5.396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976cm" svg:y="5.165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381cm" svg:height="0.389cm" svg:x="9.326cm" svg:y="5.528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9.739cm" svg:y="5.53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10.209cm" svg:y="5.321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6cm" svg:height="0.614cm" svg:x="10.973cm" svg:y="5.311cm" svg:viewBox="0 0 601 615" svg:d="M601 8c0-2-2-8-10-8-2 0-3 0-13 10l-58 65c-7-12-48-75-142-75-188 0-378 186-378 384 0 139 100 231 228 231 75 0 139-33 185-73 79-69 92-146 92-148 0-8-8-8-10-8-5 0-9 0-11 8-8 25-27 84-85 134-59 46-113 62-155 62-77 0-167-44-167-177 0-48 17-184 102-284 51-60 132-102 207-102 86 0 136 65 136 163 0 33-2 35-2 42 0 10 8 10 12 10 11 0 11-2 15-17z">
            <text:p/>
          </draw:path>
          <draw:path draw:style-name="gr3" draw:text-style-name="P7" draw:layer="layout" svg:width="0.181cm" svg:height="0.566cm" svg:x="11.902cm" svg:y="5.3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2.137cm" svg:y="5.53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197cm" svg:height="0.844cm" svg:x="12.943cm" svg:y="5.273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279cm" svg:height="0.564cm" svg:x="13.262cm" svg:y="5.344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197cm" svg:height="0.844cm" svg:x="13.657cm" svg:y="5.273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579cm" svg:height="0.374cm" svg:x="14.233cm" svg:y="5.542cm" svg:viewBox="0 0 580 375" svg:d="M509 81c15-43 40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6 16 11 0 15-8 17-16z">
            <text:p/>
          </draw:path>
          <draw:path draw:style-name="gr3" draw:text-style-name="P7" draw:layer="layout" svg:width="0.327cm" svg:height="0.389cm" svg:x="14.826cm" svg:y="5.52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7cm" svg:height="0.558cm" svg:x="15.483cm" svg:y="5.524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7" draw:layer="layout" svg:width="0.327cm" svg:height="0.389cm" svg:x="15.905cm" svg:y="5.52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64cm" svg:height="0.529cm" svg:x="16.272cm" svg:y="5.386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099cm" svg:height="0.253cm" svg:x="16.656cm" svg:y="5.816cm" svg:viewBox="0 0 100 254" svg:d="M100 88c0-53-19-88-54-88-31 0-46 23-46 44 0 23 15 46 46 46 14 0 23-5 33-11l2-2c0 0 2 0 2 11 0 56-25 108-64 148-4 4-6 6-6 8 0 8 4 10 10 10 10 0 77-68 77-166z">
            <text:p/>
          </draw:path>
        </draw:g>
        <draw:g xml:id="id76" draw:id="id76">
          <svg:title>TexMaths</svg:title>
          <svg:desc>22§display§\begin{bmatrix}   x \\  y  \end{bmatrix} = \frac{1}{3} \begin{bmatrix}   1  &amp;  \ \  1  \\   2  &amp;      -1  \end{bmatrix} \begin{bmatrix}   4 \\  5  \end{bmatrix} 
§svg§600§FALSE§</svg:desc>
          <draw:polygon draw:style-name="gr2" draw:text-style-name="P6" draw:layer="layout" svg:width="7.014cm" svg:height="1.779cm" svg:x="3.965cm" svg:y="6.712cm" svg:viewBox="0 0 7015 1780" draw:points="3507,1780 0,1780 0,0 7015,0 7015,1780">
            <text:p/>
          </draw:polygon>
          <draw:polygon draw:style-name="gr3" draw:text-style-name="P7" draw:layer="layout" svg:width="0.205cm" svg:height="1.856cm" svg:x="4.12cm" svg:y="6.673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4.357cm" svg:y="6.9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358cm" svg:height="0.501cm" svg:x="4.375cm" svg:y="7.909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olygon draw:style-name="gr3" draw:text-style-name="P7" draw:layer="layout" svg:width="0.205cm" svg:height="1.856cm" svg:x="4.787cm" svg:y="6.673cm" svg:viewBox="0 0 206 1857" draw:points="162,1815 0,1815 0,1857 206,1857 206,0 0,0 0,42 162,42">
            <text:p/>
          </draw:polygon>
          <draw:path draw:style-name="gr3" draw:text-style-name="P7" draw:layer="layout" svg:width="0.515cm" svg:height="0.182cm" svg:x="5.441cm" svg:y="7.5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376cm" svg:y="6.75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307cm" svg:y="7.585cm" svg:viewBox="0 0 389 33" draw:points="194,33 0,33 0,0 389,0 389,33">
            <text:p/>
          </draw:polygon>
          <draw:path draw:style-name="gr3" draw:text-style-name="P7" draw:layer="layout" svg:width="0.321cm" svg:height="0.532cm" svg:x="6.341cm" svg:y="7.8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7.11cm" svg:y="6.673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393cm" svg:y="6.80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9.111cm" svg:y="6.80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7.363cm" svg:y="7.73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472cm" svg:height="0.032cm" svg:x="8.547cm" svg:y="8.0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9.155cm" svg:y="7.73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9.482cm" svg:y="6.673cm" svg:viewBox="0 0 206 1857" draw:points="162,1815 0,1815 0,1857 206,1857 206,0 0,0 0,42 162,42">
            <text:p/>
          </draw:polygon>
          <draw:polygon draw:style-name="gr3" draw:text-style-name="P7" draw:layer="layout" svg:width="0.205cm" svg:height="1.856cm" svg:x="10.202cm" svg:y="6.673cm" svg:viewBox="0 0 206 1857" draw:points="0,1857 206,1857 206,1815 42,1815 42,42 206,42 206,0 0,0">
            <text:p/>
          </draw:polygon>
          <draw:path draw:style-name="gr3" draw:text-style-name="P7" draw:layer="layout" svg:width="0.344cm" svg:height="0.524cm" svg:x="10.438cm" svg:y="6.8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09cm" svg:height="0.532cm" svg:x="10.455cm" svg:y="7.736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205cm" svg:height="1.856cm" svg:x="10.814cm" svg:y="6.673cm" svg:viewBox="0 0 206 1857" draw:points="162,1815 0,1815 0,1857 206,1857 206,0 0,0 0,42 162,42">
            <text:p/>
          </draw:polygon>
        </draw:g>
        <draw:g xml:id="id77" draw:id="id77">
          <svg:title>TexMaths</svg:title>
          <svg:desc>22§display§\begin{bmatrix}   x \\  y  \end{bmatrix} = 
                    \frac{1}{3} \begin{bmatrix}  4 + 5   \\   8 - 5  \end{bmatrix}§svg§600§FALSE§</svg:desc>
          <draw:polygon draw:style-name="gr2" draw:text-style-name="P6" draw:layer="layout" svg:width="5.253cm" svg:height="1.779cm" svg:x="3.967cm" svg:y="8.914cm" svg:viewBox="0 0 5254 1780" draw:points="2627,1780 0,1780 0,0 5254,0 5254,1780">
            <text:p/>
          </draw:polygon>
          <draw:polygon draw:style-name="gr3" draw:text-style-name="P7" draw:layer="layout" svg:width="0.205cm" svg:height="1.856cm" svg:x="4.122cm" svg:y="8.875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4.359cm" svg:y="9.183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2 51 53 0 81-55 83-60 9 30 37 60 83 60 80 0 124-100 124-120 0-7-7-7-8-7-7 0-9 2-11 7-25 85-79 102-104 102-30 0-42-24-42-51 0-17 5-33 14-68z">
            <text:p/>
          </draw:path>
          <draw:path draw:style-name="gr3" draw:text-style-name="P7" draw:layer="layout" svg:width="0.358cm" svg:height="0.501cm" svg:x="4.377cm" svg:y="10.111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olygon draw:style-name="gr3" draw:text-style-name="P7" draw:layer="layout" svg:width="0.205cm" svg:height="1.856cm" svg:x="4.789cm" svg:y="8.875cm" svg:viewBox="0 0 206 1857" draw:points="162,1815 0,1815 0,1857 206,1857 206,0 0,0 0,42 162,42">
            <text:p/>
          </draw:polygon>
          <draw:path draw:style-name="gr3" draw:text-style-name="P7" draw:layer="layout" svg:width="0.515cm" svg:height="0.182cm" svg:x="5.443cm" svg:y="9.713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256cm" svg:height="0.516cm" svg:x="6.378cm" svg:y="8.95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309cm" svg:y="9.787cm" svg:viewBox="0 0 389 33" draw:points="194,33 0,33 0,0 389,0 389,33">
            <text:p/>
          </draw:polygon>
          <draw:path draw:style-name="gr3" draw:text-style-name="P7" draw:layer="layout" svg:width="0.321cm" svg:height="0.532cm" svg:x="6.343cm" svg:y="10.01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7.111cm" svg:y="8.875cm" svg:viewBox="0 0 206 1857" draw:points="0,1857 206,1857 206,1815 42,1815 42,42 206,42 206,0 0,0">
            <text:p/>
          </draw:polygon>
          <draw:path draw:style-name="gr3" draw:text-style-name="P7" draw:layer="layout" svg:width="0.344cm" svg:height="0.524cm" svg:x="7.347cm" svg:y="9.002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7.928cm" svg:y="9.074cm" svg:viewBox="0 0 516 517" svg:d="M275 275h216c10 0 25 0 25-16s-15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8.695cm" svg:y="9.009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21cm" svg:height="0.532cm" svg:x="7.358cm" svg:y="9.938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472cm" svg:height="0.032cm" svg:x="7.949cm" svg:y="10.24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695cm" svg:y="9.93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205cm" svg:height="1.856cm" svg:x="9.054cm" svg:y="8.875cm" svg:viewBox="0 0 206 1857" draw:points="162,1815 0,1815 0,1857 206,1857 206,0 0,0 0,42 162,42">
            <text:p/>
          </draw:polygon>
        </draw:g>
        <draw:g xml:id="id78" draw:id="id78">
          <svg:title>TexMaths</svg:title>
          <svg:desc>22§display§= \frac{1}{3} \begin{bmatrix}  9   \\   3  \end{bmatrix}§svg§600§FALSE§</svg:desc>
          <draw:polygon draw:style-name="gr2" draw:text-style-name="P6" draw:layer="layout" svg:width="2.449cm" svg:height="1.779cm" svg:x="9.767cm" svg:y="8.916cm" svg:viewBox="0 0 2450 1780" draw:points="1225,1780 0,1780 0,0 2450,0 2450,1780">
            <text:p/>
          </draw:polygon>
          <draw:path draw:style-name="gr3" draw:text-style-name="P7" draw:layer="layout" svg:width="0.515cm" svg:height="0.182cm" svg:x="9.772cm" svg:y="9.7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0.707cm" svg:y="8.9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0.636cm" svg:y="9.789cm" svg:viewBox="0 0 389 33" draw:points="194,33 0,33 0,0 389,0 389,33">
            <text:p/>
          </draw:polygon>
          <draw:path draw:style-name="gr3" draw:text-style-name="P7" draw:layer="layout" svg:width="0.321cm" svg:height="0.532cm" svg:x="10.67cm" svg:y="10.01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1.439cm" svg:y="8.877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11.685cm" svg:y="9.011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1cm" svg:height="0.532cm" svg:x="11.685cm" svg:y="9.94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2.051cm" svg:y="8.877cm" svg:viewBox="0 0 206 1857" draw:points="162,1815 0,1815 0,1857 206,1857 206,0 0,0 0,42 162,42">
            <text:p/>
          </draw:polygon>
        </draw:g>
        <draw:g xml:id="id79" draw:id="id79">
          <svg:title>TexMaths</svg:title>
          <svg:desc>22§display§= \begin{bmatrix}  3   \\   1  \end{bmatrix}§svg§600§FALSE§</svg:desc>
          <draw:polygon draw:style-name="gr2" draw:text-style-name="P6" draw:layer="layout" svg:width="1.749cm" svg:height="1.779cm" svg:x="12.668cm" svg:y="8.918cm" svg:viewBox="0 0 1750 1780" draw:points="875,1780 0,1780 0,0 1750,0 1750,1780">
            <text:p/>
          </draw:polygon>
          <draw:path draw:style-name="gr3" draw:text-style-name="P7" draw:layer="layout" svg:width="0.515cm" svg:height="0.182cm" svg:x="12.673cm" svg:y="9.717cm" svg:viewBox="0 0 516 183" svg:d="M490 32c12 0 26 0 26-16s-14-16-25-16h-465c-12 0-26 0-26 16s14 16 26 16zM491 183c11 0 25 0 25-16s-14-16-26-16h-464c-12 0-26 0-26 16s14 16 26 16z">
            <text:p/>
          </draw:path>
          <draw:polygon draw:style-name="gr3" draw:text-style-name="P7" draw:layer="layout" svg:width="0.205cm" svg:height="1.856cm" svg:x="13.64cm" svg:y="8.879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13.886cm" svg:y="9.013cm" svg:viewBox="0 0 322 533" svg:d="M194 243c63-19 107-74 107-136 0-63-67-107-143-107-77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6cm" svg:x="13.923cm" svg:y="9.94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4.251cm" svg:y="8.879cm" svg:viewBox="0 0 206 1857" draw:points="162,1815 0,1815 0,1857 206,1857 206,0 0,0 0,42 162,42">
            <text:p/>
          </draw:polygon>
        </draw:g>
        <draw:g xml:id="id80" draw:id="id80">
          <svg:title>TexMaths</svg:title>
          <svg:desc>24§display§x =  3 , \ y = 1§svg§600§FALSE§</svg:desc>
          <draw:polygon draw:style-name="gr2" draw:text-style-name="P6" draw:layer="layout" svg:width="4.523cm" svg:height="0.651cm" svg:x="3.981cm" svg:y="11.207cm" svg:viewBox="0 0 4524 652" draw:points="2262,652 0,652 0,0 4524,0 4524,652">
            <text:p/>
          </draw:polygon>
          <draw:path draw:style-name="gr3" draw:text-style-name="P7" draw:layer="layout" svg:width="0.421cm" svg:height="0.382cm" svg:x="3.964cm" svg:y="11.353cm" svg:viewBox="0 0 422 383" svg:d="M259 119c4-23 23-100 83-100 6 0 25 0 42 10-23 5-40 27-40 46 0 13 9 30 32 30 20 0 46-15 46-49 0-45-49-56-78-56-50 0-79 44-91 65-21-57-65-65-90-65-88 0-136 109-136 130 0 8 8 8 9 8 8 0 10 0 12-8 29-90 85-111 113-111 16 0 46 8 46 56 0 27-15 84-46 201-13 54-44 88-80 88-6 0-25 0-43-9 22-6 41-23 41-46s-19-31-33-31c-25 0-46 23-46 50 0 38 42 55 79 55 57 0 88-59 90-65 10 33 40 65 90 65 89 0 137-109 137-130 0-8-8-8-10-8-8 0-10 2-12 8-26 92-86 111-113 111-32 0-46-27-46-55 0-20 6-37 15-75z">
            <text:p/>
          </draw:path>
          <draw:path draw:style-name="gr3" draw:text-style-name="P7" draw:layer="layout" svg:width="0.562cm" svg:height="0.198cm" svg:x="4.703cm" svg:y="11.416cm" svg:viewBox="0 0 563 199" svg:d="M534 34c13 0 29 0 29-17s-16-17-27-17h-507c-14 0-29 0-29 17s15 17 29 17zM536 199c11 0 27 0 27-17s-16-17-29-17h-505c-14 0-29 0-29 17s15 17 29 17z">
            <text:p/>
          </draw:path>
          <draw:path draw:style-name="gr3" draw:text-style-name="P7" draw:layer="layout" svg:width="0.35cm" svg:height="0.58cm" svg:x="5.581cm" svg:y="11.165cm" svg:viewBox="0 0 351 581" svg:d="M211 264c69-21 117-80 117-147 0-69-73-117-155-117-85 0-150 50-150 115 0 27 19 44 42 44 27 0 44-19 44-44 0-42-40-42-51-42 25-40 80-52 111-52 35 0 83 19 83 94 0 11-2 59-25 98-25 40-54 42-75 44-6 0-27 2-33 2-8 0-13 2-13 9 0 10 5 10 21 10h36c69 0 102 57 102 140 0 115-60 140-96 140s-100-16-131-65c31 5 56-14 56-46 0-31-21-48-46-48-21 0-48 13-48 49 0 77 79 133 171 133 104 0 180-77 180-163 0-69-53-134-140-154z">
            <text:p/>
          </draw:path>
          <draw:path draw:style-name="gr3" draw:text-style-name="P7" draw:layer="layout" svg:width="0.099cm" svg:height="0.252cm" svg:x="6.04cm" svg:y="11.636cm" svg:viewBox="0 0 100 253" svg:d="M100 88c0-55-21-88-54-88-29 0-46 21-46 44s17 46 46 46c10 0 21-4 29-11 4-2 4-2 6-2 0 0 2 0 2 11 0 63-31 115-60 142-10 10-10 11-10 13 0 8 4 10 10 10 10 0 77-65 77-165z">
            <text:p/>
          </draw:path>
          <draw:path draw:style-name="gr3" draw:text-style-name="P7" draw:layer="layout" svg:width="0.389cm" svg:height="0.545cm" svg:x="6.649cm" svg:y="11.353cm" svg:viewBox="0 0 390 546" svg:d="M388 52c2-12 2-14 2-19 0-16-12-23-23-23-10 0-23 3-31 17-2 4-8 30-11 46-6 21-12 44-18 67l-38 153c-2 12-39 71-96 71-42 0-52-36-52-69 0-38 15-90 44-165 14-34 16-44 16-61 0-38-27-69-70-69-80 0-111 123-111 130 0 8 8 8 10 8 9 0 9-2 13-15 23-79 58-104 86-104 6 0 22 0 22 27 0 21-8 42-16 59-32 89-48 138-48 177 0 74 54 101 104 101 33 0 61-15 84-38-9 44-21 84-53 130-23 29-56 54-94 54-12 0-50-4-64-36 14 0 23 0 35-10 9-8 17-19 17-35 0-26-23-30-31-30-19 0-48 13-48 55 0 43 39 73 91 73 88 0 174-76 197-172z">
            <text:p/>
          </draw:path>
          <draw:path draw:style-name="gr3" draw:text-style-name="P7" draw:layer="layout" svg:width="0.562cm" svg:height="0.198cm" svg:x="7.35cm" svg:y="11.416cm" svg:viewBox="0 0 563 199" svg:d="M534 34c13 0 29 0 29-17s-16-17-27-17h-507c-14 0-29 0-29 17s15 17 29 17zM536 199c11 0 27 0 27-17s-16-17-29-17h-505c-14 0-29 0-29 17s15 17 29 17z">
            <text:p/>
          </draw:path>
          <draw:path draw:style-name="gr3" draw:text-style-name="P7" draw:layer="layout" svg:width="0.279cm" svg:height="0.562cm" svg:x="8.268cm" svg:y="11.165cm" svg:viewBox="0 0 280 563" svg:d="M175 21c0-19 0-21-21-21-52 54-127 54-154 54v26c17 0 67 0 111-23v439c0 31-2 41-78 41h-27v26c29-3 103-3 136-3 35 0 108 0 138 3v-26h-27c-76 0-78-10-78-41z">
            <text:p/>
          </draw:path>
        </draw:g>
        <draw:g xml:id="id81" draw:id="id81">
          <svg:title>TexMaths</svg:title>
          <svg:desc>22§display§\text {(ii) The given equations are }§svg§600§FALSE§</svg:desc>
          <draw:polygon draw:style-name="gr2" draw:text-style-name="P6" draw:layer="layout" svg:width="9.292cm" svg:height="0.696cm" svg:x="2.134cm" svg:y="12.565cm" svg:viewBox="0 0 9293 697" draw:points="4646,697 0,697 0,0 9293,0 9293,697">
            <text:p/>
          </draw:polygon>
          <draw:path draw:style-name="gr3" draw:text-style-name="P7" draw:layer="layout" svg:width="0.18cm" svg:height="0.773cm" svg:x="2.171cm" svg:y="12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2.421cm" svg:y="12.5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2.636cm" svg:y="12.5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2.87cm" svg:y="12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02cm" svg:height="0.523cm" svg:x="3.412cm" svg:y="12.582cm" svg:viewBox="0 0 503 524" svg:d="M489 0h-475l-14 174h19c11-125 23-149 139-149 14 0 36 0 43 1 15 2 15 11 15 29v409c0 27 0 37-80 37h-30v23c31-2 110-2 146-2 35 0 116 0 147 2v-23h-31c-81 0-81-10-81-37v-409c0-16 0-27 14-29 7-1 28-1 44-1 116 0 128 24 139 149h19z">
            <text:p/>
          </draw:path>
          <draw:path draw:style-name="gr3" draw:text-style-name="P7" draw:layer="layout" svg:width="0.39cm" svg:height="0.537cm" svg:x="3.968cm" svg:y="12.57cm" svg:viewBox="0 0 391 538" svg:d="M60 478c0 36-7 36-60 36v24c26-1 67-1 88-1 19 0 60 0 86 1v-24c-51 0-60 0-60-36v-142c0-81 55-123 104-123s58 42 58 86v179c0 36-9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4.394cm" svg:y="12.7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4cm" svg:height="0.511cm" svg:x="4.995cm" svg:y="12.755cm" svg:viewBox="0 0 355 512" svg:d="M151 218c-68 0-68-77-68-95 0-21 1-46 12-65 7-11 25-32 56-32 67 0 67 78 67 95 0 21 0 46-12 65-7 11-25 32-55 32zM60 248c0-3 0-21 14-37 30 23 62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66cm" svg:height="0.518cm" svg:x="5.384cm" svg:y="12.5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5.588cm" svg:y="12.772cm" svg:viewBox="0 0 380 343" svg:d="M308 76c7-18 21-51 72-51v-25c-17 2-40 2-58 2-19 0-55-2-69-2v25c30 0 39 17 39 33 0 7-2 9-5 18l-79 198-88-216c-4-11-4-12-4-14 0-19 30-19 44-19v-25c-23 0-67 2-84 2-21 0-53 0-76-2v25c49 0 53 3 62 28l112 276c4 11 5 14 16 14s14-7 16-14z">
            <text:p/>
          </draw:path>
          <draw:path draw:style-name="gr3" draw:text-style-name="P7" draw:layer="layout" svg:width="0.3cm" svg:height="0.356cm" svg:x="5.983cm" svg:y="12.7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6.329cm" svg:y="12.76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cm" svg:height="0.356cm" svg:x="7.014cm" svg:y="12.7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7.362cm" svg:y="12.763cm" svg:viewBox="0 0 384 493" svg:d="M269 296v138c0 36-9 36-61 36v23c26 0 67-2 88-2s59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39cm" svg:height="0.351cm" svg:x="7.769cm" svg:y="12.76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49cm" svg:height="0.356cm" svg:x="8.205cm" svg:y="12.76cm" svg:viewBox="0 0 350 357" svg:d="M225 288c4 32 25 64 62 64 16 0 63-11 63-74v-42h-19v42c0 46-20 51-28 51-25 0-28-35-28-39v-156c0-32 0-62-29-92-30-30-68-42-105-42-65 0-118 37-118 88 0 23 16 37 35 37 23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8.575cm" svg:y="12.63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7" draw:layer="layout" svg:width="0.166cm" svg:height="0.518cm" svg:x="8.886cm" svg:y="12.5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9.096cm" svg:y="12.7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9.486cm" svg:y="12.76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9.916cm" svg:y="12.7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0.486cm" svg:y="12.76cm" svg:viewBox="0 0 350 357" svg:d="M225 288c4 32 25 64 62 64 16 0 63-11 63-74v-42h-19v42c0 46-20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0.862cm" svg:y="12.7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1.165cm" svg:y="12.7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</draw:g>
        <draw:g xml:id="id82" draw:id="id82">
          <svg:title>TexMaths</svg:title>
          <svg:desc>22§display§5x - y +4z = 5, \  2x +3y + 5z = 2  \text { and } 5x - 2y + 6z = - 1.§svg§600§FALSE§</svg:desc>
          <draw:polygon draw:style-name="gr2" draw:text-style-name="P6" draw:layer="layout" svg:width="19.779cm" svg:height="0.619cm" svg:x="3.361cm" svg:y="13.816cm" svg:viewBox="0 0 19780 620" draw:points="9890,620 0,620 0,0 19780,0 19780,620">
            <text:p/>
          </draw:polygon>
          <draw:path draw:style-name="gr3" draw:text-style-name="P7" draw:layer="layout" svg:width="0.309cm" svg:height="0.532cm" svg:x="3.361cm" svg:y="13.79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3.731cm" svg:y="13.9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4.387cm" svg:y="14.104cm" svg:viewBox="0 0 473 33" svg:d="M447 33c12 0 26 0 26-17 0-16-14-16-26-16h-421c-12 0-26 0-26 16 0 17 14 17 26 17z">
            <text:p/>
          </draw:path>
          <draw:path draw:style-name="gr3" draw:text-style-name="P7" draw:layer="layout" svg:width="0.358cm" svg:height="0.501cm" svg:x="5.118cm" svg:y="13.972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516cm" svg:x="5.718cm" svg:y="13.86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6.469cm" svg:y="13.789cm" svg:viewBox="0 0 345 525" svg:d="M208 398v67c0 28-2 37-60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8cm" svg:height="0.351cm" svg:x="6.867cm" svg:y="13.972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7.487cm" svg:y="14.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8.298cm" svg:y="13.79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091cm" svg:height="0.231cm" svg:x="8.712cm" svg:y="14.231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309cm" svg:height="0.516cm" svg:x="9.285cm" svg:y="13.79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9.657cm" svg:y="13.9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0.29cm" svg:y="13.86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052cm" svg:y="13.79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56cm" svg:height="0.501cm" svg:x="11.429cm" svg:y="13.972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516cm" svg:x="12.029cm" svg:y="13.86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2.798cm" svg:y="13.798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28cm" svg:height="0.351cm" svg:x="13.179cm" svg:y="13.972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13.798cm" svg:y="14.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4.61cm" svg:y="13.79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49cm" svg:height="0.356cm" svg:x="15.247cm" svg:y="13.96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5.627cm" svg:y="13.97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6.058cm" svg:y="13.77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09cm" svg:height="0.532cm" svg:x="16.757cm" svg:y="13.798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7.126cm" svg:y="13.9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7.783cm" svg:y="14.10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8.531cm" svg:y="13.79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8cm" svg:height="0.501cm" svg:x="18.901cm" svg:y="13.972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7" draw:layer="layout" svg:width="0.515cm" svg:height="0.516cm" svg:x="19.501cm" svg:y="13.86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0.263cm" svg:y="13.798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28cm" svg:height="0.351cm" svg:x="20.65cm" svg:y="13.972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69 65c-55 51-81 97-81 102 0 7 7 7 9 7 7 0 9-2 12-11 19-26 42-47 67-47 18 0 26 7 46 30 12 16 26 28 49 28 77 0 121-99 121-120 0-3-3-7-8-7-7 0-9 4-11 9-17 51-69 65-93 65-16 0-30-3-46-9-26-10-39-14-54-14-2 0-15 0-22 4z">
            <text:p/>
          </draw:path>
          <draw:path draw:style-name="gr3" draw:text-style-name="P7" draw:layer="layout" svg:width="0.515cm" svg:height="0.182cm" svg:x="21.268cm" svg:y="14.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2.106cm" svg:y="14.10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2.711cm" svg:y="13.79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083cm" svg:height="0.083cm" svg:x="23.097cm" svg:y="14.231cm" svg:viewBox="0 0 84 84" svg:d="M84 42c0-23-19-42-42-42s-42 19-42 42 19 42 42 42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83" draw:id="id83">
          <svg:title>TexMaths</svg:title>
          <svg:desc>22§display§\text {Let , }§svg§600§FALSE§</svg:desc>
          <draw:polygon draw:style-name="gr2" draw:text-style-name="P6" draw:layer="layout" svg:width="1.464cm" svg:height="0.601cm" svg:x="2.947cm" svg:y="1.865cm" svg:viewBox="0 0 1465 602" draw:points="733,602 0,602 0,0 1465,0 1465,602">
            <text:p/>
          </draw:polygon>
          <draw:path draw:style-name="gr3" draw:text-style-name="P7" draw:layer="layout" svg:width="0.425cm" svg:height="0.529cm" svg:x="2.933cm" svg:y="1.826cm" svg:viewBox="0 0 426 530" svg:d="M426 329h-20c-8 80-19 176-156 176h-64c-35 0-36-5-36-30v-413c0-27 0-37 73-37h25v-25c-28 2-98 2-130 2-30 0-92 0-118-2v25h19c60 0 60 8 60 35v410c0 28 0 35-60 35h-19v25h405z">
            <text:p/>
          </draw:path>
          <draw:path draw:style-name="gr3" draw:text-style-name="P7" draw:layer="layout" svg:width="0.3cm" svg:height="0.356cm" svg:x="3.413cm" svg:y="2.007cm" svg:viewBox="0 0 301 357" svg:d="M65 153c5-116 70-135 97-135 79 0 88 104 88 135zM65 169h216c18 0 20 0 20-16 0-77-42-153-139-153-90 0-162 79-162 178 0 104 81 179 171 179 95 0 130-86 130-102 0-7-7-8-11-8-7 0-9 5-9 10-28 81-98 81-105 81-39 0-70-25-88-53-23-37-23-88-23-116z">
            <text:p/>
          </draw:path>
          <draw:path draw:style-name="gr3" draw:text-style-name="P7" draw:layer="layout" svg:width="0.243cm" svg:height="0.485cm" svg:x="3.749cm" svg:y="1.879cm" svg:viewBox="0 0 244 486" svg:d="M120 167h110v-24h-110v-143h-20c0 63-24 146-100 150v17h67v213c0 97 72 106 100 106 55 0 77-55 77-106v-44h-21v44c0 57-22 87-51 87-52 0-52-71-52-85z">
            <text:p/>
          </draw:path>
          <draw:path draw:style-name="gr3" draw:text-style-name="P7" draw:layer="layout" svg:width="0.09cm" svg:height="0.231cm" svg:x="4.36cm" svg:y="2.272cm" svg:viewBox="0 0 91 232" svg:d="M91 81c0-49-17-81-49-81-28 0-42 21-42 41 0 21 14 42 42 42 13 0 21-6 30-11l2-2c0 0 2 0 2 11 0 51-23 99-58 136-4 3-6 5-6 7 0 7 4 8 9 8 9 0 70-61 70-151z">
            <text:p/>
          </draw:path>
        </draw:g>
        <draw:g xml:id="id84" draw:id="id84">
          <svg:title>TexMaths</svg:title>
          <svg:desc>22§display§A = \begin{bmatrix} 5  &amp;     - 1   &amp;  4  \\  
                                  2  &amp; \ \   3   &amp;  5  \\ 
                                  5  &amp;      -2   &amp;  6   \end{bmatrix} ,
§svg§600§FALSE§</svg:desc>
          <draw:polygon draw:style-name="gr2" draw:text-style-name="P6" draw:layer="layout" svg:width="6.158cm" svg:height="2.706cm" svg:x="4.846cm" svg:y="0.772cm" svg:viewBox="0 0 6159 2707" draw:points="3079,2707 0,2707 0,0 6159,0 6159,2707">
            <text:p/>
          </draw:polygon>
          <draw:path draw:style-name="gr3" draw:text-style-name="P7" draw:layer="layout" svg:width="0.53cm" svg:height="0.555cm" svg:x="4.834cm" svg:y="1.765cm" svg:viewBox="0 0 531 556" svg:d="M111 466c-30 52-60 64-95 66-9 0-16 0-16 15 0 4 4 9 11 9 21 0 44-3 66-3 25 0 53 3 78 3 3 0 14 0 14-16 0-8-7-8-12-8-18-2-37-9-37-29 0-8 5-17 10-28l60-98h195c2 16 13 121 13 128 0 25-41 27-57 27-10 0-19 0-19 15 0 9 11 9 12 9 32 0 65-3 97-3 19 0 67 3 86 3 6 0 14 0 14-16 0-8-7-8-17-8-48 0-48-6-49-29l-48-484c-2-15-2-19-16-19-12 0-14 5-19 12zM204 352l153-255 25 255z">
            <text:p/>
          </draw:path>
          <draw:path draw:style-name="gr3" draw:text-style-name="P7" draw:layer="layout" svg:width="0.515cm" svg:height="0.182cm" svg:x="5.645cm" svg:y="2.034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258cm" svg:height="1.391cm" svg:x="6.669cm" svg:y="0.733cm" svg:viewBox="0 0 259 1392" draw:points="0,1392 55,1392 55,53 259,53 259,0 0,0">
            <text:p/>
          </draw:polygon>
          <draw:polygon draw:style-name="gr3" draw:text-style-name="P7" draw:layer="layout" svg:width="0.258cm" svg:height="1.391cm" svg:x="6.669cm" svg:y="2.124cm" svg:viewBox="0 0 259 1392" draw:points="0,1392 259,1392 259,1340 55,1340 55,0 0,0">
            <text:p/>
          </draw:polygon>
          <draw:path draw:style-name="gr3" draw:text-style-name="P7" draw:layer="layout" svg:width="0.309cm" svg:height="0.532cm" svg:x="6.972cm" svg:y="0.86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472cm" svg:height="0.032cm" svg:x="8.158cm" svg:y="1.17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763cm" svg:y="0.86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9.875cm" svg:y="0.858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09cm" svg:height="0.517cm" svg:x="6.972cm" svg:y="1.794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7" draw:layer="layout" svg:width="0.321cm" svg:height="0.532cm" svg:x="8.684cm" svg:y="1.79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9.893cm" svg:y="1.794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09cm" svg:height="0.532cm" svg:x="6.972cm" svg:y="2.72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472cm" svg:height="0.032cm" svg:x="8.158cm" svg:y="3.02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733cm" svg:y="2.722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7" draw:layer="layout" svg:width="0.321cm" svg:height="0.532cm" svg:x="9.886cm" svg:y="2.722cm" svg:viewBox="0 0 322 533" svg:d="M70 262v-19c0-195 97-224 136-224 19 0 51 6 69 32-13 0-43 0-43 33 0 25 18 37 35 37 13 0 36-7 36-37 0-47-34-84-99-84-98 0-204 100-204 271 0 208 90 262 162 262 86 0 160-72 160-174 0-98-69-174-155-174-53 0-81 40-97 77zM162 512c-49 0-72-47-76-58-14-37-14-98-14-113 0-59 25-139 95-139 12 0 48 0 72 50 14 28 14 68 14 105s0 76-14 104c-23 48-60 51-77 51z">
            <text:p/>
          </draw:path>
          <draw:polygon draw:style-name="gr3" draw:text-style-name="P7" draw:layer="layout" svg:width="0.258cm" svg:height="1.391cm" svg:x="10.247cm" svg:y="0.733cm" svg:viewBox="0 0 259 1392" draw:points="206,1392 259,1392 259,0 0,0 0,53 206,53">
            <text:p/>
          </draw:polygon>
          <draw:polygon draw:style-name="gr3" draw:text-style-name="P7" draw:layer="layout" svg:width="0.258cm" svg:height="1.391cm" svg:x="10.247cm" svg:y="2.124cm" svg:viewBox="0 0 259 1392" draw:points="206,1340 0,1340 0,1392 259,1392 259,0 206,0">
            <text:p/>
          </draw:polygon>
          <draw:path draw:style-name="gr3" draw:text-style-name="P7" draw:layer="layout" svg:width="0.091cm" svg:height="0.231cm" svg:x="10.95cm" svg:y="2.236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85" draw:id="id85">
          <svg:title>TexMaths</svg:title>
          <svg:desc>22§display§X = \begin{bmatrix} x \\  y \\ z   \end{bmatrix} \text { and}
§svg§600§FALSE§</svg:desc>
          <draw:polygon draw:style-name="gr2" draw:text-style-name="P6" draw:layer="layout" svg:width="4.739cm" svg:height="2.706cm" svg:x="11.153cm" svg:y="0.872cm" svg:viewBox="0 0 4740 2707" draw:points="2369,2707 0,2707 0,0 4740,0 4740,2707">
            <text:p/>
          </draw:polygon>
          <draw:path draw:style-name="gr3" draw:text-style-name="P7" draw:layer="layout" svg:width="0.638cm" svg:height="0.529cm" svg:x="11.135cm" svg:y="1.889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0-2-30-23 0-12 11-24 20-35l79-84 70-76 78 185c3 9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1 1 31 23 0 10-8 21-16 28z">
            <text:p/>
          </draw:path>
          <draw:path draw:style-name="gr3" draw:text-style-name="P7" draw:layer="layout" svg:width="0.515cm" svg:height="0.182cm" svg:x="12.073cm" svg:y="2.13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3.097cm" svg:y="0.833cm" svg:viewBox="0 0 259 1392" draw:points="0,1392 55,1392 55,53 259,53 259,0 0,0">
            <text:p/>
          </draw:polygon>
          <draw:polygon draw:style-name="gr3" draw:text-style-name="P7" draw:layer="layout" svg:width="0.258cm" svg:height="1.391cm" svg:x="13.097cm" svg:y="2.224cm" svg:viewBox="0 0 259 1392" draw:points="0,1392 259,1392 259,1340 55,1340 55,0 0,0">
            <text:p/>
          </draw:polygon>
          <draw:path draw:style-name="gr3" draw:text-style-name="P7" draw:layer="layout" svg:width="0.386cm" svg:height="0.351cm" svg:x="13.384cm" svg:y="1.1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358cm" svg:height="0.501cm" svg:x="13.402cm" svg:y="2.069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28cm" svg:height="0.351cm" svg:x="13.419cm" svg:y="2.996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13.808cm" svg:y="0.833cm" svg:viewBox="0 0 259 1392" draw:points="206,1392 259,1392 259,0 0,0 0,53 206,53">
            <text:p/>
          </draw:polygon>
          <draw:polygon draw:style-name="gr3" draw:text-style-name="P7" draw:layer="layout" svg:width="0.258cm" svg:height="1.391cm" svg:x="13.808cm" svg:y="2.224cm" svg:viewBox="0 0 259 1392" draw:points="206,1340 0,1340 0,1392 259,1392 259,0 206,0">
            <text:p/>
          </draw:polygon>
          <draw:path draw:style-name="gr3" draw:text-style-name="P7" draw:layer="layout" svg:width="0.349cm" svg:height="0.356cm" svg:x="14.738cm" svg:y="2.0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5.116cm" svg:y="2.0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5.547cm" svg:y="1.88cm" svg:viewBox="0 0 384 547" svg:d="M269 496v51l115-8v-25c-55 0-62-5-62-42v-472l-111 9v24c53 0 60 6 60 43v167c-23-26-56-48-99-48-91 0-172 76-172 176 0 99 76 176 165 176 50 0 85-26 104-51zM269 289v158c0 14 0 16-9 28-22 37-58 55-91 55-35 0-63-20-83-49-19-32-21-76-21-108 0-30 2-76 23-111 18-24 46-49 88-49 28 0 60 11 84 46 9 14 9 16 9 30z">
            <text:p/>
          </draw:path>
        </draw:g>
        <draw:g xml:id="id86" draw:id="id86">
          <svg:title>TexMaths</svg:title>
          <svg:desc>22§display§C = \begin{bmatrix} \ \   5 \\  \ \   2  \\  -1 \end{bmatrix}§svg§600§FALSE§</svg:desc>
          <draw:polygon draw:style-name="gr2" draw:text-style-name="P6" draw:layer="layout" svg:width="3.328cm" svg:height="2.706cm" svg:x="16.236cm" svg:y="0.873cm" svg:viewBox="0 0 3329 2707" draw:points="1665,2707 0,2707 0,0 3329,0 3329,2707">
            <text:p/>
          </draw:polygon>
          <draw:path draw:style-name="gr3" draw:text-style-name="P7" draw:layer="layout" svg:width="0.55cm" svg:height="0.562cm" svg:x="16.236cm" svg:y="1.873cm" svg:viewBox="0 0 551 563" svg:d="M551 7c0-2-2-7-9-7-2 0-4 0-12 9l-53 60c-7-11-44-69-130-69-173 0-347 171-347 352 0 127 91 211 209 211 69 0 127-30 169-67 72-63 85-133 85-135 0-7-7-7-9-7-5 0-9 0-11 7-7 23-24 77-77 123-55 42-104 56-144 56-69 0-152-40-152-162 0-44 16-169 94-260 47-55 121-93 190-93 79 0 125 59 125 149 0 30-2 32-2 39 0 9 7 9 10 9 11 0 11-2 14-16z">
            <text:p/>
          </draw:path>
          <draw:path draw:style-name="gr3" draw:text-style-name="P7" draw:layer="layout" svg:width="0.515cm" svg:height="0.182cm" svg:x="17.063cm" svg:y="2.135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258cm" svg:height="1.391cm" svg:x="18.087cm" svg:y="0.834cm" svg:viewBox="0 0 259 1392" draw:points="0,1392 55,1392 55,53 259,53 259,0 0,0">
            <text:p/>
          </draw:polygon>
          <draw:polygon draw:style-name="gr3" draw:text-style-name="P7" draw:layer="layout" svg:width="0.258cm" svg:height="1.391cm" svg:x="18.087cm" svg:y="2.225cm" svg:viewBox="0 0 259 1392" draw:points="0,1392 259,1392 259,1340 55,1340 55,0 0,0">
            <text:p/>
          </draw:polygon>
          <draw:path draw:style-name="gr3" draw:text-style-name="P7" draw:layer="layout" svg:width="0.309cm" svg:height="0.532cm" svg:x="18.947cm" svg:y="0.968cm" svg:viewBox="0 0 310 533" svg:d="M310 361c0-92-64-171-148-171-37 0-71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89 0 169-74 169-172z">
            <text:p/>
          </draw:path>
          <draw:path draw:style-name="gr3" draw:text-style-name="P7" draw:layer="layout" svg:width="0.309cm" svg:height="0.517cm" svg:x="18.947cm" svg:y="1.895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7" draw:layer="layout" svg:width="0.472cm" svg:height="0.032cm" svg:x="18.416cm" svg:y="3.12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9.021cm" svg:y="2.8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9.343cm" svg:y="0.834cm" svg:viewBox="0 0 259 1392" draw:points="206,1392 259,1392 259,0 0,0 0,53 206,53">
            <text:p/>
          </draw:polygon>
          <draw:polygon draw:style-name="gr3" draw:text-style-name="P7" draw:layer="layout" svg:width="0.258cm" svg:height="1.391cm" svg:x="19.343cm" svg:y="2.225cm" svg:viewBox="0 0 259 1392" draw:points="206,1340 0,1340 0,1392 259,1392 259,0 206,0">
            <text:p/>
          </draw:polygon>
        </draw:g>
        <draw:g xml:id="id87" draw:id="id87">
          <svg:title>TexMaths</svg:title>
          <svg:desc>22§display§\therefore \ \ \text {The matrix equation is }AX = C§svg§600§FALSE§</svg:desc>
          <draw:polygon draw:style-name="gr2" draw:text-style-name="P6" draw:layer="layout" svg:width="12.108cm" svg:height="0.627cm" svg:x="2.95cm" svg:y="4.164cm" svg:viewBox="0 0 12109 628" draw:points="6055,628 0,628 0,0 12109,0 12109,628">
            <text:p/>
          </draw:polygon>
          <draw:path draw:style-name="gr3" draw:text-style-name="P7" draw:layer="layout" svg:width="0.469cm" svg:height="0.418cm" svg:x="2.934cm" svg:y="4.3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02cm" svg:height="0.523cm" svg:x="4.185cm" svg:y="4.155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7" draw:layer="layout" svg:width="0.39cm" svg:height="0.538cm" svg:x="4.74cm" svg:y="4.14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5.166cm" svg:y="4.3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5.771cm" svg:y="4.33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6.423cm" svg:y="4.3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6.792cm" svg:y="4.2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7.1cm" svg:y="4.3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7.406cm" svg:y="4.1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7.605cm" svg:y="4.345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3cm" svg:height="0.356cm" svg:x="8.283cm" svg:y="4.3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8.631cm" svg:y="4.33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9.038cm" svg:y="4.33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9.476cm" svg:y="4.3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9.844cm" svg:y="4.2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0.156cm" svg:y="4.1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0.367cm" svg:y="4.3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0.756cm" svg:y="4.3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66cm" svg:height="0.518cm" svg:x="11.444cm" svg:y="4.1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1.659cm" svg:y="4.33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1cm" svg:height="0.555cm" svg:x="12.224cm" svg:y="4.125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638cm" svg:height="0.529cm" svg:x="12.798cm" svg:y="4.15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1-2-31-23 0-12 12-24 21-35l79-84 70-76 78 185c3 8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0 1 30 23 0 12-7 21-14 28z">
            <text:p/>
          </draw:path>
          <draw:path draw:style-name="gr3" draw:text-style-name="P7" draw:layer="layout" svg:width="0.515cm" svg:height="0.182cm" svg:x="13.736cm" svg:y="4.3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5cm" svg:height="0.562cm" svg:x="14.547cm" svg:y="4.134cm" svg:viewBox="0 0 551 563" svg:d="M551 7c0-2-2-7-9-7-2 0-3 0-12 9l-53 60c-7-11-44-69-130-69-173 0-347 171-347 352 0 127 92 211 209 211 69 0 127-30 169-67 73-63 85-133 85-135 0-7-7-7-9-7-5 0-9 0-10 7-7 23-25 77-78 123-54 42-104 56-142 56-71 0-154-40-154-162 0-44 16-169 94-260 47-55 121-93 190-93 79 0 125 59 125 149 0 30-2 32-2 39 0 9 7 9 11 9 10 0 10-2 14-16z">
            <text:p/>
          </draw:path>
        </draw:g>
        <draw:g xml:id="id88" draw:id="id88">
          <svg:title>TexMaths</svg:title>
          <svg:desc>24§display§\text {Pre multiplying by }A^{-1} \text { we get, }§svg§600§FALSE§</svg:desc>
          <draw:polygon draw:style-name="gr2" draw:text-style-name="P6" draw:layer="layout" svg:width="11.504cm" svg:height="0.83cm" svg:x="2.976cm" svg:y="5.107cm" svg:viewBox="0 0 11505 831" draw:points="5753,831 0,831 0,0 11505,0 11505,831">
            <text:p/>
          </draw:polygon>
          <draw:path draw:style-name="gr3" draw:text-style-name="P7" draw:layer="layout" svg:width="0.498cm" svg:height="0.576cm" svg:x="2.963cm" svg:y="5.23cm" svg:viewBox="0 0 499 577" svg:d="M163 311h142c102 0 194-69 194-154 0-82-84-157-199-157h-300v27h21c65 0 65 9 65 38v447c0 31 0 39-65 39h-21v26c29-1 92-1 125-1 32 0 96 0 125 1v-26h-20c-65 0-67-8-67-39zM159 288v-229c0-26 2-32 43-32h74c135 0 135 88 135 130 0 41 0 131-135 131z">
            <text:p/>
          </draw:path>
          <draw:path draw:style-name="gr3" draw:text-style-name="P7" draw:layer="layout" svg:width="0.285cm" svg:height="0.373cm" svg:x="3.531cm" svg:y="5.431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27cm" svg:height="0.388cm" svg:x="3.862cm" svg:y="5.42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66cm" svg:height="0.373cm" svg:x="4.522cm" svg:y="5.431cm" svg:viewBox="0 0 661 374" svg:d="M65 82v229c0 36-7 36-65 36v27c29 0 73-2 96-2 21 0 65 2 94 2v-27c-56 0-65 0-65-36v-158c0-88 59-134 113-134s63 46 63 94v198c0 36-9 36-67 36v27c31 0 73-2 96-2s67 2 96 2v-27c-57 0-67 0-67-36v-158c0-88 62-134 115-134 54 0 62 46 62 94v198c0 36-8 36-66 36v27c29 0 73-2 96-2 22 0 66 2 95 2v-27c-45 0-66 0-66-25v-161c0-73 0-100-27-130-11-14-40-31-88-31-71 0-109 50-123 82-11-72-75-82-113-82-62 0-102 36-125 88v-88l-119 10v26c60 0 65 6 65 46z">
            <text:p/>
          </draw:path>
          <draw:path draw:style-name="gr3" draw:text-style-name="P7" draw:layer="layout" svg:width="0.425cm" svg:height="0.383cm" svg:x="5.202cm" svg:y="5.431cm" svg:viewBox="0 0 426 384" svg:d="M303 307v77l123-10v-27c-59 0-65-6-65-46v-301l-125 10v26c60 0 65 6 65 46v152c0 73-40 130-101 130-71 0-75-38-75-82v-282l-125 10v26c65 0 65 2 65 77v127c0 67 0 144 129 144 48 0 86-23 109-77z">
            <text:p/>
          </draw:path>
          <draw:path draw:style-name="gr3" draw:text-style-name="P7" draw:layer="layout" svg:width="0.189cm" svg:height="0.586cm" svg:x="5.67cm" svg:y="5.22cm" svg:viewBox="0 0 190 587" svg:d="M123 0l-123 10v26c60 0 67 6 67 46v440c0 38-9 38-67 38v27c29-2 73-2 94-2s63 0 96 2v-27c-58 0-67 0-67-38z">
            <text:p/>
          </draw:path>
          <draw:path draw:style-name="gr3" draw:text-style-name="P7" draw:layer="layout" svg:width="0.266cm" svg:height="0.528cm" svg:x="5.893cm" svg:y="5.286cm" svg:viewBox="0 0 267 529" svg:d="M131 182h121v-27h-121v-155h-22c0 69-26 159-109 163v19h73v232c0 106 79 115 109 115 60 0 85-59 85-115v-48h-23v48c0 62-25 94-56 94-57 0-57-76-57-92z">
            <text:p/>
          </draw:path>
          <draw:path draw:style-name="gr3" draw:text-style-name="P7" draw:layer="layout" svg:width="0.181cm" svg:height="0.565cm" svg:x="6.233cm" svg:y="5.24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8cm" svg:height="0.536cm" svg:x="6.463cm" svg:y="5.431cm" svg:viewBox="0 0 419 537" svg:d="M123 56v-56l-123 10v26c60 0 65 4 65 43v395c0 38-7 38-65 38v25c29 0 73-2 94-2 23 0 67 2 96 2v-25c-56 0-65 0-65-38v-142-8c4 14 40 60 103 60 102 0 191-83 191-192 0-108-83-192-179-192-65 0-102 36-117 56zM125 278v-190c25-42 65-67 109-67 62 0 114 75 114 171 0 102-60 172-123 172-33 0-66-17-89-51-11-18-11-19-11-35z">
            <text:p/>
          </draw:path>
          <draw:path draw:style-name="gr3" draw:text-style-name="P7" draw:layer="layout" svg:width="0.189cm" svg:height="0.586cm" svg:x="6.936cm" svg:y="5.22cm" svg:viewBox="0 0 190 587" svg:d="M123 0l-123 10v26c60 0 67 6 67 46v440c0 38-9 38-67 38v27c29-2 73-2 94-2s63 0 96 2v-27c-58 0-67 0-67-38z">
            <text:p/>
          </draw:path>
          <draw:path draw:style-name="gr3" draw:text-style-name="P7" draw:layer="layout" svg:width="0.414cm" svg:height="0.536cm" svg:x="7.158cm" svg:y="5.441cm" svg:viewBox="0 0 415 537" svg:d="M336 81c21-54 65-54 79-54v-27c-19 2-44 2-64 2-15 0-55-2-75-2v27c27 0 41 15 41 36 0 8 0 10-6 19l-84 210-95-229c-3-7-5-11-5-15 0-21 32-21 48-21v-27c-23 0-79 2-92 2-23 0-58 0-83-2v27c40 0 58 0 69 29l127 308c-4 12-16 39-21 50-19 46-43 106-96 106-6 0-25 0-41-15 27-4 33-23 33-37 0-21-15-34-35-34-17 0-36 9-36 36 0 38 36 67 79 67 52 0 88-48 107-96z">
            <text:p/>
          </draw:path>
          <draw:path draw:style-name="gr3" draw:text-style-name="P7" draw:layer="layout" svg:width="0.181cm" svg:height="0.565cm" svg:x="7.615cm" svg:y="5.24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7.85cm" svg:y="5.431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387cm" svg:height="0.557cm" svg:x="8.314cm" svg:y="5.424cm" svg:viewBox="0 0 388 558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7 188 107 100 0 188-44 188-109 0-31-13-73-55-98-46-23-94-23-146-23-21 0-58 0-64 0-27-4-46-31-46-58zM188 537c-86 0-144-42-144-86 0-40 33-71 69-73h50c73 0 169 0 169 73 0 44-61 86-144 86z">
            <text:p/>
          </draw:path>
          <draw:path draw:style-name="gr3" draw:text-style-name="P7" draw:layer="layout" svg:width="0.418cm" svg:height="0.596cm" svg:x="9.017cm" svg:y="5.22cm" svg:viewBox="0 0 419 597" svg:d="M123 269v-269l-123 10v26c60 0 65 6 65 46v505h21c2-2 8-13 31-52 14 19 50 62 111 62 102 0 191-83 191-192 0-108-85-192-181-192-65 0-102 40-115 56zM125 491v-174c0-18 0-18 9-31 33-48 79-54 100-54 39 0 69 21 89 54 23 34 25 82 25 117 0 32-2 82-27 121-18 25-50 53-96 53-37 0-68-21-89-51-11-18-11-20-11-35z">
            <text:p/>
          </draw:path>
          <draw:path draw:style-name="gr3" draw:text-style-name="P7" draw:layer="layout" svg:width="0.414cm" svg:height="0.536cm" svg:x="9.455cm" svg:y="5.441cm" svg:viewBox="0 0 415 537" svg:d="M336 81c21-54 65-54 79-54v-27c-19 2-44 2-64 2-15 0-55-2-75-2v27c27 0 41 15 41 36 0 8 0 10-6 19l-84 210-95-229c-3-7-5-11-5-15 0-21 32-21 48-21v-27c-23 0-79 2-92 2-23 0-58 0-83-2v27c40 0 58 0 69 29l127 308c-4 12-16 39-21 50-19 46-43 106-96 106-6 0-25 0-41-15 27-4 33-23 33-37 0-21-15-34-35-34-17 0-36 9-36 36 0 38 36 67 79 67 52 0 88-48 107-96z">
            <text:p/>
          </draw:path>
          <draw:path draw:style-name="gr3" draw:text-style-name="P7" draw:layer="layout" svg:width="0.579cm" svg:height="0.605cm" svg:x="10.194cm" svg:y="5.201cm" svg:viewBox="0 0 580 606" svg:d="M121 508c-33 56-65 69-104 71-9 0-17 0-17 18 0 3 4 9 12 9 23 0 48-4 72-4 27 0 58 4 85 4 4 0 15 0 15-17 0-10-7-10-13-10-19-2-40-9-40-30 0-10 5-20 13-31l63-107h214c1 17 13 132 13 140 0 26-44 28-61 28-12 0-22 0-22 18 0 9 12 9 14 9 34 0 71-4 105-4 22 0 73 4 95 4 5 0 15 0 15-17 0-10-8-10-19-10-52 0-52-5-54-30l-52-528c-2-17-2-21-17-21-14 0-16 6-21 13zM223 384l167-278 27 278z">
            <text:p/>
          </draw:path>
          <draw:path draw:style-name="gr3" draw:text-style-name="P7" draw:layer="layout" svg:width="0.4cm" svg:height="0.03cm" svg:x="10.862cm" svg:y="5.295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2cm" svg:x="11.39cm" svg:y="5.065cm" svg:viewBox="0 0 217 393" svg:d="M134 17c0-17-2-17-17-17-38 36-92 38-117 38v21c13 0 54 0 86-17v303c0 19 0 27-59 27h-23v21c11 0 84-2 105-2 20 0 95 2 108 2v-21h-23c-60 0-60-8-60-27z">
            <text:p/>
          </draw:path>
          <draw:path draw:style-name="gr3" draw:text-style-name="P7" draw:layer="layout" svg:width="0.579cm" svg:height="0.373cm" svg:x="12.001cm" svg:y="5.441cm" svg:viewBox="0 0 580 374" svg:d="M509 81c15-43 40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3 8 19 17 19 12 0 14-4 18-17l86-240 86 242c2 9 6 15 16 15 11 0 15-8 17-15z">
            <text:p/>
          </draw:path>
          <draw:path draw:style-name="gr3" draw:text-style-name="P7" draw:layer="layout" svg:width="0.327cm" svg:height="0.388cm" svg:x="12.594cm" svg:y="5.42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87cm" svg:height="0.557cm" svg:x="13.251cm" svg:y="5.424cm" svg:viewBox="0 0 388 558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7 188 107 100 0 188-44 188-109 0-31-13-73-55-98-46-23-94-23-146-23-21 0-58 0-64 0-27-4-46-31-46-58zM188 537c-86 0-144-42-144-86 0-40 33-71 69-73h50c73 0 169 0 169 73 0 44-61 86-144 86z">
            <text:p/>
          </draw:path>
          <draw:path draw:style-name="gr3" draw:text-style-name="P7" draw:layer="layout" svg:width="0.327cm" svg:height="0.388cm" svg:x="13.671cm" svg:y="5.42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264cm" svg:height="0.528cm" svg:x="14.04cm" svg:y="5.286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099cm" svg:height="0.252cm" svg:x="14.424cm" svg:y="5.71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89" draw:id="id89">
          <svg:title>TexMaths</svg:title>
          <svg:desc>22§display§A^{-1}AX = A^{-1}C§svg§600§FALSE§</svg:desc>
          <draw:polygon draw:style-name="gr2" draw:text-style-name="P6" draw:layer="layout" svg:width="5.644cm" svg:height="0.619cm" svg:x="4.376cm" svg:y="6.508cm" svg:viewBox="0 0 5645 620" draw:points="2822,620 0,620 0,0 5645,0 5645,620">
            <text:p/>
          </draw:polygon>
          <draw:path draw:style-name="gr3" draw:text-style-name="P7" draw:layer="layout" svg:width="0.531cm" svg:height="0.555cm" svg:x="4.364cm" svg:y="6.594cm" svg:viewBox="0 0 532 556" svg:d="M111 466c-30 51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367cm" svg:height="0.027cm" svg:x="4.977cm" svg:y="6.6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5.461cm" svg:y="6.4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1cm" svg:height="0.555cm" svg:x="5.776cm" svg:y="6.594cm" svg:viewBox="0 0 532 556" svg:d="M111 466c-30 51-60 64-95 66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638cm" svg:height="0.529cm" svg:x="6.35cm" svg:y="6.62cm" svg:viewBox="0 0 639 530" svg:d="M356 211l-66-155c-3-5-3-8-3-10 0-4 12-20 46-21 7-2 14-2 14-16 0-9-9-9-11-9-31 0-65 2-98 2-20 0-67-2-87-2-5 0-14 0-14 16 0 9 7 9 18 9 47 0 51 7 58 24l92 217-164 176-11 9c-37 40-74 52-112 54-11 2-18 2-18 16 0 2 0 9 11 9 22 0 49-2 72-2 28 0 60 2 86 2 5 0 14 0 14-16 0-7-7-9-9-9-7 0-31-2-31-23 0-12 12-24 21-35l79-84 70-76 78 185c3 9 5 10 5 12 0 5-16 19-46 21-9 2-16 2-16 16 0 9 9 9 13 9 21 0 75-2 97-2 19 0 66 2 86 2 5 0 16 0 16-14 0-11-9-11-14-11-53 0-55-2-67-33-30-72-83-194-101-240 53-54 134-148 159-169 23-17 53-37 98-38 11-2 18-2 18-16 0-2 0-9-11-9-22 0-47 2-72 2-28 0-58-2-86-2-5 0-14 0-14 16 0 5 3 7 9 9 7 0 30 1 30 23 0 12-7 21-14 28z">
            <text:p/>
          </draw:path>
          <draw:path draw:style-name="gr3" draw:text-style-name="P7" draw:layer="layout" svg:width="0.515cm" svg:height="0.182cm" svg:x="7.288cm" svg:y="6.8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087cm" svg:y="6.594cm" svg:viewBox="0 0 532 556" svg:d="M111 466c-30 51-60 64-95 66-9 0-16 0-16 15 0 4 4 9 11 9 21 0 44-3 66-3 25 0 53 3 78 3 3 0 14 0 14-16 0-8-7-8-12-8-18-2-37-9-37-29 0-8 5-17 12-28l58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8.699cm" svg:y="6.6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182cm" svg:y="6.4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5cm" svg:height="0.562cm" svg:x="9.509cm" svg:y="6.603cm" svg:viewBox="0 0 551 563" svg:d="M551 7c0-2-2-7-9-7-2 0-3 0-12 9l-53 60c-7-11-44-69-130-69-173 0-347 171-347 352 0 127 92 211 209 211 69 0 127-30 169-67 73-63 85-133 85-135 0-7-7-7-9-7-5 0-9 0-10 7-7 23-25 77-78 123-54 42-104 56-142 56-71 0-154-40-154-162 0-44 16-169 94-260 47-55 121-93 190-93 79 0 125 59 125 149 0 30-2 32-2 39 0 9 7 9 11 9 10 0 10-2 14-16z">
            <text:p/>
          </draw:path>
        </draw:g>
        <draw:g xml:id="id90" draw:id="id90">
          <svg:title>TexMaths</svg:title>
          <svg:desc>22§display§\text {i.e. } \ \  IX = A^{-1}C§svg§600§FALSE§</svg:desc>
          <draw:polygon draw:style-name="gr2" draw:text-style-name="P6" draw:layer="layout" svg:width="5.899cm" svg:height="0.619cm" svg:x="4.079cm" svg:y="7.709cm" svg:viewBox="0 0 5900 620" draw:points="2951,620 0,620 0,0 5900,0 5900,620">
            <text:p/>
          </draw:polygon>
          <draw:path draw:style-name="gr3" draw:text-style-name="P7" draw:layer="layout" svg:width="0.166cm" svg:height="0.518cm" svg:x="4.065cm" svg:y="7.8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083cm" svg:height="0.083cm" svg:x="4.322cm" svg:y="8.267cm" svg:viewBox="0 0 84 84" svg:d="M84 42c0-23-19-42-42-42s-42 19-42 42 19 42 42 42 42-19 42-42z">
            <text:p/>
          </draw:path>
          <draw:path draw:style-name="gr3" draw:text-style-name="P7" draw:layer="layout" svg:width="0.3cm" svg:height="0.356cm" svg:x="4.491cm" svg:y="8.003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4.88cm" svg:y="8.267cm" svg:viewBox="0 0 84 84" svg:d="M84 42c0-23-19-42-42-42s-42 19-42 42 19 42 42 42 42-19 42-42z">
            <text:p/>
          </draw:path>
          <draw:path draw:style-name="gr3" draw:text-style-name="P7" draw:layer="layout" svg:width="0.358cm" svg:height="0.529cm" svg:x="5.913cm" svg:y="7.821cm" svg:viewBox="0 0 359 530" svg:d="M264 60c7-28 9-35 70-35 20 0 25 0 25-16 0-9-7-9-11-9-22 0-81 2-102 2-24 0-81-2-103-2-6 0-16 0-16 16 0 9 7 9 21 9 33 0 54 0 54 14 0 3 0 5-1 12l-106 419c-7 28-9 35-70 35-18 0-25 0-25 16 0 9 9 9 12 9 21 0 80-2 101-2 24 0 81 2 105 2 5 0 14 0 14-14 0-11-5-11-23-11-14 0-17 0-33 0-16-2-19-5-19-14 0-7 1-12 3-18z">
            <text:p/>
          </draw:path>
          <draw:path draw:style-name="gr3" draw:text-style-name="P7" draw:layer="layout" svg:width="0.638cm" svg:height="0.529cm" svg:x="6.309cm" svg:y="7.821cm" svg:viewBox="0 0 639 530" svg:d="M355 211l-65-155c-3-5-3-8-3-10 0-4 12-20 46-21 7-2 14-2 14-16 0-9-9-9-11-9-32 0-65 2-98 2-20 0-67-2-87-2-5 0-14 0-14 16 0 9 7 9 18 9 47 0 51 7 58 24l91 217-163 176-11 9c-37 40-74 52-112 54-11 2-18 2-18 16 0 2 0 9 11 9 22 0 47-2 72-2 28 0 60 2 86 2 5 0 14 0 14-16 0-7-7-9-9-9-7 0-31-2-31-23 0-12 12-24 21-35l79-84 70-76 78 185c3 9 5 10 5 12 0 5-16 19-46 21-9 2-16 2-16 16 0 9 9 9 13 9 21 0 75-2 96-2 20 0 67 2 87 2 5 0 16 0 16-14 0-11-9-11-15-11-52 0-54-2-66-33-30-72-83-194-101-240 53-54 134-148 159-169 23-17 52-37 98-38 11-2 18-2 18-16 0-2 0-9-11-9-23 0-47 2-72 2-28 0-58-2-86-2-5 0-14 0-14 16 0 5 3 7 9 9 7 0 29 1 29 23 0 12-7 21-14 28z">
            <text:p/>
          </draw:path>
          <draw:path draw:style-name="gr3" draw:text-style-name="P7" draw:layer="layout" svg:width="0.515cm" svg:height="0.182cm" svg:x="7.247cm" svg:y="8.0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cm" svg:height="0.555cm" svg:x="8.047cm" svg:y="7.795cm" svg:viewBox="0 0 531 556" svg:d="M111 466c-30 51-60 64-95 66-9 0-16 0-16 15 0 4 4 9 11 9 21 0 44-3 66-3 25 0 53 3 78 3 3 0 14 0 14-16 0-8-7-8-12-8-18-2-37-9-37-29 0-8 5-17 12-28l58-98h195c0 16 13 121 13 128 0 25-41 27-57 27-10 0-19 0-19 15 0 9 11 9 12 9 32 0 65-3 97-3 19 0 67 3 86 3 6 0 14 0 14-16 0-8-7-8-17-8-48 0-48-6-49-29l-48-484c-2-15-2-19-16-19-12 0-16 5-19 12zM204 352l153-255 25 255z">
            <text:p/>
          </draw:path>
          <draw:path draw:style-name="gr3" draw:text-style-name="P7" draw:layer="layout" svg:width="0.367cm" svg:height="0.027cm" svg:x="8.658cm" svg:y="7.881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9.142cm" svg:y="7.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5cm" svg:height="0.562cm" svg:x="9.467cm" svg:y="7.804cm" svg:viewBox="0 0 551 563" svg:d="M551 7c0-2-2-7-9-7-2 0-4 0-12 9l-53 60c-7-11-44-69-130-69-173 0-347 171-347 352 0 127 92 211 209 211 69 0 127-30 169-67 72-63 85-133 85-135 0-7-7-7-9-7-5 0-9 0-11 7-7 23-24 77-77 123-55 42-104 56-143 56-70 0-153-40-153-162 0-44 16-169 94-260 47-55 121-93 190-93 79 0 125 59 125 149 0 30-2 32-2 39 0 9 7 9 10 9 11 0 11-2 15-16z">
            <text:p/>
          </draw:path>
        </draw:g>
        <draw:g xml:id="id91" draw:id="id91">
          <svg:title>TexMaths</svg:title>
          <svg:desc>20§display§.\ .\ .\  \ \  [\  \because \ \  A^{-1}A =  I \ ]§svg§600§FALSE§</svg:desc>
          <draw:polygon draw:style-name="gr2" draw:text-style-name="P6" draw:layer="layout" svg:width="6.706cm" svg:height="0.723cm" svg:x="11.464cm" svg:y="7.705cm" svg:viewBox="0 0 6707 724" draw:points="3353,724 0,724 0,0 6707,0 6707,724">
            <text:p/>
          </draw:polygon>
          <draw:path draw:style-name="gr3" draw:text-style-name="P7" draw:layer="layout" svg:width="0.076cm" svg:height="0.076cm" svg:x="11.49cm" svg:y="8.213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1.918cm" svg:y="8.213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2.349cm" svg:y="8.213cm" svg:viewBox="0 0 77 77" svg:d="M77 38c0-20-18-38-39-38-20 0-38 18-38 38 0 21 18 39 38 39 21 0 39-18 39-39z">
            <text:p/>
          </draw:path>
          <draw:polygon draw:style-name="gr3" draw:text-style-name="P7" draw:layer="layout" svg:width="0.097cm" svg:height="0.703cm" svg:x="13.269cm" svg:y="7.76cm" svg:viewBox="0 0 98 704" draw:points="98,704 98,677 29,677 29,29 98,29 98,0 0,0 0,704">
            <text:p/>
          </draw:polygon>
          <draw:path draw:style-name="gr3" draw:text-style-name="P7" draw:layer="layout" svg:width="0.426cm" svg:height="0.38cm" svg:x="13.637cm" svg:y="7.961cm" svg:viewBox="0 0 427 381" svg:d="M75 37c0-19-17-37-38-37-19 0-37 18-37 37 0 21 18 38 37 38 21 0 38-16 38-38zM251 343c0-20-17-37-37-37s-38 17-38 37 18 38 38 38 37-18 37-38zM427 37c0-19-16-37-37-37-20 0-38 18-38 37 0 21 18 38 38 38s37-16 37-38z">
            <text:p/>
          </draw:path>
          <draw:path draw:style-name="gr3" draw:text-style-name="P7" draw:layer="layout" svg:width="0.482cm" svg:height="0.505cm" svg:x="14.773cm" svg:y="7.784cm" svg:viewBox="0 0 483 506" svg:d="M101 424c-27 47-55 58-87 59-8 0-14 0-14 15 0 3 3 8 10 8 19 0 40-3 60-3 23 0 48 3 71 3 3 0 13 0 13-15 0-8-7-8-12-8-16-1-33-8-33-25 0-8 5-16 9-26l55-89h177c0 14 12 110 12 116 0 23-37 24-52 24-9 0-17 0-17 15 0 8 9 8 11 8 29 0 59-3 88-3 18 0 61 3 78 3 5 0 13 0 13-15 0-8-6-8-16-8-43 0-43-4-45-25l-43-440c-1-15-1-18-14-18-11 0-15 5-18 11zM186 320l139-232 22 232z">
            <text:p/>
          </draw:path>
          <draw:path draw:style-name="gr3" draw:text-style-name="P7" draw:layer="layout" svg:width="0.333cm" svg:height="0.025cm" svg:x="15.328cm" svg:y="7.86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5.768cm" svg:y="7.67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82cm" svg:height="0.505cm" svg:x="16.054cm" svg:y="7.784cm" svg:viewBox="0 0 483 506" svg:d="M101 424c-27 47-55 58-87 59-8 0-14 0-14 15 0 3 3 8 10 8 19 0 40-3 60-3 23 0 48 3 71 3 3 0 13 0 13-15 0-8-7-8-12-8-16-1-33-8-33-25 0-8 5-16 9-26l55-89h177c0 14 12 110 12 116 0 23-37 24-52 24-9 0-17 0-17 15 0 8 9 8 11 8 29 0 59-3 88-3 18 0 61 3 78 3 5 0 13 0 13-15 0-8-6-8-16-8-43 0-43-4-45-25l-43-440c-1-15-1-18-14-18-11 0-15 5-18 11zM186 320l139-232 22 232z">
            <text:p/>
          </draw:path>
          <draw:path draw:style-name="gr3" draw:text-style-name="P7" draw:layer="layout" svg:width="0.468cm" svg:height="0.165cm" svg:x="16.792cm" svg:y="8.02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25cm" svg:height="0.481cm" svg:x="17.518cm" svg:y="7.808cm" svg:viewBox="0 0 326 482" svg:d="M240 54c6-25 8-32 64-32 18 0 22 0 22-14 0-8-6-8-9-8-21 0-74 2-93 2-22 0-74-2-94-2-5 0-15 0-15 14 0 8 7 8 19 8 31 0 50 0 50 13 0 3 0 5-2 11l-96 381c-6 26-8 32-64 32-16 0-22 0-22 15 0 8 8 8 11 8 19 0 72-2 91-2 23 0 74 2 96 2 5 0 13 0 13-13 0-10-5-10-21-10-12 0-16 0-30 0-14-1-18-4-18-12 0-7 2-12 4-16z">
            <text:p/>
          </draw:path>
          <draw:polygon draw:style-name="gr3" draw:text-style-name="P7" draw:layer="layout" svg:width="0.097cm" svg:height="0.703cm" svg:x="18.108cm" svg:y="7.76cm" svg:viewBox="0 0 98 704" draw:points="98,0 0,0 0,29 69,29 69,677 0,677 0,704 98,704">
            <text:p/>
          </draw:polygon>
        </draw:g>
        <draw:g xml:id="id92" draw:id="id92">
          <svg:title>TexMaths</svg:title>
          <svg:desc>22§display§\text {i.e. } \ \ \ X = A^{-1}C§svg§600§FALSE§</svg:desc>
          <draw:polygon draw:style-name="gr2" draw:text-style-name="P6" draw:layer="layout" svg:width="5.758cm" svg:height="0.619cm" svg:x="4.078cm" svg:y="8.91cm" svg:viewBox="0 0 5759 620" draw:points="2880,620 0,620 0,0 5759,0 5759,620">
            <text:p/>
          </draw:polygon>
          <draw:path draw:style-name="gr3" draw:text-style-name="P7" draw:layer="layout" svg:width="0.166cm" svg:height="0.518cm" svg:x="4.064cm" svg:y="9.03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083cm" svg:height="0.083cm" svg:x="4.321cm" svg:y="9.468cm" svg:viewBox="0 0 84 84" svg:d="M84 42c0-23-19-42-42-42s-42 19-42 42 19 42 42 42 42-19 42-42z">
            <text:p/>
          </draw:path>
          <draw:path draw:style-name="gr3" draw:text-style-name="P7" draw:layer="layout" svg:width="0.3cm" svg:height="0.356cm" svg:x="4.49cm" svg:y="9.20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4.879cm" svg:y="9.468cm" svg:viewBox="0 0 84 84" svg:d="M84 42c0-23-19-42-42-42s-42 19-42 42 19 42 42 42 42-19 42-42z">
            <text:p/>
          </draw:path>
          <draw:path draw:style-name="gr3" draw:text-style-name="P7" draw:layer="layout" svg:width="0.638cm" svg:height="0.529cm" svg:x="6.166cm" svg:y="9.022cm" svg:viewBox="0 0 639 530" svg:d="M356 211l-66-155c-3-5-3-8-3-10 0-4 12-20 46-21 7-2 14-2 14-16 0-9-9-9-11-9-31 0-65 2-98 2-20 0-67-2-87-2-5 0-14 0-14 16 0 9 7 9 18 9 47 0 51 7 58 24l92 217-164 176-11 9c-37 40-74 52-112 54-11 2-18 2-18 16 0 2 0 9 11 9 22 0 47-2 72-2 28 0 60 2 86 2 5 0 14 0 14-16 0-7-7-9-9-9-7 0-31-2-31-23 0-12 12-24 21-35l79-84 70-76 78 185c3 9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0 1 30 23 0 12-7 21-14 28z">
            <text:p/>
          </draw:path>
          <draw:path draw:style-name="gr3" draw:text-style-name="P7" draw:layer="layout" svg:width="0.515cm" svg:height="0.182cm" svg:x="7.104cm" svg:y="9.2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905cm" svg:y="8.996cm" svg:viewBox="0 0 532 556" svg:d="M111 466c-30 51-60 64-95 66-9 0-16 0-16 15 0 4 4 9 11 9 21 0 44-3 66-3 25 0 53 3 78 3 3 0 14 0 14-16 0-8-7-8-12-8-18-2-37-9-37-29 0-8 5-17 10-28l60-98h195c0 16 13 121 13 128 0 25-41 27-57 27-10 0-19 0-19 15 0 9 11 9 11 9 33 0 67-3 98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8.515cm" svg:y="9.08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999cm" svg:y="8.87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5cm" svg:height="0.562cm" svg:x="9.325cm" svg:y="9.005cm" svg:viewBox="0 0 551 563" svg:d="M551 7c0-2-2-7-9-7-2 0-3 0-12 9l-53 60c-7-11-44-69-130-69-173 0-347 171-347 352 0 127 92 211 209 211 69 0 127-30 169-67 73-63 85-133 85-135 0-7-7-7-9-7-5 0-9 0-10 7-7 23-25 77-78 123-54 42-104 56-144 56-69 0-152-40-152-162 0-44 16-169 94-260 47-55 121-93 190-93 79 0 125 59 125 149 0 30-2 32-2 39 0 9 7 9 11 9 10 0 10-2 14-16z">
            <text:p/>
          </draw:path>
        </draw:g>
        <draw:g xml:id="id93" draw:id="id93">
          <svg:title>TexMaths</svg:title>
          <svg:desc>20§display§.\ .\ .\  \ \  (\ 1 \ )§svg§600§FALSE§</svg:desc>
          <draw:polygon draw:style-name="gr2" draw:text-style-name="P6" draw:layer="layout" svg:width="2.984cm" svg:height="0.633cm" svg:x="11.865cm" svg:y="9.006cm" svg:viewBox="0 0 2985 634" draw:points="1492,634 0,634 0,0 2985,0 2985,634">
            <text:p/>
          </draw:polygon>
          <draw:path draw:style-name="gr3" draw:text-style-name="P7" draw:layer="layout" svg:width="0.076cm" svg:height="0.076cm" svg:x="11.891cm" svg:y="9.42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2.319cm" svg:y="9.42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2.75cm" svg:y="9.424cm" svg:viewBox="0 0 77 77" svg:d="M77 38c0-20-18-38-39-38-20 0-38 18-38 38 0 21 18 39 38 39 21 0 39-18 39-39z">
            <text:p/>
          </draw:path>
          <draw:path draw:style-name="gr3" draw:text-style-name="P7" draw:layer="layout" svg:width="0.164cm" svg:height="0.703cm" svg:x="13.657cm" svg:y="8.97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3cm" svg:height="0.469cm" svg:x="14.157cm" svg:y="9.0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4.72cm" svg:y="8.971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94" draw:id="id94">
          <svg:title>TexMaths</svg:title>
          <svg:desc>22§inline§\text {We know that, } \ \ \ A A^{-1} = I§svg§600§FALSE§</svg:desc>
          <draw:polygon draw:style-name="gr2" draw:text-style-name="P6" draw:layer="layout" svg:width="9.342cm" svg:height="0.712cm" svg:x="3.09cm" svg:y="10.012cm" svg:viewBox="0 0 9343 713" draw:points="4671,713 0,713 0,0 9343,0 9343,713">
            <text:p/>
          </draw:polygon>
          <draw:path draw:style-name="gr3" draw:text-style-name="P7" draw:layer="layout" svg:width="0.766cm" svg:height="0.546cm" svg:x="3.065cm" svg:y="10.086cm" svg:viewBox="0 0 767 547" svg:d="M690 76c14-44 47-51 77-51v-25c-23 2-45 2-70 2-21 0-72-2-92-2v25c51 0 67 26 67 40 0 5-1 11-3 16l-116 357-124-380c-1-2-3-7-3-10 0-23 46-23 65-23v-25c-28 2-81 2-109 2-30 0-63-2-95-2v25c44 0 60 0 70 28l16 53-107 332-125-380c0-3-2-9-2-10 0-23 46-23 65-23v-25c-28 2-81 2-109 2-30 0-63-2-95-2v25c58 0 62 3 70 31l155 475c2 7 6 16 16 16 11 0 12-5 14-16l129-394 128 394c2 7 5 16 14 16 13 0 13-5 16-16z">
            <text:p/>
          </draw:path>
          <draw:path draw:style-name="gr3" draw:text-style-name="P7" draw:layer="layout" svg:width="0.3cm" svg:height="0.356cm" svg:x="3.802cm" svg:y="10.2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74cm" svg:height="0.537cm" svg:x="4.404cm" svg:y="10.077cm" svg:viewBox="0 0 375 538" svg:d="M60 479c0 35-7 35-60 35v24c26-1 62-1 84-1 23 0 55 0 87 1v-24c-53 0-62 0-62-35v-80l49-42c60 81 94 125 94 139s-13 18-28 18v24c21-1 68-1 84-1 23 0 44 0 67 1v-24c-28 0-46 0-76-41l-98-139c0-1-4-7-4-8 0-4 55-50 62-57 49-39 82-40 98-40v-25c-23 2-31 2-54 2-28 0-76-2-87-2v25c15 0 23 9 23 19 0 14-12 25-17 30l-109 95v-373l-113 9v24c55 0 60 6 60 43z">
            <text:p/>
          </draw:path>
          <draw:path draw:style-name="gr3" draw:text-style-name="P7" draw:layer="layout" svg:width="0.39cm" svg:height="0.342cm" svg:x="4.816cm" svg:y="10.2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5.242cm" svg:y="10.26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53cm" svg:height="0.342cm" svg:x="5.599cm" svg:y="10.279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242cm" svg:height="0.485cm" svg:x="6.416cm" svg:y="10.13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6.727cm" svg:y="10.07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7.164cm" svg:y="10.26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2 0 64 76 83 125 83 51 0 86-31 102-68zM220 162v77c0 74-55 101-90 101-38 0-70-29-70-67 0-43 33-108 160-111z">
            <text:p/>
          </draw:path>
          <draw:path draw:style-name="gr3" draw:text-style-name="P7" draw:layer="layout" svg:width="0.242cm" svg:height="0.485cm" svg:x="7.533cm" svg:y="10.13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7.885cm" svg:y="10.531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cm" svg:height="0.555cm" svg:x="9.091cm" svg:y="10.059cm" svg:viewBox="0 0 531 556" svg:d="M111 466c-30 51-60 64-95 65-9 0-16 0-16 16 0 4 4 9 11 9 21 0 44-4 66-4 25 0 53 4 78 4 3 0 14 0 14-16 0-9-7-9-12-9-18-1-37-8-37-28 0-9 5-17 12-28l58-98h195c2 15 13 121 13 128 0 25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3cm" svg:height="0.555cm" svg:x="9.672cm" svg:y="10.059cm" svg:viewBox="0 0 531 556" svg:d="M111 466c-30 51-60 64-95 65-9 0-16 0-16 16 0 4 4 9 11 9 21 0 44-4 66-4 25 0 53 4 78 4 3 0 14 0 14-16 0-9-7-9-12-9-18-1-37-8-37-28 0-9 5-17 12-28l58-98h195c2 15 13 121 13 128 0 25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367cm" svg:height="0.027cm" svg:x="10.282cm" svg:y="10.18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766cm" svg:y="9.97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1.312cm" svg:y="10.3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58cm" svg:height="0.529cm" svg:x="12.111cm" svg:y="10.086cm" svg:viewBox="0 0 359 530" svg:d="M264 60c7-28 9-35 70-35 20 0 25 0 25-16 0-9-7-9-11-9-22 0-80 2-102 2-24 0-81-2-103-2-6 0-16 0-16 16 0 9 7 9 21 9 33 0 54 0 54 14 0 3 0 5-1 12l-106 419c-7 28-9 35-70 35-18 0-25 0-25 16 0 9 9 9 12 9 21 0 80-2 101-2 24 0 81 2 105 2 6 0 14 0 14-14 0-11-5-11-23-11-14 0-17 0-33 0-16-2-19-5-19-14 0-7 1-12 3-18z">
            <text:p/>
          </draw:path>
        </draw:g>
        <draw:g xml:id="id98" draw:id="id98">
          <svg:title>TexMaths</svg:title>
          <svg:desc>20§display§M_{11} = \begin{vmatrix} \ \ 3 &amp;  5 \\
                                               -2 &amp;  6  \end{vmatrix}§svg§600§FALSE§</svg:desc>
          <draw:polygon draw:style-name="gr2" draw:text-style-name="P6" draw:layer="layout" svg:width="4.464cm" svg:height="1.647cm" svg:x="3.062cm" svg:y="13.404cm" svg:viewBox="0 0 4465 1648" draw:points="2232,1648 0,1648 0,0 4465,0 4465,1648">
            <text:p/>
          </draw:polygon>
          <draw:path draw:style-name="gr3" draw:text-style-name="P7" draw:layer="layout" svg:width="0.705cm" svg:height="0.48cm" svg:x="3.056cm" svg:y="13.922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18cm" svg:height="0.327cm" svg:x="3.763cm" svg:y="14.182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4.043cm" svg:y="14.18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4.539cm" svg:y="14.1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4cm" svg:y="13.3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13.7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14.2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14.634cm" svg:viewBox="0 0 32 453" svg:d="M0 427c0 11 0 26 16 26s16-15 16-26v-401c0-12 0-26-16-26s-16 14-16 26z">
            <text:p/>
          </draw:path>
          <draw:path draw:style-name="gr3" draw:text-style-name="P7" draw:layer="layout" svg:width="0.292cm" svg:height="0.484cm" svg:x="6.013cm" svg:y="13.50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84cm" svg:x="7.113cm" svg:y="13.507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6-76 46-51 0-91-36-104-78 2 0 5 0 13 0 23 0 35-17 35-33 0-18-12-36-35-36-11 0-35 5-35 39 0 59 50 128 128 128 82 0 154-67 154-157z">
            <text:p/>
          </draw:path>
          <draw:path draw:style-name="gr3" draw:text-style-name="P7" draw:layer="layout" svg:width="0.429cm" svg:height="0.029cm" svg:x="5.535cm" svg:y="14.62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058cm" svg:y="1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7.108cm" svg:y="14.35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9-12 94-21 43-55 46-71 46z">
            <text:p/>
          </draw:path>
          <draw:path draw:style-name="gr3" draw:text-style-name="P7" draw:layer="layout" svg:width="0.031cm" svg:height="0.452cm" svg:x="7.532cm" svg:y="13.3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13.7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14.2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14.634cm" svg:viewBox="0 0 32 453" svg:d="M0 427c0 11 0 26 16 26s16-15 16-26v-401c0-12 0-26-16-26s-16 14-16 26z">
            <text:p/>
          </draw:path>
        </draw:g>
        <draw:g xml:id="id99" draw:id="id99">
          <svg:title>TexMaths</svg:title>
          <svg:desc>20§display§= 18 + 10 =  28§svg§600§FALSE§</svg:desc>
          <draw:polygon draw:style-name="gr2" draw:text-style-name="P6" draw:layer="layout" svg:width="4.546cm" svg:height="0.457cm" svg:x="8.156cm" svg:y="14.1cm" svg:viewBox="0 0 4547 458" draw:points="2273,458 0,458 0,0 4547,0 4547,458">
            <text:p/>
          </draw:polygon>
          <draw:path draw:style-name="gr3" draw:text-style-name="P7" draw:layer="layout" svg:width="0.468cm" svg:height="0.165cm" svg:x="8.161cm" svg:y="14.27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8.926cm" svg:y="14.06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9.244cm" svg:y="14.065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68cm" svg:height="0.469cm" svg:x="9.761cm" svg:y="14.12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0.487cm" svg:y="14.06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0.804cm" svg:y="14.065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68cm" svg:height="0.165cm" svg:x="11.362cm" svg:y="14.27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12.1cm" svg:y="14.06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2.445cm" svg:y="14.065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21 13 53 34 53 77 0 53-53 90-111 90-61 0-112-44-112-103 0-41 23-86 83-118z">
            <text:p/>
          </draw:path>
        </draw:g>
        <draw:g xml:id="id100" draw:id="id100">
          <svg:title>TexMaths</svg:title>
          <svg:desc>22§display§\therefore \ \ A_{11} = (-1)^{1+1}( 28 ) =  28§svg§600§FALSE§</svg:desc>
          <draw:polygon draw:style-name="gr2" draw:text-style-name="P6" draw:layer="layout" svg:width="9.298cm" svg:height="0.795cm" svg:x="13.774cm" svg:y="13.807cm" svg:viewBox="0 0 9299 796" draw:points="4650,796 0,796 0,0 9299,0 9299,796">
            <text:p/>
          </draw:polygon>
          <draw:path draw:style-name="gr3" draw:text-style-name="P7" draw:layer="layout" svg:width="0.469cm" svg:height="0.418cm" svg:x="13.758cm" svg:y="14.088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5.008cm" svg:y="13.893cm" svg:viewBox="0 0 531 556" svg:d="M111 466c-30 51-60 64-95 66-9 0-16 0-16 15 0 4 4 9 11 9 21 0 44-3 66-3 25 0 53 3 78 3 3 0 14 0 14-16 0-8-7-8-12-8-18-2-37-9-37-29 0-8 5-17 10-28l60-98h195c2 15 13 121 13 128 0 25-41 27-57 27-10 0-19 0-19 15 0 9 11 9 12 9 32 0 66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198cm" svg:height="0.36cm" svg:x="15.62cm" svg:y="14.20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5.928cm" svg:y="14.20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6.474cm" svg:y="14.1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324cm" svg:y="13.8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612cm" svg:y="14.2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218cm" svg:y="13.9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58cm" svg:y="13.8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18.895cm" svg:y="13.76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9.182cm" svg:y="13.79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9.678cm" svg:y="13.768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0.043cm" svg:y="13.8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0.305cm" svg:y="13.9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21cm" svg:height="0.532cm" svg:x="20.685cm" svg:y="13.93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18cm" svg:height="0.773cm" svg:x="21.083cm" svg:y="13.8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1.598cm" svg:y="14.1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2.41cm" svg:y="13.9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21cm" svg:height="0.532cm" svg:x="22.79cm" svg:y="13.93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</draw:g>
        <draw:g xml:id="id95" draw:id="id95">
          <svg:title>TexMaths</svg:title>
          <svg:desc>20§display§\left| A \right| = 5 ( 18 + 10 ) + 1 ( 12 - 25 ) + 4 ( - 4 - 15 ) = 5 ( 28 ) + 1 (  - 13 ) + 4 (  - 19 )§svg§600§FALSE§</svg:desc>
          <draw:polygon draw:style-name="gr2" draw:text-style-name="P6" draw:layer="layout" svg:width="21.67cm" svg:height="0.633cm" svg:x="3.134cm" svg:y="11.26cm" svg:viewBox="0 0 21671 634" draw:points="10835,634 0,634 0,0 21671,0 21671,634">
            <text:p/>
          </draw:polygon>
          <draw:path draw:style-name="gr3" draw:text-style-name="P7" draw:layer="layout" svg:width="0.029cm" svg:height="0.703cm" svg:x="3.182cm" svg:y="11.225cm" svg:viewBox="0 0 30 704" svg:d="M30 26c0-13 0-26-16-26-14 0-14 13-14 26v652c0 13 0 26 14 26 16 0 16-13 16-26z">
            <text:p/>
          </draw:path>
          <draw:path draw:style-name="gr3" draw:text-style-name="P7" draw:layer="layout" svg:width="0.482cm" svg:height="0.505cm" svg:x="3.318cm" svg:y="11.249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029cm" svg:height="0.703cm" svg:x="3.905cm" svg:y="11.225cm" svg:viewBox="0 0 30 704" svg:d="M30 26c0-13 0-26-16-26-14 0-14 13-14 26v652c0 13 0 26 14 26 16 0 16-13 16-26z">
            <text:p/>
          </draw:path>
          <draw:path draw:style-name="gr3" draw:text-style-name="P7" draw:layer="layout" svg:width="0.468cm" svg:height="0.165cm" svg:x="4.251cm" svg:y="11.4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84cm" svg:x="4.988cm" svg:y="11.28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164cm" svg:height="0.703cm" svg:x="5.374cm" svg:y="11.2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3cm" svg:height="0.469cm" svg:x="5.641cm" svg:y="11.2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5.96cm" svg:y="11.284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68cm" svg:height="0.469cm" svg:x="6.476cm" svg:y="11.3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7.203cm" svg:y="11.2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7.52cm" svg:y="11.2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164cm" svg:height="0.703cm" svg:x="7.883cm" svg:y="11.2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8.313cm" svg:y="11.3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9.038cm" svg:y="11.2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9.397cm" svg:y="11.2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3cm" svg:height="0.469cm" svg:x="9.664cm" svg:y="11.28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9.987cm" svg:y="11.2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0.518cm" svg:y="11.56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1.198cm" svg:y="11.2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11.55cm" svg:y="11.28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164cm" svg:height="0.703cm" svg:x="11.905cm" svg:y="11.2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2.334cm" svg:y="11.3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13.017cm" svg:y="11.27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13.419cm" svg:y="11.2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29cm" svg:height="0.029cm" svg:x="13.681cm" svg:y="11.563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14.19cm" svg:y="11.27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4.736cm" svg:y="11.56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5.443cm" svg:y="11.28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84cm" svg:x="15.768cm" svg:y="11.28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164cm" svg:height="0.703cm" svg:x="16.123cm" svg:y="11.2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16.592cm" svg:y="11.4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84cm" svg:x="17.329cm" svg:y="11.28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164cm" svg:height="0.703cm" svg:x="17.715cm" svg:y="11.2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7.953cm" svg:y="11.2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8.301cm" svg:y="11.284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164cm" svg:height="0.703cm" svg:x="18.662cm" svg:y="11.2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9.091cm" svg:y="11.3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9.818cm" svg:y="11.2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0.176cm" svg:y="11.2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29cm" svg:height="0.029cm" svg:x="20.438cm" svg:y="11.56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0.989cm" svg:y="11.28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1.307cm" svg:y="11.284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21.669cm" svg:y="11.2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22.098cm" svg:y="11.3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22.781cm" svg:y="11.27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23.182cm" svg:y="11.2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29cm" svg:height="0.029cm" svg:x="23.445cm" svg:y="11.56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3.995cm" svg:y="11.28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4.314cm" svg:y="11.284cm" svg:viewBox="0 0 293 485" svg:d="M230 245v22c0 167-73 199-115 199-13 0-49-2-69-26 31 0 37-21 37-32 0-22-17-34-33-34-12 0-32 7-32 36 0 46 38 75 97 75 91 0 178-96 178-247 0-190-82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164cm" svg:height="0.703cm" svg:x="24.675cm" svg:y="11.2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97" draw:id="id97">
          <svg:title>TexMaths</svg:title>
          <svg:desc>20§display§\therefore \ A^{-1} \ \text { exists}§svg§600§FALSE§</svg:desc>
          <draw:polygon draw:style-name="gr2" draw:text-style-name="P6" draw:layer="layout" svg:width="4.261cm" svg:height="0.599cm" svg:x="13.308cm" svg:y="12.208cm" svg:viewBox="0 0 4262 600" draw:points="2131,600 0,600 0,0 4262,0 4262,600">
            <text:p/>
          </draw:polygon>
          <draw:path draw:style-name="gr3" draw:text-style-name="P7" draw:layer="layout" svg:width="0.426cm" svg:height="0.38cm" svg:x="13.294cm" svg:y="12.464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482cm" svg:height="0.505cm" svg:x="14.196cm" svg:y="12.28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4.752cm" svg:y="12.365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5.192cm" svg:y="12.17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73cm" svg:height="0.324cm" svg:x="15.942cm" svg:y="12.47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03cm" svg:x="16.243cm" svg:y="12.487cm" svg:viewBox="0 0 355 304" svg:d="M194 139c22-27 48-62 65-80 23-25 51-37 83-37v-22c-17 2-38 2-57 2-21 0-58-2-67-2v22c14 2 20 10 20 21s-8 21-11 26l-43 54-56-70c-6-8-6-10-6-13 0-11 11-18 25-18v-22c-19 0-65 2-77 2-14 0-48 0-67-2v22c50 0 51 0 83 44l71 91-67 83c-34 42-76 43-90 43v21c18-2 40-2 59-2s50 2 67 2v-21c-16-3-20-11-20-22 0-16 20-39 62-90l54 71c7 8 15 19 15 24 0 6-7 16-26 17v21c23 0 61-2 77-2 19 0 46 0 67 2v-21c-37 0-49-1-67-22z">
            <text:p/>
          </draw:path>
          <draw:path draw:style-name="gr3" draw:text-style-name="P7" draw:layer="layout" svg:width="0.151cm" svg:height="0.471cm" svg:x="16.628cm" svg:y="12.3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31cm" svg:height="0.324cm" svg:x="16.824cm" svg:y="12.47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21cm" svg:height="0.441cm" svg:x="17.091cm" svg:y="12.357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31cm" svg:height="0.324cm" svg:x="17.374cm" svg:y="12.47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96" draw:id="id96">
          <svg:title>TexMaths</svg:title>
          <svg:desc>20§display§= 140 - 13 -  76 =  51 \ \ne \ 0§svg§600§FALSE§</svg:desc>
          <draw:polygon draw:style-name="gr2" draw:text-style-name="P6" draw:layer="layout" svg:width="8.22cm" svg:height="0.585cm" svg:x="4.233cm" svg:y="12.36cm" svg:viewBox="0 0 8221 586" draw:points="4110,586 0,586 0,0 8221,0 8221,586">
            <text:p/>
          </draw:polygon>
          <draw:path draw:style-name="gr3" draw:text-style-name="P7" draw:layer="layout" svg:width="0.468cm" svg:height="0.165cm" svg:x="4.238cm" svg:y="12.5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5.003cm" svg:y="12.3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313cm" svg:height="0.476cm" svg:x="5.311cm" svg:y="12.35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97cm" svg:height="0.484cm" svg:x="5.67cm" svg:y="12.3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6.209cm" svg:y="12.63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916cm" svg:y="12.3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7.235cm" svg:y="12.36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7.771cm" svg:y="12.639cm" svg:viewBox="0 0 430 30" svg:d="M406 30c12 0 24 0 24-16 0-14-12-14-24-14h-382c-11 0-24 0-24 14 0 16 13 16 24 16z">
            <text:p/>
          </draw:path>
          <draw:path draw:style-name="gr3" draw:text-style-name="P7" draw:layer="layout" svg:width="0.301cm" svg:height="0.492cm" svg:x="8.455cm" svg:y="12.354cm" svg:viewBox="0 0 302 493" svg:d="M296 48c6-10 6-11 6-26h-171c-86 0-88-9-89-22h-18l-24 146h18c1-12 8-56 17-64 5-5 61-5 69-5h147c-8 11-64 88-80 112-62 94-86 192-86 264 0 8 0 40 32 40 33 0 33-32 33-40v-35c0-39 2-79 8-116 2-16 12-76 44-121z">
            <text:p/>
          </draw:path>
          <draw:path draw:style-name="gr3" draw:text-style-name="P7" draw:layer="layout" svg:width="0.292cm" svg:height="0.484cm" svg:x="8.796cm" svg:y="12.36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468cm" svg:height="0.165cm" svg:x="9.353cm" svg:y="12.5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84cm" svg:x="10.091cm" svg:y="12.36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233cm" svg:height="0.469cm" svg:x="10.47cm" svg:y="12.3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51cm" svg:height="0.655cm" svg:x="11.286cm" svg:y="12.325cm" svg:viewBox="0 0 352 656" svg:d="M347 27c5-9 5-11 5-13 0-4-3-14-14-14-8 0-10 5-15 14l-317 615c-6 9-6 11-6 14 0 5 5 13 14 13 8 0 10-3 16-13z">
            <text:p/>
          </draw:path>
          <draw:path draw:style-name="gr3" draw:text-style-name="P7" draw:layer="layout" svg:width="0.468cm" svg:height="0.165cm" svg:x="11.227cm" svg:y="12.5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12.191cm" svg:y="12.36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1+width/2;x" smil:keyTimes="0;1"/>
                  <anim:animate smil:dur="0.5s" smil:fill="hold" smil:targetElement="id9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1+width/2;x" smil:keyTimes="0;1"/>
                  <anim:animate smil:dur="0.5s" smil:fill="hold" smil:targetElement="id9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01" draw:id="id101">
          <svg:title>TexMaths</svg:title>
          <svg:desc>20§display§M_{12} = \begin{vmatrix}   2  &amp;  5 \\
                                              5  &amp;  6 \end{vmatrix}§svg§600§FALSE§</svg:desc>
          <draw:polygon draw:style-name="gr2" draw:text-style-name="P6" draw:layer="layout" svg:width="3.917cm" svg:height="1.647cm" svg:x="3.162cm" svg:y="0.804cm" svg:viewBox="0 0 3918 1648" draw:points="1958,1648 0,1648 0,0 3918,0 3918,1648">
            <text:p/>
          </draw:polygon>
          <draw:path draw:style-name="gr3" draw:text-style-name="P7" draw:layer="layout" svg:width="0.705cm" svg:height="0.48cm" svg:x="3.156cm" svg:y="1.32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18cm" svg:height="0.327cm" svg:x="3.863cm" svg:y="1.582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8cm" svg:height="0.327cm" svg:x="4.121cm" svg:y="1.58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639cm" svg:y="1.5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4cm" svg:y="0.7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4cm" svg:y="1.1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4cm" svg:y="1.6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4cm" svg:y="2.034cm" svg:viewBox="0 0 32 453" svg:d="M0 427c0 11 0 26 16 26s16-15 16-26v-401c0-12 0-26-16-26s-16 14-16 26z">
            <text:p/>
          </draw:path>
          <draw:path draw:style-name="gr3" draw:text-style-name="P7" draw:layer="layout" svg:width="0.281cm" svg:height="0.469cm" svg:x="5.612cm" svg:y="0.9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81cm" svg:height="0.484cm" svg:x="6.666cm" svg:y="0.907cm" svg:viewBox="0 0 282 485" svg:d="M282 328c0-83-58-155-135-155-33 0-64 11-89 37v-138c14 5 38 10 60 10 87 0 136-64 136-74 0-5-1-8-6-8-2 0-3 0-6 2-15 6-48 20-96 20-29 0-61-4-95-19-5-3-6-3-8-3-6 0-6 6-6 18v208c0 12 0 19 9 19 5 0 7-2 10-7 6-11 34-49 90-49 36 0 56 32 60 45 12 27 13 54 13 89 0 24 0 67-17 96-16 27-44 46-76 46-51 0-91-36-104-78 2 0 5 0 13 0 23 0 35-17 35-33 0-18-12-36-35-36-11 0-35 5-35 39 0 59 50 128 128 128 82 0 154-67 154-157z">
            <text:p/>
          </draw:path>
          <draw:path draw:style-name="gr3" draw:text-style-name="P7" draw:layer="layout" svg:width="0.281cm" svg:height="0.484cm" svg:x="5.612cm" svg:y="1.75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61 48 128 128 128 82 0 154-67 154-157z">
            <text:p/>
          </draw:path>
          <draw:path draw:style-name="gr3" draw:text-style-name="P7" draw:layer="layout" svg:width="0.292cm" svg:height="0.484cm" svg:x="6.66cm" svg:y="1.75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9-12 94-21 43-55 46-71 46z">
            <text:p/>
          </draw:path>
          <draw:path draw:style-name="gr3" draw:text-style-name="P7" draw:layer="layout" svg:width="0.031cm" svg:height="0.452cm" svg:x="7.084cm" svg:y="0.7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4cm" svg:y="1.1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4cm" svg:y="1.6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4cm" svg:y="2.034cm" svg:viewBox="0 0 32 453" svg:d="M0 427c0 11 0 26 16 26s16-15 16-26v-401c0-12 0-26-16-26s-16 14-16 26z">
            <text:p/>
          </draw:path>
        </draw:g>
        <draw:g xml:id="id102" draw:id="id102">
          <svg:title>TexMaths</svg:title>
          <svg:desc>20§display§= 12 - 25 =  - 13§svg§600§FALSE§</svg:desc>
          <draw:polygon draw:style-name="gr2" draw:text-style-name="P6" draw:layer="layout" svg:width="5.094cm" svg:height="0.413cm" svg:x="8.357cm" svg:y="1.501cm" svg:viewBox="0 0 5095 414" draw:points="2547,414 0,414 0,0 5095,0 5095,414">
            <text:p/>
          </draw:polygon>
          <draw:path draw:style-name="gr3" draw:text-style-name="P7" draw:layer="layout" svg:width="0.468cm" svg:height="0.165cm" svg:x="8.362cm" svg:y="1.67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33cm" svg:height="0.469cm" svg:x="9.127cm" svg:y="1.466cm" svg:viewBox="0 0 234 470" svg:d="M146 18c0-16 0-18-16-18-45 45-108 45-130 45v22c14 0 56 0 93-19v366c0 25-2 33-66 33h-22v23c24-4 86-4 113-4 29 0 90 0 116 4v-23h-23c-64 0-65-8-65-33z">
            <text:p/>
          </draw:path>
          <draw:path draw:style-name="gr3" draw:text-style-name="P7" draw:layer="layout" svg:width="0.281cm" svg:height="0.469cm" svg:x="9.45cm" svg:y="1.466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29cm" svg:height="0.029cm" svg:x="9.981cm" svg:y="1.744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0.661cm" svg:y="1.466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281cm" svg:height="0.483cm" svg:x="11.013cm" svg:y="1.466cm" svg:viewBox="0 0 282 484" svg:d="M282 327c0-83-58-154-135-154-33 0-64 11-89 36v-137c14 5 38 9 60 9 87 0 136-63 136-73 0-5-1-8-6-8-2 0-3 0-6 2-15 6-48 20-96 20-29 0-61-4-95-19-5-3-6-3-8-3-6 0-6 6-6 18v207c0 13 0 19 9 19 5 0 7-1 8-6 8-11 36-50 92-50 36 0 54 32 60 45 12 27 13 55 13 90 0 24 0 67-17 96-16 27-44 46-76 46-51 0-91-37-104-78 2 0 5 0 13 0 23 0 35-18 35-34 0-18-12-35-35-35-11 0-35 5-35 38 0 59 48 128 128 128 82 0 154-67 154-157z">
            <text:p/>
          </draw:path>
          <draw:path draw:style-name="gr3" draw:text-style-name="P7" draw:layer="layout" svg:width="0.468cm" svg:height="0.165cm" svg:x="11.564cm" svg:y="1.67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2.325cm" svg:y="1.744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876cm" svg:y="1.466cm" svg:viewBox="0 0 234 470" svg:d="M146 18c0-16 0-18-18-18-43 45-106 45-128 45v22c14 0 56 0 93-19v366c0 25-2 33-66 33h-22v23c24-4 86-4 113-4 29 0 90 0 116 4v-23h-23c-64 0-65-8-65-33z">
            <text:p/>
          </draw:path>
          <draw:path draw:style-name="gr3" draw:text-style-name="P7" draw:layer="layout" svg:width="0.292cm" svg:height="0.483cm" svg:x="13.194cm" svg:y="1.466cm" svg:viewBox="0 0 293 484" svg:d="M176 220c58-17 98-67 98-123 0-57-61-97-130-97-72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</draw:g>
        <draw:g xml:id="id103" draw:id="id103">
          <svg:title>TexMaths</svg:title>
          <svg:desc>22§display§\therefore \ \ A_{12} = (-1)^{1+2}( - 13 ) =  13§svg§600§FALSE§</svg:desc>
          <draw:polygon draw:style-name="gr2" draw:text-style-name="P6" draw:layer="layout" svg:width="9.901cm" svg:height="0.795cm" svg:x="15.076cm" svg:y="1.208cm" svg:viewBox="0 0 9902 796" draw:points="4951,796 0,796 0,0 9902,0 9902,796">
            <text:p/>
          </draw:polygon>
          <draw:path draw:style-name="gr3" draw:text-style-name="P7" draw:layer="layout" svg:width="0.469cm" svg:height="0.418cm" svg:x="15.06cm" svg:y="1.489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6.31cm" svg:y="1.294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198cm" svg:height="0.36cm" svg:x="16.922cm" svg:y="1.60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17.206cm" svg:y="1.6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7.776cm" svg:y="1.5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8.626cm" svg:y="1.26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8.915cm" svg:y="1.63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52cm" svg:y="1.3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883cm" svg:y="1.26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20.198cm" svg:y="1.1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20.485cm" svg:y="1.194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20.956cm" svg:y="1.1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1.345cm" svg:y="1.26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21.634cm" svg:y="1.63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2.24cm" svg:y="1.33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2.59cm" svg:y="1.333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2.988cm" svg:y="1.26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3.503cm" svg:y="1.5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4.345cm" svg:y="1.3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4.695cm" svg:y="1.33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104" draw:id="id104">
          <svg:title>TexMaths</svg:title>
          <svg:desc>20§display§M_{13} = \begin{vmatrix}    2 &amp; \ \ 3 \\
                                               5 &amp;    -2  \end{vmatrix}§svg§600§FALSE§</svg:desc>
          <draw:polygon draw:style-name="gr2" draw:text-style-name="P6" draw:layer="layout" svg:width="4.464cm" svg:height="1.647cm" svg:x="3.163cm" svg:y="3.005cm" svg:viewBox="0 0 4465 1648" draw:points="2232,1648 0,1648 0,0 4465,0 4465,1648">
            <text:p/>
          </draw:polygon>
          <draw:path draw:style-name="gr3" draw:text-style-name="P7" draw:layer="layout" svg:width="0.705cm" svg:height="0.48cm" svg:x="3.157cm" svg:y="3.523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18cm" svg:height="0.327cm" svg:x="3.864cm" svg:y="3.783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26cm" svg:height="0.337cm" svg:x="4.117cm" svg:y="3.7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4.64cm" svg:y="3.7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5cm" svg:y="2.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3.3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3.8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4.235cm" svg:viewBox="0 0 32 453" svg:d="M0 427c0 11 0 26 16 26s16-15 16-26v-401c0-12 0-26-16-26s-16 14-16 26z">
            <text:p/>
          </draw:path>
          <draw:path draw:style-name="gr3" draw:text-style-name="P7" draw:layer="layout" svg:width="0.281cm" svg:height="0.469cm" svg:x="5.613cm" svg:y="3.10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92cm" svg:height="0.484cm" svg:x="7.169cm" svg:y="3.10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84cm" svg:x="5.613cm" svg:y="3.951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61 48 128 128 128 82 0 154-67 154-157z">
            <text:p/>
          </draw:path>
          <draw:path draw:style-name="gr3" draw:text-style-name="P7" draw:layer="layout" svg:width="0.429cm" svg:height="0.029cm" svg:x="6.69cm" svg:y="4.22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7.214cm" svg:y="3.9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7.633cm" svg:y="2.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3cm" svg:y="3.3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3cm" svg:y="3.8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3cm" svg:y="4.235cm" svg:viewBox="0 0 32 453" svg:d="M0 427c0 11 0 26 16 26s16-15 16-26v-401c0-12 0-26-16-26s-16 14-16 26z">
            <text:p/>
          </draw:path>
        </draw:g>
        <draw:g xml:id="id105" draw:id="id105">
          <svg:title>TexMaths</svg:title>
          <svg:desc>20§display§= - 4 - 15 =  - 19§svg§600§FALSE§</svg:desc>
          <draw:polygon draw:style-name="gr2" draw:text-style-name="P6" draw:layer="layout" svg:width="5.288cm" svg:height="0.421cm" svg:x="8.357cm" svg:y="3.704cm" svg:viewBox="0 0 5289 422" draw:points="2644,422 0,422 0,0 5289,0 5289,422">
            <text:p/>
          </draw:polygon>
          <draw:path draw:style-name="gr3" draw:text-style-name="P7" draw:layer="layout" svg:width="0.468cm" svg:height="0.165cm" svg:x="8.362cm" svg:y="3.88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9.122cm" svg:y="3.955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5cm" svg:x="9.63cm" svg:y="3.669cm" svg:viewBox="0 0 314 476" svg:d="M187 361v61c0 25 0 33-53 33h-14v21c29-2 66-2 94-2 31 0 68 0 96 2v-21h-14c-53 0-54-8-54-33v-61h72v-22h-72v-321c0-13 0-18-12-18-6 0-8 0-12 8l-218 331v22zM192 339h-173l173-262z">
            <text:p/>
          </draw:path>
          <draw:path draw:style-name="gr3" draw:text-style-name="P7" draw:layer="layout" svg:width="0.429cm" svg:height="0.029cm" svg:x="10.176cm" svg:y="3.9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883cm" svg:y="3.677cm" svg:viewBox="0 0 234 470" svg:d="M146 18c0-16 0-18-18-18-43 45-106 45-128 45v22c14 0 56 0 93-19v366c0 25-2 33-66 33h-22v23c24-4 86-4 113-4 29 0 90 0 116 4v-23h-23c-64 0-65-8-65-33z">
            <text:p/>
          </draw:path>
          <draw:path draw:style-name="gr3" draw:text-style-name="P7" draw:layer="layout" svg:width="0.281cm" svg:height="0.483cm" svg:x="11.208cm" svg:y="3.677cm" svg:viewBox="0 0 282 484" svg:d="M282 327c0-83-58-154-135-154-33 0-64 11-89 36v-137c14 5 38 9 60 9 87 0 136-63 136-73 0-5-1-8-6-8-2 0-3 0-6 2-15 6-48 20-96 20-29 0-61-4-95-19-5-3-6-3-8-3-6 0-6 6-6 18v207c0 13 0 19 9 19 5 0 7-1 10-6 6-11 34-50 90-50 36 0 56 32 60 45 12 27 13 55 13 90 0 24 0 67-17 96-16 27-44 46-76 46-51 0-91-37-104-78 2 0 5 0 13 0 23 0 35-18 35-34 0-18-12-35-35-35-11 0-35 5-35 38 0 59 50 128 128 128 82 0 154-67 154-157z">
            <text:p/>
          </draw:path>
          <draw:path draw:style-name="gr3" draw:text-style-name="P7" draw:layer="layout" svg:width="0.468cm" svg:height="0.165cm" svg:x="11.758cm" svg:y="3.88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2.52cm" svg:y="3.9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3.07cm" svg:y="3.677cm" svg:viewBox="0 0 234 470" svg:d="M146 18c0-16 0-18-16-18-45 45-108 45-130 45v22c14 0 56 0 93-19v366c0 25-2 33-66 33h-22v23c24-4 86-4 113-4 29 0 90 0 116 4v-23h-23c-64 0-65-8-65-33z">
            <text:p/>
          </draw:path>
          <draw:path draw:style-name="gr3" draw:text-style-name="P7" draw:layer="layout" svg:width="0.292cm" svg:height="0.483cm" svg:x="13.388cm" svg:y="3.677cm" svg:viewBox="0 0 293 484" svg:d="M230 244v23c0 166-73 198-115 198-13 0-49-2-69-26 31 0 37-20 37-32 0-22-17-33-33-33-12 0-32 6-32 35 0 46 38 75 97 75 91 0 178-96 178-246 0-190-82-238-144-238-39 0-74 13-104 45-29 32-45 60-45 113 0 88 62 157 141 157 43 0 72-29 89-71zM142 299c-11 0-44 0-65-43-13-28-13-63-13-96 0-39 0-72 14-98 20-35 47-44 71-44 33 0 56 24 69 55 8 23 11 68 11 100 0 59-24 126-87 126z">
            <text:p/>
          </draw:path>
        </draw:g>
        <draw:g xml:id="id107" draw:id="id107">
          <svg:title>TexMaths</svg:title>
          <svg:desc>20§display§M_{21} = \begin{vmatrix}     -1  &amp;  4 \\
                                                -2  &amp;  6 \end{vmatrix}§svg§600§FALSE§</svg:desc>
          <draw:polygon draw:style-name="gr2" draw:text-style-name="P6" draw:layer="layout" svg:width="4.464cm" svg:height="1.647cm" svg:x="3.163cm" svg:y="5.008cm" svg:viewBox="0 0 4465 1648" draw:points="2232,1648 0,1648 0,0 4465,0 4465,1648">
            <text:p/>
          </draw:polygon>
          <draw:path draw:style-name="gr3" draw:text-style-name="P7" draw:layer="layout" svg:width="0.705cm" svg:height="0.48cm" svg:x="3.157cm" svg:y="5.526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18cm" svg:height="0.327cm" svg:x="3.842cm" svg:y="5.78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cm" svg:height="0.327cm" svg:x="4.144cm" svg:y="5.786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4.64cm" svg:y="5.74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5cm" svg:y="4.97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5.39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5.81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6.238cm" svg:viewBox="0 0 32 453" svg:d="M0 427c0 11 0 26 16 26s16-15 16-26v-401c0-12 0-26-16-26s-16 14-16 26z">
            <text:p/>
          </draw:path>
          <draw:path draw:style-name="gr3" draw:text-style-name="P7" draw:layer="layout" svg:width="0.429cm" svg:height="0.029cm" svg:x="5.636cm" svg:y="5.38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186cm" svg:y="5.11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13cm" svg:height="0.476cm" svg:x="7.199cm" svg:y="5.103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5.636cm" svg:y="6.23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159cm" svg:y="5.95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7.209cm" svg:y="5.954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9-12 94-21 43-55 46-71 46z">
            <text:p/>
          </draw:path>
          <draw:path draw:style-name="gr3" draw:text-style-name="P7" draw:layer="layout" svg:width="0.031cm" svg:height="0.452cm" svg:x="7.633cm" svg:y="4.97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3cm" svg:y="5.39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3cm" svg:y="5.81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3cm" svg:y="6.238cm" svg:viewBox="0 0 32 453" svg:d="M0 427c0 11 0 26 16 26s16-15 16-26v-401c0-12 0-26-16-26s-16 14-16 26z">
            <text:p/>
          </draw:path>
        </draw:g>
        <draw:g xml:id="id108" draw:id="id108">
          <svg:title>TexMaths</svg:title>
          <svg:desc>20§display§= - 6 + 8 =  2§svg§600§FALSE§</svg:desc>
          <draw:polygon draw:style-name="gr2" draw:text-style-name="P6" draw:layer="layout" svg:width="4.033cm" svg:height="0.457cm" svg:x="8.357cm" svg:y="5.703cm" svg:viewBox="0 0 4034 458" draw:points="2017,458 0,458 0,0 4034,0 4034,458">
            <text:p/>
          </draw:polygon>
          <draw:path draw:style-name="gr3" draw:text-style-name="P7" draw:layer="layout" svg:width="0.468cm" svg:height="0.165cm" svg:x="8.362cm" svg:y="5.8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9.122cm" svg:y="5.946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9.64cm" svg:y="5.668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468cm" svg:height="0.469cm" svg:x="10.157cm" svg:y="5.7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0.849cm" svg:y="5.668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21 13 53 34 53 77 0 53-53 90-111 90-61 0-112-44-112-103 0-41 23-86 83-118z">
            <text:p/>
          </draw:path>
          <draw:path draw:style-name="gr3" draw:text-style-name="P7" draw:layer="layout" svg:width="0.468cm" svg:height="0.165cm" svg:x="11.406cm" svg:y="5.8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12.143cm" svg:y="5.66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</draw:g>
        <draw:g xml:id="id106" draw:id="id106">
          <svg:title>TexMaths</svg:title>
          <svg:desc>22§display§\therefore \ \ A_{13} = (-1)^{1+3}( - 19 ) = - 19§svg§600§FALSE§</svg:desc>
          <draw:polygon draw:style-name="gr2" draw:text-style-name="P6" draw:layer="layout" svg:width="10.502cm" svg:height="0.795cm" svg:x="15.277cm" svg:y="3.413cm" svg:viewBox="0 0 10503 796" draw:points="5252,796 0,796 0,0 10503,0 10503,796">
            <text:p/>
          </draw:polygon>
          <draw:path draw:style-name="gr3" draw:text-style-name="P7" draw:layer="layout" svg:width="0.469cm" svg:height="0.418cm" svg:x="15.261cm" svg:y="3.694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6.511cm" svg:y="3.499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198cm" svg:height="0.36cm" svg:x="17.123cm" svg:y="3.80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7.401cm" svg:y="3.809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7.977cm" svg:y="3.7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8.827cm" svg:y="3.47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9.115cm" svg:y="3.8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721cm" svg:y="3.5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083cm" svg:y="3.47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20.398cm" svg:y="3.37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20.685cm" svg:y="3.399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21.152cm" svg:y="3.374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21.546cm" svg:y="3.47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21.834cm" svg:y="3.8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2.44cm" svg:y="3.53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2.79cm" svg:y="3.538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18cm" svg:height="0.773cm" svg:x="23.188cm" svg:y="3.47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3.704cm" svg:y="3.7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4.54cm" svg:y="3.8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5.147cm" svg:y="3.5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5.497cm" svg:y="3.538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</draw:g>
        <draw:g xml:id="id109" draw:id="id109">
          <svg:title>TexMaths</svg:title>
          <svg:desc>22§display§\therefore \ \ A_{21} = (-1)^{2+1}(2) = - 2§svg§600§FALSE§</svg:desc>
          <draw:polygon draw:style-name="gr2" draw:text-style-name="P6" draw:layer="layout" svg:width="9.12cm" svg:height="0.795cm" svg:x="15.077cm" svg:y="5.413cm" svg:viewBox="0 0 9121 796" draw:points="4562,796 0,796 0,0 9121,0 9121,796">
            <text:p/>
          </draw:polygon>
          <draw:path draw:style-name="gr3" draw:text-style-name="P7" draw:layer="layout" svg:width="0.469cm" svg:height="0.418cm" svg:x="15.061cm" svg:y="5.694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6.311cm" svg:y="5.499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cm" svg:height="0.36cm" svg:x="16.898cm" svg:y="5.80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17.231cm" svg:y="5.80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7.776cm" svg:y="5.7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8.627cm" svg:y="5.47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8.915cm" svg:y="5.8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521cm" svg:y="5.5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883cm" svg:y="5.47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20.173cm" svg:y="5.3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20.485cm" svg:y="5.399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20.981cm" svg:y="5.37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1.346cm" svg:y="5.47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1.608cm" svg:y="5.5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22cm" svg:y="5.47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2.514cm" svg:y="5.7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3.352cm" svg:y="5.84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3.927cm" svg:y="5.5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</draw:g>
        <draw:g xml:id="id110" draw:id="id110">
          <svg:title>TexMaths</svg:title>
          <svg:desc>20§display§M_{22} = \begin{vmatrix}   5  &amp;   4 \\
                                              5  &amp;   6  \end{vmatrix}§svg§600§FALSE§</svg:desc>
          <draw:polygon draw:style-name="gr2" draw:text-style-name="P6" draw:layer="layout" svg:width="3.917cm" svg:height="1.647cm" svg:x="3.164cm" svg:y="7.01cm" svg:viewBox="0 0 3918 1648" draw:points="1958,1648 0,1648 0,0 3918,0 3918,1648">
            <text:p/>
          </draw:polygon>
          <draw:path draw:style-name="gr3" draw:text-style-name="P7" draw:layer="layout" svg:width="0.705cm" svg:height="0.48cm" svg:x="3.158cm" svg:y="7.528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18cm" svg:height="0.327cm" svg:x="3.843cm" svg:y="7.78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18cm" svg:height="0.327cm" svg:x="4.123cm" svg:y="7.78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641cm" svg:y="7.75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6cm" svg:y="6.97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6cm" svg:y="7.3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6cm" svg:y="7.81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6cm" svg:y="8.24cm" svg:viewBox="0 0 32 453" svg:d="M0 427c0 11 0 26 16 26s16-15 16-26v-401c0-12 0-26-16-26s-16 14-16 26z">
            <text:p/>
          </draw:path>
          <draw:path draw:style-name="gr3" draw:text-style-name="P7" draw:layer="layout" svg:width="0.281cm" svg:height="0.484cm" svg:x="5.614cm" svg:y="7.113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59 48 128 128 128 82 0 154-67 154-157z">
            <text:p/>
          </draw:path>
          <draw:path draw:style-name="gr3" draw:text-style-name="P7" draw:layer="layout" svg:width="0.313cm" svg:height="0.476cm" svg:x="6.652cm" svg:y="7.105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81cm" svg:height="0.484cm" svg:x="5.614cm" svg:y="7.95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61 48 128 128 128 82 0 154-67 154-157z">
            <text:p/>
          </draw:path>
          <draw:path draw:style-name="gr3" draw:text-style-name="P7" draw:layer="layout" svg:width="0.292cm" svg:height="0.484cm" svg:x="6.662cm" svg:y="7.956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9-12 94-21 43-55 46-71 46z">
            <text:p/>
          </draw:path>
          <draw:path draw:style-name="gr3" draw:text-style-name="P7" draw:layer="layout" svg:width="0.031cm" svg:height="0.452cm" svg:x="7.086cm" svg:y="6.97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6cm" svg:y="7.3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6cm" svg:y="7.81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6cm" svg:y="8.24cm" svg:viewBox="0 0 32 453" svg:d="M0 427c0 11 0 26 16 26s16-15 16-26v-401c0-12 0-26-16-26s-16 14-16 26z">
            <text:p/>
          </draw:path>
        </draw:g>
        <draw:g xml:id="id111" draw:id="id111">
          <svg:title>TexMaths</svg:title>
          <svg:desc>20§display§= 30 - 20 =  10§svg§600§FALSE§</svg:desc>
          <draw:polygon draw:style-name="gr2" draw:text-style-name="P6" draw:layer="layout" svg:width="4.55cm" svg:height="0.413cm" svg:x="8.358cm" svg:y="7.703cm" svg:viewBox="0 0 4551 414" draw:points="2275,414 0,414 0,0 4551,0 4551,414">
            <text:p/>
          </draw:polygon>
          <draw:path draw:style-name="gr3" draw:text-style-name="P7" draw:layer="layout" svg:width="0.468cm" svg:height="0.165cm" svg:x="8.363cm" svg:y="7.877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92cm" svg:height="0.483cm" svg:x="9.094cm" svg:y="7.668cm" svg:viewBox="0 0 293 484" svg:d="M176 220c58-17 98-67 98-123 0-57-61-97-130-97-70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  <draw:path draw:style-name="gr3" draw:text-style-name="P7" draw:layer="layout" svg:width="0.297cm" svg:height="0.483cm" svg:x="9.444cm" svg:y="7.668cm" svg:viewBox="0 0 298 484" svg:d="M298 244c0-57-4-113-29-166-32-67-90-78-120-78-42 0-95 18-123 83-23 50-26 104-26 161 0 53 3 115 32 170 30 56 82 70 117 70 38 0 91-14 123-81 22-48 26-104 26-159zM149 470c-27 0-71-18-82-87-8-41-8-107-8-148 0-45 0-91 5-130 14-83 67-89 85-89 22 0 69 13 83 81 6 40 6 93 6 138 0 53 0 100-8 145-9 67-49 90-81 90z">
            <text:p/>
          </draw:path>
          <draw:path draw:style-name="gr3" draw:text-style-name="P7" draw:layer="layout" svg:width="0.429cm" svg:height="0.029cm" svg:x="9.982cm" svg:y="7.94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0.662cm" svg:y="7.668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297cm" svg:height="0.483cm" svg:x="11.006cm" svg:y="7.668cm" svg:viewBox="0 0 298 484" svg:d="M298 244c0-57-4-113-29-166-32-67-90-78-120-78-42 0-95 18-123 83-23 50-26 104-26 161 0 53 3 115 32 170 30 56 82 70 117 70 38 0 91-14 123-81 22-48 26-104 26-159zM149 470c-27 0-71-18-82-87-8-41-8-107-8-148 0-45 0-91 5-130 14-83 67-89 85-89 22 0 70 13 83 81 6 40 6 93 6 138 0 53 0 100-8 145-9 67-49 90-81 90z">
            <text:p/>
          </draw:path>
          <draw:path draw:style-name="gr3" draw:text-style-name="P7" draw:layer="layout" svg:width="0.468cm" svg:height="0.165cm" svg:x="11.565cm" svg:y="7.877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33cm" svg:height="0.469cm" svg:x="12.33cm" svg:y="7.668cm" svg:viewBox="0 0 234 470" svg:d="M146 18c0-16 0-18-16-18-45 45-108 45-130 45v22c14 0 56 0 93-19v366c0 25-2 33-66 33h-22v23c24-4 86-4 113-4 29 0 90 0 116 4v-23h-23c-64 0-65-8-65-33z">
            <text:p/>
          </draw:path>
          <draw:path draw:style-name="gr3" draw:text-style-name="P7" draw:layer="layout" svg:width="0.297cm" svg:height="0.483cm" svg:x="12.646cm" svg:y="7.668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</draw:g>
        <draw:g xml:id="id112" draw:id="id112">
          <svg:title>TexMaths</svg:title>
          <svg:desc>22§display§\therefore \ \ A_{22} = (-1)^{2+2}( 10 ) =  10§svg§600§FALSE§</svg:desc>
          <draw:polygon draw:style-name="gr2" draw:text-style-name="P6" draw:layer="layout" svg:width="9.303cm" svg:height="0.795cm" svg:x="15.077cm" svg:y="7.413cm" svg:viewBox="0 0 9304 796" draw:points="4652,796 0,796 0,0 9304,0 9304,796">
            <text:p/>
          </draw:polygon>
          <draw:path draw:style-name="gr3" draw:text-style-name="P7" draw:layer="layout" svg:width="0.469cm" svg:height="0.418cm" svg:x="15.061cm" svg:y="7.694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6.311cm" svg:y="7.499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24cm" svg:height="0.36cm" svg:x="16.899cm" svg:y="7.80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6cm" svg:x="17.207cm" svg:y="7.80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7.777cm" svg:y="7.7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8.627cm" svg:y="7.47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8.916cm" svg:y="7.8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521cm" svg:y="7.5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884cm" svg:y="7.47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20.174cm" svg:y="7.3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9cm" svg:height="0.4cm" svg:x="20.486cm" svg:y="7.399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20.958cm" svg:y="7.3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1.347cm" svg:y="7.47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21.639cm" svg:y="7.5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1.987cm" svg:y="7.538cm" svg:viewBox="0 0 327 533" svg:d="M327 269c0-63-3-125-31-183-35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18cm" svg:height="0.773cm" svg:x="22.387cm" svg:y="7.47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2.903cm" svg:y="7.7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3.744cm" svg:y="7.5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4.093cm" svg:y="7.538cm" svg:viewBox="0 0 327 533" svg:d="M327 269c0-63-3-125-31-183-35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 xml:id="id113" draw:id="id113">
          <svg:title>TexMaths</svg:title>
          <svg:desc>20§display§M_{23} = \begin{vmatrix}  5  &amp;  -1 \\
                                             5  &amp;  -2 \end{vmatrix}§svg§600§FALSE§</svg:desc>
          <draw:polygon draw:style-name="gr2" draw:text-style-name="P6" draw:layer="layout" svg:width="4.464cm" svg:height="1.647cm" svg:x="3.165cm" svg:y="9.105cm" svg:viewBox="0 0 4465 1648" draw:points="2232,1648 0,1648 0,0 4465,0 4465,1648">
            <text:p/>
          </draw:polygon>
          <draw:path draw:style-name="gr3" draw:text-style-name="P7" draw:layer="layout" svg:width="0.705cm" svg:height="0.48cm" svg:x="3.159cm" svg:y="9.623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18cm" svg:height="0.327cm" svg:x="3.844cm" svg:y="9.88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26cm" svg:height="0.337cm" svg:x="4.119cm" svg:y="9.8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4.642cm" svg:y="9.8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7cm" svg:y="9.0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7cm" svg:y="9.4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7cm" svg:y="9.9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7cm" svg:y="10.335cm" svg:viewBox="0 0 32 453" svg:d="M0 427c0 11 0 26 16 26s16-15 16-26v-401c0-12 0-26-16-26s-16 14-16 26z">
            <text:p/>
          </draw:path>
          <draw:path draw:style-name="gr3" draw:text-style-name="P7" draw:layer="layout" svg:width="0.281cm" svg:height="0.484cm" svg:x="5.615cm" svg:y="9.208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59 48 128 128 128 82 0 154-67 154-157z">
            <text:p/>
          </draw:path>
          <draw:path draw:style-name="gr3" draw:text-style-name="P7" draw:layer="layout" svg:width="0.429cm" svg:height="0.029cm" svg:x="6.692cm" svg:y="9.48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243cm" svg:y="9.20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84cm" svg:x="5.615cm" svg:y="10.051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61 48 128 128 128 82 0 154-67 154-157z">
            <text:p/>
          </draw:path>
          <draw:path draw:style-name="gr3" draw:text-style-name="P7" draw:layer="layout" svg:width="0.429cm" svg:height="0.029cm" svg:x="6.692cm" svg:y="10.32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7.216cm" svg:y="10.0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7.635cm" svg:y="9.0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5cm" svg:y="9.4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5cm" svg:y="9.9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5cm" svg:y="10.335cm" svg:viewBox="0 0 32 453" svg:d="M0 427c0 11 0 26 16 26s16-15 16-26v-401c0-12 0-26-16-26s-16 14-16 26z">
            <text:p/>
          </draw:path>
        </draw:g>
        <draw:g xml:id="id114" draw:id="id114">
          <svg:title>TexMaths</svg:title>
          <svg:desc>20§display§= -10 + 5 = - 5§svg§600§FALSE§</svg:desc>
          <draw:polygon draw:style-name="gr2" draw:text-style-name="P6" draw:layer="layout" svg:width="4.932cm" svg:height="0.457cm" svg:x="8.36cm" svg:y="9.902cm" svg:viewBox="0 0 4933 458" draw:points="2466,458 0,458 0,0 4933,0 4933,458">
            <text:p/>
          </draw:polygon>
          <draw:path draw:style-name="gr3" draw:text-style-name="P7" draw:layer="layout" svg:width="0.468cm" svg:height="0.165cm" svg:x="8.365cm" svg:y="10.07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9.125cm" svg:y="10.14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677cm" svg:y="9.86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9.992cm" svg:y="9.86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68cm" svg:height="0.469cm" svg:x="10.512cm" svg:y="9.92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84cm" svg:x="11.211cm" svg:y="9.867cm" svg:viewBox="0 0 282 485" svg:d="M282 328c0-83-58-155-135-155-33 0-64 11-89 37v-138c14 5 38 10 60 10 87 0 136-64 136-74 0-5-1-8-6-8-2 0-3 0-6 2-15 6-48 20-96 20-29 0-61-4-95-19-5-3-6-3-8-3-6 0-6 6-6 18v208c0 12 0 19 9 19 5 0 7-2 10-7 6-11 34-49 90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468cm" svg:height="0.165cm" svg:x="11.762cm" svg:y="10.07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12.523cm" svg:y="10.14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3.046cm" svg:y="9.867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</draw:g>
        <draw:g xml:id="id115" draw:id="id115">
          <svg:title>TexMaths</svg:title>
          <svg:desc>22§display§\therefore \ \ A_{23} = (-1)^{2+3}( - 5 ) =  5§svg§600§FALSE§</svg:desc>
          <draw:polygon draw:style-name="gr2" draw:text-style-name="P6" draw:layer="layout" svg:width="9.12cm" svg:height="0.795cm" svg:x="14.979cm" svg:y="9.61cm" svg:viewBox="0 0 9121 796" draw:points="4562,796 0,796 0,0 9121,0 9121,796">
            <text:p/>
          </draw:polygon>
          <draw:path draw:style-name="gr3" draw:text-style-name="P7" draw:layer="layout" svg:width="0.469cm" svg:height="0.418cm" svg:x="14.963cm" svg:y="9.89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6.213cm" svg:y="9.696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cm" svg:height="0.36cm" svg:x="16.8cm" svg:y="10.0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17.103cm" svg:y="10.006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7.678cm" svg:y="9.9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8.529cm" svg:y="9.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8.817cm" svg:y="10.0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423cm" svg:y="9.7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785cm" svg:y="9.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20.075cm" svg:y="9.5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20.387cm" svg:y="9.596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20.853cm" svg:y="9.57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21.248cm" svg:y="9.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21.536cm" svg:y="10.0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2.112cm" svg:y="9.73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18cm" svg:height="0.773cm" svg:x="22.502cm" svg:y="9.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3.018cm" svg:y="9.9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23.829cm" svg:y="9.73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</draw:g>
        <draw:g xml:id="id116" draw:id="id116">
          <svg:title>TexMaths</svg:title>
          <svg:desc>20§display§M_{31} = \begin{vmatrix}     -1  &amp;  4 \\
                                           \ \   3  &amp;  5 \end{vmatrix}§svg§600§FALSE§</svg:desc>
          <draw:polygon draw:style-name="gr2" draw:text-style-name="P6" draw:layer="layout" svg:width="4.464cm" svg:height="1.647cm" svg:x="3.166cm" svg:y="11.205cm" svg:viewBox="0 0 4465 1648" draw:points="2232,1648 0,1648 0,0 4465,0 4465,1648">
            <text:p/>
          </draw:polygon>
          <draw:path draw:style-name="gr3" draw:text-style-name="P7" draw:layer="layout" svg:width="0.705cm" svg:height="0.48cm" svg:x="3.16cm" svg:y="11.723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26cm" svg:height="0.337cm" svg:x="3.84cm" svg:y="11.9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18cm" svg:height="0.327cm" svg:x="4.147cm" svg:y="11.98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4.643cm" svg:y="11.9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8cm" svg:y="11.1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8cm" svg:y="11.5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8cm" svg:y="12.0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8cm" svg:y="12.435cm" svg:viewBox="0 0 32 453" svg:d="M0 427c0 11 0 26 16 26s16-15 16-26v-401c0-12 0-26-16-26s-16 14-16 26z">
            <text:p/>
          </draw:path>
          <draw:path draw:style-name="gr3" draw:text-style-name="P7" draw:layer="layout" svg:width="0.429cm" svg:height="0.029cm" svg:x="5.639cm" svg:y="11.58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189cm" svg:y="11.30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13cm" svg:height="0.476cm" svg:x="7.202cm" svg:y="11.3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92cm" svg:height="0.484cm" svg:x="6.117cm" svg:y="12.15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84cm" svg:x="7.217cm" svg:y="12.151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6-76 46-51 0-91-36-104-78 2 0 5 0 13 0 23 0 35-17 35-33 0-18-12-36-35-36-11 0-35 5-35 39 0 61 50 128 128 128 82 0 154-67 154-157z">
            <text:p/>
          </draw:path>
          <draw:path draw:style-name="gr3" draw:text-style-name="P7" draw:layer="layout" svg:width="0.031cm" svg:height="0.452cm" svg:x="7.636cm" svg:y="11.1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6cm" svg:y="11.5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6cm" svg:y="12.0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6cm" svg:y="12.435cm" svg:viewBox="0 0 32 453" svg:d="M0 427c0 11 0 26 16 26s16-15 16-26v-401c0-12 0-26-16-26s-16 14-16 26z">
            <text:p/>
          </draw:path>
        </draw:g>
        <draw:g xml:id="id119" draw:id="id119">
          <svg:title>TexMaths</svg:title>
          <svg:desc>20§display§M_{32} = \begin{vmatrix}  5  &amp;  4  \\
                                             2  &amp;  5  \end{vmatrix}§svg§600§FALSE§</svg:desc>
          <draw:polygon draw:style-name="gr2" draw:text-style-name="P6" draw:layer="layout" svg:width="3.917cm" svg:height="1.647cm" svg:x="3.166cm" svg:y="13.304cm" svg:viewBox="0 0 3918 1648" draw:points="1958,1648 0,1648 0,0 3918,0 3918,1648">
            <text:p/>
          </draw:polygon>
          <draw:path draw:style-name="gr3" draw:text-style-name="P7" draw:layer="layout" svg:width="0.705cm" svg:height="0.48cm" svg:x="3.16cm" svg:y="13.82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26cm" svg:height="0.337cm" svg:x="3.84cm" svg:y="14.0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18cm" svg:height="0.327cm" svg:x="4.125cm" svg:y="14.08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643cm" svg:y="14.0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8cm" svg:y="13.2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8cm" svg:y="13.6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8cm" svg:y="14.1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8cm" svg:y="14.534cm" svg:viewBox="0 0 32 453" svg:d="M0 427c0 11 0 26 16 26s16-15 16-26v-401c0-12 0-26-16-26s-16 14-16 26z">
            <text:p/>
          </draw:path>
          <draw:path draw:style-name="gr3" draw:text-style-name="P7" draw:layer="layout" svg:width="0.281cm" svg:height="0.484cm" svg:x="5.616cm" svg:y="13.407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59 48 128 128 128 82 0 154-67 154-157z">
            <text:p/>
          </draw:path>
          <draw:path draw:style-name="gr3" draw:text-style-name="P7" draw:layer="layout" svg:width="0.313cm" svg:height="0.476cm" svg:x="6.654cm" svg:y="13.39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81cm" svg:height="0.469cm" svg:x="5.616cm" svg:y="14.2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81cm" svg:height="0.484cm" svg:x="6.67cm" svg:y="14.25cm" svg:viewBox="0 0 282 485" svg:d="M282 328c0-83-58-155-135-155-33 0-64 11-89 37v-138c14 5 38 10 60 10 87 0 136-64 136-74 0-5-1-8-6-8-2 0-3 0-6 2-15 6-48 20-96 20-29 0-61-4-95-19-5-3-6-3-8-3-6 0-6 6-6 18v208c0 12 0 19 9 19 5 0 7-2 10-7 6-11 34-49 90-49 36 0 56 32 60 45 12 27 13 54 13 89 0 24 0 67-17 96-16 27-44 46-76 46-51 0-91-36-104-78 2 0 5 0 13 0 23 0 35-17 35-33 0-18-12-36-35-36-11 0-35 5-35 39 0 61 50 128 128 128 82 0 154-67 154-157z">
            <text:p/>
          </draw:path>
          <draw:path draw:style-name="gr3" draw:text-style-name="P7" draw:layer="layout" svg:width="0.031cm" svg:height="0.452cm" svg:x="7.088cm" svg:y="13.2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8cm" svg:y="13.6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8cm" svg:y="14.1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8cm" svg:y="14.534cm" svg:viewBox="0 0 32 453" svg:d="M0 427c0 11 0 26 16 26s16-15 16-26v-401c0-12 0-26-16-26s-16 14-16 26z">
            <text:p/>
          </draw:path>
        </draw:g>
        <draw:g xml:id="id120" draw:id="id120">
          <svg:title>TexMaths</svg:title>
          <svg:desc>20§display§= 25 - 8 =  17§svg§600§FALSE§</svg:desc>
          <draw:polygon draw:style-name="gr2" draw:text-style-name="P6" draw:layer="layout" svg:width="4.216cm" svg:height="0.421cm" svg:x="8.36cm" svg:y="14.003cm" svg:viewBox="0 0 4217 422" draw:points="2109,422 0,422 0,0 4217,0 4217,422">
            <text:p/>
          </draw:polygon>
          <draw:path draw:style-name="gr3" draw:text-style-name="P7" draw:layer="layout" svg:width="0.468cm" svg:height="0.165cm" svg:x="8.365cm" svg:y="14.18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81cm" svg:height="0.469cm" svg:x="9.103cm" svg:y="13.974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281cm" svg:height="0.483cm" svg:x="9.453cm" svg:y="13.974cm" svg:viewBox="0 0 282 484" svg:d="M282 327c0-83-58-154-135-154-33 0-64 11-89 36v-137c14 5 38 9 60 9 87 0 136-63 136-73 0-5-1-8-6-8-2 0-3 0-6 2-15 6-48 20-96 20-29 0-61-4-95-19-5-3-6-3-8-3-6 0-6 6-6 18v207c0 13 0 19 9 19 5 0 7-1 8-6 8-11 36-50 92-50 36 0 54 32 60 45 12 27 13 55 13 90 0 24 0 67-17 96-16 27-44 46-76 46-51 0-91-37-104-78 2 0 5 0 13 0 23 0 35-18 35-34 0-18-12-35-35-35-11 0-35 5-35 38 0 59 48 128 128 128 82 0 154-67 154-157z">
            <text:p/>
          </draw:path>
          <draw:path draw:style-name="gr3" draw:text-style-name="P7" draw:layer="layout" svg:width="0.429cm" svg:height="0.029cm" svg:x="9.984cm" svg:y="14.25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10.658cm" svg:y="13.974cm" svg:viewBox="0 0 293 484" svg:d="M85 147c-32-21-35-45-35-58 0-41 46-71 96-71 52 0 97 36 97 87 0 40-27 74-70 98zM189 214c51-26 85-62 85-109 0-65-63-105-127-105-70 0-128 53-128 118 0 13 2 43 31 77 8 8 35 25 52 38-41 21-102 59-102 130 0 75 72 121 146 121 80 0 147-57 147-133 0-25-8-57-34-87-14-15-25-21-70-50zM118 244l87 55c19 12 53 33 53 76 0 53-53 90-111 90-61 0-112-43-112-102 0-42 23-87 83-119z">
            <text:p/>
          </draw:path>
          <draw:path draw:style-name="gr3" draw:text-style-name="P7" draw:layer="layout" svg:width="0.468cm" svg:height="0.165cm" svg:x="11.215cm" svg:y="14.18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33cm" svg:height="0.469cm" svg:x="11.981cm" svg:y="13.974cm" svg:viewBox="0 0 234 470" svg:d="M146 18c0-16 0-18-18-18-43 45-106 45-128 45v22c14 0 56 0 93-19v366c0 25-2 33-66 33h-22v23c24-4 86-4 113-4 29 0 90 0 116 4v-23h-23c-64 0-65-8-65-33z">
            <text:p/>
          </draw:path>
          <draw:path draw:style-name="gr3" draw:text-style-name="P7" draw:layer="layout" svg:width="0.301cm" svg:height="0.491cm" svg:x="12.31cm" svg:y="13.968cm" svg:viewBox="0 0 302 492" svg:d="M296 48c6-10 6-11 6-26h-171c-86 0-88-9-89-22h-18l-24 145h18c1-11 8-56 17-64 5-4 61-4 69-4h147c-8 11-64 88-80 111-62 95-86 192-86 264 0 8 0 40 32 40 33 0 33-32 33-40v-35c0-38 2-78 7-115 3-16 13-77 45-121z">
            <text:p/>
          </draw:path>
        </draw:g>
        <draw:g xml:id="id118" draw:id="id118">
          <svg:title>TexMaths</svg:title>
          <svg:desc>22§display§\therefore \ \ A_{31} = (-1)^{3+1}( - 17 ) =  - 17§svg§600§FALSE§</svg:desc>
          <draw:polygon draw:style-name="gr2" draw:text-style-name="P6" draw:layer="layout" svg:width="10.524cm" svg:height="0.795cm" svg:x="14.979cm" svg:y="11.611cm" svg:viewBox="0 0 10525 796" draw:points="5263,796 0,796 0,0 10525,0 10525,796">
            <text:p/>
          </draw:polygon>
          <draw:path draw:style-name="gr3" draw:text-style-name="P7" draw:layer="layout" svg:width="0.469cm" svg:height="0.418cm" svg:x="14.963cm" svg:y="11.8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6.213cm" svg:y="11.697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249cm" svg:height="0.37cm" svg:x="16.795cm" svg:y="12.0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198cm" svg:height="0.36cm" svg:x="17.133cm" svg:y="12.0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7.679cm" svg:y="11.9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8.529cm" svg:y="11.6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8.818cm" svg:y="12.0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423cm" svg:y="11.7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786cm" svg:y="11.6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20.071cm" svg:y="11.57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9cm" svg:height="0.4cm" svg:x="20.388cm" svg:y="11.597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20.884cm" svg:y="11.57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1.248cm" svg:y="11.6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21.537cm" svg:y="12.0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2.142cm" svg:y="11.73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32cm" svg:height="0.541cm" svg:x="22.503cm" svg:y="11.729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18cm" svg:height="0.773cm" svg:x="22.891cm" svg:y="11.6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3.406cm" svg:y="11.9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4.242cm" svg:y="12.0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85cm" svg:y="11.7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32cm" svg:height="0.541cm" svg:x="25.21cm" svg:y="11.729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</draw:g>
        <draw:g xml:id="id121" draw:id="id121">
          <svg:title>TexMaths</svg:title>
          <svg:desc>22§display§\therefore \ \ A_{32} = (-1)^{3+2}( 17 ) = - 17§svg§600§FALSE§</svg:desc>
          <draw:polygon draw:style-name="gr2" draw:text-style-name="P6" draw:layer="layout" svg:width="9.921cm" svg:height="0.795cm" svg:x="14.98cm" svg:y="13.711cm" svg:viewBox="0 0 9922 796" draw:points="4961,796 0,796 0,0 9922,0 9922,796">
            <text:p/>
          </draw:polygon>
          <draw:path draw:style-name="gr3" draw:text-style-name="P7" draw:layer="layout" svg:width="0.469cm" svg:height="0.418cm" svg:x="14.964cm" svg:y="13.9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6.214cm" svg:y="13.797cm" svg:viewBox="0 0 531 556" svg:d="M111 466c-30 51-60 64-95 66-9 0-16 0-16 15 0 4 4 9 11 9 21 0 44-3 66-3 25 0 53 3 78 3 3 0 14 0 14-16 0-8-7-8-12-8-18-2-37-9-37-29 0-8 5-17 10-28l60-98h195c2 15 13 121 13 128 0 25-41 27-57 27-10 0-19 0-19 15 0 9 11 9 12 9 32 0 66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9cm" svg:height="0.37cm" svg:x="16.796cm" svg:y="14.1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cm" svg:height="0.36cm" svg:x="17.109cm" svg:y="14.1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7.68cm" svg:y="14.0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8.53cm" svg:y="13.7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8.818cm" svg:y="14.1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424cm" svg:y="13.8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786cm" svg:y="13.7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20.071cm" svg:y="13.67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9cm" svg:height="0.4cm" svg:x="20.388cm" svg:y="13.697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20.86cm" svg:y="13.6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1.249cm" svg:y="13.7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21.541cm" svg:y="13.8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32cm" svg:height="0.541cm" svg:x="21.902cm" svg:y="13.829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18cm" svg:height="0.773cm" svg:x="22.289cm" svg:y="13.7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2.804cm" svg:y="14.0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3.64cm" svg:y="14.1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248cm" svg:y="13.8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32cm" svg:height="0.541cm" svg:x="24.608cm" svg:y="13.829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</draw:g>
        <draw:g xml:id="id117" draw:id="id117">
          <svg:title>TexMaths</svg:title>
          <svg:desc>20§display§= - 5 - 12 = - 17§svg§600§FALSE§</svg:desc>
          <draw:polygon draw:style-name="gr2" draw:text-style-name="P6" draw:layer="layout" svg:width="5.308cm" svg:height="0.421cm" svg:x="8.358cm" svg:y="11.802cm" svg:viewBox="0 0 5309 422" draw:points="2654,422 0,422 0,0 5309,0 5309,422">
            <text:p/>
          </draw:polygon>
          <draw:path draw:style-name="gr3" draw:text-style-name="P7" draw:layer="layout" svg:width="0.468cm" svg:height="0.165cm" svg:x="8.363cm" svg:y="11.984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9.123cm" svg:y="12.05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3cm" svg:x="9.646cm" svg:y="11.773cm" svg:viewBox="0 0 282 484" svg:d="M282 327c0-83-58-154-135-154-33 0-64 11-89 36v-137c14 5 38 9 60 9 87 0 136-63 136-73 0-5-1-8-6-8-2 0-3 0-6 2-15 6-48 20-96 20-29 0-61-4-95-19-5-3-6-3-8-3-6 0-6 6-6 18v207c0 13 0 19 9 19 5 0 7-1 8-6 8-11 36-50 92-50 36 0 54 32 60 45 12 27 13 55 13 90 0 24 0 67-17 96-16 27-44 46-76 46-51 0-91-37-104-78 2 0 5 0 13 0 23 0 35-18 35-34 0-18-12-35-35-35-11 0-35 5-35 38 0 59 48 128 128 128 82 0 154-67 154-157z">
            <text:p/>
          </draw:path>
          <draw:path draw:style-name="gr3" draw:text-style-name="P7" draw:layer="layout" svg:width="0.429cm" svg:height="0.029cm" svg:x="10.177cm" svg:y="12.05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884cm" svg:y="11.773cm" svg:viewBox="0 0 234 470" svg:d="M146 18c0-16 0-18-18-18-43 45-106 45-128 45v22c14 0 56 0 93-19v366c0 25-2 33-66 33h-22v23c24-4 86-4 113-4 29 0 90 0 116 4v-23h-23c-64 0-65-8-65-33z">
            <text:p/>
          </draw:path>
          <draw:path draw:style-name="gr3" draw:text-style-name="P7" draw:layer="layout" svg:width="0.281cm" svg:height="0.469cm" svg:x="11.209cm" svg:y="11.773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68cm" svg:height="0.165cm" svg:x="11.76cm" svg:y="11.984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2.521cm" svg:y="12.05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3.072cm" svg:y="11.773cm" svg:viewBox="0 0 234 470" svg:d="M146 18c0-16 0-18-16-18-45 45-108 45-130 45v22c14 0 56 0 93-19v366c0 25-2 33-66 33h-22v23c24-4 86-4 113-4 29 0 90 0 116 4v-23h-23c-64 0-65-8-65-33z">
            <text:p/>
          </draw:path>
          <draw:path draw:style-name="gr3" draw:text-style-name="P7" draw:layer="layout" svg:width="0.301cm" svg:height="0.491cm" svg:x="13.4cm" svg:y="11.767cm" svg:viewBox="0 0 302 492" svg:d="M296 48c6-10 6-11 6-26h-171c-86 0-88-9-89-22h-18l-24 145h18c1-11 8-56 17-64 5-4 61-4 69-4h147c-8 11-64 88-80 111-62 95-86 192-86 264 0 8 0 40 32 40 33 0 33-32 33-40v-35c0-38 2-78 8-115 2-16 12-77 44-12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22" draw:id="id122">
          <svg:title>TexMaths</svg:title>
          <svg:desc>20§display§M_{33} = \begin{vmatrix}   5  &amp;  -1 \\
                                              2  &amp;   3 \end{vmatrix}§svg§600§FALSE§</svg:desc>
          <draw:polygon draw:style-name="gr2" draw:text-style-name="P6" draw:layer="layout" svg:width="4.464cm" svg:height="1.647cm" svg:x="3.162cm" svg:y="0.807cm" svg:viewBox="0 0 4465 1648" draw:points="2232,1648 0,1648 0,0 4465,0 4465,1648">
            <text:p/>
          </draw:polygon>
          <draw:path draw:style-name="gr3" draw:text-style-name="P7" draw:layer="layout" svg:width="0.705cm" svg:height="0.48cm" svg:x="3.156cm" svg:y="1.325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26cm" svg:height="0.337cm" svg:x="3.836cm" svg:y="1.585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26cm" svg:height="0.337cm" svg:x="4.116cm" svg:y="1.585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4.639cm" svg:y="1.54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4cm" svg:y="0.77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4cm" svg:y="1.19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4cm" svg:y="1.61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4cm" svg:y="2.037cm" svg:viewBox="0 0 32 453" svg:d="M0 427c0 11 0 26 16 26s16-15 16-26v-401c0-12 0-26-16-26s-16 14-16 26z">
            <text:p/>
          </draw:path>
          <draw:path draw:style-name="gr3" draw:text-style-name="P7" draw:layer="layout" svg:width="0.281cm" svg:height="0.484cm" svg:x="5.612cm" svg:y="0.91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59 48 128 128 128 82 0 154-67 154-157z">
            <text:p/>
          </draw:path>
          <draw:path draw:style-name="gr3" draw:text-style-name="P7" draw:layer="layout" svg:width="0.429cm" svg:height="0.029cm" svg:x="6.689cm" svg:y="1.18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24cm" svg:y="0.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5.612cm" svg:y="1.75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92cm" svg:height="0.484cm" svg:x="6.934cm" svg:y="1.75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031cm" svg:height="0.452cm" svg:x="7.632cm" svg:y="0.77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2cm" svg:y="1.19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2cm" svg:y="1.61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2cm" svg:y="2.037cm" svg:viewBox="0 0 32 453" svg:d="M0 427c0 11 0 26 16 26s16-15 16-26v-401c0-12 0-26-16-26s-16 14-16 26z">
            <text:p/>
          </draw:path>
        </draw:g>
        <draw:g xml:id="id123" draw:id="id123">
          <svg:title>TexMaths</svg:title>
          <svg:desc>20§display§= 15 + 2 =  17§svg§600§FALSE§</svg:desc>
          <draw:polygon draw:style-name="gr2" draw:text-style-name="P6" draw:layer="layout" svg:width="4.216cm" svg:height="0.463cm" svg:x="8.357cm" svg:y="1.502cm" svg:viewBox="0 0 4217 464" draw:points="2109,464 0,464 0,0 4217,0 4217,464">
            <text:p/>
          </draw:polygon>
          <draw:path draw:style-name="gr3" draw:text-style-name="P7" draw:layer="layout" svg:width="0.468cm" svg:height="0.165cm" svg:x="8.362cm" svg:y="1.68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9.127cm" svg:y="1.47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84cm" svg:x="9.45cm" svg:y="1.473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468cm" svg:height="0.469cm" svg:x="9.962cm" svg:y="1.53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661cm" svg:y="1.4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165cm" svg:x="11.212cm" svg:y="1.68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1.978cm" svg:y="1.47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12.307cm" svg:y="1.467cm" svg:viewBox="0 0 302 493" svg:d="M296 48c6-10 6-11 6-26h-171c-86 0-88-9-89-22h-18l-24 146h18c1-12 8-56 17-64 5-5 61-5 69-5h147c-8 11-64 88-80 112-62 94-86 192-86 264 0 8 0 40 32 40 33 0 33-32 33-40v-35c0-39 2-79 7-116 3-16 13-76 45-121z">
            <text:p/>
          </draw:path>
        </draw:g>
        <draw:g xml:id="id124" draw:id="id124">
          <svg:title>TexMaths</svg:title>
          <svg:desc>22§display§\therefore \ \ A_{33} = (-1)^{3+3}(  17 ) =  17§svg§600§FALSE§</svg:desc>
          <draw:polygon draw:style-name="gr2" draw:text-style-name="P6" draw:layer="layout" svg:width="9.322cm" svg:height="0.795cm" svg:x="14.076cm" svg:y="1.209cm" svg:viewBox="0 0 9323 796" draw:points="4661,796 0,796 0,0 9323,0 9323,796">
            <text:p/>
          </draw:polygon>
          <draw:path draw:style-name="gr3" draw:text-style-name="P7" draw:layer="layout" svg:width="0.469cm" svg:height="0.418cm" svg:x="14.06cm" svg:y="1.49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5.31cm" svg:y="1.295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249cm" svg:height="0.37cm" svg:x="15.892cm" svg:y="1.605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9cm" svg:height="0.37cm" svg:x="16.2cm" svg:y="1.605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6.776cm" svg:y="1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626cm" svg:y="1.2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915cm" svg:y="1.6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52cm" svg:y="1.33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883cm" svg:y="1.2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19.168cm" svg:y="1.1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9cm" svg:height="0.4cm" svg:x="19.485cm" svg:y="1.19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9.951cm" svg:y="1.1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20.345cm" svg:y="1.2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20.637cm" svg:y="1.33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32cm" svg:height="0.541cm" svg:x="20.998cm" svg:y="1.327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18cm" svg:height="0.773cm" svg:x="21.385cm" svg:y="1.2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1.901cm" svg:y="1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2.743cm" svg:y="1.33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32cm" svg:height="0.541cm" svg:x="23.103cm" svg:y="1.327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</draw:g>
        <draw:g xml:id="id125" draw:id="id125">
          <svg:title>TexMaths</svg:title>
          <svg:desc>20§display§\text {Cofactor Matrix } = \begin{bmatrix}    \ \ 28  &amp;  \ \   13   &amp;      -19  \\ 
                                                                              -2  &amp;  \ \   10  &amp;  \ \    5  \\ 
                                                                            -17  &amp;       -17  &amp;  \ \   17  \end{bmatrix} 
§svg§600§FALSE§</svg:desc>
          <draw:polygon draw:style-name="gr2" draw:text-style-name="P6" draw:layer="layout" svg:width="11.946cm" svg:height="2.46cm" svg:x="3.359cm" svg:y="2.803cm" svg:viewBox="0 0 11947 2461" draw:points="5974,2461 0,2461 0,0 11947,0 11947,2461">
            <text:p/>
          </draw:polygon>
          <draw:path draw:style-name="gr3" draw:text-style-name="P7" draw:layer="layout" svg:width="0.429cm" svg:height="0.511cm" svg:x="3.364cm" svg:y="3.712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3" draw:text-style-name="P7" draw:layer="layout" svg:width="0.313cm" svg:height="0.324cm" svg:x="3.852cm" svg:y="3.89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8cm" svg:height="0.497cm" svg:x="4.205cm" svg:y="3.712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  <draw:path draw:style-name="gr3" draw:text-style-name="P7" draw:layer="layout" svg:width="0.317cm" svg:height="0.324cm" svg:x="4.428cm" svg:y="3.8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68cm" svg:height="0.324cm" svg:x="4.773cm" svg:y="3.89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22cm" svg:height="0.441cm" svg:x="5.074cm" svg:y="3.77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3cm" svg:height="0.324cm" svg:x="5.354cm" svg:y="3.89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7cm" svg:height="0.311cm" svg:x="5.706cm" svg:y="3.898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593cm" svg:height="0.481cm" svg:x="6.221cm" svg:y="3.728cm" svg:viewBox="0 0 594 482" svg:d="M144 16c-6-16-8-16-26-16h-118v22h18c52 0 54 8 54 32v354c0 19 0 51-72 51v23c24 0 59-2 83-2 23 0 58 2 82 2v-23c-72 0-72-32-72-51v-381l169 439c4 9 8 16 15 16 8 0 9-5 13-13l172-447h2v405c0 26-2 32-56 32h-18v23c28-2 76-2 103-2s75 0 101 2v-23h-18c-54 0-54-6-54-32v-373c0-24 0-32 54-32h18v-22h-120c-18 0-18 0-23 13l-155 398z">
            <text:p/>
          </draw:path>
          <draw:path draw:style-name="gr3" draw:text-style-name="P7" draw:layer="layout" svg:width="0.317cm" svg:height="0.324cm" svg:x="6.869cm" svg:y="3.8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2cm" svg:height="0.441cm" svg:x="7.205cm" svg:y="3.77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7.485cm" svg:y="3.898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1cm" svg:x="7.764cm" svg:y="3.73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03cm" svg:x="7.944cm" svg:y="3.906cm" svg:viewBox="0 0 355 304" svg:d="M194 139c22-27 48-62 65-80 23-25 51-37 83-37v-22c-17 2-38 2-57 2-21 0-58-2-67-2v22c14 2 20 10 20 21s-8 21-11 26l-43 54-56-70c-6-8-6-10-6-13 0-11 11-18 25-18v-22c-19 0-65 2-77 2-14 0-48 0-67-2v22c50 0 51 0 83 44l71 91-67 83c-34 42-76 43-90 43v21c18-2 40-2 59-2s50 2 67 2v-21c-16-3-20-11-20-22 0-16 20-39 62-90l54 71c7 8 15 19 15 24 0 6-7 16-26 17v21c23 0 61-2 77-2 19 0 46 0 67 2v-21c-37 0-49-1-65-22z">
            <text:p/>
          </draw:path>
          <draw:path draw:style-name="gr3" draw:text-style-name="P7" draw:layer="layout" svg:width="0.468cm" svg:height="0.165cm" svg:x="8.775cm" svg:y="3.95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9.708cm" svg:y="2.768cm" svg:viewBox="0 0 235 1266" draw:points="0,1266 50,1266 50,48 235,48 235,0 0,0">
            <text:p/>
          </draw:polygon>
          <draw:polygon draw:style-name="gr3" draw:text-style-name="P7" draw:layer="layout" svg:width="0.234cm" svg:height="1.265cm" svg:x="9.708cm" svg:y="4.032cm" svg:viewBox="0 0 235 1266" draw:points="0,1266 235,1266 235,1218 50,1218 50,0 0,0">
            <text:p/>
          </draw:polygon>
          <draw:path draw:style-name="gr3" draw:text-style-name="P7" draw:layer="layout" svg:width="0.281cm" svg:height="0.469cm" svg:x="10.49cm" svg:y="2.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0.836cm" svg:y="2.8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33cm" svg:height="0.469cm" svg:x="12.469cm" svg:y="2.8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2.787cm" svg:y="2.89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3.911cm" svg:y="3.1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4.461cm" svg:y="2.8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4.779cm" svg:y="2.89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10.181cm" svg:y="4.01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0.704cm" svg:y="3.73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12.469cm" svg:y="3.7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2.786cm" svg:y="3.733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81cm" svg:height="0.484cm" svg:x="14.57cm" svg:y="3.733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429cm" svg:height="0.029cm" svg:x="10.005cm" svg:y="4.8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556cm" svg:y="4.5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10.884cm" svg:y="4.57cm" svg:viewBox="0 0 302 493" svg:d="M296 48c6-10 6-11 6-26h-171c-86 0-88-9-89-22h-18l-24 146h18c1-12 8-56 17-64 5-5 61-5 69-5h147c-8 11-64 88-80 112-62 94-86 192-86 264 0 8 0 40 32 40 33 0 33-32 33-40v-35c0-39 2-79 7-116 3-16 13-76 45-121z">
            <text:p/>
          </draw:path>
          <draw:path draw:style-name="gr3" draw:text-style-name="P7" draw:layer="layout" svg:width="0.429cm" svg:height="0.029cm" svg:x="11.957cm" svg:y="4.8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509cm" svg:y="4.5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12.837cm" svg:y="4.57cm" svg:viewBox="0 0 302 493" svg:d="M296 48c6-10 6-11 6-26h-171c-86 0-88-9-89-22h-18l-24 146h18c1-12 8-56 17-64 5-5 61-5 69-5h147c-8 11-64 88-80 112-62 94-86 192-86 264 0 8 0 40 32 40 33 0 33-32 33-40v-35c0-39 2-79 7-116 3-16 13-76 45-121z">
            <text:p/>
          </draw:path>
          <draw:path draw:style-name="gr3" draw:text-style-name="P7" draw:layer="layout" svg:width="0.233cm" svg:height="0.469cm" svg:x="14.423cm" svg:y="4.5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14.751cm" svg:y="4.57cm" svg:viewBox="0 0 302 493" svg:d="M298 48c4-10 4-11 4-26h-171c-86 0-88-9-89-22h-18l-24 146h18c1-12 8-56 17-64 5-5 61-5 69-5h147c-8 11-64 88-80 112-62 94-86 192-86 264 0 8 0 40 32 40 33 0 33-32 33-40v-35c0-39 2-79 8-116 2-16 12-76 44-121z">
            <text:p/>
          </draw:path>
          <draw:polygon draw:style-name="gr3" draw:text-style-name="P7" draw:layer="layout" svg:width="0.234cm" svg:height="1.265cm" svg:x="15.106cm" svg:y="2.768cm" svg:viewBox="0 0 235 1266" draw:points="187,1266 235,1266 235,0 0,0 0,48 187,48">
            <text:p/>
          </draw:polygon>
          <draw:polygon draw:style-name="gr3" draw:text-style-name="P7" draw:layer="layout" svg:width="0.234cm" svg:height="1.265cm" svg:x="15.106cm" svg:y="4.032cm" svg:viewBox="0 0 235 1266" draw:points="187,1218 0,1218 0,1266 235,1266 235,0 187,0">
            <text:p/>
          </draw:polygon>
        </draw:g>
        <draw:g xml:id="id126" draw:id="id126">
          <svg:title>TexMaths</svg:title>
          <svg:desc>20§display§\therefore \ \ \text {adj } A = \begin{bmatrix} \ \  28  &amp;       -2   &amp;      -17  \\ 
                                                                          \ \  13  &amp;  \ \  10  &amp;      -17  \\ 
                                                                              -19  &amp;  \ \   5  &amp;  \ \   17  \end{bmatrix} 

§svg§600§FALSE§</svg:desc>
          <draw:polygon draw:style-name="gr2" draw:text-style-name="P6" draw:layer="layout" svg:width="9.503cm" svg:height="2.46cm" svg:x="16.272cm" svg:y="2.903cm" svg:viewBox="0 0 9504 2461" draw:points="4752,2461 0,2461 0,0 9504,0 9504,2461">
            <text:p/>
          </draw:polygon>
          <draw:path draw:style-name="gr3" draw:text-style-name="P7" draw:layer="layout" svg:width="0.426cm" svg:height="0.38cm" svg:x="16.258cm" svg:y="3.982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17cm" svg:height="0.324cm" svg:x="17.399cm" svg:y="3.9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17.744cm" svg:y="3.82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18.084cm" svg:y="3.838cm" svg:viewBox="0 0 178 616" svg:d="M178 160l-109 8v21c56 0 62 6 62 40v280c0 30-6 91-53 91-3 0-19 0-38-8 11-3 26-13 26-32s-13-34-34-34c-19 0-32 15-32 34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18.586cm" svg:y="3.806cm" svg:viewBox="0 0 483 506" svg:d="M101 424c-27 46-55 58-87 59-8 0-14 0-14 15 0 3 3 8 10 8 19 0 40-4 60-4 23 0 48 4 71 4 3 0 13 0 13-15 0-8-7-8-12-8-16-1-33-8-33-25 0-8 5-16 11-26l53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468cm" svg:height="0.165cm" svg:x="19.322cm" svg:y="4.05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20.255cm" svg:y="2.868cm" svg:viewBox="0 0 235 1266" draw:points="0,1266 50,1266 50,48 235,48 235,0 0,0">
            <text:p/>
          </draw:polygon>
          <draw:polygon draw:style-name="gr3" draw:text-style-name="P7" draw:layer="layout" svg:width="0.234cm" svg:height="1.265cm" svg:x="20.255cm" svg:y="4.132cm" svg:viewBox="0 0 235 1266" draw:points="0,1266 235,1266 235,1218 50,1218 50,0 0,0">
            <text:p/>
          </draw:polygon>
          <draw:path draw:style-name="gr3" draw:text-style-name="P7" draw:layer="layout" svg:width="0.281cm" svg:height="0.469cm" svg:x="21.037cm" svg:y="2.9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21.383cm" svg:y="2.9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22.642cm" svg:y="3.26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3.165cm" svg:y="2.9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24.38cm" svg:y="3.2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4.93cm" svg:y="2.9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25.258cm" svg:y="2.983cm" svg:viewBox="0 0 302 493" svg:d="M296 48c6-10 6-11 6-26h-171c-86 0-88-9-89-22h-18l-24 146h18c1-12 8-56 17-64 5-5 61-5 69-5h147c-8 11-64 88-80 112-62 94-86 192-86 264 0 8 0 40 32 40 33 0 33-32 33-40v-35c0-39 2-79 7-116 3-16 13-76 45-121z">
            <text:p/>
          </draw:path>
          <draw:path draw:style-name="gr3" draw:text-style-name="P7" draw:layer="layout" svg:width="0.233cm" svg:height="0.469cm" svg:x="21.064cm" svg:y="3.83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1.383cm" svg:y="3.833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22.978cm" svg:y="3.8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23.293cm" svg:y="3.833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24.38cm" svg:y="4.11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4.93cm" svg:y="3.8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25.258cm" svg:y="3.827cm" svg:viewBox="0 0 302 493" svg:d="M296 48c6-10 6-11 6-26h-171c-86 0-88-9-89-22h-18l-24 146h18c1-12 8-56 17-64 5-5 61-5 69-5h147c-8 11-64 88-80 112-62 94-86 192-86 264 0 8 0 40 32 40 33 0 33-32 33-40v-35c0-39 2-79 7-116 3-16 13-76 45-121z">
            <text:p/>
          </draw:path>
          <draw:path draw:style-name="gr3" draw:text-style-name="P7" draw:layer="layout" svg:width="0.429cm" svg:height="0.029cm" svg:x="20.552cm" svg:y="4.9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103cm" svg:y="4.6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1.421cm" svg:y="4.676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281cm" svg:height="0.484cm" svg:x="23.125cm" svg:y="4.676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233cm" svg:height="0.469cm" svg:x="24.892cm" svg:y="4.6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25.22cm" svg:y="4.67cm" svg:viewBox="0 0 302 493" svg:d="M296 48c6-10 6-11 6-26h-171c-86 0-88-9-89-22h-18l-24 146h18c1-12 8-56 17-64 5-5 61-5 69-5h147c-8 11-64 88-80 112-62 94-86 192-86 264 0 8 0 40 32 40 33 0 33-32 33-40v-35c0-39 2-79 8-116 2-16 12-76 44-121z">
            <text:p/>
          </draw:path>
          <draw:polygon draw:style-name="gr3" draw:text-style-name="P7" draw:layer="layout" svg:width="0.234cm" svg:height="1.265cm" svg:x="25.575cm" svg:y="2.868cm" svg:viewBox="0 0 235 1266" draw:points="187,1266 235,1266 235,0 0,0 0,48 187,48">
            <text:p/>
          </draw:polygon>
          <draw:polygon draw:style-name="gr3" draw:text-style-name="P7" draw:layer="layout" svg:width="0.234cm" svg:height="1.265cm" svg:x="25.575cm" svg:y="4.132cm" svg:viewBox="0 0 235 1266" draw:points="187,1218 0,1218 0,1266 235,1266 235,0 187,0">
            <text:p/>
          </draw:polygon>
        </draw:g>
        <draw:g xml:id="id127" draw:id="id127">
          <svg:title>TexMaths</svg:title>
          <svg:desc>20§display§\therefore \ \ A^{-1} = \frac{1}{\left| A \right|}( \text {adj } A )§svg§600§FALSE§</svg:desc>
          <draw:polygon draw:style-name="gr2" draw:text-style-name="P6" draw:layer="layout" svg:width="6.562cm" svg:height="1.533cm" svg:x="3.67cm" svg:y="6.496cm" svg:viewBox="0 0 6563 1534" draw:points="3281,1534 0,1534 0,0 6563,0 6563,1534">
            <text:p/>
          </draw:polygon>
          <draw:path draw:style-name="gr3" draw:text-style-name="P7" draw:layer="layout" svg:width="0.426cm" svg:height="0.38cm" svg:x="3.656cm" svg:y="7.079cm" svg:viewBox="0 0 427 381" svg:d="M251 37c0-19-17-37-37-37s-38 18-38 37c0 21 18 38 38 38s37-16 37-38zM427 343c0-20-16-37-37-37-20 0-38 17-38 37s18 38 38 38c21 0 37-18 37-38zM75 343c0-20-17-37-38-37-19 0-37 17-37 37s18 38 37 38c21 0 38-18 38-38z">
            <text:p/>
          </draw:path>
          <draw:path draw:style-name="gr3" draw:text-style-name="P7" draw:layer="layout" svg:width="0.482cm" svg:height="0.505cm" svg:x="4.792cm" svg:y="6.901cm" svg:viewBox="0 0 483 506" svg:d="M101 424c-27 47-55 58-87 59-8 0-14 0-14 15 0 3 3 8 10 8 19 0 40-3 60-3 23 0 48 3 71 3 3 0 13 0 13-15 0-8-7-8-12-8-16-1-33-8-33-25 0-8 5-16 9-26l55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333cm" svg:height="0.025cm" svg:x="5.347cm" svg:y="6.98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5.787cm" svg:y="6.788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165cm" svg:x="6.285cm" svg:y="7.14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7cm" svg:x="7.417cm" svg:y="6.461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0.919cm" svg:height="0.029cm" svg:x="7.07cm" svg:y="7.215cm" svg:viewBox="0 0 920 30" draw:points="459,30 0,30 0,0 920,0 920,30">
            <text:p/>
          </draw:polygon>
          <draw:path draw:style-name="gr3" draw:text-style-name="P7" draw:layer="layout" svg:width="0.029cm" svg:height="0.703cm" svg:x="7.155cm" svg:y="7.361cm" svg:viewBox="0 0 30 704" svg:d="M30 26c0-13 0-26-16-26-14 0-14 13-14 26v653c0 13 0 25 14 25 16 0 16-12 16-25z">
            <text:p/>
          </draw:path>
          <draw:path draw:style-name="gr3" draw:text-style-name="P7" draw:layer="layout" svg:width="0.482cm" svg:height="0.505cm" svg:x="7.291cm" svg:y="7.385cm" svg:viewBox="0 0 483 506" svg:d="M101 424c-27 47-55 58-87 59-8 0-14 0-14 15 0 3 3 8 10 8 19 0 40-3 60-3 23 0 48 3 71 3 3 0 13 0 13-15 0-8-7-8-12-8-16-1-33-8-33-25 0-8 5-16 11-26l53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029cm" svg:height="0.703cm" svg:x="7.877cm" svg:y="7.361cm" svg:viewBox="0 0 30 704" svg:d="M30 26c0-13 0-26-16-26-14 0-14 13-14 26v653c0 13 0 25 14 25 16 0 16-12 16-25z">
            <text:p/>
          </draw:path>
          <draw:path draw:style-name="gr3" draw:text-style-name="P7" draw:layer="layout" svg:width="0.164cm" svg:height="0.703cm" svg:x="8.142cm" svg:y="6.877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17cm" svg:height="0.324cm" svg:x="8.376cm" svg:y="7.09cm" svg:viewBox="0 0 318 325" svg:d="M205 263c3 28 22 57 56 57 14 0 57-9 57-67v-38h-17v38c0 42-18 46-26 46-22 0-25-32-25-35v-142c0-29 0-56-26-84-27-27-62-38-96-38-59 0-107 34-107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48cm" svg:height="0.497cm" svg:x="8.721cm" svg:y="6.917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" draw:text-style-name="P7" draw:layer="layout" svg:width="0.177cm" svg:height="0.615cm" svg:x="9.06cm" svg:y="6.935cm" svg:viewBox="0 0 178 616" svg:d="M178 160l-109 8v21c56 0 62 6 62 40v280c0 30-6 91-53 91-3 0-19 0-38-8 11-3 26-13 26-32s-13-33-34-33c-19 0-32 14-32 33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9.561cm" svg:y="6.901cm" svg:viewBox="0 0 483 506" svg:d="M101 424c-27 47-55 58-87 59-8 0-14 0-14 15 0 3 3 8 10 8 19 0 40-3 60-3 23 0 48 3 71 3 3 0 13 0 13-15 0-8-7-8-12-8-16-1-33-8-33-25 0-8 5-16 9-26l55-89h177c0 14 12 110 12 116 0 23-37 24-52 24-9 0-17 0-17 15 0 8 9 8 11 8 29 0 59-3 88-3 18 0 61 3 78 3 5 0 13 0 13-15 0-8-6-8-16-8-43 0-43-4-45-25l-43-440c-1-15-1-18-14-18-11 0-15 5-18 11zM186 320l139-232 22 232z">
            <text:p/>
          </draw:path>
          <draw:path draw:style-name="gr3" draw:text-style-name="P7" draw:layer="layout" svg:width="0.164cm" svg:height="0.703cm" svg:x="10.105cm" svg:y="6.87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</draw:g>
        <draw:g xml:id="id128" draw:id="id128">
          <svg:title>TexMaths</svg:title>
          <svg:desc>20§display§=  \frac{1}{51} \begin{bmatrix} \ \  28  &amp;       -2   &amp;      -17  \\ 
                                                      \ \  13  &amp;  \ \  10  &amp;      -17  \\ 
                                                          -19  &amp;  \ \   5  &amp;  \ \   17  \end{bmatrix} 

§svg§600§FALSE§</svg:desc>
          <draw:polygon draw:style-name="gr2" draw:text-style-name="P6" draw:layer="layout" svg:width="7.446cm" svg:height="2.46cm" svg:x="10.757cm" svg:y="6.099cm" svg:viewBox="0 0 7447 2461" draw:points="3723,2461 0,2461 0,0 7447,0 7447,2461">
            <text:p/>
          </draw:polygon>
          <draw:path draw:style-name="gr3" draw:text-style-name="P7" draw:layer="layout" svg:width="0.468cm" svg:height="0.165cm" svg:x="10.762cm" svg:y="7.24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1.786cm" svg:y="6.56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703cm" svg:height="0.029cm" svg:x="11.547cm" svg:y="7.315cm" svg:viewBox="0 0 704 30" draw:points="352,30 0,30 0,0 704,0 704,30">
            <text:p/>
          </draw:polygon>
          <draw:path draw:style-name="gr3" draw:text-style-name="P7" draw:layer="layout" svg:width="0.281cm" svg:height="0.484cm" svg:x="11.583cm" svg:y="7.519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33cm" svg:height="0.469cm" svg:x="11.962cm" svg:y="7.519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2.682cm" svg:y="6.064cm" svg:viewBox="0 0 235 1266" draw:points="0,1266 50,1266 50,48 235,48 235,0 0,0">
            <text:p/>
          </draw:polygon>
          <draw:polygon draw:style-name="gr3" draw:text-style-name="P7" draw:layer="layout" svg:width="0.234cm" svg:height="1.265cm" svg:x="12.682cm" svg:y="7.328cm" svg:viewBox="0 0 235 1266" draw:points="0,1266 235,1266 235,1218 50,1218 50,0 0,0">
            <text:p/>
          </draw:polygon>
          <draw:path draw:style-name="gr3" draw:text-style-name="P7" draw:layer="layout" svg:width="0.281cm" svg:height="0.469cm" svg:x="13.464cm" svg:y="6.1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3.81cm" svg:y="6.186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15.069cm" svg:y="6.464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5.592cm" svg:y="6.1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6.807cm" svg:y="6.464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7.357cm" svg:y="6.18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17.685cm" svg:y="6.179cm" svg:viewBox="0 0 302 493" svg:d="M298 48c4-10 4-11 4-26h-171c-86 0-88-9-89-22h-18l-24 146h18c1-12 8-56 17-64 5-5 61-5 69-5h147c-8 11-64 88-80 112-62 94-86 192-86 264 0 8 0 40 32 40 33 0 33-32 33-40v-35c0-39 2-79 8-116 2-16 12-76 44-121z">
            <text:p/>
          </draw:path>
          <draw:path draw:style-name="gr3" draw:text-style-name="P7" draw:layer="layout" svg:width="0.233cm" svg:height="0.469cm" svg:x="13.492cm" svg:y="7.0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3.81cm" svg:y="7.02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15.405cm" svg:y="7.0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5.722cm" svg:y="7.029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16.807cm" svg:y="7.30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7.357cm" svg:y="7.0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17.685cm" svg:y="7.023cm" svg:viewBox="0 0 302 493" svg:d="M298 48c4-10 4-11 4-26h-171c-86 0-88-9-89-22h-18l-24 146h18c1-12 8-56 17-64 5-5 61-5 69-5h147c-8 11-64 88-80 112-62 94-86 192-86 264 0 8 0 40 32 40 33 0 33-32 33-40v-35c0-39 2-79 8-116 2-16 12-76 44-121z">
            <text:p/>
          </draw:path>
          <draw:path draw:style-name="gr3" draw:text-style-name="P7" draw:layer="layout" svg:width="0.429cm" svg:height="0.029cm" svg:x="12.98cm" svg:y="8.15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3.53cm" svg:y="7.87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3.848cm" svg:y="7.872cm" svg:viewBox="0 0 293 485" svg:d="M230 245v22c0 167-73 199-115 199-13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281cm" svg:height="0.484cm" svg:x="15.554cm" svg:y="7.872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33cm" svg:height="0.469cm" svg:x="17.319cm" svg:y="7.87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17.647cm" svg:y="7.866cm" svg:viewBox="0 0 302 493" svg:d="M296 48c6-10 6-11 6-26h-171c-86 0-88-9-89-22h-18l-24 146h18c1-12 8-56 17-64 5-5 61-5 69-5h147c-8 11-64 88-80 112-62 94-86 192-86 264 0 8 0 40 32 40 33 0 33-32 33-40v-35c0-39 2-79 8-116 2-16 12-76 44-121z">
            <text:p/>
          </draw:path>
          <draw:polygon draw:style-name="gr3" draw:text-style-name="P7" draw:layer="layout" svg:width="0.234cm" svg:height="1.265cm" svg:x="18.004cm" svg:y="6.064cm" svg:viewBox="0 0 235 1266" draw:points="187,1266 235,1266 235,0 0,0 0,48 187,48">
            <text:p/>
          </draw:polygon>
          <draw:polygon draw:style-name="gr3" draw:text-style-name="P7" draw:layer="layout" svg:width="0.234cm" svg:height="1.265cm" svg:x="18.004cm" svg:y="7.328cm" svg:viewBox="0 0 235 1266" draw:points="187,1218 0,1218 0,1266 235,1266 235,0 187,0">
            <text:p/>
          </draw:polygon>
        </draw:g>
        <draw:g xml:id="id129" draw:id="id129">
          <svg:title>TexMaths</svg:title>
          <svg:desc>24§display§\text {Substituting  }A^{-1} \text {and } C \text { in (1) we get, }§svg§600§FALSE§</svg:desc>
          <draw:polygon draw:style-name="gr2" draw:text-style-name="P6" draw:layer="layout" svg:width="13.752cm" svg:height="0.867cm" svg:x="3.064cm" svg:y="9.208cm" svg:viewBox="0 0 13753 868" draw:points="6875,868 0,868 0,0 13753,0 13753,868">
            <text:p/>
          </draw:polygon>
          <draw:path draw:style-name="gr3" draw:text-style-name="P7" draw:layer="layout" svg:width="0.375cm" svg:height="0.614cm" svg:x="3.07cm" svg:y="9.312cm" svg:viewBox="0 0 376 615" svg:d="M248 269l-108-27c-54-13-86-58-86-108 0-59 46-111 113-111 140 0 159 140 165 177 0 6 0 11 10 11 11 0 11-3 11-21v-169c0-15 0-21-9-21-6 0-8 0-14 12l-29 48c-25-25-61-60-136-60-94 0-165 75-165 163 0 71 44 133 111 156 10 4 52 13 112 29 23 6 48 11 73 42 17 23 25 50 25 79 0 59-43 121-114 121-25 0-88-4-134-46-48-46-52-100-52-131 0-8-8-8-9-8-12 0-12 6-12 22v169c0 13 0 19 10 19 5 0 5 0 11-10 0-2 4-4 31-48 27 29 80 58 157 58 98 0 167-83 167-175 0-85-57-154-128-171z">
            <text:p/>
          </draw:path>
          <draw:path draw:style-name="gr3" draw:text-style-name="P7" draw:layer="layout" svg:width="0.425cm" svg:height="0.383cm" svg:x="3.517cm" svg:y="9.53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418cm" svg:height="0.597cm" svg:x="3.982cm" svg:y="9.322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7" draw:layer="layout" svg:width="0.277cm" svg:height="0.389cm" svg:x="4.456cm" svg:y="9.52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6cm" svg:height="0.529cm" svg:x="4.777cm" svg:y="9.387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5.116cm" svg:y="9.34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5.339cm" svg:y="9.387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5cm" svg:height="0.383cm" svg:x="5.677cm" svg:y="9.53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4cm" svg:height="0.529cm" svg:x="6.136cm" svg:y="9.387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6.476cm" svg:y="9.34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6.708cm" svg:y="9.53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87cm" svg:height="0.558cm" svg:x="7.175cm" svg:y="9.525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7" draw:layer="layout" svg:width="0.579cm" svg:height="0.606cm" svg:x="7.883cm" svg:y="9.302cm" svg:viewBox="0 0 580 607" svg:d="M121 509c-33 56-65 69-104 71-9 0-17 0-17 18 0 3 4 9 12 9 23 0 48-4 72-4 27 0 58 4 85 4 4 0 15 0 15-17 0-10-7-10-13-10-19-2-40-9-40-30 0-10 5-20 13-31l63-108h213c0 17 14 133 14 140 0 27-44 29-62 29-11 0-21 0-21 18 0 9 12 9 14 9 34 0 71-4 105-4 22 0 73 4 94 4 6 0 16 0 16-17 0-10-8-10-19-10-52 0-52-6-54-30l-52-529c-2-17-2-21-17-21-14 0-18 6-21 13zM223 384l167-278 27 278z">
            <text:p/>
          </draw:path>
          <draw:path draw:style-name="gr3" draw:text-style-name="P7" draw:layer="layout" svg:width="0.4cm" svg:height="0.03cm" svg:x="8.549cm" svg:y="9.397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9.077cm" svg:y="9.166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381cm" svg:height="0.389cm" svg:x="9.427cm" svg:y="9.529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9.84cm" svg:y="9.53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10.31cm" svg:y="9.322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6cm" svg:height="0.614cm" svg:x="11.074cm" svg:y="9.312cm" svg:viewBox="0 0 601 615" svg:d="M601 8c0-2-2-8-10-8-2 0-3 0-13 10l-58 65c-7-12-48-75-142-75-188 0-378 186-378 384 0 139 100 231 228 231 75 0 139-33 185-73 79-69 92-146 92-148 0-8-8-8-10-8-5 0-9 0-11 8-8 25-27 84-85 134-59 46-113 62-155 62-77 0-167-44-167-177 0-48 17-184 102-284 51-60 132-102 207-102 86 0 136 65 136 163 0 33-2 35-2 42 0 10 8 10 12 10 11 0 11-2 15-17z">
            <text:p/>
          </draw:path>
          <draw:path draw:style-name="gr3" draw:text-style-name="P7" draw:layer="layout" svg:width="0.181cm" svg:height="0.566cm" svg:x="12.003cm" svg:y="9.34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2.238cm" svg:y="9.53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197cm" svg:height="0.844cm" svg:x="13.044cm" svg:y="9.274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279cm" svg:height="0.564cm" svg:x="13.363cm" svg:y="9.345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197cm" svg:height="0.844cm" svg:x="13.758cm" svg:y="9.27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579cm" svg:height="0.374cm" svg:x="14.334cm" svg:y="9.543cm" svg:viewBox="0 0 580 375" svg:d="M509 81c15-43 40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6 16 11 0 15-8 17-16z">
            <text:p/>
          </draw:path>
          <draw:path draw:style-name="gr3" draw:text-style-name="P7" draw:layer="layout" svg:width="0.327cm" svg:height="0.389cm" svg:x="14.927cm" svg:y="9.52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7cm" svg:height="0.558cm" svg:x="15.584cm" svg:y="9.525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7" draw:layer="layout" svg:width="0.327cm" svg:height="0.389cm" svg:x="16.006cm" svg:y="9.52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64cm" svg:height="0.529cm" svg:x="16.373cm" svg:y="9.387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099cm" svg:height="0.253cm" svg:x="16.757cm" svg:y="9.817cm" svg:viewBox="0 0 100 254" svg:d="M100 88c0-53-19-88-54-88-31 0-46 23-46 44 0 23 15 46 46 46 14 0 23-5 33-11l2-2c0 0 2 0 2 11 0 56-25 108-64 148-4 4-6 6-6 8 0 8 4 10 10 10 10 0 77-68 77-166z">
            <text:p/>
          </draw:path>
        </draw:g>
        <draw:g xml:id="id130" draw:id="id130">
          <svg:title>TexMaths</svg:title>
          <svg:desc>22§display§\begin{bmatrix}   x \\  y  \\  z  \end{bmatrix} = \frac{1}{51} \begin{bmatrix} \ \  28  &amp;       -2   &amp;      -17  \\ 
                          \ \  13  &amp;  \ \  10  &amp;      -17  \\ 
                              -19  &amp;  \ \   5  &amp;  \ \   17  \end{bmatrix} 
\begin{bmatrix} \ \   5 \\  \ \   2    \\  -1   \end{bmatrix} 
§svg§600§FALSE§</svg:desc>
          <draw:polygon draw:style-name="gr2" draw:text-style-name="P6" draw:layer="layout" svg:width="12.025cm" svg:height="2.706cm" svg:x="3.968cm" svg:y="11.015cm" svg:viewBox="0 0 12026 2707" draw:points="6014,2707 0,2707 0,0 12026,0 12026,2707">
            <text:p/>
          </draw:polygon>
          <draw:polygon draw:style-name="gr3" draw:text-style-name="P7" draw:layer="layout" svg:width="0.258cm" svg:height="1.391cm" svg:x="4.181cm" svg:y="10.976cm" svg:viewBox="0 0 259 1392" draw:points="0,1392 55,1392 55,53 259,53 259,0 0,0">
            <text:p/>
          </draw:polygon>
          <draw:polygon draw:style-name="gr3" draw:text-style-name="P7" draw:layer="layout" svg:width="0.258cm" svg:height="1.391cm" svg:x="4.181cm" svg:y="12.367cm" svg:viewBox="0 0 259 1392" draw:points="0,1392 259,1392 259,1340 55,1340 55,0 0,0">
            <text:p/>
          </draw:polygon>
          <draw:path draw:style-name="gr3" draw:text-style-name="P7" draw:layer="layout" svg:width="0.386cm" svg:height="0.351cm" svg:x="4.468cm" svg:y="11.2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58cm" svg:height="0.501cm" svg:x="4.485cm" svg:y="12.21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4.503cm" svg:y="13.139cm" svg:viewBox="0 0 329 352" svg:d="M70 280c43-46 64-65 92-90 0 0 49-42 77-70 74-72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4.892cm" svg:y="10.976cm" svg:viewBox="0 0 259 1392" draw:points="206,1392 259,1392 259,0 0,0 0,53 206,53">
            <text:p/>
          </draw:polygon>
          <draw:polygon draw:style-name="gr3" draw:text-style-name="P7" draw:layer="layout" svg:width="0.258cm" svg:height="1.391cm" svg:x="4.892cm" svg:y="12.367cm" svg:viewBox="0 0 259 1392" draw:points="206,1340 0,1340 0,1392 259,1392 259,0 206,0">
            <text:p/>
          </draw:polygon>
          <draw:path draw:style-name="gr3" draw:text-style-name="P7" draw:layer="layout" svg:width="0.515cm" svg:height="0.182cm" svg:x="5.659cm" svg:y="12.2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788cm" svg:y="11.52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6.525cm" svg:y="12.353cm" svg:viewBox="0 0 774 33" draw:points="387,33 0,33 0,0 774,0 774,33">
            <text:p/>
          </draw:polygon>
          <draw:path draw:style-name="gr3" draw:text-style-name="P7" draw:layer="layout" svg:width="0.309cm" svg:height="0.532cm" svg:x="6.564cm" svg:y="12.57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6cm" svg:height="0.517cm" svg:x="6.981cm" svg:y="12.57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7.773cm" svg:y="10.976cm" svg:viewBox="0 0 259 1392" draw:points="0,1392 55,1392 55,53 259,53 259,0 0,0">
            <text:p/>
          </draw:polygon>
          <draw:polygon draw:style-name="gr3" draw:text-style-name="P7" draw:layer="layout" svg:width="0.258cm" svg:height="1.391cm" svg:x="7.773cm" svg:y="12.367cm" svg:viewBox="0 0 259 1392" draw:points="0,1392 259,1392 259,1340 55,1340 55,0 0,0">
            <text:p/>
          </draw:polygon>
          <draw:path draw:style-name="gr3" draw:text-style-name="P7" draw:layer="layout" svg:width="0.309cm" svg:height="0.517cm" svg:x="8.634cm" svg:y="11.1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9.014cm" svg:y="11.1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472cm" svg:height="0.032cm" svg:x="10.399cm" svg:y="11.4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975cm" svg:y="11.1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12.311cm" svg:y="11.41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916cm" svg:y="11.1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3.277cm" svg:y="11.103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256cm" svg:height="0.517cm" svg:x="8.664cm" svg:y="12.0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014cm" svg:y="12.03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7cm" svg:x="10.769cm" svg:y="12.0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117cm" svg:y="12.037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2.311cm" svg:y="12.3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916cm" svg:y="12.0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3.277cm" svg:y="12.03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472cm" svg:height="0.032cm" svg:x="8.101cm" svg:y="13.2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706cm" svg:y="12.96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056cm" svg:y="12.965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09cm" svg:height="0.532cm" svg:x="10.932cm" svg:y="12.96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6cm" svg:height="0.517cm" svg:x="12.874cm" svg:y="12.96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3.235cm" svg:y="12.958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olygon draw:style-name="gr3" draw:text-style-name="P7" draw:layer="layout" svg:width="0.258cm" svg:height="1.391cm" svg:x="13.625cm" svg:y="10.976cm" svg:viewBox="0 0 259 1392" draw:points="206,1392 259,1392 259,0 0,0 0,53 206,53">
            <text:p/>
          </draw:polygon>
          <draw:polygon draw:style-name="gr3" draw:text-style-name="P7" draw:layer="layout" svg:width="0.258cm" svg:height="1.391cm" svg:x="13.625cm" svg:y="12.367cm" svg:viewBox="0 0 259 1392" draw:points="206,1340 0,1340 0,1392 259,1392 259,0 206,0">
            <text:p/>
          </draw:polygon>
          <draw:polygon draw:style-name="gr3" draw:text-style-name="P7" draw:layer="layout" svg:width="0.258cm" svg:height="1.391cm" svg:x="14.518cm" svg:y="10.976cm" svg:viewBox="0 0 259 1392" draw:points="0,1392 55,1392 55,53 259,53 259,0 0,0">
            <text:p/>
          </draw:polygon>
          <draw:polygon draw:style-name="gr3" draw:text-style-name="P7" draw:layer="layout" svg:width="0.258cm" svg:height="1.391cm" svg:x="14.518cm" svg:y="12.367cm" svg:viewBox="0 0 259 1392" draw:points="0,1392 259,1392 259,1340 55,1340 55,0 0,0">
            <text:p/>
          </draw:polygon>
          <draw:path draw:style-name="gr3" draw:text-style-name="P7" draw:layer="layout" svg:width="0.309cm" svg:height="0.532cm" svg:x="15.378cm" svg:y="11.1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09cm" svg:height="0.517cm" svg:x="15.378cm" svg:y="12.0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14.845cm" svg:y="13.2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5.45cm" svg:y="12.9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5.774cm" svg:y="10.976cm" svg:viewBox="0 0 259 1392" draw:points="206,1392 259,1392 259,0 0,0 0,53 206,53">
            <text:p/>
          </draw:polygon>
          <draw:polygon draw:style-name="gr3" draw:text-style-name="P7" draw:layer="layout" svg:width="0.258cm" svg:height="1.391cm" svg:x="15.774cm" svg:y="12.367cm" svg:viewBox="0 0 259 1392" draw:points="206,1340 0,1340 0,1392 259,1392 259,0 206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6" smil:attributeName="visibility" smil:to="visible"/>
                  <anim:animate smil:dur="0.5s" smil:fill="hold" smil:targetElement="id126" smil:attributeName="width" smil:values="width*0.05;width" smil:keyTimes="0;1"/>
                  <anim:animate smil:dur="0.5s" smil:fill="hold" smil:targetElement="id126" smil:attributeName="height" smil:values="height;height" smil:keyTimes="0;1"/>
                  <anim:animate smil:dur="0.5s" smil:fill="hold" smil:targetElement="id126" smil:attributeName="x" smil:values="x-.2;x" smil:keyTimes="0;1"/>
                  <anim:animate smil:dur="0.5s" smil:fill="hold" smil:targetElement="id126" smil:attributeName="y" smil:values="y;y" smil:keyTimes="0;1"/>
                  <anim:transitionFilter smil:dur="0.5s" smil:targetElement="id1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31" draw:id="id131">
          <svg:title>TexMaths</svg:title>
          <svg:desc>22§display§\begin{bmatrix}   x \\  y  \\  z  \end{bmatrix} = \frac{1}{51} \\\begin{bmatrix} \ \  140 - 4 + 17   \\ 
                          \ \   65 + 20 + 17   \\ 
                              - 95 + 10 - 17   \end{bmatrix} §svg§600§FALSE§</svg:desc>
          <draw:polygon draw:style-name="gr2" draw:text-style-name="P6" draw:layer="layout" svg:width="9.103cm" svg:height="2.706cm" svg:x="3.972cm" svg:y="0.82cm" svg:viewBox="0 0 9104 2707" draw:points="4553,2707 0,2707 0,0 9104,0 9104,2707">
            <text:p/>
          </draw:polygon>
          <draw:polygon draw:style-name="gr3" draw:text-style-name="P7" draw:layer="layout" svg:width="0.258cm" svg:height="1.391cm" svg:x="4.185cm" svg:y="0.781cm" svg:viewBox="0 0 259 1392" draw:points="0,1392 55,1392 55,53 259,53 259,0 0,0">
            <text:p/>
          </draw:polygon>
          <draw:polygon draw:style-name="gr3" draw:text-style-name="P7" draw:layer="layout" svg:width="0.258cm" svg:height="1.391cm" svg:x="4.185cm" svg:y="2.172cm" svg:viewBox="0 0 259 1392" draw:points="0,1392 259,1392 259,1340 55,1340 55,0 0,0">
            <text:p/>
          </draw:polygon>
          <draw:path draw:style-name="gr3" draw:text-style-name="P7" draw:layer="layout" svg:width="0.386cm" svg:height="0.351cm" svg:x="4.472cm" svg:y="1.0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58cm" svg:height="0.501cm" svg:x="4.489cm" svg:y="2.01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4.507cm" svg:y="2.944cm" svg:viewBox="0 0 329 352" svg:d="M70 280c43-46 64-65 92-90 0 0 49-42 77-70 74-72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4.896cm" svg:y="0.781cm" svg:viewBox="0 0 259 1392" draw:points="206,1392 259,1392 259,0 0,0 0,53 206,53">
            <text:p/>
          </draw:polygon>
          <draw:polygon draw:style-name="gr3" draw:text-style-name="P7" draw:layer="layout" svg:width="0.258cm" svg:height="1.391cm" svg:x="4.896cm" svg:y="2.172cm" svg:viewBox="0 0 259 1392" draw:points="206,1340 0,1340 0,1392 259,1392 259,0 206,0">
            <text:p/>
          </draw:polygon>
          <draw:path draw:style-name="gr3" draw:text-style-name="P7" draw:layer="layout" svg:width="0.515cm" svg:height="0.182cm" svg:x="5.663cm" svg:y="2.0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791cm" svg:y="1.32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6.529cm" svg:y="2.158cm" svg:viewBox="0 0 774 33" draw:points="387,33 0,33 0,0 774,0 774,33">
            <text:p/>
          </draw:polygon>
          <draw:path draw:style-name="gr3" draw:text-style-name="P7" draw:layer="layout" svg:width="0.309cm" svg:height="0.532cm" svg:x="6.568cm" svg:y="2.38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6cm" svg:height="0.517cm" svg:x="6.985cm" svg:y="2.38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7.777cm" svg:y="0.781cm" svg:viewBox="0 0 259 1392" draw:points="0,1392 55,1392 55,53 259,53 259,0 0,0">
            <text:p/>
          </draw:polygon>
          <draw:polygon draw:style-name="gr3" draw:text-style-name="P7" draw:layer="layout" svg:width="0.258cm" svg:height="1.391cm" svg:x="7.777cm" svg:y="2.172cm" svg:viewBox="0 0 259 1392" draw:points="0,1392 259,1392 259,1340 55,1340 55,0 0,0">
            <text:p/>
          </draw:polygon>
          <draw:path draw:style-name="gr3" draw:text-style-name="P7" draw:layer="layout" svg:width="0.256cm" svg:height="0.517cm" svg:x="8.668cm" svg:y="0.91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9.007cm" svg:y="0.90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6cm" svg:height="0.532cm" svg:x="9.401cm" svg:y="0.915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9.995cm" svg:y="1.221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0.725cm" svg:y="0.90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515cm" svg:height="0.517cm" svg:x="11.306cm" svg:y="0.9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103cm" svg:y="0.91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2.466cm" svg:y="0.908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321cm" svg:height="0.532cm" svg:x="8.631cm" svg:y="1.84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09cm" svg:height="0.532cm" svg:x="9.023cm" svg:y="1.84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15cm" svg:height="0.517cm" svg:x="9.586cm" svg:y="1.90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355cm" svg:y="1.84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26cm" svg:height="0.532cm" svg:x="10.734cm" svg:y="1.842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515cm" svg:height="0.517cm" svg:x="11.306cm" svg:y="1.90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103cm" svg:y="1.84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2.466cm" svg:y="1.835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472cm" svg:height="0.032cm" svg:x="8.104cm" svg:y="3.07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675cm" svg:y="2.77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09cm" svg:height="0.532cm" svg:x="9.067cm" svg:y="2.77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517cm" svg:x="9.63cm" svg:y="2.83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429cm" svg:y="2.7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0.776cm" svg:y="2.77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1.369cm" svg:y="3.07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147cm" svg:y="2.7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2.508cm" svg:y="2.763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258cm" svg:height="1.391cm" svg:x="12.856cm" svg:y="0.781cm" svg:viewBox="0 0 259 1392" draw:points="206,1392 259,1392 259,0 0,0 0,53 206,53">
            <text:p/>
          </draw:polygon>
          <draw:polygon draw:style-name="gr3" draw:text-style-name="P7" draw:layer="layout" svg:width="0.258cm" svg:height="1.391cm" svg:x="12.856cm" svg:y="2.172cm" svg:viewBox="0 0 259 1392" draw:points="206,1340 0,1340 0,1392 259,1392 259,0 206,0">
            <text:p/>
          </draw:polygon>
        </draw:g>
        <draw:g xml:id="id132" draw:id="id132">
          <svg:title>TexMaths</svg:title>
          <svg:desc>22§display§\begin{bmatrix}   x \\  y  \\  z  \end{bmatrix} = \frac{1}{51} \\\begin{bmatrix} \ \  153   \\ 
                          \ \   102   \\ 
                              - 102   \end{bmatrix} §svg§600§FALSE§</svg:desc>
          <draw:polygon draw:style-name="gr2" draw:text-style-name="P6" draw:layer="layout" svg:width="6.054cm" svg:height="2.706cm" svg:x="3.973cm" svg:y="4.022cm" svg:viewBox="0 0 6055 2707" draw:points="3028,2707 0,2707 0,0 6055,0 6055,2707">
            <text:p/>
          </draw:polygon>
          <draw:polygon draw:style-name="gr3" draw:text-style-name="P7" draw:layer="layout" svg:width="0.258cm" svg:height="1.391cm" svg:x="4.186cm" svg:y="3.983cm" svg:viewBox="0 0 259 1392" draw:points="0,1392 55,1392 55,53 259,53 259,0 0,0">
            <text:p/>
          </draw:polygon>
          <draw:polygon draw:style-name="gr3" draw:text-style-name="P7" draw:layer="layout" svg:width="0.258cm" svg:height="1.391cm" svg:x="4.186cm" svg:y="5.374cm" svg:viewBox="0 0 259 1392" draw:points="0,1392 259,1392 259,1340 55,1340 55,0 0,0">
            <text:p/>
          </draw:polygon>
          <draw:path draw:style-name="gr3" draw:text-style-name="P7" draw:layer="layout" svg:width="0.386cm" svg:height="0.351cm" svg:x="4.473cm" svg:y="4.28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58cm" svg:height="0.501cm" svg:x="4.491cm" svg:y="5.219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4.508cm" svg:y="6.146cm" svg:viewBox="0 0 329 352" svg:d="M70 280c43-46 64-65 92-90 0 0 49-42 77-70 74-72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8 0 122-99 122-120 0-3-4-7-9-7-7 0-9 4-11 9-19 51-68 65-93 65-16 0-30-3-46-9-26-10-39-14-54-14-2 0-15 0-22 4z">
            <text:p/>
          </draw:path>
          <draw:polygon draw:style-name="gr3" draw:text-style-name="P7" draw:layer="layout" svg:width="0.258cm" svg:height="1.391cm" svg:x="4.897cm" svg:y="3.983cm" svg:viewBox="0 0 259 1392" draw:points="206,1392 259,1392 259,0 0,0 0,53 206,53">
            <text:p/>
          </draw:polygon>
          <draw:polygon draw:style-name="gr3" draw:text-style-name="P7" draw:layer="layout" svg:width="0.258cm" svg:height="1.391cm" svg:x="4.897cm" svg:y="5.374cm" svg:viewBox="0 0 259 1392" draw:points="206,1340 0,1340 0,1392 259,1392 259,0 206,0">
            <text:p/>
          </draw:polygon>
          <draw:path draw:style-name="gr3" draw:text-style-name="P7" draw:layer="layout" svg:width="0.515cm" svg:height="0.182cm" svg:x="5.665cm" svg:y="5.2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793cm" svg:y="4.52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774cm" svg:height="0.032cm" svg:x="6.531cm" svg:y="5.36cm" svg:viewBox="0 0 775 33" draw:points="387,33 0,33 0,0 775,0 775,33">
            <text:p/>
          </draw:polygon>
          <draw:path draw:style-name="gr3" draw:text-style-name="P7" draw:layer="layout" svg:width="0.309cm" svg:height="0.532cm" svg:x="6.569cm" svg:y="5.58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6cm" svg:height="0.517cm" svg:x="6.987cm" svg:y="5.58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7.779cm" svg:y="3.983cm" svg:viewBox="0 0 259 1392" draw:points="0,1392 55,1392 55,53 259,53 259,0 0,0">
            <text:p/>
          </draw:polygon>
          <draw:polygon draw:style-name="gr3" draw:text-style-name="P7" draw:layer="layout" svg:width="0.258cm" svg:height="1.391cm" svg:x="7.779cm" svg:y="5.374cm" svg:viewBox="0 0 259 1392" draw:points="0,1392 259,1392 259,1340 55,1340 55,0 0,0">
            <text:p/>
          </draw:polygon>
          <draw:path draw:style-name="gr3" draw:text-style-name="P7" draw:layer="layout" svg:width="0.256cm" svg:height="0.517cm" svg:x="8.669cm" svg:y="4.11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9.025cm" svg:y="4.11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21cm" svg:height="0.532cm" svg:x="9.407cm" svg:y="4.11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7cm" svg:x="8.669cm" svg:y="5.04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9.018cm" svg:y="5.044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09cm" svg:height="0.517cm" svg:x="9.412cm" svg:y="5.0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473cm" svg:height="0.032cm" svg:x="8.106cm" svg:y="6.278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8.712cm" svg:y="5.97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9.06cm" svg:y="5.972cm" svg:viewBox="0 0 327 533" svg:d="M327 269c0-63-3-125-31-183-35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09cm" svg:height="0.517cm" svg:x="9.454cm" svg:y="5.97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olygon draw:style-name="gr3" draw:text-style-name="P7" draw:layer="layout" svg:width="0.258cm" svg:height="1.391cm" svg:x="9.808cm" svg:y="3.983cm" svg:viewBox="0 0 259 1392" draw:points="206,1392 259,1392 259,0 0,0 0,53 206,53">
            <text:p/>
          </draw:polygon>
          <draw:polygon draw:style-name="gr3" draw:text-style-name="P7" draw:layer="layout" svg:width="0.258cm" svg:height="1.391cm" svg:x="9.808cm" svg:y="5.374cm" svg:viewBox="0 0 259 1392" draw:points="206,1340 0,1340 0,1392 259,1392 259,0 206,0">
            <text:p/>
          </draw:polygon>
        </draw:g>
        <draw:g xml:id="id133" draw:id="id133">
          <svg:title>TexMaths</svg:title>
          <svg:desc>28§display§\Rightarrow§svg§600§FALSE§</svg:desc>
          <draw:polygon draw:style-name="gr2" draw:text-style-name="P6" draw:layer="layout" svg:width="0.829cm" svg:height="0.444cm" svg:x="11.041cm" svg:y="5.216cm" svg:viewBox="0 0 830 445" draw:points="416,445 0,445 0,0 830,0 830,445">
            <text:p/>
          </draw:polygon>
          <draw:path draw:style-name="gr3" draw:text-style-name="P7" draw:layer="layout" svg:width="0.874cm" svg:height="0.542cm" svg:x="11.045cm" svg:y="5.1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134" draw:id="id134">
          <svg:title>TexMaths</svg:title>
          <svg:desc>22§display§\begin{bmatrix}   x \\  y  \\  z  \end{bmatrix} = 
                \begin{bmatrix} \ \  3   \\   \ \   2   \\   - 2   \end{bmatrix} §svg§600§FALSE§</svg:desc>
          <draw:polygon draw:style-name="gr2" draw:text-style-name="P6" draw:layer="layout" svg:width="4.193cm" svg:height="2.706cm" svg:x="12.473cm" svg:y="4.024cm" svg:viewBox="0 0 4194 2707" draw:points="2098,2707 0,2707 0,0 4194,0 4194,2707">
            <text:p/>
          </draw:polygon>
          <draw:polygon draw:style-name="gr3" draw:text-style-name="P7" draw:layer="layout" svg:width="0.258cm" svg:height="1.391cm" svg:x="12.686cm" svg:y="3.985cm" svg:viewBox="0 0 259 1392" draw:points="0,1392 55,1392 55,53 259,53 259,0 0,0">
            <text:p/>
          </draw:polygon>
          <draw:polygon draw:style-name="gr3" draw:text-style-name="P7" draw:layer="layout" svg:width="0.258cm" svg:height="1.391cm" svg:x="12.686cm" svg:y="5.376cm" svg:viewBox="0 0 259 1392" draw:points="0,1392 259,1392 259,1340 55,1340 55,0 0,0">
            <text:p/>
          </draw:polygon>
          <draw:path draw:style-name="gr3" draw:text-style-name="P7" draw:layer="layout" svg:width="0.386cm" svg:height="0.351cm" svg:x="12.973cm" svg:y="4.2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58cm" svg:height="0.501cm" svg:x="12.99cm" svg:y="5.221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13.008cm" svg:y="6.148cm" svg:viewBox="0 0 329 352" svg:d="M70 280c43-46 64-65 92-90 0 0 49-42 77-70 74-72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13.397cm" svg:y="3.985cm" svg:viewBox="0 0 259 1392" draw:points="206,1392 259,1392 259,0 0,0 0,53 206,53">
            <text:p/>
          </draw:polygon>
          <draw:polygon draw:style-name="gr3" draw:text-style-name="P7" draw:layer="layout" svg:width="0.258cm" svg:height="1.391cm" svg:x="13.397cm" svg:y="5.376cm" svg:viewBox="0 0 259 1392" draw:points="206,1340 0,1340 0,1392 259,1392 259,0 206,0">
            <text:p/>
          </draw:polygon>
          <draw:path draw:style-name="gr3" draw:text-style-name="P7" draw:layer="layout" svg:width="0.515cm" svg:height="0.182cm" svg:x="14.164cm" svg:y="5.28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5.191cm" svg:y="3.985cm" svg:viewBox="0 0 259 1392" draw:points="0,1392 55,1392 55,53 259,53 259,0 0,0">
            <text:p/>
          </draw:polygon>
          <draw:polygon draw:style-name="gr3" draw:text-style-name="P7" draw:layer="layout" svg:width="0.258cm" svg:height="1.391cm" svg:x="15.191cm" svg:y="5.376cm" svg:viewBox="0 0 259 1392" draw:points="0,1392 259,1392 259,1340 55,1340 55,0 0,0">
            <text:p/>
          </draw:polygon>
          <draw:path draw:style-name="gr3" draw:text-style-name="P7" draw:layer="layout" svg:width="0.321cm" svg:height="0.532cm" svg:x="16.044cm" svg:y="4.11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16.051cm" svg:y="5.04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15.518cm" svg:y="6.2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6.093cm" svg:y="5.9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7" draw:layer="layout" svg:width="0.258cm" svg:height="1.391cm" svg:x="16.447cm" svg:y="3.985cm" svg:viewBox="0 0 259 1392" draw:points="206,1392 259,1392 259,0 0,0 0,53 206,53">
            <text:p/>
          </draw:polygon>
          <draw:polygon draw:style-name="gr3" draw:text-style-name="P7" draw:layer="layout" svg:width="0.258cm" svg:height="1.391cm" svg:x="16.447cm" svg:y="5.376cm" svg:viewBox="0 0 259 1392" draw:points="206,1340 0,1340 0,1392 259,1392 259,0 206,0">
            <text:p/>
          </draw:polygon>
        </draw:g>
        <draw:g xml:id="id135" draw:id="id135">
          <svg:title>TexMaths</svg:title>
          <svg:desc>24§display§\therefore \ \ x =  3 , \ y = 2 \ \text {and } z = - 2§svg§600§FALSE§</svg:desc>
          <draw:polygon draw:style-name="gr2" draw:text-style-name="P6" draw:layer="layout" svg:width="10.46cm" svg:height="0.675cm" svg:x="4.182cm" svg:y="7.508cm" svg:viewBox="0 0 10461 676" draw:points="5230,676 0,676 0,0 10461,0 10461,676">
            <text:p/>
          </draw:polygon>
          <draw:path draw:style-name="gr3" draw:text-style-name="P7" draw:layer="layout" svg:width="0.512cm" svg:height="0.456cm" svg:x="4.165cm" svg:y="7.66cm" svg:viewBox="0 0 513 457" svg:d="M301 44c0-23-21-44-44-44-25 0-46 21-46 44 0 25 21 46 46 46 23 0 44-19 44-46zM513 411c0-23-20-44-45-44s-46 21-46 44c0 25 21 46 46 46s45-21 45-46zM90 411c0-23-21-44-46-44-23 0-44 21-44 44 0 25 21 46 44 46 25 0 46-21 46-46z">
            <text:p/>
          </draw:path>
          <draw:path draw:style-name="gr3" draw:text-style-name="P7" draw:layer="layout" svg:width="0.421cm" svg:height="0.383cm" svg:x="5.524cm" svg:y="7.679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2cm" svg:height="0.199cm" svg:x="6.263cm" svg:y="7.74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7.141cm" svg:y="7.489cm" svg:viewBox="0 0 351 582" svg:d="M211 265c69-21 117-81 117-148 0-69-73-117-155-117-87 0-150 50-150 115 0 27 19 45 42 45 27 0 44-20 44-45 0-42-40-42-51-42 25-40 80-52 111-52 35 0 83 19 83 94 0 12-2 60-25 98-25 41-54 43-75 45-6 0-27 1-33 1-8 0-13 2-13 10 0 10 5 10 21 10h36c69 0 102 57 102 140 0 115-60 140-96 140-37 0-100-15-131-65 31 6 56-14 56-46 0-31-21-48-46-48-21 0-48 13-48 50 0 77 79 132 171 132 104 0 180-77 180-163 0-69-53-135-140-154z">
            <text:p/>
          </draw:path>
          <draw:path draw:style-name="gr3" draw:text-style-name="P7" draw:layer="layout" svg:width="0.099cm" svg:height="0.253cm" svg:x="7.6cm" svg:y="7.962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391cm" svg:height="0.547cm" svg:x="8.208cm" svg:y="7.679cm" svg:viewBox="0 0 392 548" svg:d="M388 52c4-12 4-14 4-19 0-16-14-23-25-23-10 0-23 3-31 17-2 4-8 31-12 46-5 21-11 44-17 67l-38 154c-2 12-39 71-94 71-44 0-54-36-54-69 0-38 15-90 44-165 14-35 15-45 15-62 0-38-26-69-69-69-80 0-111 123-111 131 0 7 8 7 10 7 9 0 9-2 13-15 23-79 58-104 86-104 6 0 22 0 22 27 0 21-8 42-16 60-32 88-48 138-48 176 0 75 54 102 104 102 33 0 61-15 84-38-9 44-21 84-53 131-23 28-56 53-94 53-12 0-50-3-64-36 14 0 23 0 37-10 7-7 15-19 15-34 0-27-23-31-31-31-19 0-48 13-48 56 0 42 39 73 91 73 88 0 174-77 197-173z">
            <text:p/>
          </draw:path>
          <draw:path draw:style-name="gr3" draw:text-style-name="P7" draw:layer="layout" svg:width="0.562cm" svg:height="0.199cm" svg:x="8.909cm" svg:y="7.74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37cm" svg:height="0.564cm" svg:x="9.794cm" svg:y="7.489cm" svg:viewBox="0 0 338 565" svg:d="M65 500l91-89c132-117 182-161 182-246 0-98-75-165-179-165-96 0-159 79-159 154 0 46 42 46 44 46 16 0 44-10 44-44 0-21-15-45-44-45-8 0-8 0-11 2 19-55 65-86 115-86 77 0 113 67 113 138 0 68-42 135-88 187l-163 180c-10 10-10 12-10 33h315l23-148h-21c-4 25-10 63-17 75-8 8-64 8-81 8z">
            <text:p/>
          </draw:path>
          <draw:path draw:style-name="gr3" draw:text-style-name="P7" draw:layer="layout" svg:width="0.381cm" svg:height="0.389cm" svg:x="10.489cm" svg:y="7.674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425cm" svg:height="0.374cm" svg:x="10.904cm" svg:y="7.67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11.374cm" svg:y="7.46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7" draw:layer="layout" svg:width="0.358cm" svg:height="0.383cm" svg:x="12.131cm" svg:y="7.679cm" svg:viewBox="0 0 359 384" svg:d="M77 306c46-50 69-72 100-98 0 0 53-47 84-77 81-79 98-119 98-123 0-8-8-8-10-8-5 0-7 2-11 10-25 40-44 53-63 53-22 0-31-13-45-26-15-20-30-37-57-37-64 0-104 79-104 96 0 6 4 10 12 10 7 0 7-4 9-10 18-38 66-38 73-38 17 0 35 5 54 11 33 14 42 14 65 14-30 36-102 98-119 111l-75 71c-59 56-88 106-88 112 0 7 8 7 10 7 7 0 9-2 13-11 21-29 46-52 73-52 19 0 29 8 50 33 13 17 29 30 54 30 84 0 132-107 132-130 0-4-4-8-9-8-8 0-10 4-12 10-19 55-75 71-102 71-17 0-32-4-50-10-28-11-42-15-59-15-2 0-16 0-23 4z">
            <text:p/>
          </draw:path>
          <draw:path draw:style-name="gr3" draw:text-style-name="P7" draw:layer="layout" svg:width="0.562cm" svg:height="0.199cm" svg:x="12.806cm" svg:y="7.74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515cm" svg:height="0.036cm" svg:x="13.718cm" svg:y="7.823cm" svg:viewBox="0 0 516 37" svg:d="M488 37c13 0 28 0 28-20 0-17-15-17-28-17h-459c-14 0-29 0-29 17 0 20 15 20 29 20z">
            <text:p/>
          </draw:path>
          <draw:path draw:style-name="gr3" draw:text-style-name="P7" draw:layer="layout" svg:width="0.337cm" svg:height="0.564cm" svg:x="14.346cm" svg:y="7.489cm" svg:viewBox="0 0 338 565" svg:d="M65 500l91-89c132-117 182-161 182-246 0-98-75-165-179-165-96 0-159 79-159 154 0 46 42 46 44 46 16 0 44-10 44-44 0-21-15-45-44-45-8 0-8 0-11 2 19-55 65-86 115-86 77 0 113 67 113 138 0 68-42 135-88 187l-163 180c-10 10-10 12-10 33h315l23-148h-21c-4 25-10 63-19 75-6 8-62 8-79 8z">
            <text:p/>
          </draw:path>
        </draw:g>
        <draw:g xml:id="id136" draw:id="id136">
          <svg:title>TexMaths</svg:title>
          <svg:desc>22§display§(2) \ \  \text {(i) The given equations are }§svg§600§FALSE§</svg:desc>
          <draw:polygon draw:style-name="gr2" draw:text-style-name="P6" draw:layer="layout" svg:width="10.582cm" svg:height="0.696cm" svg:x="2.835cm" svg:y="8.765cm" svg:viewBox="0 0 10583 697" draw:points="5291,697 0,697 0,0 10583,0 10583,697">
            <text:p/>
          </draw:polygon>
          <draw:path draw:style-name="gr3" draw:text-style-name="P7" draw:layer="layout" svg:width="0.18cm" svg:height="0.773cm" svg:x="2.872cm" svg:y="8.7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3.136cm" svg:y="8.7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3.528cm" svg:y="8.7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4.377cm" svg:y="8.7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4.627cm" svg:y="8.7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859cm" svg:y="8.7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02cm" svg:height="0.523cm" svg:x="5.401cm" svg:y="8.782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39cm" svg:height="0.537cm" svg:x="5.957cm" svg:y="8.7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6.383cm" svg:y="8.9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985cm" svg:y="8.95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66cm" svg:height="0.518cm" svg:x="7.376cm" svg:y="8.7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7.58cm" svg:y="8.972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7.973cm" svg:y="8.9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8.319cm" svg:y="8.9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cm" svg:height="0.356cm" svg:x="9.004cm" svg:y="8.9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9.353cm" svg:y="8.963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39cm" svg:height="0.351cm" svg:x="9.759cm" svg:y="8.963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349cm" svg:height="0.356cm" svg:x="10.196cm" svg:y="8.9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0.565cm" svg:y="8.8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0.877cm" svg:y="8.7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11.088cm" svg:y="8.9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1.477cm" svg:y="8.9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1.908cm" svg:y="8.9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2.477cm" svg:y="8.9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2.853cm" svg:y="8.9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3.156cm" svg:y="8.9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</draw:g>
        <draw:g xml:id="id137" draw:id="id137">
          <svg:title>TexMaths</svg:title>
          <svg:desc>22§display§x - y + z = 1, \  2x - y = 1  \text { and } 3x + 3y - 4z = 2§svg§600§FALSE§</svg:desc>
          <draw:polygon draw:style-name="gr2" draw:text-style-name="P6" draw:layer="layout" svg:width="16.105cm" svg:height="0.619cm" svg:x="5.479cm" svg:y="10.018cm" svg:viewBox="0 0 16106 620" draw:points="8052,620 0,620 0,0 16106,0 16106,620">
            <text:p/>
          </draw:polygon>
          <draw:path draw:style-name="gr3" draw:text-style-name="P7" draw:layer="layout" svg:width="0.386cm" svg:height="0.351cm" svg:x="5.463cm" svg:y="10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118cm" svg:y="10.306cm" svg:viewBox="0 0 473 33" svg:d="M447 33c12 0 26 0 26-17 0-16-14-16-26-16h-421c-12 0-26 0-26 16 0 17 14 17 26 17z">
            <text:p/>
          </draw:path>
          <draw:path draw:style-name="gr3" draw:text-style-name="P7" draw:layer="layout" svg:width="0.358cm" svg:height="0.501cm" svg:x="6.85cm" svg:y="10.17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516cm" svg:x="7.448cm" svg:y="10.0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8cm" svg:height="0.351cm" svg:x="8.212cm" svg:y="10.174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8.83cm" svg:y="10.2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9.673cm" svg:y="10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091cm" svg:height="0.231cm" svg:x="10.057cm" svg:y="10.433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309cm" svg:height="0.516cm" svg:x="10.631cm" svg:y="10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cm" svg:y="10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657cm" svg:y="10.306cm" svg:viewBox="0 0 473 33" svg:d="M447 33c12 0 26 0 26-17 0-16-14-16-26-16h-421c-12 0-26 0-26 16 0 17 14 17 26 17z">
            <text:p/>
          </draw:path>
          <draw:path draw:style-name="gr3" draw:text-style-name="P7" draw:layer="layout" svg:width="0.356cm" svg:height="0.501cm" svg:x="12.387cm" svg:y="10.174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182cm" svg:x="13.029cm" svg:y="10.2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873cm" svg:y="10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49cm" svg:height="0.356cm" svg:x="14.48cm" svg:y="10.16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4.858cm" svg:y="10.1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5.289cm" svg:y="9.979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21cm" svg:height="0.532cm" svg:x="15.983cm" svg:y="10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6.359cm" svg:y="10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6.995cm" svg:y="10.0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7.757cm" svg:y="10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58cm" svg:height="0.501cm" svg:x="18.134cm" svg:y="10.17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7" draw:layer="layout" svg:width="0.472cm" svg:height="0.032cm" svg:x="18.753cm" svg:y="10.30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9.485cm" svg:y="9.99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8cm" svg:height="0.351cm" svg:x="19.883cm" svg:y="10.174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20.501cm" svg:y="10.2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1.312cm" svg:y="10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</draw:g>
        <draw:g xml:id="id138" draw:id="id138">
          <svg:title>TexMaths</svg:title>
          <svg:desc>22§display§\text {Let , }§svg§600§FALSE§</svg:desc>
          <draw:polygon draw:style-name="gr2" draw:text-style-name="P6" draw:layer="layout" svg:width="1.464cm" svg:height="0.601cm" svg:x="5.248cm" svg:y="12.565cm" svg:viewBox="0 0 1465 602" draw:points="733,602 0,602 0,0 1465,0 1465,602">
            <text:p/>
          </draw:polygon>
          <draw:path draw:style-name="gr3" draw:text-style-name="P7" draw:layer="layout" svg:width="0.425cm" svg:height="0.529cm" svg:x="5.234cm" svg:y="12.526cm" svg:viewBox="0 0 426 530" svg:d="M426 329h-20c-8 80-19 176-156 176h-64c-35 0-36-5-36-30v-413c0-27 0-37 73-37h25v-25c-28 2-98 2-130 2-30 0-92 0-118-2v25h19c60 0 60 8 60 35v410c0 28 0 35-60 35h-19v25h405z">
            <text:p/>
          </draw:path>
          <draw:path draw:style-name="gr3" draw:text-style-name="P7" draw:layer="layout" svg:width="0.3cm" svg:height="0.356cm" svg:x="5.714cm" svg:y="12.707cm" svg:viewBox="0 0 301 357" svg:d="M65 153c5-116 70-135 97-135 79 0 88 104 88 135zM65 169h216c18 0 20 0 20-16 0-77-42-153-139-153-90 0-162 79-162 178 0 104 81 179 171 179 95 0 130-86 130-102 0-7-7-8-11-8-7 0-9 5-9 10-28 81-98 81-105 81-39 0-70-25-88-53-23-37-23-88-23-116z">
            <text:p/>
          </draw:path>
          <draw:path draw:style-name="gr3" draw:text-style-name="P7" draw:layer="layout" svg:width="0.243cm" svg:height="0.485cm" svg:x="6.05cm" svg:y="12.579cm" svg:viewBox="0 0 244 486" svg:d="M120 167h110v-24h-110v-143h-20c0 63-24 146-100 150v17h67v213c0 97 72 106 100 106 55 0 77-55 77-106v-44h-21v44c0 57-22 87-51 87-52 0-52-71-52-85z">
            <text:p/>
          </draw:path>
          <draw:path draw:style-name="gr3" draw:text-style-name="P7" draw:layer="layout" svg:width="0.09cm" svg:height="0.231cm" svg:x="6.661cm" svg:y="12.972cm" svg:viewBox="0 0 91 232" svg:d="M91 81c0-49-17-81-49-81-28 0-42 21-42 41 0 21 14 42 42 42 13 0 21-6 30-11l2-2c0 0 2 0 2 11 0 51-23 99-58 136-4 3-6 5-6 7 0 7 4 8 9 8 9 0 70-61 70-151z">
            <text:p/>
          </draw:path>
        </draw:g>
        <draw:g xml:id="id139" draw:id="id139">
          <svg:title>TexMaths</svg:title>
          <svg:desc>22§display§A = \begin{bmatrix} 1  &amp;     - 1   &amp;  \ \   1  \\  
                                  2  &amp;     - 1   &amp;  \ \   0  \\ 
                                  3  &amp;  \ \  3   &amp;       -4   \end{bmatrix} ,
§svg§600§FALSE§</svg:desc>
          <draw:polygon draw:style-name="gr2" draw:text-style-name="P6" draw:layer="layout" svg:width="6.759cm" svg:height="2.706cm" svg:x="7.149cm" svg:y="11.476cm" svg:viewBox="0 0 6760 2707" draw:points="3381,2707 0,2707 0,0 6760,0 6760,2707">
            <text:p/>
          </draw:polygon>
          <draw:path draw:style-name="gr3" draw:text-style-name="P7" draw:layer="layout" svg:width="0.531cm" svg:height="0.555cm" svg:x="7.137cm" svg:y="12.469cm" svg:viewBox="0 0 532 556" svg:d="M111 466c-30 52-60 64-95 66-9 0-16 0-16 15 0 4 4 9 11 9 21 0 44-3 66-3 25 0 53 3 78 3 3 0 14 0 14-16 0-8-7-8-12-8-18-2-37-9-37-29 0-8 5-17 10-28l60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515cm" svg:height="0.182cm" svg:x="7.948cm" svg:y="12.73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8.973cm" svg:y="11.437cm" svg:viewBox="0 0 259 1392" draw:points="0,1392 55,1392 55,53 259,53 259,0 0,0">
            <text:p/>
          </draw:polygon>
          <draw:polygon draw:style-name="gr3" draw:text-style-name="P7" draw:layer="layout" svg:width="0.258cm" svg:height="1.391cm" svg:x="8.973cm" svg:y="12.828cm" svg:viewBox="0 0 259 1392" draw:points="0,1392 259,1392 259,1340 55,1340 55,0 0,0">
            <text:p/>
          </draw:polygon>
          <draw:path draw:style-name="gr3" draw:text-style-name="P7" draw:layer="layout" svg:width="0.256cm" svg:height="0.517cm" svg:x="9.305cm" svg:y="11.57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0.462cm" svg:y="11.87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067cm" svg:y="11.57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2.785cm" svg:y="11.57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9.275cm" svg:y="12.49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10.462cm" svg:y="12.80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067cm" svg:y="12.49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2.746cm" svg:y="12.498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9.27cm" svg:y="13.42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10.988cm" svg:y="13.42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2.221cm" svg:y="13.73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2.781cm" svg:y="13.419cm" svg:viewBox="0 0 345 525" svg:d="M206 398v67c0 28 0 37-58 37h-16v23c32-2 72-2 104-2 33 0 74 0 105 2v-23h-15c-58 0-60-9-60-37v-67h79v-25h-79v-354c0-14 0-19-13-19-7 0-8 0-14 9l-239 364v25zM211 373h-190l190-289z">
            <text:p/>
          </draw:path>
          <draw:polygon draw:style-name="gr3" draw:text-style-name="P7" draw:layer="layout" svg:width="0.258cm" svg:height="1.391cm" svg:x="13.151cm" svg:y="11.437cm" svg:viewBox="0 0 259 1392" draw:points="206,1392 259,1392 259,0 0,0 0,53 206,53">
            <text:p/>
          </draw:polygon>
          <draw:polygon draw:style-name="gr3" draw:text-style-name="P7" draw:layer="layout" svg:width="0.258cm" svg:height="1.391cm" svg:x="13.151cm" svg:y="12.828cm" svg:viewBox="0 0 259 1392" draw:points="206,1340 0,1340 0,1392 259,1392 259,0 206,0">
            <text:p/>
          </draw:polygon>
          <draw:path draw:style-name="gr3" draw:text-style-name="P7" draw:layer="layout" svg:width="0.091cm" svg:height="0.231cm" svg:x="13.856cm" svg:y="12.94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140" draw:id="id140">
          <svg:title>TexMaths</svg:title>
          <svg:desc>22§display§X = \begin{bmatrix} x \\  y \\ z   \end{bmatrix} \text { and}
§svg§600§FALSE§</svg:desc>
          <draw:polygon draw:style-name="gr2" draw:text-style-name="P6" draw:layer="layout" svg:width="4.739cm" svg:height="2.706cm" svg:x="14.454cm" svg:y="11.572cm" svg:viewBox="0 0 4740 2707" draw:points="2369,2707 0,2707 0,0 4740,0 4740,2707">
            <text:p/>
          </draw:polygon>
          <draw:path draw:style-name="gr3" draw:text-style-name="P7" draw:layer="layout" svg:width="0.638cm" svg:height="0.529cm" svg:x="14.436cm" svg:y="12.589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0-2-30-23 0-12 11-24 20-35l79-84 70-76 78 185c3 9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1 1 31 23 0 10-8 21-16 28z">
            <text:p/>
          </draw:path>
          <draw:path draw:style-name="gr3" draw:text-style-name="P7" draw:layer="layout" svg:width="0.515cm" svg:height="0.182cm" svg:x="15.374cm" svg:y="12.83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6.398cm" svg:y="11.533cm" svg:viewBox="0 0 259 1392" draw:points="0,1392 55,1392 55,53 259,53 259,0 0,0">
            <text:p/>
          </draw:polygon>
          <draw:polygon draw:style-name="gr3" draw:text-style-name="P7" draw:layer="layout" svg:width="0.258cm" svg:height="1.391cm" svg:x="16.398cm" svg:y="12.924cm" svg:viewBox="0 0 259 1392" draw:points="0,1392 259,1392 259,1340 55,1340 55,0 0,0">
            <text:p/>
          </draw:polygon>
          <draw:path draw:style-name="gr3" draw:text-style-name="P7" draw:layer="layout" svg:width="0.386cm" svg:height="0.351cm" svg:x="16.685cm" svg:y="11.8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358cm" svg:height="0.501cm" svg:x="16.703cm" svg:y="12.769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28cm" svg:height="0.351cm" svg:x="16.72cm" svg:y="13.696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17.109cm" svg:y="11.533cm" svg:viewBox="0 0 259 1392" draw:points="206,1392 259,1392 259,0 0,0 0,53 206,53">
            <text:p/>
          </draw:polygon>
          <draw:polygon draw:style-name="gr3" draw:text-style-name="P7" draw:layer="layout" svg:width="0.258cm" svg:height="1.391cm" svg:x="17.109cm" svg:y="12.924cm" svg:viewBox="0 0 259 1392" draw:points="206,1340 0,1340 0,1392 259,1392 259,0 206,0">
            <text:p/>
          </draw:polygon>
          <draw:path draw:style-name="gr3" draw:text-style-name="P7" draw:layer="layout" svg:width="0.349cm" svg:height="0.356cm" svg:x="18.039cm" svg:y="12.7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8.417cm" svg:y="12.7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8.848cm" svg:y="12.58cm" svg:viewBox="0 0 384 547" svg:d="M269 496v51l115-8v-25c-55 0-62-5-62-42v-472l-111 9v24c53 0 60 6 60 43v167c-23-26-56-48-99-48-91 0-172 76-172 176 0 99 76 176 165 176 50 0 85-26 104-51zM269 289v158c0 14 0 16-9 28-22 37-58 55-91 55-35 0-63-20-83-49-19-32-21-76-21-108 0-30 2-76 23-111 18-24 46-49 88-49 28 0 60 11 84 46 9 14 9 16 9 30z">
            <text:p/>
          </draw:path>
        </draw:g>
        <draw:g xml:id="id141" draw:id="id141">
          <svg:title>TexMaths</svg:title>
          <svg:desc>22§display§C = \begin{bmatrix}  1 \\  1  \\  2  \end{bmatrix}§svg§600§FALSE§</svg:desc>
          <draw:polygon draw:style-name="gr2" draw:text-style-name="P6" draw:layer="layout" svg:width="2.728cm" svg:height="2.706cm" svg:x="19.537cm" svg:y="11.574cm" svg:viewBox="0 0 2729 2707" draw:points="1365,2707 0,2707 0,0 2729,0 2729,2707">
            <text:p/>
          </draw:polygon>
          <draw:path draw:style-name="gr3" draw:text-style-name="P7" draw:layer="layout" svg:width="0.55cm" svg:height="0.562cm" svg:x="19.537cm" svg:y="12.574cm" svg:viewBox="0 0 551 563" svg:d="M551 7c0-2-2-7-9-7-1 0-3 0-12 9l-53 60c-7-11-44-69-130-69-173 0-347 171-347 352 0 127 92 211 210 211 68 0 126-30 169-67 72-63 84-133 84-135 0-7-7-7-9-7-5 0-9 0-10 7-7 23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515cm" svg:height="0.182cm" svg:x="20.365cm" svg:y="12.836cm" svg:viewBox="0 0 516 183" svg:d="M490 32c12 0 26 0 26-16s-14-16-25-16h-465c-12 0-26 0-26 16s14 16 26 16zM491 183c11 0 25 0 25-16s-14-16-26-16h-464c-12 0-26 0-26 16s14 16 26 16z">
            <text:p/>
          </draw:path>
          <draw:polygon draw:style-name="gr3" draw:text-style-name="P7" draw:layer="layout" svg:width="0.258cm" svg:height="1.391cm" svg:x="21.389cm" svg:y="11.535cm" svg:viewBox="0 0 259 1392" draw:points="0,1392 55,1392 55,53 259,53 259,0 0,0">
            <text:p/>
          </draw:polygon>
          <draw:polygon draw:style-name="gr3" draw:text-style-name="P7" draw:layer="layout" svg:width="0.258cm" svg:height="1.391cm" svg:x="21.389cm" svg:y="12.926cm" svg:viewBox="0 0 259 1392" draw:points="0,1392 259,1392 259,1340 55,1340 55,0 0,0">
            <text:p/>
          </draw:polygon>
          <draw:path draw:style-name="gr3" draw:text-style-name="P7" draw:layer="layout" svg:width="0.256cm" svg:height="0.517cm" svg:x="21.722cm" svg:y="11.66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1.722cm" svg:y="12.59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1.692cm" svg:y="13.524cm" svg:viewBox="0 0 310 518" svg:d="M60 458l83-81c121-108 167-148 167-226 0-89-69-151-164-151-88 0-146 72-146 141 0 42 39 42 40 42 15 0 41-9 41-40 0-20-14-41-41-41-7 0-7 0-10 2 18-51 60-79 106-79 70 0 103 61 103 126 0 62-38 124-81 171l-149 166c-9 8-9 10-9 30h289l21-136h-19c-4 23-9 58-16 69-7 7-58 7-74 7z">
            <text:p/>
          </draw:path>
          <draw:polygon draw:style-name="gr3" draw:text-style-name="P7" draw:layer="layout" svg:width="0.258cm" svg:height="1.391cm" svg:x="22.046cm" svg:y="11.535cm" svg:viewBox="0 0 259 1392" draw:points="206,1392 259,1392 259,0 0,0 0,53 206,53">
            <text:p/>
          </draw:polygon>
          <draw:polygon draw:style-name="gr3" draw:text-style-name="P7" draw:layer="layout" svg:width="0.258cm" svg:height="1.391cm" svg:x="22.046cm" svg:y="12.926cm" svg:viewBox="0 0 259 1392" draw:points="206,1340 0,1340 0,1392 259,1392 259,0 206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8" smil:attributeName="visibility" smil:to="visible"/>
                  <anim:animate smil:dur="0.5s" smil:fill="hold" smil:targetElement="id138" smil:attributeName="width" smil:values="width*0.05;width" smil:keyTimes="0;1"/>
                  <anim:animate smil:dur="0.5s" smil:fill="hold" smil:targetElement="id138" smil:attributeName="height" smil:values="height;height" smil:keyTimes="0;1"/>
                  <anim:animate smil:dur="0.5s" smil:fill="hold" smil:targetElement="id138" smil:attributeName="x" smil:values="x-.2;x" smil:keyTimes="0;1"/>
                  <anim:animate smil:dur="0.5s" smil:fill="hold" smil:targetElement="id138" smil:attributeName="y" smil:values="y;y" smil:keyTimes="0;1"/>
                  <anim:transitionFilter smil:dur="0.5s" smil:targetElement="id1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43" draw:id="id143">
          <svg:title>TexMaths</svg:title>
          <svg:desc>22§display§\begin{bmatrix} 1  &amp;     - 1   &amp;  \ \   1  \\  
                           2  &amp;     - 1   &amp;  \ \   0  \\ 
                           3  &amp;  \ \  3   &amp;       -4   \end{bmatrix}
\begin{bmatrix} x \\  y \\ z   \end{bmatrix} 
= \begin{bmatrix}  1  \\   1  \\   2  \end{bmatrix}§svg§600§FALSE§</svg:desc>
          <draw:polygon draw:style-name="gr2" draw:text-style-name="P6" draw:layer="layout" svg:width="8.659cm" svg:height="2.706cm" svg:x="3.94cm" svg:y="2.177cm" svg:viewBox="0 0 8660 2707" draw:points="4331,2707 0,2707 0,0 8660,0 8660,2707">
            <text:p/>
          </draw:polygon>
          <draw:polygon draw:style-name="gr3" draw:text-style-name="P7" draw:layer="layout" svg:width="0.258cm" svg:height="1.391cm" svg:x="4.153cm" svg:y="2.138cm" svg:viewBox="0 0 259 1392" draw:points="0,1392 55,1392 55,53 259,53 259,0 0,0">
            <text:p/>
          </draw:polygon>
          <draw:polygon draw:style-name="gr3" draw:text-style-name="P7" draw:layer="layout" svg:width="0.258cm" svg:height="1.391cm" svg:x="4.153cm" svg:y="3.529cm" svg:viewBox="0 0 259 1392" draw:points="0,1392 259,1392 259,1340 55,1340 55,0 0,0">
            <text:p/>
          </draw:polygon>
          <draw:path draw:style-name="gr3" draw:text-style-name="P7" draw:layer="layout" svg:width="0.256cm" svg:height="0.517cm" svg:x="4.486cm" svg:y="2.27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5.64cm" svg:y="2.57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247cm" svg:y="2.27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7.965cm" svg:y="2.27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4.456cm" svg:y="3.19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472cm" svg:height="0.032cm" svg:x="5.64cm" svg:y="3.50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247cm" svg:y="3.19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7.926cm" svg:y="3.199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4.449cm" svg:y="4.12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6.168cm" svg:y="4.12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7.402cm" svg:y="4.43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7.961cm" svg:y="4.12cm" svg:viewBox="0 0 345 525" svg:d="M206 398v67c0 28 0 37-58 37h-16v23c32-2 72-2 104-2 33 0 74 0 105 2v-23h-15c-59 0-60-9-60-37v-67h79v-25h-79v-354c0-14 0-19-13-19-7 0-8 0-14 9l-239 364v25zM211 373h-190l190-289z">
            <text:p/>
          </draw:path>
          <draw:polygon draw:style-name="gr3" draw:text-style-name="P7" draw:layer="layout" svg:width="0.258cm" svg:height="1.391cm" svg:x="8.331cm" svg:y="2.138cm" svg:viewBox="0 0 259 1392" draw:points="206,1392 259,1392 259,0 0,0 0,53 206,53">
            <text:p/>
          </draw:polygon>
          <draw:polygon draw:style-name="gr3" draw:text-style-name="P7" draw:layer="layout" svg:width="0.258cm" svg:height="1.391cm" svg:x="8.331cm" svg:y="3.529cm" svg:viewBox="0 0 259 1392" draw:points="206,1340 0,1340 0,1392 259,1392 259,0 206,0">
            <text:p/>
          </draw:polygon>
          <draw:polygon draw:style-name="gr3" draw:text-style-name="P7" draw:layer="layout" svg:width="0.258cm" svg:height="1.391cm" svg:x="9.221cm" svg:y="2.138cm" svg:viewBox="0 0 259 1392" draw:points="0,1392 55,1392 55,53 259,53 259,0 0,0">
            <text:p/>
          </draw:polygon>
          <draw:polygon draw:style-name="gr3" draw:text-style-name="P7" draw:layer="layout" svg:width="0.258cm" svg:height="1.391cm" svg:x="9.221cm" svg:y="3.529cm" svg:viewBox="0 0 259 1392" draw:points="0,1392 259,1392 259,1340 55,1340 55,0 0,0">
            <text:p/>
          </draw:polygon>
          <draw:path draw:style-name="gr3" draw:text-style-name="P7" draw:layer="layout" svg:width="0.386cm" svg:height="0.351cm" svg:x="9.508cm" svg:y="2.4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358cm" svg:height="0.501cm" svg:x="9.526cm" svg:y="3.374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28cm" svg:height="0.351cm" svg:x="9.543cm" svg:y="4.301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9.932cm" svg:y="2.138cm" svg:viewBox="0 0 259 1392" draw:points="206,1392 259,1392 259,0 0,0 0,53 206,53">
            <text:p/>
          </draw:polygon>
          <draw:polygon draw:style-name="gr3" draw:text-style-name="P7" draw:layer="layout" svg:width="0.258cm" svg:height="1.391cm" svg:x="9.932cm" svg:y="3.529cm" svg:viewBox="0 0 259 1392" draw:points="206,1340 0,1340 0,1392 259,1392 259,0 206,0">
            <text:p/>
          </draw:polygon>
          <draw:path draw:style-name="gr3" draw:text-style-name="P7" draw:layer="layout" svg:width="0.515cm" svg:height="0.182cm" svg:x="10.701cm" svg:y="3.43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1.726cm" svg:y="2.138cm" svg:viewBox="0 0 259 1392" draw:points="0,1392 55,1392 55,53 259,53 259,0 0,0">
            <text:p/>
          </draw:polygon>
          <draw:polygon draw:style-name="gr3" draw:text-style-name="P7" draw:layer="layout" svg:width="0.258cm" svg:height="1.391cm" svg:x="11.726cm" svg:y="3.529cm" svg:viewBox="0 0 259 1392" draw:points="0,1392 259,1392 259,1340 55,1340 55,0 0,0">
            <text:p/>
          </draw:polygon>
          <draw:path draw:style-name="gr3" draw:text-style-name="P7" draw:layer="layout" svg:width="0.256cm" svg:height="0.517cm" svg:x="12.058cm" svg:y="2.27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2.058cm" svg:y="3.19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2.027cm" svg:y="4.12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olygon draw:style-name="gr3" draw:text-style-name="P7" draw:layer="layout" svg:width="0.258cm" svg:height="1.391cm" svg:x="12.38cm" svg:y="2.138cm" svg:viewBox="0 0 259 1392" draw:points="206,1392 259,1392 259,0 0,0 0,53 206,53">
            <text:p/>
          </draw:polygon>
          <draw:polygon draw:style-name="gr3" draw:text-style-name="P7" draw:layer="layout" svg:width="0.258cm" svg:height="1.391cm" svg:x="12.38cm" svg:y="3.529cm" svg:viewBox="0 0 259 1392" draw:points="206,1340 0,1340 0,1392 259,1392 259,0 206,0">
            <text:p/>
          </draw:polygon>
        </draw:g>
        <draw:g xml:id="id142" draw:id="id142">
          <svg:title>TexMaths</svg:title>
          <svg:desc>22§display§\therefore \ \ \text {The matrix equation is }AX = C§svg§600§FALSE§</svg:desc>
          <draw:polygon draw:style-name="gr2" draw:text-style-name="P6" draw:layer="layout" svg:width="12.108cm" svg:height="0.627cm" svg:x="2.051cm" svg:y="0.864cm" svg:viewBox="0 0 12109 628" draw:points="6055,628 0,628 0,0 12109,0 12109,628">
            <text:p/>
          </draw:polygon>
          <draw:path draw:style-name="gr3" draw:text-style-name="P7" draw:layer="layout" svg:width="0.469cm" svg:height="0.418cm" svg:x="2.035cm" svg:y="1.0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02cm" svg:height="0.523cm" svg:x="3.286cm" svg:y="0.855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7" draw:layer="layout" svg:width="0.39cm" svg:height="0.538cm" svg:x="3.841cm" svg:y="0.84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267cm" svg:y="1.0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4.872cm" svg:y="1.03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5.524cm" svg:y="1.0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5.893cm" svg:y="0.9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6.201cm" svg:y="1.0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6.507cm" svg:y="0.8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6.706cm" svg:y="1.045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3cm" svg:height="0.356cm" svg:x="7.384cm" svg:y="1.0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7.732cm" svg:y="1.03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8.139cm" svg:y="1.03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8.577cm" svg:y="1.0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8.945cm" svg:y="0.9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9.257cm" svg:y="0.8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9.468cm" svg:y="1.0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9.857cm" svg:y="1.0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66cm" svg:height="0.518cm" svg:x="10.545cm" svg:y="0.8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0.76cm" svg:y="1.03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1cm" svg:height="0.555cm" svg:x="11.325cm" svg:y="0.825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638cm" svg:height="0.529cm" svg:x="11.899cm" svg:y="0.85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1-2-31-23 0-12 12-24 21-35l79-84 70-76 78 185c3 8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0 1 30 23 0 12-7 21-14 28z">
            <text:p/>
          </draw:path>
          <draw:path draw:style-name="gr3" draw:text-style-name="P7" draw:layer="layout" svg:width="0.515cm" svg:height="0.182cm" svg:x="12.837cm" svg:y="1.0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5cm" svg:height="0.562cm" svg:x="13.648cm" svg:y="0.834cm" svg:viewBox="0 0 551 563" svg:d="M551 7c0-2-2-7-9-7-2 0-3 0-12 9l-53 60c-7-11-44-69-130-69-173 0-347 171-347 352 0 127 92 211 209 211 69 0 127-30 169-67 73-63 85-133 85-135 0-7-7-7-9-7-5 0-9 0-10 7-7 23-25 77-78 123-54 42-104 56-142 56-71 0-154-40-154-162 0-44 16-169 94-260 47-55 121-93 190-93 79 0 125 59 125 149 0 30-2 32-2 39 0 9 7 9 11 9 10 0 10-2 14-16z">
            <text:p/>
          </draw:path>
        </draw:g>
        <draw:g xml:id="id144" draw:id="id144">
          <svg:title>TexMaths</svg:title>
          <svg:desc>22§display§R_2 \rightarrow R_2 - 2R_1, \ R_3 \rightarrow R_3 - 3R_1§svg§600§FALSE§</svg:desc>
          <draw:polygon draw:style-name="gr2" draw:text-style-name="P6" draw:layer="layout" svg:width="11.107cm" svg:height="0.601cm" svg:x="3.17cm" svg:y="5.512cm" svg:viewBox="0 0 11108 602" draw:points="5553,602 0,602 0,0 11108,0 11108,602">
            <text:p/>
          </draw:polygon>
          <draw:path draw:style-name="gr3" draw:text-style-name="P7" draw:layer="layout" svg:width="0.553cm" svg:height="0.547cm" svg:x="3.163cm" svg:y="5.4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2 0 75-2 98-2 21 0 76 2 99 2 5 0 14 0 14-16 0-9-6-9-21-9-29 0-51 0-51-14 0-3 1-7 3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24cm" svg:height="0.36cm" svg:x="3.753cm" svg:y="5.75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4.323cm" svg:y="5.607cm" svg:viewBox="0 0 688 405" svg:d="M604 218c-43 34-64 66-71 74-33 55-40 104-40 104 0 9 9 9 16 9 12 0 14-2 17-14 18-78 64-143 152-178 8-3 10-5 10-10 0-6-5-8-5-9-35-13-129-51-158-182-2-10-4-12-16-12-7 0-16 0-16 9 0 2 7 51 40 104 14 23 37 49 71 74h-576c-14 0-28 0-28 16 0 15 14 15 28 15z">
            <text:p/>
          </draw:path>
          <draw:path draw:style-name="gr3" draw:text-style-name="P7" draw:layer="layout" svg:width="0.553cm" svg:height="0.547cm" svg:x="5.3cm" svg:y="5.4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1 0 75-2 98-2 21 0 76 2 99 2 5 0 14 0 14-16 0-9-6-9-21-9-29 0-50 0-50-14 0-3 0-7 2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24cm" svg:height="0.36cm" svg:x="5.889cm" svg:y="5.75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439cm" svg:y="5.79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7.187cm" svg:y="5.48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53cm" svg:height="0.547cm" svg:x="7.565cm" svg:y="5.4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1 0 75-2 98-2 21 0 76 2 99 2 5 0 14 0 14-16 0-9-7-9-21-9-29 0-50 0-50-14 0-3 0-7 2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198cm" svg:height="0.36cm" svg:x="8.179cm" svg:y="5.758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091cm" svg:height="0.231cm" svg:x="8.535cm" svg:y="5.919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553cm" svg:height="0.547cm" svg:x="9.102cm" svg:y="5.4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2 0 75-2 98-2 21 0 76 2 99 2 5 0 16 0 16-16 0-9-8-9-23-9-29 0-50 0-50-14 0-3 0-7 2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249cm" svg:height="0.371cm" svg:x="9.686cm" svg:y="5.75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7 47-23 63-17 21-31 23-59 25-15 0-15 0-18 2 0 0-5 0-5 7s5 7 14 7z">
            <text:p/>
          </draw:path>
          <draw:path draw:style-name="gr3" draw:text-style-name="P7" draw:layer="layout" svg:width="0.687cm" svg:height="0.404cm" svg:x="10.262cm" svg:y="5.607cm" svg:viewBox="0 0 688 405" svg:d="M604 218c-43 34-64 66-71 74-33 55-40 104-40 104 0 9 9 9 16 9 12 0 14-2 17-14 18-78 64-143 150-178 10-3 12-5 12-10 0-6-5-8-5-9-35-13-129-51-158-182-2-10-4-12-16-12-7 0-16 0-16 9 0 2 7 51 40 104 14 23 37 49 71 74h-576c-14 0-28 0-28 16 0 15 14 15 28 15z">
            <text:p/>
          </draw:path>
          <draw:path draw:style-name="gr3" draw:text-style-name="P7" draw:layer="layout" svg:width="0.553cm" svg:height="0.547cm" svg:x="11.239cm" svg:y="5.4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1 0 75-2 98-2 21 0 76 2 99 2 5 0 14 0 14-16 0-9-7-9-21-9-29 0-51 0-51-14 0-3 1-7 3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249cm" svg:height="0.371cm" svg:x="11.823cm" svg:y="5.75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7" draw:layer="layout" svg:width="0.472cm" svg:height="0.032cm" svg:x="12.376cm" svg:y="5.79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3.118cm" svg:y="5.485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553cm" svg:height="0.547cm" svg:x="13.504cm" svg:y="5.4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2 0 75-2 98-2 21 0 76 2 99 2 5 0 16 0 16-16 0-9-8-9-23-9-29 0-50 0-50-14 0-3 0-7 2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198cm" svg:height="0.36cm" svg:x="14.118cm" svg:y="5.758cm" svg:viewBox="0 0 199 361" svg:d="M123 16c0-16 0-16-16-16-35 33-84 35-107 35v20c12 0 49 0 79-16v278c0 18 0 25-54 25h-21v19c10 0 77-2 96-2 18 0 87 2 99 2v-19h-21c-55 0-55-7-55-25z">
            <text:p/>
          </draw:path>
        </draw:g>
        <draw:g xml:id="id145" draw:id="id145">
          <svg:title>TexMaths</svg:title>
          <svg:desc>22§display§\begin{bmatrix} 1  &amp;     - 1   &amp;  \ \   1  \\  
                           0  &amp;  \ \  1   &amp;       -2  \\ 
                           0  &amp;  \ \  6   &amp;       -7   \end{bmatrix}
\begin{bmatrix} x \\  y \\ z   \end{bmatrix} 
= \begin{bmatrix}\ \   1  \\   -1  \\   -1  \end{bmatrix}§svg§600§FALSE§</svg:desc>
          <draw:polygon draw:style-name="gr2" draw:text-style-name="P6" draw:layer="layout" svg:width="9.262cm" svg:height="2.706cm" svg:x="3.942cm" svg:y="6.78cm" svg:viewBox="0 0 9263 2707" draw:points="4633,2707 0,2707 0,0 9263,0 9263,2707">
            <text:p/>
          </draw:polygon>
          <draw:polygon draw:style-name="gr3" draw:text-style-name="P7" draw:layer="layout" svg:width="0.258cm" svg:height="1.391cm" svg:x="4.155cm" svg:y="6.741cm" svg:viewBox="0 0 259 1392" draw:points="0,1392 55,1392 55,53 259,53 259,0 0,0">
            <text:p/>
          </draw:polygon>
          <draw:polygon draw:style-name="gr3" draw:text-style-name="P7" draw:layer="layout" svg:width="0.258cm" svg:height="1.391cm" svg:x="4.155cm" svg:y="8.132cm" svg:viewBox="0 0 259 1392" draw:points="0,1392 259,1392 259,1340 55,1340 55,0 0,0">
            <text:p/>
          </draw:polygon>
          <draw:path draw:style-name="gr3" draw:text-style-name="P7" draw:layer="layout" svg:width="0.256cm" svg:height="0.517cm" svg:x="4.488cm" svg:y="6.87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5.642cm" svg:y="7.18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249cm" svg:y="6.87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7.967cm" svg:y="6.87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4.449cm" svg:y="7.802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6.205cm" svg:y="7.80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7.404cm" svg:y="8.10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7.98cm" svg:y="7.80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6cm" svg:height="0.532cm" svg:x="4.449cm" svg:y="8.7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6.17cm" svg:y="8.73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472cm" svg:height="0.032cm" svg:x="7.404cm" svg:y="9.036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7.985cm" svg:y="8.723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258cm" svg:height="1.391cm" svg:x="8.333cm" svg:y="6.741cm" svg:viewBox="0 0 259 1392" draw:points="206,1392 259,1392 259,0 0,0 0,53 206,53">
            <text:p/>
          </draw:polygon>
          <draw:polygon draw:style-name="gr3" draw:text-style-name="P7" draw:layer="layout" svg:width="0.258cm" svg:height="1.391cm" svg:x="8.333cm" svg:y="8.132cm" svg:viewBox="0 0 259 1392" draw:points="206,1340 0,1340 0,1392 259,1392 259,0 206,0">
            <text:p/>
          </draw:polygon>
          <draw:polygon draw:style-name="gr3" draw:text-style-name="P7" draw:layer="layout" svg:width="0.258cm" svg:height="1.391cm" svg:x="9.224cm" svg:y="6.741cm" svg:viewBox="0 0 259 1392" draw:points="0,1392 55,1392 55,53 259,53 259,0 0,0">
            <text:p/>
          </draw:polygon>
          <draw:polygon draw:style-name="gr3" draw:text-style-name="P7" draw:layer="layout" svg:width="0.258cm" svg:height="1.391cm" svg:x="9.224cm" svg:y="8.132cm" svg:viewBox="0 0 259 1392" draw:points="0,1392 259,1392 259,1340 55,1340 55,0 0,0">
            <text:p/>
          </draw:polygon>
          <draw:path draw:style-name="gr3" draw:text-style-name="P7" draw:layer="layout" svg:width="0.386cm" svg:height="0.351cm" svg:x="9.511cm" svg:y="7.04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58cm" svg:height="0.501cm" svg:x="9.528cm" svg:y="7.97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28cm" svg:height="0.351cm" svg:x="9.546cm" svg:y="8.904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9.935cm" svg:y="6.741cm" svg:viewBox="0 0 259 1392" draw:points="206,1392 259,1392 259,0 0,0 0,53 206,53">
            <text:p/>
          </draw:polygon>
          <draw:polygon draw:style-name="gr3" draw:text-style-name="P7" draw:layer="layout" svg:width="0.258cm" svg:height="1.391cm" svg:x="9.935cm" svg:y="8.132cm" svg:viewBox="0 0 259 1392" draw:points="206,1340 0,1340 0,1392 259,1392 259,0 206,0">
            <text:p/>
          </draw:polygon>
          <draw:path draw:style-name="gr3" draw:text-style-name="P7" draw:layer="layout" svg:width="0.515cm" svg:height="0.182cm" svg:x="10.704cm" svg:y="8.04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1.729cm" svg:y="6.741cm" svg:viewBox="0 0 259 1392" draw:points="0,1392 55,1392 55,53 259,53 259,0 0,0">
            <text:p/>
          </draw:polygon>
          <draw:polygon draw:style-name="gr3" draw:text-style-name="P7" draw:layer="layout" svg:width="0.258cm" svg:height="1.391cm" svg:x="11.729cm" svg:y="8.132cm" svg:viewBox="0 0 259 1392" draw:points="0,1392 259,1392 259,1340 55,1340 55,0 0,0">
            <text:p/>
          </draw:polygon>
          <draw:path draw:style-name="gr3" draw:text-style-name="P7" draw:layer="layout" svg:width="0.256cm" svg:height="0.517cm" svg:x="12.619cm" svg:y="6.87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2.056cm" svg:y="8.10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661cm" svg:y="7.80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2.056cm" svg:y="9.03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661cm" svg:y="8.7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2.985cm" svg:y="6.741cm" svg:viewBox="0 0 259 1392" draw:points="206,1392 259,1392 259,0 0,0 0,53 206,53">
            <text:p/>
          </draw:polygon>
          <draw:polygon draw:style-name="gr3" draw:text-style-name="P7" draw:layer="layout" svg:width="0.258cm" svg:height="1.391cm" svg:x="12.985cm" svg:y="8.132cm" svg:viewBox="0 0 259 1392" draw:points="206,1340 0,1340 0,1392 259,1392 259,0 206,0">
            <text:p/>
          </draw:polygon>
        </draw:g>
        <draw:g xml:id="id146" draw:id="id146">
          <svg:title>TexMaths</svg:title>
          <svg:desc>22§display§R_3 \rightarrow R_3 - 6R_2§svg§600§FALSE§</svg:desc>
          <draw:polygon draw:style-name="gr2" draw:text-style-name="P6" draw:layer="layout" svg:width="5.185cm" svg:height="0.578cm" svg:x="3.17cm" svg:y="10.213cm" svg:viewBox="0 0 5186 579" draw:points="2594,579 0,579 0,0 5186,0 5186,579">
            <text:p/>
          </draw:polygon>
          <draw:path draw:style-name="gr3" draw:text-style-name="P7" draw:layer="layout" svg:width="0.553cm" svg:height="0.546cm" svg:x="3.163cm" svg:y="10.174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2 0 75-1 98-1 21 0 76 1 99 1 5 0 14 0 14-15 0-9-6-9-21-9-29 0-51 0-51-14 0-4 1-7 3-13l51-205h92c70 0 84 44 84 70 0 12-5 37-10 54-6 22-13 50-13 66 0 84 94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9cm" svg:height="0.37cm" svg:x="3.747cm" svg:y="10.459cm" svg:viewBox="0 0 250 371" svg:d="M120 179c42 0 72 30 72 88 0 67-39 87-71 87-21 0-70-6-93-37 27-2 32-20 32-30 0-18-12-30-30-30-14 0-30 9-30 30 0 52 56 84 123 84 76 0 127-49 127-104 0-42-34-84-93-98 56-20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687cm" svg:height="0.404cm" svg:x="4.323cm" svg:y="10.308cm" svg:viewBox="0 0 688 405" svg:d="M604 218c-43 33-64 65-71 74-33 54-40 104-40 104 0 9 9 9 16 9 12 0 14-2 17-15 18-77 64-142 152-177 8-4 10-5 10-11 0-5-5-7-5-9-35-12-129-51-159-181-1-10-3-12-15-12-7 0-16 0-16 9 0 2 7 51 40 104 14 22 37 49 71 73h-576c-14 0-28 0-28 16s14 16 28 16z">
            <text:p/>
          </draw:path>
          <draw:path draw:style-name="gr3" draw:text-style-name="P7" draw:layer="layout" svg:width="0.553cm" svg:height="0.546cm" svg:x="5.299cm" svg:y="10.174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1 0 75-1 98-1 21 0 76 1 99 1 5 0 14 0 14-15 0-9-6-9-21-9-29 0-50 0-50-14 0-4 0-7 2-13l51-205h92c70 0 84 44 84 70 0 12-5 37-10 54-6 22-13 50-13 66 0 84 94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9cm" svg:height="0.37cm" svg:x="5.884cm" svg:y="10.459cm" svg:viewBox="0 0 250 371" svg:d="M120 179c42 0 72 30 72 88 0 67-39 87-71 87-21 0-70-6-93-37 27-2 32-20 32-30 0-18-12-30-30-30-14 0-30 9-30 30 0 52 56 84 123 84 76 0 127-49 127-104 0-42-34-84-93-98 56-20 77-62 77-93 0-44-49-76-111-76-60 0-105 30-105 72 0 19 10 30 28 30 16 0 26-12 26-28s-10-27-26-28c19-25 56-30 75-30 25 0 60 12 60 60 0 22-9 47-23 63-17 21-31 23-59 25-15 0-15 0-18 1 0 0-5 0-5 7s5 7 14 7z">
            <text:p/>
          </draw:path>
          <draw:path draw:style-name="gr3" draw:text-style-name="P7" draw:layer="layout" svg:width="0.472cm" svg:height="0.032cm" svg:x="6.438cm" svg:y="10.49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7.179cm" svg:y="10.186cm" svg:viewBox="0 0 322 533" svg:d="M70 262v-19c0-196 97-224 136-224 19 0 51 6 69 32-13 0-43 0-43 33 0 25 18 37 35 37 13 0 36-7 36-37 0-47-34-84-99-84-98 0-204 100-204 271 0 207 90 262 162 262 86 0 160-72 160-174 0-99-69-174-155-174-53 0-81 40-97 77zM162 512c-48 0-72-48-76-58-14-37-14-99-14-113 0-60 25-139 95-139 13 0 48 0 72 49 14 29 14 69 14 106s0 76-14 104c-23 47-58 51-77 51z">
            <text:p/>
          </draw:path>
          <draw:path draw:style-name="gr3" draw:text-style-name="P7" draw:layer="layout" svg:width="0.553cm" svg:height="0.546cm" svg:x="7.564cm" svg:y="10.174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1 0 75-1 98-1 21 0 76 1 99 1 5 0 14 0 14-15 0-9-7-9-21-9-29 0-50 0-50-14 0-4 0-7 2-13l51-205h92c70 0 84 44 84 70 0 12-5 37-10 54-6 22-13 50-13 66 0 84 94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cm" svg:height="0.36cm" svg:x="8.154cm" svg:y="10.45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</draw:g>
        <draw:g xml:id="id147" draw:id="id147">
          <svg:title>TexMaths</svg:title>
          <svg:desc>22§display§\begin{bmatrix} 1  &amp;     - 1   &amp;  \ \   1  \\  
                           0  &amp;  \ \  1   &amp;       -2  \\ 
                           0  &amp;  \ \  0   &amp;  \ \   5   \end{bmatrix}
\begin{bmatrix} x \\  y \\ z   \end{bmatrix} 
= \begin{bmatrix}\ \   1  \\   -1  \\  \ \   5  \end{bmatrix}§svg§600§FALSE§</svg:desc>
          <draw:polygon draw:style-name="gr2" draw:text-style-name="P6" draw:layer="layout" svg:width="9.262cm" svg:height="2.706cm" svg:x="3.942cm" svg:y="11.584cm" svg:viewBox="0 0 9263 2707" draw:points="4633,2707 0,2707 0,0 9263,0 9263,2707">
            <text:p/>
          </draw:polygon>
          <draw:polygon draw:style-name="gr3" draw:text-style-name="P7" draw:layer="layout" svg:width="0.258cm" svg:height="1.391cm" svg:x="4.155cm" svg:y="11.545cm" svg:viewBox="0 0 259 1392" draw:points="0,1392 55,1392 55,53 259,53 259,0 0,0">
            <text:p/>
          </draw:polygon>
          <draw:polygon draw:style-name="gr3" draw:text-style-name="P7" draw:layer="layout" svg:width="0.258cm" svg:height="1.391cm" svg:x="4.155cm" svg:y="12.936cm" svg:viewBox="0 0 259 1392" draw:points="0,1392 259,1392 259,1340 55,1340 55,0 0,0">
            <text:p/>
          </draw:polygon>
          <draw:path draw:style-name="gr3" draw:text-style-name="P7" draw:layer="layout" svg:width="0.256cm" svg:height="0.517cm" svg:x="4.488cm" svg:y="11.67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5.642cm" svg:y="11.98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249cm" svg:y="11.6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7.967cm" svg:y="11.6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4.449cm" svg:y="12.60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6.205cm" svg:y="12.60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7.404cm" svg:y="12.9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7.98cm" svg:y="12.60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6cm" svg:height="0.532cm" svg:x="4.449cm" svg:y="13.53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6.167cm" svg:y="13.53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09cm" svg:height="0.532cm" svg:x="7.937cm" svg:y="13.534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olygon draw:style-name="gr3" draw:text-style-name="P7" draw:layer="layout" svg:width="0.258cm" svg:height="1.391cm" svg:x="8.333cm" svg:y="11.545cm" svg:viewBox="0 0 259 1392" draw:points="206,1392 259,1392 259,0 0,0 0,53 206,53">
            <text:p/>
          </draw:polygon>
          <draw:polygon draw:style-name="gr3" draw:text-style-name="P7" draw:layer="layout" svg:width="0.258cm" svg:height="1.391cm" svg:x="8.333cm" svg:y="12.936cm" svg:viewBox="0 0 259 1392" draw:points="206,1340 0,1340 0,1392 259,1392 259,0 206,0">
            <text:p/>
          </draw:polygon>
          <draw:polygon draw:style-name="gr3" draw:text-style-name="P7" draw:layer="layout" svg:width="0.258cm" svg:height="1.391cm" svg:x="9.224cm" svg:y="11.545cm" svg:viewBox="0 0 259 1392" draw:points="0,1392 55,1392 55,53 259,53 259,0 0,0">
            <text:p/>
          </draw:polygon>
          <draw:polygon draw:style-name="gr3" draw:text-style-name="P7" draw:layer="layout" svg:width="0.258cm" svg:height="1.391cm" svg:x="9.224cm" svg:y="12.936cm" svg:viewBox="0 0 259 1392" draw:points="0,1392 259,1392 259,1340 55,1340 55,0 0,0">
            <text:p/>
          </draw:polygon>
          <draw:path draw:style-name="gr3" draw:text-style-name="P7" draw:layer="layout" svg:width="0.386cm" svg:height="0.351cm" svg:x="9.511cm" svg:y="11.8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58cm" svg:height="0.501cm" svg:x="9.528cm" svg:y="12.781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28cm" svg:height="0.351cm" svg:x="9.546cm" svg:y="13.708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9.935cm" svg:y="11.545cm" svg:viewBox="0 0 259 1392" draw:points="206,1392 259,1392 259,0 0,0 0,53 206,53">
            <text:p/>
          </draw:polygon>
          <draw:polygon draw:style-name="gr3" draw:text-style-name="P7" draw:layer="layout" svg:width="0.258cm" svg:height="1.391cm" svg:x="9.935cm" svg:y="12.936cm" svg:viewBox="0 0 259 1392" draw:points="206,1340 0,1340 0,1392 259,1392 259,0 206,0">
            <text:p/>
          </draw:polygon>
          <draw:path draw:style-name="gr3" draw:text-style-name="P7" draw:layer="layout" svg:width="0.515cm" svg:height="0.182cm" svg:x="10.704cm" svg:y="12.84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1.729cm" svg:y="11.545cm" svg:viewBox="0 0 259 1392" draw:points="0,1392 55,1392 55,53 259,53 259,0 0,0">
            <text:p/>
          </draw:polygon>
          <draw:polygon draw:style-name="gr3" draw:text-style-name="P7" draw:layer="layout" svg:width="0.258cm" svg:height="1.391cm" svg:x="11.729cm" svg:y="12.936cm" svg:viewBox="0 0 259 1392" draw:points="0,1392 259,1392 259,1340 55,1340 55,0 0,0">
            <text:p/>
          </draw:polygon>
          <draw:path draw:style-name="gr3" draw:text-style-name="P7" draw:layer="layout" svg:width="0.256cm" svg:height="0.517cm" svg:x="12.619cm" svg:y="11.6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2.056cm" svg:y="12.91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661cm" svg:y="12.60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12.589cm" svg:y="13.534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olygon draw:style-name="gr3" draw:text-style-name="P7" draw:layer="layout" svg:width="0.258cm" svg:height="1.391cm" svg:x="12.985cm" svg:y="11.545cm" svg:viewBox="0 0 259 1392" draw:points="206,1392 259,1392 259,0 0,0 0,53 206,53">
            <text:p/>
          </draw:polygon>
          <draw:polygon draw:style-name="gr3" draw:text-style-name="P7" draw:layer="layout" svg:width="0.258cm" svg:height="1.391cm" svg:x="12.985cm" svg:y="12.936cm" svg:viewBox="0 0 259 1392" draw:points="206,1340 0,1340 0,1392 259,1392 259,0 206,0">
            <text:p/>
          </draw:polygon>
        </draw:g>
        <draw:polyline draw:style-name="gr4" draw:text-style-name="P9" xml:id="id148" draw:id="id148" draw:layer="layout" svg:width="0cm" svg:height="13.799cm" svg:x="15cm" svg:y="0.8cm" svg:viewBox="0 0 0 13800" draw:points="0,0 0,13800">
          <text:p/>
        </draw:polyline>
        <draw:g xml:id="id149" draw:id="id149">
          <svg:title>TexMaths</svg:title>
          <svg:desc>22§display§\begin{bmatrix} x - y  +  z  \\  
                           0x  + y - 2z  \\ 
                           0x  + 0y  +  5z   \end{bmatrix}
= \begin{bmatrix}\ \   1  \\   -1  \\  \ \   5  \end{bmatrix}§svg§600§FALSE§</svg:desc>
          <draw:polygon draw:style-name="gr2" draw:text-style-name="P6" draw:layer="layout" svg:width="8.043cm" svg:height="2.706cm" svg:x="16.944cm" svg:y="1.087cm" svg:viewBox="0 0 8044 2707" draw:points="4021,2707 0,2707 0,0 8044,0 8044,2707">
            <text:p/>
          </draw:polygon>
          <draw:polygon draw:style-name="gr3" draw:text-style-name="P7" draw:layer="layout" svg:width="0.258cm" svg:height="1.391cm" svg:x="17.157cm" svg:y="1.048cm" svg:viewBox="0 0 259 1392" draw:points="0,1392 55,1392 55,53 259,53 259,0 0,0">
            <text:p/>
          </draw:polygon>
          <draw:polygon draw:style-name="gr3" draw:text-style-name="P7" draw:layer="layout" svg:width="0.258cm" svg:height="1.391cm" svg:x="17.157cm" svg:y="2.439cm" svg:viewBox="0 0 259 1392" draw:points="0,1392 259,1392 259,1340 55,1340 55,0 0,0">
            <text:p/>
          </draw:polygon>
          <draw:path draw:style-name="gr3" draw:text-style-name="P7" draw:layer="layout" svg:width="0.386cm" svg:height="0.351cm" svg:x="18.023cm" svg:y="1.3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8.679cm" svg:y="1.488cm" svg:viewBox="0 0 473 33" svg:d="M447 33c14 0 26 0 26-17 0-16-12-16-26-16h-421c-12 0-26 0-26 16 0 17 14 17 26 17z">
            <text:p/>
          </draw:path>
          <draw:path draw:style-name="gr3" draw:text-style-name="P7" draw:layer="layout" svg:width="0.358cm" svg:height="0.501cm" svg:x="19.41cm" svg:y="1.354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515cm" svg:height="0.517cm" svg:x="20.01cm" svg:y="1.2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8cm" svg:height="0.351cm" svg:x="20.772cm" svg:y="1.354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71 65c-53 51-79 97-79 102 0 7 7 7 9 7 7 0 9-2 12-11 19-26 42-47 67-47 18 0 26 7 46 30 12 16 26 28 49 28 77 0 121-99 121-120 0-3-3-7-8-7-7 0-9 4-11 9-18 51-69 65-93 65-16 0-30-3-46-9-26-10-39-14-54-14-2 0-15 0-22 4z">
            <text:p/>
          </draw:path>
          <draw:path draw:style-name="gr3" draw:text-style-name="P7" draw:layer="layout" svg:width="0.326cm" svg:height="0.532cm" svg:x="17.644cm" svg:y="2.10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18.023cm" svg:y="2.2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18.658cm" svg:y="2.1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19.41cm" svg:y="2.284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472cm" svg:height="0.032cm" svg:x="20.031cm" svg:y="2.4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0.777cm" svg:y="2.10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28cm" svg:height="0.351cm" svg:x="21.159cm" svg:y="2.284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326cm" svg:height="0.532cm" svg:x="17.451cm" svg:y="3.037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17.829cm" svg:y="3.2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18.465cm" svg:y="3.1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9.225cm" svg:y="3.037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58cm" svg:height="0.501cm" svg:x="19.603cm" svg:y="3.211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515cm" svg:height="0.517cm" svg:x="20.203cm" svg:y="3.1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20.971cm" svg:y="3.03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28cm" svg:height="0.351cm" svg:x="21.352cm" svg:y="3.211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69 65c-55 51-81 97-81 102 0 7 7 7 9 7 7 0 9-2 12-11 19-26 42-47 67-47 18 0 26 7 46 30 12 16 26 28 49 28 77 0 121-99 121-120 0-3-3-7-8-7-7 0-9 4-11 9-18 51-69 65-93 65-16 0-30-3-46-9-26-10-39-14-54-14-2 0-15 0-22 4z">
            <text:p/>
          </draw:path>
          <draw:polygon draw:style-name="gr3" draw:text-style-name="P7" draw:layer="layout" svg:width="0.258cm" svg:height="1.391cm" svg:x="21.718cm" svg:y="1.048cm" svg:viewBox="0 0 259 1392" draw:points="206,1392 259,1392 259,0 0,0 0,53 206,53">
            <text:p/>
          </draw:polygon>
          <draw:polygon draw:style-name="gr3" draw:text-style-name="P7" draw:layer="layout" svg:width="0.258cm" svg:height="1.391cm" svg:x="21.718cm" svg:y="2.439cm" svg:viewBox="0 0 259 1392" draw:points="206,1340 0,1340 0,1392 259,1392 259,0 206,0">
            <text:p/>
          </draw:polygon>
          <draw:path draw:style-name="gr3" draw:text-style-name="P7" draw:layer="layout" svg:width="0.515cm" svg:height="0.182cm" svg:x="22.486cm" svg:y="2.34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23.51cm" svg:y="1.048cm" svg:viewBox="0 0 259 1392" draw:points="0,1392 55,1392 55,53 259,53 259,0 0,0">
            <text:p/>
          </draw:polygon>
          <draw:polygon draw:style-name="gr3" draw:text-style-name="P7" draw:layer="layout" svg:width="0.258cm" svg:height="1.391cm" svg:x="23.51cm" svg:y="2.439cm" svg:viewBox="0 0 259 1392" draw:points="0,1392 259,1392 259,1340 55,1340 55,0 0,0">
            <text:p/>
          </draw:polygon>
          <draw:path draw:style-name="gr3" draw:text-style-name="P7" draw:layer="layout" svg:width="0.256cm" svg:height="0.517cm" svg:x="24.402cm" svg:y="1.18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23.839cm" svg:y="2.41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4.444cm" svg:y="2.10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24.371cm" svg:y="3.03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0.258cm" svg:height="1.391cm" svg:x="24.768cm" svg:y="1.048cm" svg:viewBox="0 0 259 1392" draw:points="206,1392 259,1392 259,0 0,0 0,53 206,53">
            <text:p/>
          </draw:polygon>
          <draw:polygon draw:style-name="gr3" draw:text-style-name="P7" draw:layer="layout" svg:width="0.258cm" svg:height="1.391cm" svg:x="24.768cm" svg:y="2.439cm" svg:viewBox="0 0 259 1392" draw:points="206,1340 0,1340 0,1392 259,1392 259,0 206,0">
            <text:p/>
          </draw:polygon>
        </draw:g>
        <draw:g xml:id="id150" draw:id="id150">
          <svg:title>TexMaths</svg:title>
          <svg:desc>22§display§\text {By equality of matrices, we get, }§svg§600§FALSE§</svg:desc>
          <draw:polygon draw:style-name="gr2" draw:text-style-name="P6" draw:layer="layout" svg:width="10.6cm" svg:height="0.628cm" svg:x="16.174cm" svg:y="4.412cm" svg:viewBox="0 0 10601 629" draw:points="5301,629 0,629 0,0 10601,0 10601,629">
            <text:p/>
          </draw:polygon>
          <draw:path draw:style-name="gr3" draw:text-style-name="P7" draw:layer="layout" svg:width="0.476cm" svg:height="0.529cm" svg:x="16.163cm" svg:y="4.391cm" svg:viewBox="0 0 477 530" svg:d="M144 247v-192c0-25 2-30 39-30h95c76 0 104 65 104 105 0 51-39 117-125 117zM327 254c76-16 129-66 129-124 0-67-71-130-173-130h-283v25h19c60 0 60 8 60 35v410c0 28 0 35-60 35h-19v25h304c104 0 173-69 173-143 0-66-63-125-150-133zM280 505h-97c-37 0-39-5-39-29v-214h146c78 0 110 73 110 125 0 55-41 118-120 118z">
            <text:p/>
          </draw:path>
          <draw:path draw:style-name="gr3" draw:text-style-name="P7" draw:layer="layout" svg:width="0.379cm" svg:height="0.492cm" svg:x="16.698cm" svg:y="4.58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cm" svg:height="0.357cm" svg:x="17.37cm" svg:y="4.5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492cm" svg:x="17.719cm" svg:y="4.577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2 0 95 67 95 110z">
            <text:p/>
          </draw:path>
          <draw:path draw:style-name="gr3" draw:text-style-name="P7" draw:layer="layout" svg:width="0.39cm" svg:height="0.351cm" svg:x="18.125cm" svg:y="4.577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49cm" svg:height="0.357cm" svg:x="18.562cm" svg:y="4.572cm" svg:viewBox="0 0 350 358" svg:d="M225 289c4 32 25 63 62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173cm" svg:height="0.538cm" svg:x="18.942cm" svg:y="4.3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19.157cm" svg:y="4.40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4cm" svg:height="0.485cm" svg:x="19.361cm" svg:y="4.44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79cm" svg:height="0.492cm" svg:x="19.639cm" svg:y="4.58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44cm" svg:height="0.357cm" svg:x="20.313cm" svg:y="4.57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1cm" svg:height="0.547cm" svg:x="20.704cm" svg:y="4.373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604cm" svg:height="0.342cm" svg:x="21.197cm" svg:y="4.577cm" svg:viewBox="0 0 605 343" svg:d="M60 76v209c0 34-9 34-60 34v24c26 0 67-1 88-1 19 0 60 1 86 1v-24c-51 0-60 0-60-34v-144c0-81 55-123 104-123 50 0 58 42 58 86v181c0 34-8 34-61 34v24c28 0 67-1 88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21.848cm" svg:y="4.57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22.218cm" svg:y="4.44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22.526cm" svg:y="4.57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22.832cm" svg:y="4.40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95cm" svg:height="0.357cm" svg:x="23.047cm" svg:y="4.572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23.386cm" svg:y="4.5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23.733cm" svg:y="4.57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24.08cm" svg:y="4.836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531cm" svg:height="0.342cm" svg:x="24.5cm" svg:y="4.584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7" draw:layer="layout" svg:width="0.3cm" svg:height="0.357cm" svg:x="25.044cm" svg:y="4.5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25.646cm" svg:y="4.56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26.032cm" svg:y="4.5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26.369cm" svg:y="4.44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26.721cm" svg:y="4.836cm" svg:viewBox="0 0 92 232" svg:d="M92 81c0-49-18-81-50-81-28 0-42 21-42 41 0 21 14 42 42 42 13 0 21-6 30-11l2-2c0 0 2 0 2 11 0 51-23 99-58 136-4 3-6 5-6 7 0 7 4 8 9 8 9 0 71-61 71-151z">
            <text:p/>
          </draw:path>
        </draw:g>
        <draw:g xml:id="id151" draw:id="id151">
          <svg:title>TexMaths</svg:title>
          <svg:desc>22§display§x - y + z = 1§svg§600§FALSE§</svg:desc>
          <draw:polygon draw:style-name="gr2" draw:text-style-name="P6" draw:layer="layout" svg:width="4.41cm" svg:height="0.596cm" svg:x="16.179cm" svg:y="5.613cm" svg:viewBox="0 0 4411 597" draw:points="2205,597 0,597 0,0 4411,0 4411,597">
            <text:p/>
          </draw:polygon>
          <draw:path draw:style-name="gr3" draw:text-style-name="P7" draw:layer="layout" svg:width="0.386cm" svg:height="0.35cm" svg:x="16.163cm" svg:y="5.746cm" svg:viewBox="0 0 387 351" svg:d="M238 109c3-21 21-91 75-91 5 0 23 0 39 8-21 6-37 25-37 43 0 12 9 28 30 28 17 0 42-14 42-46 0-40-46-51-72-51-46 0-72 40-83 60-19-53-60-60-82-60-81 0-125 100-125 119 0 8 7 8 8 8 7 0 9 0 11-8 26-82 77-101 104-101 14 0 42 7 42 51 0 24-14 77-42 184-13 49-41 81-74 81-5 0-23 0-39-9 20-5 37-21 37-42s-17-28-30-28c-23 0-42 21-42 45 0 36 39 51 72 51 53 0 81-54 83-59 9 30 37 59 83 59 80 0 124-100 124-119 0-7-7-7-8-7-7 0-9 2-11 7-25 84-79 102-104 102-30 0-42-25-42-51 0-18 5-33 14-69z">
            <text:p/>
          </draw:path>
          <draw:path draw:style-name="gr3" draw:text-style-name="P7" draw:layer="layout" svg:width="0.472cm" svg:height="0.032cm" svg:x="16.818cm" svg:y="5.88cm" svg:viewBox="0 0 473 33" svg:d="M447 33c12 0 26 0 26-17 0-16-14-16-26-16h-421c-12 0-26 0-26 16 0 17 14 17 26 17z">
            <text:p/>
          </draw:path>
          <draw:path draw:style-name="gr3" draw:text-style-name="P7" draw:layer="layout" svg:width="0.358cm" svg:height="0.5cm" svg:x="17.55cm" svg:y="5.746cm" svg:viewBox="0 0 359 501" svg:d="M355 47c4-10 4-12 4-17 0-14-12-21-23-21-9 0-21 3-28 16-2 3-7 28-11 42-5 19-10 40-15 61l-36 141c-1 10-35 65-86 65-40 0-49-34-49-63 0-36 14-83 40-152 13-31 14-40 14-56 0-35-24-63-63-63-74 0-102 112-102 119 0 8 7 8 9 8 9 0 9-2 12-15 21-72 53-94 79-94 6 0 20 0 20 24 0 20-7 39-14 55-30 80-44 126-44 161 0 69 49 93 95 93 30 0 56-14 77-35-9 41-19 78-49 120-21 26-51 49-86 49-11 0-46-4-59-33 13 0 22 0 32-9 9-7 16-18 16-32 0-24-21-28-28-28-18 0-44 12-44 51s35 67 83 67c80 0 160-70 181-158z">
            <text:p/>
          </draw:path>
          <draw:path draw:style-name="gr3" draw:text-style-name="P7" draw:layer="layout" svg:width="0.515cm" svg:height="0.516cm" svg:x="18.148cm" svg:y="5.637cm" svg:viewBox="0 0 516 517" svg:d="M275 274h216c11 0 25 0 25-16s-14-16-25-16h-216v-216c0-12 0-26-16-26s-16 14-16 26v216h-217c-12 0-26 0-26 16s14 16 26 16h217v216c0 11 0 27 16 27s16-16 16-27z">
            <text:p/>
          </draw:path>
          <draw:path draw:style-name="gr3" draw:text-style-name="P7" draw:layer="layout" svg:width="0.328cm" svg:height="0.35cm" svg:x="18.912cm" svg:y="5.746cm" svg:viewBox="0 0 329 351" svg:d="M70 279c43-45 64-65 92-89 0 0 49-42 77-71 74-72 90-108 90-112 0-7-7-7-9-7-5 0-7 2-10 9-23 37-41 49-58 49-20 0-29-12-41-25-14-17-28-33-53-33-58 0-95 72-95 88 0 5 4 9 9 9 7 0 9-4 11-9 16-35 60-35 67-35 15 0 29 5 49 10 30 13 39 13 60 13-28 33-94 89-109 101l-71 65c-53 51-79 97-79 102 0 7 7 7 9 7 7 0 9-1 12-10 19-26 42-48 67-48 18 0 25 7 46 30 12 16 26 28 49 28 77 0 121-98 121-119 0-4-3-7-8-7-7 0-9 3-11 9-19 51-69 65-93 65-16 0-30-4-46-9-26-11-39-14-54-14-2 0-15 0-22 3z">
            <text:p/>
          </draw:path>
          <draw:path draw:style-name="gr3" draw:text-style-name="P7" draw:layer="layout" svg:width="0.515cm" svg:height="0.182cm" svg:x="19.529cm" svg:y="5.8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0.372cm" svg:y="5.574cm" svg:viewBox="0 0 257 517" svg:d="M160 19c0-17 0-19-19-19-48 49-116 49-141 49v25c16 0 62 0 102-21v402c0 28-2 37-72 37h-25v25c27-4 95-4 125-4 32 0 99 0 127 4v-25h-25c-70 0-72-9-72-37z">
            <text:p/>
          </draw:path>
        </draw:g>
        <draw:g xml:id="id152" draw:id="id152">
          <svg:title>TexMaths</svg:title>
          <svg:desc>22§display§.\ .\ .\ \ (1)§svg§600§FALSE§</svg:desc>
          <draw:polygon draw:style-name="gr2" draw:text-style-name="P6" draw:layer="layout" svg:width="2.508cm" svg:height="0.696cm" svg:x="22.663cm" svg:y="5.514cm" svg:viewBox="0 0 2509 697" draw:points="1255,697 0,697 0,0 2509,0 2509,697">
            <text:p/>
          </draw:polygon>
          <draw:path draw:style-name="gr3" draw:text-style-name="P7" draw:layer="layout" svg:width="0.083cm" svg:height="0.083cm" svg:x="22.691cm" svg:y="5.973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3.163cm" svg:y="5.973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3.636cm" svg:y="5.97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4.375cm" svg:y="5.4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4.669cm" svg:y="5.5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5.03cm" svg:y="5.47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53" draw:id="id153">
          <svg:title>TexMaths</svg:title>
          <svg:desc>22§display§y - 2z =  - 1§svg§600§FALSE§</svg:desc>
          <draw:polygon draw:style-name="gr2" draw:text-style-name="P6" draw:layer="layout" svg:width="4.012cm" svg:height="0.596cm" svg:x="16.179cm" svg:y="6.715cm" svg:viewBox="0 0 4013 597" draw:points="2007,597 0,597 0,0 4013,0 4013,597">
            <text:p/>
          </draw:polygon>
          <draw:path draw:style-name="gr3" draw:text-style-name="P7" draw:layer="layout" svg:width="0.358cm" svg:height="0.5cm" svg:x="16.163cm" svg:y="6.848cm" svg:viewBox="0 0 359 501" svg:d="M356 47c3-10 3-12 3-17 0-14-12-21-23-21-9 0-21 3-28 16-2 3-7 28-11 42-5 19-10 40-15 61l-36 141c-1 10-35 65-86 65-40 0-49-34-49-63 0-36 14-83 40-152 13-31 14-40 14-56 0-35-24-63-63-63-74 0-102 112-102 119 0 8 7 8 9 8 9 0 9-2 12-15 21-72 53-94 79-94 6 0 20 0 20 24 0 20-7 39-14 55-30 80-44 126-44 161 0 69 49 93 95 93 30 0 56-14 77-35-9 41-19 78-49 120-21 26-51 49-86 49-11 0-46-4-59-33 13 0 22 0 34-9 7-7 14-18 14-32 0-24-21-28-28-28-18 0-44 12-44 51s35 67 83 67c81 0 160-70 181-158z">
            <text:p/>
          </draw:path>
          <draw:path draw:style-name="gr3" draw:text-style-name="P7" draw:layer="layout" svg:width="0.473cm" svg:height="0.032cm" svg:x="16.783cm" svg:y="6.982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17.531cm" svg:y="6.67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328cm" svg:height="0.35cm" svg:x="17.913cm" svg:y="6.848cm" svg:viewBox="0 0 329 351" svg:d="M70 279c43-45 64-65 92-89 0 0 49-42 77-71 74-72 90-108 90-112 0-7-7-7-9-7-5 0-7 2-10 9-23 37-41 49-58 49-20 0-28-12-41-25-14-17-28-33-53-33-58 0-95 72-95 88 0 5 4 9 11 9s7-4 9-9c16-35 60-35 67-35 15 0 30 5 49 10 30 13 39 13 60 13-28 33-94 89-109 101l-69 65c-55 51-81 97-81 102 0 7 7 7 9 7 7 0 9-1 12-10 19-26 42-48 67-48 18 0 25 7 46 30 12 16 26 28 49 28 78 0 122-98 122-119 0-4-4-7-9-7-7 0-9 3-11 9-17 51-68 65-93 65-16 0-30-4-46-9-26-11-39-14-54-14-2 0-15 0-22 3z">
            <text:p/>
          </draw:path>
          <draw:path draw:style-name="gr3" draw:text-style-name="P7" draw:layer="layout" svg:width="0.515cm" svg:height="0.182cm" svg:x="18.531cm" svg:y="6.9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3cm" svg:height="0.032cm" svg:x="19.368cm" svg:y="6.982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9.974cm" svg:y="6.676cm" svg:viewBox="0 0 257 517" svg:d="M160 19c0-17 0-19-19-19-48 49-116 49-141 49v25c16 0 62 0 102-21v402c0 28-2 37-72 37h-25v25c27-4 95-4 125-4 32 0 99 0 127 4v-25h-25c-70 0-72-9-72-37z">
            <text:p/>
          </draw:path>
        </draw:g>
        <draw:g xml:id="id154" draw:id="id154">
          <svg:title>TexMaths</svg:title>
          <svg:desc>22§display§.\ .\ .\ \ (2)§svg§600§FALSE§</svg:desc>
          <draw:polygon draw:style-name="gr2" draw:text-style-name="P6" draw:layer="layout" svg:width="2.508cm" svg:height="0.696cm" svg:x="22.663cm" svg:y="6.615cm" svg:viewBox="0 0 2509 697" draw:points="1255,697 0,697 0,0 2509,0 2509,697">
            <text:p/>
          </draw:polygon>
          <draw:path draw:style-name="gr3" draw:text-style-name="P7" draw:layer="layout" svg:width="0.083cm" svg:height="0.083cm" svg:x="22.691cm" svg:y="7.074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3.163cm" svg:y="7.074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3.636cm" svg:y="7.074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4.375cm" svg:y="6.5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4.639cm" svg:y="6.641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25.03cm" svg:y="6.576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55" draw:id="id155">
          <svg:title>TexMaths</svg:title>
          <svg:desc>22§display§5z = 5 \ \ \Rightarrow \ \ z = 1§svg§600§FALSE§</svg:desc>
          <draw:polygon draw:style-name="gr2" draw:text-style-name="P6" draw:layer="layout" svg:width="6.102cm" svg:height="0.457cm" svg:x="16.163cm" svg:y="7.817cm" svg:viewBox="0 0 6103 458" draw:points="3052,458 0,458 0,0 6103,0 6103,458">
            <text:p/>
          </draw:polygon>
          <draw:path draw:style-name="gr3" draw:text-style-name="P7" draw:layer="layout" svg:width="0.309cm" svg:height="0.532cm" svg:x="16.163cm" svg:y="7.77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328cm" svg:height="0.351cm" svg:x="16.545cm" svg:y="7.951cm" svg:viewBox="0 0 329 352" svg:d="M70 280c43-46 64-65 92-90 0 0 49-42 77-70 74-72 90-109 90-113 0-7-7-7-9-7-5 0-7 2-10 9-23 37-41 49-58 49-20 0-28-12-41-25-14-17-28-33-53-33-58 0-95 72-95 88 0 5 4 9 11 9 5 0 7-4 9-9 16-35 60-35 67-35 15 0 30 5 49 10 30 13 39 13 60 13-28 33-94 90-109 102l-71 65c-53 51-79 97-79 102 0 7 7 7 9 7 7 0 9-2 12-10 19-27 42-48 67-48 18 0 25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17.163cm" svg:y="8.0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7.974cm" svg:y="7.778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0 141 140 90 0 169-73 169-172z">
            <text:p/>
          </draw:path>
          <draw:path draw:style-name="gr3" draw:text-style-name="P7" draw:layer="layout" svg:width="0.687cm" svg:height="0.427cm" svg:x="19.095cm" svg:y="7.887cm" svg:viewBox="0 0 688 428" svg:d="M521 153c32 28 70 49 97 60-28 12-65 33-97 60h-493c-14 0-28 0-28 16s14 16 26 16h460c-37 35-78 103-78 114 0 9 9 9 14 9 7 0 13 0 14-7 18-30 39-71 90-116 53-48 106-67 145-80 14-5 14-5 15-7 2 0 2-3 2-5s0-2 0-3l-3-2c-2-2-2-2-16-7-106-30-183-102-227-185-7-16-9-16-20-16-5 0-14 0-14 9 0 10 39 77 78 114h-460c-12 0-26 0-26 16 0 14 14 14 28 14z">
            <text:p/>
          </draw:path>
          <draw:path draw:style-name="gr3" draw:text-style-name="P7" draw:layer="layout" svg:width="0.328cm" svg:height="0.351cm" svg:x="20.589cm" svg:y="7.951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90-109 102l-71 65c-53 51-79 97-79 102 0 7 7 7 9 7 7 0 9-2 12-10 19-27 42-48 67-48 18 0 25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21.207cm" svg:y="8.0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22.048cm" svg:y="7.778cm" svg:viewBox="0 0 257 518" svg:d="M160 19c0-17 0-19-19-19-48 49-116 49-141 49v25c16 0 62 0 102-21v403c0 28-2 37-72 37h-25v25c27-4 95-4 125-4 32 0 99 0 127 4v-25h-25c-70 0-72-9-72-37z">
            <text:p/>
          </draw:path>
        </draw:g>
        <draw:g xml:id="id156" draw:id="id156">
          <svg:title>TexMaths</svg:title>
          <svg:desc>22§display§\text {Put } z = 1 \text { in (2), we get}§svg§600§FALSE§</svg:desc>
          <draw:polygon draw:style-name="gr2" draw:text-style-name="P6" draw:layer="layout" svg:width="7.995cm" svg:height="0.696cm" svg:x="16.176cm" svg:y="8.913cm" svg:viewBox="0 0 7996 697" draw:points="3997,697 0,697 0,0 7996,0 7996,697">
            <text:p/>
          </draw:polygon>
          <draw:path draw:style-name="gr3" draw:text-style-name="P7" draw:layer="layout" svg:width="0.457cm" svg:height="0.528cm" svg:x="16.164cm" svg:y="8.925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6.688cm" svg:y="9.111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7.107cm" svg:y="8.97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28cm" svg:height="0.351cm" svg:x="17.685cm" svg:y="9.111cm" svg:viewBox="0 0 329 352" svg:d="M70 280c43-46 64-65 92-90 0 0 49-42 77-70 74-73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18.304cm" svg:y="9.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9.145cm" svg:y="8.93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66cm" svg:height="0.518cm" svg:x="19.746cm" svg:y="8.93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96cm" svg:y="9.11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0.7cm" svg:y="8.8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0.962cm" svg:y="8.93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21.354cm" svg:y="8.8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21.678cm" svg:y="9.372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22.097cm" svg:y="9.12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7" draw:layer="layout" svg:width="0.3cm" svg:height="0.356cm" svg:x="22.643cm" svg:y="9.1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3.243cm" svg:y="9.10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23.63cm" svg:y="9.1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3.966cm" svg:y="8.978cm" svg:viewBox="0 0 243 486" svg:d="M120 167h111v-25h-111v-142h-20c0 63-24 146-100 150v17h67v213c0 97 72 106 100 106 55 0 76-55 76-106v-44h-19v44c0 56-23 86-52 86-52 0-52-70-52-84z">
            <text:p/>
          </draw:path>
        </draw:g>
        <draw:g xml:id="id157" draw:id="id157">
          <svg:title>TexMaths</svg:title>
          <svg:desc>22§display§y - 2(1) =  - 1 \ \  \Rightarrow \ \ y = 1§svg§600§FALSE§</svg:desc>
          <draw:polygon draw:style-name="gr2" draw:text-style-name="P6" draw:layer="layout" svg:width="8.663cm" svg:height="0.696cm" svg:x="16.18cm" svg:y="10.016cm" svg:viewBox="0 0 8664 697" draw:points="4333,697 0,697 0,0 8664,0 8664,697">
            <text:p/>
          </draw:polygon>
          <draw:path draw:style-name="gr3" draw:text-style-name="P7" draw:layer="layout" svg:width="0.358cm" svg:height="0.5cm" svg:x="16.164cm" svg:y="10.214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7" draw:layer="layout" svg:width="0.472cm" svg:height="0.032cm" svg:x="16.784cm" svg:y="10.3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7.532cm" svg:y="10.04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7.956cm" svg:y="9.9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8.25cm" svg:y="10.04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61cm" svg:y="9.9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19.126cm" svg:y="10.2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9.962cm" svg:y="10.34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0.569cm" svg:y="10.04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687cm" svg:height="0.426cm" svg:x="21.659cm" svg:y="10.151cm" svg:viewBox="0 0 688 427" svg:d="M521 153c32 28 70 49 97 60-28 12-65 33-97 60h-493c-14 0-28 0-28 15 0 16 14 16 26 16h460c-37 36-78 104-78 115 0 8 9 8 14 8 7 0 13 0 14-7 18-29 39-70 90-116 53-47 106-67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7" draw:layer="layout" svg:width="0.358cm" svg:height="0.5cm" svg:x="23.142cm" svg:y="10.214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7" draw:layer="layout" svg:width="0.515cm" svg:height="0.182cm" svg:x="23.785cm" svg:y="10.2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4.626cm" svg:y="10.042cm" svg:viewBox="0 0 257 517" svg:d="M160 19c0-17 0-19-19-19-48 49-116 49-141 49v25c16 0 62 0 102-21v403c0 28-2 37-72 37h-25v24c27-3 95-3 125-3 32 0 99 0 127 3v-24h-25c-70 0-72-9-72-37z">
            <text:p/>
          </draw:path>
        </draw:g>
        <draw:g xml:id="id158" draw:id="id158">
          <svg:title>TexMaths</svg:title>
          <svg:desc>22§display§\text {Put } y = 1 , \  z = 1 \text { in (1), we get}§svg§600§FALSE§</svg:desc>
          <draw:polygon draw:style-name="gr2" draw:text-style-name="P6" draw:layer="layout" svg:width="10.42cm" svg:height="0.696cm" svg:x="16.178cm" svg:y="11.214cm" svg:viewBox="0 0 10421 697" draw:points="5210,697 0,697 0,0 10421,0 10421,697">
            <text:p/>
          </draw:polygon>
          <draw:path draw:style-name="gr3" draw:text-style-name="P7" draw:layer="layout" svg:width="0.457cm" svg:height="0.528cm" svg:x="16.166cm" svg:y="11.226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6.69cm" svg:y="11.412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7.109cm" svg:y="11.27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58cm" svg:height="0.5cm" svg:x="17.676cm" svg:y="11.41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7" draw:layer="layout" svg:width="0.515cm" svg:height="0.182cm" svg:x="18.318cm" svg:y="11.4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9.16cm" svg:y="11.2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091cm" svg:height="0.231cm" svg:x="19.545cm" svg:y="11.67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28cm" svg:height="0.351cm" svg:x="20.112cm" svg:y="11.412cm" svg:viewBox="0 0 329 352" svg:d="M70 280c43-46 64-65 92-90 0 0 49-42 77-70 74-73 90-109 90-113 0-7-7-7-9-7-5 0-7 2-10 9-23 37-41 49-58 49-20 0-28-12-41-25-14-17-28-33-53-33-58 0-95 72-95 88 0 5 4 9 11 9s7-4 9-9c16-35 60-35 67-35 15 0 31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20.731cm" svg:y="11.4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1.573cm" svg:y="11.2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66cm" svg:height="0.518cm" svg:x="22.175cm" svg:y="11.23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2.388cm" svg:y="11.41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3.127cm" svg:y="11.1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3.421cm" svg:y="11.2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3.782cm" svg:y="11.17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24.105cm" svg:y="11.67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24.524cm" svg:y="11.421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cm" svg:height="0.356cm" svg:x="25.07cm" svg:y="11.40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5.672cm" svg:y="11.40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26.057cm" svg:y="11.40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6.395cm" svg:y="11.279cm" svg:viewBox="0 0 243 486" svg:d="M120 167h111v-25h-111v-142h-20c0 63-24 146-100 150v17h67v213c0 97 72 106 100 106 55 0 76-55 76-106v-44h-19v44c0 56-23 86-52 86-52 0-52-70-52-84z">
            <text:p/>
          </draw:path>
        </draw:g>
        <draw:g xml:id="id159" draw:id="id159">
          <svg:title>TexMaths</svg:title>
          <svg:desc>22§display§x - 1 + 1 = 1 \ \ \Rightarrow \ \ x = 1§svg§600§FALSE§</svg:desc>
          <draw:polygon draw:style-name="gr2" draw:text-style-name="P6" draw:layer="layout" svg:width="8.476cm" svg:height="0.503cm" svg:x="16.279cm" svg:y="12.515cm" svg:viewBox="0 0 8477 504" draw:points="4238,504 0,504 0,0 8477,0 8477,504">
            <text:p/>
          </draw:polygon>
          <draw:path draw:style-name="gr3" draw:text-style-name="P7" draw:layer="layout" svg:width="0.386cm" svg:height="0.351cm" svg:x="16.263cm" svg:y="12.6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7" draw:layer="layout" svg:width="0.472cm" svg:height="0.032cm" svg:x="16.918cm" svg:y="12.78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7.696cm" svg:y="12.47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8.229cm" svg:y="12.5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9.028cm" svg:y="12.47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182cm" svg:x="19.603cm" svg:y="12.7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20.445cm" svg:y="12.47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687cm" svg:height="0.427cm" svg:x="21.536cm" svg:y="12.585cm" svg:viewBox="0 0 688 428" svg:d="M521 153c32 28 70 49 97 60-28 12-65 33-97 60h-493c-14 0-28 0-28 16s14 16 26 16h460c-37 35-78 103-78 114 0 9 9 9 14 9 7 0 13 0 14-7 18-30 39-71 90-116 53-48 106-67 145-80 14-5 14-5 15-7 2 0 2-3 2-5s0-2 0-3l-3-2c-2-2-2-2-16-7-106-30-183-102-227-185-7-16-9-16-20-16-5 0-14 0-14 9 0 10 39 77 78 114h-460c-12 0-26 0-26 16 0 14 14 14 28 14z">
            <text:p/>
          </draw:path>
          <draw:path draw:style-name="gr3" draw:text-style-name="P7" draw:layer="layout" svg:width="0.386cm" svg:height="0.351cm" svg:x="23.019cm" svg:y="12.6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182cm" svg:x="23.697cm" svg:y="12.7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24.538cm" svg:y="12.476cm" svg:viewBox="0 0 257 518" svg:d="M160 19c0-17 0-19-19-19-48 49-116 49-141 49v25c16 0 62 0 102-21v403c0 28-2 37-72 37h-25v25c27-4 95-4 125-4 32 0 99 0 127 4v-25h-25c-70 0-72-9-72-37z">
            <text:p/>
          </draw:path>
        </draw:g>
        <draw:g xml:id="id160" draw:id="id160">
          <svg:title>TexMaths</svg:title>
          <svg:desc>22§display§\therefore \ \ x = 1, \  y = 1 , \  z = 1 §svg§600§FALSE§</svg:desc>
          <draw:polygon draw:style-name="gr2" draw:text-style-name="P6" draw:layer="layout" svg:width="7.805cm" svg:height="0.596cm" svg:x="16.184cm" svg:y="13.615cm" svg:viewBox="0 0 7806 597" draw:points="3902,597 0,597 0,0 7806,0 7806,597">
            <text:p/>
          </draw:polygon>
          <draw:path draw:style-name="gr3" draw:text-style-name="P7" draw:layer="layout" svg:width="0.469cm" svg:height="0.417cm" svg:x="16.168cm" svg:y="13.732cm" svg:viewBox="0 0 470 418" svg:d="M276 40c0-21-19-40-40-40-23 0-42 19-42 40 0 23 19 43 42 43 21 0 40-18 40-43zM470 376c0-21-18-40-41-40-22 0-42 19-42 40 0 23 20 42 42 42 23 0 41-19 41-42zM83 376c0-21-20-40-43-40-21 0-40 19-40 40 0 23 19 42 40 42 23 0 43-19 43-42z">
            <text:p/>
          </draw:path>
          <draw:path draw:style-name="gr3" draw:text-style-name="P7" draw:layer="layout" svg:width="0.386cm" svg:height="0.35cm" svg:x="17.414cm" svg:y="13.748cm" svg:viewBox="0 0 387 351" svg:d="M238 109c3-21 21-91 75-91 6 0 23 0 39 8-21 6-37 25-37 43 0 12 9 28 30 28 18 0 42-14 42-46 0-40-46-51-72-51-46 0-72 40-83 60-19-53-60-60-82-60-81 0-125 100-125 119 0 8 7 8 8 8 7 0 9 0 11-8 26-82 77-101 104-101 14 0 42 7 42 51 0 24-14 77-42 184-12 49-41 81-74 81-5 0-23 0-39-9 20-5 37-21 37-42s-17-28-30-28c-23 0-42 21-42 45 0 36 39 51 72 51 53 0 81-54 83-59 9 30 37 59 83 59 81 0 125-100 125-119 0-7-7-7-9-7-7 0-9 2-11 7-24 84-79 102-104 102-30 0-42-25-42-51 0-18 5-33 14-69z">
            <text:p/>
          </draw:path>
          <draw:path draw:style-name="gr3" draw:text-style-name="P7" draw:layer="layout" svg:width="0.515cm" svg:height="0.182cm" svg:x="18.092cm" svg:y="13.8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933cm" svg:y="13.57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091cm" svg:height="0.231cm" svg:x="19.317cm" svg:y="14.008cm" svg:viewBox="0 0 92 232" svg:d="M92 81c0-51-20-81-50-81-26 0-42 19-42 40 0 22 16 43 42 43 9 0 20-4 27-11 3-2 3-2 5-2 0 0 2 0 2 11 0 58-28 105-55 130-9 9-9 10-9 12 0 7 4 9 9 9 9 0 71-60 71-151z">
            <text:p/>
          </draw:path>
          <draw:path draw:style-name="gr3" draw:text-style-name="P7" draw:layer="layout" svg:width="0.358cm" svg:height="0.5cm" svg:x="19.875cm" svg:y="13.748cm" svg:viewBox="0 0 359 501" svg:d="M356 47c3-10 3-12 3-17 0-14-12-21-23-21-9 0-21 3-28 16-2 3-7 28-11 42-5 19-10 40-15 61l-36 141c-1 10-35 65-86 65-40 0-49-34-49-63 0-36 14-83 40-152 13-31 14-40 14-56 0-35-24-63-63-63-74 0-102 112-102 119 0 8 7 8 9 8 9 0 9-2 12-15 21-72 53-94 79-94 6 0 20 0 20 24 0 20-7 39-14 55-30 80-44 126-44 161 0 69 49 93 95 93 30 0 56-14 77-35-9 41-19 78-49 120-21 26-51 49-86 49-11 0-46-4-59-33 13 0 22 0 34-9 7-7 14-18 14-32 0-24-21-28-28-28-18 0-44 12-44 51s35 67 83 67c81 0 160-70 181-158z">
            <text:p/>
          </draw:path>
          <draw:path draw:style-name="gr3" draw:text-style-name="P7" draw:layer="layout" svg:width="0.515cm" svg:height="0.182cm" svg:x="20.517cm" svg:y="13.8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1.359cm" svg:y="13.57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091cm" svg:height="0.231cm" svg:x="21.743cm" svg:y="14.008cm" svg:viewBox="0 0 92 232" svg:d="M92 81c0-51-20-81-50-81-26 0-42 19-42 40 0 22 16 43 42 43 9 0 20-4 27-11 3-2 3-2 5-2 0 0 2 0 2 11 0 58-28 105-55 130-9 9-9 10-9 12 0 7 4 9 9 9 9 0 71-60 71-151z">
            <text:p/>
          </draw:path>
          <draw:path draw:style-name="gr3" draw:text-style-name="P7" draw:layer="layout" svg:width="0.328cm" svg:height="0.35cm" svg:x="22.311cm" svg:y="13.748cm" svg:viewBox="0 0 329 351" svg:d="M70 279c43-45 64-65 92-89 0 0 49-42 77-71 74-72 90-108 90-112 0-7-7-7-9-7-5 0-7 2-10 9-23 37-41 49-58 49-20 0-28-12-41-25-14-17-28-33-53-33-58 0-95 72-95 88 0 5 4 9 11 9s7-4 9-9c16-35 60-35 67-35 15 0 31 5 49 10 30 13 39 13 60 13-28 33-94 89-109 101l-71 65c-53 51-79 97-79 102 0 7 7 7 9 7 7 0 9-1 12-10 19-26 42-48 67-48 18 0 26 7 46 30 12 16 26 28 49 28 78 0 122-98 122-119 0-4-4-7-9-7-7 0-9 3-11 9-17 51-68 65-93 65-16 0-30-4-46-9-26-11-39-14-54-14-2 0-15 0-22 3z">
            <text:p/>
          </draw:path>
          <draw:path draw:style-name="gr3" draw:text-style-name="P7" draw:layer="layout" svg:width="0.515cm" svg:height="0.182cm" svg:x="22.931cm" svg:y="13.8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3.772cm" svg:y="13.576cm" svg:viewBox="0 0 257 517" svg:d="M160 19c0-17 0-19-17-19-50 49-118 49-143 49v25c16 0 62 0 102-21v402c0 28-2 37-72 37h-25v25c27-4 95-4 125-4 32 0 99 0 127 4v-25h-25c-70 0-72-9-72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1+width/2;x" smil:keyTimes="0;1"/>
                  <anim:animate smil:dur="0.5s" smil:fill="hold" smil:targetElement="id14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1+width/2;x" smil:keyTimes="0;1"/>
                  <anim:animate smil:dur="0.5s" smil:fill="hold" smil:targetElement="id15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1+width/2;x" smil:keyTimes="0;1"/>
                  <anim:animate smil:dur="0.5s" smil:fill="hold" smil:targetElement="id15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61" draw:id="id161">
          <svg:title>TexMaths</svg:title>
          <svg:desc>22§display§(2) \ \  \text {(ii) The given equations are }§svg§600§FALSE§</svg:desc>
          <draw:polygon draw:style-name="gr2" draw:text-style-name="P6" draw:layer="layout" svg:width="10.797cm" svg:height="0.696cm" svg:x="2.836cm" svg:y="0.866cm" svg:viewBox="0 0 10798 697" draw:points="5398,697 0,697 0,0 10798,0 10798,697">
            <text:p/>
          </draw:polygon>
          <draw:path draw:style-name="gr3" draw:text-style-name="P7" draw:layer="layout" svg:width="0.18cm" svg:height="0.773cm" svg:x="2.873cm" svg:y="0.8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3.137cm" svg:y="0.89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3.529cm" svg:y="0.8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4.378cm" svg:y="0.8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4.628cm" svg:y="0.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843cm" svg:y="0.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5.075cm" svg:y="0.8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02cm" svg:height="0.523cm" svg:x="5.617cm" svg:y="0.883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39cm" svg:height="0.537cm" svg:x="6.173cm" svg:y="0.871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6.599cm" svg:y="1.0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7.201cm" svg:y="1.05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66cm" svg:height="0.518cm" svg:x="7.592cm" svg:y="0.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7.796cm" svg:y="1.073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8.188cm" svg:y="1.0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8.535cm" svg:y="1.06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cm" svg:height="0.356cm" svg:x="9.22cm" svg:y="1.0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9.568cm" svg:y="1.064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39cm" svg:height="0.351cm" svg:x="9.975cm" svg:y="1.06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49cm" svg:height="0.356cm" svg:x="10.412cm" svg:y="1.06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4cm" svg:height="0.485cm" svg:x="10.781cm" svg:y="0.93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11.093cm" svg:y="0.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11.304cm" svg:y="1.06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11.693cm" svg:y="1.06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2.124cm" svg:y="1.0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2.693cm" svg:y="1.06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3.069cm" svg:y="1.0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3.372cm" svg:y="1.0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</draw:g>
        <draw:g xml:id="id162" draw:id="id162">
          <svg:title>TexMaths</svg:title>
          <svg:desc>22§display§x + y = 1, \  y + z = \frac{5}{3}  \text { and } x + z = \frac{4}{3}§svg§600§FALSE§</svg:desc>
          <draw:polygon draw:style-name="gr2" draw:text-style-name="P6" draw:layer="layout" svg:width="12.135cm" svg:height="1.518cm" svg:x="5.479cm" svg:y="1.919cm" svg:viewBox="0 0 12136 1519" draw:points="6068,1519 0,1519 0,0 12136,0 12136,1519">
            <text:p/>
          </draw:polygon>
          <draw:path draw:style-name="gr3" draw:text-style-name="P7" draw:layer="layout" svg:width="0.386cm" svg:height="0.351cm" svg:x="5.463cm" svg:y="2.5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6.097cm" svg:y="2.4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6.85cm" svg:y="2.584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515cm" svg:height="0.182cm" svg:x="7.492cm" svg:y="2.6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333cm" svg:y="2.4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091cm" svg:height="0.231cm" svg:x="8.717cm" svg:y="2.845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3" draw:text-style-name="P7" draw:layer="layout" svg:width="0.358cm" svg:height="0.501cm" svg:x="9.275cm" svg:y="2.584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515cm" svg:height="0.517cm" svg:x="9.875cm" svg:y="2.4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8cm" svg:height="0.351cm" svg:x="10.637cm" svg:y="2.584cm" svg:viewBox="0 0 329 352" svg:d="M70 280c43-46 64-65 92-90 0 0 49-42 77-70 74-72 90-109 90-113 0-7-7-7-9-7-5 0-7 2-10 9-23 37-41 49-58 49-20 0-29-12-41-25-14-17-28-33-53-33-58 0-95 72-95 88 0 5 4 9 9 9 7 0 9-4 11-9 16-35 60-35 67-35 15 0 30 5 49 10 30 13 39 13 60 13-28 33-94 89-109 102l-71 65c-53 51-79 97-79 102 0 7 7 7 9 7 7 0 9-2 12-10 19-27 42-48 67-48 18 0 25 7 46 30 12 16 26 28 49 28 77 0 121-98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11.256cm" svg:y="2.6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2.159cm" svg:y="1.889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12.122cm" svg:y="2.718cm" svg:viewBox="0 0 389 33" draw:points="194,33 0,33 0,0 389,0 389,33">
            <text:p/>
          </draw:polygon>
          <draw:path draw:style-name="gr3" draw:text-style-name="P7" draw:layer="layout" svg:width="0.321cm" svg:height="0.532cm" svg:x="12.154cm" svg:y="2.94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49cm" svg:height="0.356cm" svg:x="12.891cm" svg:y="2.581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3.27cm" svg:y="2.584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3.701cm" svg:y="2.391cm" svg:viewBox="0 0 384 548" svg:d="M269 496v52l115-9v-25c-55 0-62-5-62-42v-472l-111 9v24c55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386cm" svg:height="0.351cm" svg:x="14.384cm" svg:y="2.5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517cm" svg:x="15.019cm" svg:y="2.4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8cm" svg:height="0.351cm" svg:x="15.783cm" svg:y="2.584cm" svg:viewBox="0 0 329 352" svg:d="M70 280c43-46 64-65 92-90 0 0 49-42 77-70 74-72 90-109 90-113 0-7-7-7-9-7-5 0-7 2-10 9-23 37-41 49-58 49-20 0-29-12-41-25-14-17-28-33-53-33-58 0-95 72-95 88 0 5 4 9 11 9s7-4 9-9c16-35 60-35 67-35 15 0 30 5 49 10 30 13 39 13 60 13-28 33-94 89-109 102l-71 65c-53 51-79 97-79 102 0 7 7 7 9 7 7 0 9-2 12-10 19-27 42-48 67-48 18 0 26 7 46 30 12 16 26 28 49 28 77 0 121-98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16.4cm" svg:y="2.6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17.287cm" svg:y="1.88cm" svg:viewBox="0 0 345 525" svg:d="M206 398v67c0 28 0 37-58 37h-16v23c32-2 72-2 104-2 33 0 74 0 105 2v-23h-15c-59 0-60-9-60-37v-67h79v-25h-79v-354c0-14 0-19-13-19-7 0-8 0-14 9l-239 364v25zM211 373h-190l190-288z">
            <text:p/>
          </draw:path>
          <draw:polygon draw:style-name="gr3" draw:text-style-name="P7" draw:layer="layout" svg:width="0.388cm" svg:height="0.032cm" svg:x="17.266cm" svg:y="2.718cm" svg:viewBox="0 0 389 33" draw:points="194,33 0,33 0,0 389,0 389,33">
            <text:p/>
          </draw:polygon>
          <draw:path draw:style-name="gr3" draw:text-style-name="P7" draw:layer="layout" svg:width="0.321cm" svg:height="0.532cm" svg:x="17.298cm" svg:y="2.94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</draw:g>
        <draw:g xml:id="id163" draw:id="id163">
          <svg:title>TexMaths</svg:title>
          <svg:desc>22§display§\text {Let , }§svg§600§FALSE§</svg:desc>
          <draw:polygon draw:style-name="gr2" draw:text-style-name="P6" draw:layer="layout" svg:width="1.464cm" svg:height="0.601cm" svg:x="5.248cm" svg:y="5.065cm" svg:viewBox="0 0 1465 602" draw:points="733,602 0,602 0,0 1465,0 1465,602">
            <text:p/>
          </draw:polygon>
          <draw:path draw:style-name="gr3" draw:text-style-name="P7" draw:layer="layout" svg:width="0.425cm" svg:height="0.529cm" svg:x="5.234cm" svg:y="5.026cm" svg:viewBox="0 0 426 530" svg:d="M426 329h-20c-8 80-19 176-156 176h-64c-35 0-36-5-36-30v-413c0-27 0-37 73-37h25v-25c-28 2-98 2-130 2-30 0-92 0-118-2v25h19c60 0 60 8 60 35v410c0 28 0 35-60 35h-19v25h405z">
            <text:p/>
          </draw:path>
          <draw:path draw:style-name="gr3" draw:text-style-name="P7" draw:layer="layout" svg:width="0.3cm" svg:height="0.356cm" svg:x="5.714cm" svg:y="5.207cm" svg:viewBox="0 0 301 357" svg:d="M65 153c5-116 70-135 97-135 79 0 88 104 88 135zM65 169h216c18 0 20 0 20-16 0-77-42-153-139-153-90 0-162 79-162 178 0 104 81 179 171 179 95 0 130-86 130-102 0-7-7-8-11-8-7 0-9 5-9 10-28 81-98 81-105 81-39 0-70-25-88-53-23-37-23-88-23-116z">
            <text:p/>
          </draw:path>
          <draw:path draw:style-name="gr3" draw:text-style-name="P7" draw:layer="layout" svg:width="0.243cm" svg:height="0.485cm" svg:x="6.05cm" svg:y="5.079cm" svg:viewBox="0 0 244 486" svg:d="M120 167h110v-24h-110v-143h-20c0 63-24 146-100 150v17h67v213c0 97 72 106 100 106 55 0 77-55 77-106v-44h-21v44c0 57-22 87-51 87-52 0-52-71-52-85z">
            <text:p/>
          </draw:path>
          <draw:path draw:style-name="gr3" draw:text-style-name="P7" draw:layer="layout" svg:width="0.09cm" svg:height="0.231cm" svg:x="6.661cm" svg:y="5.472cm" svg:viewBox="0 0 91 232" svg:d="M91 81c0-49-17-81-49-81-28 0-42 21-42 41 0 21 14 42 42 42 13 0 21-6 30-11l2-2c0 0 2 0 2 11 0 51-23 99-58 136-4 3-6 5-6 7 0 7 4 8 9 8 9 0 70-61 70-151z">
            <text:p/>
          </draw:path>
        </draw:g>
        <draw:g xml:id="id164" draw:id="id164">
          <svg:title>TexMaths</svg:title>
          <svg:desc>22§display§A = \begin{bmatrix} 1  &amp;   1   &amp;   0  \\  
                                  0  &amp;   1   &amp;   1  \\ 
                                  1  &amp;   0   &amp;   1   \end{bmatrix} ,
§svg§600§FALSE§</svg:desc>
          <draw:polygon draw:style-name="gr2" draw:text-style-name="P6" draw:layer="layout" svg:width="5.558cm" svg:height="2.706cm" svg:x="7.151cm" svg:y="3.978cm" svg:viewBox="0 0 5559 2707" draw:points="2779,2707 0,2707 0,0 5559,0 5559,2707">
            <text:p/>
          </draw:polygon>
          <draw:path draw:style-name="gr3" draw:text-style-name="P7" draw:layer="layout" svg:width="0.531cm" svg:height="0.555cm" svg:x="7.139cm" svg:y="4.971cm" svg:viewBox="0 0 532 556" svg:d="M111 466c-30 52-60 64-95 66-9 0-16 0-16 15 0 4 4 9 11 9 21 0 44-3 66-3 25 0 53 3 78 3 3 0 14 0 14-16 0-8-7-8-12-8-18-2-37-9-37-29 0-8 5-17 10-28l60-98h196c1 16 12 121 12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7.95cm" svg:y="5.2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8.975cm" svg:y="3.939cm" svg:viewBox="0 0 259 1392" draw:points="0,1392 55,1392 55,53 259,53 259,0 0,0">
            <text:p/>
          </draw:polygon>
          <draw:polygon draw:style-name="gr3" draw:text-style-name="P7" draw:layer="layout" svg:width="0.258cm" svg:height="1.391cm" svg:x="8.975cm" svg:y="5.33cm" svg:viewBox="0 0 259 1392" draw:points="0,1392 259,1392 259,1340 55,1340 55,0 0,0">
            <text:p/>
          </draw:polygon>
          <draw:path draw:style-name="gr3" draw:text-style-name="P7" draw:layer="layout" svg:width="0.256cm" svg:height="0.517cm" svg:x="9.308cm" svg:y="4.07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0.468cm" svg:y="4.07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589cm" svg:y="4.073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9.269cm" svg:y="5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10.468cm" svg:y="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1.628cm" svg:y="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9.308cm" svg:y="5.92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0.429cm" svg:y="5.928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1.628cm" svg:y="5.92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1.952cm" svg:y="3.939cm" svg:viewBox="0 0 259 1392" draw:points="206,1392 259,1392 259,0 0,0 0,53 206,53">
            <text:p/>
          </draw:polygon>
          <draw:polygon draw:style-name="gr3" draw:text-style-name="P7" draw:layer="layout" svg:width="0.258cm" svg:height="1.391cm" svg:x="11.952cm" svg:y="5.33cm" svg:viewBox="0 0 259 1392" draw:points="206,1340 0,1340 0,1392 259,1392 259,0 206,0">
            <text:p/>
          </draw:polygon>
          <draw:path draw:style-name="gr3" draw:text-style-name="P7" draw:layer="layout" svg:width="0.091cm" svg:height="0.231cm" svg:x="12.657cm" svg:y="5.442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165" draw:id="id165">
          <svg:title>TexMaths</svg:title>
          <svg:desc>22§display§X = \begin{bmatrix} x \\  y \\ z   \end{bmatrix} \text { and}
§svg§600§FALSE§</svg:desc>
          <draw:polygon draw:style-name="gr2" draw:text-style-name="P6" draw:layer="layout" svg:width="4.739cm" svg:height="2.706cm" svg:x="13.254cm" svg:y="4.072cm" svg:viewBox="0 0 4740 2707" draw:points="2369,2707 0,2707 0,0 4740,0 4740,2707">
            <text:p/>
          </draw:polygon>
          <draw:path draw:style-name="gr3" draw:text-style-name="P7" draw:layer="layout" svg:width="0.638cm" svg:height="0.529cm" svg:x="13.236cm" svg:y="5.089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0-2-30-23 0-12 11-24 20-35l79-84 70-76 78 185c3 9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1 1 31 23 0 10-8 21-16 28z">
            <text:p/>
          </draw:path>
          <draw:path draw:style-name="gr3" draw:text-style-name="P7" draw:layer="layout" svg:width="0.515cm" svg:height="0.182cm" svg:x="14.174cm" svg:y="5.33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5.198cm" svg:y="4.033cm" svg:viewBox="0 0 259 1392" draw:points="0,1392 55,1392 55,53 259,53 259,0 0,0">
            <text:p/>
          </draw:polygon>
          <draw:polygon draw:style-name="gr3" draw:text-style-name="P7" draw:layer="layout" svg:width="0.258cm" svg:height="1.391cm" svg:x="15.198cm" svg:y="5.424cm" svg:viewBox="0 0 259 1392" draw:points="0,1392 259,1392 259,1340 55,1340 55,0 0,0">
            <text:p/>
          </draw:polygon>
          <draw:path draw:style-name="gr3" draw:text-style-name="P7" draw:layer="layout" svg:width="0.386cm" svg:height="0.351cm" svg:x="15.485cm" svg:y="4.3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358cm" svg:height="0.501cm" svg:x="15.503cm" svg:y="5.269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28cm" svg:height="0.351cm" svg:x="15.52cm" svg:y="6.196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15.909cm" svg:y="4.033cm" svg:viewBox="0 0 259 1392" draw:points="206,1392 259,1392 259,0 0,0 0,53 206,53">
            <text:p/>
          </draw:polygon>
          <draw:polygon draw:style-name="gr3" draw:text-style-name="P7" draw:layer="layout" svg:width="0.258cm" svg:height="1.391cm" svg:x="15.909cm" svg:y="5.424cm" svg:viewBox="0 0 259 1392" draw:points="206,1340 0,1340 0,1392 259,1392 259,0 206,0">
            <text:p/>
          </draw:polygon>
          <draw:path draw:style-name="gr3" draw:text-style-name="P7" draw:layer="layout" svg:width="0.349cm" svg:height="0.356cm" svg:x="16.839cm" svg:y="5.2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7.217cm" svg:y="5.2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7.648cm" svg:y="5.08cm" svg:viewBox="0 0 384 547" svg:d="M269 496v51l115-8v-25c-55 0-62-5-62-42v-472l-111 9v24c53 0 60 6 60 43v167c-23-26-56-48-99-48-91 0-172 76-172 176 0 99 76 176 165 176 50 0 85-26 104-51zM269 289v158c0 14 0 16-9 28-22 37-58 55-91 55-35 0-63-20-83-49-19-32-21-76-21-108 0-30 2-76 23-111 18-24 46-49 88-49 28 0 60 11 84 46 9 14 9 16 9 30z">
            <text:p/>
          </draw:path>
        </draw:g>
        <draw:g xml:id="id166" draw:id="id166">
          <svg:title>TexMaths</svg:title>
          <svg:desc>22§display§C = \begin{bmatrix}  1 \\  5/3  \\  4/3  \end{bmatrix}§svg§600§FALSE§</svg:desc>
          <draw:polygon draw:style-name="gr2" draw:text-style-name="P6" draw:layer="layout" svg:width="3.5cm" svg:height="2.706cm" svg:x="18.637cm" svg:y="4.075cm" svg:viewBox="0 0 3501 2707" draw:points="1752,2707 0,2707 0,0 3501,0 3501,2707">
            <text:p/>
          </draw:polygon>
          <draw:path draw:style-name="gr3" draw:text-style-name="P7" draw:layer="layout" svg:width="0.55cm" svg:height="0.562cm" svg:x="18.637cm" svg:y="5.075cm" svg:viewBox="0 0 551 563" svg:d="M551 7c0-2-2-7-9-7-2 0-3 0-12 9l-53 60c-7-11-44-69-130-69-173 0-347 171-347 352 0 127 92 211 209 211 69 0 127-30 169-67 73-63 85-133 85-135 0-7-7-7-9-7-5 0-9 0-10 7-7 23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515cm" svg:height="0.182cm" svg:x="19.464cm" svg:y="5.337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20.489cm" svg:y="4.036cm" svg:viewBox="0 0 259 1392" draw:points="0,1392 55,1392 55,53 259,53 259,0 0,0">
            <text:p/>
          </draw:polygon>
          <draw:polygon draw:style-name="gr3" draw:text-style-name="P7" draw:layer="layout" svg:width="0.258cm" svg:height="1.391cm" svg:x="20.489cm" svg:y="5.427cm" svg:viewBox="0 0 259 1392" draw:points="0,1392 259,1392 259,1340 55,1340 55,0 0,0">
            <text:p/>
          </draw:polygon>
          <draw:path draw:style-name="gr3" draw:text-style-name="P7" draw:layer="layout" svg:width="0.256cm" svg:height="0.517cm" svg:x="21.209cm" svg:y="4.1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20.792cm" svg:y="5.097cm" svg:viewBox="0 0 310 533" svg:d="M310 361c0-92-64-171-148-171-37 0-70 12-99 41v-152c16 5 43 11 67 11 95 0 150-71 150-81 0-5-2-9-7-9-2 0-4 0-7 2-16 7-53 23-106 23-31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02cm" svg:height="0.774cm" svg:x="21.182cm" svg:y="5.032cm" svg:viewBox="0 0 303 775" svg:d="M299 30c4-11 4-14 4-14 0-9-7-16-16-16-5 0-11 2-12 7l-271 739c-4 9-4 13-4 14 0 7 7 15 16 15 10 0 12-6 17-18z">
            <text:p/>
          </draw:path>
          <draw:path draw:style-name="gr3" draw:text-style-name="P7" draw:layer="layout" svg:width="0.321cm" svg:height="0.532cm" svg:x="21.559cm" svg:y="5.09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20.774cm" svg:y="6.018cm" svg:viewBox="0 0 345 525" svg:d="M206 398v67c0 28 0 37-58 37h-16v23c32-2 72-2 104-2 33 0 74 0 106 2v-23h-16c-58 0-60-9-60-37v-67h79v-25h-79v-354c0-14 0-19-13-19-7 0-8 0-14 9l-239 364v25zM211 373h-190l190-289z">
            <text:p/>
          </draw:path>
          <draw:path draw:style-name="gr3" draw:text-style-name="P7" draw:layer="layout" svg:width="0.302cm" svg:height="0.774cm" svg:x="21.182cm" svg:y="5.96cm" svg:viewBox="0 0 303 775" svg:d="M299 30c4-11 4-14 4-14 0-9-7-16-16-16-5 0-11 2-12 7l-271 739c-4 9-4 13-4 14 0 7 7 15 16 15 10 0 12-6 17-18z">
            <text:p/>
          </draw:path>
          <draw:path draw:style-name="gr3" draw:text-style-name="P7" draw:layer="layout" svg:width="0.321cm" svg:height="0.532cm" svg:x="21.559cm" svg:y="6.02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21.918cm" svg:y="4.036cm" svg:viewBox="0 0 259 1392" draw:points="206,1392 259,1392 259,0 0,0 0,53 206,53">
            <text:p/>
          </draw:polygon>
          <draw:polygon draw:style-name="gr3" draw:text-style-name="P7" draw:layer="layout" svg:width="0.258cm" svg:height="1.391cm" svg:x="21.918cm" svg:y="5.427cm" svg:viewBox="0 0 259 1392" draw:points="206,1340 0,1340 0,1392 259,1392 259,0 206,0">
            <text:p/>
          </draw:polygon>
        </draw:g>
        <draw:g xml:id="id168" draw:id="id168">
          <svg:title>TexMaths</svg:title>
          <svg:desc>22§display§\begin{bmatrix} 1  &amp;   1   &amp;   0  \\  
                           0  &amp;   1   &amp;   1  \\ 
                           1  &amp;   0   &amp;   1   \end{bmatrix}
\begin{bmatrix} x \\  y \\ z   \end{bmatrix} 
= \begin{bmatrix}  1  \\   5/3  \\   4/3  \end{bmatrix}§svg§600§FALSE§</svg:desc>
          <draw:polygon draw:style-name="gr2" draw:text-style-name="P6" draw:layer="layout" svg:width="8.23cm" svg:height="2.706cm" svg:x="5.741cm" svg:y="8.179cm" svg:viewBox="0 0 8231 2707" draw:points="4117,2707 0,2707 0,0 8231,0 8231,2707">
            <text:p/>
          </draw:polygon>
          <draw:polygon draw:style-name="gr3" draw:text-style-name="P7" draw:layer="layout" svg:width="0.258cm" svg:height="1.391cm" svg:x="5.954cm" svg:y="8.14cm" svg:viewBox="0 0 259 1392" draw:points="0,1392 55,1392 55,53 259,53 259,0 0,0">
            <text:p/>
          </draw:polygon>
          <draw:polygon draw:style-name="gr3" draw:text-style-name="P7" draw:layer="layout" svg:width="0.258cm" svg:height="1.391cm" svg:x="5.954cm" svg:y="9.531cm" svg:viewBox="0 0 259 1392" draw:points="0,1392 259,1392 259,1340 55,1340 55,0 0,0">
            <text:p/>
          </draw:polygon>
          <draw:path draw:style-name="gr3" draw:text-style-name="P7" draw:layer="layout" svg:width="0.256cm" svg:height="0.517cm" svg:x="6.287cm" svg:y="8.27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7.446cm" svg:y="8.274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326cm" svg:height="0.532cm" svg:x="8.567cm" svg:y="8.27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6.248cm" svg:y="9.20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7.446cm" svg:y="9.201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256cm" svg:height="0.517cm" svg:x="8.606cm" svg:y="9.20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6.287cm" svg:y="10.12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7.408cm" svg:y="10.12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8.606cm" svg:y="10.12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8.93cm" svg:y="8.14cm" svg:viewBox="0 0 259 1392" draw:points="206,1392 259,1392 259,0 0,0 0,53 206,53">
            <text:p/>
          </draw:polygon>
          <draw:polygon draw:style-name="gr3" draw:text-style-name="P7" draw:layer="layout" svg:width="0.258cm" svg:height="1.391cm" svg:x="8.93cm" svg:y="9.531cm" svg:viewBox="0 0 259 1392" draw:points="206,1340 0,1340 0,1392 259,1392 259,0 206,0">
            <text:p/>
          </draw:polygon>
          <draw:polygon draw:style-name="gr3" draw:text-style-name="P7" draw:layer="layout" svg:width="0.258cm" svg:height="1.391cm" svg:x="9.821cm" svg:y="8.14cm" svg:viewBox="0 0 259 1392" draw:points="0,1392 55,1392 55,53 259,53 259,0 0,0">
            <text:p/>
          </draw:polygon>
          <draw:polygon draw:style-name="gr3" draw:text-style-name="P7" draw:layer="layout" svg:width="0.258cm" svg:height="1.391cm" svg:x="9.821cm" svg:y="9.531cm" svg:viewBox="0 0 259 1392" draw:points="0,1392 259,1392 259,1340 55,1340 55,0 0,0">
            <text:p/>
          </draw:polygon>
          <draw:path draw:style-name="gr3" draw:text-style-name="P7" draw:layer="layout" svg:width="0.386cm" svg:height="0.351cm" svg:x="10.106cm" svg:y="8.4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58cm" svg:height="0.501cm" svg:x="10.123cm" svg:y="9.376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10.141cm" svg:y="10.303cm" svg:viewBox="0 0 329 352" svg:d="M70 280c43-46 64-65 92-90 0 0 49-42 77-70 74-72 90-109 90-113 0-7-7-7-9-7-5 0-7 2-10 9-23 37-41 49-58 49-20 0-28-12-41-25-14-17-28-33-53-33-58 0-95 72-95 88 0 5 4 9 11 9s7-4 9-9c16-35 60-35 67-35 15 0 30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10.532cm" svg:y="8.14cm" svg:viewBox="0 0 259 1392" draw:points="206,1392 259,1392 259,0 0,0 0,53 206,53">
            <text:p/>
          </draw:polygon>
          <draw:polygon draw:style-name="gr3" draw:text-style-name="P7" draw:layer="layout" svg:width="0.258cm" svg:height="1.391cm" svg:x="10.532cm" svg:y="9.531cm" svg:viewBox="0 0 259 1392" draw:points="206,1340 0,1340 0,1392 259,1392 259,0 206,0">
            <text:p/>
          </draw:polygon>
          <draw:path draw:style-name="gr3" draw:text-style-name="P7" draw:layer="layout" svg:width="0.515cm" svg:height="0.182cm" svg:x="11.299cm" svg:y="9.44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2.323cm" svg:y="8.14cm" svg:viewBox="0 0 259 1392" draw:points="0,1392 55,1392 55,53 259,53 259,0 0,0">
            <text:p/>
          </draw:polygon>
          <draw:polygon draw:style-name="gr3" draw:text-style-name="P7" draw:layer="layout" svg:width="0.258cm" svg:height="1.391cm" svg:x="12.323cm" svg:y="9.531cm" svg:viewBox="0 0 259 1392" draw:points="0,1392 259,1392 259,1340 55,1340 55,0 0,0">
            <text:p/>
          </draw:polygon>
          <draw:path draw:style-name="gr3" draw:text-style-name="P7" draw:layer="layout" svg:width="0.256cm" svg:height="0.517cm" svg:x="13.043cm" svg:y="8.27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12.626cm" svg:y="9.20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02cm" svg:height="0.774cm" svg:x="13.017cm" svg:y="9.136cm" svg:viewBox="0 0 303 775" svg:d="M299 30c4-11 4-14 4-14 0-9-7-16-16-16-5 0-11 2-12 7l-271 739c-4 9-4 13-4 14 0 7 7 15 16 15 10 0 12-6 17-18z">
            <text:p/>
          </draw:path>
          <draw:path draw:style-name="gr3" draw:text-style-name="P7" draw:layer="layout" svg:width="0.321cm" svg:height="0.532cm" svg:x="13.393cm" svg:y="9.201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12.608cm" svg:y="10.12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02cm" svg:height="0.774cm" svg:x="13.017cm" svg:y="10.064cm" svg:viewBox="0 0 303 775" svg:d="M299 30c4-11 4-14 4-14 0-9-7-16-16-16-5 0-11 2-12 7l-271 739c-4 9-4 13-4 14 0 7 7 15 16 15 10 0 12-6 17-18z">
            <text:p/>
          </draw:path>
          <draw:path draw:style-name="gr3" draw:text-style-name="P7" draw:layer="layout" svg:width="0.321cm" svg:height="0.532cm" svg:x="13.393cm" svg:y="10.129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3.752cm" svg:y="8.14cm" svg:viewBox="0 0 259 1392" draw:points="206,1392 259,1392 259,0 0,0 0,53 206,53">
            <text:p/>
          </draw:polygon>
          <draw:polygon draw:style-name="gr3" draw:text-style-name="P7" draw:layer="layout" svg:width="0.258cm" svg:height="1.391cm" svg:x="13.752cm" svg:y="9.531cm" svg:viewBox="0 0 259 1392" draw:points="206,1340 0,1340 0,1392 259,1392 259,0 206,0">
            <text:p/>
          </draw:polygon>
        </draw:g>
        <draw:g xml:id="id167" draw:id="id167">
          <svg:title>TexMaths</svg:title>
          <svg:desc>22§display§\therefore \ \ \text {The matrix equation is }AX = C§svg§600§FALSE§</svg:desc>
          <draw:polygon draw:style-name="gr2" draw:text-style-name="P6" draw:layer="layout" svg:width="12.108cm" svg:height="0.627cm" svg:x="3.851cm" svg:y="7.164cm" svg:viewBox="0 0 12109 628" draw:points="6055,628 0,628 0,0 12109,0 12109,628">
            <text:p/>
          </draw:polygon>
          <draw:path draw:style-name="gr3" draw:text-style-name="P7" draw:layer="layout" svg:width="0.469cm" svg:height="0.418cm" svg:x="3.835cm" svg:y="7.3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02cm" svg:height="0.523cm" svg:x="5.086cm" svg:y="7.155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7" draw:layer="layout" svg:width="0.39cm" svg:height="0.538cm" svg:x="5.641cm" svg:y="7.14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6.067cm" svg:y="7.3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6.672cm" svg:y="7.33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7.324cm" svg:y="7.3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7.693cm" svg:y="7.2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8.001cm" svg:y="7.3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8.307cm" svg:y="7.1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8.506cm" svg:y="7.345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3cm" svg:height="0.356cm" svg:x="9.184cm" svg:y="7.3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9.532cm" svg:y="7.33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9.939cm" svg:y="7.33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10.377cm" svg:y="7.3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0.745cm" svg:y="7.2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1.057cm" svg:y="7.1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1.268cm" svg:y="7.3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1.657cm" svg:y="7.3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66cm" svg:height="0.518cm" svg:x="12.345cm" svg:y="7.1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2.56cm" svg:y="7.33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1cm" svg:height="0.555cm" svg:x="13.125cm" svg:y="7.125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638cm" svg:height="0.529cm" svg:x="13.699cm" svg:y="7.15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1-2-31-23 0-12 12-24 21-35l79-84 70-76 78 185c3 8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0 1 30 23 0 12-7 21-14 28z">
            <text:p/>
          </draw:path>
          <draw:path draw:style-name="gr3" draw:text-style-name="P7" draw:layer="layout" svg:width="0.515cm" svg:height="0.182cm" svg:x="14.637cm" svg:y="7.3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5cm" svg:height="0.562cm" svg:x="15.448cm" svg:y="7.134cm" svg:viewBox="0 0 551 563" svg:d="M551 7c0-2-2-7-9-7-2 0-3 0-12 9l-53 60c-7-11-44-69-130-69-173 0-347 171-347 352 0 127 92 211 209 211 69 0 127-30 169-67 73-63 85-133 85-135 0-7-7-7-9-7-5 0-9 0-10 7-7 23-25 77-78 123-54 42-104 56-142 56-71 0-154-40-154-162 0-44 16-169 94-260 47-55 121-93 190-93 79 0 125 59 125 149 0 30-2 32-2 39 0 9 7 9 11 9 10 0 10-2 14-16z">
            <text:p/>
          </draw:path>
        </draw:g>
        <draw:g xml:id="id169" draw:id="id169">
          <svg:title>TexMaths</svg:title>
          <svg:desc>22§display§R_3 \rightarrow R_3 - R_1§svg§600§FALSE§</svg:desc>
          <draw:polygon draw:style-name="gr2" draw:text-style-name="P6" draw:layer="layout" svg:width="4.782cm" svg:height="0.578cm" svg:x="4.971cm" svg:y="11.312cm" svg:viewBox="0 0 4783 579" draw:points="2392,579 0,579 0,0 4783,0 4783,579">
            <text:p/>
          </draw:polygon>
          <draw:path draw:style-name="gr3" draw:text-style-name="P7" draw:layer="layout" svg:width="0.553cm" svg:height="0.546cm" svg:x="4.964cm" svg:y="11.273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2 0 75-1 98-1 21 0 76 1 99 1 5 0 14 0 14-15 0-9-6-9-21-9-29 0-51 0-51-14 0-4 1-7 3-13l51-205h92c70 0 84 44 84 70 0 12-5 37-10 54-6 22-13 50-13 66 0 84 94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9cm" svg:height="0.37cm" svg:x="5.548cm" svg:y="11.558cm" svg:viewBox="0 0 250 371" svg:d="M120 179c42 0 72 30 72 88 0 67-39 87-71 87-21 0-70-6-93-37 27-2 32-20 32-30 0-18-12-30-30-30-14 0-30 9-30 30 0 52 56 84 123 84 76 0 127-49 127-104 0-42-34-84-93-98 56-20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687cm" svg:height="0.404cm" svg:x="6.124cm" svg:y="11.407cm" svg:viewBox="0 0 688 405" svg:d="M604 218c-43 33-64 65-71 74-33 54-40 104-40 104 0 9 9 9 16 9 12 0 14-2 17-15 18-77 64-142 152-177 8-4 10-5 10-11 0-5-5-7-5-9-35-12-129-51-159-181-1-10-3-12-15-12-7 0-16 0-16 9 0 2 7 51 40 104 14 22 37 49 71 73h-576c-14 0-28 0-28 16s14 16 28 16z">
            <text:p/>
          </draw:path>
          <draw:path draw:style-name="gr3" draw:text-style-name="P7" draw:layer="layout" svg:width="0.553cm" svg:height="0.546cm" svg:x="7.1cm" svg:y="11.273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1 0 75-1 98-1 21 0 76 1 99 1 5 0 14 0 14-15 0-9-6-9-21-9-29 0-50 0-50-14 0-4 0-7 2-13l51-205h92c70 0 84 44 84 70 0 12-5 37-10 54-6 22-13 50-13 66 0 84 94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9cm" svg:height="0.37cm" svg:x="7.685cm" svg:y="11.558cm" svg:viewBox="0 0 250 371" svg:d="M120 179c42 0 72 30 72 88 0 67-39 87-71 87-21 0-70-6-93-37 27-2 32-20 32-30 0-18-12-30-30-30-14 0-30 9-30 30 0 52 56 84 123 84 76 0 127-49 127-104 0-42-34-84-93-98 56-20 77-62 77-93 0-44-49-76-111-76-60 0-105 30-105 72 0 19 10 30 28 30 16 0 26-12 26-28s-10-27-26-28c19-25 56-30 75-30 25 0 60 12 60 60 0 22-9 47-23 63-17 21-31 23-59 25-15 0-15 0-18 1 0 0-5 0-5 7s5 7 14 7z">
            <text:p/>
          </draw:path>
          <draw:path draw:style-name="gr3" draw:text-style-name="P7" draw:layer="layout" svg:width="0.472cm" svg:height="0.032cm" svg:x="8.239cm" svg:y="11.591cm" svg:viewBox="0 0 473 33" svg:d="M447 33c12 0 26 0 26-17 0-16-14-16-26-16h-421c-12 0-26 0-26 16 0 17 14 17 26 17z">
            <text:p/>
          </draw:path>
          <draw:path draw:style-name="gr3" draw:text-style-name="P7" draw:layer="layout" svg:width="0.553cm" svg:height="0.546cm" svg:x="8.98cm" svg:y="11.273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2 0 75-1 98-1 21 0 76 1 99 1 5 0 15 0 15-15 0-9-7-9-22-9-29 0-50 0-50-14 0-4 0-7 2-13l51-205h92c70 0 84 44 84 70 0 12-5 37-10 54-6 22-13 50-13 66 0 84 94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198cm" svg:height="0.36cm" svg:x="9.594cm" svg:y="11.558cm" svg:viewBox="0 0 199 361" svg:d="M123 16c0-16-2-16-16-16-35 33-84 35-107 35v20c12 0 49 0 79-16v278c0 17 0 24-54 24h-21v20c10 0 77-2 96-2 18 0 87 2 99 2v-20h-21c-55 0-55-7-55-24z">
            <text:p/>
          </draw:path>
        </draw:g>
        <draw:g xml:id="id170" draw:id="id170">
          <svg:title>TexMaths</svg:title>
          <svg:desc>22§display§\begin{bmatrix} 1  &amp; \ \   1   &amp;   0  \\  
                           0  &amp; \ \   1   &amp;   1  \\ 
                           0  &amp;      -1   &amp;   1   \end{bmatrix}
\begin{bmatrix} x \\  y \\ z   \end{bmatrix} 
= \begin{bmatrix}  1  \\   5/3  \\   1/3  \end{bmatrix}§svg§600§FALSE§</svg:desc>
          <draw:polygon draw:style-name="gr2" draw:text-style-name="P6" draw:layer="layout" svg:width="8.833cm" svg:height="2.706cm" svg:x="5.742cm" svg:y="12.481cm" svg:viewBox="0 0 8834 2707" draw:points="4418,2707 0,2707 0,0 8834,0 8834,2707">
            <text:p/>
          </draw:polygon>
          <draw:polygon draw:style-name="gr3" draw:text-style-name="P7" draw:layer="layout" svg:width="0.258cm" svg:height="1.391cm" svg:x="5.955cm" svg:y="12.442cm" svg:viewBox="0 0 259 1392" draw:points="0,1392 55,1392 55,53 259,53 259,0 0,0">
            <text:p/>
          </draw:polygon>
          <draw:polygon draw:style-name="gr3" draw:text-style-name="P7" draw:layer="layout" svg:width="0.258cm" svg:height="1.391cm" svg:x="5.955cm" svg:y="13.833cm" svg:viewBox="0 0 259 1392" draw:points="0,1392 259,1392 259,1340 55,1340 55,0 0,0">
            <text:p/>
          </draw:polygon>
          <draw:path draw:style-name="gr3" draw:text-style-name="P7" draw:layer="layout" svg:width="0.256cm" svg:height="0.517cm" svg:x="6.288cm" svg:y="12.57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8.006cm" svg:y="12.57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9.171cm" svg:y="12.576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6.249cm" svg:y="13.503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8.006cm" svg:y="13.50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9.21cm" svg:y="13.50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6.249cm" svg:y="14.431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7.442cm" svg:y="14.7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05cm" svg:y="14.4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9.21cm" svg:y="14.4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9.532cm" svg:y="12.442cm" svg:viewBox="0 0 259 1392" draw:points="206,1392 259,1392 259,0 0,0 0,53 206,53">
            <text:p/>
          </draw:polygon>
          <draw:polygon draw:style-name="gr3" draw:text-style-name="P7" draw:layer="layout" svg:width="0.258cm" svg:height="1.391cm" svg:x="9.532cm" svg:y="13.833cm" svg:viewBox="0 0 259 1392" draw:points="206,1340 0,1340 0,1392 259,1392 259,0 206,0">
            <text:p/>
          </draw:polygon>
          <draw:polygon draw:style-name="gr3" draw:text-style-name="P7" draw:layer="layout" svg:width="0.258cm" svg:height="1.391cm" svg:x="10.424cm" svg:y="12.442cm" svg:viewBox="0 0 259 1392" draw:points="0,1392 55,1392 55,53 259,53 259,0 0,0">
            <text:p/>
          </draw:polygon>
          <draw:polygon draw:style-name="gr3" draw:text-style-name="P7" draw:layer="layout" svg:width="0.258cm" svg:height="1.391cm" svg:x="10.424cm" svg:y="13.833cm" svg:viewBox="0 0 259 1392" draw:points="0,1392 259,1392 259,1340 55,1340 55,0 0,0">
            <text:p/>
          </draw:polygon>
          <draw:path draw:style-name="gr3" draw:text-style-name="P7" draw:layer="layout" svg:width="0.386cm" svg:height="0.351cm" svg:x="10.709cm" svg:y="12.7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358cm" svg:height="0.501cm" svg:x="10.727cm" svg:y="13.678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28cm" svg:height="0.351cm" svg:x="10.744cm" svg:y="14.605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8 0 122-99 122-120 0-3-4-7-9-7-7 0-9 4-11 9-19 51-68 65-93 65-16 0-30-3-46-9-26-10-39-14-54-14-2 0-15 0-22 4z">
            <text:p/>
          </draw:path>
          <draw:polygon draw:style-name="gr3" draw:text-style-name="P7" draw:layer="layout" svg:width="0.258cm" svg:height="1.391cm" svg:x="11.133cm" svg:y="12.442cm" svg:viewBox="0 0 259 1392" draw:points="206,1392 259,1392 259,0 0,0 0,53 206,53">
            <text:p/>
          </draw:polygon>
          <draw:polygon draw:style-name="gr3" draw:text-style-name="P7" draw:layer="layout" svg:width="0.258cm" svg:height="1.391cm" svg:x="11.133cm" svg:y="13.833cm" svg:viewBox="0 0 259 1392" draw:points="206,1340 0,1340 0,1392 259,1392 259,0 206,0">
            <text:p/>
          </draw:polygon>
          <draw:path draw:style-name="gr3" draw:text-style-name="P7" draw:layer="layout" svg:width="0.515cm" svg:height="0.182cm" svg:x="11.903cm" svg:y="13.74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2.927cm" svg:y="12.442cm" svg:viewBox="0 0 259 1392" draw:points="0,1392 55,1392 55,53 259,53 259,0 0,0">
            <text:p/>
          </draw:polygon>
          <draw:polygon draw:style-name="gr3" draw:text-style-name="P7" draw:layer="layout" svg:width="0.258cm" svg:height="1.391cm" svg:x="12.927cm" svg:y="13.833cm" svg:viewBox="0 0 259 1392" draw:points="0,1392 259,1392 259,1340 55,1340 55,0 0,0">
            <text:p/>
          </draw:polygon>
          <draw:path draw:style-name="gr3" draw:text-style-name="P7" draw:layer="layout" svg:width="0.256cm" svg:height="0.517cm" svg:x="13.647cm" svg:y="12.57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13.23cm" svg:y="13.503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02cm" svg:height="0.774cm" svg:x="13.621cm" svg:y="13.438cm" svg:viewBox="0 0 303 775" svg:d="M299 30c4-11 4-14 4-14 0-9-7-16-16-16-5 0-11 2-12 7l-271 739c-4 9-4 13-4 14 0 7 7 15 16 15 10 0 12-6 17-18z">
            <text:p/>
          </draw:path>
          <draw:path draw:style-name="gr3" draw:text-style-name="P7" draw:layer="layout" svg:width="0.321cm" svg:height="0.532cm" svg:x="13.997cm" svg:y="13.50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7cm" svg:x="13.26cm" svg:y="14.4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2cm" svg:height="0.774cm" svg:x="13.621cm" svg:y="14.366cm" svg:viewBox="0 0 303 775" svg:d="M299 30c4-11 4-14 4-14 0-9-7-16-16-16-5 0-11 2-12 7l-271 739c-4 9-4 13-4 14 0 7 7 15 16 15 10 0 12-6 17-18z">
            <text:p/>
          </draw:path>
          <draw:path draw:style-name="gr3" draw:text-style-name="P7" draw:layer="layout" svg:width="0.321cm" svg:height="0.532cm" svg:x="13.997cm" svg:y="14.43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4.356cm" svg:y="12.442cm" svg:viewBox="0 0 259 1392" draw:points="206,1392 259,1392 259,0 0,0 0,53 206,53">
            <text:p/>
          </draw:polygon>
          <draw:polygon draw:style-name="gr3" draw:text-style-name="P7" draw:layer="layout" svg:width="0.258cm" svg:height="1.391cm" svg:x="14.356cm" svg:y="13.833cm" svg:viewBox="0 0 259 1392" draw:points="206,1340 0,1340 0,1392 259,1392 259,0 206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7" smil:attributeName="visibility" smil:to="visible"/>
                  <anim:animate smil:dur="0.5s" smil:fill="hold" smil:targetElement="id167" smil:attributeName="width" smil:values="width*0.05;width" smil:keyTimes="0;1"/>
                  <anim:animate smil:dur="0.5s" smil:fill="hold" smil:targetElement="id167" smil:attributeName="height" smil:values="height;height" smil:keyTimes="0;1"/>
                  <anim:animate smil:dur="0.5s" smil:fill="hold" smil:targetElement="id167" smil:attributeName="x" smil:values="x-.2;x" smil:keyTimes="0;1"/>
                  <anim:animate smil:dur="0.5s" smil:fill="hold" smil:targetElement="id167" smil:attributeName="y" smil:values="y;y" smil:keyTimes="0;1"/>
                  <anim:transitionFilter smil:dur="0.5s" smil:targetElement="id1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71" draw:id="id171">
          <svg:title>TexMaths</svg:title>
          <svg:desc>22§display§R_3 \rightarrow R_3 + R_2§svg§600§FALSE§</svg:desc>
          <draw:polygon draw:style-name="gr2" draw:text-style-name="P6" draw:layer="layout" svg:width="4.798cm" svg:height="0.578cm" svg:x="3.171cm" svg:y="1.013cm" svg:viewBox="0 0 4799 579" draw:points="2401,579 0,579 0,0 4799,0 4799,579">
            <text:p/>
          </draw:polygon>
          <draw:path draw:style-name="gr3" draw:text-style-name="P7" draw:layer="layout" svg:width="0.553cm" svg:height="0.546cm" svg:x="3.164cm" svg:y="0.974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2 0 75-1 98-1 21 0 76 1 99 1 5 0 14 0 14-15 0-9-6-9-21-9-29 0-51 0-51-14 0-4 1-7 3-13l51-205h92c70 0 84 44 84 70 0 12-5 37-10 54-6 22-13 50-13 66 0 84 94 84 104 84 65 0 93-79 93-90 0-9-8-9-10-9-7 0-7 6-9 11-19 58-53 70-70 70-27 0-32-17-32-47 0-25 5-63 7-88 2-11 4-26 4-37 0-60-52-83-73-91z">
            <text:p/>
          </draw:path>
          <draw:path draw:style-name="gr3" draw:text-style-name="P7" draw:layer="layout" svg:width="0.249cm" svg:height="0.37cm" svg:x="3.748cm" svg:y="1.259cm" svg:viewBox="0 0 250 371" svg:d="M120 179c42 0 72 30 72 88 0 67-39 87-71 87-21 0-70-6-93-37 27-2 32-20 32-30 0-18-12-30-30-30-14 0-30 9-30 30 0 52 56 84 123 84 76 0 127-49 127-104 0-42-34-84-93-98 56-20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687cm" svg:height="0.404cm" svg:x="4.324cm" svg:y="1.108cm" svg:viewBox="0 0 688 405" svg:d="M604 218c-43 33-64 65-71 74-33 54-40 104-40 104 0 9 9 9 16 9 12 0 14-2 17-15 18-77 64-142 152-177 8-4 10-5 10-11 0-5-5-7-5-9-35-12-129-51-159-181-1-10-3-12-15-12-7 0-16 0-16 9 0 2 7 51 40 104 14 22 37 49 71 73h-576c-14 0-28 0-28 16s14 16 28 16z">
            <text:p/>
          </draw:path>
          <draw:path draw:style-name="gr3" draw:text-style-name="P7" draw:layer="layout" svg:width="0.553cm" svg:height="0.546cm" svg:x="5.301cm" svg:y="0.974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1 0 75-1 98-1 21 0 76 1 99 1 5 0 14 0 14-15 0-9-6-9-21-9-29 0-50 0-50-14 0-4 0-7 2-13l51-205h92c70 0 84 44 84 70 0 12-5 37-10 54-6 22-13 50-13 66 0 84 94 84 104 84 65 0 93-79 93-90 0-9-8-9-10-9-7 0-7 6-9 11-19 58-53 70-70 70-27 0-32-17-32-47 0-25 5-63 7-88 2-11 4-26 4-37 0-60-52-83-73-91z">
            <text:p/>
          </draw:path>
          <draw:path draw:style-name="gr3" draw:text-style-name="P7" draw:layer="layout" svg:width="0.249cm" svg:height="0.37cm" svg:x="5.885cm" svg:y="1.259cm" svg:viewBox="0 0 250 371" svg:d="M120 179c42 0 72 30 72 88 0 67-39 87-71 87-21 0-70-6-93-37 27-2 32-20 32-30 0-18-12-30-30-30-14 0-30 9-30 30 0 52 56 84 123 84 76 0 127-49 127-104 0-42-34-84-93-98 56-20 77-62 77-93 0-44-49-76-111-76-60 0-105 30-105 72 0 19 10 30 28 30 16 0 26-12 26-28s-10-27-26-28c19-25 56-30 75-30 25 0 60 12 60 60 0 22-9 47-23 63-17 21-31 23-59 25-15 0-15 0-18 1 0 0-5 0-5 7s5 7 14 7z">
            <text:p/>
          </draw:path>
          <draw:path draw:style-name="gr3" draw:text-style-name="P7" draw:layer="layout" svg:width="0.515cm" svg:height="0.516cm" svg:x="6.418cm" svg:y="1.05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46cm" svg:x="7.18cm" svg:y="0.974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2 0 75-1 98-1 21 0 76 1 99 1 5 0 16 0 16-15 0-9-8-9-23-9-29 0-50 0-50-14 0-4 0-7 2-13l51-205h92c70 0 84 44 84 70 0 12-5 37-10 54-6 22-13 50-13 66 0 84 94 84 104 84 65 0 93-79 93-90 0-9-8-9-10-9-7 0-7 6-9 11-19 58-53 70-70 70-27 0-32-17-32-47 0-25 5-63 7-88 2-11 4-26 4-37 0-60-52-83-73-91z">
            <text:p/>
          </draw:path>
          <draw:path draw:style-name="gr3" draw:text-style-name="P7" draw:layer="layout" svg:width="0.24cm" svg:height="0.36cm" svg:x="7.77cm" svg:y="1.25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</draw:g>
        <draw:g xml:id="id172" draw:id="id172">
          <svg:title>TexMaths</svg:title>
          <svg:desc>22§display§\begin{bmatrix} 1  &amp;  1   &amp;   0  \\  
                           0  &amp;  1   &amp;   1  \\ 
                           0  &amp;  0   &amp;   2   \end{bmatrix}
\begin{bmatrix} x \\  y \\ z   \end{bmatrix} 
= \begin{bmatrix}  1  \\   5/3  \\   2  \end{bmatrix}§svg§600§FALSE§</svg:desc>
          <draw:polygon draw:style-name="gr2" draw:text-style-name="P6" draw:layer="layout" svg:width="8.23cm" svg:height="2.706cm" svg:x="2.942cm" svg:y="2.486cm" svg:viewBox="0 0 8231 2707" draw:points="4117,2707 0,2707 0,0 8231,0 8231,2707">
            <text:p/>
          </draw:polygon>
          <draw:polygon draw:style-name="gr3" draw:text-style-name="P7" draw:layer="layout" svg:width="0.258cm" svg:height="1.391cm" svg:x="3.155cm" svg:y="2.447cm" svg:viewBox="0 0 259 1392" draw:points="0,1392 55,1392 55,53 259,53 259,0 0,0">
            <text:p/>
          </draw:polygon>
          <draw:polygon draw:style-name="gr3" draw:text-style-name="P7" draw:layer="layout" svg:width="0.258cm" svg:height="1.391cm" svg:x="3.155cm" svg:y="3.838cm" svg:viewBox="0 0 259 1392" draw:points="0,1392 259,1392 259,1340 55,1340 55,0 0,0">
            <text:p/>
          </draw:polygon>
          <draw:path draw:style-name="gr3" draw:text-style-name="P7" draw:layer="layout" svg:width="0.256cm" svg:height="0.517cm" svg:x="3.488cm" svg:y="2.58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4.647cm" svg:y="2.581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326cm" svg:height="0.532cm" svg:x="5.768cm" svg:y="2.58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3.449cm" svg:y="3.508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4.647cm" svg:y="3.508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256cm" svg:height="0.517cm" svg:x="5.807cm" svg:y="3.5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3.449cm" svg:y="4.43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4.609cm" svg:y="4.43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09cm" svg:height="0.517cm" svg:x="5.777cm" svg:y="4.43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7" draw:layer="layout" svg:width="0.258cm" svg:height="1.391cm" svg:x="6.131cm" svg:y="2.447cm" svg:viewBox="0 0 259 1392" draw:points="206,1392 259,1392 259,0 0,0 0,53 206,53">
            <text:p/>
          </draw:polygon>
          <draw:polygon draw:style-name="gr3" draw:text-style-name="P7" draw:layer="layout" svg:width="0.258cm" svg:height="1.391cm" svg:x="6.131cm" svg:y="3.838cm" svg:viewBox="0 0 259 1392" draw:points="206,1340 0,1340 0,1392 259,1392 259,0 206,0">
            <text:p/>
          </draw:polygon>
          <draw:polygon draw:style-name="gr3" draw:text-style-name="P7" draw:layer="layout" svg:width="0.258cm" svg:height="1.391cm" svg:x="7.022cm" svg:y="2.447cm" svg:viewBox="0 0 259 1392" draw:points="0,1392 55,1392 55,53 259,53 259,0 0,0">
            <text:p/>
          </draw:polygon>
          <draw:polygon draw:style-name="gr3" draw:text-style-name="P7" draw:layer="layout" svg:width="0.258cm" svg:height="1.391cm" svg:x="7.022cm" svg:y="3.838cm" svg:viewBox="0 0 259 1392" draw:points="0,1392 259,1392 259,1340 55,1340 55,0 0,0">
            <text:p/>
          </draw:polygon>
          <draw:path draw:style-name="gr3" draw:text-style-name="P7" draw:layer="layout" svg:width="0.386cm" svg:height="0.351cm" svg:x="7.307cm" svg:y="2.7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58cm" svg:height="0.501cm" svg:x="7.324cm" svg:y="3.683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7.342cm" svg:y="4.61cm" svg:viewBox="0 0 329 352" svg:d="M70 280c43-46 64-65 92-90 0 0 49-42 77-70 74-72 90-109 90-113 0-7-7-7-9-7-5 0-7 2-10 9-23 37-41 49-58 49-20 0-28-12-41-25-14-17-28-33-53-33-58 0-95 72-95 88 0 5 4 9 11 9s7-4 9-9c16-35 60-35 67-35 15 0 30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7.733cm" svg:y="2.447cm" svg:viewBox="0 0 259 1392" draw:points="206,1392 259,1392 259,0 0,0 0,53 206,53">
            <text:p/>
          </draw:polygon>
          <draw:polygon draw:style-name="gr3" draw:text-style-name="P7" draw:layer="layout" svg:width="0.258cm" svg:height="1.391cm" svg:x="7.733cm" svg:y="3.838cm" svg:viewBox="0 0 259 1392" draw:points="206,1340 0,1340 0,1392 259,1392 259,0 206,0">
            <text:p/>
          </draw:polygon>
          <draw:path draw:style-name="gr3" draw:text-style-name="P7" draw:layer="layout" svg:width="0.515cm" svg:height="0.182cm" svg:x="8.5cm" svg:y="3.74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9.524cm" svg:y="2.447cm" svg:viewBox="0 0 259 1392" draw:points="0,1392 55,1392 55,53 259,53 259,0 0,0">
            <text:p/>
          </draw:polygon>
          <draw:polygon draw:style-name="gr3" draw:text-style-name="P7" draw:layer="layout" svg:width="0.258cm" svg:height="1.391cm" svg:x="9.524cm" svg:y="3.838cm" svg:viewBox="0 0 259 1392" draw:points="0,1392 259,1392 259,1340 55,1340 55,0 0,0">
            <text:p/>
          </draw:polygon>
          <draw:path draw:style-name="gr3" draw:text-style-name="P7" draw:layer="layout" svg:width="0.256cm" svg:height="0.517cm" svg:x="10.244cm" svg:y="2.58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9.827cm" svg:y="3.508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02cm" svg:height="0.774cm" svg:x="10.218cm" svg:y="3.443cm" svg:viewBox="0 0 303 775" svg:d="M299 30c4-11 4-14 4-14 0-9-7-16-16-16-5 0-11 2-12 7l-271 739c-4 9-4 13-4 14 0 7 7 15 16 15 10 0 12-6 17-18z">
            <text:p/>
          </draw:path>
          <draw:path draw:style-name="gr3" draw:text-style-name="P7" draw:layer="layout" svg:width="0.321cm" svg:height="0.532cm" svg:x="10.594cm" svg:y="3.50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10.214cm" svg:y="4.43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7" draw:layer="layout" svg:width="0.258cm" svg:height="1.391cm" svg:x="10.953cm" svg:y="2.447cm" svg:viewBox="0 0 259 1392" draw:points="206,1392 259,1392 259,0 0,0 0,53 206,53">
            <text:p/>
          </draw:polygon>
          <draw:polygon draw:style-name="gr3" draw:text-style-name="P7" draw:layer="layout" svg:width="0.258cm" svg:height="1.391cm" svg:x="10.953cm" svg:y="3.838cm" svg:viewBox="0 0 259 1392" draw:points="206,1340 0,1340 0,1392 259,1392 259,0 206,0">
            <text:p/>
          </draw:polygon>
        </draw:g>
        <draw:polyline draw:style-name="gr4" draw:text-style-name="P9" xml:id="id175" draw:id="id175" draw:layer="layout" svg:width="0cm" svg:height="9.399cm" svg:x="15cm" svg:y="0.8cm" svg:viewBox="0 0 0 9400" draw:points="0,0 0,9400">
          <text:p/>
        </draw:polyline>
        <draw:g xml:id="id173" draw:id="id173">
          <svg:title>TexMaths</svg:title>
          <svg:desc>22§display§\begin{bmatrix} x + y  +  0z  \\  
                           0x  + y +  z  \\ 
                           0x  + 0y  +  2z   \end{bmatrix}
= \begin{bmatrix}\ \   1  \\  5/3   \\    2  \end{bmatrix}§svg§600§FALSE§</svg:desc>
          <draw:polygon draw:style-name="gr2" draw:text-style-name="P6" draw:layer="layout" svg:width="8.214cm" svg:height="2.706cm" svg:x="2.945cm" svg:y="5.99cm" svg:viewBox="0 0 8215 2707" draw:points="4108,2707 0,2707 0,0 8215,0 8215,2707">
            <text:p/>
          </draw:polygon>
          <draw:polygon draw:style-name="gr3" draw:text-style-name="P7" draw:layer="layout" svg:width="0.258cm" svg:height="1.391cm" svg:x="3.158cm" svg:y="5.951cm" svg:viewBox="0 0 259 1392" draw:points="0,1392 55,1392 55,53 259,53 259,0 0,0">
            <text:p/>
          </draw:polygon>
          <draw:polygon draw:style-name="gr3" draw:text-style-name="P7" draw:layer="layout" svg:width="0.258cm" svg:height="1.391cm" svg:x="3.158cm" svg:y="7.342cm" svg:viewBox="0 0 259 1392" draw:points="0,1392 259,1392 259,1340 55,1340 55,0 0,0">
            <text:p/>
          </draw:polygon>
          <draw:path draw:style-name="gr3" draw:text-style-name="P7" draw:layer="layout" svg:width="0.386cm" svg:height="0.351cm" svg:x="3.83cm" svg:y="6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4.466cm" svg:y="6.1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5.217cm" svg:y="6.25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515cm" svg:height="0.517cm" svg:x="5.817cm" svg:y="6.1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6.577cm" svg:y="6.085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8cm" svg:height="0.351cm" svg:x="6.966cm" svg:y="6.257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326cm" svg:height="0.532cm" svg:x="3.839cm" svg:y="7.012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4.217cm" svg:y="7.1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4.853cm" svg:y="7.0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5.604cm" svg:y="7.18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515cm" svg:height="0.517cm" svg:x="6.204cm" svg:y="7.0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8cm" svg:height="0.351cm" svg:x="6.966cm" svg:y="7.187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326cm" svg:height="0.532cm" svg:x="3.452cm" svg:y="7.9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3.83cm" svg:y="8.1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4.466cm" svg:y="8.0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5.226cm" svg:y="7.9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58cm" svg:height="0.501cm" svg:x="5.604cm" svg:y="8.114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515cm" svg:height="0.517cm" svg:x="6.204cm" svg:y="8.0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972cm" svg:y="7.9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8cm" svg:height="0.351cm" svg:x="7.354cm" svg:y="8.114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69 65c-55 51-81 97-81 102 0 7 7 7 9 7 7 0 9-2 12-11 19-26 42-47 67-47 18 0 26 7 46 30 12 16 26 28 49 28 77 0 121-99 121-120 0-3-3-7-8-7-7 0-9 4-11 9-17 51-69 65-93 65-16 0-30-3-46-9-26-10-39-14-54-14-2 0-15 0-22 4z">
            <text:p/>
          </draw:path>
          <draw:polygon draw:style-name="gr3" draw:text-style-name="P7" draw:layer="layout" svg:width="0.258cm" svg:height="1.391cm" svg:x="7.72cm" svg:y="5.951cm" svg:viewBox="0 0 259 1392" draw:points="206,1392 259,1392 259,0 0,0 0,53 206,53">
            <text:p/>
          </draw:polygon>
          <draw:polygon draw:style-name="gr3" draw:text-style-name="P7" draw:layer="layout" svg:width="0.258cm" svg:height="1.391cm" svg:x="7.72cm" svg:y="7.342cm" svg:viewBox="0 0 259 1392" draw:points="206,1340 0,1340 0,1392 259,1392 259,0 206,0">
            <text:p/>
          </draw:polygon>
          <draw:path draw:style-name="gr3" draw:text-style-name="P7" draw:layer="layout" svg:width="0.515cm" svg:height="0.182cm" svg:x="8.487cm" svg:y="7.25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9.511cm" svg:y="5.951cm" svg:viewBox="0 0 259 1392" draw:points="0,1392 55,1392 55,53 259,53 259,0 0,0">
            <text:p/>
          </draw:polygon>
          <draw:polygon draw:style-name="gr3" draw:text-style-name="P7" draw:layer="layout" svg:width="0.258cm" svg:height="1.391cm" svg:x="9.511cm" svg:y="7.342cm" svg:viewBox="0 0 259 1392" draw:points="0,1392 259,1392 259,1340 55,1340 55,0 0,0">
            <text:p/>
          </draw:polygon>
          <draw:path draw:style-name="gr3" draw:text-style-name="P7" draw:layer="layout" svg:width="0.256cm" svg:height="0.517cm" svg:x="10.488cm" svg:y="6.0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9.814cm" svg:y="7.012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02cm" svg:height="0.774cm" svg:x="10.205cm" svg:y="6.947cm" svg:viewBox="0 0 303 775" svg:d="M299 30c4-11 4-14 4-14 0-9-7-16-16-16-5 0-11 2-12 7l-271 739c-4 9-4 13-4 14 0 7 7 15 16 15 10 0 12-6 17-18z">
            <text:p/>
          </draw:path>
          <draw:path draw:style-name="gr3" draw:text-style-name="P7" draw:layer="layout" svg:width="0.321cm" svg:height="0.532cm" svg:x="10.581cm" svg:y="7.01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10.201cm" svg:y="7.9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0.258cm" svg:height="1.391cm" svg:x="10.94cm" svg:y="5.951cm" svg:viewBox="0 0 259 1392" draw:points="206,1392 259,1392 259,0 0,0 0,53 206,53">
            <text:p/>
          </draw:polygon>
          <draw:polygon draw:style-name="gr3" draw:text-style-name="P7" draw:layer="layout" svg:width="0.258cm" svg:height="1.391cm" svg:x="10.94cm" svg:y="7.342cm" svg:viewBox="0 0 259 1392" draw:points="206,1340 0,1340 0,1392 259,1392 259,0 206,0">
            <text:p/>
          </draw:polygon>
        </draw:g>
        <draw:g xml:id="id174" draw:id="id174">
          <svg:title>TexMaths</svg:title>
          <svg:desc>22§display§\text {By equality of matrices, we get, }§svg§600§FALSE§</svg:desc>
          <draw:polygon draw:style-name="gr2" draw:text-style-name="P6" draw:layer="layout" svg:width="10.6cm" svg:height="0.628cm" svg:x="3.074cm" svg:y="9.512cm" svg:viewBox="0 0 10601 629" draw:points="5301,629 0,629 0,0 10601,0 10601,629">
            <text:p/>
          </draw:polygon>
          <draw:path draw:style-name="gr3" draw:text-style-name="P7" draw:layer="layout" svg:width="0.476cm" svg:height="0.529cm" svg:x="3.063cm" svg:y="9.491cm" svg:viewBox="0 0 477 530" svg:d="M144 247v-192c0-25 2-30 39-30h95c76 0 104 65 104 105 0 51-39 117-125 117zM327 254c76-16 129-66 129-124 0-67-71-130-173-130h-283v25h19c60 0 60 8 60 35v410c0 28 0 35-60 35h-19v25h304c104 0 173-69 173-143 0-66-63-125-150-133zM280 505h-97c-37 0-39-5-39-29v-214h146c78 0 110 73 110 125 0 55-41 118-120 118z">
            <text:p/>
          </draw:path>
          <draw:path draw:style-name="gr3" draw:text-style-name="P7" draw:layer="layout" svg:width="0.379cm" svg:height="0.492cm" svg:x="3.598cm" svg:y="9.68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cm" svg:height="0.357cm" svg:x="4.27cm" svg:y="9.6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492cm" svg:x="4.619cm" svg:y="9.677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2 0 95 67 95 110z">
            <text:p/>
          </draw:path>
          <draw:path draw:style-name="gr3" draw:text-style-name="P7" draw:layer="layout" svg:width="0.39cm" svg:height="0.351cm" svg:x="5.025cm" svg:y="9.677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49cm" svg:height="0.357cm" svg:x="5.462cm" svg:y="9.672cm" svg:viewBox="0 0 350 358" svg:d="M225 289c4 32 25 63 62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173cm" svg:height="0.538cm" svg:x="5.842cm" svg:y="9.4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6.057cm" svg:y="9.50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4cm" svg:height="0.485cm" svg:x="6.261cm" svg:y="9.54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79cm" svg:height="0.492cm" svg:x="6.539cm" svg:y="9.68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44cm" svg:height="0.357cm" svg:x="7.213cm" svg:y="9.67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1cm" svg:height="0.547cm" svg:x="7.604cm" svg:y="9.473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604cm" svg:height="0.342cm" svg:x="8.097cm" svg:y="9.677cm" svg:viewBox="0 0 605 343" svg:d="M60 76v209c0 34-9 34-60 34v24c26 0 67-1 88-1 19 0 60 1 86 1v-24c-51 0-60 0-60-34v-144c0-81 55-123 104-123 50 0 58 42 58 86v181c0 34-8 34-61 34v24c28 0 67-1 88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8.748cm" svg:y="9.67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9.118cm" svg:y="9.54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9.426cm" svg:y="9.67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9.732cm" svg:y="9.50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95cm" svg:height="0.357cm" svg:x="9.947cm" svg:y="9.672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10.286cm" svg:y="9.6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10.633cm" svg:y="9.67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10.98cm" svg:y="9.936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531cm" svg:height="0.342cm" svg:x="11.4cm" svg:y="9.684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7" draw:layer="layout" svg:width="0.3cm" svg:height="0.357cm" svg:x="11.944cm" svg:y="9.6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12.546cm" svg:y="9.66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2.932cm" svg:y="9.6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13.269cm" svg:y="9.54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13.621cm" svg:y="9.936cm" svg:viewBox="0 0 92 232" svg:d="M92 81c0-49-18-81-50-81-28 0-42 21-42 41 0 21 14 42 42 42 13 0 21-6 30-11l2-2c0 0 2 0 2 11 0 51-23 99-58 136-4 3-6 5-6 7 0 7 4 8 9 8 9 0 71-61 71-151z">
            <text:p/>
          </draw:path>
        </draw:g>
        <draw:g xml:id="id176" draw:id="id176">
          <svg:title>TexMaths</svg:title>
          <svg:desc>22§display§x + y  = 1§svg§600§FALSE§</svg:desc>
          <draw:polygon draw:style-name="gr2" draw:text-style-name="P6" draw:layer="layout" svg:width="3.072cm" svg:height="0.596cm" svg:x="15.979cm" svg:y="1.014cm" svg:viewBox="0 0 3073 597" draw:points="1537,597 0,597 0,0 3073,0 3073,597">
            <text:p/>
          </draw:polygon>
          <draw:path draw:style-name="gr3" draw:text-style-name="P7" draw:layer="layout" svg:width="0.386cm" svg:height="0.35cm" svg:x="15.963cm" svg:y="1.147cm" svg:viewBox="0 0 387 351" svg:d="M238 109c3-21 21-91 75-91 6 0 23 0 39 8-21 6-37 25-37 43 0 12 9 28 30 28 18 0 42-14 42-46 0-40-46-51-72-51-46 0-72 40-83 60-19-53-59-60-82-60-81 0-125 100-125 119 0 8 7 8 8 8 7 0 9 0 11-8 26-82 77-101 104-101 14 0 42 7 42 51 0 24-14 77-42 184-12 49-41 81-74 81-5 0-23 0-39-9 20-5 37-21 37-42s-17-28-30-28c-23 0-42 21-42 45 0 36 39 51 72 51 53 0 81-54 83-59 9 30 37 59 83 59 81 0 125-100 125-119 0-7-7-7-9-7-7 0-9 2-11 7-24 84-79 102-104 102-30 0-42-25-42-51 0-18 5-33 14-69z">
            <text:p/>
          </draw:path>
          <draw:path draw:style-name="gr3" draw:text-style-name="P7" draw:layer="layout" svg:width="0.515cm" svg:height="0.516cm" svg:x="16.597cm" svg:y="1.038cm" svg:viewBox="0 0 516 517" svg:d="M275 274h216c11 0 25 0 25-16s-14-16-25-16h-216v-216c0-12 0-26-16-26s-16 14-16 26v216h-217c-12 0-26 0-26 16s14 16 26 16h217v216c0 11 0 27 16 27s16-16 16-27z">
            <text:p/>
          </draw:path>
          <draw:path draw:style-name="gr3" draw:text-style-name="P7" draw:layer="layout" svg:width="0.358cm" svg:height="0.5cm" svg:x="17.35cm" svg:y="1.147cm" svg:viewBox="0 0 359 501" svg:d="M356 47c3-10 3-12 3-17 0-14-12-21-23-21-9 0-21 3-28 16-2 3-7 28-11 42-5 19-10 40-15 61l-36 141c-1 10-35 65-86 65-40 0-49-34-49-63 0-36 14-83 40-152 13-31 14-40 14-56 0-35-24-63-63-63-74 0-102 112-102 119 0 8 7 8 9 8 9 0 9-2 12-15 21-72 53-94 79-94 6 0 20 0 20 24 0 20-7 39-14 55-30 80-44 126-44 161 0 69 49 93 95 93 30 0 56-14 77-35-9 41-19 78-49 120-21 26-51 49-86 49-11 0-46-4-59-33 13 0 22 0 32-9 9-7 16-18 16-32 0-24-21-28-28-28-18 0-44 12-44 51s35 67 83 67c81 0 160-70 181-158z">
            <text:p/>
          </draw:path>
          <draw:path draw:style-name="gr3" draw:text-style-name="P7" draw:layer="layout" svg:width="0.515cm" svg:height="0.182cm" svg:x="17.993cm" svg:y="1.2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834cm" svg:y="0.975cm" svg:viewBox="0 0 257 517" svg:d="M160 19c0-17 0-19-19-19-48 49-116 49-141 49v25c16 0 62 0 102-21v402c0 28-2 37-72 37h-25v25c27-4 95-4 125-4 32 0 99 0 127 4v-25h-25c-70 0-72-9-72-37z">
            <text:p/>
          </draw:path>
        </draw:g>
        <draw:g xml:id="id177" draw:id="id177">
          <svg:title>TexMaths</svg:title>
          <svg:desc>22§display§.\ .\ .\ \ (1)§svg§600§FALSE§</svg:desc>
          <draw:polygon draw:style-name="gr2" draw:text-style-name="P6" draw:layer="layout" svg:width="2.508cm" svg:height="0.696cm" svg:x="22.463cm" svg:y="0.914cm" svg:viewBox="0 0 2509 697" draw:points="1255,697 0,697 0,0 2509,0 2509,697">
            <text:p/>
          </draw:polygon>
          <draw:path draw:style-name="gr3" draw:text-style-name="P7" draw:layer="layout" svg:width="0.083cm" svg:height="0.083cm" svg:x="22.491cm" svg:y="1.373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963cm" svg:y="1.373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3.436cm" svg:y="1.37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4.175cm" svg:y="0.8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4.469cm" svg:y="0.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4.83cm" svg:y="0.87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81" draw:id="id181">
          <svg:title>TexMaths</svg:title>
          <svg:desc>22§display§\text {Put } z = 1 \text { in (2), we get}§svg§600§FALSE§</svg:desc>
          <draw:polygon draw:style-name="gr2" draw:text-style-name="P6" draw:layer="layout" svg:width="7.995cm" svg:height="0.696cm" svg:x="16.076cm" svg:y="4.313cm" svg:viewBox="0 0 7996 697" draw:points="3997,697 0,697 0,0 7996,0 7996,697">
            <text:p/>
          </draw:polygon>
          <draw:path draw:style-name="gr3" draw:text-style-name="P7" draw:layer="layout" svg:width="0.457cm" svg:height="0.528cm" svg:x="16.064cm" svg:y="4.325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6.588cm" svg:y="4.511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7.007cm" svg:y="4.37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28cm" svg:height="0.351cm" svg:x="17.585cm" svg:y="4.511cm" svg:viewBox="0 0 329 352" svg:d="M70 280c43-46 64-65 92-90 0 0 49-42 77-70 74-73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18.204cm" svg:y="4.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9.045cm" svg:y="4.33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66cm" svg:height="0.518cm" svg:x="19.646cm" svg:y="4.33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86cm" svg:y="4.51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0.6cm" svg:y="4.2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0.862cm" svg:y="4.33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21.254cm" svg:y="4.2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21.578cm" svg:y="4.772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21.997cm" svg:y="4.52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7" draw:layer="layout" svg:width="0.3cm" svg:height="0.356cm" svg:x="22.543cm" svg:y="4.5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3.143cm" svg:y="4.50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23.53cm" svg:y="4.5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3.866cm" svg:y="4.378cm" svg:viewBox="0 0 243 486" svg:d="M120 167h111v-25h-111v-142h-20c0 63-24 146-100 150v17h67v213c0 97 72 106 100 106 55 0 76-55 76-106v-44h-19v44c0 56-23 86-52 86-52 0-52-70-52-84z">
            <text:p/>
          </draw:path>
        </draw:g>
        <draw:g xml:id="id182" draw:id="id182">
          <svg:title>TexMaths</svg:title>
          <svg:desc>22§display§y + 1 = 5/3 \ \  \Rightarrow \ \ y = 2/3§svg§600§FALSE§</svg:desc>
          <draw:polygon draw:style-name="gr2" draw:text-style-name="P6" draw:layer="layout" svg:width="8.651cm" svg:height="0.696cm" svg:x="16.081cm" svg:y="5.517cm" svg:viewBox="0 0 8652 697" draw:points="4326,697 0,697 0,0 8652,0 8652,697">
            <text:p/>
          </draw:polygon>
          <draw:path draw:style-name="gr3" draw:text-style-name="P7" draw:layer="layout" svg:width="0.358cm" svg:height="0.5cm" svg:x="16.065cm" svg:y="5.715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7" draw:layer="layout" svg:width="0.515cm" svg:height="0.516cm" svg:x="16.663cm" svg:y="5.60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7.462cm" svg:y="5.54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18.038cm" svg:y="5.7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8.851cm" svg:y="5.54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02cm" svg:height="0.773cm" svg:x="19.24cm" svg:y="5.478cm" svg:viewBox="0 0 303 774" svg:d="M299 30c4-11 4-14 4-14 0-9-7-16-16-16-5 0-11 2-12 7l-271 739c-4 9-4 12-4 14 0 7 7 14 16 14 10 0 12-5 17-18z">
            <text:p/>
          </draw:path>
          <draw:path draw:style-name="gr3" draw:text-style-name="P7" draw:layer="layout" svg:width="0.321cm" svg:height="0.532cm" svg:x="19.617cm" svg:y="5.543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687cm" svg:height="0.426cm" svg:x="20.745cm" svg:y="5.652cm" svg:viewBox="0 0 688 427" svg:d="M521 153c32 28 70 49 97 60-28 12-65 33-97 60h-493c-14 0-28 0-28 15 0 16 14 16 26 16h460c-37 36-78 104-78 115 0 8 9 8 14 8 7 0 13 0 14-7 18-29 39-70 90-116 53-47 106-67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7" draw:layer="layout" svg:width="0.358cm" svg:height="0.5cm" svg:x="22.227cm" svg:y="5.715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7" draw:layer="layout" svg:width="0.515cm" svg:height="0.182cm" svg:x="22.869cm" svg:y="5.7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3.682cm" svg:y="5.54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2cm" svg:height="0.773cm" svg:x="24.071cm" svg:y="5.478cm" svg:viewBox="0 0 303 774" svg:d="M299 30c4-11 4-14 4-14 0-9-7-16-16-16-5 0-11 2-12 7l-271 739c-4 9-4 12-4 14 0 7 7 14 16 14 10 0 12-5 17-18z">
            <text:p/>
          </draw:path>
          <draw:path draw:style-name="gr3" draw:text-style-name="P7" draw:layer="layout" svg:width="0.321cm" svg:height="0.532cm" svg:x="24.448cm" svg:y="5.54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draw:g xml:id="id183" draw:id="id183">
          <svg:title>TexMaths</svg:title>
          <svg:desc>22§display§\text {Put } y = 2/3 \ \text { in (1), we get}§svg§600§FALSE§</svg:desc>
          <draw:polygon draw:style-name="gr2" draw:text-style-name="P6" draw:layer="layout" svg:width="9.038cm" svg:height="0.696cm" svg:x="16.078cm" svg:y="6.814cm" svg:viewBox="0 0 9039 697" draw:points="4519,697 0,697 0,0 9039,0 9039,697">
            <text:p/>
          </draw:polygon>
          <draw:path draw:style-name="gr3" draw:text-style-name="P7" draw:layer="layout" svg:width="0.457cm" svg:height="0.528cm" svg:x="16.066cm" svg:y="6.826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6.59cm" svg:y="7.012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7.009cm" svg:y="6.87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58cm" svg:height="0.5cm" svg:x="17.576cm" svg:y="7.01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7" draw:layer="layout" svg:width="0.515cm" svg:height="0.182cm" svg:x="18.218cm" svg:y="7.0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9.03cm" svg:y="6.8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2cm" svg:height="0.773cm" svg:x="19.42cm" svg:y="6.775cm" svg:viewBox="0 0 303 774" svg:d="M299 30c4-11 4-14 4-14 0-9-7-16-16-16-5 0-11 2-12 7l-271 739c-4 9-4 12-4 14 0 7 7 14 16 14 10 0 12-5 17-18z">
            <text:p/>
          </draw:path>
          <draw:path draw:style-name="gr3" draw:text-style-name="P7" draw:layer="layout" svg:width="0.321cm" svg:height="0.532cm" svg:x="19.797cm" svg:y="6.8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66cm" svg:height="0.518cm" svg:x="20.693cm" svg:y="6.83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0.906cm" svg:y="7.01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1.645cm" svg:y="6.7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1.939cm" svg:y="6.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2.3cm" svg:y="6.77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22.623cm" svg:y="7.27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cm" svg:height="0.342cm" svg:x="23.042cm" svg:y="7.021cm" svg:viewBox="0 0 531 343" svg:d="M466 74c14-39 39-49 65-49v-25c-17 2-40 2-56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7" draw:layer="layout" svg:width="0.3cm" svg:height="0.356cm" svg:x="23.588cm" svg:y="7.00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4.19cm" svg:y="7.00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24.575cm" svg:y="7.00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4.913cm" svg:y="6.879cm" svg:viewBox="0 0 243 486" svg:d="M120 167h111v-25h-111v-142h-20c0 63-24 146-100 150v17h67v213c0 97 72 106 100 106 55 0 76-55 76-106v-44h-19v44c0 56-23 86-52 86-52 0-52-70-52-84z">
            <text:p/>
          </draw:path>
        </draw:g>
        <draw:g xml:id="id184" draw:id="id184">
          <svg:title>TexMaths</svg:title>
          <svg:desc>22§display§x + 2/3 = 1 \ \ \Rightarrow \ \ x = 1/3§svg§600§FALSE§</svg:desc>
          <draw:polygon draw:style-name="gr2" draw:text-style-name="P6" draw:layer="layout" svg:width="8.72cm" svg:height="0.696cm" svg:x="16.179cm" svg:y="8.116cm" svg:viewBox="0 0 8721 697" draw:points="4362,697 0,697 0,0 8721,0 8721,697">
            <text:p/>
          </draw:polygon>
          <draw:path draw:style-name="gr3" draw:text-style-name="P7" draw:layer="layout" svg:width="0.386cm" svg:height="0.351cm" svg:x="16.163cm" svg:y="8.3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6.797cm" svg:y="8.20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7.566cm" svg:y="8.14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2cm" svg:height="0.773cm" svg:x="17.957cm" svg:y="8.077cm" svg:viewBox="0 0 303 774" svg:d="M299 30c4-11 4-14 4-14 0-9-7-16-16-16-5 0-11 2-12 7l-271 739c-4 9-4 12-4 14 0 7 7 14 16 14 10 0 12-5 17-18z">
            <text:p/>
          </draw:path>
          <draw:path draw:style-name="gr3" draw:text-style-name="P7" draw:layer="layout" svg:width="0.321cm" svg:height="0.532cm" svg:x="18.333cm" svg:y="8.14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18.946cm" svg:y="8.3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9.787cm" svg:y="8.14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687cm" svg:height="0.426cm" svg:x="20.878cm" svg:y="8.251cm" svg:viewBox="0 0 688 427" svg:d="M521 153c32 28 70 49 97 60-28 12-65 33-97 60h-493c-14 0-28 0-28 15 0 16 14 16 26 16h460c-37 36-78 104-78 115 0 8 9 8 14 8 7 0 13 0 15-7 17-29 38-70 89-116 53-47 106-67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7" draw:layer="layout" svg:width="0.386cm" svg:height="0.351cm" svg:x="22.36cm" svg:y="8.3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3.038cm" svg:y="8.3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3.881cm" svg:y="8.14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2cm" svg:height="0.773cm" svg:x="24.24cm" svg:y="8.077cm" svg:viewBox="0 0 303 774" svg:d="M299 30c4-11 4-14 4-14 0-9-7-16-16-16-5 0-11 2-12 7l-271 739c-4 9-4 12-4 14 0 7 7 14 16 14 10 0 12-5 17-18z">
            <text:p/>
          </draw:path>
          <draw:path draw:style-name="gr3" draw:text-style-name="P7" draw:layer="layout" svg:width="0.321cm" svg:height="0.532cm" svg:x="24.617cm" svg:y="8.14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draw:g xml:id="id185" draw:id="id185">
          <svg:title>TexMaths</svg:title>
          <svg:desc>22§display§\therefore \ \ x = 1/3, \  y = 2/3 , \  z = 1 §svg§600§FALSE§</svg:desc>
          <draw:polygon draw:style-name="gr2" draw:text-style-name="P6" draw:layer="layout" svg:width="9.349cm" svg:height="0.696cm" svg:x="16.085cm" svg:y="9.316cm" svg:viewBox="0 0 9350 697" draw:points="4676,697 0,697 0,0 9350,0 9350,697">
            <text:p/>
          </draw:polygon>
          <draw:path draw:style-name="gr3" draw:text-style-name="P7" draw:layer="layout" svg:width="0.469cm" svg:height="0.418cm" svg:x="16.069cm" svg:y="9.499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386cm" svg:height="0.351cm" svg:x="17.315cm" svg:y="9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17.993cm" svg:y="9.5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834cm" svg:y="9.34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2cm" svg:height="0.773cm" svg:x="19.193cm" svg:y="9.277cm" svg:viewBox="0 0 303 774" svg:d="M299 30c4-11 4-14 4-14 0-9-7-16-16-16-5 0-11 2-12 7l-271 739c-4 9-4 12-4 14 0 7 7 14 16 14 10 0 12-5 17-18z">
            <text:p/>
          </draw:path>
          <draw:path draw:style-name="gr3" draw:text-style-name="P7" draw:layer="layout" svg:width="0.321cm" svg:height="0.532cm" svg:x="19.569cm" svg:y="9.342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091cm" svg:height="0.231cm" svg:x="19.99cm" svg:y="9.775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58cm" svg:height="0.5cm" svg:x="20.548cm" svg:y="9.514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7" draw:layer="layout" svg:width="0.515cm" svg:height="0.182cm" svg:x="21.19cm" svg:y="9.5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2.002cm" svg:y="9.34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2cm" svg:height="0.773cm" svg:x="22.392cm" svg:y="9.277cm" svg:viewBox="0 0 303 774" svg:d="M299 30c4-11 4-14 4-14 0-9-7-16-16-16-5 0-11 2-12 7l-271 739c-4 9-4 12-4 14 0 7 7 14 16 14 10 0 12-5 17-18z">
            <text:p/>
          </draw:path>
          <draw:path draw:style-name="gr3" draw:text-style-name="P7" draw:layer="layout" svg:width="0.321cm" svg:height="0.532cm" svg:x="22.769cm" svg:y="9.342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091cm" svg:height="0.231cm" svg:x="23.19cm" svg:y="9.775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28cm" svg:height="0.351cm" svg:x="23.758cm" svg:y="9.514cm" svg:viewBox="0 0 329 352" svg:d="M70 280c43-46 64-65 92-90 0 0 49-42 77-70 74-73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24.376cm" svg:y="9.5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5.217cm" svg:y="9.342cm" svg:viewBox="0 0 257 517" svg:d="M160 19c0-17 0-19-19-19-48 49-116 49-141 49v25c16 0 62 0 102-21v403c0 28-2 37-72 37h-25v24c27-3 95-3 125-3 32 0 99 0 127 3v-24h-25c-70 0-72-9-72-37z">
            <text:p/>
          </draw:path>
        </draw:g>
        <draw:g xml:id="id178" draw:id="id178">
          <svg:title>TexMaths</svg:title>
          <svg:desc>22§display§y + z =  5/3§svg§600§FALSE§</svg:desc>
          <draw:polygon draw:style-name="gr2" draw:text-style-name="P6" draw:layer="layout" svg:width="3.825cm" svg:height="0.696cm" svg:x="16.08cm" svg:y="2.116cm" svg:viewBox="0 0 3826 697" draw:points="1913,697 0,697 0,0 3826,0 3826,697">
            <text:p/>
          </draw:polygon>
          <draw:path draw:style-name="gr3" draw:text-style-name="P7" draw:layer="layout" svg:width="0.358cm" svg:height="0.5cm" svg:x="16.064cm" svg:y="2.314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7" draw:layer="layout" svg:width="0.515cm" svg:height="0.516cm" svg:x="16.662cm" svg:y="2.20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8cm" svg:height="0.351cm" svg:x="17.426cm" svg:y="2.314cm" svg:viewBox="0 0 329 352" svg:d="M70 280c43-46 64-65 92-90 0 0 49-42 77-70 74-73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18.044cm" svg:y="2.3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8.856cm" svg:y="2.142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02cm" svg:height="0.773cm" svg:x="19.246cm" svg:y="2.077cm" svg:viewBox="0 0 303 774" svg:d="M299 30c4-11 4-14 4-14 0-9-7-16-16-16-5 0-11 2-12 7l-271 739c-4 9-4 12-4 14 0 7 7 14 16 14 10 0 12-5 17-18z">
            <text:p/>
          </draw:path>
          <draw:path draw:style-name="gr3" draw:text-style-name="P7" draw:layer="layout" svg:width="0.321cm" svg:height="0.532cm" svg:x="19.623cm" svg:y="2.142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draw:g xml:id="id179" draw:id="id179">
          <svg:title>TexMaths</svg:title>
          <svg:desc>22§display§.\ .\ .\ \ (2)§svg§600§FALSE§</svg:desc>
          <draw:polygon draw:style-name="gr2" draw:text-style-name="P6" draw:layer="layout" svg:width="2.508cm" svg:height="0.696cm" svg:x="22.563cm" svg:y="2.016cm" svg:viewBox="0 0 2509 697" draw:points="1255,697 0,697 0,0 2509,0 2509,697">
            <text:p/>
          </draw:polygon>
          <draw:path draw:style-name="gr3" draw:text-style-name="P7" draw:layer="layout" svg:width="0.083cm" svg:height="0.083cm" svg:x="22.591cm" svg:y="2.47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3.063cm" svg:y="2.47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3.536cm" svg:y="2.47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4.275cm" svg:y="1.9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4.539cm" svg:y="2.042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24.93cm" svg:y="1.977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80" draw:id="id180">
          <svg:title>TexMaths</svg:title>
          <svg:desc>22§display§2z = 2 \ \ \Rightarrow \ \ z = 1§svg§600§FALSE§</svg:desc>
          <draw:polygon draw:style-name="gr2" draw:text-style-name="P6" draw:layer="layout" svg:width="6.102cm" svg:height="0.457cm" svg:x="16.063cm" svg:y="3.219cm" svg:viewBox="0 0 6103 458" draw:points="3052,458 0,458 0,0 6103,0 6103,458">
            <text:p/>
          </draw:polygon>
          <draw:path draw:style-name="gr3" draw:text-style-name="P7" draw:layer="layout" svg:width="0.309cm" svg:height="0.517cm" svg:x="16.063cm" svg:y="3.1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28cm" svg:height="0.351cm" svg:x="16.445cm" svg:y="3.353cm" svg:viewBox="0 0 329 352" svg:d="M70 280c43-46 64-65 92-90 0 0 49-42 77-70 74-72 90-109 90-113 0-7-7-7-9-7-5 0-7 2-10 9-23 37-41 49-58 49-20 0-28-12-41-25-14-17-28-33-53-33-58 0-95 72-95 88 0 5 4 9 11 9 5 0 7-4 9-9 16-35 60-35 67-35 15 0 30 5 49 10 30 13 39 13 60 13-28 33-94 90-109 102l-71 65c-53 51-79 97-79 102 0 7 7 7 9 7 7 0 9-2 12-10 19-27 42-48 67-48 18 0 25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17.063cm" svg:y="3.4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7.874cm" svg:y="3.1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0.427cm" svg:x="18.995cm" svg:y="3.289cm" svg:viewBox="0 0 688 428" svg:d="M521 153c32 28 70 49 97 60-28 12-65 33-97 60h-493c-14 0-28 0-28 16s14 16 26 16h460c-37 35-78 103-78 114 0 9 9 9 14 9 7 0 13 0 14-7 18-30 39-71 90-116 53-48 106-67 145-80 14-5 14-5 15-7 2 0 2-3 2-5s0-2 0-3l-3-2c-2-2-2-2-16-7-106-30-183-102-227-185-7-16-9-16-20-16-5 0-14 0-14 9 0 10 39 77 78 114h-460c-12 0-26 0-26 16 0 14 14 14 28 14z">
            <text:p/>
          </draw:path>
          <draw:path draw:style-name="gr3" draw:text-style-name="P7" draw:layer="layout" svg:width="0.328cm" svg:height="0.351cm" svg:x="20.489cm" svg:y="3.353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90-109 102l-71 65c-53 51-79 97-79 102 0 7 7 7 9 7 7 0 9-2 12-10 19-27 42-48 67-48 18 0 25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21.107cm" svg:y="3.4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21.948cm" svg:y="3.18cm" svg:viewBox="0 0 257 518" svg:d="M160 19c0-17 0-19-19-19-48 49-116 49-141 49v25c16 0 62 0 102-21v403c0 28-2 37-72 37h-25v25c27-4 95-4 125-4 32 0 99 0 127 4v-25h-25c-70 0-72-9-72-37z">
            <text:p/>
          </draw:path>
        </draw:g>
        <draw:g xml:id="id186" draw:id="id186">
          <svg:title>TexMaths</svg:title>
          <svg:desc>22§display§\text {(3)}§svg§600§FALSE§</svg:desc>
          <draw:polygon draw:style-name="gr2" draw:text-style-name="P6" draw:layer="layout" svg:width="0.834cm" svg:height="0.696cm" svg:x="2.664cm" svg:y="10.918cm" svg:viewBox="0 0 835 697" draw:points="418,697 0,697 0,0 835,0 835,697">
            <text:p/>
          </draw:polygon>
          <draw:path draw:style-name="gr3" draw:text-style-name="P7" draw:layer="layout" svg:width="0.181cm" svg:height="0.773cm" svg:x="2.701cm" svg:y="10.87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2.958cm" svg:y="10.944cm" svg:viewBox="0 0 323 533" svg:d="M194 243c63-20 107-74 107-136 0-63-67-107-142-107-78 0-138 46-138 106 0 24 18 40 39 40 25 0 40-18 40-40 0-39-37-39-47-39 23-37 74-48 102-48 32 0 76 18 76 87 0 10-2 54-23 89-23 37-49 39-69 41-5 0-24 1-30 1-7 0-12 2-12 9 0 9 5 9 19 9h34c63 0 93 53 93 128 0 106-54 129-88 129-33 0-92-14-120-60 28 5 51-12 51-42 0-28-19-44-42-44-19 0-44 12-44 46 0 70 72 121 157 121 95 0 166-70 166-150 0-63-50-123-129-140z">
            <text:p/>
          </draw:path>
          <draw:path draw:style-name="gr3" draw:text-style-name="P7" draw:layer="layout" svg:width="0.181cm" svg:height="0.773cm" svg:x="3.358cm" svg:y="10.87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87" draw:id="id187">
          <svg:title>TexMaths</svg:title>
          <svg:desc>22§display§\text {The cost of 4 pencils, 3 pens and 2 erasers is Rs. 60. The cost of }§svg§600§FALSE§</svg:desc>
          <draw:polygon draw:style-name="gr2" draw:text-style-name="P6" draw:layer="layout" svg:width="21.919cm" svg:height="0.619cm" svg:x="3.875cm" svg:y="10.919cm" svg:viewBox="0 0 21920 620" draw:points="10961,620 0,620 0,0 21920,0 21920,620">
            <text:p/>
          </draw:polygon>
          <draw:path draw:style-name="gr3" draw:text-style-name="P7" draw:layer="layout" svg:width="0.502cm" svg:height="0.524cm" svg:x="3.864cm" svg:y="10.901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4.418cm" svg:y="10.88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846cm" svg:y="11.07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5.451cm" svg:y="11.07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5.791cm" svg:y="11.07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6.18cm" svg:y="11.0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6.476cm" svg:y="10.9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7.041cm" svg:y="11.07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7.431cm" svg:y="10.8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4cm" svg:height="0.524cm" svg:x="7.921cm" svg:y="10.90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3cm" svg:height="0.492cm" svg:x="8.565cm" svg:y="11.08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9.017cm" svg:y="11.07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9.364cm" svg:y="11.0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95cm" svg:height="0.356cm" svg:x="9.795cm" svg:y="11.07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166cm" svg:height="0.518cm" svg:x="10.136cm" svg:y="10.90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10.351cm" svg:y="10.88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10.566cm" svg:y="11.0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10.912cm" svg:y="11.343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21cm" svg:height="0.532cm" svg:x="11.351cm" svg:y="10.9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3cm" svg:height="0.492cm" svg:x="11.984cm" svg:y="11.08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2.435cm" svg:y="11.07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2.781cm" svg:y="11.0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13.213cm" svg:y="11.0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3.783cm" svg:y="11.079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4.161cm" svg:y="11.0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4.592cm" svg:y="10.889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09cm" svg:height="0.516cm" svg:x="15.291cm" svg:y="10.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cm" svg:height="0.356cm" svg:x="15.919cm" svg:y="11.07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6.263cm" svg:y="11.08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16.576cm" svg:y="11.07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16.956cm" svg:y="11.0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257cm" svg:y="11.07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7.6cm" svg:y="11.08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7.908cm" svg:y="11.0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47cm" svg:y="10.90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8.684cm" svg:y="11.0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19.249cm" svg:y="10.898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3 33 96 33 62 0 74-63 74-86 0-3 0-12-10-12-7 0-7 7-9 12-4 55-32 69-51 69-39 0-44-39-55-111l-10-63c-14-50-51-74-95-90z">
            <text:p/>
          </draw:path>
          <draw:path draw:style-name="gr3" draw:text-style-name="P7" draw:layer="layout" svg:width="0.254cm" svg:height="0.356cm" svg:x="19.816cm" svg:y="11.0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20.163cm" svg:y="11.343cm" svg:viewBox="0 0 84 84" svg:d="M84 42c0-23-19-42-42-42s-42 19-42 42 19 42 42 42 42-19 42-42z">
            <text:p/>
          </draw:path>
          <draw:path draw:style-name="gr3" draw:text-style-name="P7" draw:layer="layout" svg:width="0.321cm" svg:height="0.532cm" svg:x="20.687cm" svg:y="10.91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26cm" svg:height="0.532cm" svg:x="21.071cm" svg:y="10.91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083cm" svg:height="0.083cm" svg:x="21.495cm" svg:y="11.343cm" svg:viewBox="0 0 84 84" svg:d="M84 42c0-23-19-42-42-42s-42 19-42 42 19 42 42 42 42-19 42-42z">
            <text:p/>
          </draw:path>
          <draw:path draw:style-name="gr3" draw:text-style-name="P7" draw:layer="layout" svg:width="0.502cm" svg:height="0.524cm" svg:x="22.014cm" svg:y="10.901cm" svg:viewBox="0 0 503 525" svg:d="M489 0h-475l-14 174h19c11-125 23-149 139-149 14 0 36 0 43 1 15 2 15 11 15 29v410c0 26 0 37-80 37h-32v23c33-2 112-2 148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22.57cm" svg:y="10.88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22.996cm" svg:y="11.07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23.601cm" svg:y="11.07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23.941cm" svg:y="11.07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4.332cm" svg:y="11.0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24.626cm" svg:y="10.9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4cm" svg:height="0.356cm" svg:x="25.191cm" svg:y="11.07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25.581cm" svg:y="10.8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</draw:g>
        <draw:g xml:id="id188" draw:id="id188">
          <svg:title>TexMaths</svg:title>
          <svg:desc>22§display§\text {2 pencils, 4 pens and 6 erasers is Rs. 90, whereas the cost of 6 }§svg§600§FALSE§</svg:desc>
          <draw:polygon draw:style-name="gr2" draw:text-style-name="P6" draw:layer="layout" svg:width="21.012cm" svg:height="0.619cm" svg:x="3.863cm" svg:y="12.02cm" svg:viewBox="0 0 21013 620" draw:points="10506,620 0,620 0,0 21013,0 21013,620">
            <text:p/>
          </draw:polygon>
          <draw:path draw:style-name="gr3" draw:text-style-name="P7" draw:layer="layout" svg:width="0.309cm" svg:height="0.516cm" svg:x="3.863cm" svg:y="12.01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3cm" svg:height="0.492cm" svg:x="4.49cm" svg:y="12.18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4.942cm" svg:y="12.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5.289cm" svg:y="12.18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95cm" svg:height="0.356cm" svg:x="5.72cm" svg:y="12.18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166cm" svg:height="0.518cm" svg:x="6.061cm" svg:y="12.00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6.278cm" svg:y="11.9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6.493cm" svg:y="12.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6.837cm" svg:y="12.444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44cm" svg:height="0.524cm" svg:x="7.265cm" svg:y="12.00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3cm" svg:height="0.492cm" svg:x="7.909cm" svg:y="12.18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8.36cm" svg:y="12.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8.707cm" svg:y="12.18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9.138cm" svg:y="12.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9.708cm" svg:y="12.1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087cm" svg:y="12.18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0.518cm" svg:y="11.99cm" svg:viewBox="0 0 384 547" svg:d="M269 496v51l115-8v-25c-55 0-62-5-62-42v-472l-111 9v24c55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21cm" svg:height="0.532cm" svg:x="11.211cm" svg:y="12.011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cm" svg:height="0.356cm" svg:x="11.845cm" svg:y="12.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2.188cm" svg:y="12.18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12.501cm" svg:y="12.1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12.882cm" svg:y="12.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3.182cm" svg:y="12.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3.526cm" svg:y="12.18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3.834cm" svg:y="12.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395cm" svg:y="12.00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4.61cm" svg:y="12.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15.175cm" svg:y="11.999cm" svg:viewBox="0 0 540 547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254cm" svg:height="0.356cm" svg:x="15.743cm" svg:y="12.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16.088cm" svg:y="12.444cm" svg:viewBox="0 0 84 84" svg:d="M84 42c0-23-19-42-42-42s-42 19-42 42 19 42 42 42 42-19 42-42z">
            <text:p/>
          </draw:path>
          <draw:path draw:style-name="gr3" draw:text-style-name="P7" draw:layer="layout" svg:width="0.321cm" svg:height="0.532cm" svg:x="16.613cm" svg:y="12.011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2cm" svg:x="16.997cm" svg:y="12.011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091cm" svg:height="0.231cm" svg:x="17.421cm" svg:y="12.444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531cm" svg:height="0.342cm" svg:x="17.84cm" svg:y="12.192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39cm" svg:height="0.538cm" svg:x="18.41cm" svg:y="11.9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8.836cm" svg:y="12.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9.179cm" svg:y="12.185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9.482cm" svg:y="12.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9.837cm" svg:y="12.1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20.217cm" svg:y="12.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20.768cm" svg:y="12.05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9cm" svg:height="0.538cm" svg:x="21.08cm" svg:y="11.9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21.506cm" svg:y="12.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22.111cm" svg:y="12.18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22.451cm" svg:y="12.1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2.842cm" svg:y="12.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23.136cm" svg:y="12.05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23.701cm" svg:y="12.1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24.091cm" svg:y="11.981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21cm" svg:height="0.532cm" svg:x="24.593cm" svg:y="12.011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8 51-77 51z">
            <text:p/>
          </draw:path>
        </draw:g>
        <draw:g xml:id="id189" draw:id="id189">
          <svg:title>TexMaths</svg:title>
          <svg:desc>22§display§\text {pencils, 2 pens and 3 erasers is Rs.70. Find the cost of each item by }§svg§600§FALSE§</svg:desc>
          <draw:polygon draw:style-name="gr2" draw:text-style-name="P6" draw:layer="layout" svg:width="22.968cm" svg:height="0.627cm" svg:x="3.882cm" svg:y="13.117cm" svg:viewBox="0 0 22969 628" draw:points="11484,628 0,628 0,0 22969,0 22969,628">
            <text:p/>
          </draw:polygon>
          <draw:path draw:style-name="gr3" draw:text-style-name="P7" draw:layer="layout" svg:width="0.383cm" svg:height="0.492cm" svg:x="3.864cm" svg:y="13.282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4.316cm" svg:y="13.2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4.663cm" svg:y="13.28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95cm" svg:height="0.356cm" svg:x="5.094cm" svg:y="13.277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166cm" svg:height="0.518cm" svg:x="5.436cm" svg:y="13.1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5.65cm" svg:y="13.08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5.865cm" svg:y="13.27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6.212cm" svg:y="13.541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09cm" svg:height="0.516cm" svg:x="6.657cm" svg:y="13.1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3cm" svg:height="0.492cm" svg:x="7.284cm" svg:y="13.282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7.734cm" svg:y="13.2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8.081cm" svg:y="13.28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8.512cm" svg:y="13.27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9.083cm" svg:y="13.27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461cm" svg:y="13.28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9.892cm" svg:y="13.087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321cm" svg:height="0.532cm" svg:x="10.586cm" svg:y="13.10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cm" svg:height="0.356cm" svg:x="11.219cm" svg:y="13.2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1.562cm" svg:y="13.28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11.876cm" svg:y="13.27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12.256cm" svg:y="13.27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2.557cm" svg:y="13.2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2.9cm" svg:y="13.28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3.208cm" svg:y="13.27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77cm" svg:y="13.1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3.984cm" svg:y="13.27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14.549cm" svg:y="13.096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8-12-9 0-9 7-11 12-4 55-32 69-51 69-37 0-44-39-55-111l-10-63c-14-50-51-74-95-90z">
            <text:p/>
          </draw:path>
          <draw:path draw:style-name="gr3" draw:text-style-name="P7" draw:layer="layout" svg:width="0.254cm" svg:height="0.356cm" svg:x="15.116cm" svg:y="13.27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15.463cm" svg:y="13.541cm" svg:viewBox="0 0 84 84" svg:d="M84 42c0-23-19-42-42-42s-42 19-42 42 19 42 42 42 42-19 42-42z">
            <text:p/>
          </draw:path>
          <draw:path draw:style-name="gr3" draw:text-style-name="P7" draw:layer="layout" svg:width="0.332cm" svg:height="0.541cm" svg:x="15.655cm" svg:y="13.101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326cm" svg:height="0.532cm" svg:x="16.028cm" svg:y="13.108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083cm" svg:height="0.083cm" svg:x="16.45cm" svg:y="13.541cm" svg:viewBox="0 0 84 84" svg:d="M84 42c0-23-19-42-42-42s-42 19-42 42 19 42 42 42 42-19 42-42z">
            <text:p/>
          </draw:path>
          <draw:path draw:style-name="gr3" draw:text-style-name="P7" draw:layer="layout" svg:width="0.448cm" svg:height="0.527cm" svg:x="16.968cm" svg:y="13.097cm" svg:viewBox="0 0 449 528" svg:d="M426 0h-426v25h19c60 0 60 8 60 35v406c0 29 0 37-60 37h-19v25c26-4 88-4 118-4 32 0 102 0 130 4v-25h-24c-74 0-74-10-74-37v-191h66c74 0 81 26 81 91h20v-206h-20c0 65-7 92-81 92h-66v-197c0-25 1-30 37-30h93c116 0 135 42 148 149h21z">
            <text:p/>
          </draw:path>
          <draw:path draw:style-name="gr3" draw:text-style-name="P7" draw:layer="layout" svg:width="0.166cm" svg:height="0.518cm" svg:x="17.473cm" svg:y="13.1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7.687cm" svg:y="13.28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8.119cm" svg:y="13.087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242cm" svg:height="0.485cm" svg:x="18.795cm" svg:y="13.14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19.104cm" svg:y="13.08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9.532cm" svg:y="13.2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20.137cm" svg:y="13.277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20.477cm" svg:y="13.27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20.866cm" svg:y="13.27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21.16cm" svg:y="13.14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21.727cm" svg:y="13.27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22.117cm" svg:y="13.07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cm" svg:height="0.356cm" svg:x="22.607cm" svg:y="13.2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22.961cm" svg:y="13.27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23.342cm" svg:y="13.277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9cm" svg:height="0.538cm" svg:x="23.663cm" svg:y="13.08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166cm" svg:height="0.518cm" svg:x="24.351cm" svg:y="13.1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42cm" svg:height="0.485cm" svg:x="24.555cm" svg:y="13.14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24.861cm" svg:y="13.2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25.208cm" svg:y="13.282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26.108cm" svg:y="13.087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7" draw:layer="layout" svg:width="0.379cm" svg:height="0.492cm" svg:x="26.509cm" svg:y="13.289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</draw:g>
        <draw:g xml:id="id190" draw:id="id190">
          <svg:title>TexMaths</svg:title>
          <svg:desc>22§display§\text {using matrices.}§svg§600§FALSE§</svg:desc>
          <draw:polygon draw:style-name="gr2" draw:text-style-name="P6" draw:layer="layout" svg:width="4.936cm" svg:height="0.6cm" svg:x="3.877cm" svg:y="14.217cm" svg:viewBox="0 0 4937 601" draw:points="2470,601 0,601 0,0 4937,0 4937,601">
            <text:p/>
          </draw:polygon>
          <draw:path draw:style-name="gr3" draw:text-style-name="P7" draw:layer="layout" svg:width="0.39cm" svg:height="0.351cm" svg:x="3.863cm" svg:y="14.354cm" svg:viewBox="0 0 391 352" svg:d="M278 282v70l113-8v-25c-55 0-60-5-60-42v-277l-114 9v24c54 0 59 6 59 43v139c0 67-37 120-93 120-65 0-69-36-69-76v-259l-114 9v24c60 0 60 2 60 71v116c0 62 0 132 120 132 42 0 77-21 98-70z">
            <text:p/>
          </draw:path>
          <draw:path draw:style-name="gr3" draw:text-style-name="P7" draw:layer="layout" svg:width="0.254cm" svg:height="0.357cm" svg:x="4.294cm" svg:y="14.349cm" svg:viewBox="0 0 255 358" svg:d="M136 197c17 4 81 16 81 73 0 38-27 70-89 70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4.599cm" svg:y="14.17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4.812cm" svg:y="14.354cm" svg:viewBox="0 0 391 344" svg:d="M60 76v209c0 34-7 34-60 34v25c26 0 67-2 88-2 19 0 60 2 86 2v-25c-51 0-60 0-60-34v-144c0-81 55-123 104-123 50 0 58 42 58 86v181c0 34-8 34-59 34v25c26 0 66-2 88-2 19 0 59 2 86 2v-25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5.239cm" svg:y="14.345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3 99 91 0 172-41 172-101 0-28-12-67-51-90-42-21-86-21-134-21-19 0-53 0-58 0-25-3-42-28-42-53zM173 493c-80 0-133-38-133-79 0-37 30-65 64-67h46c67 0 155 0 155 67 0 41-57 79-132 79z">
            <text:p/>
          </draw:path>
          <draw:path draw:style-name="gr3" draw:text-style-name="P7" draw:layer="layout" svg:width="0.605cm" svg:height="0.343cm" svg:x="5.887cm" svg:y="14.354cm" svg:viewBox="0 0 606 344" svg:d="M60 76v209c0 34-7 34-60 34v25c26 0 67-2 88-2 19 0 60 2 86 2v-25c-51 0-60 0-60-34v-144c0-81 55-123 104-123 50 0 58 42 58 86v181c0 34-8 34-59 34v25c26 0 65-2 86-2s61 2 88 2v-25c-53 0-62 0-62-34v-144c0-81 56-123 106-123 49 0 56 42 56 86v181c0 34-7 34-60 34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6.539cm" svg:y="14.349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2cm" svg:height="0.485cm" svg:x="6.908cm" svg:y="14.22cm" svg:viewBox="0 0 243 486" svg:d="M120 167h111v-24h-111v-143h-20c0 63-24 146-100 150v17h67v214c0 96 72 105 100 105 55 0 76-54 76-105v-45h-19v45c0 56-23 86-51 86-53 0-53-71-53-85z">
            <text:p/>
          </draw:path>
          <draw:path draw:style-name="gr3" draw:text-style-name="P7" draw:layer="layout" svg:width="0.261cm" svg:height="0.343cm" svg:x="7.214cm" svg:y="14.354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7.523cm" svg:y="14.17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95cm" svg:height="0.357cm" svg:x="7.737cm" svg:y="14.349cm" svg:viewBox="0 0 296 358" svg:d="M65 180c0-127 63-161 104-161 7 0 56 0 84 29-31 3-36 26-36 37 0 19 14 35 35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8.077cm" svg:y="14.34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54cm" svg:height="0.357cm" svg:x="8.424cm" svg:y="14.349cm" svg:viewBox="0 0 255 358" svg:d="M136 197c17 4 81 16 81 73 0 38-27 70-89 70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8.771cm" svg:y="14.613cm" svg:viewBox="0 0 84 85" svg:d="M84 42c0-23-19-42-42-42s-42 19-42 42 19 43 42 43 42-20 42-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1+width/2;x" smil:keyTimes="0;1"/>
                  <anim:animate smil:dur="0.5s" smil:fill="hold" smil:targetElement="id17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1+width/2;x" smil:keyTimes="0;1"/>
                  <anim:animate smil:dur="0.5s" smil:fill="hold" smil:targetElement="id17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1+width/2;x" smil:keyTimes="0;1"/>
                  <anim:animate smil:dur="0.5s" smil:fill="hold" smil:targetElement="id17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9" smil:attributeName="visibility" smil:to="visible"/>
                  <anim:animate smil:dur="0.5s" smil:fill="hold" smil:targetElement="id189" smil:attributeName="width" smil:values="width*0.05;width" smil:keyTimes="0;1"/>
                  <anim:animate smil:dur="0.5s" smil:fill="hold" smil:targetElement="id189" smil:attributeName="height" smil:values="height;height" smil:keyTimes="0;1"/>
                  <anim:animate smil:dur="0.5s" smil:fill="hold" smil:targetElement="id189" smil:attributeName="x" smil:values="x-.2;x" smil:keyTimes="0;1"/>
                  <anim:animate smil:dur="0.5s" smil:fill="hold" smil:targetElement="id189" smil:attributeName="y" smil:values="y;y" smil:keyTimes="0;1"/>
                  <anim:transitionFilter smil:dur="0.5s" smil:targetElement="id189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0" smil:attributeName="visibility" smil:to="visible"/>
                  <anim:animate smil:dur="0.5s" smil:fill="hold" smil:targetElement="id190" smil:attributeName="width" smil:values="width*0.05;width" smil:keyTimes="0;1"/>
                  <anim:animate smil:dur="0.5s" smil:fill="hold" smil:targetElement="id190" smil:attributeName="height" smil:values="height;height" smil:keyTimes="0;1"/>
                  <anim:animate smil:dur="0.5s" smil:fill="hold" smil:targetElement="id190" smil:attributeName="x" smil:values="x-.2;x" smil:keyTimes="0;1"/>
                  <anim:animate smil:dur="0.5s" smil:fill="hold" smil:targetElement="id190" smil:attributeName="y" smil:values="y;y" smil:keyTimes="0;1"/>
                  <anim:transitionFilter smil:dur="0.5s" smil:targetElement="id19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91" draw:id="id191">
          <svg:title>TexMaths</svg:title>
          <svg:desc>22§display§\text {Solution : }§svg§600§FALSE§</svg:desc>
          <draw:polygon draw:style-name="gr2" draw:text-style-name="P6" draw:layer="layout" svg:width="3.123cm" svg:height="0.485cm" svg:x="2.138cm" svg:y="1.065cm" svg:viewBox="0 0 3124 486" draw:points="1562,486 0,486 0,0 3124,0 3124,486">
            <text:p/>
          </draw:polygon>
          <draw:path draw:style-name="gr3" draw:text-style-name="P7" draw:layer="layout" svg:width="0.344cm" svg:height="0.562cm" svg:x="2.143cm" svg:y="1.026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2.55cm" svg:y="1.225cm" svg:viewBox="0 0 345 357" svg:d="M345 181c0-98-79-181-172-181-97 0-173 84-173 181 0 100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7" draw:layer="layout" svg:width="0.173cm" svg:height="0.537cm" svg:x="2.941cm" svg:y="1.035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9cm" svg:height="0.351cm" svg:x="3.156cm" svg:y="1.23cm" svg:viewBox="0 0 391 352" svg:d="M278 282v70l113-9v-25c-55 0-60-5-60-42v-276l-114 9v24c54 0 59 6 59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3.575cm" svg:y="1.096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7" draw:layer="layout" svg:width="0.166cm" svg:height="0.518cm" svg:x="3.886cm" svg:y="1.0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4.098cm" svg:y="1.225cm" svg:viewBox="0 0 345 357" svg:d="M345 181c0-98-79-181-172-181-97 0-173 84-173 181 0 100 81 176 173 176 93 0 172-77 172-176zM173 338c-34 0-67-18-88-53-20-33-20-81-20-109 0-30 0-72 18-107 21-36 58-51 90-51 33 0 66 15 88 49 19 33 19 79 19 109 0 28 0 70-18 104-16 35-51 58-89 58z">
            <text:p/>
          </draw:path>
          <draw:path draw:style-name="gr3" draw:text-style-name="P7" draw:layer="layout" svg:width="0.39cm" svg:height="0.342cm" svg:x="4.487cm" svg:y="1.23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084cm" svg:height="0.333cm" svg:x="5.217cm" svg:y="1.237cm" svg:viewBox="0 0 85 334" svg:d="M85 40c0-21-20-40-43-40s-42 19-42 40c0 23 19 43 42 43s43-20 43-43zM85 294c0-23-20-41-43-41s-42 18-42 41 19 40 42 40 43-17 43-40z">
            <text:p/>
          </draw:path>
        </draw:g>
        <draw:g xml:id="id193" draw:id="id193">
          <svg:title>TexMaths</svg:title>
          <svg:desc>22§display§\text {eraser respectively.}§svg§600§FALSE§</svg:desc>
          <draw:polygon draw:style-name="gr2" draw:text-style-name="P6" draw:layer="layout" svg:width="6.209cm" svg:height="0.619cm" svg:x="2.156cm" svg:y="2.267cm" svg:viewBox="0 0 6210 620" draw:points="3105,620 0,620 0,0 6210,0 6210,620">
            <text:p/>
          </draw:polygon>
          <draw:path draw:style-name="gr3" draw:text-style-name="P7" draw:layer="layout" svg:width="0.3cm" svg:height="0.356cm" svg:x="2.138cm" svg:y="2.4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.483cm" svg:y="2.42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2.796cm" svg:y="2.41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3.175cm" svg:y="2.4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3.477cm" svg:y="2.4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3.821cm" svg:y="2.42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61cm" svg:height="0.342cm" svg:x="4.38cm" svg:y="2.42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4.683cm" svg:y="2.4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5.032cm" svg:y="2.4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3cm" svg:height="0.492cm" svg:x="5.333cm" svg:y="2.423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5.783cm" svg:y="2.4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6.132cm" svg:y="2.418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4cm" svg:height="0.485cm" svg:x="6.464cm" svg:y="2.2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166cm" svg:height="0.518cm" svg:x="6.776cm" svg:y="2.24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79cm" svg:height="0.342cm" svg:x="6.98cm" svg:y="2.432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7.373cm" svg:y="2.4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8cm" svg:x="7.721cm" svg:y="2.22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79cm" svg:height="0.492cm" svg:x="7.925cm" svg:y="2.432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7" draw:layer="layout" svg:width="0.083cm" svg:height="0.083cm" svg:x="8.32cm" svg:y="2.682cm" svg:viewBox="0 0 84 84" svg:d="M84 42c0-23-19-42-42-42s-42 19-42 42 19 42 42 42 42-19 42-42z">
            <text:p/>
          </draw:path>
        </draw:g>
        <draw:g xml:id="id194" draw:id="id194">
          <svg:title>TexMaths</svg:title>
          <svg:desc>22§display§\text {Given that :}§svg§600§FALSE§</svg:desc>
          <draw:polygon draw:style-name="gr2" draw:text-style-name="P6" draw:layer="layout" svg:width="3.985cm" svg:height="0.485cm" svg:x="2.138cm" svg:y="3.369cm" svg:viewBox="0 0 3986 486" draw:points="1994,486 0,486 0,0 3986,0 3986,486">
            <text:p/>
          </draw:polygon>
          <draw:path draw:style-name="gr3" draw:text-style-name="P7" draw:layer="layout" svg:width="0.525cm" svg:height="0.562cm" svg:x="2.143cm" svg:y="3.33cm" svg:viewBox="0 0 526 563" svg:d="M417 498c9 17 40 47 49 47 7 0 7-5 7-17v-136c0-30 4-33 53-33v-25c-28 2-70 4-93 4-32 0-99 0-125-4v25h25c68 0 72 9 72 37v49c0 88-99 95-122 95-49 0-204-28-204-258 0-233 153-257 201-257 82 0 153 68 169 183 1 10 1 14 12 14 12 0 12-4 12-20v-183c0-14 0-19-8-19-4 0-6 0-13 9l-38 58c-25-25-67-67-145-67-144 0-269 123-269 282 0 158 125 281 271 281 56 0 120-19 146-65z">
            <text:p/>
          </draw:path>
          <draw:path draw:style-name="gr3" draw:text-style-name="P7" draw:layer="layout" svg:width="0.166cm" svg:height="0.518cm" svg:x="2.731cm" svg:y="3.35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2.935cm" svg:y="3.541cm" svg:viewBox="0 0 380 343" svg:d="M308 76c7-18 21-51 72-51v-25c-18 2-40 2-58 2-19 0-55-2-69-2v25c30 0 39 17 39 33 0 7-2 9-5 18l-79 198-88-216c-4-10-4-12-4-14 0-19 30-19 44-19v-25c-23 0-67 2-84 2-21 0-53 0-76-2v25c49 0 53 3 62 28l112 276c5 11 5 14 16 14s14-7 16-14z">
            <text:p/>
          </draw:path>
          <draw:path draw:style-name="gr3" draw:text-style-name="P7" draw:layer="layout" svg:width="0.3cm" svg:height="0.356cm" svg:x="3.329cm" svg:y="3.529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3.676cm" svg:y="3.53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4.353cm" svg:y="3.4cm" svg:viewBox="0 0 243 486" svg:d="M120 167h111v-24h-111v-143h-20c0 63-24 146-100 150v17h67v213c0 97 72 106 100 106 55 0 76-55 76-106v-44h-20v44c0 56-22 86-51 86-52 0-52-70-52-84z">
            <text:p/>
          </draw:path>
          <draw:path draw:style-name="gr3" draw:text-style-name="P7" draw:layer="layout" svg:width="0.39cm" svg:height="0.537cm" svg:x="4.663cm" svg:y="3.339cm" svg:viewBox="0 0 391 538" svg:d="M60 479c0 35-7 35-60 35v24c26-1 67-1 88-1 19 0 60 0 86 1v-24c-51 0-60 0-60-35v-143c0-81 55-123 104-123s58 42 58 86v180c0 35-9 35-60 35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5.101cm" svg:y="3.529cm" svg:viewBox="0 0 350 357" svg:d="M225 289c4 31 25 63 62 63 16 0 63-11 63-74v-42h-19v42c0 46-20 51-28 51-25 0-28-35-28-39v-156c0-32-1-62-29-92-30-30-68-42-107-42-63 0-116 37-116 88 0 23 16 37 35 37 21 0 35-16 35-37 0-9-3-35-38-35 21-27 58-35 84-35 37 0 81 30 81 98v30c-39 2-93 4-143 26-58 27-77 67-77 102 0 64 76 83 125 83 51 0 86-32 100-68zM220 162v77c0 74-55 101-90 101-39 0-70-29-70-67 0-43 33-108 160-111z">
            <text:p/>
          </draw:path>
          <draw:path draw:style-name="gr3" draw:text-style-name="P7" draw:layer="layout" svg:width="0.244cm" svg:height="0.485cm" svg:x="5.469cm" svg:y="3.4cm" svg:viewBox="0 0 245 486" svg:d="M120 167h111v-24h-111v-143h-20c0 63-24 146-100 150v17h67v213c0 97 72 106 100 106 55 0 78-55 78-106v-44h-22v44c0 56-22 86-51 86-52 0-52-70-52-84z">
            <text:p/>
          </draw:path>
          <draw:path draw:style-name="gr3" draw:text-style-name="P7" draw:layer="layout" svg:width="0.083cm" svg:height="0.333cm" svg:x="6.08cm" svg:y="3.541cm" svg:viewBox="0 0 84 334" svg:d="M84 40c0-21-19-40-42-40s-42 19-42 40c0 23 19 43 42 43s42-20 42-43zM84 294c0-23-19-41-42-41s-42 18-42 41 19 40 42 40 42-17 42-40z">
            <text:p/>
          </draw:path>
        </draw:g>
        <draw:g xml:id="id195" draw:id="id195">
          <svg:title>TexMaths</svg:title>
          <svg:desc>22§display§\text {The cost of 4 pencils, 3 pens and 2 erasers is Rs. 60.}§svg§600§FALSE§</svg:desc>
          <draw:polygon draw:style-name="gr2" draw:text-style-name="P6" draw:layer="layout" svg:width="17.665cm" svg:height="0.619cm" svg:x="6.85cm" svg:y="3.372cm" svg:viewBox="0 0 17666 620" draw:points="8834,620 0,620 0,0 17666,0 17666,620">
            <text:p/>
          </draw:polygon>
          <draw:path draw:style-name="gr3" draw:text-style-name="P7" draw:layer="layout" svg:width="0.502cm" svg:height="0.524cm" svg:x="6.839cm" svg:y="3.354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7.393cm" svg:y="3.34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7.821cm" svg:y="3.5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427cm" svg:y="3.532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766cm" svg:y="3.53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155cm" svg:y="3.5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9.451cm" svg:y="3.403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10.016cm" svg:y="3.53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0.407cm" svg:y="3.333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4cm" svg:height="0.524cm" svg:x="10.896cm" svg:y="3.35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3cm" svg:height="0.492cm" svg:x="11.54cm" svg:y="3.537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1.993cm" svg:y="3.5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2.339cm" svg:y="3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95cm" svg:height="0.356cm" svg:x="12.77cm" svg:y="3.53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166cm" svg:height="0.518cm" svg:x="13.112cm" svg:y="3.36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13.327cm" svg:y="3.34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13.541cm" svg:y="3.5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13.888cm" svg:y="3.796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21cm" svg:height="0.532cm" svg:x="14.326cm" svg:y="3.36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3cm" svg:height="0.492cm" svg:x="14.96cm" svg:y="3.537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5.411cm" svg:y="3.5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5.757cm" svg:y="3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16.189cm" svg:y="3.5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6.759cm" svg:y="3.532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7.137cm" svg:y="3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7.568cm" svg:y="3.342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09cm" svg:height="0.516cm" svg:x="18.267cm" svg:y="3.3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cm" svg:height="0.356cm" svg:x="18.896cm" svg:y="3.5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9.239cm" svg:y="3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19.552cm" svg:y="3.53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19.932cm" svg:y="3.5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20.233cm" svg:y="3.5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0.576cm" svg:y="3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20.884cm" svg:y="3.5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1.446cm" svg:y="3.36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21.661cm" svg:y="3.5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22.226cm" svg:y="3.351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254cm" svg:height="0.356cm" svg:x="22.792cm" svg:y="3.5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23.139cm" svg:y="3.796cm" svg:viewBox="0 0 84 84" svg:d="M84 42c0-23-19-42-42-42s-42 19-42 42 19 42 42 42 42-19 42-42z">
            <text:p/>
          </draw:path>
          <draw:path draw:style-name="gr3" draw:text-style-name="P7" draw:layer="layout" svg:width="0.321cm" svg:height="0.532cm" svg:x="23.664cm" svg:y="3.363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26cm" svg:height="0.532cm" svg:x="24.047cm" svg:y="3.363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083cm" svg:height="0.083cm" svg:x="24.472cm" svg:y="3.796cm" svg:viewBox="0 0 84 84" svg:d="M84 42c0-23-19-42-42-42s-42 19-42 42 19 42 42 42 42-19 42-42z">
            <text:p/>
          </draw:path>
        </draw:g>
        <draw:g xml:id="id196" draw:id="id196">
          <svg:title>TexMaths</svg:title>
          <svg:desc>22§display§\therefore \ \ 4x + 3y + 2z = 60§svg§600§FALSE§</svg:desc>
          <draw:polygon draw:style-name="gr2" draw:text-style-name="P6" draw:layer="layout" svg:width="7.235cm" svg:height="0.604cm" svg:x="6.958cm" svg:y="4.473cm" svg:viewBox="0 0 7236 605" draw:points="3617,605 0,605 0,0 7236,0 7236,605">
            <text:p/>
          </draw:polygon>
          <draw:path draw:style-name="gr3" draw:text-style-name="P7" draw:layer="layout" svg:width="0.469cm" svg:height="0.417cm" svg:x="6.942cm" svg:y="4.599cm" svg:viewBox="0 0 470 418" svg:d="M276 40c0-21-19-40-40-40-23 0-42 19-42 40 0 23 19 43 42 43 21 0 40-18 40-43zM470 376c0-21-18-40-40-40-23 0-43 19-43 40 0 23 20 42 43 42 22 0 40-19 40-42zM83 376c0-21-20-40-43-40-21 0-40 19-40 40 0 23 19 42 40 42 23 0 43-19 43-42z">
            <text:p/>
          </draw:path>
          <draw:path draw:style-name="gr3" draw:text-style-name="P7" draw:layer="layout" svg:width="0.344cm" svg:height="0.523cm" svg:x="8.187cm" svg:y="4.434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86cm" svg:height="0.351cm" svg:x="8.574cm" svg:y="4.615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6 84-77 102-104 102-30 0-42-25-42-51 0-18 5-33 14-69z">
            <text:p/>
          </draw:path>
          <draw:path draw:style-name="gr3" draw:text-style-name="P7" draw:layer="layout" svg:width="0.515cm" svg:height="0.516cm" svg:x="9.209cm" svg:y="4.506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9.971cm" svg:y="4.443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9-88 129-34 0-92-15-120-60 28 5 51-13 51-42s-19-44-42-44c-19 0-44 12-44 45 0 71 72 122 157 122 95 0 165-71 165-150 0-63-49-123-128-140z">
            <text:p/>
          </draw:path>
          <draw:path draw:style-name="gr3" draw:text-style-name="P7" draw:layer="layout" svg:width="0.358cm" svg:height="0.5cm" svg:x="10.348cm" svg:y="4.615cm" svg:viewBox="0 0 359 501" svg:d="M356 47c3-10 3-12 3-17 0-14-12-21-23-21-9 0-21 3-28 16-2 3-7 28-11 42-5 19-10 40-15 61l-36 141c-1 10-35 65-86 65-40 0-49-33-49-63 0-35 14-83 40-151 13-32 14-41 14-57 0-35-24-63-63-63-74 0-102 112-102 120 0 7 7 7 9 7 9 0 9-2 12-15 21-72 53-94 79-94 6 0 20 0 20 24 0 20-7 39-14 55-30 81-44 126-44 161 0 69 49 94 95 94 30 0 56-15 77-36-9 41-19 78-49 120-21 26-51 49-86 49-11 0-46-3-59-33 13 0 22 0 34-9 7-7 14-18 14-32 0-24-21-28-28-28-18 0-44 12-44 51s35 67 83 67c81 0 160-70 181-158z">
            <text:p/>
          </draw:path>
          <draw:path draw:style-name="gr3" draw:text-style-name="P7" draw:layer="layout" svg:width="0.515cm" svg:height="0.516cm" svg:x="10.948cm" svg:y="4.506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11.716cm" svg:y="4.443cm" svg:viewBox="0 0 310 517" svg:d="M60 457l83-81c121-107 167-147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328cm" svg:height="0.351cm" svg:x="12.098cm" svg:y="4.615cm" svg:viewBox="0 0 329 352" svg:d="M70 279c43-45 64-65 92-89 0 0 49-42 77-70 74-73 90-109 90-113 0-7-7-7-9-7-5 0-7 2-10 9-23 37-41 49-58 49-20 0-28-12-41-25-14-17-28-33-53-33-58 0-95 72-95 88 0 5 4 9 11 9s7-4 9-9c16-35 60-35 67-35 15 0 31 5 49 10 30 13 39 13 60 13-28 33-94 89-109 102l-69 65c-55 51-81 96-81 102 0 7 7 7 9 7 7 0 9-2 12-11 19-26 42-47 67-47 18 0 26 7 46 29 12 16 26 29 49 29 78 0 122-99 122-120 0-3-4-7-9-7-7 0-9 4-11 9-17 51-68 65-93 65-16 0-30-4-46-9-26-11-39-14-54-14-2 0-15 0-22 3z">
            <text:p/>
          </draw:path>
          <draw:path draw:style-name="gr3" draw:text-style-name="P7" draw:layer="layout" svg:width="0.515cm" svg:height="0.182cm" svg:x="12.716cm" svg:y="4.6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3.522cm" svg:y="4.443cm" svg:viewBox="0 0 322 533" svg:d="M70 262v-19c0-196 97-224 136-224 19 0 51 6 69 32-13 0-43 0-43 33 0 25 18 37 36 37 12 0 35-7 35-37 0-47-34-84-99-84-98 0-204 100-204 271 0 207 90 262 162 262 86 0 160-72 160-174 0-99-69-174-155-174-53 0-81 40-97 77zM162 512c-48 0-72-48-76-59-14-36-14-98-14-112 0-60 25-139 95-139 13 0 48 0 72 49 14 28 14 69 14 106s0 75-14 104c-22 47-58 51-77 51z">
            <text:p/>
          </draw:path>
          <draw:path draw:style-name="gr3" draw:text-style-name="P7" draw:layer="layout" svg:width="0.326cm" svg:height="0.532cm" svg:x="13.906cm" svg:y="4.443cm" svg:viewBox="0 0 327 533" svg:d="M327 269c0-63-3-125-31-183-35-74-99-86-132-86-46 0-104 19-136 91-24 55-28 115-28 178 0 58 4 126 35 186 34 62 90 78 129 78 42 0 100-16 135-90 25-53 28-114 28-174zM164 517c-30 0-78-20-92-95-7-46-7-118-7-164 0-49 0-100 5-142 16-91 74-98 94-98 24 0 75 14 91 89 7 44 7 102 7 151 0 58 0 111-9 160-10 74-54 99-89 99z">
            <text:p/>
          </draw:path>
        </draw:g>
        <draw:g xml:id="id197" draw:id="id197">
          <svg:title>TexMaths</svg:title>
          <svg:desc>22§display§\text {The cost of 2 pencils, 4 pens and 6 erasers is Rs. 90.}§svg§600§FALSE§</svg:desc>
          <draw:polygon draw:style-name="gr2" draw:text-style-name="P6" draw:layer="layout" svg:width="17.665cm" svg:height="0.619cm" svg:x="6.951cm" svg:y="5.474cm" svg:viewBox="0 0 17666 620" draw:points="8834,620 0,620 0,0 17666,0 17666,620">
            <text:p/>
          </draw:polygon>
          <draw:path draw:style-name="gr3" draw:text-style-name="P7" draw:layer="layout" svg:width="0.502cm" svg:height="0.524cm" svg:x="6.94cm" svg:y="5.456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7.494cm" svg:y="5.444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7.922cm" svg:y="5.6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528cm" svg:y="5.63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867cm" svg:y="5.63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256cm" svg:y="5.6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9.552cm" svg:y="5.50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10.117cm" svg:y="5.63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0.508cm" svg:y="5.43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09cm" svg:height="0.516cm" svg:x="11.015cm" svg:y="5.4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3cm" svg:height="0.492cm" svg:x="11.641cm" svg:y="5.639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2.094cm" svg:y="5.6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2.44cm" svg:y="5.6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95cm" svg:height="0.356cm" svg:x="12.871cm" svg:y="5.63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166cm" svg:height="0.518cm" svg:x="13.213cm" svg:y="5.4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13.428cm" svg:y="5.44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13.642cm" svg:y="5.6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13.989cm" svg:y="5.898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44cm" svg:height="0.524cm" svg:x="14.417cm" svg:y="5.45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3cm" svg:height="0.492cm" svg:x="15.061cm" svg:y="5.639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5.512cm" svg:y="5.6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5.858cm" svg:y="5.6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16.29cm" svg:y="5.6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6.86cm" svg:y="5.634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7.238cm" svg:y="5.6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7.669cm" svg:y="5.444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21cm" svg:height="0.532cm" svg:x="18.363cm" svg:y="5.465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cm" svg:height="0.356cm" svg:x="18.997cm" svg:y="5.6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9.34cm" svg:y="5.63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19.653cm" svg:y="5.63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20.033cm" svg:y="5.6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20.334cm" svg:y="5.6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0.677cm" svg:y="5.63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20.985cm" svg:y="5.6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1.547cm" svg:y="5.4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21.762cm" svg:y="5.6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22.327cm" svg:y="5.453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254cm" svg:height="0.356cm" svg:x="22.893cm" svg:y="5.6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23.24cm" svg:y="5.898cm" svg:viewBox="0 0 84 84" svg:d="M84 42c0-23-19-42-42-42s-42 19-42 42 19 42 42 42 42-19 42-42z">
            <text:p/>
          </draw:path>
          <draw:path draw:style-name="gr3" draw:text-style-name="P7" draw:layer="layout" svg:width="0.321cm" svg:height="0.532cm" svg:x="23.765cm" svg:y="5.465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2cm" svg:x="24.148cm" svg:y="5.46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083cm" svg:height="0.083cm" svg:x="24.573cm" svg:y="5.898cm" svg:viewBox="0 0 84 84" svg:d="M84 42c0-23-19-42-42-42s-42 19-42 42 19 42 42 42 42-19 42-42z">
            <text:p/>
          </draw:path>
        </draw:g>
        <draw:g xml:id="id198" draw:id="id198">
          <svg:title>TexMaths</svg:title>
          <svg:desc>22§display§\therefore \ \ 2x + 4y + 6z = 90§svg§600§FALSE§</svg:desc>
          <draw:polygon draw:style-name="gr2" draw:text-style-name="P6" draw:layer="layout" svg:width="7.235cm" svg:height="0.604cm" svg:x="6.96cm" svg:y="6.674cm" svg:viewBox="0 0 7236 605" draw:points="3617,605 0,605 0,0 7236,0 7236,605">
            <text:p/>
          </draw:polygon>
          <draw:path draw:style-name="gr3" draw:text-style-name="P7" draw:layer="layout" svg:width="0.469cm" svg:height="0.417cm" svg:x="6.944cm" svg:y="6.8cm" svg:viewBox="0 0 470 418" svg:d="M276 40c0-21-19-40-40-40-23 0-42 19-42 40 0 23 19 43 42 43 21 0 40-18 40-43zM470 376c0-21-18-40-40-40-23 0-43 19-43 40 0 23 20 42 43 42 22 0 40-19 40-42zM83 376c0-21-20-40-43-40-21 0-40 19-40 40 0 23 19 42 40 42 23 0 43-19 43-42z">
            <text:p/>
          </draw:path>
          <draw:path draw:style-name="gr3" draw:text-style-name="P7" draw:layer="layout" svg:width="0.309cm" svg:height="0.516cm" svg:x="8.206cm" svg:y="6.644cm" svg:viewBox="0 0 310 517" svg:d="M60 457l83-81c121-107 167-147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386cm" svg:height="0.351cm" svg:x="8.576cm" svg:y="6.816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6 84-77 102-104 102-30 0-42-25-42-51 0-18 5-33 14-69z">
            <text:p/>
          </draw:path>
          <draw:path draw:style-name="gr3" draw:text-style-name="P7" draw:layer="layout" svg:width="0.515cm" svg:height="0.516cm" svg:x="9.211cm" svg:y="6.707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44cm" svg:height="0.523cm" svg:x="9.963cm" svg:y="6.635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58cm" svg:height="0.5cm" svg:x="10.35cm" svg:y="6.816cm" svg:viewBox="0 0 359 501" svg:d="M356 47c3-10 3-12 3-17 0-14-12-21-23-21-9 0-21 3-28 16-2 3-7 28-11 42-5 19-10 40-15 61l-36 141c-1 10-35 65-86 65-40 0-49-33-49-63 0-35 14-83 40-151 13-32 14-41 14-57 0-35-24-63-63-63-74 0-102 112-102 120 0 7 7 7 9 7 9 0 9-2 12-15 21-72 53-94 79-94 6 0 20 0 20 24 0 20-7 39-14 55-30 81-44 126-44 161 0 69 49 94 95 94 30 0 56-15 77-36-9 41-19 78-49 120-21 26-51 49-86 49-11 0-46-3-59-33 13 0 22 0 34-9 7-7 14-18 14-32 0-24-21-28-28-28-18 0-44 12-44 51s35 67 83 67c81 0 160-70 181-158z">
            <text:p/>
          </draw:path>
          <draw:path draw:style-name="gr3" draw:text-style-name="P7" draw:layer="layout" svg:width="0.515cm" svg:height="0.516cm" svg:x="10.95cm" svg:y="6.707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11.713cm" svg:y="6.644cm" svg:viewBox="0 0 322 533" svg:d="M70 262v-19c0-196 97-224 136-224 19 0 51 6 69 32-13 0-43 0-43 33 0 25 18 37 36 37 12 0 35-7 35-37 0-47-34-84-99-84-98 0-204 100-204 271 0 207 90 262 162 262 86 0 160-72 160-174 0-99-69-174-155-174-53 0-81 40-97 77zM162 512c-48 0-72-48-76-59-14-36-14-98-14-112 0-60 25-139 95-139 13 0 48 0 72 49 14 28 14 69 14 106s0 75-14 104c-22 47-59 51-77 51z">
            <text:p/>
          </draw:path>
          <draw:path draw:style-name="gr3" draw:text-style-name="P7" draw:layer="layout" svg:width="0.328cm" svg:height="0.351cm" svg:x="12.1cm" svg:y="6.816cm" svg:viewBox="0 0 329 352" svg:d="M70 279c43-45 64-65 92-89 0 0 49-42 77-70 74-73 90-109 90-113 0-7-7-7-9-7-5 0-7 2-10 9-23 37-41 49-58 49-20 0-28-12-41-25-14-17-28-33-53-33-58 0-95 72-95 88 0 5 4 9 11 9s7-4 9-9c16-35 60-35 67-35 15 0 31 5 49 10 30 13 39 13 60 13-28 33-94 89-109 102l-69 65c-55 51-81 96-81 102 0 7 7 7 9 7 7 0 9-2 12-11 19-26 42-47 67-47 18 0 26 7 46 29 12 16 26 29 49 29 78 0 122-99 122-120 0-3-4-7-9-7-7 0-9 4-11 9-17 51-68 65-93 65-16 0-30-4-46-9-26-11-39-14-54-14-2 0-15 0-22 3z">
            <text:p/>
          </draw:path>
          <draw:path draw:style-name="gr3" draw:text-style-name="P7" draw:layer="layout" svg:width="0.515cm" svg:height="0.182cm" svg:x="12.718cm" svg:y="6.8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3.524cm" svg:y="6.644cm" svg:viewBox="0 0 322 533" svg:d="M253 269v25c0 182-80 218-126 218-13 0-55-2-76-29 33 0 41-22 41-35 0-24-20-37-37-37-13 0-36 7-36 39 0 51 43 83 108 83 100 0 195-106 195-271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326cm" svg:height="0.532cm" svg:x="13.908cm" svg:y="6.644cm" svg:viewBox="0 0 327 533" svg:d="M327 269c0-63-3-125-31-183-35-74-99-86-132-86-46 0-104 19-136 91-24 55-28 115-28 178 0 58 4 126 35 186 34 62 90 78 129 78 42 0 100-16 135-90 25-53 28-114 28-174zM164 517c-30 0-78-20-92-95-7-46-7-118-7-164 0-49 0-100 5-142 16-91 74-98 94-98 24 0 75 14 91 89 7 44 7 102 7 151 0 58 0 111-9 160-10 74-54 99-89 99z">
            <text:p/>
          </draw:path>
        </draw:g>
        <draw:g xml:id="id199" draw:id="id199">
          <svg:title>TexMaths</svg:title>
          <svg:desc>22§display§\text {The cost of 6 pencils, 2 pens and 3 erasers is Rs. 70.}§svg§600§FALSE§</svg:desc>
          <draw:polygon draw:style-name="gr2" draw:text-style-name="P6" draw:layer="layout" svg:width="17.665cm" svg:height="0.619cm" svg:x="6.951cm" svg:y="7.675cm" svg:viewBox="0 0 17666 620" draw:points="8834,620 0,620 0,0 17666,0 17666,620">
            <text:p/>
          </draw:polygon>
          <draw:path draw:style-name="gr3" draw:text-style-name="P7" draw:layer="layout" svg:width="0.502cm" svg:height="0.524cm" svg:x="6.94cm" svg:y="7.657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7.494cm" svg:y="7.64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7.922cm" svg:y="7.83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528cm" svg:y="7.835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867cm" svg:y="7.83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256cm" svg:y="7.83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9.552cm" svg:y="7.70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10.117cm" svg:y="7.83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0.508cm" svg:y="7.636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21cm" svg:height="0.532cm" svg:x="11.008cm" svg:y="7.666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3cm" svg:height="0.492cm" svg:x="11.641cm" svg:y="7.8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2.094cm" svg:y="7.83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2.44cm" svg:y="7.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95cm" svg:height="0.356cm" svg:x="12.871cm" svg:y="7.835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166cm" svg:height="0.518cm" svg:x="13.213cm" svg:y="7.6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13.428cm" svg:y="7.64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13.642cm" svg:y="7.83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13.989cm" svg:y="8.099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09cm" svg:height="0.516cm" svg:x="14.434cm" svg:y="7.66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3cm" svg:height="0.492cm" svg:x="15.061cm" svg:y="7.8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5.512cm" svg:y="7.83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5.858cm" svg:y="7.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16.29cm" svg:y="7.83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6.86cm" svg:y="7.835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7.238cm" svg:y="7.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7.669cm" svg:y="7.64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21cm" svg:height="0.532cm" svg:x="18.363cm" svg:y="7.66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cm" svg:height="0.356cm" svg:x="18.997cm" svg:y="7.83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9.34cm" svg:y="7.8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19.653cm" svg:y="7.83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20.033cm" svg:y="7.83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20.334cm" svg:y="7.83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0.677cm" svg:y="7.8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20.985cm" svg:y="7.83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1.547cm" svg:y="7.6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21.762cm" svg:y="7.83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22.327cm" svg:y="7.654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254cm" svg:height="0.356cm" svg:x="22.893cm" svg:y="7.83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23.24cm" svg:y="8.099cm" svg:viewBox="0 0 84 84" svg:d="M84 42c0-23-19-42-42-42s-42 19-42 42 19 42 42 42 42-19 42-42z">
            <text:p/>
          </draw:path>
          <draw:path draw:style-name="gr3" draw:text-style-name="P7" draw:layer="layout" svg:width="0.332cm" svg:height="0.541cm" svg:x="23.775cm" svg:y="7.659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326cm" svg:height="0.532cm" svg:x="24.148cm" svg:y="7.666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083cm" svg:height="0.083cm" svg:x="24.573cm" svg:y="8.099cm" svg:viewBox="0 0 84 84" svg:d="M84 42c0-23-19-42-42-42s-42 19-42 42 19 42 42 42 42-19 42-42z">
            <text:p/>
          </draw:path>
        </draw:g>
        <draw:g xml:id="id200" draw:id="id200">
          <svg:title>TexMaths</svg:title>
          <svg:desc>22§display§\therefore \ \ 6x + 2y + 3z = 70§svg§600§FALSE§</svg:desc>
          <draw:polygon draw:style-name="gr2" draw:text-style-name="P6" draw:layer="layout" svg:width="7.235cm" svg:height="0.604cm" svg:x="6.961cm" svg:y="8.874cm" svg:viewBox="0 0 7236 605" draw:points="3617,605 0,605 0,0 7236,0 7236,605">
            <text:p/>
          </draw:polygon>
          <draw:path draw:style-name="gr3" draw:text-style-name="P7" draw:layer="layout" svg:width="0.469cm" svg:height="0.417cm" svg:x="6.945cm" svg:y="8.998cm" svg:viewBox="0 0 470 418" svg:d="M276 40c0-21-19-40-40-40-23 0-42 19-42 40 0 23 19 43 42 43 21 0 40-18 40-43zM470 376c0-21-18-40-40-40-23 0-43 19-43 40 0 23 20 42 43 42 22 0 40-19 40-42zM83 376c0-21-20-40-43-40-21 0-40 19-40 40 0 23 19 42 40 42 23 0 43-19 43-42z">
            <text:p/>
          </draw:path>
          <draw:path draw:style-name="gr3" draw:text-style-name="P7" draw:layer="layout" svg:width="0.321cm" svg:height="0.532cm" svg:x="8.2cm" svg:y="8.842cm" svg:viewBox="0 0 322 533" svg:d="M70 262v-19c0-196 97-224 136-224 19 0 51 6 69 32-13 0-43 0-43 33 0 25 18 37 36 37 12 0 35-7 35-37 0-47-34-84-99-84-98 0-204 100-204 271 0 207 90 262 162 262 86 0 160-72 160-174 0-99-69-174-155-174-53 0-81 40-97 77zM162 512c-49 0-72-48-76-59-14-36-14-98-14-112 0-60 25-139 95-139 13 0 48 0 72 49 14 28 14 69 14 106s0 75-14 104c-22 47-59 51-77 51z">
            <text:p/>
          </draw:path>
          <draw:path draw:style-name="gr3" draw:text-style-name="P7" draw:layer="layout" svg:width="0.386cm" svg:height="0.351cm" svg:x="8.577cm" svg:y="9.016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6 84-77 102-104 102-30 0-42-25-42-51 0-18 5-33 14-69z">
            <text:p/>
          </draw:path>
          <draw:path draw:style-name="gr3" draw:text-style-name="P7" draw:layer="layout" svg:width="0.515cm" svg:height="0.516cm" svg:x="9.212cm" svg:y="8.907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9.98cm" svg:y="8.842cm" svg:viewBox="0 0 310 517" svg:d="M60 457l83-81c121-107 167-147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358cm" svg:height="0.5cm" svg:x="10.351cm" svg:y="9.016cm" svg:viewBox="0 0 359 501" svg:d="M356 47c3-10 3-12 3-17 0-14-12-21-23-21-9 0-21 3-28 16-2 3-7 28-11 42-5 19-10 40-15 61l-36 141c-1 10-35 65-86 65-40 0-49-33-49-63 0-35 14-83 40-151 13-32 14-41 14-57 0-35-24-63-63-63-74 0-102 112-102 120 0 7 7 7 9 7 9 0 9-2 12-15 21-72 53-94 79-94 6 0 20 0 20 24 0 20-7 39-14 55-30 81-44 126-44 161 0 69 49 94 95 94 30 0 56-15 77-36-9 41-19 78-49 120-21 26-51 49-86 49-11 0-46-3-59-33 13 0 22 0 34-9 7-7 14-18 14-32 0-24-21-28-28-28-18 0-44 12-44 51s35 67 83 67c81 0 160-70 181-158z">
            <text:p/>
          </draw:path>
          <draw:path draw:style-name="gr3" draw:text-style-name="P7" draw:layer="layout" svg:width="0.515cm" svg:height="0.516cm" svg:x="10.951cm" svg:y="8.907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11.714cm" svg:y="8.842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9-88 129-34 0-92-15-120-60 28 5 51-13 51-42s-19-44-42-44c-19 0-44 12-44 45 0 71 72 122 157 122 95 0 165-71 165-150 0-63-49-123-128-140z">
            <text:p/>
          </draw:path>
          <draw:path draw:style-name="gr3" draw:text-style-name="P7" draw:layer="layout" svg:width="0.328cm" svg:height="0.351cm" svg:x="12.101cm" svg:y="9.016cm" svg:viewBox="0 0 329 352" svg:d="M70 279c43-45 64-65 92-89 0 0 49-42 77-70 74-73 90-109 90-113 0-7-7-7-9-7-5 0-7 2-10 9-23 37-41 49-58 49-20 0-28-12-41-25-14-17-28-33-53-33-58 0-95 72-95 88 0 5 4 9 11 9s7-4 9-9c16-35 60-35 67-35 15 0 31 5 49 10 30 13 39 13 60 13-28 33-94 89-109 102l-69 65c-55 51-81 96-81 102 0 7 7 7 9 7 7 0 9-2 12-11 19-26 42-47 67-47 18 0 26 7 46 29 12 16 26 29 49 29 78 0 122-99 122-120 0-3-4-7-9-7-7 0-9 4-11 9-17 51-68 65-93 65-16 0-30-4-46-9-26-11-39-14-54-14-2 0-15 0-22 3z">
            <text:p/>
          </draw:path>
          <draw:path draw:style-name="gr3" draw:text-style-name="P7" draw:layer="layout" svg:width="0.515cm" svg:height="0.182cm" svg:x="12.719cm" svg:y="9.0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cm" svg:x="13.535cm" svg:y="8.835cm" svg:viewBox="0 0 333 541" svg:d="M326 53c7-11 7-13 7-28h-189c-95 0-96-11-98-25h-20l-26 160h19c2-12 9-62 20-70 5-6 67-6 75-6h162c-8 13-70 97-88 123-68 104-95 211-95 290 0 9 0 44 35 44 37 0 37-35 37-44v-38c0-42 2-86 8-127 3-17 14-84 49-133z">
            <text:p/>
          </draw:path>
          <draw:path draw:style-name="gr3" draw:text-style-name="P7" draw:layer="layout" svg:width="0.326cm" svg:height="0.532cm" svg:x="13.909cm" svg:y="8.842cm" svg:viewBox="0 0 327 533" svg:d="M327 269c0-63-3-125-31-183-35-74-99-86-132-86-46 0-104 19-136 91-24 55-28 115-28 178 0 58 4 126 35 186 34 62 90 78 129 78 42 0 100-16 135-90 25-53 28-114 28-174zM164 517c-30 0-78-20-92-95-7-46-7-118-7-164 0-49 0-100 5-142 16-91 74-98 94-98 24 0 75 14 91 89 7 44 7 102 7 151 0 58 0 111-9 160-10 74-54 99-89 99z">
            <text:p/>
          </draw:path>
        </draw:g>
        <draw:g xml:id="id201" draw:id="id201">
          <svg:title>TexMaths</svg:title>
          <svg:desc>22§display§\text {Let , }§svg§600§FALSE§</svg:desc>
          <draw:polygon draw:style-name="gr2" draw:text-style-name="P6" draw:layer="layout" svg:width="1.464cm" svg:height="0.601cm" svg:x="2.549cm" svg:y="11.366cm" svg:viewBox="0 0 1465 602" draw:points="733,602 0,602 0,0 1465,0 1465,602">
            <text:p/>
          </draw:polygon>
          <draw:path draw:style-name="gr3" draw:text-style-name="P7" draw:layer="layout" svg:width="0.425cm" svg:height="0.529cm" svg:x="2.535cm" svg:y="11.327cm" svg:viewBox="0 0 426 530" svg:d="M426 329h-20c-8 80-19 176-156 176h-64c-35 0-36-5-36-30v-413c0-27 0-37 73-37h25v-25c-28 2-98 2-130 2-30 0-92 0-118-2v25h19c60 0 60 8 60 35v410c0 28 0 35-60 35h-19v25h405z">
            <text:p/>
          </draw:path>
          <draw:path draw:style-name="gr3" draw:text-style-name="P7" draw:layer="layout" svg:width="0.3cm" svg:height="0.356cm" svg:x="3.015cm" svg:y="11.508cm" svg:viewBox="0 0 301 357" svg:d="M65 153c5-116 70-135 97-135 79 0 88 104 88 135zM65 169h216c18 0 20 0 20-16 0-77-42-153-139-153-90 0-162 79-162 178 0 104 81 179 171 179 95 0 130-86 130-102 0-7-7-8-11-8-7 0-9 5-9 10-28 81-98 81-105 81-39 0-70-25-88-53-23-37-23-88-23-116z">
            <text:p/>
          </draw:path>
          <draw:path draw:style-name="gr3" draw:text-style-name="P7" draw:layer="layout" svg:width="0.243cm" svg:height="0.485cm" svg:x="3.351cm" svg:y="11.38cm" svg:viewBox="0 0 244 486" svg:d="M120 167h110v-24h-110v-143h-20c0 63-24 146-100 150v17h67v213c0 97 72 106 100 106 55 0 77-55 77-106v-44h-21v44c0 57-22 87-51 87-52 0-52-71-52-85z">
            <text:p/>
          </draw:path>
          <draw:path draw:style-name="gr3" draw:text-style-name="P7" draw:layer="layout" svg:width="0.09cm" svg:height="0.231cm" svg:x="3.962cm" svg:y="11.773cm" svg:viewBox="0 0 91 232" svg:d="M91 81c0-49-17-81-49-81-28 0-42 21-42 41 0 21 14 42 42 42 13 0 21-6 30-11l2-2c0 0 2 0 2 11 0 51-23 99-58 136-4 3-6 5-6 7 0 7 4 8 9 8 9 0 70-61 70-151z">
            <text:p/>
          </draw:path>
        </draw:g>
        <draw:g xml:id="id202" draw:id="id202">
          <svg:title>TexMaths</svg:title>
          <svg:desc>22§display§A = \begin{bmatrix} 4   &amp;  3   &amp;   2  \\  
                                  2   &amp;  4   &amp;   6  \\ 
                                  6   &amp;  2   &amp;   3   \end{bmatrix} ,
§svg§600§FALSE§</svg:desc>
          <draw:polygon draw:style-name="gr2" draw:text-style-name="P6" draw:layer="layout" svg:width="5.558cm" svg:height="2.706cm" svg:x="4.452cm" svg:y="10.279cm" svg:viewBox="0 0 5559 2707" draw:points="2779,2707 0,2707 0,0 5559,0 5559,2707">
            <text:p/>
          </draw:polygon>
          <draw:path draw:style-name="gr3" draw:text-style-name="P7" draw:layer="layout" svg:width="0.531cm" svg:height="0.555cm" svg:x="4.44cm" svg:y="11.272cm" svg:viewBox="0 0 532 556" svg:d="M111 466c-30 52-60 64-95 66-9 0-16 0-16 15 0 4 4 9 11 9 21 0 44-3 66-3 25 0 53 3 78 3 3 0 14 0 14-16 0-8-7-8-12-8-18-2-37-9-37-29 0-8 5-17 10-28l60-98h196c1 16 12 121 12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5.251cm" svg:y="11.54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6.276cm" svg:y="10.24cm" svg:viewBox="0 0 259 1392" draw:points="0,1392 55,1392 55,53 259,53 259,0 0,0">
            <text:p/>
          </draw:polygon>
          <draw:polygon draw:style-name="gr3" draw:text-style-name="P7" draw:layer="layout" svg:width="0.258cm" svg:height="1.391cm" svg:x="6.276cm" svg:y="11.631cm" svg:viewBox="0 0 259 1392" draw:points="0,1392 259,1392 259,1340 55,1340 55,0 0,0">
            <text:p/>
          </draw:polygon>
          <draw:path draw:style-name="gr3" draw:text-style-name="P7" draw:layer="layout" svg:width="0.344cm" svg:height="0.524cm" svg:x="6.561cm" svg:y="10.365cm" svg:viewBox="0 0 345 525" svg:d="M208 398v67c0 28-2 37-60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7.733cm" svg:y="10.37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8.899cm" svg:y="10.3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09cm" svg:height="0.517cm" svg:x="6.579cm" svg:y="11.30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44cm" svg:height="0.524cm" svg:x="7.721cm" svg:y="11.293cm" svg:viewBox="0 0 345 525" svg:d="M208 398v67c0 28-2 37-60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8.893cm" svg:y="11.30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2 48-59 51-77 51z">
            <text:p/>
          </draw:path>
          <draw:path draw:style-name="gr3" draw:text-style-name="P7" draw:layer="layout" svg:width="0.321cm" svg:height="0.532cm" svg:x="6.573cm" svg:y="12.229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2 48-59 51-77 51z">
            <text:p/>
          </draw:path>
          <draw:path draw:style-name="gr3" draw:text-style-name="P7" draw:layer="layout" svg:width="0.309cm" svg:height="0.517cm" svg:x="7.739cm" svg:y="12.22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21cm" svg:height="0.532cm" svg:x="8.893cm" svg:y="12.22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9.253cm" svg:y="10.24cm" svg:viewBox="0 0 259 1392" draw:points="206,1392 259,1392 259,0 0,0 0,53 206,53">
            <text:p/>
          </draw:polygon>
          <draw:polygon draw:style-name="gr3" draw:text-style-name="P7" draw:layer="layout" svg:width="0.258cm" svg:height="1.391cm" svg:x="9.253cm" svg:y="11.631cm" svg:viewBox="0 0 259 1392" draw:points="206,1340 0,1340 0,1392 259,1392 259,0 206,0">
            <text:p/>
          </draw:polygon>
          <draw:path draw:style-name="gr3" draw:text-style-name="P7" draw:layer="layout" svg:width="0.091cm" svg:height="0.231cm" svg:x="9.958cm" svg:y="11.743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203" draw:id="id203">
          <svg:title>TexMaths</svg:title>
          <svg:desc>22§display§X = \begin{bmatrix} x \\  y \\ z   \end{bmatrix} \text { and}
§svg§600§FALSE§</svg:desc>
          <draw:polygon draw:style-name="gr2" draw:text-style-name="P6" draw:layer="layout" svg:width="4.739cm" svg:height="2.706cm" svg:x="10.555cm" svg:y="10.373cm" svg:viewBox="0 0 4740 2707" draw:points="2369,2707 0,2707 0,0 4740,0 4740,2707">
            <text:p/>
          </draw:polygon>
          <draw:path draw:style-name="gr3" draw:text-style-name="P7" draw:layer="layout" svg:width="0.638cm" svg:height="0.529cm" svg:x="10.537cm" svg:y="11.39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0-2-30-23 0-12 11-24 20-35l79-84 70-76 78 185c3 9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1 1 31 23 0 10-8 21-16 28z">
            <text:p/>
          </draw:path>
          <draw:path draw:style-name="gr3" draw:text-style-name="P7" draw:layer="layout" svg:width="0.515cm" svg:height="0.182cm" svg:x="11.475cm" svg:y="11.63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2.499cm" svg:y="10.334cm" svg:viewBox="0 0 259 1392" draw:points="0,1392 55,1392 55,53 259,53 259,0 0,0">
            <text:p/>
          </draw:polygon>
          <draw:polygon draw:style-name="gr3" draw:text-style-name="P7" draw:layer="layout" svg:width="0.258cm" svg:height="1.391cm" svg:x="12.499cm" svg:y="11.725cm" svg:viewBox="0 0 259 1392" draw:points="0,1392 259,1392 259,1340 55,1340 55,0 0,0">
            <text:p/>
          </draw:polygon>
          <draw:path draw:style-name="gr3" draw:text-style-name="P7" draw:layer="layout" svg:width="0.386cm" svg:height="0.351cm" svg:x="12.786cm" svg:y="10.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358cm" svg:height="0.501cm" svg:x="12.804cm" svg:y="11.5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28cm" svg:height="0.351cm" svg:x="12.821cm" svg:y="12.497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13.21cm" svg:y="10.334cm" svg:viewBox="0 0 259 1392" draw:points="206,1392 259,1392 259,0 0,0 0,53 206,53">
            <text:p/>
          </draw:polygon>
          <draw:polygon draw:style-name="gr3" draw:text-style-name="P7" draw:layer="layout" svg:width="0.258cm" svg:height="1.391cm" svg:x="13.21cm" svg:y="11.725cm" svg:viewBox="0 0 259 1392" draw:points="206,1340 0,1340 0,1392 259,1392 259,0 206,0">
            <text:p/>
          </draw:polygon>
          <draw:path draw:style-name="gr3" draw:text-style-name="P7" draw:layer="layout" svg:width="0.349cm" svg:height="0.356cm" svg:x="14.14cm" svg:y="11.571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4.518cm" svg:y="11.57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4.949cm" svg:y="11.381cm" svg:viewBox="0 0 384 547" svg:d="M269 496v51l115-8v-25c-55 0-62-5-62-42v-472l-111 9v24c53 0 60 6 60 43v167c-23-26-56-48-99-48-91 0-172 76-172 176 0 99 76 176 165 176 50 0 85-26 104-51zM269 289v158c0 14 0 16-9 28-22 37-58 55-91 55-35 0-63-20-83-49-19-32-21-76-21-108 0-30 2-76 23-111 18-24 46-49 88-49 28 0 60 11 84 46 9 14 9 16 9 30z">
            <text:p/>
          </draw:path>
        </draw:g>
        <draw:g xml:id="id204" draw:id="id204">
          <svg:title>TexMaths</svg:title>
          <svg:desc>22§display§C = \begin{bmatrix}  60 \\  90  \\  70  \end{bmatrix}§svg§600§FALSE§</svg:desc>
          <draw:polygon draw:style-name="gr2" draw:text-style-name="P6" draw:layer="layout" svg:width="3.115cm" svg:height="2.706cm" svg:x="15.838cm" svg:y="10.376cm" svg:viewBox="0 0 3116 2707" draw:points="1558,2707 0,2707 0,0 3116,0 3116,2707">
            <text:p/>
          </draw:polygon>
          <draw:path draw:style-name="gr3" draw:text-style-name="P7" draw:layer="layout" svg:width="0.55cm" svg:height="0.562cm" svg:x="15.838cm" svg:y="11.376cm" svg:viewBox="0 0 551 563" svg:d="M551 7c0-2-2-7-9-7-2 0-3 0-12 9l-53 60c-7-11-44-69-130-69-173 0-347 171-347 352 0 127 92 211 209 211 69 0 127-30 170-67 72-63 84-133 84-135 0-7-7-7-9-7-5 0-9 0-10 7-7 23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515cm" svg:height="0.182cm" svg:x="16.665cm" svg:y="11.63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7.69cm" svg:y="10.337cm" svg:viewBox="0 0 259 1392" draw:points="0,1392 55,1392 55,53 259,53 259,0 0,0">
            <text:p/>
          </draw:polygon>
          <draw:polygon draw:style-name="gr3" draw:text-style-name="P7" draw:layer="layout" svg:width="0.258cm" svg:height="1.391cm" svg:x="17.69cm" svg:y="11.728cm" svg:viewBox="0 0 259 1392" draw:points="0,1392 259,1392 259,1340 55,1340 55,0 0,0">
            <text:p/>
          </draw:polygon>
          <draw:path draw:style-name="gr3" draw:text-style-name="P7" draw:layer="layout" svg:width="0.321cm" svg:height="0.532cm" svg:x="17.988cm" svg:y="10.471cm" svg:viewBox="0 0 322 533" svg:d="M70 262v-19c0-195 97-224 136-224 19 0 51 6 69 32-13 0-43 0-43 33 0 25 18 37 36 37 12 0 35-7 35-37 0-47-34-84-99-84-98 0-204 100-204 271 0 208 90 262 162 262 86 0 160-72 160-174 0-98-68-174-155-174-53 0-81 40-97 77zM162 512c-48 0-72-47-76-58-14-37-14-98-14-113 0-59 25-139 95-139 13 0 48 0 72 50 15 28 15 68 15 105s0 76-15 104c-22 48-59 51-77 51z">
            <text:p/>
          </draw:path>
          <draw:path draw:style-name="gr3" draw:text-style-name="P7" draw:layer="layout" svg:width="0.326cm" svg:height="0.532cm" svg:x="18.371cm" svg:y="10.471cm" svg:viewBox="0 0 327 533" svg:d="M327 269c0-63-3-125-31-183-35-74-99-86-132-86-46 0-104 19-136 92-24 54-28 114-28 177 0 58 4 127 35 187 34 62 90 77 129 77 42 0 100-15 135-89 25-53 28-115 28-175zM164 518c-30 0-78-20-92-96-7-45-7-117-7-163 0-50 0-101 5-143 16-91 74-98 94-98 24 0 75 14 91 89 7 44 7 102 7 152 0 58 0 111-8 160-11 74-55 99-90 99z">
            <text:p/>
          </draw:path>
          <draw:path draw:style-name="gr3" draw:text-style-name="P7" draw:layer="layout" svg:width="0.321cm" svg:height="0.532cm" svg:x="17.988cm" svg:y="11.398cm" svg:viewBox="0 0 322 533" svg:d="M254 269v25c0 183-81 218-127 218-13 0-55-2-76-28 34 0 41-23 41-35 0-25-20-37-37-37-13 0-36 7-36 39 0 51 43 82 108 82 100 0 195-105 195-271 0-209-88-262-158-262-43 0-81 14-115 49-31 35-49 67-49 125 0 97 69 173 155 173 47 0 79-32 99-78zM157 329c-13 0-50 0-72-47-15-30-15-69-15-106 0-42 0-79 16-107 21-39 51-50 78-50 37 0 61 27 75 62 9 25 13 74 13 109 0 65-27 139-95 139z">
            <text:p/>
          </draw:path>
          <draw:path draw:style-name="gr3" draw:text-style-name="P7" draw:layer="layout" svg:width="0.326cm" svg:height="0.532cm" svg:x="18.371cm" svg:y="11.398cm" svg:viewBox="0 0 327 533" svg:d="M327 269c0-63-3-125-31-183-35-74-99-86-132-86-46 0-104 19-136 92-24 54-28 114-28 177 0 58 4 127 35 187 34 62 90 77 129 77 42 0 100-15 135-89 25-53 28-115 28-175zM164 518c-30 0-78-20-92-96-7-45-7-117-7-163 0-50 0-101 5-143 16-91 74-98 94-98 24 0 75 14 91 89 7 44 7 102 7 152 0 58 0 111-8 160-11 74-55 99-90 99z">
            <text:p/>
          </draw:path>
          <draw:path draw:style-name="gr3" draw:text-style-name="P7" draw:layer="layout" svg:width="0.332cm" svg:height="0.541cm" svg:x="17.998cm" svg:y="12.319cm" svg:viewBox="0 0 333 542" svg:d="M326 53c7-11 7-13 7-28h-189c-95 0-96-11-98-25h-20l-26 160h19c2-12 9-61 20-70 5-6 67-6 75-6h162c-8 13-70 97-88 124-68 104-95 211-95 290 0 9 0 44 36 44s36-35 36-44v-39c0-42 2-86 8-126 3-18 14-85 49-134z">
            <text:p/>
          </draw:path>
          <draw:path draw:style-name="gr3" draw:text-style-name="P7" draw:layer="layout" svg:width="0.326cm" svg:height="0.532cm" svg:x="18.371cm" svg:y="12.326cm" svg:viewBox="0 0 327 533" svg:d="M327 269c0-63-3-125-31-183-35-74-99-86-132-86-46 0-104 19-136 92-24 54-28 114-28 177 0 58 4 127 35 187 34 62 90 77 129 77 42 0 100-15 135-89 25-53 28-115 28-175zM164 518c-30 0-78-20-92-96-7-45-7-117-7-163 0-50 0-101 5-143 16-91 74-98 94-98 24 0 75 14 91 89 7 44 7 102 7 152 0 58 0 111-8 160-11 74-55 99-90 99z">
            <text:p/>
          </draw:path>
          <draw:polygon draw:style-name="gr3" draw:text-style-name="P7" draw:layer="layout" svg:width="0.258cm" svg:height="1.391cm" svg:x="18.732cm" svg:y="10.337cm" svg:viewBox="0 0 259 1392" draw:points="206,1392 259,1392 259,0 0,0 0,53 206,53">
            <text:p/>
          </draw:polygon>
          <draw:polygon draw:style-name="gr3" draw:text-style-name="P7" draw:layer="layout" svg:width="0.258cm" svg:height="1.391cm" svg:x="18.732cm" svg:y="11.728cm" svg:viewBox="0 0 259 1392" draw:points="206,1340 0,1340 0,1392 259,1392 259,0 206,0">
            <text:p/>
          </draw:polygon>
        </draw:g>
        <draw:g xml:id="id205" draw:id="id205">
          <svg:title>TexMaths</svg:title>
          <svg:desc>22§display§\therefore \ \ \text {The matrix equation is }AX = C§svg§600§FALSE§</svg:desc>
          <draw:polygon draw:style-name="gr2" draw:text-style-name="P6" draw:layer="layout" svg:width="12.108cm" svg:height="0.627cm" svg:x="5.15cm" svg:y="13.964cm" svg:viewBox="0 0 12109 628" draw:points="6055,628 0,628 0,0 12109,0 12109,628">
            <text:p/>
          </draw:polygon>
          <draw:path draw:style-name="gr3" draw:text-style-name="P7" draw:layer="layout" svg:width="0.469cm" svg:height="0.418cm" svg:x="5.134cm" svg:y="14.1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02cm" svg:height="0.523cm" svg:x="6.385cm" svg:y="13.955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7" draw:layer="layout" svg:width="0.39cm" svg:height="0.538cm" svg:x="6.94cm" svg:y="13.94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7.366cm" svg:y="14.1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7.971cm" svg:y="14.13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8.623cm" svg:y="14.1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8.992cm" svg:y="14.0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9.3cm" svg:y="14.1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9.606cm" svg:y="13.9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9.805cm" svg:y="14.145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3cm" svg:height="0.356cm" svg:x="10.483cm" svg:y="14.1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10.831cm" svg:y="14.13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11.238cm" svg:y="14.13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11.676cm" svg:y="14.1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2.044cm" svg:y="14.0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2.356cm" svg:y="13.9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2.567cm" svg:y="14.1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2.956cm" svg:y="14.1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66cm" svg:height="0.518cm" svg:x="13.644cm" svg:y="13.9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3.859cm" svg:y="14.13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1cm" svg:height="0.555cm" svg:x="14.424cm" svg:y="13.925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638cm" svg:height="0.529cm" svg:x="14.998cm" svg:y="13.95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1-2-31-23 0-12 12-24 21-35l79-84 70-76 78 185c3 8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0 1 30 23 0 12-7 21-14 28z">
            <text:p/>
          </draw:path>
          <draw:path draw:style-name="gr3" draw:text-style-name="P7" draw:layer="layout" svg:width="0.515cm" svg:height="0.182cm" svg:x="15.936cm" svg:y="14.1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5cm" svg:height="0.562cm" svg:x="16.747cm" svg:y="13.934cm" svg:viewBox="0 0 551 563" svg:d="M551 7c0-2-2-7-9-7-2 0-3 0-12 9l-53 60c-7-11-44-69-130-69-173 0-347 171-347 352 0 127 92 211 209 211 69 0 127-30 169-67 73-63 85-133 85-135 0-7-7-7-9-7-5 0-9 0-10 7-7 23-25 77-78 123-54 42-104 56-142 56-71 0-154-40-154-162 0-44 16-169 94-260 47-55 121-93 190-93 79 0 125 59 125 149 0 30-2 32-2 39 0 9 7 9 11 9 10 0 10-2 14-16z">
            <text:p/>
          </draw:path>
        </draw:g>
        <draw:g xml:id="id192" draw:id="id192">
          <svg:title>TexMaths</svg:title>
          <svg:desc>22§display§\text {Let Rs. } x, \text { Rs. }  y \text { and  Rs. } z \text { be the cost of each Pencil, Pen and }§svg§600§FALSE§</svg:desc>
          <draw:polygon draw:style-name="gr2" draw:text-style-name="P6" draw:layer="layout" svg:width="21.35cm" svg:height="0.628cm" svg:x="5.653cm" svg:y="1.064cm" svg:viewBox="0 0 21351 629" draw:points="10677,629 0,629 0,0 21351,0 21351,629">
            <text:p/>
          </draw:polygon>
          <draw:path draw:style-name="gr3" draw:text-style-name="P7" draw:layer="layout" svg:width="0.425cm" svg:height="0.529cm" svg:x="5.639cm" svg:y="1.043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7" draw:layer="layout" svg:width="0.3cm" svg:height="0.356cm" svg:x="6.119cm" svg:y="1.2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6.456cm" svg:y="1.095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539cm" svg:height="0.547cm" svg:x="7.028cm" svg:y="1.043cm" svg:viewBox="0 0 540 548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4 96 34 62 0 74-64 74-87 0-3 0-12-10-12-7 0-7 7-9 12-4 55-32 69-51 69-37 0-44-39-55-111l-10-63c-14-50-51-74-95-90z">
            <text:p/>
          </draw:path>
          <draw:path draw:style-name="gr3" draw:text-style-name="P7" draw:layer="layout" svg:width="0.254cm" svg:height="0.356cm" svg:x="7.594cm" svg:y="1.22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7.941cm" svg:y="1.488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8.455cm" svg:y="1.2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091cm" svg:height="0.231cm" svg:x="8.941cm" svg:y="1.488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3" draw:text-style-name="P7" draw:layer="layout" svg:width="0.539cm" svg:height="0.547cm" svg:x="9.502cm" svg:y="1.043cm" svg:viewBox="0 0 540 548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4 34 96 34 62 0 74-64 74-87 0-3 0-12-10-12-7 0-7 7-9 12-4 55-32 69-51 69-39 0-44-39-55-111l-10-63c-14-50-51-74-95-90z">
            <text:p/>
          </draw:path>
          <draw:path draw:style-name="gr3" draw:text-style-name="P7" draw:layer="layout" svg:width="0.254cm" svg:height="0.356cm" svg:x="10.071cm" svg:y="1.22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10.416cm" svg:y="1.488cm" svg:viewBox="0 0 84 85" svg:d="M84 42c0-23-19-42-42-42s-42 19-42 42 19 43 42 43 42-20 42-43z">
            <text:p/>
          </draw:path>
          <draw:path draw:style-name="gr3" draw:text-style-name="P7" draw:layer="layout" svg:width="0.358cm" svg:height="0.501cm" svg:x="10.932cm" svg:y="1.229cm" svg:viewBox="0 0 359 502" svg:d="M356 48c3-11 3-13 3-18 0-14-12-21-23-21-9 0-21 3-28 16-2 3-7 28-11 42-5 19-10 40-15 62l-36 140c-1 11-35 66-88 66-38 0-47-34-47-64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49cm" svg:height="0.356cm" svg:x="11.606cm" svg:y="1.224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984cm" svg:y="1.22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2.415cm" svg:y="1.034cm" svg:viewBox="0 0 384 548" svg:d="M269 496v52l115-9v-25c-55 0-62-5-62-42v-472l-111 9v24c53 0 60 6 60 43v167c-23-26-56-48-99-48-91 0-172 76-172 176 0 99 76 177 165 177 50 0 85-27 104-52zM269 289v158c0 14 0 16-9 28-22 37-58 55-91 55-35 0-63-19-83-49-19-32-21-76-21-108 0-30 0-75 23-111 18-24 46-49 88-49 28 0 60 11 84 46 9 14 9 16 9 30z">
            <text:p/>
          </draw:path>
          <draw:path draw:style-name="gr3" draw:text-style-name="P7" draw:layer="layout" svg:width="0.539cm" svg:height="0.547cm" svg:x="13.103cm" svg:y="1.043cm" svg:viewBox="0 0 540 548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4 96 34 62 0 74-64 74-87 0-3 0-12-8-12-9 0-9 7-11 12-4 55-32 69-51 69-39 0-44-39-55-111l-10-63c-14-50-51-74-95-90z">
            <text:p/>
          </draw:path>
          <draw:path draw:style-name="gr3" draw:text-style-name="P7" draw:layer="layout" svg:width="0.254cm" svg:height="0.356cm" svg:x="13.672cm" svg:y="1.22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14.017cm" svg:y="1.488cm" svg:viewBox="0 0 84 85" svg:d="M84 42c0-23-19-42-42-42s-42 19-42 42 19 43 42 43 42-20 42-43z">
            <text:p/>
          </draw:path>
          <draw:path draw:style-name="gr3" draw:text-style-name="P7" draw:layer="layout" svg:width="0.328cm" svg:height="0.351cm" svg:x="14.543cm" svg:y="1.229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69 65c-55 51-81 97-81 102 0 7 7 7 9 7 7 0 9-2 12-10 19-27 42-48 67-48 18 0 26 7 46 30 12 16 26 28 49 28 77 0 121-98 121-120 0-3-3-7-8-7-7 0-9 4-11 9-17 51-69 65-93 65-16 0-30-3-46-9-26-10-39-14-54-14-2 0-15 0-22 4z">
            <text:p/>
          </draw:path>
          <draw:path draw:style-name="gr3" draw:text-style-name="P7" draw:layer="layout" svg:width="0.383cm" svg:height="0.547cm" svg:x="15.182cm" svg:y="1.034cm" svg:viewBox="0 0 384 548" svg:d="M113 246v-246l-113 9v24c55 0 60 6 60 43v463h19c2-2 7-13 28-48 13 18 46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7" draw:layer="layout" svg:width="0.3cm" svg:height="0.356cm" svg:x="15.633cm" svg:y="1.2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6.228cm" svg:y="1.09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16.539cm" svg:y="1.034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6.965cm" svg:y="1.2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571cm" svg:y="1.224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7.91cm" svg:y="1.22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8.301cm" svg:y="1.22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18.595cm" svg:y="1.09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4cm" svg:height="0.356cm" svg:x="19.16cm" svg:y="1.22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7cm" svg:x="19.551cm" svg:y="1.025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3" draw:text-style-name="P7" draw:layer="layout" svg:width="0.3cm" svg:height="0.356cm" svg:x="20.04cm" svg:y="1.2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20.395cm" svg:y="1.224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20.776cm" svg:y="1.22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9cm" svg:height="0.538cm" svg:x="21.096cm" svg:y="1.034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457cm" svg:height="0.529cm" svg:x="21.786cm" svg:y="1.043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cm" svg:height="0.356cm" svg:x="22.286cm" svg:y="1.2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2.632cm" svg:y="1.22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95cm" svg:height="0.356cm" svg:x="23.064cm" svg:y="1.22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166cm" svg:height="0.518cm" svg:x="23.407cm" svg:y="1.053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23.622cm" svg:y="1.03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091cm" svg:height="0.231cm" svg:x="23.877cm" svg:y="1.488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7" draw:layer="layout" svg:width="0.457cm" svg:height="0.529cm" svg:x="24.31cm" svg:y="1.043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cm" svg:height="0.356cm" svg:x="24.81cm" svg:y="1.2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5.156cm" svg:y="1.22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25.852cm" svg:y="1.224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26.23cm" svg:y="1.22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26.661cm" svg:y="1.034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1" smil:attributeName="visibility" smil:to="visible"/>
                  <anim:animate smil:dur="0.5s" smil:fill="hold" smil:targetElement="id191" smil:attributeName="width" smil:values="width*0.05;width" smil:keyTimes="0;1"/>
                  <anim:animate smil:dur="0.5s" smil:fill="hold" smil:targetElement="id191" smil:attributeName="height" smil:values="height;height" smil:keyTimes="0;1"/>
                  <anim:animate smil:dur="0.5s" smil:fill="hold" smil:targetElement="id191" smil:attributeName="x" smil:values="x-.2;x" smil:keyTimes="0;1"/>
                  <anim:animate smil:dur="0.5s" smil:fill="hold" smil:targetElement="id191" smil:attributeName="y" smil:values="y;y" smil:keyTimes="0;1"/>
                  <anim:transitionFilter smil:dur="0.5s" smil:targetElement="id1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2" smil:attributeName="visibility" smil:to="visible"/>
                  <anim:animate smil:dur="0.5s" smil:fill="hold" smil:targetElement="id192" smil:attributeName="width" smil:values="width*0.05;width" smil:keyTimes="0;1"/>
                  <anim:animate smil:dur="0.5s" smil:fill="hold" smil:targetElement="id192" smil:attributeName="height" smil:values="height;height" smil:keyTimes="0;1"/>
                  <anim:animate smil:dur="0.5s" smil:fill="hold" smil:targetElement="id192" smil:attributeName="x" smil:values="x-.2;x" smil:keyTimes="0;1"/>
                  <anim:animate smil:dur="0.5s" smil:fill="hold" smil:targetElement="id192" smil:attributeName="y" smil:values="y;y" smil:keyTimes="0;1"/>
                  <anim:transitionFilter smil:dur="0.5s" smil:targetElement="id19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3" smil:attributeName="visibility" smil:to="visible"/>
                  <anim:animate smil:dur="0.5s" smil:fill="hold" smil:targetElement="id193" smil:attributeName="width" smil:values="width*0.05;width" smil:keyTimes="0;1"/>
                  <anim:animate smil:dur="0.5s" smil:fill="hold" smil:targetElement="id193" smil:attributeName="height" smil:values="height;height" smil:keyTimes="0;1"/>
                  <anim:animate smil:dur="0.5s" smil:fill="hold" smil:targetElement="id193" smil:attributeName="x" smil:values="x-.2;x" smil:keyTimes="0;1"/>
                  <anim:animate smil:dur="0.5s" smil:fill="hold" smil:targetElement="id193" smil:attributeName="y" smil:values="y;y" smil:keyTimes="0;1"/>
                  <anim:transitionFilter smil:dur="0.5s" smil:targetElement="id1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4" smil:attributeName="visibility" smil:to="visible"/>
                  <anim:animate smil:dur="0.5s" smil:fill="hold" smil:targetElement="id194" smil:attributeName="width" smil:values="width*0.05;width" smil:keyTimes="0;1"/>
                  <anim:animate smil:dur="0.5s" smil:fill="hold" smil:targetElement="id194" smil:attributeName="height" smil:values="height;height" smil:keyTimes="0;1"/>
                  <anim:animate smil:dur="0.5s" smil:fill="hold" smil:targetElement="id194" smil:attributeName="x" smil:values="x-.2;x" smil:keyTimes="0;1"/>
                  <anim:animate smil:dur="0.5s" smil:fill="hold" smil:targetElement="id194" smil:attributeName="y" smil:values="y;y" smil:keyTimes="0;1"/>
                  <anim:transitionFilter smil:dur="0.5s" smil:targetElement="id1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1" smil:attributeName="visibility" smil:to="visible"/>
                  <anim:animate smil:dur="0.5s" smil:fill="hold" smil:targetElement="id201" smil:attributeName="width" smil:values="width*0.05;width" smil:keyTimes="0;1"/>
                  <anim:animate smil:dur="0.5s" smil:fill="hold" smil:targetElement="id201" smil:attributeName="height" smil:values="height;height" smil:keyTimes="0;1"/>
                  <anim:animate smil:dur="0.5s" smil:fill="hold" smil:targetElement="id201" smil:attributeName="x" smil:values="x-.2;x" smil:keyTimes="0;1"/>
                  <anim:animate smil:dur="0.5s" smil:fill="hold" smil:targetElement="id201" smil:attributeName="y" smil:values="y;y" smil:keyTimes="0;1"/>
                  <anim:transitionFilter smil:dur="0.5s" smil:targetElement="id20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5" smil:attributeName="visibility" smil:to="visible"/>
                  <anim:animate smil:dur="0.5s" smil:fill="hold" smil:targetElement="id205" smil:attributeName="width" smil:values="width*0.05;width" smil:keyTimes="0;1"/>
                  <anim:animate smil:dur="0.5s" smil:fill="hold" smil:targetElement="id205" smil:attributeName="height" smil:values="height;height" smil:keyTimes="0;1"/>
                  <anim:animate smil:dur="0.5s" smil:fill="hold" smil:targetElement="id205" smil:attributeName="x" smil:values="x-.2;x" smil:keyTimes="0;1"/>
                  <anim:animate smil:dur="0.5s" smil:fill="hold" smil:targetElement="id205" smil:attributeName="y" smil:values="y;y" smil:keyTimes="0;1"/>
                  <anim:transitionFilter smil:dur="0.5s" smil:targetElement="id20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206" draw:id="id206">
          <svg:title>TexMaths</svg:title>
          <svg:desc>22§display§\text {i.e.}§svg§600§FALSE§</svg:desc>
          <draw:polygon draw:style-name="gr2" draw:text-style-name="P6" draw:layer="layout" svg:width="0.846cm" svg:height="0.45cm" svg:x="3.249cm" svg:y="2.166cm" svg:viewBox="0 0 847 451" draw:points="423,451 0,451 0,0 847,0 847,451">
            <text:p/>
          </draw:polygon>
          <draw:path draw:style-name="gr3" draw:text-style-name="P7" draw:layer="layout" svg:width="0.166cm" svg:height="0.518cm" svg:x="3.235cm" svg:y="2.12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084cm" svg:height="0.083cm" svg:x="3.492cm" svg:y="2.562cm" svg:viewBox="0 0 85 84" svg:d="M85 42c0-23-20-42-43-42s-42 19-42 42 19 42 42 42 43-19 43-42z">
            <text:p/>
          </draw:path>
          <draw:path draw:style-name="gr3" draw:text-style-name="P7" draw:layer="layout" svg:width="0.3cm" svg:height="0.356cm" svg:x="3.661cm" svg:y="2.298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7" draw:layer="layout" svg:width="0.084cm" svg:height="0.083cm" svg:x="4.05cm" svg:y="2.562cm" svg:viewBox="0 0 85 84" svg:d="M85 42c0-23-20-42-43-42s-42 19-42 42 19 42 42 42 43-19 43-42z">
            <text:p/>
          </draw:path>
        </draw:g>
        <draw:g xml:id="id207" draw:id="id207">
          <svg:title>TexMaths</svg:title>
          <svg:desc>22§display§\begin{bmatrix} 4   &amp;  3   &amp;   2  \\  
                           2   &amp;  4   &amp;   6  \\ 
                           6   &amp;  2   &amp;   3   \end{bmatrix}
\begin{bmatrix} x \\  y \\ z   \end{bmatrix}
= \begin{bmatrix}  60 \\  90  \\  70  \end{bmatrix}
§svg§600§FALSE§</svg:desc>
          <draw:polygon draw:style-name="gr2" draw:text-style-name="P6" draw:layer="layout" svg:width="7.845cm" svg:height="2.706cm" svg:x="4.741cm" svg:y="0.981cm" svg:viewBox="0 0 7846 2707" draw:points="3923,2707 0,2707 0,0 7846,0 7846,2707">
            <text:p/>
          </draw:polygon>
          <draw:polygon draw:style-name="gr3" draw:text-style-name="P7" draw:layer="layout" svg:width="0.258cm" svg:height="1.391cm" svg:x="4.954cm" svg:y="0.942cm" svg:viewBox="0 0 259 1392" draw:points="0,1392 55,1392 55,53 259,53 259,0 0,0">
            <text:p/>
          </draw:polygon>
          <draw:polygon draw:style-name="gr3" draw:text-style-name="P7" draw:layer="layout" svg:width="0.258cm" svg:height="1.391cm" svg:x="4.954cm" svg:y="2.333cm" svg:viewBox="0 0 259 1392" draw:points="0,1392 259,1392 259,1340 55,1340 55,0 0,0">
            <text:p/>
          </draw:polygon>
          <draw:path draw:style-name="gr3" draw:text-style-name="P7" draw:layer="layout" svg:width="0.344cm" svg:height="0.524cm" svg:x="5.239cm" svg:y="1.06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6.41cm" svg:y="1.07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7.576cm" svg:y="1.07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17cm" svg:x="5.257cm" svg:y="2.00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44cm" svg:height="0.524cm" svg:x="6.399cm" svg:y="1.99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7.569cm" svg:y="2.003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21cm" svg:height="0.532cm" svg:x="5.25cm" svg:y="2.93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09cm" svg:height="0.517cm" svg:x="6.417cm" svg:y="2.93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7.569cm" svg:y="2.931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7.93cm" svg:y="0.942cm" svg:viewBox="0 0 259 1392" draw:points="206,1392 259,1392 259,0 0,0 0,53 206,53">
            <text:p/>
          </draw:polygon>
          <draw:polygon draw:style-name="gr3" draw:text-style-name="P7" draw:layer="layout" svg:width="0.258cm" svg:height="1.391cm" svg:x="7.93cm" svg:y="2.333cm" svg:viewBox="0 0 259 1392" draw:points="206,1340 0,1340 0,1392 259,1392 259,0 206,0">
            <text:p/>
          </draw:polygon>
          <draw:polygon draw:style-name="gr3" draw:text-style-name="P7" draw:layer="layout" svg:width="0.258cm" svg:height="1.391cm" svg:x="8.821cm" svg:y="0.942cm" svg:viewBox="0 0 259 1392" draw:points="0,1392 55,1392 55,53 259,53 259,0 0,0">
            <text:p/>
          </draw:polygon>
          <draw:polygon draw:style-name="gr3" draw:text-style-name="P7" draw:layer="layout" svg:width="0.258cm" svg:height="1.391cm" svg:x="8.821cm" svg:y="2.333cm" svg:viewBox="0 0 259 1392" draw:points="0,1392 259,1392 259,1340 55,1340 55,0 0,0">
            <text:p/>
          </draw:polygon>
          <draw:path draw:style-name="gr3" draw:text-style-name="P7" draw:layer="layout" svg:width="0.386cm" svg:height="0.351cm" svg:x="9.106cm" svg:y="1.2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58cm" svg:height="0.501cm" svg:x="9.124cm" svg:y="2.178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9.141cm" svg:y="3.105cm" svg:viewBox="0 0 329 352" svg:d="M70 280c43-46 64-65 92-90 0 0 49-42 77-70 74-72 90-109 90-113 0-7-7-7-9-7-5 0-7 2-10 9-23 37-41 49-58 49-20 0-28-12-41-25-14-17-28-33-53-33-58 0-95 72-95 88 0 5 4 9 11 9s7-4 9-9c16-35 60-35 67-35 15 0 30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9.532cm" svg:y="0.942cm" svg:viewBox="0 0 259 1392" draw:points="206,1392 259,1392 259,0 0,0 0,53 206,53">
            <text:p/>
          </draw:polygon>
          <draw:polygon draw:style-name="gr3" draw:text-style-name="P7" draw:layer="layout" svg:width="0.258cm" svg:height="1.391cm" svg:x="9.532cm" svg:y="2.333cm" svg:viewBox="0 0 259 1392" draw:points="206,1340 0,1340 0,1392 259,1392 259,0 206,0">
            <text:p/>
          </draw:polygon>
          <draw:path draw:style-name="gr3" draw:text-style-name="P7" draw:layer="layout" svg:width="0.515cm" svg:height="0.182cm" svg:x="10.299cm" svg:y="2.24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1.324cm" svg:y="0.942cm" svg:viewBox="0 0 259 1392" draw:points="0,1392 55,1392 55,53 259,53 259,0 0,0">
            <text:p/>
          </draw:polygon>
          <draw:polygon draw:style-name="gr3" draw:text-style-name="P7" draw:layer="layout" svg:width="0.258cm" svg:height="1.391cm" svg:x="11.324cm" svg:y="2.333cm" svg:viewBox="0 0 259 1392" draw:points="0,1392 259,1392 259,1340 55,1340 55,0 0,0">
            <text:p/>
          </draw:polygon>
          <draw:path draw:style-name="gr3" draw:text-style-name="P7" draw:layer="layout" svg:width="0.321cm" svg:height="0.532cm" svg:x="11.621cm" svg:y="1.07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26cm" svg:height="0.532cm" svg:x="12.005cm" svg:y="1.07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1cm" svg:height="0.532cm" svg:x="11.621cm" svg:y="2.003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2cm" svg:x="12.005cm" svg:y="2.00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32cm" svg:height="0.541cm" svg:x="11.632cm" svg:y="2.924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326cm" svg:height="0.532cm" svg:x="12.005cm" svg:y="2.9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olygon draw:style-name="gr3" draw:text-style-name="P7" draw:layer="layout" svg:width="0.258cm" svg:height="1.391cm" svg:x="12.367cm" svg:y="0.942cm" svg:viewBox="0 0 259 1392" draw:points="206,1392 259,1392 259,0 0,0 0,53 206,53">
            <text:p/>
          </draw:polygon>
          <draw:polygon draw:style-name="gr3" draw:text-style-name="P7" draw:layer="layout" svg:width="0.258cm" svg:height="1.391cm" svg:x="12.367cm" svg:y="2.333cm" svg:viewBox="0 0 259 1392" draw:points="206,1340 0,1340 0,1392 259,1392 259,0 206,0">
            <text:p/>
          </draw:polygon>
        </draw:g>
        <draw:g xml:id="id209" draw:id="id209">
          <svg:title>TexMaths</svg:title>
          <svg:desc>22§display§\begin{bmatrix} 2   &amp;  4   &amp;   6  \\  
                           4   &amp;  3   &amp;   2  \\ 
                           6   &amp;  2   &amp;   3   \end{bmatrix}
\begin{bmatrix} x \\  y \\ z   \end{bmatrix}
= \begin{bmatrix}  90 \\  60  \\  70  \end{bmatrix}
§svg§600§FALSE§</svg:desc>
          <draw:polygon draw:style-name="gr2" draw:text-style-name="P6" draw:layer="layout" svg:width="7.845cm" svg:height="2.706cm" svg:x="4.741cm" svg:y="5.584cm" svg:viewBox="0 0 7846 2707" draw:points="3923,2707 0,2707 0,0 7846,0 7846,2707">
            <text:p/>
          </draw:polygon>
          <draw:polygon draw:style-name="gr3" draw:text-style-name="P7" draw:layer="layout" svg:width="0.258cm" svg:height="1.391cm" svg:x="4.954cm" svg:y="5.545cm" svg:viewBox="0 0 259 1392" draw:points="0,1392 55,1392 55,53 259,53 259,0 0,0">
            <text:p/>
          </draw:polygon>
          <draw:polygon draw:style-name="gr3" draw:text-style-name="P7" draw:layer="layout" svg:width="0.258cm" svg:height="1.391cm" svg:x="4.954cm" svg:y="6.936cm" svg:viewBox="0 0 259 1392" draw:points="0,1392 259,1392 259,1340 55,1340 55,0 0,0">
            <text:p/>
          </draw:polygon>
          <draw:path draw:style-name="gr3" draw:text-style-name="P7" draw:layer="layout" svg:width="0.309cm" svg:height="0.517cm" svg:x="5.257cm" svg:y="5.67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44cm" svg:height="0.524cm" svg:x="6.399cm" svg:y="5.6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7.569cm" svg:y="5.679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44cm" svg:height="0.524cm" svg:x="5.239cm" svg:y="6.59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6.41cm" svg:y="6.60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7.576cm" svg:y="6.60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5.25cm" svg:y="7.534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09cm" svg:height="0.517cm" svg:x="6.417cm" svg:y="7.53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7.569cm" svg:y="7.53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7.93cm" svg:y="5.545cm" svg:viewBox="0 0 259 1392" draw:points="206,1392 259,1392 259,0 0,0 0,53 206,53">
            <text:p/>
          </draw:polygon>
          <draw:polygon draw:style-name="gr3" draw:text-style-name="P7" draw:layer="layout" svg:width="0.258cm" svg:height="1.391cm" svg:x="7.93cm" svg:y="6.936cm" svg:viewBox="0 0 259 1392" draw:points="206,1340 0,1340 0,1392 259,1392 259,0 206,0">
            <text:p/>
          </draw:polygon>
          <draw:polygon draw:style-name="gr3" draw:text-style-name="P7" draw:layer="layout" svg:width="0.258cm" svg:height="1.391cm" svg:x="8.821cm" svg:y="5.545cm" svg:viewBox="0 0 259 1392" draw:points="0,1392 55,1392 55,53 259,53 259,0 0,0">
            <text:p/>
          </draw:polygon>
          <draw:polygon draw:style-name="gr3" draw:text-style-name="P7" draw:layer="layout" svg:width="0.258cm" svg:height="1.391cm" svg:x="8.821cm" svg:y="6.936cm" svg:viewBox="0 0 259 1392" draw:points="0,1392 259,1392 259,1340 55,1340 55,0 0,0">
            <text:p/>
          </draw:polygon>
          <draw:path draw:style-name="gr3" draw:text-style-name="P7" draw:layer="layout" svg:width="0.386cm" svg:height="0.351cm" svg:x="9.106cm" svg:y="5.8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58cm" svg:height="0.501cm" svg:x="9.124cm" svg:y="6.781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9.141cm" svg:y="7.708cm" svg:viewBox="0 0 329 352" svg:d="M70 280c43-46 64-65 92-90 0 0 49-42 77-70 74-72 90-109 90-113 0-7-7-7-9-7-5 0-7 2-10 9-23 37-41 49-58 49-20 0-28-12-41-25-14-17-28-33-53-33-58 0-95 72-95 88 0 5 4 9 11 9s7-4 9-9c16-35 60-35 67-35 15 0 30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9.532cm" svg:y="5.545cm" svg:viewBox="0 0 259 1392" draw:points="206,1392 259,1392 259,0 0,0 0,53 206,53">
            <text:p/>
          </draw:polygon>
          <draw:polygon draw:style-name="gr3" draw:text-style-name="P7" draw:layer="layout" svg:width="0.258cm" svg:height="1.391cm" svg:x="9.532cm" svg:y="6.936cm" svg:viewBox="0 0 259 1392" draw:points="206,1340 0,1340 0,1392 259,1392 259,0 206,0">
            <text:p/>
          </draw:polygon>
          <draw:path draw:style-name="gr3" draw:text-style-name="P7" draw:layer="layout" svg:width="0.515cm" svg:height="0.182cm" svg:x="10.299cm" svg:y="6.84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1.324cm" svg:y="5.545cm" svg:viewBox="0 0 259 1392" draw:points="0,1392 55,1392 55,53 259,53 259,0 0,0">
            <text:p/>
          </draw:polygon>
          <draw:polygon draw:style-name="gr3" draw:text-style-name="P7" draw:layer="layout" svg:width="0.258cm" svg:height="1.391cm" svg:x="11.324cm" svg:y="6.936cm" svg:viewBox="0 0 259 1392" draw:points="0,1392 259,1392 259,1340 55,1340 55,0 0,0">
            <text:p/>
          </draw:polygon>
          <draw:path draw:style-name="gr3" draw:text-style-name="P7" draw:layer="layout" svg:width="0.321cm" svg:height="0.532cm" svg:x="11.621cm" svg:y="5.679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2cm" svg:x="12.005cm" svg:y="5.67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1cm" svg:height="0.532cm" svg:x="11.621cm" svg:y="6.60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26cm" svg:height="0.532cm" svg:x="12.005cm" svg:y="6.60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32cm" svg:height="0.541cm" svg:x="11.632cm" svg:y="7.527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326cm" svg:height="0.532cm" svg:x="12.005cm" svg:y="7.53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olygon draw:style-name="gr3" draw:text-style-name="P7" draw:layer="layout" svg:width="0.258cm" svg:height="1.391cm" svg:x="12.367cm" svg:y="5.545cm" svg:viewBox="0 0 259 1392" draw:points="206,1392 259,1392 259,0 0,0 0,53 206,53">
            <text:p/>
          </draw:polygon>
          <draw:polygon draw:style-name="gr3" draw:text-style-name="P7" draw:layer="layout" svg:width="0.258cm" svg:height="1.391cm" svg:x="12.367cm" svg:y="6.936cm" svg:viewBox="0 0 259 1392" draw:points="206,1340 0,1340 0,1392 259,1392 259,0 206,0">
            <text:p/>
          </draw:polygon>
        </draw:g>
        <draw:g xml:id="id208" draw:id="id208">
          <svg:title>TexMaths</svg:title>
          <svg:desc>22§display§R_1 \leftrightarrow R_2§svg§600§FALSE§</svg:desc>
          <draw:polygon draw:style-name="gr2" draw:text-style-name="P6" draw:layer="layout" svg:width="2.921cm" svg:height="0.568cm" svg:x="3.172cm" svg:y="4.414cm" svg:viewBox="0 0 2922 569" draw:points="1461,569 0,569 0,0 2922,0 2922,569">
            <text:p/>
          </draw:polygon>
          <draw:path draw:style-name="gr3" draw:text-style-name="P7" draw:layer="layout" svg:width="0.554cm" svg:height="0.547cm" svg:x="3.165cm" svg:y="4.375cm" svg:viewBox="0 0 555 548" svg:d="M259 53c5-18 7-27 23-28 7 0 31 0 45 0 57 0 143 0 143 75 0 27-12 82-44 112-19 19-60 44-130 44h-87zM371 266c78-17 171-70 171-150 0-67-70-116-172-116h-220c-16 0-23 0-23 16 0 9 7 9 21 9 2 0 16 0 30 1 14 0 21 2 21 13 0 2-2 5-4 14l-103 418c-8 30-9 35-71 35-14 0-21 0-21 16 0 9 9 9 11 9 22 0 75-2 98-2 21 0 76 2 99 2 5 0 14 0 14-16 0-9-5-9-21-9-28 0-51 0-51-14 0-4 1-7 3-12l51-207h92c70 0 84 44 84 71 0 12-5 37-10 54-6 22-13 50-13 66 0 84 94 84 104 84 65 0 94-79 94-90 0-8-9-8-11-8-7 0-7 5-9 10-19 58-53 71-70 71-27 0-32-18-32-48 0-25 5-63 7-88 2-11 4-27 4-37 0-60-51-83-73-92z">
            <text:p/>
          </draw:path>
          <draw:path draw:style-name="gr3" draw:text-style-name="P7" draw:layer="layout" svg:width="0.198cm" svg:height="0.36cm" svg:x="3.779cm" svg:y="4.661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687cm" svg:height="0.404cm" svg:x="4.325cm" svg:y="4.509cm" svg:viewBox="0 0 688 405" svg:d="M84 187c43-32 64-64 71-74 33-53 40-102 40-104 0-9-8-9-15-9-13 0-15 2-18 16-18 76-63 141-150 176-8 4-12 5-12 11 0 5 4 7 12 10 80 34 132 94 152 182 1 9 3 10 16 10 7 0 15 0 15-8 0-2-7-51-38-103-16-23-39-51-73-75h520c-44 33-64 65-71 74-35 54-40 104-40 104 0 8 9 8 14 8 14 0 14-1 18-14 17-77 63-142 151-178 9-3 12-5 12-10 0-6-5-7-7-9-33-12-128-51-156-182-4-10-4-12-18-12-5 0-14 0-14 9 0 2 7 51 39 104 15 23 38 49 72 74z">
            <text:p/>
          </draw:path>
          <draw:path draw:style-name="gr3" draw:text-style-name="P7" draw:layer="layout" svg:width="0.554cm" svg:height="0.547cm" svg:x="5.302cm" svg:y="4.375cm" svg:viewBox="0 0 555 548" svg:d="M259 53c5-18 7-27 23-28 7 0 31 0 45 0 57 0 143 0 143 75 0 27-12 82-44 112-19 19-60 44-130 44h-87zM371 266c78-17 171-70 171-150 0-67-70-116-172-116h-220c-16 0-23 0-23 16 0 9 7 9 21 9 2 0 16 0 30 1 14 0 21 2 21 13 0 2-2 5-4 14l-103 418c-8 30-9 35-71 35-14 0-21 0-21 16 0 9 9 9 11 9 21 0 75-2 98-2 21 0 76 2 99 2 5 0 14 0 14-16 0-9-5-9-21-9-28 0-50 0-50-14 0-4 0-7 2-12l51-207h92c70 0 84 44 84 71 0 12-5 37-10 54-6 22-13 50-13 66 0 84 94 84 104 84 65 0 94-79 94-90 0-8-9-8-11-8-7 0-7 5-9 10-19 58-53 71-70 71-27 0-32-18-32-48 0-25 5-63 7-88 2-11 4-27 4-37 0-60-51-83-73-92z">
            <text:p/>
          </draw:path>
          <draw:path draw:style-name="gr3" draw:text-style-name="P7" draw:layer="layout" svg:width="0.24cm" svg:height="0.36cm" svg:x="5.892cm" svg:y="4.661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</draw:g>
        <draw:g xml:id="id211" draw:id="id211">
          <svg:title>TexMaths</svg:title>
          <svg:desc>22§display§\begin{bmatrix} 1   &amp;  2   &amp;   3  \\  
                           4   &amp;  3   &amp;   2  \\ 
                           6   &amp;  2   &amp;   3   \end{bmatrix}
\begin{bmatrix} x \\  y \\ z   \end{bmatrix}
= \begin{bmatrix}  45  \\  60  \\  70  \end{bmatrix}
§svg§600§FALSE§</svg:desc>
          <draw:polygon draw:style-name="gr2" draw:text-style-name="P6" draw:layer="layout" svg:width="7.845cm" svg:height="2.706cm" svg:x="4.742cm" svg:y="11.286cm" svg:viewBox="0 0 7846 2707" draw:points="3923,2707 0,2707 0,0 7846,0 7846,2707">
            <text:p/>
          </draw:polygon>
          <draw:polygon draw:style-name="gr3" draw:text-style-name="P7" draw:layer="layout" svg:width="0.258cm" svg:height="1.391cm" svg:x="4.955cm" svg:y="11.247cm" svg:viewBox="0 0 259 1392" draw:points="0,1392 55,1392 55,53 259,53 259,0 0,0">
            <text:p/>
          </draw:polygon>
          <draw:polygon draw:style-name="gr3" draw:text-style-name="P7" draw:layer="layout" svg:width="0.258cm" svg:height="1.391cm" svg:x="4.955cm" svg:y="12.638cm" svg:viewBox="0 0 259 1392" draw:points="0,1392 259,1392 259,1340 55,1340 55,0 0,0">
            <text:p/>
          </draw:polygon>
          <draw:path draw:style-name="gr3" draw:text-style-name="P7" draw:layer="layout" svg:width="0.256cm" svg:height="0.517cm" svg:x="5.288cm" svg:y="11.38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6.418cm" svg:y="11.38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7.57cm" svg:y="11.381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5.24cm" svg:y="12.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6.411cm" svg:y="12.30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7.577cm" svg:y="12.30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5.251cm" svg:y="13.23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09cm" svg:height="0.517cm" svg:x="6.418cm" svg:y="13.23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7.57cm" svg:y="13.23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7.931cm" svg:y="11.247cm" svg:viewBox="0 0 259 1392" draw:points="206,1392 259,1392 259,0 0,0 0,53 206,53">
            <text:p/>
          </draw:polygon>
          <draw:polygon draw:style-name="gr3" draw:text-style-name="P7" draw:layer="layout" svg:width="0.258cm" svg:height="1.391cm" svg:x="7.931cm" svg:y="12.638cm" svg:viewBox="0 0 259 1392" draw:points="206,1340 0,1340 0,1392 259,1392 259,0 206,0">
            <text:p/>
          </draw:polygon>
          <draw:polygon draw:style-name="gr3" draw:text-style-name="P7" draw:layer="layout" svg:width="0.258cm" svg:height="1.391cm" svg:x="8.822cm" svg:y="11.247cm" svg:viewBox="0 0 259 1392" draw:points="0,1392 55,1392 55,53 259,53 259,0 0,0">
            <text:p/>
          </draw:polygon>
          <draw:polygon draw:style-name="gr3" draw:text-style-name="P7" draw:layer="layout" svg:width="0.258cm" svg:height="1.391cm" svg:x="8.822cm" svg:y="12.638cm" svg:viewBox="0 0 259 1392" draw:points="0,1392 259,1392 259,1340 55,1340 55,0 0,0">
            <text:p/>
          </draw:polygon>
          <draw:path draw:style-name="gr3" draw:text-style-name="P7" draw:layer="layout" svg:width="0.386cm" svg:height="0.351cm" svg:x="9.107cm" svg:y="11.5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58cm" svg:height="0.501cm" svg:x="9.125cm" svg:y="12.483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9.142cm" svg:y="13.41cm" svg:viewBox="0 0 329 352" svg:d="M70 280c43-46 64-65 92-90 0 0 49-42 77-70 74-72 90-109 90-113 0-7-7-7-9-7-5 0-7 2-10 9-23 37-41 49-58 49-20 0-28-12-41-25-14-17-28-33-53-33-58 0-95 72-95 88 0 5 4 9 11 9s7-4 9-9c16-35 60-35 67-35 15 0 30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9.533cm" svg:y="11.247cm" svg:viewBox="0 0 259 1392" draw:points="206,1392 259,1392 259,0 0,0 0,53 206,53">
            <text:p/>
          </draw:polygon>
          <draw:polygon draw:style-name="gr3" draw:text-style-name="P7" draw:layer="layout" svg:width="0.258cm" svg:height="1.391cm" svg:x="9.533cm" svg:y="12.638cm" svg:viewBox="0 0 259 1392" draw:points="206,1340 0,1340 0,1392 259,1392 259,0 206,0">
            <text:p/>
          </draw:polygon>
          <draw:path draw:style-name="gr3" draw:text-style-name="P7" draw:layer="layout" svg:width="0.515cm" svg:height="0.182cm" svg:x="10.3cm" svg:y="12.54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1.325cm" svg:y="11.247cm" svg:viewBox="0 0 259 1392" draw:points="0,1392 55,1392 55,53 259,53 259,0 0,0">
            <text:p/>
          </draw:polygon>
          <draw:polygon draw:style-name="gr3" draw:text-style-name="P7" draw:layer="layout" svg:width="0.258cm" svg:height="1.391cm" svg:x="11.325cm" svg:y="12.638cm" svg:viewBox="0 0 259 1392" draw:points="0,1392 259,1392 259,1340 55,1340 55,0 0,0">
            <text:p/>
          </draw:polygon>
          <draw:path draw:style-name="gr3" draw:text-style-name="P7" draw:layer="layout" svg:width="0.344cm" svg:height="0.524cm" svg:x="11.61cm" svg:y="11.37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09cm" svg:height="0.532cm" svg:x="12.015cm" svg:y="11.38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21cm" svg:height="0.532cm" svg:x="11.622cm" svg:y="12.308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26cm" svg:height="0.532cm" svg:x="12.006cm" svg:y="12.308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32cm" svg:height="0.541cm" svg:x="11.633cm" svg:y="13.229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326cm" svg:height="0.532cm" svg:x="12.006cm" svg:y="13.23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olygon draw:style-name="gr3" draw:text-style-name="P7" draw:layer="layout" svg:width="0.258cm" svg:height="1.391cm" svg:x="12.368cm" svg:y="11.247cm" svg:viewBox="0 0 259 1392" draw:points="206,1392 259,1392 259,0 0,0 0,53 206,53">
            <text:p/>
          </draw:polygon>
          <draw:polygon draw:style-name="gr3" draw:text-style-name="P7" draw:layer="layout" svg:width="0.258cm" svg:height="1.391cm" svg:x="12.368cm" svg:y="12.638cm" svg:viewBox="0 0 259 1392" draw:points="206,1340 0,1340 0,1392 259,1392 259,0 206,0">
            <text:p/>
          </draw:polygon>
        </draw:g>
        <draw:g xml:id="id210" draw:id="id210">
          <svg:title>TexMaths</svg:title>
          <svg:desc>22§display§R_1 \rightarrow \frac{1}{2}R_1§svg§600§FALSE§</svg:desc>
          <draw:polygon draw:style-name="gr2" draw:text-style-name="P6" draw:layer="layout" svg:width="3.475cm" svg:height="1.491cm" svg:x="3.174cm" svg:y="9.117cm" svg:viewBox="0 0 3476 1492" draw:points="1739,1492 0,1492 0,0 3476,0 3476,1492">
            <text:p/>
          </draw:polygon>
          <draw:path draw:style-name="gr3" draw:text-style-name="P7" draw:layer="layout" svg:width="0.553cm" svg:height="0.546cm" svg:x="3.167cm" svg:y="9.588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9 9 9 11 9 22 0 75-2 98-2 21 0 76 2 99 2 5 0 14 0 14-16 0-9-6-9-21-9-29 0-51 0-51-14 0-4 1-7 3-12l51-206h92c70 0 84 44 84 70 0 12-5 37-10 55-6 21-13 49-13 65 0 84 94 84 104 84 65 0 93-79 93-90 0-8-8-8-10-8-7 0-7 5-9 10-19 58-53 71-70 71-27 0-32-18-32-48 0-25 5-63 7-88 2-10 4-26 4-37 0-60-51-83-73-91z">
            <text:p/>
          </draw:path>
          <draw:path draw:style-name="gr3" draw:text-style-name="P7" draw:layer="layout" svg:width="0.198cm" svg:height="0.36cm" svg:x="3.781cm" svg:y="9.87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687cm" svg:height="0.404cm" svg:x="4.327cm" svg:y="9.72cm" svg:viewBox="0 0 688 405" svg:d="M604 218c-43 34-64 65-71 74-33 55-40 104-40 104 0 9 9 9 16 9 12 0 14-2 17-14 18-78 64-143 152-178 8-4 10-5 10-11 0-5-5-7-5-8-35-13-129-52-158-182-2-10-4-12-16-12-7 0-16 0-16 9 0 2 7 51 40 104 14 22 37 49 71 73h-576c-14 0-28 0-28 16s14 16 28 16z">
            <text:p/>
          </draw:path>
          <draw:path draw:style-name="gr3" draw:text-style-name="P7" draw:layer="layout" svg:width="0.256cm" svg:height="0.516cm" svg:x="5.434cm" svg:y="9.07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5.365cm" svg:y="9.907cm" svg:viewBox="0 0 389 33" draw:points="194,33 0,33 0,0 389,0 389,33">
            <text:p/>
          </draw:polygon>
          <draw:path draw:style-name="gr3" draw:text-style-name="P7" draw:layer="layout" svg:width="0.309cm" svg:height="0.516cm" svg:x="5.404cm" svg:y="10.1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53cm" svg:height="0.546cm" svg:x="5.876cm" svg:y="9.588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9 9 9 11 9 22 0 75-2 98-2 21 0 76 2 99 2 5 0 16 0 16-16 0-9-8-9-23-9-29 0-50 0-50-14 0-4 0-7 2-12l51-206h92c70 0 84 44 84 70 0 12-5 37-10 55-6 21-13 49-13 65 0 84 94 84 104 84 65 0 93-79 93-90 0-8-8-8-10-8-7 0-7 5-9 10-19 58-53 71-70 71-27 0-32-18-32-48 0-25 5-63 7-88 2-10 4-26 4-37 0-60-51-83-73-91z">
            <text:p/>
          </draw:path>
          <draw:path draw:style-name="gr3" draw:text-style-name="P7" draw:layer="layout" svg:width="0.198cm" svg:height="0.36cm" svg:x="6.49cm" svg:y="9.871cm" svg:viewBox="0 0 199 361" svg:d="M123 16c0-16-2-16-16-16-35 33-84 35-107 35v20c12 0 49 0 79-16v278c0 17 0 24-54 24h-21v20c10 0 77-2 96-2 18 0 87 2 99 2v-20h-21c-55 0-55-7-55-24z">
            <text:p/>
          </draw:path>
        </draw:g>
        <draw:polyline draw:style-name="gr4" draw:text-style-name="P9" xml:id="id212" draw:id="id212" draw:layer="layout" svg:width="0cm" svg:height="13.799cm" svg:x="14.6cm" svg:y="0.8cm" svg:viewBox="0 0 0 13800" draw:points="0,0 0,13800">
          <text:p/>
        </draw:polyline>
        <draw:g xml:id="id213" draw:id="id213">
          <svg:title>TexMaths</svg:title>
          <svg:desc>22§display§R_2 \rightarrow R_2 - 4R_1, \ R_3 \rightarrow R_3 - 6R_1§svg§600§FALSE§</svg:desc>
          <draw:polygon draw:style-name="gr2" draw:text-style-name="P6" draw:layer="layout" svg:width="11.107cm" svg:height="0.601cm" svg:x="15.47cm" svg:y="1.112cm" svg:viewBox="0 0 11108 602" draw:points="5553,602 0,602 0,0 11108,0 11108,602">
            <text:p/>
          </draw:polygon>
          <draw:path draw:style-name="gr3" draw:text-style-name="P7" draw:layer="layout" svg:width="0.553cm" svg:height="0.547cm" svg:x="15.463cm" svg:y="1.0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2 0 75-2 98-2 21 0 76 2 99 2 5 0 14 0 14-16 0-9-6-9-21-9-29 0-51 0-51-14 0-3 1-7 3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24cm" svg:height="0.36cm" svg:x="16.053cm" svg:y="1.35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16.623cm" svg:y="1.207cm" svg:viewBox="0 0 688 405" svg:d="M604 218c-43 34-64 66-71 74-33 55-40 104-40 104 0 9 9 9 16 9 12 0 14-2 17-14 18-78 64-143 152-178 8-3 10-5 10-10 0-6-5-8-5-9-35-13-129-51-158-182-2-10-4-12-16-12-7 0-16 0-16 9 0 2 7 51 40 104 14 23 37 49 71 74h-576c-14 0-28 0-28 16 0 15 14 15 28 15z">
            <text:p/>
          </draw:path>
          <draw:path draw:style-name="gr3" draw:text-style-name="P7" draw:layer="layout" svg:width="0.553cm" svg:height="0.547cm" svg:x="17.6cm" svg:y="1.0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1 0 75-2 98-2 21 0 76 2 99 2 5 0 14 0 14-16 0-9-6-9-21-9-29 0-50 0-50-14 0-3 0-7 2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24cm" svg:height="0.36cm" svg:x="18.189cm" svg:y="1.35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739cm" svg:y="1.39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9.469cm" svg:y="1.07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553cm" svg:height="0.547cm" svg:x="19.865cm" svg:y="1.0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1 0 75-2 98-2 21 0 76 2 99 2 5 0 14 0 14-16 0-9-7-9-21-9-29 0-50 0-50-14 0-3 0-7 2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198cm" svg:height="0.36cm" svg:x="20.479cm" svg:y="1.358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091cm" svg:height="0.231cm" svg:x="20.835cm" svg:y="1.519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553cm" svg:height="0.547cm" svg:x="21.402cm" svg:y="1.0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2 0 75-2 98-2 21 0 76 2 99 2 5 0 16 0 16-16 0-9-8-9-23-9-29 0-50 0-50-14 0-3 0-7 2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249cm" svg:height="0.371cm" svg:x="21.986cm" svg:y="1.35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7 47-23 63-17 21-31 23-59 25-15 0-15 0-18 2 0 0-5 0-5 7s5 7 14 7z">
            <text:p/>
          </draw:path>
          <draw:path draw:style-name="gr3" draw:text-style-name="P7" draw:layer="layout" svg:width="0.687cm" svg:height="0.404cm" svg:x="22.562cm" svg:y="1.207cm" svg:viewBox="0 0 688 405" svg:d="M604 218c-43 34-64 66-71 74-33 55-40 104-40 104 0 9 9 9 16 9 12 0 14-2 17-14 18-78 64-143 150-178 10-3 12-5 12-10 0-6-5-8-5-9-35-13-129-51-158-182-2-10-4-12-16-12-7 0-16 0-16 9 0 2 7 51 40 104 14 23 37 49 71 74h-576c-14 0-28 0-28 16 0 15 14 15 28 15z">
            <text:p/>
          </draw:path>
          <draw:path draw:style-name="gr3" draw:text-style-name="P7" draw:layer="layout" svg:width="0.553cm" svg:height="0.547cm" svg:x="23.539cm" svg:y="1.0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1 0 75-2 98-2 21 0 76 2 99 2 5 0 14 0 14-16 0-9-7-9-21-9-29 0-51 0-51-14 0-3 1-7 3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249cm" svg:height="0.371cm" svg:x="24.123cm" svg:y="1.35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7" draw:layer="layout" svg:width="0.472cm" svg:height="0.032cm" svg:x="24.676cm" svg:y="1.39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25.418cm" svg:y="1.085cm" svg:viewBox="0 0 322 534" svg:d="M70 262v-19c0-195 97-224 136-224 19 0 51 6 69 32-13 0-43 0-43 34 0 24 18 37 36 37 12 0 35-8 35-37 0-48-34-85-99-85-98 0-204 100-204 271 0 208 90 263 162 263 86 0 160-73 160-175 0-98-69-174-155-174-53 0-81 40-97 77zM162 512c-49 0-72-47-76-58-14-37-14-98-14-112 0-60 25-139 95-139 13 0 48 0 72 49 14 28 14 69 14 105 0 37 0 76-14 104-23 48-59 51-77 51z">
            <text:p/>
          </draw:path>
          <draw:path draw:style-name="gr3" draw:text-style-name="P7" draw:layer="layout" svg:width="0.553cm" svg:height="0.547cm" svg:x="25.804cm" svg:y="1.0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2 0 75-2 98-2 21 0 76 2 99 2 5 0 16 0 16-16 0-9-8-9-23-9-29 0-50 0-50-14 0-3 0-7 2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198cm" svg:height="0.36cm" svg:x="26.418cm" svg:y="1.358cm" svg:viewBox="0 0 199 361" svg:d="M123 16c0-16 0-16-16-16-35 33-84 35-107 35v20c12 0 49 0 79-16v278c0 18 0 25-54 25h-21v19c10 0 77-2 96-2 18 0 87 2 99 2v-19h-21c-55 0-55-7-55-25z">
            <text:p/>
          </draw:path>
        </draw:g>
        <draw:g xml:id="id214" draw:id="id214">
          <svg:title>TexMaths</svg:title>
          <svg:desc>22§display§\begin{bmatrix} 1   &amp;  \ \ 2   &amp;  \ \  3  \\  
                           0   &amp;     -5   &amp;    -10  \\ 
                           0   &amp;   -10   &amp;     -15   \end{bmatrix}
\begin{bmatrix} x \\  y \\ z   \end{bmatrix}
= \begin{bmatrix} \ \   45 \\  - 120  \\  - 200  \end{bmatrix}
§svg§600§FALSE§</svg:desc>
          <draw:polygon draw:style-name="gr2" draw:text-style-name="P6" draw:layer="layout" svg:width="10.808cm" svg:height="2.706cm" svg:x="15.841cm" svg:y="2.389cm" svg:viewBox="0 0 10809 2707" draw:points="5405,2707 0,2707 0,0 10809,0 10809,2707">
            <text:p/>
          </draw:polygon>
          <draw:polygon draw:style-name="gr3" draw:text-style-name="P7" draw:layer="layout" svg:width="0.258cm" svg:height="1.391cm" svg:x="16.054cm" svg:y="2.35cm" svg:viewBox="0 0 259 1392" draw:points="0,1392 55,1392 55,53 259,53 259,0 0,0">
            <text:p/>
          </draw:polygon>
          <draw:polygon draw:style-name="gr3" draw:text-style-name="P7" draw:layer="layout" svg:width="0.258cm" svg:height="1.391cm" svg:x="16.054cm" svg:y="3.741cm" svg:viewBox="0 0 259 1392" draw:points="0,1392 259,1392 259,1340 55,1340 55,0 0,0">
            <text:p/>
          </draw:polygon>
          <draw:path draw:style-name="gr3" draw:text-style-name="P7" draw:layer="layout" svg:width="0.256cm" svg:height="0.517cm" svg:x="16.387cm" svg:y="2.48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8.268cm" svg:y="2.4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20.41cm" svg:y="2.48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16.348cm" svg:y="3.41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7.735cm" svg:y="3.71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8.31cm" svg:y="3.41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472cm" svg:height="0.032cm" svg:x="19.69cm" svg:y="3.71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0.295cm" svg:y="3.41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20.644cm" svg:y="3.41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6.348cm" svg:y="4.33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7.541cm" svg:y="4.6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8.148cm" svg:y="4.33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8.495cm" svg:y="4.339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9.69cm" svg:y="4.6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0.295cm" svg:y="4.33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20.653cm" svg:y="4.339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olygon draw:style-name="gr3" draw:text-style-name="P7" draw:layer="layout" svg:width="0.258cm" svg:height="1.391cm" svg:x="21.005cm" svg:y="2.35cm" svg:viewBox="0 0 259 1392" draw:points="206,1392 259,1392 259,0 0,0 0,53 206,53">
            <text:p/>
          </draw:polygon>
          <draw:polygon draw:style-name="gr3" draw:text-style-name="P7" draw:layer="layout" svg:width="0.258cm" svg:height="1.391cm" svg:x="21.005cm" svg:y="3.741cm" svg:viewBox="0 0 259 1392" draw:points="206,1340 0,1340 0,1392 259,1392 259,0 206,0">
            <text:p/>
          </draw:polygon>
          <draw:polygon draw:style-name="gr3" draw:text-style-name="P7" draw:layer="layout" svg:width="0.258cm" svg:height="1.391cm" svg:x="21.897cm" svg:y="2.35cm" svg:viewBox="0 0 259 1392" draw:points="0,1392 55,1392 55,53 259,53 259,0 0,0">
            <text:p/>
          </draw:polygon>
          <draw:polygon draw:style-name="gr3" draw:text-style-name="P7" draw:layer="layout" svg:width="0.258cm" svg:height="1.391cm" svg:x="21.897cm" svg:y="3.741cm" svg:viewBox="0 0 259 1392" draw:points="0,1392 259,1392 259,1340 55,1340 55,0 0,0">
            <text:p/>
          </draw:polygon>
          <draw:path draw:style-name="gr3" draw:text-style-name="P7" draw:layer="layout" svg:width="0.386cm" svg:height="0.351cm" svg:x="22.182cm" svg:y="2.6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358cm" svg:height="0.501cm" svg:x="22.2cm" svg:y="3.586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22.217cm" svg:y="4.513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22.606cm" svg:y="2.35cm" svg:viewBox="0 0 259 1392" draw:points="206,1392 259,1392 259,0 0,0 0,53 206,53">
            <text:p/>
          </draw:polygon>
          <draw:polygon draw:style-name="gr3" draw:text-style-name="P7" draw:layer="layout" svg:width="0.258cm" svg:height="1.391cm" svg:x="22.606cm" svg:y="3.741cm" svg:viewBox="0 0 259 1392" draw:points="206,1340 0,1340 0,1392 259,1392 259,0 206,0">
            <text:p/>
          </draw:polygon>
          <draw:path draw:style-name="gr3" draw:text-style-name="P7" draw:layer="layout" svg:width="0.515cm" svg:height="0.182cm" svg:x="23.375cm" svg:y="3.65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24.399cm" svg:y="2.35cm" svg:viewBox="0 0 259 1392" draw:points="0,1392 55,1392 55,53 259,53 259,0 0,0">
            <text:p/>
          </draw:polygon>
          <draw:polygon draw:style-name="gr3" draw:text-style-name="P7" draw:layer="layout" svg:width="0.258cm" svg:height="1.391cm" svg:x="24.399cm" svg:y="3.741cm" svg:viewBox="0 0 259 1392" draw:points="0,1392 259,1392 259,1340 55,1340 55,0 0,0">
            <text:p/>
          </draw:polygon>
          <draw:path draw:style-name="gr3" draw:text-style-name="P7" draw:layer="layout" svg:width="0.344cm" svg:height="0.524cm" svg:x="25.436cm" svg:y="2.47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09cm" svg:height="0.532cm" svg:x="25.841cm" svg:y="2.48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472cm" svg:height="0.032cm" svg:x="24.727cm" svg:y="3.71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5.334cm" svg:y="3.41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5.689cm" svg:y="3.41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26cm" svg:height="0.532cm" svg:x="26.068cm" svg:y="3.41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24.727cm" svg:y="4.64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5.304cm" svg:y="4.33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6cm" svg:height="0.532cm" svg:x="25.681cm" svg:y="4.33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26.068cm" svg:y="4.33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olygon draw:style-name="gr3" draw:text-style-name="P7" draw:layer="layout" svg:width="0.258cm" svg:height="1.391cm" svg:x="26.43cm" svg:y="2.35cm" svg:viewBox="0 0 259 1392" draw:points="206,1392 259,1392 259,0 0,0 0,53 206,53">
            <text:p/>
          </draw:polygon>
          <draw:polygon draw:style-name="gr3" draw:text-style-name="P7" draw:layer="layout" svg:width="0.258cm" svg:height="1.391cm" svg:x="26.43cm" svg:y="3.741cm" svg:viewBox="0 0 259 1392" draw:points="206,1340 0,1340 0,1392 259,1392 259,0 206,0">
            <text:p/>
          </draw:polygon>
        </draw:g>
        <draw:g xml:id="id215" draw:id="id215">
          <svg:title>TexMaths</svg:title>
          <svg:desc>22§display§R_2 \rightarrow  - \frac{1}{5}R_2, \ R_3 \rightarrow  - \frac{1}{5}R_3§svg§600§FALSE§</svg:desc>
          <draw:polygon draw:style-name="gr2" draw:text-style-name="P6" draw:layer="layout" svg:width="8.944cm" svg:height="1.51cm" svg:x="15.676cm" svg:y="5.518cm" svg:viewBox="0 0 8945 1511" draw:points="4472,1511 0,1511 0,0 8945,0 8945,1511">
            <text:p/>
          </draw:polygon>
          <draw:path draw:style-name="gr3" draw:text-style-name="P7" draw:layer="layout" svg:width="0.553cm" svg:height="0.547cm" svg:x="15.669cm" svg:y="5.99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1 0-51-14 0-3 1-7 3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24cm" svg:height="0.36cm" svg:x="16.259cm" svg:y="6.27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16.829cm" svg:y="6.122cm" svg:viewBox="0 0 688 405" svg:d="M604 218c-43 34-64 65-71 74-33 55-40 104-40 104 0 9 9 9 16 9 12 0 14-2 17-14 18-78 64-143 152-178 8-3 10-5 10-11 0-5-5-7-5-8-35-13-129-51-159-182-1-10-3-12-15-12-7 0-16 0-16 9 0 2 7 51 40 104 14 23 37 49 71 74h-576c-14 0-28 0-28 15 0 16 14 16 28 16z">
            <text:p/>
          </draw:path>
          <draw:path draw:style-name="gr3" draw:text-style-name="P7" draw:layer="layout" svg:width="0.472cm" svg:height="0.032cm" svg:x="17.837cm" svg:y="6.30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8.537cm" svg:y="5.47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8.467cm" svg:y="6.308cm" svg:viewBox="0 0 389 33" draw:points="194,33 0,33 0,0 389,0 389,33">
            <text:p/>
          </draw:polygon>
          <draw:path draw:style-name="gr3" draw:text-style-name="P7" draw:layer="layout" svg:width="0.309cm" svg:height="0.532cm" svg:x="18.506cm" svg:y="6.53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53cm" svg:height="0.547cm" svg:x="18.979cm" svg:y="5.99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0 0-50-14 0-3 0-7 2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24cm" svg:height="0.36cm" svg:x="19.569cm" svg:y="6.27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091cm" svg:height="0.231cm" svg:x="19.947cm" svg:y="6.435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3" draw:text-style-name="P7" draw:layer="layout" svg:width="0.553cm" svg:height="0.547cm" svg:x="20.514cm" svg:y="5.99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1 0-51-14 0-3 1-7 3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249cm" svg:height="0.37cm" svg:x="21.098cm" svg:y="6.273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687cm" svg:height="0.404cm" svg:x="21.673cm" svg:y="6.122cm" svg:viewBox="0 0 688 405" svg:d="M604 218c-43 34-64 65-69 74-35 55-42 104-42 104 0 9 9 9 16 9 12 0 14-2 17-14 18-78 64-143 152-178 8-3 10-5 10-11 0-5-5-7-5-8-35-13-129-51-159-182-1-10-3-12-15-12-7 0-16 0-16 9 0 2 7 51 40 104 14 23 37 49 71 74h-576c-14 0-28 0-28 15 0 16 14 16 28 16z">
            <text:p/>
          </draw:path>
          <draw:path draw:style-name="gr3" draw:text-style-name="P7" draw:layer="layout" svg:width="0.472cm" svg:height="0.032cm" svg:x="22.684cm" svg:y="6.30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3.382cm" svg:y="5.47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23.314cm" svg:y="6.308cm" svg:viewBox="0 0 389 33" draw:points="194,33 0,33 0,0 389,0 389,33">
            <text:p/>
          </draw:polygon>
          <draw:path draw:style-name="gr3" draw:text-style-name="P7" draw:layer="layout" svg:width="0.309cm" svg:height="0.532cm" svg:x="23.352cm" svg:y="6.53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53cm" svg:height="0.547cm" svg:x="23.824cm" svg:y="5.99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6-9-21-9-29 0-50 0-50-14 0-3 0-7 2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249cm" svg:height="0.37cm" svg:x="24.408cm" svg:y="6.273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</draw:g>
        <draw:g xml:id="id216" draw:id="id216">
          <svg:title>TexMaths</svg:title>
          <svg:desc>22§display§\begin{bmatrix} 1   &amp;   2   &amp;  3  \\  
                           0   &amp;   1   &amp;  2  \\ 
                           0   &amp;   2   &amp;  3   \end{bmatrix}
\begin{bmatrix} x \\  y \\ z   \end{bmatrix}
= \begin{bmatrix}   45 \\   24  \\   40  \end{bmatrix}
§svg§600§FALSE§</svg:desc>
          <draw:polygon draw:style-name="gr2" draw:text-style-name="P6" draw:layer="layout" svg:width="7.845cm" svg:height="2.706cm" svg:x="15.842cm" svg:y="7.391cm" svg:viewBox="0 0 7846 2707" draw:points="3923,2707 0,2707 0,0 7846,0 7846,2707">
            <text:p/>
          </draw:polygon>
          <draw:polygon draw:style-name="gr3" draw:text-style-name="P7" draw:layer="layout" svg:width="0.258cm" svg:height="1.391cm" svg:x="16.055cm" svg:y="7.352cm" svg:viewBox="0 0 259 1392" draw:points="0,1392 55,1392 55,53 259,53 259,0 0,0">
            <text:p/>
          </draw:polygon>
          <draw:polygon draw:style-name="gr3" draw:text-style-name="P7" draw:layer="layout" svg:width="0.258cm" svg:height="1.391cm" svg:x="16.055cm" svg:y="8.743cm" svg:viewBox="0 0 259 1392" draw:points="0,1392 259,1392 259,1340 55,1340 55,0 0,0">
            <text:p/>
          </draw:polygon>
          <draw:path draw:style-name="gr3" draw:text-style-name="P7" draw:layer="layout" svg:width="0.256cm" svg:height="0.517cm" svg:x="16.388cm" svg:y="7.48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7.518cm" svg:y="7.4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18.67cm" svg:y="7.48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16.349cm" svg:y="8.41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7.547cm" svg:y="8.413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309cm" svg:height="0.517cm" svg:x="18.677cm" svg:y="8.4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6cm" svg:height="0.532cm" svg:x="16.349cm" svg:y="9.34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09cm" svg:height="0.517cm" svg:x="17.518cm" svg:y="9.34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18.67cm" svg:y="9.341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9.031cm" svg:y="7.352cm" svg:viewBox="0 0 259 1392" draw:points="206,1392 259,1392 259,0 0,0 0,53 206,53">
            <text:p/>
          </draw:polygon>
          <draw:polygon draw:style-name="gr3" draw:text-style-name="P7" draw:layer="layout" svg:width="0.258cm" svg:height="1.391cm" svg:x="19.031cm" svg:y="8.743cm" svg:viewBox="0 0 259 1392" draw:points="206,1340 0,1340 0,1392 259,1392 259,0 206,0">
            <text:p/>
          </draw:polygon>
          <draw:polygon draw:style-name="gr3" draw:text-style-name="P7" draw:layer="layout" svg:width="0.258cm" svg:height="1.391cm" svg:x="19.922cm" svg:y="7.352cm" svg:viewBox="0 0 259 1392" draw:points="0,1392 55,1392 55,53 259,53 259,0 0,0">
            <text:p/>
          </draw:polygon>
          <draw:polygon draw:style-name="gr3" draw:text-style-name="P7" draw:layer="layout" svg:width="0.258cm" svg:height="1.391cm" svg:x="19.922cm" svg:y="8.743cm" svg:viewBox="0 0 259 1392" draw:points="0,1392 259,1392 259,1340 55,1340 55,0 0,0">
            <text:p/>
          </draw:polygon>
          <draw:path draw:style-name="gr3" draw:text-style-name="P7" draw:layer="layout" svg:width="0.386cm" svg:height="0.351cm" svg:x="20.207cm" svg:y="7.6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58cm" svg:height="0.501cm" svg:x="20.225cm" svg:y="8.588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20.242cm" svg:y="9.515cm" svg:viewBox="0 0 329 352" svg:d="M70 280c43-46 64-65 92-90 0 0 49-42 77-70 74-72 90-109 90-113 0-7-7-7-9-7-5 0-7 2-10 9-23 37-41 49-58 49-20 0-28-12-41-25-14-17-28-33-53-33-58 0-95 72-95 88 0 5 4 9 11 9s7-4 9-9c16-35 60-35 67-35 15 0 30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20.633cm" svg:y="7.352cm" svg:viewBox="0 0 259 1392" draw:points="206,1392 259,1392 259,0 0,0 0,53 206,53">
            <text:p/>
          </draw:polygon>
          <draw:polygon draw:style-name="gr3" draw:text-style-name="P7" draw:layer="layout" svg:width="0.258cm" svg:height="1.391cm" svg:x="20.633cm" svg:y="8.743cm" svg:viewBox="0 0 259 1392" draw:points="206,1340 0,1340 0,1392 259,1392 259,0 206,0">
            <text:p/>
          </draw:polygon>
          <draw:path draw:style-name="gr3" draw:text-style-name="P7" draw:layer="layout" svg:width="0.515cm" svg:height="0.182cm" svg:x="21.4cm" svg:y="8.65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22.425cm" svg:y="7.352cm" svg:viewBox="0 0 259 1392" draw:points="0,1392 55,1392 55,53 259,53 259,0 0,0">
            <text:p/>
          </draw:polygon>
          <draw:polygon draw:style-name="gr3" draw:text-style-name="P7" draw:layer="layout" svg:width="0.258cm" svg:height="1.391cm" svg:x="22.425cm" svg:y="8.743cm" svg:viewBox="0 0 259 1392" draw:points="0,1392 259,1392 259,1340 55,1340 55,0 0,0">
            <text:p/>
          </draw:polygon>
          <draw:path draw:style-name="gr3" draw:text-style-name="P7" draw:layer="layout" svg:width="0.344cm" svg:height="0.524cm" svg:x="22.71cm" svg:y="7.47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09cm" svg:height="0.532cm" svg:x="23.115cm" svg:y="7.48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09cm" svg:height="0.517cm" svg:x="22.727cm" svg:y="8.4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44cm" svg:height="0.524cm" svg:x="23.097cm" svg:y="8.40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44cm" svg:height="0.524cm" svg:x="22.71cm" svg:y="9.33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6cm" svg:height="0.532cm" svg:x="23.106cm" svg:y="9.34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olygon draw:style-name="gr3" draw:text-style-name="P7" draw:layer="layout" svg:width="0.258cm" svg:height="1.391cm" svg:x="23.468cm" svg:y="7.352cm" svg:viewBox="0 0 259 1392" draw:points="206,1392 259,1392 259,0 0,0 0,53 206,53">
            <text:p/>
          </draw:polygon>
          <draw:polygon draw:style-name="gr3" draw:text-style-name="P7" draw:layer="layout" svg:width="0.258cm" svg:height="1.391cm" svg:x="23.468cm" svg:y="8.743cm" svg:viewBox="0 0 259 1392" draw:points="206,1340 0,1340 0,1392 259,1392 259,0 206,0">
            <text:p/>
          </draw:polygon>
        </draw:g>
        <draw:g xml:id="id217" draw:id="id217">
          <svg:title>TexMaths</svg:title>
          <svg:desc>22§display§R_3 \rightarrow R_3 - 2R_2§svg§600§FALSE§</svg:desc>
          <draw:polygon draw:style-name="gr2" draw:text-style-name="P6" draw:layer="layout" svg:width="5.185cm" svg:height="0.578cm" svg:x="15.47cm" svg:y="10.812cm" svg:viewBox="0 0 5186 579" draw:points="2594,579 0,579 0,0 5186,0 5186,579">
            <text:p/>
          </draw:polygon>
          <draw:path draw:style-name="gr3" draw:text-style-name="P7" draw:layer="layout" svg:width="0.553cm" svg:height="0.546cm" svg:x="15.463cm" svg:y="10.773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2 0 75-1 98-1 21 0 76 1 99 1 5 0 14 0 14-15 0-9-6-9-21-9-29 0-51 0-51-14 0-4 1-7 3-13l51-205h92c70 0 84 44 84 70 0 12-5 37-10 54-6 22-13 50-13 66 0 84 94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9cm" svg:height="0.37cm" svg:x="16.047cm" svg:y="11.058cm" svg:viewBox="0 0 250 371" svg:d="M120 179c42 0 72 30 72 88 0 67-39 87-71 87-21 0-70-6-93-37 27-2 32-20 32-30 0-18-12-30-30-30-14 0-30 9-30 30 0 52 56 84 123 84 76 0 127-49 127-104 0-42-34-84-93-98 56-20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687cm" svg:height="0.404cm" svg:x="16.623cm" svg:y="10.907cm" svg:viewBox="0 0 688 405" svg:d="M604 218c-43 33-64 65-71 74-33 54-40 104-40 104 0 9 9 9 16 9 12 0 14-2 17-15 18-77 64-142 152-177 8-4 10-5 10-11 0-5-5-7-5-9-35-12-129-51-159-181-1-10-3-12-15-12-7 0-16 0-16 9 0 2 7 51 40 104 14 22 37 49 71 73h-576c-14 0-28 0-28 16s14 16 28 16z">
            <text:p/>
          </draw:path>
          <draw:path draw:style-name="gr3" draw:text-style-name="P7" draw:layer="layout" svg:width="0.553cm" svg:height="0.546cm" svg:x="17.599cm" svg:y="10.773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1 0 75-1 98-1 21 0 76 1 99 1 5 0 14 0 14-15 0-9-6-9-21-9-29 0-50 0-50-14 0-4 0-7 2-13l51-205h92c70 0 84 44 84 70 0 12-5 37-10 54-6 22-13 50-13 66 0 84 94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9cm" svg:height="0.37cm" svg:x="18.184cm" svg:y="11.058cm" svg:viewBox="0 0 250 371" svg:d="M120 179c42 0 72 30 72 88 0 67-39 87-71 87-21 0-70-6-93-37 27-2 32-20 32-30 0-18-12-30-30-30-14 0-30 9-30 30 0 52 56 84 123 84 76 0 127-49 127-104 0-42-34-84-93-98 56-20 77-62 77-93 0-44-49-76-111-76-60 0-105 30-105 72 0 19 10 30 28 30 16 0 26-12 26-28s-10-27-26-28c19-25 56-30 75-30 25 0 60 12 60 60 0 22-9 47-23 63-17 21-31 23-59 25-15 0-15 0-18 1 0 0-5 0-5 7s5 7 14 7z">
            <text:p/>
          </draw:path>
          <draw:path draw:style-name="gr3" draw:text-style-name="P7" draw:layer="layout" svg:width="0.472cm" svg:height="0.032cm" svg:x="18.738cm" svg:y="11.0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9.486cm" svg:y="10.78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553cm" svg:height="0.546cm" svg:x="19.864cm" svg:y="10.773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1 0 75-1 98-1 21 0 76 1 99 1 5 0 14 0 14-15 0-9-7-9-21-9-29 0-50 0-50-14 0-4 0-7 2-13l51-205h92c70 0 84 44 84 70 0 12-5 37-10 54-6 22-13 50-13 66 0 84 94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cm" svg:height="0.36cm" svg:x="20.454cm" svg:y="11.058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</draw:g>
        <draw:g xml:id="id218" draw:id="id218">
          <svg:title>TexMaths</svg:title>
          <svg:desc>22§display§\begin{bmatrix} 1   &amp;   2   &amp; \ \  3  \\  
                           0   &amp;   1   &amp; \ \  2  \\ 
                           0   &amp;   0   &amp;     -1   \end{bmatrix}
\begin{bmatrix} x \\  y \\ z   \end{bmatrix}
= \begin{bmatrix}   45 \\   24  \\  - 8  \end{bmatrix}
§svg§600§FALSE§</svg:desc>
          <draw:polygon draw:style-name="gr2" draw:text-style-name="P6" draw:layer="layout" svg:width="8.659cm" svg:height="2.706cm" svg:x="15.845cm" svg:y="11.894cm" svg:viewBox="0 0 8660 2707" draw:points="4331,2707 0,2707 0,0 8660,0 8660,2707">
            <text:p/>
          </draw:polygon>
          <draw:polygon draw:style-name="gr3" draw:text-style-name="P7" draw:layer="layout" svg:width="0.258cm" svg:height="1.391cm" svg:x="16.058cm" svg:y="11.855cm" svg:viewBox="0 0 259 1392" draw:points="0,1392 55,1392 55,53 259,53 259,0 0,0">
            <text:p/>
          </draw:polygon>
          <draw:polygon draw:style-name="gr3" draw:text-style-name="P7" draw:layer="layout" svg:width="0.258cm" svg:height="1.391cm" svg:x="16.058cm" svg:y="13.246cm" svg:viewBox="0 0 259 1392" draw:points="0,1392 259,1392 259,1340 55,1340 55,0 0,0">
            <text:p/>
          </draw:polygon>
          <draw:path draw:style-name="gr3" draw:text-style-name="P7" draw:layer="layout" svg:width="0.256cm" svg:height="0.517cm" svg:x="16.391cm" svg:y="11.98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7.52cm" svg:y="11.98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21cm" svg:height="0.532cm" svg:x="19.233cm" svg:y="11.98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16.352cm" svg:y="12.91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7.55cm" svg:y="12.916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309cm" svg:height="0.517cm" svg:x="19.238cm" svg:y="12.91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26cm" svg:height="0.532cm" svg:x="16.352cm" svg:y="13.84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7.512cm" svg:y="13.84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8.705cm" svg:y="14.1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9.312cm" svg:y="13.84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9.634cm" svg:y="11.855cm" svg:viewBox="0 0 259 1392" draw:points="206,1392 259,1392 259,0 0,0 0,53 206,53">
            <text:p/>
          </draw:polygon>
          <draw:polygon draw:style-name="gr3" draw:text-style-name="P7" draw:layer="layout" svg:width="0.258cm" svg:height="1.391cm" svg:x="19.634cm" svg:y="13.246cm" svg:viewBox="0 0 259 1392" draw:points="206,1340 0,1340 0,1392 259,1392 259,0 206,0">
            <text:p/>
          </draw:polygon>
          <draw:polygon draw:style-name="gr3" draw:text-style-name="P7" draw:layer="layout" svg:width="0.258cm" svg:height="1.391cm" svg:x="20.526cm" svg:y="11.855cm" svg:viewBox="0 0 259 1392" draw:points="0,1392 55,1392 55,53 259,53 259,0 0,0">
            <text:p/>
          </draw:polygon>
          <draw:polygon draw:style-name="gr3" draw:text-style-name="P7" draw:layer="layout" svg:width="0.258cm" svg:height="1.391cm" svg:x="20.526cm" svg:y="13.246cm" svg:viewBox="0 0 259 1392" draw:points="0,1392 259,1392 259,1340 55,1340 55,0 0,0">
            <text:p/>
          </draw:polygon>
          <draw:path draw:style-name="gr3" draw:text-style-name="P7" draw:layer="layout" svg:width="0.386cm" svg:height="0.351cm" svg:x="20.811cm" svg:y="12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358cm" svg:height="0.501cm" svg:x="20.829cm" svg:y="13.091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28cm" svg:height="0.351cm" svg:x="20.847cm" svg:y="14.018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21.235cm" svg:y="11.855cm" svg:viewBox="0 0 259 1392" draw:points="206,1392 259,1392 259,0 0,0 0,53 206,53">
            <text:p/>
          </draw:polygon>
          <draw:polygon draw:style-name="gr3" draw:text-style-name="P7" draw:layer="layout" svg:width="0.258cm" svg:height="1.391cm" svg:x="21.235cm" svg:y="13.246cm" svg:viewBox="0 0 259 1392" draw:points="206,1340 0,1340 0,1392 259,1392 259,0 206,0">
            <text:p/>
          </draw:polygon>
          <draw:path draw:style-name="gr3" draw:text-style-name="P7" draw:layer="layout" svg:width="0.515cm" svg:height="0.182cm" svg:x="22.005cm" svg:y="13.15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23.029cm" svg:y="11.855cm" svg:viewBox="0 0 259 1392" draw:points="0,1392 55,1392 55,53 259,53 259,0 0,0">
            <text:p/>
          </draw:polygon>
          <draw:polygon draw:style-name="gr3" draw:text-style-name="P7" draw:layer="layout" svg:width="0.258cm" svg:height="1.391cm" svg:x="23.029cm" svg:y="13.246cm" svg:viewBox="0 0 259 1392" draw:points="0,1392 259,1392 259,1340 55,1340 55,0 0,0">
            <text:p/>
          </draw:polygon>
          <draw:path draw:style-name="gr3" draw:text-style-name="P7" draw:layer="layout" svg:width="0.344cm" svg:height="0.524cm" svg:x="23.421cm" svg:y="11.98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09cm" svg:height="0.532cm" svg:x="23.824cm" svg:y="11.989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09cm" svg:height="0.517cm" svg:x="23.439cm" svg:y="12.91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44cm" svg:height="0.524cm" svg:x="23.808cm" svg:y="12.908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23.356cm" svg:y="14.1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3.926cm" svg:y="13.844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olygon draw:style-name="gr3" draw:text-style-name="P7" draw:layer="layout" svg:width="0.258cm" svg:height="1.391cm" svg:x="24.285cm" svg:y="11.855cm" svg:viewBox="0 0 259 1392" draw:points="206,1392 259,1392 259,0 0,0 0,53 206,53">
            <text:p/>
          </draw:polygon>
          <draw:polygon draw:style-name="gr3" draw:text-style-name="P7" draw:layer="layout" svg:width="0.258cm" svg:height="1.391cm" svg:x="24.285cm" svg:y="13.246cm" svg:viewBox="0 0 259 1392" draw:points="206,1340 0,1340 0,1392 259,1392 259,0 206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1+width/2;x" smil:keyTimes="0;1"/>
                  <anim:animate smil:dur="0.5s" smil:fill="hold" smil:targetElement="id21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219" draw:id="id219">
          <svg:title>TexMaths</svg:title>
          <svg:desc>22§display§\therefore§svg§600§FALSE§</svg:desc>
          <draw:polygon draw:style-name="gr2" draw:text-style-name="P6" draw:layer="layout" svg:width="0.415cm" svg:height="0.34cm" svg:x="2.952cm" svg:y="2.166cm" svg:viewBox="0 0 416 341" draw:points="208,341 0,341 0,0 416,0 416,341">
            <text:p/>
          </draw:polygon>
          <draw:path draw:style-name="gr3" draw:text-style-name="P7" draw:layer="layout" svg:width="0.47cm" svg:height="0.417cm" svg:x="2.936cm" svg:y="2.127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220" draw:id="id220">
          <svg:title>TexMaths</svg:title>
          <svg:desc>22§display§\begin{bmatrix} x   +   2y  +   3z  \\  
                          0x   +   y   +    2z  \\ 
                          0x   +   0y  -     z   \end{bmatrix}
\begin{bmatrix} x \\  y \\ z   \end{bmatrix}
= \begin{bmatrix}   45 \\   24  \\  - 8  \end{bmatrix}
§svg§600§FALSE§</svg:desc>
          <draw:polygon draw:style-name="gr2" draw:text-style-name="P6" draw:layer="layout" svg:width="9.257cm" svg:height="2.706cm" svg:x="4.343cm" svg:y="0.983cm" svg:viewBox="0 0 9258 2707" draw:points="4630,2707 0,2707 0,0 9258,0 9258,2707">
            <text:p/>
          </draw:polygon>
          <draw:polygon draw:style-name="gr3" draw:text-style-name="P7" draw:layer="layout" svg:width="0.258cm" svg:height="1.391cm" svg:x="4.556cm" svg:y="0.944cm" svg:viewBox="0 0 259 1392" draw:points="0,1392 55,1392 55,53 259,53 259,0 0,0">
            <text:p/>
          </draw:polygon>
          <draw:polygon draw:style-name="gr3" draw:text-style-name="P7" draw:layer="layout" svg:width="0.258cm" svg:height="1.391cm" svg:x="4.556cm" svg:y="2.335cm" svg:viewBox="0 0 259 1392" draw:points="0,1392 259,1392 259,1340 55,1340 55,0 0,0">
            <text:p/>
          </draw:polygon>
          <draw:path draw:style-name="gr3" draw:text-style-name="P7" draw:layer="layout" svg:width="0.386cm" svg:height="0.351cm" svg:x="4.843cm" svg:y="1.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5.476cm" svg:y="1.1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245cm" svg:y="1.07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58cm" svg:height="0.501cm" svg:x="6.615cm" svg:y="1.25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ath draw:style-name="gr3" draw:text-style-name="P7" draw:layer="layout" svg:width="0.515cm" svg:height="0.517cm" svg:x="7.215cm" svg:y="1.1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977cm" svg:y="1.07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8cm" svg:height="0.351cm" svg:x="8.364cm" svg:y="1.25cm" svg:viewBox="0 0 329 352" svg:d="M70 280c43-46 64-65 92-90 0 0 49-42 77-70 74-72 90-109 90-113 0-7-7-7-9-7-5 0-7 2-10 9-23 37-41 49-58 49-20 0-29-12-41-25-14-17-28-33-53-33-58 0-95 72-95 88 0 5 4 9 11 9s7-4 9-9c16-35 60-35 67-35 15 0 29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326cm" svg:height="0.532cm" svg:x="4.85cm" svg:y="2.005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5.228cm" svg:y="2.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5.863cm" svg:y="2.07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6.615cm" svg:y="2.1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ath draw:style-name="gr3" draw:text-style-name="P7" draw:layer="layout" svg:width="0.515cm" svg:height="0.517cm" svg:x="7.215cm" svg:y="2.07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7.984cm" svg:y="2.0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28cm" svg:height="0.351cm" svg:x="8.364cm" svg:y="2.18cm" svg:viewBox="0 0 329 352" svg:d="M70 280c43-46 64-65 92-90 0 0 49-42 77-70 74-72 90-109 90-113 0-7-7-7-9-7-5 0-7 2-10 9-23 37-41 49-58 49-20 0-29-12-41-25-14-17-28-33-53-33-58 0-95 72-95 88 0 5 4 9 11 9s7-4 9-9c16-35 60-35 67-35 15 0 29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326cm" svg:height="0.532cm" svg:x="4.85cm" svg:y="2.93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5.228cm" svg:y="3.1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5.863cm" svg:y="2.9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6.624cm" svg:y="2.93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58cm" svg:height="0.501cm" svg:x="7.002cm" svg:y="3.107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ath draw:style-name="gr3" draw:text-style-name="P7" draw:layer="layout" svg:width="0.472cm" svg:height="0.032cm" svg:x="7.621cm" svg:y="3.239cm" svg:viewBox="0 0 473 33" svg:d="M447 33c12 0 26 0 26-17 0-16-14-16-26-16h-421c-12 0-26 0-26 16 0 17 14 17 26 17z">
            <text:p/>
          </draw:path>
          <draw:path draw:style-name="gr3" draw:text-style-name="P7" draw:layer="layout" svg:width="0.328cm" svg:height="0.351cm" svg:x="8.364cm" svg:y="3.107cm" svg:viewBox="0 0 329 352" svg:d="M70 280c43-46 64-65 92-90 0 0 49-42 77-70 74-72 90-109 90-113 0-7-7-7-9-7-5 0-7 2-10 9-23 37-41 49-58 49-20 0-29-12-41-25-14-17-28-33-53-33-58 0-95 72-95 88 0 5 4 9 11 9s7-4 9-9c16-35 60-35 67-35 15 0 29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8.73cm" svg:y="0.944cm" svg:viewBox="0 0 259 1392" draw:points="206,1392 259,1392 259,0 0,0 0,53 206,53">
            <text:p/>
          </draw:polygon>
          <draw:polygon draw:style-name="gr3" draw:text-style-name="P7" draw:layer="layout" svg:width="0.258cm" svg:height="1.391cm" svg:x="8.73cm" svg:y="2.335cm" svg:viewBox="0 0 259 1392" draw:points="206,1340 0,1340 0,1392 259,1392 259,0 206,0">
            <text:p/>
          </draw:polygon>
          <draw:polygon draw:style-name="gr3" draw:text-style-name="P7" draw:layer="layout" svg:width="0.258cm" svg:height="1.391cm" svg:x="9.621cm" svg:y="0.944cm" svg:viewBox="0 0 259 1392" draw:points="0,1392 55,1392 55,53 259,53 259,0 0,0">
            <text:p/>
          </draw:polygon>
          <draw:polygon draw:style-name="gr3" draw:text-style-name="P7" draw:layer="layout" svg:width="0.258cm" svg:height="1.391cm" svg:x="9.621cm" svg:y="2.335cm" svg:viewBox="0 0 259 1392" draw:points="0,1392 259,1392 259,1340 55,1340 55,0 0,0">
            <text:p/>
          </draw:polygon>
          <draw:path draw:style-name="gr3" draw:text-style-name="P7" draw:layer="layout" svg:width="0.386cm" svg:height="0.351cm" svg:x="9.907cm" svg:y="1.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358cm" svg:height="0.501cm" svg:x="9.925cm" svg:y="2.1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ath draw:style-name="gr3" draw:text-style-name="P7" draw:layer="layout" svg:width="0.328cm" svg:height="0.351cm" svg:x="9.943cm" svg:y="3.107cm" svg:viewBox="0 0 329 352" svg:d="M70 280c43-46 64-65 92-90 0 0 49-42 77-70 74-72 90-109 90-113 0-7-7-7-9-7-5 0-7 2-10 9-23 37-41 49-58 49-20 0-29-12-41-25-14-17-28-33-53-33-58 0-95 72-95 88 0 5 4 9 9 9 7 0 9-4 11-9 16-35 60-35 67-35 15 0 29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10.332cm" svg:y="0.944cm" svg:viewBox="0 0 259 1392" draw:points="206,1392 259,1392 259,0 0,0 0,53 206,53">
            <text:p/>
          </draw:polygon>
          <draw:polygon draw:style-name="gr3" draw:text-style-name="P7" draw:layer="layout" svg:width="0.258cm" svg:height="1.391cm" svg:x="10.332cm" svg:y="2.335cm" svg:viewBox="0 0 259 1392" draw:points="206,1340 0,1340 0,1392 259,1392 259,0 206,0">
            <text:p/>
          </draw:polygon>
          <draw:path draw:style-name="gr3" draw:text-style-name="P7" draw:layer="layout" svg:width="0.515cm" svg:height="0.182cm" svg:x="11.101cm" svg:y="2.24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2.125cm" svg:y="0.944cm" svg:viewBox="0 0 259 1392" draw:points="0,1392 55,1392 55,53 259,53 259,0 0,0">
            <text:p/>
          </draw:polygon>
          <draw:polygon draw:style-name="gr3" draw:text-style-name="P7" draw:layer="layout" svg:width="0.258cm" svg:height="1.391cm" svg:x="12.125cm" svg:y="2.335cm" svg:viewBox="0 0 259 1392" draw:points="0,1392 259,1392 259,1340 55,1340 55,0 0,0">
            <text:p/>
          </draw:polygon>
          <draw:path draw:style-name="gr3" draw:text-style-name="P7" draw:layer="layout" svg:width="0.344cm" svg:height="0.524cm" svg:x="12.517cm" svg:y="1.069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09cm" svg:height="0.532cm" svg:x="12.92cm" svg:y="1.07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09cm" svg:height="0.517cm" svg:x="12.535cm" svg:y="2.0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ath draw:style-name="gr3" draw:text-style-name="P7" draw:layer="layout" svg:width="0.344cm" svg:height="0.524cm" svg:x="12.904cm" svg:y="1.997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12.452cm" svg:y="3.23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022cm" svg:y="2.933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olygon draw:style-name="gr3" draw:text-style-name="P7" draw:layer="layout" svg:width="0.258cm" svg:height="1.391cm" svg:x="13.381cm" svg:y="0.944cm" svg:viewBox="0 0 259 1392" draw:points="206,1392 259,1392 259,0 0,0 0,53 206,53">
            <text:p/>
          </draw:polygon>
          <draw:polygon draw:style-name="gr3" draw:text-style-name="P7" draw:layer="layout" svg:width="0.258cm" svg:height="1.391cm" svg:x="13.381cm" svg:y="2.335cm" svg:viewBox="0 0 259 1392" draw:points="206,1340 0,1340 0,1392 259,1392 259,0 206,0">
            <text:p/>
          </draw:polygon>
        </draw:g>
        <draw:g xml:id="id221" draw:id="id221">
          <svg:title>TexMaths</svg:title>
          <svg:desc>22§display§\text {By equality of matrices, we get, }§svg§600§FALSE§</svg:desc>
          <draw:polygon draw:style-name="gr2" draw:text-style-name="P6" draw:layer="layout" svg:width="10.6cm" svg:height="0.628cm" svg:x="4.574cm" svg:y="4.212cm" svg:viewBox="0 0 10601 629" draw:points="5301,629 0,629 0,0 10601,0 10601,629">
            <text:p/>
          </draw:polygon>
          <draw:path draw:style-name="gr3" draw:text-style-name="P7" draw:layer="layout" svg:width="0.476cm" svg:height="0.529cm" svg:x="4.563cm" svg:y="4.191cm" svg:viewBox="0 0 477 530" svg:d="M144 247v-192c0-25 2-30 39-30h95c76 0 104 65 104 105 0 51-39 117-125 117zM327 254c76-16 129-66 129-124 0-67-71-130-173-130h-283v25h19c60 0 60 8 60 35v410c0 28 0 35-60 35h-19v25h304c104 0 173-69 173-143 0-66-63-125-150-133zM280 505h-97c-37 0-39-5-39-29v-214h146c78 0 110 73 110 125 0 55-41 118-120 118z">
            <text:p/>
          </draw:path>
          <draw:path draw:style-name="gr3" draw:text-style-name="P7" draw:layer="layout" svg:width="0.379cm" svg:height="0.492cm" svg:x="5.098cm" svg:y="4.38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cm" svg:height="0.357cm" svg:x="5.77cm" svg:y="4.3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492cm" svg:x="6.119cm" svg:y="4.377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2 0 95 67 95 110z">
            <text:p/>
          </draw:path>
          <draw:path draw:style-name="gr3" draw:text-style-name="P7" draw:layer="layout" svg:width="0.39cm" svg:height="0.351cm" svg:x="6.525cm" svg:y="4.377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49cm" svg:height="0.357cm" svg:x="6.962cm" svg:y="4.372cm" svg:viewBox="0 0 350 358" svg:d="M225 289c4 32 25 63 62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173cm" svg:height="0.538cm" svg:x="7.342cm" svg:y="4.1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7.557cm" svg:y="4.20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4cm" svg:height="0.485cm" svg:x="7.761cm" svg:y="4.24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79cm" svg:height="0.492cm" svg:x="8.039cm" svg:y="4.38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44cm" svg:height="0.357cm" svg:x="8.713cm" svg:y="4.37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1cm" svg:height="0.547cm" svg:x="9.104cm" svg:y="4.173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604cm" svg:height="0.342cm" svg:x="9.597cm" svg:y="4.377cm" svg:viewBox="0 0 605 343" svg:d="M60 76v209c0 34-9 34-60 34v24c26 0 67-1 88-1 19 0 60 1 86 1v-24c-51 0-60 0-60-34v-144c0-81 55-123 104-123 50 0 58 42 58 86v181c0 34-8 34-61 34v24c28 0 67-1 88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10.248cm" svg:y="4.37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10.618cm" svg:y="4.24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10.926cm" svg:y="4.37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1.232cm" svg:y="4.20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95cm" svg:height="0.357cm" svg:x="11.447cm" svg:y="4.372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11.786cm" svg:y="4.3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12.133cm" svg:y="4.37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12.48cm" svg:y="4.636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531cm" svg:height="0.342cm" svg:x="12.9cm" svg:y="4.384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7" draw:layer="layout" svg:width="0.3cm" svg:height="0.357cm" svg:x="13.444cm" svg:y="4.3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14.046cm" svg:y="4.36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4.432cm" svg:y="4.3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14.769cm" svg:y="4.24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15.121cm" svg:y="4.636cm" svg:viewBox="0 0 92 232" svg:d="M92 81c0-49-18-81-50-81-28 0-42 21-42 41 0 21 14 42 42 42 13 0 21-6 30-11l2-2c0 0 2 0 2 11 0 51-23 99-58 136-4 3-6 5-6 7 0 7 4 8 9 8 9 0 71-61 71-151z">
            <text:p/>
          </draw:path>
        </draw:g>
        <draw:g xml:id="id222" draw:id="id222">
          <svg:title>TexMaths</svg:title>
          <svg:desc>22§display§x + 2y + 3z = 45§svg§600§FALSE§</svg:desc>
          <draw:polygon draw:style-name="gr2" draw:text-style-name="P6" draw:layer="layout" svg:width="5.593cm" svg:height="0.604cm" svg:x="4.58cm" svg:y="5.313cm" svg:viewBox="0 0 5594 605" draw:points="2796,605 0,605 0,0 5594,0 5594,605">
            <text:p/>
          </draw:polygon>
          <draw:path draw:style-name="gr3" draw:text-style-name="P7" draw:layer="layout" svg:width="0.386cm" svg:height="0.351cm" svg:x="4.564cm" svg:y="5.4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3 60 81 0 125-101 125-120 0-7-8-7-9-7-7 0-9 2-11 7-24 84-79 102-104 102-30 0-42-25-42-51 0-18 5-33 14-69z">
            <text:p/>
          </draw:path>
          <draw:path draw:style-name="gr3" draw:text-style-name="P7" draw:layer="layout" svg:width="0.515cm" svg:height="0.516cm" svg:x="5.198cm" svg:y="5.346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5.967cm" svg:y="5.283cm" svg:viewBox="0 0 310 517" svg:d="M60 457l83-81c121-107 167-147 167-225 0-89-69-151-164-151-88 0-146 72-146 141 0 42 39 42 40 42 15 0 41-9 41-41 0-19-14-40-41-40-7 0-7 0-10 2 18-51 60-79 105-79 71 0 104 61 104 126 0 62-38 123-81 171l-149 165c-9 9-9 10-9 30h289l21-136h-20c-3 23-8 58-15 69-8 7-59 7-74 7z">
            <text:p/>
          </draw:path>
          <draw:path draw:style-name="gr3" draw:text-style-name="P7" draw:layer="layout" svg:width="0.358cm" svg:height="0.5cm" svg:x="6.336cm" svg:y="5.455cm" svg:viewBox="0 0 359 501" svg:d="M355 47c4-10 4-12 4-17 0-14-12-21-23-21-9 0-21 3-28 16-2 3-7 28-11 42-5 19-10 40-15 61l-36 141c-1 10-35 65-88 65-38 0-47-33-47-63 0-35 14-83 40-151 13-32 14-41 14-57 0-35-24-63-63-63-74 0-102 112-102 120 0 7 7 7 9 7 9 0 9-2 12-15 21-72 53-94 79-94 6 0 20 0 20 24 0 20-7 39-14 55-30 81-44 126-44 161 0 69 49 94 95 94 30 0 56-15 77-36-9 41-19 78-49 120-21 26-51 49-86 49-11 0-46-3-59-33 13 0 22 0 32-9 9-7 16-18 16-32 0-24-21-28-28-28-18 0-44 12-44 51s35 67 83 67c80 0 160-70 181-158z">
            <text:p/>
          </draw:path>
          <draw:path draw:style-name="gr3" draw:text-style-name="P7" draw:layer="layout" svg:width="0.515cm" svg:height="0.516cm" svg:x="6.936cm" svg:y="5.346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7.698cm" svg:y="5.283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9-88 129-34 0-92-15-120-60 28 5 51-13 51-42s-19-44-42-44c-19 0-44 12-44 45 0 71 72 122 157 122 95 0 165-71 165-150 0-63-49-123-128-140z">
            <text:p/>
          </draw:path>
          <draw:path draw:style-name="gr3" draw:text-style-name="P7" draw:layer="layout" svg:width="0.328cm" svg:height="0.351cm" svg:x="8.085cm" svg:y="5.455cm" svg:viewBox="0 0 329 352" svg:d="M70 279c43-45 64-65 92-89 0 0 49-42 77-70 74-73 90-109 90-113 0-7-7-7-9-7-5 0-7 2-10 9-23 37-41 49-58 49-20 0-29-12-41-25-14-17-28-33-53-33-58 0-95 72-95 88 0 5 4 9 11 9s7-4 9-9c16-35 60-35 67-35 15 0 31 5 49 10 30 13 39 13 60 13-28 33-94 89-109 102l-71 65c-53 51-79 96-79 102 0 7 7 7 9 7 7 0 9-2 12-11 19-26 42-47 67-47 18 0 26 7 46 29 12 16 26 29 49 29 77 0 121-99 121-120 0-3-3-7-8-7-7 0-9 4-11 9-19 51-69 65-93 65-16 0-30-4-46-9-26-11-39-14-54-14-2 0-15 0-22 3z">
            <text:p/>
          </draw:path>
          <draw:path draw:style-name="gr3" draw:text-style-name="P7" draw:layer="layout" svg:width="0.515cm" svg:height="0.182cm" svg:x="8.705cm" svg:y="5.5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9.498cm" svg:y="5.274cm" svg:viewBox="0 0 345 524" svg:d="M208 397v67c0 28-2 37-60 37h-16v23c32-2 72-2 104-2 33 0 74 0 105 2v-23h-15c-59 0-60-9-60-37v-67h79v-24h-79v-354c0-14 0-19-13-19-7 0-8 0-14 9l-239 364v24zM211 373h-190l190-289z">
            <text:p/>
          </draw:path>
          <draw:path draw:style-name="gr3" draw:text-style-name="P7" draw:layer="layout" svg:width="0.309cm" svg:height="0.532cm" svg:x="9.901cm" svg:y="5.283cm" svg:viewBox="0 0 310 533" svg:d="M310 360c0-91-64-170-148-170-37 0-70 12-99 40v-151c16 5 43 11 67 11 95 0 150-71 150-81 0-5-2-9-7-9-2 0-4 0-7 2-16 7-53 23-106 23-32 0-67-6-104-21-5-4-7-4-8-4-8 0-8 7-8 19v229c0 14 0 21 11 21 5 0 7-2 9-7 9-12 39-55 100-55 41 0 60 36 67 50 12 30 14 59 14 98 0 26 0 74-19 106-18 29-48 51-83 51-56 0-100-41-114-87 1 0 5 0 14 0 24 0 38-19 38-37 0-19-14-38-38-38-13 0-39 5-39 42 0 65 53 141 141 141 90 0 169-74 169-173z">
            <text:p/>
          </draw:path>
        </draw:g>
        <draw:g xml:id="id223" draw:id="id223">
          <svg:title>TexMaths</svg:title>
          <svg:desc>22§display§.\ .\ .\ \ (1)§svg§600§FALSE§</svg:desc>
          <draw:polygon draw:style-name="gr2" draw:text-style-name="P6" draw:layer="layout" svg:width="2.508cm" svg:height="0.696cm" svg:x="14.063cm" svg:y="5.314cm" svg:viewBox="0 0 2509 697" draw:points="1255,697 0,697 0,0 2509,0 2509,697">
            <text:p/>
          </draw:polygon>
          <draw:path draw:style-name="gr3" draw:text-style-name="P7" draw:layer="layout" svg:width="0.083cm" svg:height="0.083cm" svg:x="14.091cm" svg:y="5.773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4.563cm" svg:y="5.773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036cm" svg:y="5.77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5.775cm" svg:y="5.2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6.069cm" svg:y="5.3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43cm" svg:y="5.27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24" draw:id="id224">
          <svg:title>TexMaths</svg:title>
          <svg:desc>22§display§y + 2z =  24§svg§600§FALSE§</svg:desc>
          <draw:polygon draw:style-name="gr2" draw:text-style-name="P6" draw:layer="layout" svg:width="3.838cm" svg:height="0.604cm" svg:x="4.579cm" svg:y="6.415cm" svg:viewBox="0 0 3839 605" draw:points="1919,605 0,605 0,0 3839,0 3839,605">
            <text:p/>
          </draw:polygon>
          <draw:path draw:style-name="gr3" draw:text-style-name="P7" draw:layer="layout" svg:width="0.358cm" svg:height="0.5cm" svg:x="4.563cm" svg:y="6.557cm" svg:viewBox="0 0 359 501" svg:d="M356 47c3-10 3-12 3-17 0-14-12-21-23-21-9 0-21 3-28 16-2 3-7 28-10 42-6 19-11 40-16 61l-36 141c-1 10-35 65-86 65-40 0-49-33-49-63 0-35 14-83 40-151 13-32 14-41 14-57 0-35-24-63-63-63-74 0-102 112-102 120 0 7 7 7 9 7 9 0 9-2 12-15 21-72 53-94 79-94 6 0 20 0 20 24 0 20-7 39-14 55-30 81-44 126-44 161 0 69 49 94 95 94 30 0 56-15 77-36-9 41-19 78-49 120-21 26-51 49-86 49-11 0-46-3-59-33 13 0 22 0 34-9 7-7 14-18 14-32 0-24-21-28-28-28-18 0-44 12-44 51s35 67 83 67c81 0 160-70 181-158z">
            <text:p/>
          </draw:path>
          <draw:path draw:style-name="gr3" draw:text-style-name="P7" draw:layer="layout" svg:width="0.515cm" svg:height="0.516cm" svg:x="5.162cm" svg:y="6.448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5.931cm" svg:y="6.385cm" svg:viewBox="0 0 310 517" svg:d="M60 457l83-81c121-107 167-147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328cm" svg:height="0.351cm" svg:x="6.313cm" svg:y="6.557cm" svg:viewBox="0 0 329 352" svg:d="M70 279c43-45 64-65 92-89 0 0 49-42 77-70 74-73 90-109 90-113 0-7-7-7-9-7-5 0-7 2-10 9-23 37-41 49-58 49-20 0-28-12-41-25-14-17-28-33-53-33-58 0-95 72-95 88 0 5 4 9 11 9s7-4 9-9c16-35 60-35 67-35 15 0 30 5 49 10 30 13 39 13 60 13-28 33-94 89-109 102l-69 65c-55 51-81 96-81 102 0 7 7 7 9 7 7 0 9-2 12-11 19-26 42-47 67-47 18 0 25 7 46 29 12 16 26 29 49 29 78 0 122-99 122-120 0-3-4-7-9-7-7 0-9 4-11 9-17 51-68 65-93 65-16 0-30-4-46-9-26-11-39-14-54-14-2 0-15 0-22 3z">
            <text:p/>
          </draw:path>
          <draw:path draw:style-name="gr3" draw:text-style-name="P7" draw:layer="layout" svg:width="0.515cm" svg:height="0.182cm" svg:x="6.931cm" svg:y="6.6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7.742cm" svg:y="6.385cm" svg:viewBox="0 0 310 517" svg:d="M60 457l83-81c121-107 167-147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344cm" svg:height="0.523cm" svg:x="8.112cm" svg:y="6.376cm" svg:viewBox="0 0 345 524" svg:d="M206 397v67c0 28 0 37-58 37h-16v23c32-2 72-2 104-2 33 0 74 0 106 2v-23h-16c-58 0-60-9-60-37v-67h79v-24h-79v-354c0-14 0-19-13-19-7 0-8 0-14 9l-239 364v24zM211 373h-190l190-289z">
            <text:p/>
          </draw:path>
        </draw:g>
        <draw:g xml:id="id225" draw:id="id225">
          <svg:title>TexMaths</svg:title>
          <svg:desc>22§display§.\ .\ .\ \ (2)§svg§600§FALSE§</svg:desc>
          <draw:polygon draw:style-name="gr2" draw:text-style-name="P6" draw:layer="layout" svg:width="2.508cm" svg:height="0.696cm" svg:x="14.063cm" svg:y="6.415cm" svg:viewBox="0 0 2509 697" draw:points="1255,697 0,697 0,0 2509,0 2509,697">
            <text:p/>
          </draw:polygon>
          <draw:path draw:style-name="gr3" draw:text-style-name="P7" draw:layer="layout" svg:width="0.083cm" svg:height="0.083cm" svg:x="14.091cm" svg:y="6.874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4.563cm" svg:y="6.874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036cm" svg:y="6.874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5.775cm" svg:y="6.3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6.039cm" svg:y="6.441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16.43cm" svg:y="6.376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26" draw:id="id226">
          <svg:title>TexMaths</svg:title>
          <svg:desc>22§display§- z = - 8  \ \ \Rightarrow \ \ z = 8§svg§600§FALSE§</svg:desc>
          <draw:polygon draw:style-name="gr2" draw:text-style-name="P6" draw:layer="layout" svg:width="6.949cm" svg:height="0.457cm" svg:x="4.565cm" svg:y="7.418cm" svg:viewBox="0 0 6950 458" draw:points="3474,458 0,458 0,0 6950,0 6950,458">
            <text:p/>
          </draw:polygon>
          <draw:path draw:style-name="gr3" draw:text-style-name="P7" draw:layer="layout" svg:width="0.472cm" svg:height="0.032cm" svg:x="4.59cm" svg:y="7.685cm" svg:viewBox="0 0 473 33" svg:d="M447 33c12 0 26 0 26-17 0-16-14-16-26-16h-421c-12 0-26 0-26 16 0 17 14 17 26 17z">
            <text:p/>
          </draw:path>
          <draw:path draw:style-name="gr3" draw:text-style-name="P7" draw:layer="layout" svg:width="0.328cm" svg:height="0.351cm" svg:x="5.162cm" svg:y="7.552cm" svg:viewBox="0 0 329 352" svg:d="M70 280c43-46 64-65 92-90 0 0 49-42 77-70 74-72 90-109 90-113 0-7-7-7-9-7-5 0-7 2-10 9-23 37-41 49-58 49-20 0-28-12-41-25-14-17-28-33-53-33-58 0-95 72-95 88 0 5 4 9 11 9 5 0 7-4 9-9 16-35 60-35 67-35 15 0 30 5 49 10 30 13 39 13 60 13-28 33-94 90-109 102l-71 65c-53 51-79 97-79 102 0 7 7 7 9 7 7 0 9-2 12-10 19-27 42-48 67-48 18 0 25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5.779cm" svg:y="7.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617cm" svg:y="7.68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7.186cm" svg:y="7.379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6-16-16-28-23-77-55zM130 269l95 60c21 14 58 37 58 85 0 58-58 98-121 98-67 0-123-47-123-112 0-46 24-95 91-131z">
            <text:p/>
          </draw:path>
          <draw:path draw:style-name="gr3" draw:text-style-name="P7" draw:layer="layout" svg:width="0.687cm" svg:height="0.427cm" svg:x="8.314cm" svg:y="7.488cm" svg:viewBox="0 0 688 428" svg:d="M521 153c32 28 70 49 97 60-28 12-65 33-97 60h-493c-14 0-28 0-28 16s14 16 26 16h460c-37 35-78 103-78 114 0 9 9 9 14 9 7 0 13 0 14-7 18-30 39-71 90-116 53-48 106-67 145-80 14-5 14-5 15-7 2 0 2-3 2-5s0-2 0-3l-3-2c-2-2-2-2-16-7-106-30-183-102-225-185-9-16-11-16-22-16-5 0-14 0-14 9 0 10 39 77 78 114h-460c-12 0-26 0-26 16 0 14 14 14 28 14z">
            <text:p/>
          </draw:path>
          <draw:path draw:style-name="gr3" draw:text-style-name="P7" draw:layer="layout" svg:width="0.328cm" svg:height="0.351cm" svg:x="9.806cm" svg:y="7.552cm" svg:viewBox="0 0 329 352" svg:d="M70 280c43-46 64-65 92-90 0 0 49-42 77-70 74-72 90-109 90-113 0-7-7-7-9-7-5 0-7 2-10 9-23 37-41 49-58 49-20 0-28-12-41-25-14-17-28-33-53-33-58 0-95 72-95 88 0 5 4 9 11 9s7-4 9-9c16-35 60-35 67-35 15 0 30 5 49 10 30 13 39 13 60 13-28 33-94 90-109 102l-71 65c-53 51-79 97-79 102 0 7 7 7 9 7 7 0 9-2 12-10 19-27 42-48 67-48 18 0 26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10.426cm" svg:y="7.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1.23cm" svg:y="7.379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6-16-16-28-23-77-55zM130 269l95 60c21 14 58 37 58 85 0 58-58 98-121 98-67 0-123-47-123-112 0-46 24-95 91-131z">
            <text:p/>
          </draw:path>
        </draw:g>
        <draw:g xml:id="id227" draw:id="id227">
          <svg:title>TexMaths</svg:title>
          <svg:desc>22§display§\text {Put } z = 8 \text { in (2), we get}§svg§600§FALSE§</svg:desc>
          <draw:polygon draw:style-name="gr2" draw:text-style-name="P6" draw:layer="layout" svg:width="7.995cm" svg:height="0.696cm" svg:x="4.677cm" svg:y="8.413cm" svg:viewBox="0 0 7996 697" draw:points="3997,697 0,697 0,0 7996,0 7996,697">
            <text:p/>
          </draw:polygon>
          <draw:path draw:style-name="gr3" draw:text-style-name="P7" draw:layer="layout" svg:width="0.457cm" svg:height="0.528cm" svg:x="4.665cm" svg:y="8.425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5.189cm" svg:y="8.611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5.608cm" svg:y="8.47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28cm" svg:height="0.351cm" svg:x="6.186cm" svg:y="8.611cm" svg:viewBox="0 0 329 352" svg:d="M70 280c43-46 64-65 92-90 0 0 49-42 77-70 74-73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6.805cm" svg:y="8.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7.609cm" svg:y="8.439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166cm" svg:height="0.518cm" svg:x="8.247cm" svg:y="8.43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461cm" svg:y="8.61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9.201cm" svg:y="8.3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463cm" svg:y="8.43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9.855cm" svg:y="8.3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10.179cm" svg:y="8.872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10.598cm" svg:y="8.62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7" draw:layer="layout" svg:width="0.3cm" svg:height="0.356cm" svg:x="11.144cm" svg:y="8.6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1.744cm" svg:y="8.60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2.131cm" svg:y="8.6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2.467cm" svg:y="8.478cm" svg:viewBox="0 0 243 486" svg:d="M120 167h111v-25h-111v-142h-20c0 63-24 146-100 150v17h67v213c0 97 72 106 100 106 55 0 76-55 76-106v-44h-19v44c0 56-23 86-52 86-52 0-52-70-52-84z">
            <text:p/>
          </draw:path>
        </draw:g>
        <draw:g xml:id="id228" draw:id="id228">
          <svg:title>TexMaths</svg:title>
          <svg:desc>22§display§y + 2(8) =  24 \ \  \Rightarrow §svg§600§FALSE§</svg:desc>
          <draw:polygon draw:style-name="gr2" draw:text-style-name="P6" draw:layer="layout" svg:width="5.913cm" svg:height="0.696cm" svg:x="4.581cm" svg:y="9.616cm" svg:viewBox="0 0 5914 697" draw:points="2957,697 0,697 0,0 5914,0 5914,697">
            <text:p/>
          </draw:polygon>
          <draw:path draw:style-name="gr3" draw:text-style-name="P7" draw:layer="layout" svg:width="0.358cm" svg:height="0.5cm" svg:x="4.565cm" svg:y="9.814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7" draw:layer="layout" svg:width="0.515cm" svg:height="0.516cm" svg:x="5.163cm" svg:y="9.70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5.933cm" svg:y="9.64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18cm" svg:height="0.773cm" svg:x="6.357cm" svg:y="9.57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21cm" svg:height="0.532cm" svg:x="6.614cm" svg:y="9.642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18cm" svg:height="0.773cm" svg:x="7.012cm" svg:y="9.57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182cm" svg:x="7.527cm" svg:y="9.8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8.339cm" svg:y="9.64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344cm" svg:height="0.523cm" svg:x="8.709cm" svg:y="9.633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687cm" svg:height="0.426cm" svg:x="9.846cm" svg:y="9.751cm" svg:viewBox="0 0 688 427" svg:d="M521 153c32 28 72 49 97 60-28 12-65 33-97 60h-493c-14 0-28 0-28 15 0 16 14 16 26 16h460c-37 36-78 104-78 115 0 8 9 8 14 8 8 0 13 0 15-7 17-29 38-70 89-116 53-47 106-67 145-79 14-5 14-5 15-7 2 0 2-3 2-5s0-2 0-4l-3-1c-2-2-2-2-16-7-106-30-183-102-225-185-9-16-11-16-22-16-5 0-14 0-14 9 0 10 39 77 78 114h-460c-12 0-26 0-26 16 0 14 14 14 28 14z">
            <text:p/>
          </draw:path>
        </draw:g>
        <draw:g xml:id="id230" draw:id="id230">
          <svg:title>TexMaths</svg:title>
          <svg:desc>22§display§\text {Put } y = 8 , \  z = 8 \text { in (1), we get}§svg§600§FALSE§</svg:desc>
          <draw:polygon draw:style-name="gr2" draw:text-style-name="P6" draw:layer="layout" svg:width="10.42cm" svg:height="0.696cm" svg:x="4.578cm" svg:y="10.714cm" svg:viewBox="0 0 10421 697" draw:points="5210,697 0,697 0,0 10421,0 10421,697">
            <text:p/>
          </draw:polygon>
          <draw:path draw:style-name="gr3" draw:text-style-name="P7" draw:layer="layout" svg:width="0.457cm" svg:height="0.528cm" svg:x="4.566cm" svg:y="10.726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5.09cm" svg:y="10.912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5.509cm" svg:y="10.77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58cm" svg:height="0.5cm" svg:x="6.076cm" svg:y="10.91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7" draw:layer="layout" svg:width="0.515cm" svg:height="0.182cm" svg:x="6.718cm" svg:y="10.9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7.525cm" svg:y="10.74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091cm" svg:height="0.231cm" svg:x="7.945cm" svg:y="11.17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28cm" svg:height="0.351cm" svg:x="8.512cm" svg:y="10.912cm" svg:viewBox="0 0 329 352" svg:d="M70 280c43-46 64-65 92-90 0 0 49-42 77-70 74-73 90-109 90-113 0-7-7-7-9-7-5 0-7 2-10 9-23 37-41 49-58 49-20 0-28-12-41-25-14-17-28-33-53-33-58 0-95 72-95 88 0 5 4 9 11 9s7-4 9-9c16-35 60-35 67-35 15 0 31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9.131cm" svg:y="10.9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9.936cm" svg:y="10.74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166cm" svg:height="0.518cm" svg:x="10.575cm" svg:y="10.73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788cm" svg:y="10.91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1.527cm" svg:y="10.6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1.821cm" svg:y="10.7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182cm" svg:y="10.67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12.505cm" svg:y="11.17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12.924cm" svg:y="10.921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cm" svg:height="0.356cm" svg:x="13.47cm" svg:y="10.90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4.072cm" svg:y="10.90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4.457cm" svg:y="10.90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4.795cm" svg:y="10.779cm" svg:viewBox="0 0 243 486" svg:d="M120 167h111v-25h-111v-142h-20c0 63-24 146-100 150v17h67v213c0 97 72 106 100 106 55 0 76-55 76-106v-44h-19v44c0 56-23 86-52 86-52 0-52-70-52-84z">
            <text:p/>
          </draw:path>
        </draw:g>
        <draw:g xml:id="id231" draw:id="id231">
          <svg:title>TexMaths</svg:title>
          <svg:desc>22§display§x + 2(8) + 3(8) = 45 \ \ \Rightarrow §svg§600§FALSE§</svg:desc>
          <draw:polygon draw:style-name="gr2" draw:text-style-name="P6" draw:layer="layout" svg:width="8.267cm" svg:height="0.696cm" svg:x="4.681cm" svg:y="11.915cm" svg:viewBox="0 0 8268 697" draw:points="4134,697 0,697 0,0 8268,0 8268,697">
            <text:p/>
          </draw:polygon>
          <draw:path draw:style-name="gr3" draw:text-style-name="P7" draw:layer="layout" svg:width="0.386cm" svg:height="0.351cm" svg:x="4.665cm" svg:y="12.1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299cm" svg:y="12.0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6.068cm" svg:y="11.94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6.492cm" svg:y="11.8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6.749cm" svg:y="11.941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18cm" svg:height="0.773cm" svg:x="7.147cm" svg:y="11.8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7.618cm" svg:y="12.0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8.38cm" svg:y="11.94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8.812cm" svg:y="11.8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9.068cm" svg:y="11.941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18cm" svg:height="0.773cm" svg:x="9.466cm" svg:y="11.8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9.982cm" svg:y="12.1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10.776cm" svg:y="11.93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09cm" svg:height="0.532cm" svg:x="11.179cm" svg:y="11.941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687cm" svg:height="0.426cm" svg:x="12.3cm" svg:y="12.05cm" svg:viewBox="0 0 688 427" svg:d="M521 153c32 28 72 49 97 60-28 12-65 33-97 60h-493c-14 0-28 0-28 15 0 16 14 16 26 16h460c-37 36-78 104-78 115 0 8 9 8 14 8 7 0 13 0 14-7 18-29 39-70 90-116 53-47 106-67 145-79 14-5 14-5 15-7 2 0 2-3 2-5s0-2 0-4l-3-1c-2-2-2-2-16-7-106-30-183-102-225-185-9-16-11-16-22-16-5 0-14 0-14 9 0 10 39 77 78 114h-460c-12 0-26 0-26 16 0 14 14 14 28 14z">
            <text:p/>
          </draw:path>
        </draw:g>
        <draw:g xml:id="id233" draw:id="id233">
          <svg:title>TexMaths</svg:title>
          <svg:desc>22§display§\therefore \ \text {The cost of each Pencil = Rs }5, 
\text {each Pen = Rs }8 ,§svg§600§FALSE§</svg:desc>
          <draw:polygon draw:style-name="gr2" draw:text-style-name="P6" draw:layer="layout" svg:width="17.555cm" svg:height="0.617cm" svg:x="3.586cm" svg:y="13.217cm" svg:viewBox="0 0 17556 618" draw:points="8777,618 0,618 0,0 17556,0 17556,618">
            <text:p/>
          </draw:polygon>
          <draw:path draw:style-name="gr3" draw:text-style-name="P7" draw:layer="layout" svg:width="0.469cm" svg:height="0.418cm" svg:x="3.57cm" svg:y="13.365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7" draw:layer="layout" svg:width="0.502cm" svg:height="0.523cm" svg:x="4.563cm" svg:y="13.199cm" svg:viewBox="0 0 503 524" svg:d="M489 0h-475l-14 174h19c11-125 23-149 139-149 14 0 36 0 43 1 15 2 15 11 15 29v410c0 26 0 36-80 36h-30v23c31-1 110-1 146-1 35 0 116 0 148 1v-23h-32c-81 0-81-10-81-36v-410c0-16 0-27 14-29 7-1 28-1 44-1 116 0 128 24 139 149h19z">
            <text:p/>
          </draw:path>
          <draw:path draw:style-name="gr3" draw:text-style-name="P7" draw:layer="layout" svg:width="0.39cm" svg:height="0.537cm" svg:x="5.119cm" svg:y="13.18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5.545cm" svg:y="13.3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6.15cm" svg:y="13.37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6.49cm" svg:y="13.37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6.881cm" svg:y="13.37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7.175cm" svg:y="13.24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4cm" svg:height="0.356cm" svg:x="7.74cm" svg:y="13.37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8.13cm" svg:y="13.178cm" svg:viewBox="0 0 252 547" svg:d="M111 213v-90c0-68 37-105 72-105 2 0 14 0 25 5-9 3-23 12-23 32 0 17 12 33 33 33 23 0 34-16 34-33 0-29-28-55-69-55-55 0-121 40-121 123v90h-62v23h62v251c0 36-9 36-62 36v24c32-2 69-3 90-3 31 0 67 0 98 3v-24h-16c-58 0-59-9-59-37v-250h89v-23z">
            <text:p/>
          </draw:path>
          <draw:path draw:style-name="gr3" draw:text-style-name="P7" draw:layer="layout" svg:width="0.3cm" svg:height="0.356cm" svg:x="8.621cm" svg:y="13.3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8.975cm" svg:y="13.37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1 100-68zM220 162v77c0 74-55 101-90 101-38 0-70-29-70-67 0-43 33-108 160-111z">
            <text:p/>
          </draw:path>
          <draw:path draw:style-name="gr3" draw:text-style-name="P7" draw:layer="layout" svg:width="0.295cm" svg:height="0.356cm" svg:x="9.355cm" svg:y="13.37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9cm" svg:height="0.537cm" svg:x="9.676cm" svg:y="13.18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457cm" svg:height="0.529cm" svg:x="10.366cm" svg:y="13.19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cm" svg:height="0.356cm" svg:x="10.865cm" svg:y="13.3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212cm" svg:y="13.38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0.356cm" svg:x="11.643cm" svg:y="13.377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166cm" svg:height="0.518cm" svg:x="11.987cm" svg:y="13.20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73cm" svg:height="0.537cm" svg:x="12.201cm" svg:y="13.18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515cm" svg:height="0.182cm" svg:x="12.691cm" svg:y="13.4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9cm" svg:height="0.546cm" svg:x="13.534cm" svg:y="13.196cm" svg:viewBox="0 0 540 547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4 33 96 33 62 0 74-63 74-86 0-4 0-12-10-12-7 0-7 7-9 12-4 55-32 69-51 69-39 0-44-39-55-111l-10-64c-14-49-51-73-95-89z">
            <text:p/>
          </draw:path>
          <draw:path draw:style-name="gr3" draw:text-style-name="P7" draw:layer="layout" svg:width="0.254cm" svg:height="0.356cm" svg:x="14.102cm" svg:y="13.37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09cm" svg:height="0.532cm" svg:x="14.678cm" svg:y="13.208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20-14-39-38-39-13 0-39 5-39 42 0 65 53 141 141 141 90 0 169-74 169-172z">
            <text:p/>
          </draw:path>
          <draw:path draw:style-name="gr3" draw:text-style-name="P7" draw:layer="layout" svg:width="0.091cm" svg:height="0.231cm" svg:x="15.091cm" svg:y="13.641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7" draw:layer="layout" svg:width="0.3cm" svg:height="0.356cm" svg:x="15.39cm" svg:y="13.3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5.744cm" svg:y="13.37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2 0 64 76 83 125 83 51 0 86-31 102-68zM220 162v77c0 74-55 101-90 101-38 0-70-29-70-67 0-43 33-108 160-111z">
            <text:p/>
          </draw:path>
          <draw:path draw:style-name="gr3" draw:text-style-name="P7" draw:layer="layout" svg:width="0.295cm" svg:height="0.356cm" svg:x="16.126cm" svg:y="13.37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9cm" svg:height="0.537cm" svg:x="16.446cm" svg:y="13.18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457cm" svg:height="0.529cm" svg:x="17.136cm" svg:y="13.19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cm" svg:height="0.356cm" svg:x="17.635cm" svg:y="13.3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7.981cm" svg:y="13.38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515cm" svg:height="0.182cm" svg:x="18.687cm" svg:y="13.4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9cm" svg:height="0.546cm" svg:x="19.53cm" svg:y="13.196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4 0-12-8-12-9 0-9 7-11 12-4 55-32 69-51 69-37 0-44-39-55-111l-10-64c-14-49-51-73-95-89z">
            <text:p/>
          </draw:path>
          <draw:path draw:style-name="gr3" draw:text-style-name="P7" draw:layer="layout" svg:width="0.254cm" svg:height="0.356cm" svg:x="20.099cm" svg:y="13.37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21cm" svg:height="0.532cm" svg:x="20.669cm" svg:y="13.208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9-58 99-121 99-67 0-123-47-123-113 0-45 24-95 91-130z">
            <text:p/>
          </draw:path>
          <draw:path draw:style-name="gr3" draw:text-style-name="P7" draw:layer="layout" svg:width="0.091cm" svg:height="0.231cm" svg:x="21.089cm" svg:y="13.641cm" svg:viewBox="0 0 92 232" svg:d="M92 81c0-51-20-81-50-81-26 0-42 19-42 40 0 22 16 43 42 43 9 0 20-4 27-11 3-2 3-2 5-2 0 0 2 0 2 11 0 58-28 106-55 130-9 9-9 11-9 12 0 7 4 9 9 9 9 0 71-60 71-151z">
            <text:p/>
          </draw:path>
        </draw:g>
        <draw:g xml:id="id234" draw:id="id234">
          <svg:title>TexMaths</svg:title>
          <svg:desc>22§display§\text {and each Eraser = Rs }8§svg§600§FALSE§</svg:desc>
          <draw:polygon draw:style-name="gr2" draw:text-style-name="P6" draw:layer="layout" svg:width="7.935cm" svg:height="0.477cm" svg:x="4.578cm" svg:y="14.319cm" svg:viewBox="0 0 7936 478" draw:points="3969,478 0,478 0,0 7936,0 7936,478">
            <text:p/>
          </draw:polygon>
          <draw:path draw:style-name="gr3" draw:text-style-name="P7" draw:layer="layout" svg:width="0.349cm" svg:height="0.357cm" svg:x="4.571cm" svg:y="14.47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4.951cm" svg:y="14.47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5.382cm" svg:y="14.28cm" svg:viewBox="0 0 384 548" svg:d="M269 497v51l115-9v-24c-55 0-62-6-62-43v-472l-111 9v24c55 0 60 6 60 43v167c-23-26-56-47-99-47-91 0-172 75-172 176 0 99 76 176 165 176 50 0 85-26 104-51zM269 289v159c0 14 0 16-9 28-22 37-58 55-91 55-35 0-63-20-83-50-19-32-21-76-21-107 0-30 2-76 23-111 18-25 46-50 88-50 28 0 60 11 84 46 9 14 9 16 9 30z">
            <text:p/>
          </draw:path>
          <draw:path draw:style-name="gr3" draw:text-style-name="P7" draw:layer="layout" svg:width="0.3cm" svg:height="0.357cm" svg:x="6.065cm" svg:y="14.47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349cm" svg:height="0.357cm" svg:x="6.419cm" svg:y="14.47cm" svg:viewBox="0 0 350 358" svg:d="M227 289c2 32 23 64 60 64 16 0 63-11 63-74v-43h-19v43c0 45-19 51-28 51-25 0-28-36-28-39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295cm" svg:height="0.357cm" svg:x="6.799cm" svg:y="14.47cm" svg:viewBox="0 0 296 358" svg:d="M65 180c0-127 63-161 104-161 7 0 56 0 84 29-33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9cm" svg:height="0.538cm" svg:x="7.12cm" svg:y="14.28cm" svg:viewBox="0 0 391 539" svg:d="M60 479c0 36-7 36-60 36v24c26-1 67-1 88-1 19 0 60 0 86 1v-24c-51 0-60 0-60-36v-142c0-81 55-124 104-124 50 0 58 43 58 87v179c0 36-8 36-60 36v24c27-1 67-1 88-1 20 0 60 0 87 1v-24c-41 0-60 0-60-23v-148c0-67 0-92-25-120-10-12-37-28-81-28-67 0-100 47-112 75v-271l-113 9v24c55 0 60 6 60 43z">
            <text:p/>
          </draw:path>
          <draw:path draw:style-name="gr3" draw:text-style-name="P7" draw:layer="layout" svg:width="0.48cm" svg:height="0.528cm" svg:x="7.808cm" svg:y="14.291cm" svg:viewBox="0 0 481 529" svg:d="M79 467c0 28 0 37-60 37h-19v25h447l34-201h-20c-19 120-37 176-171 176h-103c-36 0-37-5-37-32v-206h68c76 0 85 25 85 90h19v-204h-19c0 65-9 89-85 89h-68v-186c0-25 1-30 37-30h100c120 0 139 42 153 150h19l-22-175h-437v25h19c60 0 60 8 60 35z">
            <text:p/>
          </draw:path>
          <draw:path draw:style-name="gr3" draw:text-style-name="P7" draw:layer="layout" svg:width="0.261cm" svg:height="0.343cm" svg:x="8.331cm" svg:y="14.47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49cm" svg:height="0.357cm" svg:x="8.644cm" svg:y="14.47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54cm" svg:height="0.357cm" svg:x="9.024cm" svg:y="14.47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cm" svg:height="0.357cm" svg:x="9.325cm" svg:y="14.47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61cm" svg:height="0.343cm" svg:x="9.668cm" svg:y="14.47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515cm" svg:height="0.182cm" svg:x="10.251cm" svg:y="14.534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539cm" svg:height="0.547cm" svg:x="11.094cm" svg:y="14.289cm" svg:viewBox="0 0 540 548" svg:d="M146 256v-201c0-18 0-27 18-29 7-1 30-1 45-1 71 0 157 1 157 114 0 55-19 117-134 117zM310 266c75-17 135-65 135-127 0-74-88-139-202-139h-243v25h19c60 0 60 8 60 35v411c0 28 0 35-60 35h-19v25c28-2 83-2 113-2s86 0 114 2v-25h-19c-60 0-62-7-62-35v-198h90c12 0 46 0 72 27 30 28 30 53 30 104s0 81 32 111c31 28 74 33 96 33 62 0 74-63 74-86 0-4 0-13-10-13-7 0-7 8-9 13-4 54-32 69-51 69-39 0-44-39-55-111l-10-64c-14-49-51-74-95-90z">
            <text:p/>
          </draw:path>
          <draw:path draw:style-name="gr3" draw:text-style-name="P7" draw:layer="layout" svg:width="0.254cm" svg:height="0.357cm" svg:x="11.662cm" svg:y="14.47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21cm" svg:height="0.533cm" svg:x="12.231cm" svg:y="14.301cm" svg:viewBox="0 0 322 534" svg:d="M93 162c-35-23-38-49-38-63 0-46 51-80 105-80 58 0 108 41 108 97 0 44-30 81-78 108zM208 236c56-28 93-69 93-120 0-72-69-116-139-116-78 0-141 58-141 130 0 15 2 48 34 85 8 9 38 28 58 42-46 23-113 66-113 143 0 83 79 134 160 134 88 0 162-63 162-146 0-28-9-64-37-97-16-16-28-23-77-55zM130 270l95 60c21 14 58 37 58 84 0 58-58 99-121 99-67 0-123-48-123-113 0-46 24-95 91-130z">
            <text:p/>
          </draw:path>
        </draw:g>
        <draw:g xml:id="id229" draw:id="id229">
          <svg:title>TexMaths</svg:title>
          <svg:desc>22§display§y = 24 - 16 = 8§svg§600§FALSE§</svg:desc>
          <draw:polygon draw:style-name="gr2" draw:text-style-name="P6" draw:layer="layout" svg:width="5.237cm" svg:height="0.604cm" svg:x="11.081cm" svg:y="9.616cm" svg:viewBox="0 0 5238 605" draw:points="2619,605 0,605 0,0 5238,0 5238,605">
            <text:p/>
          </draw:polygon>
          <draw:path draw:style-name="gr3" draw:text-style-name="P7" draw:layer="layout" svg:width="0.358cm" svg:height="0.5cm" svg:x="11.065cm" svg:y="9.758cm" svg:viewBox="0 0 359 501" svg:d="M356 47c3-10 3-12 3-17 0-14-12-21-23-21-9 0-21 3-28 16-2 3-7 28-11 42-5 19-10 40-15 61l-36 141c-1 10-35 65-86 65-40 0-49-33-49-63 0-35 14-83 40-151 13-32 14-41 14-57 0-35-24-63-63-63-74 0-102 112-102 120 0 7 7 7 9 7 9 0 9-2 12-15 21-72 53-94 79-94 6 0 20 0 20 24 0 20-7 39-14 55-30 81-44 126-44 161 0 69 49 94 95 94 30 0 56-15 77-36-9 41-19 78-49 120-21 26-51 49-86 49-11 0-46-3-59-33 13 0 22 0 34-9 7-7 14-18 14-32 0-24-21-28-28-28-18 0-44 12-44 51s35 67 83 67c81 0 160-70 181-158z">
            <text:p/>
          </draw:path>
          <draw:path draw:style-name="gr3" draw:text-style-name="P7" draw:layer="layout" svg:width="0.515cm" svg:height="0.182cm" svg:x="11.707cm" svg:y="9.8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2.519cm" svg:y="9.586cm" svg:viewBox="0 0 310 517" svg:d="M60 457l83-81c121-107 167-147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344cm" svg:height="0.523cm" svg:x="12.889cm" svg:y="9.577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473cm" svg:height="0.032cm" svg:x="13.489cm" svg:y="9.892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4.267cm" svg:y="9.58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21cm" svg:height="0.532cm" svg:x="14.617cm" svg:y="9.586cm" svg:viewBox="0 0 322 533" svg:d="M70 262v-19c0-196 97-224 136-224 19 0 51 6 69 32-13 0-43 0-43 33 0 25 18 37 36 37 12 0 35-7 35-37 0-47-34-84-99-84-98 0-204 100-204 271 0 207 90 262 162 262 86 0 160-72 160-174 0-99-69-174-155-174-53 0-81 40-97 77zM162 512c-49 0-72-48-76-59-14-36-14-98-14-112 0-60 25-139 95-139 13 0 48 0 72 49 14 28 14 69 14 106s0 75-14 104c-22 47-59 51-77 51z">
            <text:p/>
          </draw:path>
          <draw:path draw:style-name="gr3" draw:text-style-name="P7" draw:layer="layout" svg:width="0.515cm" svg:height="0.182cm" svg:x="15.23cm" svg:y="9.8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6.036cm" svg:y="9.586cm" svg:viewBox="0 0 322 533" svg:d="M93 162c-35-23-38-50-38-64 0-45 51-79 105-79 58 0 108 41 108 97 0 44-30 81-78 107zM208 236c56-29 93-69 93-120 0-72-69-116-139-116-78 0-141 58-141 130 0 14 2 48 34 84 8 9 38 29 58 43-46 22-113 65-113 142 0 83 79 134 160 134 88 0 162-64 162-146 0-28-9-64-37-97-16-16-28-23-77-54zM130 269l95 60c21 14 58 37 58 84 0 58-58 99-121 99-67 0-123-48-123-113 0-46 24-95 91-130z">
            <text:p/>
          </draw:path>
        </draw:g>
        <draw:g xml:id="id232" draw:id="id232">
          <svg:title>TexMaths</svg:title>
          <svg:desc>22§display§x = 45 - 24 - 16 =  5§svg§600§FALSE§</svg:desc>
          <draw:polygon draw:style-name="gr2" draw:text-style-name="P6" draw:layer="layout" svg:width="6.984cm" svg:height="0.463cm" svg:x="13.481cm" svg:y="11.916cm" svg:viewBox="0 0 6985 464" draw:points="3492,464 0,464 0,0 6985,0 6985,464">
            <text:p/>
          </draw:polygon>
          <draw:path draw:style-name="gr3" draw:text-style-name="P7" draw:layer="layout" svg:width="0.386cm" svg:height="0.35cm" svg:x="13.465cm" svg:y="12.058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81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182cm" svg:x="14.143cm" svg:y="12.1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2cm" svg:x="14.936cm" svg:y="11.877cm" svg:viewBox="0 0 345 523" svg:d="M206 397v67c0 28 0 37-58 37h-16v22c32-1 72-1 104-1 33 0 74 0 105 1v-22h-15c-58 0-60-9-60-37v-67h79v-25h-79v-353c0-14 0-19-13-19-7 0-8 0-14 9l-239 363v25zM211 372h-190l190-288z">
            <text:p/>
          </draw:path>
          <draw:path draw:style-name="gr3" draw:text-style-name="P7" draw:layer="layout" svg:width="0.309cm" svg:height="0.531cm" svg:x="15.339cm" svg:y="11.886cm" svg:viewBox="0 0 310 532" svg:d="M310 360c0-91-64-170-148-170-37 0-70 12-99 40v-151c16 5 43 11 67 11 95 0 150-71 150-81 0-5-2-9-7-9-2 0-4 0-7 2-16 7-53 23-106 23-32 0-67-6-104-21-5-4-7-4-8-4-8 0-8 7-8 19v229c0 14 0 21 11 21 5 0 7-2 9-7 9-13 39-55 100-55 41 0 62 35 67 49 12 30 14 60 14 99 0 26 0 74-19 105-18 30-48 51-83 51-56 0-100-40-114-86 1 0 5 0 14 0 24 0 38-19 38-37 0-19-14-38-38-38-13 0-39 5-39 42 0 65 55 140 141 140 90 0 169-74 169-172z">
            <text:p/>
          </draw:path>
          <draw:path draw:style-name="gr3" draw:text-style-name="P7" draw:layer="layout" svg:width="0.472cm" svg:height="0.032cm" svg:x="15.924cm" svg:y="12.1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5cm" svg:x="16.672cm" svg:y="11.886cm" svg:viewBox="0 0 310 516" svg:d="M60 457l83-81c121-107 167-148 167-225 0-90-69-151-164-151-88 0-146 72-146 141 0 42 39 42 40 42 15 0 41-9 41-41 0-19-14-40-41-40-7 0-7 0-10 2 18-51 60-79 106-79 70 0 103 61 103 126 0 62-38 123-81 170l-149 166c-9 8-9 10-9 29h289l21-135h-20c-3 23-8 58-15 69-7 7-59 7-74 7z">
            <text:p/>
          </draw:path>
          <draw:path draw:style-name="gr3" draw:text-style-name="P7" draw:layer="layout" svg:width="0.344cm" svg:height="0.522cm" svg:x="17.041cm" svg:y="11.877cm" svg:viewBox="0 0 345 523" svg:d="M206 397v67c0 28 0 37-58 37h-16v22c32-1 72-1 104-1 33 0 74 0 105 1v-22h-15c-58 0-60-9-60-37v-67h79v-25h-79v-353c0-14 0-19-13-19-7 0-8 0-14 9l-239 363v25zM211 372h-190l190-288z">
            <text:p/>
          </draw:path>
          <draw:path draw:style-name="gr3" draw:text-style-name="P7" draw:layer="layout" svg:width="0.472cm" svg:height="0.032cm" svg:x="17.643cm" svg:y="12.1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5cm" svg:x="18.421cm" svg:y="11.886cm" svg:viewBox="0 0 257 516" svg:d="M160 19c0-17 0-19-19-19-48 49-116 49-141 49v25c16 0 62 0 102-21v402c0 28-2 37-72 37h-25v24c27-3 95-3 125-3 32 0 99 0 127 3v-24h-25c-70 0-72-9-72-37z">
            <text:p/>
          </draw:path>
          <draw:path draw:style-name="gr3" draw:text-style-name="P7" draw:layer="layout" svg:width="0.321cm" svg:height="0.531cm" svg:x="18.771cm" svg:y="11.886cm" svg:viewBox="0 0 322 532" svg:d="M70 262v-20c0-195 97-223 136-223 19 0 51 6 69 32-13 0-43 0-43 33 0 25 18 37 36 37 12 0 35-7 35-37 0-47-34-84-99-84-98 0-204 100-204 271 0 207 90 261 162 261 86 0 160-72 160-174 0-98-69-174-155-174-53 0-81 41-97 78zM162 511c-49 0-72-47-76-58-14-37-14-98-14-112 0-60 25-139 95-139 13 0 48 0 72 49 14 28 14 69 14 106 0 36 0 75-14 103-23 48-59 51-77 51z">
            <text:p/>
          </draw:path>
          <draw:path draw:style-name="gr3" draw:text-style-name="P7" draw:layer="layout" svg:width="0.515cm" svg:height="0.182cm" svg:x="19.382cm" svg:y="12.1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1cm" svg:x="20.193cm" svg:y="11.886cm" svg:viewBox="0 0 310 532" svg:d="M310 360c0-91-64-170-148-170-37 0-70 12-99 40v-151c16 5 43 11 67 11 95 0 150-71 150-81 0-5-2-9-7-9-2 0-4 0-7 2-16 7-53 23-106 23-32 0-67-6-104-21-5-4-7-4-8-4-8 0-8 7-8 19v229c0 14 0 21 11 21 5 0 7-2 9-7 9-13 39-55 100-55 41 0 62 35 67 49 12 30 14 60 14 99 0 26 0 74-19 105-18 30-48 51-83 51-56 0-100-40-114-86 1 0 5 0 14 0 24 0 38-19 38-37 0-19-14-38-38-38-13 0-39 5-39 42 0 65 55 140 141 140 90 0 169-74 169-17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1" smil:attributeName="visibility" smil:to="visible"/>
                  <anim:animate smil:dur="0.5s" smil:fill="hold" smil:targetElement="id221" smil:attributeName="width" smil:values="width*0.05;width" smil:keyTimes="0;1"/>
                  <anim:animate smil:dur="0.5s" smil:fill="hold" smil:targetElement="id221" smil:attributeName="height" smil:values="height;height" smil:keyTimes="0;1"/>
                  <anim:animate smil:dur="0.5s" smil:fill="hold" smil:targetElement="id221" smil:attributeName="x" smil:values="x-.2;x" smil:keyTimes="0;1"/>
                  <anim:animate smil:dur="0.5s" smil:fill="hold" smil:targetElement="id221" smil:attributeName="y" smil:values="y;y" smil:keyTimes="0;1"/>
                  <anim:transitionFilter smil:dur="0.5s" smil:targetElement="id2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1+width/2;x" smil:keyTimes="0;1"/>
                  <anim:animate smil:dur="0.5s" smil:fill="hold" smil:targetElement="id22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1+width/2;x" smil:keyTimes="0;1"/>
                  <anim:animate smil:dur="0.5s" smil:fill="hold" smil:targetElement="id22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7" smil:attributeName="visibility" smil:to="visible"/>
                  <anim:animate smil:dur="0.5s" smil:fill="hold" smil:targetElement="id227" smil:attributeName="width" smil:values="width*0.05;width" smil:keyTimes="0;1"/>
                  <anim:animate smil:dur="0.5s" smil:fill="hold" smil:targetElement="id227" smil:attributeName="height" smil:values="height;height" smil:keyTimes="0;1"/>
                  <anim:animate smil:dur="0.5s" smil:fill="hold" smil:targetElement="id227" smil:attributeName="x" smil:values="x-.2;x" smil:keyTimes="0;1"/>
                  <anim:animate smil:dur="0.5s" smil:fill="hold" smil:targetElement="id227" smil:attributeName="y" smil:values="y;y" smil:keyTimes="0;1"/>
                  <anim:transitionFilter smil:dur="0.5s" smil:targetElement="id2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0" smil:attributeName="visibility" smil:to="visible"/>
                  <anim:animate smil:dur="0.5s" smil:fill="hold" smil:targetElement="id230" smil:attributeName="width" smil:values="width*0.05;width" smil:keyTimes="0;1"/>
                  <anim:animate smil:dur="0.5s" smil:fill="hold" smil:targetElement="id230" smil:attributeName="height" smil:values="height;height" smil:keyTimes="0;1"/>
                  <anim:animate smil:dur="0.5s" smil:fill="hold" smil:targetElement="id230" smil:attributeName="x" smil:values="x-.2;x" smil:keyTimes="0;1"/>
                  <anim:animate smil:dur="0.5s" smil:fill="hold" smil:targetElement="id230" smil:attributeName="y" smil:values="y;y" smil:keyTimes="0;1"/>
                  <anim:transitionFilter smil:dur="0.5s" smil:targetElement="id2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3" smil:attributeName="visibility" smil:to="visible"/>
                  <anim:animate smil:dur="0.5s" smil:fill="hold" smil:targetElement="id233" smil:attributeName="width" smil:values="width*0.05;width" smil:keyTimes="0;1"/>
                  <anim:animate smil:dur="0.5s" smil:fill="hold" smil:targetElement="id233" smil:attributeName="height" smil:values="height;height" smil:keyTimes="0;1"/>
                  <anim:animate smil:dur="0.5s" smil:fill="hold" smil:targetElement="id233" smil:attributeName="x" smil:values="x-.2;x" smil:keyTimes="0;1"/>
                  <anim:animate smil:dur="0.5s" smil:fill="hold" smil:targetElement="id233" smil:attributeName="y" smil:values="y;y" smil:keyTimes="0;1"/>
                  <anim:transitionFilter smil:dur="0.5s" smil:targetElement="id23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4" smil:attributeName="visibility" smil:to="visible"/>
                  <anim:animate smil:dur="0.5s" smil:fill="hold" smil:targetElement="id234" smil:attributeName="width" smil:values="width*0.05;width" smil:keyTimes="0;1"/>
                  <anim:animate smil:dur="0.5s" smil:fill="hold" smil:targetElement="id234" smil:attributeName="height" smil:values="height;height" smil:keyTimes="0;1"/>
                  <anim:animate smil:dur="0.5s" smil:fill="hold" smil:targetElement="id234" smil:attributeName="x" smil:values="x-.2;x" smil:keyTimes="0;1"/>
                  <anim:animate smil:dur="0.5s" smil:fill="hold" smil:targetElement="id234" smil:attributeName="y" smil:values="y;y" smil:keyTimes="0;1"/>
                  <anim:transitionFilter smil:dur="0.5s" smil:targetElement="id23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9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235" draw:id="id235">
          <svg:title>TexMaths</svg:title>
          <svg:desc>22§display§\text {(4)}§svg§600§FALSE§</svg:desc>
          <draw:polygon draw:style-name="gr2" draw:text-style-name="P6" draw:layer="layout" svg:width="0.834cm" svg:height="0.696cm" svg:x="1.765cm" svg:y="0.819cm" svg:viewBox="0 0 835 697" draw:points="418,697 0,697 0,0 835,0 835,697">
            <text:p/>
          </draw:polygon>
          <draw:path draw:style-name="gr3" draw:text-style-name="P7" draw:layer="layout" svg:width="0.181cm" svg:height="0.773cm" svg:x="1.802cm" svg:y="0.7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44cm" svg:height="0.523cm" svg:x="2.049cm" svg:y="0.836cm" svg:viewBox="0 0 345 524" svg:d="M206 398v66c0 29 0 37-58 37h-16v23c32-2 72-2 104-2 34 0 74 0 106 2v-23h-16c-58 0-60-8-60-37v-66h79v-25h-79v-354c0-14 0-19-12-19-7 0-9 0-14 9l-240 364v25zM212 373h-191l191-289z">
            <text:p/>
          </draw:path>
          <draw:path draw:style-name="gr3" draw:text-style-name="P7" draw:layer="layout" svg:width="0.181cm" svg:height="0.773cm" svg:x="2.459cm" svg:y="0.7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36" draw:id="id236">
          <svg:title>TexMaths</svg:title>
          <svg:desc>22§display§\text {The sum of three numbers is 6. If we multiply third number by 3 and}§svg§600§FALSE§</svg:desc>
          <draw:polygon draw:style-name="gr2" draw:text-style-name="P6" draw:layer="layout" svg:width="23.547cm" svg:height="0.627cm" svg:x="3.079cm" svg:y="0.923cm" svg:viewBox="0 0 23548 628" draw:points="11774,628 0,628 0,0 23548,0 23548,628">
            <text:p/>
          </draw:polygon>
          <draw:path draw:style-name="gr3" draw:text-style-name="P7" draw:layer="layout" svg:width="0.502cm" svg:height="0.523cm" svg:x="3.068cm" svg:y="0.905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7" draw:layer="layout" svg:width="0.39cm" svg:height="0.538cm" svg:x="3.622cm" svg:y="0.89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05cm" svg:y="1.08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4.655cm" svg:y="1.08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9cm" svg:height="0.351cm" svg:x="4.958cm" svg:y="1.088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604cm" svg:height="0.342cm" svg:x="5.388cm" svg:y="1.088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4cm" svg:height="0.356cm" svg:x="6.287cm" svg:y="1.08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6.678cm" svg:y="0.884cm" svg:viewBox="0 0 252 547" svg:d="M111 213v-90c0-68 37-105 72-105 2 0 12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244cm" svg:height="0.485cm" svg:x="7.162cm" svg:y="0.954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8cm" svg:x="7.471cm" svg:y="0.89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261cm" svg:height="0.342cm" svg:x="7.899cm" svg:y="1.08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8.202cm" svg:y="1.08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8.545cm" svg:y="1.08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9.149cm" svg:y="1.08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9.557cm" svg:y="1.088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604cm" svg:height="0.342cm" svg:x="9.986cm" svg:y="1.088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10.606cm" svg:y="0.893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7" draw:layer="layout" svg:width="0.3cm" svg:height="0.356cm" svg:x="11.058cm" svg:y="1.08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1.401cm" svg:y="1.08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1.708cm" svg:y="1.08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271cm" svg:y="0.91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2.485cm" svg:y="1.08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21cm" svg:height="0.532cm" svg:x="13.056cm" svg:y="0.914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083cm" svg:height="0.083cm" svg:x="13.476cm" svg:y="1.347cm" svg:viewBox="0 0 84 84" svg:d="M84 42c0-23-19-42-42-42s-42 19-42 42 19 42 42 42 42-19 42-42z">
            <text:p/>
          </draw:path>
          <draw:path draw:style-name="gr3" draw:text-style-name="P7" draw:layer="layout" svg:width="0.237cm" svg:height="0.529cm" svg:x="13.988cm" svg:y="0.902cm" svg:viewBox="0 0 238 530" svg:d="M153 60c0-27 2-35 63-35h22v-25c-27 2-88 2-118 2-32 0-92 0-120-2v25h21c60 0 63 8 63 35v410c0 28-3 35-63 35h-21v25c28-2 88-2 118-2 32 0 93 0 120 2v-25h-22c-61 0-63-7-63-35z">
            <text:p/>
          </draw:path>
          <draw:path draw:style-name="gr3" draw:text-style-name="P7" draw:layer="layout" svg:width="0.251cm" svg:height="0.546cm" svg:x="14.272cm" svg:y="0.884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531cm" svg:height="0.342cm" svg:x="14.754cm" svg:y="1.095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3cm" svg:height="0.356cm" svg:x="15.3cm" svg:y="1.08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5.903cm" svg:y="1.088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9cm" svg:height="0.351cm" svg:x="16.526cm" svg:y="1.088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173cm" svg:height="0.538cm" svg:x="16.957cm" svg:y="0.89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42cm" svg:height="0.485cm" svg:x="17.162cm" svg:y="0.95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7.473cm" svg:y="0.91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3cm" svg:height="0.492cm" svg:x="17.683cm" svg:y="1.088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18.117cm" svg:y="0.89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79cm" svg:height="0.492cm" svg:x="18.321cm" svg:y="1.095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242cm" svg:height="0.485cm" svg:x="18.987cm" svg:y="0.95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19.296cm" svg:y="0.89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166cm" svg:height="0.518cm" svg:x="19.728cm" svg:y="0.91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61cm" svg:height="0.342cm" svg:x="19.939cm" svg:y="1.08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83cm" svg:height="0.546cm" svg:x="20.247cm" svg:y="0.893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39cm" svg:height="0.342cm" svg:x="20.931cm" svg:y="1.08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21.34cm" svg:y="1.088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604cm" svg:height="0.342cm" svg:x="21.769cm" svg:y="1.088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22.389cm" svg:y="0.893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7" draw:layer="layout" svg:width="0.3cm" svg:height="0.356cm" svg:x="22.841cm" svg:y="1.08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3.184cm" svg:y="1.08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83cm" svg:height="0.546cm" svg:x="23.744cm" svg:y="0.893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7" draw:layer="layout" svg:width="0.379cm" svg:height="0.492cm" svg:x="24.145cm" svg:y="1.095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321cm" svg:height="0.532cm" svg:x="24.83cm" svg:y="0.91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49cm" svg:height="0.356cm" svg:x="25.474cm" svg:y="1.083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25.852cm" svg:y="1.08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26.283cm" svg:y="0.893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</draw:g>
        <draw:g xml:id="id237" draw:id="id237">
          <svg:title>TexMaths</svg:title>
          <svg:desc>22§display§\text {add it to the second number we get 11. By adding first and the third}§svg§600§FALSE§</svg:desc>
          <draw:polygon draw:style-name="gr2" draw:text-style-name="P6" draw:layer="layout" svg:width="23.381cm" svg:height="0.628cm" svg:x="3.074cm" svg:y="1.921cm" svg:viewBox="0 0 23382 629" draw:points="11692,629 0,629 0,0 23382,0 23382,629">
            <text:p/>
          </draw:polygon>
          <draw:path draw:style-name="gr3" draw:text-style-name="P7" draw:layer="layout" svg:width="0.349cm" svg:height="0.357cm" svg:x="3.067cm" svg:y="2.08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83cm" svg:height="0.547cm" svg:x="3.449cm" svg:y="1.891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83cm" svg:height="0.547cm" svg:x="3.878cm" svg:y="1.891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166cm" svg:height="0.519cm" svg:x="4.565cm" svg:y="1.9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4cm" svg:height="0.485cm" svg:x="4.769cm" svg:y="1.952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242cm" svg:height="0.485cm" svg:x="5.327cm" svg:y="1.95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4cm" svg:height="0.357cm" svg:x="5.635cm" svg:y="2.081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6.272cm" svg:y="1.95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6.582cm" svg:y="1.891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7.01cm" svg:y="2.0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7.615cm" svg:y="2.08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7.916cm" svg:y="2.0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95cm" svg:height="0.357cm" svg:x="8.264cm" svg:y="2.081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8.602cm" svg:y="2.081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42cm" svg:x="8.993cm" svg:y="2.08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9.424cm" svg:y="1.891cm" svg:viewBox="0 0 384 548" svg:d="M269 497v51l115-9v-25c-55 0-62-5-62-42v-472l-111 9v24c53 0 60 6 60 43v167c-23-26-56-48-99-48-91 0-172 76-172 177 0 98 76 176 165 176 50 0 85-27 104-51zM269 289v158c0 14 0 16-9 29-22 37-58 54-91 54-35 0-63-19-83-49-19-32-21-76-21-108 0-30 0-75 23-111 18-24 46-49 88-49 28 0 60 11 84 46 9 14 9 16 9 30z">
            <text:p/>
          </draw:path>
          <draw:path draw:style-name="gr3" draw:text-style-name="P7" draw:layer="layout" svg:width="0.39cm" svg:height="0.342cm" svg:x="10.109cm" svg:y="2.08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10.517cm" svg:y="2.086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604cm" svg:height="0.342cm" svg:x="10.947cm" svg:y="2.086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11.566cm" svg:y="1.891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3cm" svg:height="0.357cm" svg:x="12.019cm" svg:y="2.0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61cm" svg:height="0.342cm" svg:x="12.362cm" svg:y="2.08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531cm" svg:height="0.342cm" svg:x="12.915cm" svg:y="2.093cm" svg:viewBox="0 0 532 343" svg:d="M466 74c14-39 37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7" draw:layer="layout" svg:width="0.3cm" svg:height="0.357cm" svg:x="13.458cm" svg:y="2.0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14.06cm" svg:y="2.07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4.448cm" svg:y="2.0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14.784cm" svg:y="1.95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56cm" svg:height="0.517cm" svg:x="15.396cm" svg:y="1.9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5.783cm" svg:y="1.9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083cm" svg:height="0.084cm" svg:x="16.167cm" svg:y="2.345cm" svg:viewBox="0 0 84 85" svg:d="M84 42c0-23-19-42-42-42s-42 19-42 42 19 43 42 43 42-20 42-43z">
            <text:p/>
          </draw:path>
          <draw:path draw:style-name="gr3" draw:text-style-name="P7" draw:layer="layout" svg:width="0.476cm" svg:height="0.529cm" svg:x="16.688cm" svg:y="1.9cm" svg:viewBox="0 0 477 530" svg:d="M144 247v-192c0-25 2-30 39-30h95c76 0 102 65 102 105 0 51-37 117-123 117zM327 254c76-16 129-66 129-124 0-67-71-130-173-130h-283v25h19c60 0 60 8 60 35v410c0 28 0 35-60 35h-19v25h304c103 0 173-69 173-143 0-66-63-125-150-133zM280 505h-97c-37 0-39-5-39-29v-214h146c78 0 110 73 110 125 0 55-41 118-120 118z">
            <text:p/>
          </draw:path>
          <draw:path draw:style-name="gr3" draw:text-style-name="P7" draw:layer="layout" svg:width="0.379cm" svg:height="0.492cm" svg:x="17.221cm" svg:y="2.093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49cm" svg:height="0.357cm" svg:x="17.906cm" svg:y="2.08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83cm" svg:height="0.547cm" svg:x="18.286cm" svg:y="1.891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83cm" svg:height="0.547cm" svg:x="18.716cm" svg:y="1.891cm" svg:viewBox="0 0 384 548" svg:d="M269 497v51l115-9v-25c-55 0-62-5-62-42v-472l-111 9v24c53 0 60 6 60 43v167c-23-26-56-48-99-48-91 0-172 76-172 177 0 98 76 176 165 176 50 0 85-27 104-51zM269 289v158c0 14 0 16-9 29-22 37-58 54-91 54-35 0-63-19-83-49-19-32-21-76-21-108 0-30 0-75 23-111 18-24 46-49 88-49 28 0 60 11 84 46 9 14 9 16 9 30z">
            <text:p/>
          </draw:path>
          <draw:path draw:style-name="gr3" draw:text-style-name="P7" draw:layer="layout" svg:width="0.166cm" svg:height="0.519cm" svg:x="19.143cm" svg:y="1.9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9.358cm" svg:y="2.08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19.784cm" svg:y="2.07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8cm" svg:height="0.547cm" svg:x="20.428cm" svg:y="1.882cm" svg:viewBox="0 0 389 548" svg:d="M236 236c35 0 40 11 40 42v210c0 35-8 35-60 35v25c25-2 67-4 87-4 19 0 56 2 86 4v-25c-53 0-62 0-62-35v-285l-96 7c-13 1-15 1-15 1-1 2-3 2-14 2h-91v-88c0-77 67-107 114-107 23 0 51 7 67 24-32 2-37 23-37 37 0 25 21 35 35 35 18 0 36-12 36-35 0-46-43-79-101-79-72 0-163 39-163 125v88h-62v23h62v252c0 35-9 35-62 35v25c26-2 67-4 86-4 20 0 58 2 86 4v-25c-51 0-59 0-59-35v-252z">
            <text:p/>
          </draw:path>
          <draw:path draw:style-name="gr3" draw:text-style-name="P7" draw:layer="layout" svg:width="0.261cm" svg:height="0.342cm" svg:x="20.86cm" svg:y="2.08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7cm" svg:x="21.166cm" svg:y="2.08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21.46cm" svg:y="1.95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7cm" svg:x="22.035cm" svg:y="2.081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39cm" svg:height="0.342cm" svg:x="22.415cm" svg:y="2.08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22.847cm" svg:y="1.891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242cm" svg:height="0.485cm" svg:x="23.521cm" svg:y="1.95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23.832cm" svg:y="1.891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24.258cm" svg:y="2.0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24.853cm" svg:y="1.95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25.165cm" svg:y="1.891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166cm" svg:height="0.519cm" svg:x="25.594cm" svg:y="1.9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61cm" svg:height="0.342cm" svg:x="25.805cm" svg:y="2.08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83cm" svg:height="0.547cm" svg:x="26.113cm" svg:y="1.891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</draw:g>
        <draw:g xml:id="id238" draw:id="id238">
          <svg:title>TexMaths</svg:title>
          <svg:desc>22§display§\text {numbers we get a number which is double the second number. Use}§svg§600§FALSE§</svg:desc>
          <draw:polygon draw:style-name="gr2" draw:text-style-name="P6" draw:layer="layout" svg:width="22.562cm" svg:height="0.62cm" svg:x="3.081cm" svg:y="2.918cm" svg:viewBox="0 0 22563 621" draw:points="11282,621 0,621 0,0 22563,0 22563,621">
            <text:p/>
          </draw:polygon>
          <draw:path draw:style-name="gr3" draw:text-style-name="P7" draw:layer="layout" svg:width="0.39cm" svg:height="0.343cm" svg:x="3.067cm" svg:y="3.075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9cm" svg:height="0.352cm" svg:x="3.475cm" svg:y="3.075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7" draw:layer="layout" svg:width="0.604cm" svg:height="0.343cm" svg:x="3.905cm" svg:y="3.075cm" svg:viewBox="0 0 605 344" svg:d="M60 76v210c0 33-7 33-60 33v25c26 0 67-2 88-2 19 0 60 2 86 2v-25c-51 0-60 0-60-33v-145c0-81 55-123 104-123 50 0 58 42 58 86v182c0 33-8 33-61 33v25c28 0 67-2 88-2s61 2 88 2v-25c-53 0-62 0-62-33v-145c0-81 56-123 106-123 47 0 56 42 56 86v182c0 33-9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7" draw:layer="layout" svg:width="0.383cm" svg:height="0.547cm" svg:x="4.524cm" svg:y="2.879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7" draw:layer="layout" svg:width="0.3cm" svg:height="0.357cm" svg:x="4.975cm" svg:y="3.0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61cm" svg:height="0.343cm" svg:x="5.32cm" svg:y="3.07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254cm" svg:height="0.357cm" svg:x="5.626cm" svg:y="3.06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531cm" svg:height="0.343cm" svg:x="6.177cm" svg:y="3.084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7" draw:layer="layout" svg:width="0.3cm" svg:height="0.357cm" svg:x="6.723cm" svg:y="3.0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55cm" svg:height="0.512cm" svg:x="7.323cm" svg:y="3.066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7" draw:layer="layout" svg:width="0.3cm" svg:height="0.357cm" svg:x="7.71cm" svg:y="3.0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44cm" svg:height="0.486cm" svg:x="8.046cm" svg:y="2.941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7" draw:layer="layout" svg:width="0.349cm" svg:height="0.357cm" svg:x="8.623cm" svg:y="3.069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9.259cm" svg:y="3.075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9cm" svg:height="0.352cm" svg:x="9.667cm" svg:y="3.075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7" draw:layer="layout" svg:width="0.604cm" svg:height="0.343cm" svg:x="10.096cm" svg:y="3.075cm" svg:viewBox="0 0 605 344" svg:d="M60 76v210c0 33-7 33-60 33v25c26 0 67-2 88-2 19 0 60 2 86 2v-25c-51 0-60 0-60-33v-145c0-81 55-123 104-123 50 0 58 42 58 86v182c0 33-8 33-60 33v25c27 0 66-2 87-2s61 2 88 2v-25c-53 0-62 0-62-33v-145c0-81 56-123 106-123 49 0 56 42 56 86v182c0 33-7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7" draw:layer="layout" svg:width="0.383cm" svg:height="0.547cm" svg:x="10.716cm" svg:y="2.879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7" draw:layer="layout" svg:width="0.3cm" svg:height="0.357cm" svg:x="11.168cm" svg:y="3.0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61cm" svg:height="0.343cm" svg:x="11.511cm" svg:y="3.07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531cm" svg:height="0.343cm" svg:x="12.064cm" svg:y="3.084cm" svg:viewBox="0 0 532 344" svg:d="M466 74c14-39 37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4 14 11 0 14-7 16-14z">
            <text:p/>
          </draw:path>
          <draw:path draw:style-name="gr3" draw:text-style-name="P7" draw:layer="layout" svg:width="0.39cm" svg:height="0.539cm" svg:x="12.633cm" svg:y="2.879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7" draw:layer="layout" svg:width="0.166cm" svg:height="0.519cm" svg:x="13.064cm" svg:y="2.89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95cm" svg:height="0.357cm" svg:x="13.279cm" svg:y="3.069cm" svg:viewBox="0 0 296 358" svg:d="M65 180c0-127 63-161 104-161 7 0 56 0 84 29-33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39cm" svg:height="0.539cm" svg:x="13.601cm" svg:y="2.879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7" draw:layer="layout" svg:width="0.166cm" svg:height="0.519cm" svg:x="14.289cm" svg:y="2.89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4.503cm" svg:y="3.06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83cm" svg:height="0.547cm" svg:x="15.067cm" svg:y="2.879cm" svg:viewBox="0 0 384 548" svg:d="M269 497v51l115-8v-25c-55 0-62-5-62-42v-473l-111 9v25c55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344cm" svg:height="0.357cm" svg:x="15.491cm" svg:y="3.069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7" draw:layer="layout" svg:width="0.39cm" svg:height="0.352cm" svg:x="15.882cm" svg:y="3.075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7" draw:layer="layout" svg:width="0.383cm" svg:height="0.547cm" svg:x="16.307cm" svg:y="2.879cm" svg:viewBox="0 0 384 548" svg:d="M113 247v-247l-113 9v25c55 0 60 5 60 42v464h19c2-2 7-13 28-48 13 18 44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7" draw:layer="layout" svg:width="0.173cm" svg:height="0.539cm" svg:x="16.74cm" svg:y="2.879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3cm" svg:height="0.357cm" svg:x="16.952cm" svg:y="3.0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42cm" svg:height="0.486cm" svg:x="17.547cm" svg:y="2.941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7" draw:layer="layout" svg:width="0.39cm" svg:height="0.539cm" svg:x="17.856cm" svg:y="2.879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7" draw:layer="layout" svg:width="0.3cm" svg:height="0.357cm" svg:x="18.284cm" svg:y="3.0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54cm" svg:height="0.357cm" svg:x="18.889cm" svg:y="3.06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cm" svg:height="0.357cm" svg:x="19.19cm" svg:y="3.0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95cm" svg:height="0.357cm" svg:x="19.539cm" svg:y="3.069cm" svg:viewBox="0 0 296 358" svg:d="M65 180c0-127 63-161 104-161 7 0 56 0 84 29-33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344cm" svg:height="0.357cm" svg:x="19.877cm" svg:y="3.069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7" draw:layer="layout" svg:width="0.39cm" svg:height="0.343cm" svg:x="20.267cm" svg:y="3.075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83cm" svg:height="0.547cm" svg:x="20.699cm" svg:y="2.879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39cm" svg:height="0.343cm" svg:x="21.383cm" svg:y="3.075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9cm" svg:height="0.352cm" svg:x="21.792cm" svg:y="3.075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7" draw:layer="layout" svg:width="0.604cm" svg:height="0.343cm" svg:x="22.221cm" svg:y="3.075cm" svg:viewBox="0 0 605 344" svg:d="M60 76v210c0 33-7 33-60 33v25c26 0 67-2 88-2 19 0 60 2 86 2v-25c-51 0-60 0-60-33v-145c0-81 55-123 104-123 50 0 58 42 58 86v182c0 33-8 33-60 33v25c27 0 66-2 87-2s61 2 88 2v-25c-53 0-62 0-62-33v-145c0-81 56-123 106-123 49 0 56 42 56 86v182c0 33-7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7" draw:layer="layout" svg:width="0.383cm" svg:height="0.547cm" svg:x="22.841cm" svg:y="2.879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7" draw:layer="layout" svg:width="0.3cm" svg:height="0.357cm" svg:x="23.293cm" svg:y="3.0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61cm" svg:height="0.343cm" svg:x="23.636cm" svg:y="3.075cm" svg:viewBox="0 0 262 344" svg:d="M107 86v-86l-107 9v25c55 0 62 5 62 42v210c0 33-9 33-62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083cm" svg:height="0.084cm" svg:x="23.983cm" svg:y="3.334cm" svg:viewBox="0 0 84 85" svg:d="M84 42c0-23-19-42-42-42s-42 19-42 42 19 43 42 43 42-20 42-43z">
            <text:p/>
          </draw:path>
          <draw:path draw:style-name="gr3" draw:text-style-name="P7" draw:layer="layout" svg:width="0.529cm" svg:height="0.547cm" svg:x="24.5cm" svg:y="2.888cm" svg:viewBox="0 0 530 548" svg:d="M426 351c0 111-76 173-150 173-35 0-126-20-126-168v-296c0-26 0-35 59-35h20v-25c-27 2-85 2-115 2s-88 0-114-2v25h19c60 0 60 9 60 35v294c0 110 90 194 196 194 89 0 160-72 172-162 4-14 4-21 4-53v-248c0-27 0-60 79-60v-25c-28 0-65 2-92 2-26 0-65-2-91-2v25c79 0 79 35 79 56z">
            <text:p/>
          </draw:path>
          <draw:path draw:style-name="gr3" draw:text-style-name="P7" draw:layer="layout" svg:width="0.254cm" svg:height="0.357cm" svg:x="25.081cm" svg:y="3.06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cm" svg:height="0.357cm" svg:x="25.382cm" svg:y="3.0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</draw:g>
        <draw:g xml:id="id239" draw:id="id239">
          <svg:title>TexMaths</svg:title>
          <svg:desc>22§display§\text {this information and find a system of linear equations. Find the three}§svg§600§FALSE§</svg:desc>
          <draw:polygon draw:style-name="gr2" draw:text-style-name="P6" draw:layer="layout" svg:width="23.54cm" svg:height="0.627cm" svg:x="3.09cm" svg:y="4.018cm" svg:viewBox="0 0 23541 628" draw:points="11771,628 0,628 0,0 23541,0 23541,628">
            <text:p/>
          </draw:polygon>
          <draw:path draw:style-name="gr3" draw:text-style-name="P7" draw:layer="layout" svg:width="0.244cm" svg:height="0.485cm" svg:x="3.065cm" svg:y="4.04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8cm" svg:x="3.377cm" svg:y="3.98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166cm" svg:height="0.518cm" svg:x="3.806cm" svg:y="4.00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4.021cm" svg:y="4.17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584cm" svg:y="4.00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799cm" svg:y="4.1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1cm" svg:height="0.546cm" svg:x="5.228cm" svg:y="3.979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7" draw:layer="layout" svg:width="0.344cm" svg:height="0.356cm" svg:x="5.46cm" svg:y="4.17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5.848cm" svg:y="4.18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6.154cm" svg:y="4.183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6.805cm" svg:y="4.17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7.175cm" svg:y="4.04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7.486cm" svg:y="4.00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7.697cm" svg:y="4.17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8.086cm" svg:y="4.1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8.782cm" svg:y="4.17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16cm" svg:y="4.1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9.591cm" svg:y="3.988cm" svg:viewBox="0 0 384 547" svg:d="M269 496v51l115-8v-25c-55 0-62-5-62-42v-472l-111 9v24c53 0 60 6 60 43v167c-23-27-56-48-99-48-91 0-172 76-172 176 0 99 76 176 165 176 50 0 85-26 104-51zM269 289v158c0 14 0 16-9 28-22 37-58 55-91 55-35 0-63-20-83-50-19-31-21-75-21-107 0-30 0-76 23-111 18-24 46-49 88-49 28 0 60 11 84 46 9 14 9 16 9 30z">
            <text:p/>
          </draw:path>
          <draw:path draw:style-name="gr3" draw:text-style-name="P7" draw:layer="layout" svg:width="0.388cm" svg:height="0.546cm" svg:x="10.274cm" svg:y="3.979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0 0 58 2 86 3v-24c-51 0-59 0-59-35v-252z">
            <text:p/>
          </draw:path>
          <draw:path draw:style-name="gr3" draw:text-style-name="P7" draw:layer="layout" svg:width="0.39cm" svg:height="0.342cm" svg:x="10.707cm" svg:y="4.1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1.138cm" svg:y="3.988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349cm" svg:height="0.356cm" svg:x="11.832cm" svg:y="4.178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12.469cm" svg:y="4.17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79cm" svg:height="0.492cm" svg:x="12.763cm" svg:y="4.19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254cm" svg:height="0.356cm" svg:x="13.182cm" svg:y="4.17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13.476cm" svg:y="4.04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3.784cm" svg:y="4.17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4.13cm" svg:y="4.183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4cm" svg:height="0.356cm" svg:x="15.03cm" svg:y="4.17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5.421cm" svg:y="3.979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173cm" svg:height="0.538cm" svg:x="15.915cm" svg:y="3.9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8cm" svg:x="16.13cm" svg:y="4.00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343cm" svg:y="4.1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cm" svg:height="0.356cm" svg:x="16.769cm" svg:y="4.17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7.124cm" svg:y="4.17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17.499cm" svg:y="4.18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8.061cm" svg:y="4.17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18.409cm" svg:y="4.18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18.816cm" svg:y="4.18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19.252cm" svg:y="4.17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19.622cm" svg:y="4.04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19.933cm" svg:y="4.00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20.145cm" svg:y="4.17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20.533cm" svg:y="4.1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20.965cm" svg:y="4.17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21.31cm" svg:y="4.442cm" svg:viewBox="0 0 84 84" svg:d="M84 42c0-23-19-42-42-42s-42 19-42 42 19 42 42 42 42-19 42-42z">
            <text:p/>
          </draw:path>
          <draw:path draw:style-name="gr3" draw:text-style-name="P7" draw:layer="layout" svg:width="0.446cm" svg:height="0.527cm" svg:x="21.827cm" svg:y="3.998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  <draw:path draw:style-name="gr3" draw:text-style-name="P7" draw:layer="layout" svg:width="0.166cm" svg:height="0.518cm" svg:x="22.332cm" svg:y="4.00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2.547cm" svg:y="4.1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22.976cm" svg:y="3.988cm" svg:viewBox="0 0 384 547" svg:d="M269 496v51l115-8v-25c-55 0-62-5-62-42v-472l-111 9v24c55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242cm" svg:height="0.485cm" svg:x="23.652cm" svg:y="4.04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23.964cm" svg:y="3.98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24.39cm" svg:y="4.17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4.985cm" svg:y="4.04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25.296cm" svg:y="3.98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261cm" svg:height="0.342cm" svg:x="25.722cm" svg:y="4.18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26.025cm" svg:y="4.17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26.368cm" svg:y="4.17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 xml:id="id241" draw:id="id241">
          <svg:title>TexMaths</svg:title>
          <svg:desc>22§display§\text {Solution : }§svg§600§FALSE§</svg:desc>
          <draw:polygon draw:style-name="gr2" draw:text-style-name="P6" draw:layer="layout" svg:width="3.123cm" svg:height="0.485cm" svg:x="2.139cm" svg:y="6.066cm" svg:viewBox="0 0 3124 486" draw:points="1562,486 0,486 0,0 3124,0 3124,486">
            <text:p/>
          </draw:polygon>
          <draw:path draw:style-name="gr3" draw:text-style-name="P7" draw:layer="layout" svg:width="0.344cm" svg:height="0.562cm" svg:x="2.144cm" svg:y="6.027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2.551cm" svg:y="6.226cm" svg:viewBox="0 0 345 357" svg:d="M345 181c0-98-79-181-172-181-97 0-173 84-173 181 0 100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7" draw:layer="layout" svg:width="0.173cm" svg:height="0.537cm" svg:x="2.942cm" svg:y="6.036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9cm" svg:height="0.351cm" svg:x="3.157cm" svg:y="6.231cm" svg:viewBox="0 0 391 352" svg:d="M278 282v70l113-9v-25c-55 0-60-5-60-42v-276l-114 9v24c54 0 59 6 59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3.576cm" svg:y="6.097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7" draw:layer="layout" svg:width="0.166cm" svg:height="0.518cm" svg:x="3.887cm" svg:y="6.05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4.099cm" svg:y="6.226cm" svg:viewBox="0 0 345 357" svg:d="M345 181c0-98-79-181-172-181-97 0-173 84-173 181 0 100 81 176 173 176 93 0 172-77 172-176zM173 338c-34 0-67-18-88-53-20-33-20-81-20-109 0-30 0-72 18-107 21-36 58-51 90-51 33 0 66 15 88 49 19 33 19 79 19 109 0 28 0 70-18 104-16 35-51 58-89 58z">
            <text:p/>
          </draw:path>
          <draw:path draw:style-name="gr3" draw:text-style-name="P7" draw:layer="layout" svg:width="0.39cm" svg:height="0.342cm" svg:x="4.488cm" svg:y="6.23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084cm" svg:height="0.333cm" svg:x="5.218cm" svg:y="6.238cm" svg:viewBox="0 0 85 334" svg:d="M85 40c0-21-20-40-43-40s-42 19-42 40c0 23 19 43 42 43s43-20 43-43zM85 294c0-23-20-41-43-41s-42 18-42 41 19 40 42 40 43-17 43-40z">
            <text:p/>
          </draw:path>
        </draw:g>
        <draw:g xml:id="id242" draw:id="id242">
          <svg:title>TexMaths</svg:title>
          <svg:desc>22§display§\text {Let the numbers be } x, y \text { and } z §svg§600§FALSE§</svg:desc>
          <draw:polygon draw:style-name="gr2" draw:text-style-name="P6" draw:layer="layout" svg:width="10.128cm" svg:height="0.619cm" svg:x="5.655cm" svg:y="6.066cm" svg:viewBox="0 0 10129 620" draw:points="5065,620 0,620 0,0 10129,0 10129,620">
            <text:p/>
          </draw:polygon>
          <draw:path draw:style-name="gr3" draw:text-style-name="P7" draw:layer="layout" svg:width="0.425cm" svg:height="0.529cm" svg:x="5.641cm" svg:y="6.036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7" draw:layer="layout" svg:width="0.3cm" svg:height="0.356cm" svg:x="6.121cm" svg:y="6.21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6.458cm" svg:y="6.08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244cm" svg:height="0.485cm" svg:x="7.016cm" svg:y="6.08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9cm" svg:height="0.538cm" svg:x="7.327cm" svg:y="6.02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7.753cm" svg:y="6.21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8.359cm" svg:y="6.22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8.767cm" svg:y="6.22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604cm" svg:height="0.342cm" svg:x="9.196cm" svg:y="6.222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9.816cm" svg:y="6.027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cm" svg:height="0.356cm" svg:x="10.266cm" svg:y="6.21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0.61cm" svg:y="6.22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0.918cm" svg:y="6.21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3cm" svg:height="0.546cm" svg:x="11.476cm" svg:y="6.027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cm" svg:height="0.356cm" svg:x="11.926cm" svg:y="6.21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6cm" svg:height="0.351cm" svg:x="12.53cm" svg:y="6.2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91cm" svg:height="0.231cm" svg:x="13.016cm" svg:y="6.481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358cm" svg:height="0.501cm" svg:x="13.315cm" svg:y="6.222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7" draw:layer="layout" svg:width="0.349cm" svg:height="0.356cm" svg:x="13.989cm" svg:y="6.21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4.369cm" svg:y="6.22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4.799cm" svg:y="6.02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28cm" svg:height="0.351cm" svg:x="15.494cm" svg:y="6.222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69 65c-55 51-81 97-81 102 0 7 7 7 9 7 7 0 9-2 12-11 19-26 42-47 67-47 18 0 26 7 46 30 12 16 26 28 49 28 77 0 121-99 121-120 0-3-3-7-8-7-7 0-9 4-11 9-17 51-69 65-93 65-16 0-30-3-46-9-26-10-39-14-54-14-2 0-15 0-22 4z">
            <text:p/>
          </draw:path>
        </draw:g>
        <draw:g xml:id="id240" draw:id="id240">
          <svg:title>TexMaths</svg:title>
          <svg:desc>22§display§\text {numbers using matrices.}§svg§600§FALSE§</svg:desc>
          <draw:polygon draw:style-name="gr2" draw:text-style-name="P6" draw:layer="layout" svg:width="8.057cm" svg:height="0.62cm" svg:x="3.08cm" svg:y="5.018cm" svg:viewBox="0 0 8058 621" draw:points="4028,621 0,621 0,0 8058,0 8058,621">
            <text:p/>
          </draw:polygon>
          <draw:path draw:style-name="gr3" draw:text-style-name="P7" draw:layer="layout" svg:width="0.39cm" svg:height="0.343cm" svg:x="3.066cm" svg:y="5.175cm" svg:viewBox="0 0 391 344" svg:d="M60 76v210c0 33-7 33-60 33v25c26 0 67-2 88-2 19 0 60 2 86 2v-25c-51 0-60 0-60-33v-145c0-81 55-123 104-123s58 42 58 86v182c0 33-9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9cm" svg:height="0.352cm" svg:x="3.474cm" svg:y="5.175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7" draw:layer="layout" svg:width="0.604cm" svg:height="0.343cm" svg:x="3.904cm" svg:y="5.175cm" svg:viewBox="0 0 605 344" svg:d="M60 76v210c0 33-7 33-60 33v25c26 0 67-2 88-2 19 0 60 2 86 2v-25c-51 0-60 0-60-33v-145c0-81 55-123 104-123s58 42 58 86v182c0 33-9 33-61 33v25c28 0 67-2 88-2s61 2 88 2v-25c-53 0-62 0-62-33v-145c0-81 56-123 106-123 47 0 56 42 56 86v182c0 33-9 33-60 33v25c27 0 67-2 88-2 20 0 60 2 86 2v-25c-40 0-59 0-59-23v-148c0-67 0-92-25-120-11-12-37-28-81-28-65 0-100 46-113 76-10-67-68-76-104-76-56 0-93 34-114 81v-81l-109 9v25c55 0 60 5 60 42z">
            <text:p/>
          </draw:path>
          <draw:path draw:style-name="gr3" draw:text-style-name="P7" draw:layer="layout" svg:width="0.383cm" svg:height="0.547cm" svg:x="4.523cm" svg:y="4.979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7" draw:layer="layout" svg:width="0.3cm" svg:height="0.357cm" svg:x="4.974cm" svg:y="5.1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61cm" svg:height="0.343cm" svg:x="5.319cm" svg:y="5.17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254cm" svg:height="0.357cm" svg:x="5.625cm" svg:y="5.16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7 7 9 7 11 0 11-3 11-19v-78c0-14 0-19-9-19-4 0-5 0-16 9-2 3-10 10-14 12-28-21-61-21-72-21-95 0-125 53-125 95 0 28 12 50 33 67 25 20 48 25 103 35z">
            <text:p/>
          </draw:path>
          <draw:path draw:style-name="gr3" draw:text-style-name="P7" draw:layer="layout" svg:width="0.39cm" svg:height="0.352cm" svg:x="6.186cm" svg:y="5.175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7" draw:layer="layout" svg:width="0.254cm" svg:height="0.357cm" svg:x="6.617cm" svg:y="5.16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7 7 9 7 11 0 11-3 11-19v-78c0-14 0-19-9-19-4 0-5 0-16 9-2 3-10 10-14 12-28-21-61-21-72-21-95 0-125 53-125 95 0 28 12 50 33 67 25 20 48 25 103 35z">
            <text:p/>
          </draw:path>
          <draw:path draw:style-name="gr3" draw:text-style-name="P7" draw:layer="layout" svg:width="0.166cm" svg:height="0.519cm" svg:x="6.922cm" svg:y="4.99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7.136cm" svg:y="5.175cm" svg:viewBox="0 0 391 344" svg:d="M60 76v210c0 33-7 33-60 33v25c26 0 67-2 88-2 19 0 60 2 86 2v-25c-51 0-60 0-60-33v-145c0-81 55-123 104-123s58 42 58 86v182c0 33-9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54cm" svg:height="0.512cm" svg:x="7.562cm" svg:y="5.166cm" svg:viewBox="0 0 355 513" svg:d="M151 219c-68 0-68-78-68-96 0-21 1-45 12-65 7-10 25-32 56-32 67 0 67 78 67 96 0 21 0 46-12 65-7 10-25 32-55 32zM60 249c0-4 0-22 14-37 30 23 62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7" draw:layer="layout" svg:width="0.604cm" svg:height="0.343cm" svg:x="8.21cm" svg:y="5.175cm" svg:viewBox="0 0 605 344" svg:d="M60 76v210c0 33-9 33-60 33v25c26 0 67-2 88-2 19 0 60 2 86 2v-25c-51 0-60 0-60-33v-145c0-81 55-123 104-123s58 42 58 86v182c0 33-9 33-61 33v25c28 0 67-2 88-2s61 2 88 2v-25c-53 0-62 0-62-33v-145c0-81 56-123 106-123 47 0 56 42 56 86v182c0 33-9 33-60 33v25c27 0 67-2 88-2 20 0 60 2 86 2v-25c-40 0-59 0-59-23v-148c0-67 0-92-25-120-11-12-37-28-81-28-65 0-100 46-113 76-10-67-68-76-104-76-56 0-93 34-114 81v-81l-109 9v25c55 0 60 5 60 42z">
            <text:p/>
          </draw:path>
          <draw:path draw:style-name="gr3" draw:text-style-name="P7" draw:layer="layout" svg:width="0.349cm" svg:height="0.357cm" svg:x="8.861cm" svg:y="5.169cm" svg:viewBox="0 0 350 358" svg:d="M227 289c2 32 23 64 60 64 16 0 63-11 63-74v-43h-19v43c0 45-20 51-28 51-25 0-28-36-28-39v-157c0-32 0-62-29-92-30-30-68-42-105-42-65 0-118 37-118 88 0 23 16 37 35 37 23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7" draw:layer="layout" svg:width="0.242cm" svg:height="0.486cm" svg:x="9.231cm" svg:y="5.041cm" svg:viewBox="0 0 243 487" svg:d="M120 168h111v-25h-111v-143h-20c0 63-24 146-100 150v18h67v213c0 97 72 106 100 106 55 0 76-55 76-106v-44h-20v44c0 56-22 86-51 86-52 0-52-70-52-84z">
            <text:p/>
          </draw:path>
          <draw:path draw:style-name="gr3" draw:text-style-name="P7" draw:layer="layout" svg:width="0.261cm" svg:height="0.343cm" svg:x="9.539cm" svg:y="5.17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166cm" svg:height="0.519cm" svg:x="9.845cm" svg:y="4.99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95cm" svg:height="0.357cm" svg:x="10.06cm" svg:y="5.169cm" svg:viewBox="0 0 296 358" svg:d="M65 180c0-127 63-161 104-161 7 0 56 0 84 29-33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3cm" svg:height="0.357cm" svg:x="10.399cm" svg:y="5.1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54cm" svg:height="0.357cm" svg:x="10.746cm" svg:y="5.16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7 7 9 7 11 0 11-3 11-19v-78c0-14 0-19-9-19-4 0-5 0-16 9-2 3-10 10-14 12-28-21-61-21-72-21-95 0-125 53-125 95 0 28 12 50 33 67 25 20 48 25 103 35z">
            <text:p/>
          </draw:path>
          <draw:path draw:style-name="gr3" draw:text-style-name="P7" draw:layer="layout" svg:width="0.083cm" svg:height="0.084cm" svg:x="11.093cm" svg:y="5.434cm" svg:viewBox="0 0 84 85" svg:d="M84 42c0-23-19-42-42-42s-42 19-42 42 19 43 42 43 42-20 42-43z">
            <text:p/>
          </draw:path>
        </draw:g>
        <draw:g xml:id="id243" draw:id="id243">
          <svg:title>TexMaths</svg:title>
          <svg:desc>22§display§\text {The sum of three numbers is 6.}§svg§600§FALSE§</svg:desc>
          <draw:polygon draw:style-name="gr2" draw:text-style-name="P6" draw:layer="layout" svg:width="10.442cm" svg:height="0.485cm" svg:x="3.081cm" svg:y="7.125cm" svg:viewBox="0 0 10443 486" draw:points="5222,486 0,486 0,0 10443,0 10443,486">
            <text:p/>
          </draw:polygon>
          <draw:path draw:style-name="gr3" draw:text-style-name="P7" draw:layer="layout" svg:width="0.502cm" svg:height="0.523cm" svg:x="3.07cm" svg:y="7.107cm" svg:viewBox="0 0 503 524" svg:d="M489 0h-475l-14 174h19c11-125 23-149 139-149 14 0 36 0 43 1 15 2 15 11 15 29v409c0 27 0 37-80 37h-30v23c31-1 110-1 146-1 35 0 116 0 148 1v-23h-32c-81 0-81-10-81-37v-409c0-16 0-27 14-29 7-1 28-1 44-1 116 0 128 24 139 149h19z">
            <text:p/>
          </draw:path>
          <draw:path draw:style-name="gr3" draw:text-style-name="P7" draw:layer="layout" svg:width="0.39cm" svg:height="0.537cm" svg:x="3.624cm" svg:y="7.095cm" svg:viewBox="0 0 391 538" svg:d="M60 479c0 35-7 35-60 35v24c26-1 67-1 88-1 19 0 60 0 86 1v-24c-51 0-60 0-60-35v-143c0-81 55-123 104-123 50 0 58 42 58 86v180c0 35-8 35-60 35v24c27-1 67-1 89-1 19 0 59 0 86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4.052cm" svg:y="7.28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4.658cm" svg:y="7.2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9cm" svg:height="0.351cm" svg:x="4.96cm" svg:y="7.29cm" svg:viewBox="0 0 391 352" svg:d="M278 282v70l113-9v-25c-55 0-60-5-60-42v-276l-115 9v24c55 0 60 6 60 43v139c0 66-37 119-93 119-65 0-69-35-69-75v-259l-114 9v24c60 0 60 2 60 71v116c0 62 0 132 118 132 44 0 79-21 100-70z">
            <text:p/>
          </draw:path>
          <draw:path draw:style-name="gr3" draw:text-style-name="P7" draw:layer="layout" svg:width="0.604cm" svg:height="0.342cm" svg:x="5.39cm" svg:y="7.29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44cm" svg:height="0.356cm" svg:x="6.289cm" svg:y="7.28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6.68cm" svg:y="7.086cm" svg:viewBox="0 0 252 547" svg:d="M111 213v-90c0-68 37-105 72-105 2 0 12 0 25 5-9 3-23 12-23 32 0 17 12 33 33 33 23 0 34-16 34-33 0-29-28-55-69-55-55 0-121 40-121 123v90h-62v23h62v251c0 36-9 36-62 36v24c32-2 69-3 90-3 31 0 67 0 98 3v-24h-16c-58 0-59-9-59-37v-250h89v-23z">
            <text:p/>
          </draw:path>
          <draw:path draw:style-name="gr3" draw:text-style-name="P7" draw:layer="layout" svg:width="0.244cm" svg:height="0.485cm" svg:x="7.164cm" svg:y="7.156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7.474cm" svg:y="7.095cm" svg:viewBox="0 0 391 538" svg:d="M60 479c0 35-7 35-60 35v24c26-1 67-1 88-1 19 0 60 0 86 1v-24c-51 0-60 0-60-35v-143c0-81 55-123 104-123 50 0 58 42 58 86v180c0 35-8 35-60 35v24c27-1 67-1 89-1 19 0 59 0 86 1v-24c-41 0-60 0-60-23v-148c0-67 0-91-25-120-10-12-37-28-81-28-67 0-100 48-112 76v-271l-113 9v24c55 0 60 6 60 43z">
            <text:p/>
          </draw:path>
          <draw:path draw:style-name="gr3" draw:text-style-name="P7" draw:layer="layout" svg:width="0.261cm" svg:height="0.342cm" svg:x="7.902cm" svg:y="7.29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8.204cm" svg:y="7.28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8.548cm" svg:y="7.28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9.151cm" svg:y="7.2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9cm" svg:height="0.351cm" svg:x="9.56cm" svg:y="7.29cm" svg:viewBox="0 0 391 352" svg:d="M278 282v70l113-9v-25c-55 0-60-5-60-42v-276l-115 9v24c55 0 60 6 60 43v139c0 66-37 119-93 119-65 0-69-35-69-75v-259l-114 9v24c60 0 60 2 60 71v116c0 62 0 132 118 132 44 0 79-21 100-70z">
            <text:p/>
          </draw:path>
          <draw:path draw:style-name="gr3" draw:text-style-name="P7" draw:layer="layout" svg:width="0.604cm" svg:height="0.342cm" svg:x="9.989cm" svg:y="7.29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10.609cm" svg:y="7.095cm" svg:viewBox="0 0 384 547" svg:d="M113 246v-246l-113 9v24c55 0 60 6 60 43v462h19c2-1 7-12 28-47 13 17 46 56 102 56 94 0 175-75 175-176 0-98-78-176-166-176-60 0-93 37-105 51zM114 450v-160c0-16 0-16 9-28 30-44 72-49 92-49 35 0 63 19 81 49 21 32 23 76 23 107 0 30-2 76-25 111-16 23-46 50-88 50-34 0-62-20-81-48-11-16-11-18-11-32z">
            <text:p/>
          </draw:path>
          <draw:path draw:style-name="gr3" draw:text-style-name="P7" draw:layer="layout" svg:width="0.3cm" svg:height="0.356cm" svg:x="11.061cm" svg:y="7.28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1.404cm" svg:y="7.29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1.711cm" svg:y="7.2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274cm" svg:y="7.11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2.489cm" svg:y="7.2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21cm" svg:height="0.532cm" svg:x="13.059cm" svg:y="7.116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3 47-59 51-77 51z">
            <text:p/>
          </draw:path>
          <draw:path draw:style-name="gr3" draw:text-style-name="P7" draw:layer="layout" svg:width="0.083cm" svg:height="0.083cm" svg:x="13.48cm" svg:y="7.549cm" svg:viewBox="0 0 84 84" svg:d="M84 42c0-23-19-42-42-42s-42 19-42 42 19 42 42 42 42-19 42-42z">
            <text:p/>
          </draw:path>
        </draw:g>
        <draw:g xml:id="id244" draw:id="id244">
          <svg:title>TexMaths</svg:title>
          <svg:desc>22§display§\therefore \ \ x + y + z  = 6§svg§600§FALSE§</svg:desc>
          <draw:polygon draw:style-name="gr2" draw:text-style-name="P6" draw:layer="layout" svg:width="5.686cm" svg:height="0.596cm" svg:x="15.087cm" svg:y="7.125cm" svg:viewBox="0 0 5687 597" draw:points="2845,597 0,597 0,0 5687,0 5687,597">
            <text:p/>
          </draw:polygon>
          <draw:path draw:style-name="gr3" draw:text-style-name="P7" draw:layer="layout" svg:width="0.469cm" svg:height="0.417cm" svg:x="15.071cm" svg:y="7.242cm" svg:viewBox="0 0 470 418" svg:d="M276 40c0-21-19-40-40-40-23 0-42 19-42 40 0 23 19 43 42 43 21 0 40-18 40-43zM470 376c0-21-18-40-40-40-23 0-43 19-43 40 0 23 20 42 43 42 22 0 40-19 40-42zM83 376c0-21-20-40-43-40-21 0-40 19-40 40 0 23 19 42 40 42 23 0 43-19 43-42z">
            <text:p/>
          </draw:path>
          <draw:path draw:style-name="gr3" draw:text-style-name="P7" draw:layer="layout" svg:width="0.386cm" svg:height="0.35cm" svg:x="16.317cm" svg:y="7.258cm" svg:viewBox="0 0 387 351" svg:d="M238 109c3-21 21-91 75-91 6 0 23 0 39 8-21 6-37 25-37 43 0 12 9 28 30 28 18 0 42-14 42-46 0-40-46-51-72-51-46 0-72 40-83 60-19-53-59-60-82-60-81 0-125 100-125 119 0 8 7 8 8 8 7 0 9 0 11-8 26-82 77-101 104-101 14 0 42 7 42 51 0 24-14 77-42 184-12 49-41 81-74 81-5 0-23 0-39-9 20-5 37-21 37-42s-17-28-30-28c-23 0-42 21-42 45 0 36 39 51 72 51 53 0 81-54 83-59 9 30 37 59 83 59 81 0 125-100 125-119 0-7-7-7-9-7-7 0-9 2-11 7-24 84-79 102-104 102-30 0-42-25-42-51 0-18 5-33 14-69z">
            <text:p/>
          </draw:path>
          <draw:path draw:style-name="gr3" draw:text-style-name="P7" draw:layer="layout" svg:width="0.515cm" svg:height="0.516cm" svg:x="16.951cm" svg:y="7.149cm" svg:viewBox="0 0 516 517" svg:d="M275 274h216c11 0 25 0 25-16s-14-16-25-16h-216v-216c0-12 0-26-16-26s-16 14-16 26v216h-217c-12 0-26 0-26 16s14 16 26 16h217v216c0 11 0 27 16 27s16-16 16-27z">
            <text:p/>
          </draw:path>
          <draw:path draw:style-name="gr3" draw:text-style-name="P7" draw:layer="layout" svg:width="0.356cm" svg:height="0.5cm" svg:x="17.704cm" svg:y="7.258cm" svg:viewBox="0 0 357 501" svg:d="M356 47c1-10 1-12 1-17 0-14-10-21-21-21-9 0-21 3-28 16-2 3-7 28-11 42-5 19-10 40-15 61l-36 141c-1 10-35 65-88 65-38 0-47-34-47-63 0-36 14-83 40-152 13-31 14-40 14-56 0-35-24-63-63-63-74 0-102 112-102 119 0 8 7 8 9 8 9 0 9-2 12-15 21-72 53-94 79-94 6 0 20 0 20 24 0 20-7 39-14 55-30 80-44 126-44 161 0 69 49 93 95 93 30 0 56-14 77-35-9 41-19 78-49 120-21 26-51 49-86 49-11 0-46-4-59-33 13 0 22 0 32-9 9-7 16-18 16-32 0-24-21-28-28-28-18 0-44 12-44 51s35 67 83 67c81 0 160-70 181-158z">
            <text:p/>
          </draw:path>
          <draw:path draw:style-name="gr3" draw:text-style-name="P7" draw:layer="layout" svg:width="0.515cm" svg:height="0.516cm" svg:x="18.303cm" svg:y="7.149cm" svg:viewBox="0 0 516 517" svg:d="M275 274h216c11 0 25 0 25-16s-14-16-25-16h-216v-216c0-12 0-26-16-26s-16 14-16 26v216h-217c-12 0-26 0-26 16s14 16 26 16h217v216c0 11 0 27 16 27s16-16 16-27z">
            <text:p/>
          </draw:path>
          <draw:path draw:style-name="gr3" draw:text-style-name="P7" draw:layer="layout" svg:width="0.328cm" svg:height="0.35cm" svg:x="19.067cm" svg:y="7.258cm" svg:viewBox="0 0 329 351" svg:d="M70 279c43-45 64-65 92-89 0 0 49-42 77-71 74-72 90-108 90-112 0-7-7-7-9-7-5 0-7 2-10 9-23 37-41 49-58 49-20 0-28-12-41-25-14-17-28-33-53-33-58 0-95 72-95 88 0 5 4 9 11 9s7-4 9-9c16-35 60-35 67-35 15 0 31 5 49 10 30 13 39 13 60 13-28 33-94 89-109 101l-69 65c-55 51-81 97-81 102 0 7 7 7 9 7 7 0 9-1 12-10 19-26 42-48 67-48 18 0 26 7 46 30 12 16 26 28 49 28 78 0 122-98 122-119 0-4-4-7-9-7-7 0-9 3-11 9-17 51-68 65-93 65-16 0-30-4-46-9-26-11-39-14-54-14-2 0-15 0-22 3z">
            <text:p/>
          </draw:path>
          <draw:path draw:style-name="gr3" draw:text-style-name="P7" draw:layer="layout" svg:width="0.515cm" svg:height="0.182cm" svg:x="19.685cm" svg:y="7.3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1cm" svg:x="20.491cm" svg:y="7.086cm" svg:viewBox="0 0 322 532" svg:d="M70 262v-20c0-195 97-223 136-223 19 0 51 6 69 32-13 0-43 0-43 33 0 25 18 37 36 37 12 0 35-7 35-37 0-47-34-84-99-84-98 0-204 100-204 271 0 207 90 261 162 261 86 0 160-72 160-174 0-98-69-173-155-173-53 0-81 40-97 77zM162 511c-48 0-72-47-76-58-14-37-14-98-14-112 0-60 25-139 95-139 13 0 48 0 72 49 14 28 14 69 14 106s0 75-14 103c-22 48-59 51-77 51z">
            <text:p/>
          </draw:path>
        </draw:g>
        <draw:g xml:id="id245" draw:id="id245">
          <svg:title>TexMaths</svg:title>
          <svg:desc>22§display§\text {Multiply third number by 3 and add it to the second number we get 11}§svg§600§FALSE§</svg:desc>
          <draw:polygon draw:style-name="gr2" draw:text-style-name="P6" draw:layer="layout" svg:width="24.077cm" svg:height="0.62cm" svg:x="3.083cm" svg:y="8.126cm" svg:viewBox="0 0 24078 621" draw:points="12038,621 0,621 0,0 24078,0 24078,621">
            <text:p/>
          </draw:polygon>
          <draw:path draw:style-name="gr3" draw:text-style-name="P7" draw:layer="layout" svg:width="0.652cm" svg:height="0.53cm" svg:x="3.072cm" svg:y="8.096cm" svg:viewBox="0 0 653 531" svg:d="M158 18c-7-18-8-18-28-18h-130v25h19c58 0 60 9 60 35v390c0 21 0 56-79 56v25c26 0 65-2 92-2 24 0 63 2 89 2v-25c-79 0-79-35-79-56v-420l187 483c5 11 8 18 15 18 9 0 11-6 15-14l190-492h1v446c0 28-1 35-61 35h-20v25c30-2 83-2 113-2s83 0 111 2v-25h-19c-60 0-60-7-60-35v-411c0-26 0-35 60-35h19v-25h-132c-19 0-19 0-25 14l-170 439z">
            <text:p/>
          </draw:path>
          <draw:path draw:style-name="gr3" draw:text-style-name="P7" draw:layer="layout" svg:width="0.39cm" svg:height="0.352cm" svg:x="3.778cm" svg:y="8.283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7" draw:layer="layout" svg:width="0.173cm" svg:height="0.539cm" svg:x="4.207cm" svg:y="8.087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244cm" svg:height="0.486cm" svg:x="4.411cm" svg:y="8.149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7" draw:layer="layout" svg:width="0.166cm" svg:height="0.519cm" svg:x="4.723cm" svg:y="8.1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83cm" svg:height="0.493cm" svg:x="4.934cm" svg:y="8.283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7" draw:layer="layout" svg:width="0.173cm" svg:height="0.539cm" svg:x="5.367cm" svg:y="8.087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379cm" svg:height="0.493cm" svg:x="5.571cm" svg:y="8.292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7" draw:layer="layout" svg:width="0.244cm" svg:height="0.486cm" svg:x="6.236cm" svg:y="8.149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7" draw:layer="layout" svg:width="0.39cm" svg:height="0.539cm" svg:x="6.548cm" svg:y="8.087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7" draw:layer="layout" svg:width="0.166cm" svg:height="0.519cm" svg:x="6.979cm" svg:y="8.1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61cm" svg:height="0.343cm" svg:x="7.188cm" svg:y="8.283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83cm" svg:height="0.547cm" svg:x="7.496cm" svg:y="8.087cm" svg:viewBox="0 0 384 548" svg:d="M269 497v51l115-8v-25c-55 0-62-5-62-42v-473l-111 9v25c55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39cm" svg:height="0.343cm" svg:x="8.183cm" svg:y="8.283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9cm" svg:height="0.352cm" svg:x="8.591cm" svg:y="8.283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7" draw:layer="layout" svg:width="0.604cm" svg:height="0.343cm" svg:x="9.021cm" svg:y="8.283cm" svg:viewBox="0 0 605 344" svg:d="M60 76v210c0 33-9 33-60 33v25c26 0 67-2 88-2 19 0 60 2 86 2v-25c-51 0-60 0-60-33v-145c0-81 55-123 104-123 50 0 58 42 58 86v182c0 33-8 33-60 33v25c27 0 66-2 87-2s61 2 88 2v-25c-53 0-62 0-62-33v-145c0-81 56-123 106-123 49 0 56 42 56 86v182c0 33-7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7" draw:layer="layout" svg:width="0.383cm" svg:height="0.547cm" svg:x="9.64cm" svg:y="8.087cm" svg:viewBox="0 0 384 548" svg:d="M113 247v-247l-113 9v25c55 0 60 5 60 42v464h19c2-2 7-13 28-48 13 18 44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7" draw:layer="layout" svg:width="0.3cm" svg:height="0.357cm" svg:x="10.091cm" svg:y="8.27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61cm" svg:height="0.343cm" svg:x="10.434cm" svg:y="8.283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83cm" svg:height="0.547cm" svg:x="10.995cm" svg:y="8.087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7" draw:layer="layout" svg:width="0.379cm" svg:height="0.493cm" svg:x="11.397cm" svg:y="8.292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7" draw:layer="layout" svg:width="0.321cm" svg:height="0.533cm" svg:x="12.079cm" svg:y="8.108cm" svg:viewBox="0 0 322 534" svg:d="M194 243c63-19 107-74 107-135 0-64-67-108-143-108-77 0-137 46-137 106 0 24 18 40 39 40 24 0 40-17 40-40 0-39-37-39-47-39 23-37 74-48 102-48 32 0 76 18 76 87 0 10-2 54-23 90-23 37-50 39-69 40-5 0-25 2-30 2-7 0-12 2-12 9 0 9 5 9 19 9h34c63 0 93 53 93 128 0 106-55 129-88 129-34 0-92-14-120-60 28 5 51-12 51-42 0-28-19-44-42-44-19 0-44 12-44 46 0 70 72 121 157 121 95 0 165-70 165-150 0-63-49-123-128-141z">
            <text:p/>
          </draw:path>
          <draw:path draw:style-name="gr3" draw:text-style-name="P7" draw:layer="layout" svg:width="0.349cm" svg:height="0.357cm" svg:x="12.724cm" svg:y="8.277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3.104cm" svg:y="8.283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83cm" svg:height="0.547cm" svg:x="13.533cm" svg:y="8.087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349cm" svg:height="0.357cm" svg:x="14.228cm" svg:y="8.277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83cm" svg:height="0.547cm" svg:x="14.608cm" svg:y="8.087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383cm" svg:height="0.547cm" svg:x="15.038cm" svg:y="8.087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166cm" svg:height="0.519cm" svg:x="15.724cm" svg:y="8.1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42cm" svg:height="0.486cm" svg:x="15.928cm" svg:y="8.14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7" draw:layer="layout" svg:width="0.242cm" svg:height="0.486cm" svg:x="16.486cm" svg:y="8.14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7" draw:layer="layout" svg:width="0.344cm" svg:height="0.357cm" svg:x="16.794cm" svg:y="8.277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7" draw:layer="layout" svg:width="0.244cm" svg:height="0.486cm" svg:x="17.431cm" svg:y="8.149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7" draw:layer="layout" svg:width="0.39cm" svg:height="0.539cm" svg:x="17.741cm" svg:y="8.087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7" draw:layer="layout" svg:width="0.3cm" svg:height="0.357cm" svg:x="18.169cm" svg:y="8.27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54cm" svg:height="0.357cm" svg:x="18.774cm" svg:y="8.277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cm" svg:height="0.357cm" svg:x="19.075cm" svg:y="8.27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95cm" svg:height="0.357cm" svg:x="19.424cm" svg:y="8.277cm" svg:viewBox="0 0 296 358" svg:d="M65 180c0-127 63-161 104-161 7 0 56 0 84 29-31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344cm" svg:height="0.357cm" svg:x="19.761cm" svg:y="8.277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7" draw:layer="layout" svg:width="0.39cm" svg:height="0.343cm" svg:x="20.152cm" svg:y="8.283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83cm" svg:height="0.547cm" svg:x="20.583cm" svg:y="8.087cm" svg:viewBox="0 0 384 548" svg:d="M269 497v51l115-8v-25c-55 0-62-5-62-42v-473l-111 9v25c55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39cm" svg:height="0.343cm" svg:x="21.268cm" svg:y="8.283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9cm" svg:height="0.352cm" svg:x="21.676cm" svg:y="8.283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7" draw:layer="layout" svg:width="0.604cm" svg:height="0.343cm" svg:x="22.106cm" svg:y="8.283cm" svg:viewBox="0 0 605 344" svg:d="M60 76v210c0 33-7 33-60 33v25c26 0 67-2 88-2 19 0 60 2 86 2v-25c-51 0-60 0-60-33v-145c0-81 55-123 104-123 50 0 58 42 58 86v182c0 33-8 33-60 33v25c27 0 66-2 87-2s61 2 88 2v-25c-53 0-62 0-62-33v-145c0-81 56-123 106-123 49 0 56 42 56 86v182c0 33-7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7" draw:layer="layout" svg:width="0.383cm" svg:height="0.547cm" svg:x="22.725cm" svg:y="8.087cm" svg:viewBox="0 0 384 548" svg:d="M113 247v-247l-113 9v25c55 0 60 5 60 42v464h19c2-2 7-13 28-48 13 18 44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7" draw:layer="layout" svg:width="0.3cm" svg:height="0.357cm" svg:x="23.178cm" svg:y="8.27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61cm" svg:height="0.343cm" svg:x="23.521cm" svg:y="8.283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531cm" svg:height="0.343cm" svg:x="24.073cm" svg:y="8.292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7" draw:layer="layout" svg:width="0.3cm" svg:height="0.357cm" svg:x="24.619cm" svg:y="8.27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55cm" svg:height="0.512cm" svg:x="25.219cm" svg:y="8.274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7" draw:layer="layout" svg:width="0.3cm" svg:height="0.357cm" svg:x="25.606cm" svg:y="8.27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42cm" svg:height="0.486cm" svg:x="25.942cm" svg:y="8.14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7" draw:layer="layout" svg:width="0.256cm" svg:height="0.517cm" svg:x="26.555cm" svg:y="8.108cm" svg:viewBox="0 0 257 518" svg:d="M160 19c0-17 0-19-17-19-50 49-118 49-143 49v25c16 0 62 0 102-21v404c0 28-2 37-72 37h-25v24c27-3 95-3 125-3 32 0 99 0 127 3v-24h-25c-70 0-72-9-72-37z">
            <text:p/>
          </draw:path>
          <draw:path draw:style-name="gr3" draw:text-style-name="P7" draw:layer="layout" svg:width="0.256cm" svg:height="0.517cm" svg:x="26.942cm" svg:y="8.108cm" svg:viewBox="0 0 257 518" svg:d="M160 19c0-17 0-19-19-19-48 49-116 49-141 49v25c16 0 62 0 102-21v404c0 28-2 37-72 37h-25v24c27-3 95-3 125-3 32 0 99 0 127 3v-24h-25c-70 0-72-9-72-37z">
            <text:p/>
          </draw:path>
        </draw:g>
        <draw:g xml:id="id246" draw:id="id246">
          <svg:title>TexMaths</svg:title>
          <svg:desc>22§display§\text { i.e. } \ \ 3z + y = 11 \ \ \text { i.e. } \ \ y + 3z = 11§svg§600§FALSE§</svg:desc>
          <draw:polygon draw:style-name="gr2" draw:text-style-name="P6" draw:layer="layout" svg:width="12.2cm" svg:height="0.6cm" svg:x="3.085cm" svg:y="9.326cm" svg:viewBox="0 0 12201 601" draw:points="6100,601 0,601 0,0 12201,0 12201,601">
            <text:p/>
          </draw:polygon>
          <draw:path draw:style-name="gr3" draw:text-style-name="P7" draw:layer="layout" svg:width="0.166cm" svg:height="0.519cm" svg:x="3.071cm" svg:y="9.28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083cm" svg:height="0.084cm" svg:x="3.328cm" svg:y="9.722cm" svg:viewBox="0 0 84 85" svg:d="M84 42c0-23-19-42-42-42s-42 19-42 42 19 43 42 43 42-20 42-43z">
            <text:p/>
          </draw:path>
          <draw:path draw:style-name="gr3" draw:text-style-name="P7" draw:layer="layout" svg:width="0.3cm" svg:height="0.356cm" svg:x="3.497cm" svg:y="9.4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083cm" svg:height="0.084cm" svg:x="3.886cm" svg:y="9.722cm" svg:viewBox="0 0 84 85" svg:d="M84 42c0-23-19-42-42-42s-42 19-42 42 19 43 42 43 42-20 42-43z">
            <text:p/>
          </draw:path>
          <draw:path draw:style-name="gr3" draw:text-style-name="P7" draw:layer="layout" svg:width="0.321cm" svg:height="0.533cm" svg:x="4.926cm" svg:y="9.289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28cm" svg:height="0.351cm" svg:x="5.313cm" svg:y="9.463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90-109 102l-71 65c-53 51-79 97-79 102 0 7 7 7 9 7 7 0 9-2 12-10 19-27 42-48 67-48 18 0 25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517cm" svg:x="5.889cm" svg:y="9.3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6.64cm" svg:y="9.463cm" svg:viewBox="0 0 359 502" svg:d="M355 48c4-11 4-13 4-18 0-14-12-21-23-21-9 0-21 3-28 16-2 3-7 28-11 42-5 19-10 40-15 62l-36 140c-1 11-35 66-88 66-38 0-47-34-47-64 0-35 14-83 40-151 13-32 14-41 14-57 0-35-24-63-63-63-74 0-102 113-102 120s7 7 9 7c9 0 9-2 12-14 21-72 53-95 79-95 6 0 20 0 20 24 0 20-7 39-14 55-30 81-44 127-44 162 0 69 49 93 95 93 30 0 56-14 77-35-9 40-19 77-49 120-21 26-51 49-86 49-11 0-46-3-59-33 13 0 22 0 32-9 9-7 16-18 16-32 0-25-21-28-28-28-18 0-44 12-44 51s35 67 83 67c81 0 160-71 181-159z">
            <text:p/>
          </draw:path>
          <draw:path draw:style-name="gr3" draw:text-style-name="P7" draw:layer="layout" svg:width="0.515cm" svg:height="0.182cm" svg:x="7.284cm" svg:y="9.5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125cm" svg:y="9.28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8.511cm" svg:y="9.28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66cm" svg:height="0.519cm" svg:x="9.628cm" svg:y="9.28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083cm" svg:height="0.084cm" svg:x="9.883cm" svg:y="9.722cm" svg:viewBox="0 0 84 85" svg:d="M84 42c0-23-19-42-42-42s-42 19-42 42 19 43 42 43 42-20 42-43z">
            <text:p/>
          </draw:path>
          <draw:path draw:style-name="gr3" draw:text-style-name="P7" draw:layer="layout" svg:width="0.3cm" svg:height="0.356cm" svg:x="10.054cm" svg:y="9.4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083cm" svg:height="0.084cm" svg:x="10.441cm" svg:y="9.722cm" svg:viewBox="0 0 84 85" svg:d="M84 42c0-23-19-42-42-42s-42 19-42 42 19 43 42 43 42-20 42-43z">
            <text:p/>
          </draw:path>
          <draw:path draw:style-name="gr3" draw:text-style-name="P7" draw:layer="layout" svg:width="0.358cm" svg:height="0.501cm" svg:x="11.473cm" svg:y="9.463cm" svg:viewBox="0 0 359 502" svg:d="M355 48c4-11 4-13 4-18 0-14-12-21-23-21-9 0-21 3-28 16-2 3-7 28-11 42-5 19-10 40-15 62l-36 140c-1 11-35 66-86 66-40 0-49-34-49-64 0-35 14-83 40-151 13-32 14-41 14-57 0-35-24-63-63-63-74 0-102 113-102 120s7 7 9 7c9 0 9-2 12-14 21-72 53-95 79-95 6 0 20 0 20 24 0 20-7 39-14 55-30 81-44 127-44 162 0 69 49 93 95 93 30 0 56-14 77-35-9 40-19 77-49 120-21 26-51 49-86 49-11 0-46-3-59-33 13 0 22 0 34-9 7-7 14-18 14-32 0-25-21-28-28-28-18 0-44 12-44 51s35 67 83 67c81 0 160-71 181-159z">
            <text:p/>
          </draw:path>
          <draw:path draw:style-name="gr3" draw:text-style-name="P7" draw:layer="layout" svg:width="0.515cm" svg:height="0.517cm" svg:x="12.071cm" svg:y="9.3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12.833cm" svg:y="9.289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28cm" svg:height="0.351cm" svg:x="13.22cm" svg:y="9.463cm" svg:viewBox="0 0 329 352" svg:d="M70 280c43-46 64-65 92-90 0 0 49-42 77-70 74-72 90-109 90-113 0-7-7-7-9-7-5 0-7 2-10 9-23 37-41 49-58 49-20 0-28-12-41-25-14-17-28-33-53-33-58 0-95 72-95 88 0 5 4 9 11 9s7-4 9-9c16-35 60-35 67-35 15 0 31 5 49 10 30 13 39 13 60 13-28 33-94 90-109 102l-69 65c-55 51-81 97-81 102 0 7 7 7 9 7 7 0 9-2 12-10 19-27 42-48 67-48 18 0 26 7 46 30 12 16 26 28 49 28 77 0 121-98 121-120 0-3-3-7-8-7-7 0-9 4-11 9-17 51-69 65-93 65-16 0-30-3-46-8-26-11-39-15-54-15-2 0-15 0-22 4z">
            <text:p/>
          </draw:path>
          <draw:path draw:style-name="gr3" draw:text-style-name="P7" draw:layer="layout" svg:width="0.515cm" svg:height="0.182cm" svg:x="13.84cm" svg:y="9.5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4.681cm" svg:y="9.28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5.068cm" svg:y="9.289cm" svg:viewBox="0 0 257 518" svg:d="M160 19c0-17 0-19-19-19-48 49-116 49-141 49v25c16 0 62 0 102-21v403c0 28-2 37-72 37h-25v25c27-4 95-4 125-4 32 0 99 0 127 4v-25h-25c-70 0-72-9-72-37z">
            <text:p/>
          </draw:path>
        </draw:g>
        <draw:g xml:id="id247" draw:id="id247">
          <svg:title>TexMaths</svg:title>
          <svg:desc>22§display§\text {if we add first and the third numbers we get a number which is double}§svg§600§FALSE§</svg:desc>
          <draw:polygon draw:style-name="gr2" draw:text-style-name="P6" draw:layer="layout" svg:width="23.849cm" svg:height="0.628cm" svg:x="3.088cm" svg:y="10.427cm" svg:viewBox="0 0 23850 629" draw:points="11924,629 0,629 0,0 23850,0 23850,629">
            <text:p/>
          </draw:polygon>
          <draw:path draw:style-name="gr3" draw:text-style-name="P7" draw:layer="layout" svg:width="0.166cm" svg:height="0.519cm" svg:x="3.074cm" svg:y="10.41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1cm" svg:height="0.547cm" svg:x="3.29cm" svg:y="10.388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7" draw:layer="layout" svg:width="0.531cm" svg:height="0.342cm" svg:x="3.773cm" svg:y="10.599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7" draw:layer="layout" svg:width="0.3cm" svg:height="0.357cm" svg:x="4.317cm" svg:y="10.5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49cm" svg:height="0.357cm" svg:x="4.929cm" svg:y="10.587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383cm" svg:height="0.547cm" svg:x="5.309cm" svg:y="10.397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83cm" svg:height="0.547cm" svg:x="5.739cm" svg:y="10.397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88cm" svg:height="0.547cm" svg:x="6.422cm" svg:y="10.388cm" svg:viewBox="0 0 389 548" svg:d="M236 236c35 0 40 11 40 42v210c0 35-8 35-60 35v25c25-2 67-4 87-4 19 0 56 2 86 4v-25c-53 0-62 0-62-35v-285l-96 7c-13 1-15 1-15 1-1 2-3 2-14 2h-91v-88c0-77 67-107 114-107 23 0 51 7 67 24-32 2-37 23-37 37 0 25 21 35 35 35 18 0 36-12 36-35 0-46-43-79-101-79-72 0-163 39-163 125v88h-62v23h62v252c0 35-9 35-62 35v25c26-2 67-4 86-4 20 0 58 2 86 4v-25c-51 0-59 0-59-35v-252z">
            <text:p/>
          </draw:path>
          <draw:path draw:style-name="gr3" draw:text-style-name="P7" draw:layer="layout" svg:width="0.261cm" svg:height="0.342cm" svg:x="6.851cm" svg:y="10.59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7cm" svg:x="7.157cm" svg:y="10.58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7.453cm" svg:y="10.45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7cm" svg:x="8.028cm" svg:y="10.58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8.407cm" svg:y="10.59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8.838cm" svg:y="10.397cm" svg:viewBox="0 0 384 548" svg:d="M269 497v51l115-9v-25c-55 0-62-5-62-42v-472l-111 9v24c53 0 60 6 60 43v167c-23-26-56-48-99-48-91 0-172 76-172 177 0 98 76 176 165 176 50 0 85-27 104-51zM269 289v158c0 14 0 16-9 29-22 37-58 54-91 54-35 0-63-19-83-49-19-32-21-76-21-108 0-30 0-75 23-111 18-24 46-49 88-49 28 0 60 11 84 46 9 14 9 16 9 30z">
            <text:p/>
          </draw:path>
          <draw:path draw:style-name="gr3" draw:text-style-name="P7" draw:layer="layout" svg:width="0.242cm" svg:height="0.485cm" svg:x="9.514cm" svg:y="10.45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9.825cm" svg:y="10.39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10.251cm" svg:y="10.5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10.846cm" svg:y="10.45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11.156cm" svg:y="10.39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166cm" svg:height="0.519cm" svg:x="11.587cm" svg:y="10.41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61cm" svg:height="0.342cm" svg:x="11.798cm" svg:y="10.59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83cm" svg:height="0.547cm" svg:x="12.105cm" svg:y="10.397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9cm" svg:height="0.342cm" svg:x="12.791cm" svg:y="10.59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13.199cm" svg:y="10.592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604cm" svg:height="0.342cm" svg:x="13.629cm" svg:y="10.592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14.248cm" svg:y="10.397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3cm" svg:height="0.357cm" svg:x="14.699cm" svg:y="10.5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61cm" svg:height="0.342cm" svg:x="15.044cm" svg:y="10.59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7cm" svg:x="15.35cm" svg:y="10.58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1cm" svg:height="0.342cm" svg:x="15.901cm" svg:y="10.599cm" svg:viewBox="0 0 532 343" svg:d="M466 74c14-39 37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7" draw:layer="layout" svg:width="0.3cm" svg:height="0.357cm" svg:x="16.445cm" svg:y="10.5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17.047cm" svg:y="10.583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7.434cm" svg:y="10.5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17.77cm" svg:y="10.45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7cm" svg:x="18.346cm" svg:y="10.587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8.983cm" svg:y="10.59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19.391cm" svg:y="10.592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604cm" svg:height="0.342cm" svg:x="19.821cm" svg:y="10.592cm" svg:viewBox="0 0 605 343" svg:d="M60 76v209c0 34-9 34-60 34v24c26 0 67-1 88-1 19 0 60 1 86 1v-24c-51 0-60 0-60-34v-144c0-81 55-123 104-123 50 0 58 42 58 86v181c0 34-8 34-61 34v24c28 0 67-1 88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20.44cm" svg:y="10.397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3cm" svg:height="0.357cm" svg:x="20.893cm" svg:y="10.5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61cm" svg:height="0.342cm" svg:x="21.236cm" svg:y="10.59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531cm" svg:height="0.342cm" svg:x="21.788cm" svg:y="10.599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7" draw:layer="layout" svg:width="0.39cm" svg:height="0.538cm" svg:x="22.357cm" svg:y="10.39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166cm" svg:height="0.519cm" svg:x="22.788cm" svg:y="10.41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95cm" svg:height="0.357cm" svg:x="23.003cm" svg:y="10.587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9cm" svg:height="0.538cm" svg:x="23.325cm" svg:y="10.39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166cm" svg:height="0.519cm" svg:x="24.011cm" svg:y="10.41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4cm" svg:height="0.357cm" svg:x="24.226cm" svg:y="10.58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3cm" svg:height="0.547cm" svg:x="24.791cm" svg:y="10.397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44cm" svg:height="0.357cm" svg:x="25.215cm" svg:y="10.58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51cm" svg:x="25.606cm" svg:y="10.592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83cm" svg:height="0.547cm" svg:x="26.032cm" svg:y="10.397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173cm" svg:height="0.538cm" svg:x="26.465cm" svg:y="10.3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7cm" svg:x="26.676cm" svg:y="10.5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</draw:g>
        <draw:g xml:id="id248" draw:id="id248">
          <svg:title>TexMaths</svg:title>
          <svg:desc>22§display§\text {the second number}§svg§600§FALSE§</svg:desc>
          <draw:polygon draw:style-name="gr2" draw:text-style-name="P6" draw:layer="layout" svg:width="6.287cm" svg:height="0.469cm" svg:x="3.101cm" svg:y="11.527cm" svg:viewBox="0 0 6288 470" draw:points="3143,470 0,470 0,0 6288,0 6288,470">
            <text:p/>
          </draw:polygon>
          <draw:path draw:style-name="gr3" draw:text-style-name="P7" draw:layer="layout" svg:width="0.244cm" svg:height="0.485cm" svg:x="3.076cm" svg:y="11.55cm" svg:viewBox="0 0 245 486" svg:d="M120 167h111v-24h-111v-143h-20c0 63-24 146-100 150v17h67v214c0 97 72 105 100 105 55 0 78-54 78-105v-44h-22v44c0 56-22 86-51 86-52 0-52-71-52-85z">
            <text:p/>
          </draw:path>
          <draw:path draw:style-name="gr3" draw:text-style-name="P7" draw:layer="layout" svg:width="0.39cm" svg:height="0.538cm" svg:x="3.387cm" svg:y="11.488cm" svg:viewBox="0 0 391 539" svg:d="M60 479c0 36-7 36-60 36v24c26-2 67-2 88-2 19 0 60 0 86 2v-24c-51 0-60 0-60-36v-142c0-82 55-124 104-124s58 42 58 87v179c0 36-9 36-60 36v24c27-2 67-2 88-2 20 0 60 0 87 2v-24c-41 0-60 0-60-23v-148c0-67 0-92-25-120-10-13-37-28-81-28-67 0-100 47-112 75v-271l-113 9v24c55 0 60 6 60 43z">
            <text:p/>
          </draw:path>
          <draw:path draw:style-name="gr3" draw:text-style-name="P7" draw:layer="layout" svg:width="0.3cm" svg:height="0.357cm" svg:x="3.813cm" svg:y="11.67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54cm" svg:height="0.357cm" svg:x="4.419cm" svg:y="11.67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4.72cm" svg:y="11.67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95cm" svg:height="0.357cm" svg:x="5.068cm" svg:y="11.678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5.408cm" svg:y="11.67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43cm" svg:x="5.797cm" svg:y="11.684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6.228cm" svg:y="11.488cm" svg:viewBox="0 0 384 548" svg:d="M269 497v51l115-9v-24c-55 0-62-6-62-43v-472l-111 9v24c53 0 60 6 60 43v167c-23-26-56-47-99-47-91 0-172 75-172 176 0 98 76 176 165 176 50 0 85-26 104-51zM269 289v159c0 14 0 15-9 28-22 37-58 54-91 54-35 0-63-19-83-49-19-32-21-76-21-107 0-30 0-76 23-111 18-25 46-50 88-50 28 0 60 11 84 46 9 14 9 16 9 30z">
            <text:p/>
          </draw:path>
          <draw:path draw:style-name="gr3" draw:text-style-name="P7" draw:layer="layout" svg:width="0.39cm" svg:height="0.343cm" svg:x="6.914cm" svg:y="11.684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7.322cm" svg:y="11.684cm" svg:viewBox="0 0 391 352" svg:d="M278 282v70l113-8v-25c-55 0-60-5-60-42v-277l-115 9v24c55 0 60 6 60 43v139c0 67-37 120-93 120-65 0-69-35-69-76v-259l-114 9v24c60 0 60 2 60 71v116c0 62 0 132 119 132 43 0 78-21 99-70z">
            <text:p/>
          </draw:path>
          <draw:path draw:style-name="gr3" draw:text-style-name="P7" draw:layer="layout" svg:width="0.604cm" svg:height="0.343cm" svg:x="7.752cm" svg:y="11.684cm" svg:viewBox="0 0 605 344" svg:d="M60 76v209c0 34-7 34-60 34v25c26 0 67-2 88-2 19 0 60 2 86 2v-25c-51 0-60 0-60-34v-144c0-81 55-123 104-123s58 42 58 86v181c0 34-9 34-60 34v25c27 0 66-2 87-2s61 2 88 2v-25c-53 0-62 0-62-34v-144c0-81 56-123 106-123 49 0 56 42 56 86v181c0 34-7 34-60 34v25c27 0 67-2 88-2 19 0 60 2 86 2v-25c-40 0-59 0-59-23v-148c0-67 0-92-25-120-11-12-37-28-81-28-65 0-100 46-113 76-10-67-68-76-104-76-56 0-93 33-114 81v-81l-109 9v24c55 0 60 6 60 43z">
            <text:p/>
          </draw:path>
          <draw:path draw:style-name="gr3" draw:text-style-name="P7" draw:layer="layout" svg:width="0.383cm" svg:height="0.547cm" svg:x="8.371cm" svg:y="11.488cm" svg:viewBox="0 0 384 548" svg:d="M113 247v-247l-113 9v24c55 0 60 6 60 43v463h19c2-2 7-12 28-47 13 17 46 56 102 56 94 0 175-76 175-176 0-99-78-176-166-176-60 0-93 37-105 51zM114 451v-160c0-16 0-16 9-28 30-45 72-50 92-50 35 0 63 20 81 50 21 31 23 75 23 107 0 30-2 76-25 111-16 23-46 49-88 49-34 0-62-19-81-47-11-16-11-18-11-32z">
            <text:p/>
          </draw:path>
          <draw:path draw:style-name="gr3" draw:text-style-name="P7" draw:layer="layout" svg:width="0.3cm" svg:height="0.357cm" svg:x="8.822cm" svg:y="11.67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61cm" svg:height="0.343cm" svg:x="9.165cm" svg:y="11.684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</draw:g>
        <draw:g xml:id="id249" draw:id="id249">
          <svg:title>TexMaths</svg:title>
          <svg:desc>22§display§\text { i.e. } \ \ x + z  = 2y \ \ \text { i.e. } \ \ x - 2y + z = 0§svg§600§FALSE§</svg:desc>
          <draw:polygon draw:style-name="gr2" draw:text-style-name="P6" draw:layer="layout" svg:width="12.902cm" svg:height="0.6cm" svg:x="10.585cm" svg:y="11.528cm" svg:viewBox="0 0 12903 601" draw:points="6451,601 0,601 0,0 12903,0 12903,601">
            <text:p/>
          </draw:polygon>
          <draw:path draw:style-name="gr3" draw:text-style-name="P7" draw:layer="layout" svg:width="0.166cm" svg:height="0.519cm" svg:x="10.571cm" svg:y="11.4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083cm" svg:height="0.084cm" svg:x="10.828cm" svg:y="11.924cm" svg:viewBox="0 0 84 85" svg:d="M84 42c0-23-19-42-42-42s-42 19-42 42 19 43 42 43 42-20 42-43z">
            <text:p/>
          </draw:path>
          <draw:path draw:style-name="gr3" draw:text-style-name="P7" draw:layer="layout" svg:width="0.3cm" svg:height="0.356cm" svg:x="10.997cm" svg:y="11.66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083cm" svg:height="0.084cm" svg:x="11.386cm" svg:y="11.924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12.416cm" svg:y="11.66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13.051cm" svg:y="11.55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8cm" svg:height="0.351cm" svg:x="13.813cm" svg:y="11.665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90-109 102l-71 65c-53 51-79 97-79 102 0 7 7 7 9 7 7 0 9-2 12-10 19-27 42-48 67-48 18 0 25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14.433cm" svg:y="11.7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5.244cm" svg:y="11.49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58cm" svg:height="0.501cm" svg:x="15.614cm" svg:y="11.665cm" svg:viewBox="0 0 359 502" svg:d="M356 48c3-11 3-13 3-18 0-14-12-21-23-21-9 0-21 3-28 16-2 3-7 28-11 42-5 19-10 40-15 62l-36 140c-1 11-35 66-86 66-40 0-49-34-49-64 0-35 14-83 40-151 13-32 14-41 14-57 0-35-24-63-63-63-74 0-102 113-102 120s7 7 9 7c9 0 9-2 12-14 21-72 53-95 79-95 6 0 20 0 20 24 0 20-7 39-14 55-30 81-44 127-44 162 0 69 49 93 95 93 30 0 56-14 77-35-9 40-19 77-49 120-21 26-51 49-86 49-11 0-46-3-59-33 13 0 22 0 34-9 7-7 14-18 14-32 0-25-21-28-28-28-18 0-44 12-44 51s35 67 83 67c81 0 160-71 181-159z">
            <text:p/>
          </draw:path>
          <draw:path draw:style-name="gr3" draw:text-style-name="P7" draw:layer="layout" svg:width="0.166cm" svg:height="0.519cm" svg:x="16.798cm" svg:y="11.4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083cm" svg:height="0.084cm" svg:x="17.053cm" svg:y="11.924cm" svg:viewBox="0 0 84 85" svg:d="M84 42c0-23-19-42-42-42s-42 19-42 42 19 43 42 43 42-20 42-43z">
            <text:p/>
          </draw:path>
          <draw:path draw:style-name="gr3" draw:text-style-name="P7" draw:layer="layout" svg:width="0.3cm" svg:height="0.356cm" svg:x="17.222cm" svg:y="11.66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083cm" svg:height="0.084cm" svg:x="17.611cm" svg:y="11.924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18.641cm" svg:y="11.66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9.298cm" svg:y="11.7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0.046cm" svg:y="11.49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58cm" svg:height="0.501cm" svg:x="20.415cm" svg:y="11.665cm" svg:viewBox="0 0 359 502" svg:d="M356 48c3-11 3-13 3-18 0-14-12-21-23-21-9 0-21 3-28 16-2 3-7 28-11 42-5 19-10 40-15 62l-36 140c-1 11-35 66-86 66-40 0-49-34-49-64 0-35 14-83 40-151 13-32 14-41 14-57 0-35-24-63-63-63-74 0-102 113-102 120s7 7 9 7c9 0 9-2 12-14 21-72 53-95 79-95 6 0 20 0 20 24 0 20-7 39-14 55-30 81-44 127-44 162 0 69 49 93 95 93 30 0 56-14 77-35-9 40-19 77-49 120-21 26-51 49-86 49-11 0-46-3-59-33 13 0 22 0 34-9 7-7 14-18 14-32 0-25-21-28-28-28-18 0-44 12-44 51s35 67 83 67c81 0 160-71 181-159z">
            <text:p/>
          </draw:path>
          <draw:path draw:style-name="gr3" draw:text-style-name="P7" draw:layer="layout" svg:width="0.515cm" svg:height="0.517cm" svg:x="21.015cm" svg:y="11.55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8cm" svg:height="0.351cm" svg:x="21.777cm" svg:y="11.665cm" svg:viewBox="0 0 329 352" svg:d="M70 280c43-46 64-65 92-90 0 0 49-42 77-70 74-72 90-109 90-113 0-7-7-7-9-7-5 0-7 2-10 9-23 37-41 49-58 49-20 0-28-12-41-25-14-17-28-33-53-33-58 0-95 72-95 88 0 5 4 9 11 9s7-4 9-9c16-35 60-35 67-35 15 0 30 5 49 10 30 13 39 13 60 13-28 33-94 90-109 102l-71 65c-53 51-79 97-79 102 0 7 7 7 9 7 7 0 9-2 12-10 19-27 42-48 67-48 18 0 26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22.397cm" svg:y="11.7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3cm" svg:x="23.2cm" svg:y="11.491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</draw:g>
        <draw:g xml:id="id250" draw:id="id250">
          <svg:title>TexMaths</svg:title>
          <svg:desc>22§display§\text {Let , }§svg§600§FALSE§</svg:desc>
          <draw:polygon draw:style-name="gr2" draw:text-style-name="P6" draw:layer="layout" svg:width="1.464cm" svg:height="0.601cm" svg:x="3.149cm" svg:y="13.466cm" svg:viewBox="0 0 1465 602" draw:points="733,602 0,602 0,0 1465,0 1465,602">
            <text:p/>
          </draw:polygon>
          <draw:path draw:style-name="gr3" draw:text-style-name="P7" draw:layer="layout" svg:width="0.425cm" svg:height="0.529cm" svg:x="3.135cm" svg:y="13.427cm" svg:viewBox="0 0 426 530" svg:d="M426 329h-20c-8 80-19 176-156 176h-64c-35 0-36-5-36-30v-413c0-27 0-37 73-37h25v-25c-28 2-98 2-130 2-30 0-92 0-118-2v25h19c60 0 60 8 60 35v410c0 28 0 35-60 35h-19v25h405z">
            <text:p/>
          </draw:path>
          <draw:path draw:style-name="gr3" draw:text-style-name="P7" draw:layer="layout" svg:width="0.3cm" svg:height="0.356cm" svg:x="3.615cm" svg:y="13.608cm" svg:viewBox="0 0 301 357" svg:d="M65 153c5-116 70-135 97-135 79 0 88 104 88 135zM65 169h216c18 0 20 0 20-16 0-77-42-153-139-153-90 0-162 79-162 178 0 104 81 179 171 179 95 0 130-86 130-102 0-7-7-8-11-8-7 0-9 5-9 10-28 81-98 81-105 81-39 0-70-25-88-53-23-37-23-88-23-116z">
            <text:p/>
          </draw:path>
          <draw:path draw:style-name="gr3" draw:text-style-name="P7" draw:layer="layout" svg:width="0.243cm" svg:height="0.485cm" svg:x="3.951cm" svg:y="13.48cm" svg:viewBox="0 0 244 486" svg:d="M120 167h110v-24h-110v-143h-20c0 63-24 146-100 150v17h67v213c0 97 72 106 100 106 55 0 77-55 77-106v-44h-21v44c0 57-22 87-51 87-52 0-52-71-52-85z">
            <text:p/>
          </draw:path>
          <draw:path draw:style-name="gr3" draw:text-style-name="P7" draw:layer="layout" svg:width="0.09cm" svg:height="0.231cm" svg:x="4.562cm" svg:y="13.873cm" svg:viewBox="0 0 91 232" svg:d="M91 81c0-49-17-81-49-81-28 0-42 21-42 41 0 21 14 42 42 42 13 0 21-6 30-11l2-2c0 0 2 0 2 11 0 51-23 99-58 136-4 3-6 5-6 7 0 7 4 8 9 8 9 0 70-61 70-151z">
            <text:p/>
          </draw:path>
        </draw:g>
        <draw:g xml:id="id251" draw:id="id251">
          <svg:title>TexMaths</svg:title>
          <svg:desc>20§display§A = \begin{bmatrix} 1   &amp; \ \  1   &amp;   1  \\  
                                  0   &amp; \ \  1   &amp;   3  \\ 
                                  1   &amp;    - 2   &amp;   1   \end{bmatrix} ,
§svg§600§FALSE§</svg:desc>
          <draw:polygon draw:style-name="gr2" draw:text-style-name="P6" draw:layer="layout" svg:width="5.598cm" svg:height="2.46cm" svg:x="5.252cm" svg:y="12.575cm" svg:viewBox="0 0 5599 2461" draw:points="2800,2461 0,2461 0,0 5599,0 5599,2461">
            <text:p/>
          </draw:polygon>
          <draw:path draw:style-name="gr3" draw:text-style-name="P7" draw:layer="layout" svg:width="0.482cm" svg:height="0.505cm" svg:x="5.241cm" svg:y="13.478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468cm" svg:height="0.165cm" svg:x="5.978cm" svg:y="13.723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6.91cm" svg:y="12.54cm" svg:viewBox="0 0 235 1266" draw:points="0,1266 50,1266 50,48 235,48 235,0 0,0">
            <text:p/>
          </draw:polygon>
          <draw:polygon draw:style-name="gr3" draw:text-style-name="P7" draw:layer="layout" svg:width="0.234cm" svg:height="1.265cm" svg:x="6.91cm" svg:y="13.804cm" svg:viewBox="0 0 235 1266" draw:points="0,1266 235,1266 235,1218 50,1218 50,0 0,0">
            <text:p/>
          </draw:polygon>
          <draw:path draw:style-name="gr3" draw:text-style-name="P7" draw:layer="layout" svg:width="0.233cm" svg:height="0.469cm" svg:x="7.212cm" svg:y="12.66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8.775cm" svg:y="12.66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9.868cm" svg:y="12.66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7.177cm" svg:y="13.505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8.775cm" svg:y="13.50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9.834cm" svg:y="13.505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7.212cm" svg:y="14.34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8.263cm" svg:y="14.62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8.786cm" svg:y="14.34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9.868cm" svg:y="14.348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0.162cm" svg:y="12.54cm" svg:viewBox="0 0 235 1266" draw:points="187,1266 235,1266 235,0 0,0 0,48 187,48">
            <text:p/>
          </draw:polygon>
          <draw:polygon draw:style-name="gr3" draw:text-style-name="P7" draw:layer="layout" svg:width="0.234cm" svg:height="1.265cm" svg:x="10.162cm" svg:y="13.804cm" svg:viewBox="0 0 235 1266" draw:points="187,1218 0,1218 0,1266 235,1266 235,0 187,0">
            <text:p/>
          </draw:polygon>
          <draw:path draw:style-name="gr3" draw:text-style-name="P7" draw:layer="layout" svg:width="0.082cm" svg:height="0.21cm" svg:x="10.802cm" svg:y="13.907cm" svg:viewBox="0 0 83 211" svg:d="M83 74c0-47-17-74-45-74-24 0-38 18-38 37s14 38 38 38c8 0 18-3 24-9 4-2 4-2 5-2 0 0 2 0 2 10 0 52-26 96-50 118-8 8-8 10-8 11 0 7 3 8 8 8 8 0 64-54 64-137z">
            <text:p/>
          </draw:path>
        </draw:g>
        <draw:g xml:id="id252" draw:id="id252">
          <svg:title>TexMaths</svg:title>
          <svg:desc>20§display§X = \begin{bmatrix} x \\  y \\ z   \end{bmatrix} \text { and}
§svg§600§FALSE§</svg:desc>
          <draw:polygon draw:style-name="gr2" draw:text-style-name="P6" draw:layer="layout" svg:width="4.308cm" svg:height="2.46cm" svg:x="11.553cm" svg:y="12.569cm" svg:viewBox="0 0 4309 2461" draw:points="2154,2461 0,2461 0,0 4309,0 4309,2461">
            <text:p/>
          </draw:polygon>
          <draw:path draw:style-name="gr3" draw:text-style-name="P7" draw:layer="layout" svg:width="0.58cm" svg:height="0.481cm" svg:x="11.537cm" svg:y="13.494cm" svg:viewBox="0 0 581 482" svg:d="M323 192l-59-141c-3-5-3-8-3-9 0-4 11-18 41-20 7-1 13-1 13-14 0-8-8-8-9-8-29 0-60 2-90 2-18 0-61-2-78-2-5 0-13 0-13 14 0 8 6 8 16 8 43 0 46 7 53 23l83 197-149 160-10 8c-33 36-67 48-102 49-10 2-16 2-16 15 0 1 0 8 10 8 20 0 43-2 65-2 26 0 55 2 79 2 4 0 12 0 12-15 0-6-6-8-8-8-6 0-27-1-27-21 0-11 10-22 18-32l72-76 64-69 70 168c3 8 5 9 5 11 0 5-14 18-42 19-8 2-14 2-14 15 0 8 8 8 11 8 19 0 69-2 88-2 18 0 61 2 79 2 4 0 14 0 14-13 0-10-8-10-13-10-48 0-49-1-61-30-27-66-75-176-91-218 48-49 122-134 144-153 21-16 48-34 90-36 9-1 16-1 16-14 0-2 0-8-10-8-21 0-43 2-65 2-26 0-53-2-79-2-5 0-13 0-13 14 0 5 4 7 8 8 7 0 29 2 29 21 0 10-8 19-14 26z">
            <text:p/>
          </draw:path>
          <draw:path draw:style-name="gr3" draw:text-style-name="P7" draw:layer="layout" svg:width="0.468cm" svg:height="0.165cm" svg:x="12.39cm" svg:y="13.717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13.321cm" svg:y="12.534cm" svg:viewBox="0 0 235 1266" draw:points="0,1266 50,1266 50,48 235,48 235,0 0,0">
            <text:p/>
          </draw:polygon>
          <draw:polygon draw:style-name="gr3" draw:text-style-name="P7" draw:layer="layout" svg:width="0.234cm" svg:height="1.265cm" svg:x="13.321cm" svg:y="13.798cm" svg:viewBox="0 0 235 1266" draw:points="0,1266 235,1266 235,1218 50,1218 50,0 0,0">
            <text:p/>
          </draw:polygon>
          <draw:path draw:style-name="gr3" draw:text-style-name="P7" draw:layer="layout" svg:width="0.351cm" svg:height="0.319cm" svg:x="13.582cm" svg:y="12.81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325cm" svg:height="0.455cm" svg:x="13.598cm" svg:y="13.657cm" svg:viewBox="0 0 326 456" svg:d="M323 43c3-9 3-11 3-16 0-13-11-19-20-19-8 0-20 3-26 14-2 4-6 26-10 39-4 17-9 37-14 56l-32 128c-2 9-32 59-80 59-35 0-43-30-43-58 0-32 13-75 37-137 11-29 12-37 12-51 0-32-22-58-57-58-67 0-93 102-93 109 0 6 6 6 8 6 8 0 8-1 11-13 19-65 48-86 72-86 5 0 18 0 18 22 0 18-7 36-13 50-27 74-40 115-40 147 0 63 45 85 86 85 28 0 52-13 71-32-8 37-18 70-45 109-19 24-46 45-78 45-10 0-42-4-53-31 11 0 19 0 29-8 8-6 14-16 14-29 0-22-19-25-26-25-16 0-40 11-40 46s32 61 76 61c73 0 145-64 164-144z">
            <text:p/>
          </draw:path>
          <draw:path draw:style-name="gr3" draw:text-style-name="P7" draw:layer="layout" svg:width="0.298cm" svg:height="0.319cm" svg:x="13.614cm" svg:y="14.501cm" svg:viewBox="0 0 299 320" svg:d="M64 254c38-41 58-59 83-81 0 0 45-39 71-64 67-66 81-99 81-103 0-6-6-6-8-6-5 0-6 2-9 8-21 34-37 45-53 45-18 0-26-11-37-23-13-16-26-30-48-30-53 0-86 66-86 80 0 5 3 8 8 8 6 0 8-3 9-8 15-32 55-32 61-32 14 0 27 5 45 10 27 11 35 11 54 11-25 30-85 81-99 93l-64 59c-48 46-72 88-72 93 0 6 6 6 8 6 6 0 8-2 11-10 18-24 39-43 61-43 16 0 22 7 42 27 11 15 24 26 44 26 71 0 111-90 111-109 0-3-3-6-8-6-7 0-8 3-10 8-17 46-62 59-85 59-14 0-27-3-41-8-24-10-35-13-50-13-1 0-13 0-19 3z">
            <text:p/>
          </draw:path>
          <draw:polygon draw:style-name="gr3" draw:text-style-name="P7" draw:layer="layout" svg:width="0.234cm" svg:height="1.265cm" svg:x="13.967cm" svg:y="12.534cm" svg:viewBox="0 0 235 1266" draw:points="187,1266 235,1266 235,0 0,0 0,48 187,48">
            <text:p/>
          </draw:polygon>
          <draw:polygon draw:style-name="gr3" draw:text-style-name="P7" draw:layer="layout" svg:width="0.234cm" svg:height="1.265cm" svg:x="13.967cm" svg:y="13.798cm" svg:viewBox="0 0 235 1266" draw:points="187,1218 0,1218 0,1266 235,1266 235,0 187,0">
            <text:p/>
          </draw:polygon>
          <draw:path draw:style-name="gr3" draw:text-style-name="P7" draw:layer="layout" svg:width="0.317cm" svg:height="0.324cm" svg:x="14.812cm" svg:y="13.659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15.156cm" svg:y="13.66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7cm" svg:x="15.548cm" svg:y="13.486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</draw:g>
        <draw:g xml:id="id253" draw:id="id253">
          <svg:title>TexMaths</svg:title>
          <svg:desc>20§display§C = \begin{bmatrix}  6 \\  11  \\  0  \end{bmatrix}§svg§600§FALSE§</svg:desc>
          <draw:polygon draw:style-name="gr2" draw:text-style-name="P6" draw:layer="layout" svg:width="2.831cm" svg:height="2.46cm" svg:x="16.338cm" svg:y="12.572cm" svg:viewBox="0 0 2832 2461" draw:points="1416,2461 0,2461 0,0 2832,0 2832,2461">
            <text:p/>
          </draw:polygon>
          <draw:path draw:style-name="gr3" draw:text-style-name="P7" draw:layer="layout" svg:width="0.5cm" svg:height="0.511cm" svg:x="16.338cm" svg:y="13.481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468cm" svg:height="0.165cm" svg:x="17.09cm" svg:y="13.7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18.021cm" svg:y="12.537cm" svg:viewBox="0 0 235 1266" draw:points="0,1266 50,1266 50,48 235,48 235,0 0,0">
            <text:p/>
          </draw:polygon>
          <draw:polygon draw:style-name="gr3" draw:text-style-name="P7" draw:layer="layout" svg:width="0.234cm" svg:height="1.265cm" svg:x="18.021cm" svg:y="13.801cm" svg:viewBox="0 0 235 1266" draw:points="0,1266 235,1266 235,1218 50,1218 50,0 0,0">
            <text:p/>
          </draw:polygon>
          <draw:path draw:style-name="gr3" draw:text-style-name="P7" draw:layer="layout" svg:width="0.292cm" svg:height="0.484cm" svg:x="18.466cm" svg:y="12.659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233cm" svg:height="0.469cm" svg:x="18.324cm" svg:y="13.50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8.676cm" svg:y="13.50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8.465cm" svg:y="14.345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olygon draw:style-name="gr3" draw:text-style-name="P7" draw:layer="layout" svg:width="0.234cm" svg:height="1.265cm" svg:x="18.969cm" svg:y="12.537cm" svg:viewBox="0 0 235 1266" draw:points="187,1266 235,1266 235,0 0,0 0,48 187,48">
            <text:p/>
          </draw:polygon>
          <draw:polygon draw:style-name="gr3" draw:text-style-name="P7" draw:layer="layout" svg:width="0.234cm" svg:height="1.265cm" svg:x="18.969cm" svg:y="13.801cm" svg:viewBox="0 0 235 1266" draw:points="187,1218 0,1218 0,1266 235,1266 235,0 187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5" smil:attributeName="visibility" smil:to="visible"/>
                  <anim:animate smil:dur="0.5s" smil:fill="hold" smil:targetElement="id235" smil:attributeName="width" smil:values="width*0.05;width" smil:keyTimes="0;1"/>
                  <anim:animate smil:dur="0.5s" smil:fill="hold" smil:targetElement="id235" smil:attributeName="height" smil:values="height;height" smil:keyTimes="0;1"/>
                  <anim:animate smil:dur="0.5s" smil:fill="hold" smil:targetElement="id235" smil:attributeName="x" smil:values="x-.2;x" smil:keyTimes="0;1"/>
                  <anim:animate smil:dur="0.5s" smil:fill="hold" smil:targetElement="id235" smil:attributeName="y" smil:values="y;y" smil:keyTimes="0;1"/>
                  <anim:transitionFilter smil:dur="0.5s" smil:targetElement="id23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6" smil:attributeName="visibility" smil:to="visible"/>
                  <anim:animate smil:dur="0.5s" smil:fill="hold" smil:targetElement="id236" smil:attributeName="width" smil:values="width*0.05;width" smil:keyTimes="0;1"/>
                  <anim:animate smil:dur="0.5s" smil:fill="hold" smil:targetElement="id236" smil:attributeName="height" smil:values="height;height" smil:keyTimes="0;1"/>
                  <anim:animate smil:dur="0.5s" smil:fill="hold" smil:targetElement="id236" smil:attributeName="x" smil:values="x-.2;x" smil:keyTimes="0;1"/>
                  <anim:animate smil:dur="0.5s" smil:fill="hold" smil:targetElement="id236" smil:attributeName="y" smil:values="y;y" smil:keyTimes="0;1"/>
                  <anim:transitionFilter smil:dur="0.5s" smil:targetElement="id23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7" smil:attributeName="visibility" smil:to="visible"/>
                  <anim:animate smil:dur="0.5s" smil:fill="hold" smil:targetElement="id237" smil:attributeName="width" smil:values="width*0.05;width" smil:keyTimes="0;1"/>
                  <anim:animate smil:dur="0.5s" smil:fill="hold" smil:targetElement="id237" smil:attributeName="height" smil:values="height;height" smil:keyTimes="0;1"/>
                  <anim:animate smil:dur="0.5s" smil:fill="hold" smil:targetElement="id237" smil:attributeName="x" smil:values="x-.2;x" smil:keyTimes="0;1"/>
                  <anim:animate smil:dur="0.5s" smil:fill="hold" smil:targetElement="id237" smil:attributeName="y" smil:values="y;y" smil:keyTimes="0;1"/>
                  <anim:transitionFilter smil:dur="0.5s" smil:targetElement="id237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8" smil:attributeName="visibility" smil:to="visible"/>
                  <anim:animate smil:dur="0.5s" smil:fill="hold" smil:targetElement="id238" smil:attributeName="width" smil:values="width*0.05;width" smil:keyTimes="0;1"/>
                  <anim:animate smil:dur="0.5s" smil:fill="hold" smil:targetElement="id238" smil:attributeName="height" smil:values="height;height" smil:keyTimes="0;1"/>
                  <anim:animate smil:dur="0.5s" smil:fill="hold" smil:targetElement="id238" smil:attributeName="x" smil:values="x-.2;x" smil:keyTimes="0;1"/>
                  <anim:animate smil:dur="0.5s" smil:fill="hold" smil:targetElement="id238" smil:attributeName="y" smil:values="y;y" smil:keyTimes="0;1"/>
                  <anim:transitionFilter smil:dur="0.5s" smil:targetElement="id238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9" smil:attributeName="visibility" smil:to="visible"/>
                  <anim:animate smil:dur="0.5s" smil:fill="hold" smil:targetElement="id239" smil:attributeName="width" smil:values="width*0.05;width" smil:keyTimes="0;1"/>
                  <anim:animate smil:dur="0.5s" smil:fill="hold" smil:targetElement="id239" smil:attributeName="height" smil:values="height;height" smil:keyTimes="0;1"/>
                  <anim:animate smil:dur="0.5s" smil:fill="hold" smil:targetElement="id239" smil:attributeName="x" smil:values="x-.2;x" smil:keyTimes="0;1"/>
                  <anim:animate smil:dur="0.5s" smil:fill="hold" smil:targetElement="id239" smil:attributeName="y" smil:values="y;y" smil:keyTimes="0;1"/>
                  <anim:transitionFilter smil:dur="0.5s" smil:targetElement="id239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0" smil:attributeName="visibility" smil:to="visible"/>
                  <anim:animate smil:dur="0.5s" smil:fill="hold" smil:targetElement="id240" smil:attributeName="width" smil:values="width*0.05;width" smil:keyTimes="0;1"/>
                  <anim:animate smil:dur="0.5s" smil:fill="hold" smil:targetElement="id240" smil:attributeName="height" smil:values="height;height" smil:keyTimes="0;1"/>
                  <anim:animate smil:dur="0.5s" smil:fill="hold" smil:targetElement="id240" smil:attributeName="x" smil:values="x-.2;x" smil:keyTimes="0;1"/>
                  <anim:animate smil:dur="0.5s" smil:fill="hold" smil:targetElement="id240" smil:attributeName="y" smil:values="y;y" smil:keyTimes="0;1"/>
                  <anim:transitionFilter smil:dur="0.5s" smil:targetElement="id2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1" smil:attributeName="visibility" smil:to="visible"/>
                  <anim:animate smil:dur="0.5s" smil:fill="hold" smil:targetElement="id241" smil:attributeName="width" smil:values="width*0.05;width" smil:keyTimes="0;1"/>
                  <anim:animate smil:dur="0.5s" smil:fill="hold" smil:targetElement="id241" smil:attributeName="height" smil:values="height;height" smil:keyTimes="0;1"/>
                  <anim:animate smil:dur="0.5s" smil:fill="hold" smil:targetElement="id241" smil:attributeName="x" smil:values="x-.2;x" smil:keyTimes="0;1"/>
                  <anim:animate smil:dur="0.5s" smil:fill="hold" smil:targetElement="id241" smil:attributeName="y" smil:values="y;y" smil:keyTimes="0;1"/>
                  <anim:transitionFilter smil:dur="0.5s" smil:targetElement="id2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2" smil:attributeName="visibility" smil:to="visible"/>
                  <anim:animate smil:dur="0.5s" smil:fill="hold" smil:targetElement="id242" smil:attributeName="width" smil:values="width*0.05;width" smil:keyTimes="0;1"/>
                  <anim:animate smil:dur="0.5s" smil:fill="hold" smil:targetElement="id242" smil:attributeName="height" smil:values="height;height" smil:keyTimes="0;1"/>
                  <anim:animate smil:dur="0.5s" smil:fill="hold" smil:targetElement="id242" smil:attributeName="x" smil:values="x-.2;x" smil:keyTimes="0;1"/>
                  <anim:animate smil:dur="0.5s" smil:fill="hold" smil:targetElement="id242" smil:attributeName="y" smil:values="y;y" smil:keyTimes="0;1"/>
                  <anim:transitionFilter smil:dur="0.5s" smil:targetElement="id2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3" smil:attributeName="visibility" smil:to="visible"/>
                  <anim:animate smil:dur="0.5s" smil:fill="hold" smil:targetElement="id243" smil:attributeName="width" smil:values="width*0.05;width" smil:keyTimes="0;1"/>
                  <anim:animate smil:dur="0.5s" smil:fill="hold" smil:targetElement="id243" smil:attributeName="height" smil:values="height;height" smil:keyTimes="0;1"/>
                  <anim:animate smil:dur="0.5s" smil:fill="hold" smil:targetElement="id243" smil:attributeName="x" smil:values="x-.2;x" smil:keyTimes="0;1"/>
                  <anim:animate smil:dur="0.5s" smil:fill="hold" smil:targetElement="id243" smil:attributeName="y" smil:values="y;y" smil:keyTimes="0;1"/>
                  <anim:transitionFilter smil:dur="0.5s" smil:targetElement="id2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5" smil:attributeName="visibility" smil:to="visible"/>
                  <anim:animate smil:dur="0.5s" smil:fill="hold" smil:targetElement="id245" smil:attributeName="width" smil:values="width*0.05;width" smil:keyTimes="0;1"/>
                  <anim:animate smil:dur="0.5s" smil:fill="hold" smil:targetElement="id245" smil:attributeName="height" smil:values="height;height" smil:keyTimes="0;1"/>
                  <anim:animate smil:dur="0.5s" smil:fill="hold" smil:targetElement="id245" smil:attributeName="x" smil:values="x-.2;x" smil:keyTimes="0;1"/>
                  <anim:animate smil:dur="0.5s" smil:fill="hold" smil:targetElement="id245" smil:attributeName="y" smil:values="y;y" smil:keyTimes="0;1"/>
                  <anim:transitionFilter smil:dur="0.5s" smil:targetElement="id2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7" smil:attributeName="visibility" smil:to="visible"/>
                  <anim:animate smil:dur="0.5s" smil:fill="hold" smil:targetElement="id247" smil:attributeName="width" smil:values="width*0.05;width" smil:keyTimes="0;1"/>
                  <anim:animate smil:dur="0.5s" smil:fill="hold" smil:targetElement="id247" smil:attributeName="height" smil:values="height;height" smil:keyTimes="0;1"/>
                  <anim:animate smil:dur="0.5s" smil:fill="hold" smil:targetElement="id247" smil:attributeName="x" smil:values="x-.2;x" smil:keyTimes="0;1"/>
                  <anim:animate smil:dur="0.5s" smil:fill="hold" smil:targetElement="id247" smil:attributeName="y" smil:values="y;y" smil:keyTimes="0;1"/>
                  <anim:transitionFilter smil:dur="0.5s" smil:targetElement="id24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8" smil:attributeName="visibility" smil:to="visible"/>
                  <anim:animate smil:dur="0.5s" smil:fill="hold" smil:targetElement="id248" smil:attributeName="width" smil:values="width*0.05;width" smil:keyTimes="0;1"/>
                  <anim:animate smil:dur="0.5s" smil:fill="hold" smil:targetElement="id248" smil:attributeName="height" smil:values="height;height" smil:keyTimes="0;1"/>
                  <anim:animate smil:dur="0.5s" smil:fill="hold" smil:targetElement="id248" smil:attributeName="x" smil:values="x-.2;x" smil:keyTimes="0;1"/>
                  <anim:animate smil:dur="0.5s" smil:fill="hold" smil:targetElement="id248" smil:attributeName="y" smil:values="y;y" smil:keyTimes="0;1"/>
                  <anim:transitionFilter smil:dur="0.5s" smil:targetElement="id2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0" smil:attributeName="visibility" smil:to="visible"/>
                  <anim:animate smil:dur="0.5s" smil:fill="hold" smil:targetElement="id250" smil:attributeName="width" smil:values="width*0.05;width" smil:keyTimes="0;1"/>
                  <anim:animate smil:dur="0.5s" smil:fill="hold" smil:targetElement="id250" smil:attributeName="height" smil:values="height;height" smil:keyTimes="0;1"/>
                  <anim:animate smil:dur="0.5s" smil:fill="hold" smil:targetElement="id250" smil:attributeName="x" smil:values="x-.2;x" smil:keyTimes="0;1"/>
                  <anim:animate smil:dur="0.5s" smil:fill="hold" smil:targetElement="id250" smil:attributeName="y" smil:values="y;y" smil:keyTimes="0;1"/>
                  <anim:transitionFilter smil:dur="0.5s" smil:targetElement="id2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9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254" draw:id="id254">
          <svg:title>TexMaths</svg:title>
          <svg:desc>22§display§\therefore \ \ \text {The matrix equation is }AX = C§svg§600§FALSE§</svg:desc>
          <draw:polygon draw:style-name="gr2" draw:text-style-name="P6" draw:layer="layout" svg:width="12.108cm" svg:height="0.627cm" svg:x="2.85cm" svg:y="0.464cm" svg:viewBox="0 0 12109 628" draw:points="6055,628 0,628 0,0 12109,0 12109,628">
            <text:p/>
          </draw:polygon>
          <draw:path draw:style-name="gr3" draw:text-style-name="P7" draw:layer="layout" svg:width="0.469cm" svg:height="0.418cm" svg:x="2.834cm" svg:y="0.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02cm" svg:height="0.523cm" svg:x="4.085cm" svg:y="0.755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7" draw:layer="layout" svg:width="0.39cm" svg:height="0.538cm" svg:x="4.64cm" svg:y="0.74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5.066cm" svg:y="0.9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5.671cm" svg:y="0.93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6.323cm" svg:y="0.9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6.692cm" svg:y="0.8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7cm" svg:y="0.9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7.306cm" svg:y="0.7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7.505cm" svg:y="0.945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3cm" svg:height="0.356cm" svg:x="8.183cm" svg:y="0.9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8.531cm" svg:y="0.93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8.938cm" svg:y="0.93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9.376cm" svg:y="0.9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9.744cm" svg:y="0.8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0.056cm" svg:y="0.7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0.267cm" svg:y="0.9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0.656cm" svg:y="0.9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66cm" svg:height="0.518cm" svg:x="11.344cm" svg:y="0.7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1.559cm" svg:y="0.93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1cm" svg:height="0.555cm" svg:x="12.124cm" svg:y="0.725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638cm" svg:height="0.529cm" svg:x="12.698cm" svg:y="0.75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1-2-31-23 0-12 12-24 21-35l79-84 70-76 78 185c3 8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0 1 30 23 0 12-7 21-14 28z">
            <text:p/>
          </draw:path>
          <draw:path draw:style-name="gr3" draw:text-style-name="P7" draw:layer="layout" svg:width="0.515cm" svg:height="0.182cm" svg:x="13.636cm" svg:y="0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5cm" svg:height="0.562cm" svg:x="14.447cm" svg:y="0.734cm" svg:viewBox="0 0 551 563" svg:d="M551 7c0-2-2-7-9-7-2 0-3 0-12 9l-53 60c-7-11-44-69-130-69-173 0-347 171-347 352 0 127 92 211 209 211 69 0 127-30 169-67 73-63 85-133 85-135 0-7-7-7-9-7-5 0-9 0-10 7-7 23-25 77-78 123-54 42-104 56-142 56-71 0-154-40-154-162 0-44 16-169 94-260 47-55 121-93 190-93 79 0 125 59 125 149 0 30-2 32-2 39 0 9 7 9 11 9 10 0 10-2 14-16z">
            <text:p/>
          </draw:path>
        </draw:g>
        <draw:g xml:id="id255" draw:id="id255">
          <svg:title>TexMaths</svg:title>
          <svg:desc>20§display§\begin{bmatrix} 1   &amp; \ \  1   &amp;   1  \\  
                           0   &amp; \ \  1   &amp;   3  \\ 
                           1   &amp;    - 2   &amp;   1   \end{bmatrix}
\begin{bmatrix} x \\  y \\ z   \end{bmatrix} 
= \begin{bmatrix}  6  \\   11  \\   0  \end{bmatrix}§svg§600§FALSE§</svg:desc>
          <draw:polygon draw:style-name="gr2" draw:text-style-name="P6" draw:layer="layout" svg:width="7.678cm" svg:height="2.46cm" svg:x="3.943cm" svg:y="1.975cm" svg:viewBox="0 0 7679 2461" draw:points="3840,2461 0,2461 0,0 7679,0 7679,2461">
            <text:p/>
          </draw:polygon>
          <draw:polygon draw:style-name="gr3" draw:text-style-name="P7" draw:layer="layout" svg:width="0.234cm" svg:height="1.265cm" svg:x="4.137cm" svg:y="1.94cm" svg:viewBox="0 0 235 1266" draw:points="0,1266 50,1266 50,48 235,48 235,0 0,0">
            <text:p/>
          </draw:polygon>
          <draw:polygon draw:style-name="gr3" draw:text-style-name="P7" draw:layer="layout" svg:width="0.234cm" svg:height="1.265cm" svg:x="4.137cm" svg:y="3.204cm" svg:viewBox="0 0 235 1266" draw:points="0,1266 235,1266 235,1218 50,1218 50,0 0,0">
            <text:p/>
          </draw:polygon>
          <draw:path draw:style-name="gr3" draw:text-style-name="P7" draw:layer="layout" svg:width="0.233cm" svg:height="0.469cm" svg:x="4.439cm" svg:y="2.06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6.001cm" svg:y="2.06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7.095cm" svg:y="2.06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4.404cm" svg:y="2.905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6.001cm" svg:y="2.90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7.062cm" svg:y="2.90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4.439cm" svg:y="3.74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5.489cm" svg:y="4.02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014cm" svg:y="3.74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7.095cm" svg:y="3.748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7.388cm" svg:y="1.94cm" svg:viewBox="0 0 235 1266" draw:points="187,1266 235,1266 235,0 0,0 0,48 187,48">
            <text:p/>
          </draw:polygon>
          <draw:polygon draw:style-name="gr3" draw:text-style-name="P7" draw:layer="layout" svg:width="0.234cm" svg:height="1.265cm" svg:x="7.388cm" svg:y="3.204cm" svg:viewBox="0 0 235 1266" draw:points="187,1218 0,1218 0,1266 235,1266 235,0 187,0">
            <text:p/>
          </draw:polygon>
          <draw:polygon draw:style-name="gr3" draw:text-style-name="P7" draw:layer="layout" svg:width="0.234cm" svg:height="1.265cm" svg:x="8.199cm" svg:y="1.94cm" svg:viewBox="0 0 235 1266" draw:points="0,1266 50,1266 50,48 235,48 235,0 0,0">
            <text:p/>
          </draw:polygon>
          <draw:polygon draw:style-name="gr3" draw:text-style-name="P7" draw:layer="layout" svg:width="0.234cm" svg:height="1.265cm" svg:x="8.199cm" svg:y="3.204cm" svg:viewBox="0 0 235 1266" draw:points="0,1266 235,1266 235,1218 50,1218 50,0 0,0">
            <text:p/>
          </draw:polygon>
          <draw:path draw:style-name="gr3" draw:text-style-name="P7" draw:layer="layout" svg:width="0.351cm" svg:height="0.319cm" svg:x="8.458cm" svg:y="2.2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325cm" svg:height="0.455cm" svg:x="8.474cm" svg:y="3.063cm" svg:viewBox="0 0 326 456" svg:d="M323 43c3-9 3-11 3-16 0-13-11-19-20-19-8 0-20 3-26 14-2 4-6 26-10 39-4 17-9 37-14 56l-32 128c-2 9-32 59-80 59-35 0-43-30-43-58 0-32 13-75 37-137 11-29 12-37 12-51 0-32-22-58-57-58-67 0-93 102-93 109 0 6 6 6 8 6 8 0 8-1 11-13 19-65 48-86 72-86 5 0 18 0 18 22 0 18-7 36-13 50-27 74-40 115-40 147 0 63 45 85 86 85 28 0 52-13 71-32-8 37-18 70-45 109-19 24-46 45-78 45-10 0-42-4-53-31 11 0 19 0 29-8 8-6 14-16 14-29 0-22-19-25-26-25-16 0-40 11-40 46s32 61 76 61c73 0 145-64 164-144z">
            <text:p/>
          </draw:path>
          <draw:path draw:style-name="gr3" draw:text-style-name="P7" draw:layer="layout" svg:width="0.298cm" svg:height="0.319cm" svg:x="8.49cm" svg:y="3.907cm" svg:viewBox="0 0 299 320" svg:d="M64 254c38-41 58-59 83-81 0 0 45-39 71-64 67-66 81-99 81-103 0-6-6-6-8-6-5 0-6 2-9 8-21 34-37 45-53 45-18 0-26-11-37-23-13-16-26-30-48-30-53 0-86 66-86 80 0 5 3 8 8 8 6 0 8-3 9-8 15-32 55-32 61-32 14 0 27 5 45 10 27 11 35 11 54 11-25 30-85 81-99 93l-64 59c-48 46-72 88-72 93 0 6 6 6 8 6 6 0 8-2 11-10 18-24 39-43 61-43 16 0 22 7 42 27 11 15 24 26 44 26 71 0 111-90 111-109 0-3-3-6-8-6-7 0-8 3-10 8-17 46-62 59-85 59-14 0-27-3-41-8-24-10-35-13-50-13-1 0-13 0-19 3z">
            <text:p/>
          </draw:path>
          <draw:polygon draw:style-name="gr3" draw:text-style-name="P7" draw:layer="layout" svg:width="0.234cm" svg:height="1.265cm" svg:x="8.844cm" svg:y="1.94cm" svg:viewBox="0 0 235 1266" draw:points="187,1266 235,1266 235,0 0,0 0,48 187,48">
            <text:p/>
          </draw:polygon>
          <draw:polygon draw:style-name="gr3" draw:text-style-name="P7" draw:layer="layout" svg:width="0.234cm" svg:height="1.265cm" svg:x="8.844cm" svg:y="3.204cm" svg:viewBox="0 0 235 1266" draw:points="187,1218 0,1218 0,1266 235,1266 235,0 187,0">
            <text:p/>
          </draw:polygon>
          <draw:path draw:style-name="gr3" draw:text-style-name="P7" draw:layer="layout" svg:width="0.468cm" svg:height="0.165cm" svg:x="9.543cm" svg:y="3.123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10.475cm" svg:y="1.94cm" svg:viewBox="0 0 235 1266" draw:points="0,1266 50,1266 50,48 235,48 235,0 0,0">
            <text:p/>
          </draw:polygon>
          <draw:polygon draw:style-name="gr3" draw:text-style-name="P7" draw:layer="layout" svg:width="0.234cm" svg:height="1.265cm" svg:x="10.475cm" svg:y="3.204cm" svg:viewBox="0 0 235 1266" draw:points="0,1266 235,1266 235,1218 50,1218 50,0 0,0">
            <text:p/>
          </draw:polygon>
          <draw:path draw:style-name="gr3" draw:text-style-name="P7" draw:layer="layout" svg:width="0.292cm" svg:height="0.484cm" svg:x="10.919cm" svg:y="2.062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5 47-71 47z">
            <text:p/>
          </draw:path>
          <draw:path draw:style-name="gr3" draw:text-style-name="P7" draw:layer="layout" svg:width="0.233cm" svg:height="0.469cm" svg:x="10.777cm" svg:y="2.90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1.129cm" svg:y="2.90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0.918cm" svg:y="3.748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olygon draw:style-name="gr3" draw:text-style-name="P7" draw:layer="layout" svg:width="0.234cm" svg:height="1.265cm" svg:x="11.422cm" svg:y="1.94cm" svg:viewBox="0 0 235 1266" draw:points="187,1266 235,1266 235,0 0,0 0,48 187,48">
            <text:p/>
          </draw:polygon>
          <draw:polygon draw:style-name="gr3" draw:text-style-name="P7" draw:layer="layout" svg:width="0.234cm" svg:height="1.265cm" svg:x="11.422cm" svg:y="3.204cm" svg:viewBox="0 0 235 1266" draw:points="187,1218 0,1218 0,1266 235,1266 235,0 187,0">
            <text:p/>
          </draw:polygon>
        </draw:g>
        <draw:g xml:id="id256" draw:id="id256">
          <svg:title>TexMaths</svg:title>
          <svg:desc>20§display§R_3 \rightarrow R_3 - R_1 §svg§600§FALSE§</svg:desc>
          <draw:polygon draw:style-name="gr2" draw:text-style-name="P6" draw:layer="layout" svg:width="4.347cm" svg:height="0.525cm" svg:x="3.87cm" svg:y="4.811cm" svg:viewBox="0 0 4348 526" draw:points="2174,526 0,526 0,0 4348,0 4348,526">
            <text:p/>
          </draw:polygon>
          <draw:path draw:style-name="gr3" draw:text-style-name="P7" draw:layer="layout" svg:width="0.503cm" svg:height="0.496cm" svg:x="3.864cm" svg:y="4.776cm" svg:viewBox="0 0 504 497" svg:d="M235 48c5-16 7-24 21-26 6 0 29 0 42 0 51 0 129 0 129 69 0 24-11 74-40 101-17 17-54 40-118 40h-79zM338 241c70-16 155-64 155-136 0-60-64-105-157-105h-200c-14 0-21 0-21 14 0 8 7 8 19 8 2 0 15 0 28 2 12 0 19 2 19 11 0 2-2 5-3 13l-95 379c-6 27-8 32-64 32-13 0-19 0-19 14 0 8 8 8 10 8 20 0 68-2 89-2 19 0 69 2 90 2 5 0 13 0 13-14 0-8-5-8-20-8-25 0-46 0-46-13 0-3 2-7 3-11l47-187h83c64 0 77 40 77 64 0 11-5 33-10 49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26cm" svg:height="0.336cm" svg:x="4.395cm" svg:y="5.035cm" svg:viewBox="0 0 227 337" svg:d="M109 163c38 0 65 27 65 80 0 61-35 78-64 78-19 0-64-5-84-33 24-2 28-18 28-28 0-16-11-27-27-27-13 0-27 8-27 27 0 48 51 77 112 77 69 0 115-45 115-94 0-38-30-77-85-90 52-17 71-56 71-84 0-40-45-69-101-69-54 0-96 27-96 66 0 17 10 27 26 27 14 0 25-12 25-26s-11-24-25-25c17-23 51-28 68-28 23 0 55 12 55 55 0 20-8 43-21 57-16 19-29 21-54 23-13 0-13 0-16 1 0 0-5 0-5 7 0 6 5 6 13 6z">
            <text:p/>
          </draw:path>
          <draw:path draw:style-name="gr3" draw:text-style-name="P7" draw:layer="layout" svg:width="0.625cm" svg:height="0.367cm" svg:x="4.918cm" svg:y="4.897cm" svg:viewBox="0 0 626 368" svg:d="M549 198c-39 30-58 59-64 67-31 50-37 95-37 95 0 8 8 8 14 8 12 0 13-2 16-13 16-71 58-130 138-162 8-3 10-4 10-9s-5-7-5-8c-32-11-117-47-144-165-2-9-3-11-15-11-6 0-14 0-14 8 0 2 6 46 37 94 13 21 33 45 64 67h-523c-13 0-26 0-26 15 0 14 13 14 26 14z">
            <text:p/>
          </draw:path>
          <draw:path draw:style-name="gr3" draw:text-style-name="P7" draw:layer="layout" svg:width="0.503cm" svg:height="0.496cm" svg:x="5.806cm" svg:y="4.776cm" svg:viewBox="0 0 504 497" svg:d="M235 48c5-16 7-24 21-26 6 0 29 0 42 0 51 0 129 0 129 69 0 24-11 74-40 101-17 17-54 40-118 40h-79zM338 241c70-16 155-64 155-136 0-60-64-105-157-105h-200c-14 0-21 0-21 14 0 8 7 8 19 8 2 0 15 0 28 2 12 0 19 2 19 11 0 2-2 5-3 13l-95 379c-6 27-8 32-64 32-13 0-19 0-19 14 0 8 8 8 10 8 19 0 68-2 89-2 19 0 69 2 90 2 5 0 13 0 13-14 0-8-5-8-20-8-25 0-44 0-44-13 0-3 0-7 1-11l47-187h83c64 0 77 40 77 64 0 11-5 33-10 49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26cm" svg:height="0.336cm" svg:x="6.337cm" svg:y="5.035cm" svg:viewBox="0 0 227 337" svg:d="M109 163c38 0 65 27 65 80 0 61-35 78-64 78-19 0-64-5-84-33 24-2 28-18 28-28 0-16-11-27-27-27-13 0-27 8-27 27 0 48 51 77 112 77 69 0 115-45 115-94 0-38-30-77-85-90 52-17 71-56 71-84 0-40-45-69-101-69-54 0-96 27-96 66 0 17 10 27 26 27 14 0 24-12 24-26s-10-24-24-25c17-23 51-28 68-28 23 0 55 12 55 55 0 20-8 43-21 57-16 19-29 21-54 23-13 0-13 0-16 1 0 0-5 0-5 7 0 6 5 6 13 6z">
            <text:p/>
          </draw:path>
          <draw:path draw:style-name="gr3" draw:text-style-name="P7" draw:layer="layout" svg:width="0.429cm" svg:height="0.029cm" svg:x="6.841cm" svg:y="5.065cm" svg:viewBox="0 0 430 30" svg:d="M406 30c12 0 24 0 24-16 0-14-12-14-24-14h-382c-11 0-24 0-24 14 0 16 13 16 24 16z">
            <text:p/>
          </draw:path>
          <draw:path draw:style-name="gr3" draw:text-style-name="P7" draw:layer="layout" svg:width="0.503cm" svg:height="0.496cm" svg:x="7.515cm" svg:y="4.776cm" svg:viewBox="0 0 504 497" svg:d="M235 48c5-16 7-24 21-26 6 0 29 0 42 0 51 0 129 0 129 69 0 24-11 74-40 101-17 17-54 40-118 40h-79zM338 241c70-16 155-64 155-136 0-60-64-105-157-105h-200c-14 0-21 0-21 14 0 8 7 8 19 8 2 0 15 0 28 2 12 0 19 2 19 11 0 2-2 5-3 13l-95 379c-6 27-8 32-64 32-13 0-19 0-19 14 0 8 8 8 10 8 20 0 68-2 89-2 19 0 69 2 90 2 5 0 14 0 14-14 0-8-6-8-21-8-25 0-44 0-44-13 0-3 0-7 1-11l47-187h83c64 0 77 40 77 64 0 11-5 33-10 49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18cm" svg:height="0.327cm" svg:x="8.073cm" svg:y="5.035cm" svg:viewBox="0 0 181 328" svg:d="M112 14c0-14-2-14-14-14-32 30-77 32-98 32v18c11 0 45 0 72-15v253c0 16 0 22-50 22h-19v18c10 0 71-2 88-2 16 0 79 2 90 2v-18h-19c-50 0-50-6-50-22z">
            <text:p/>
          </draw:path>
        </draw:g>
        <draw:g xml:id="id257" draw:id="id257">
          <svg:title>TexMaths</svg:title>
          <svg:desc>20§display§\begin{bmatrix} 1   &amp; \ \  1   &amp;   1  \\  
                           0   &amp; \ \  1   &amp;   3  \\ 
                           0   &amp;    - 3   &amp;   0   \end{bmatrix}
\begin{bmatrix} x \\  y \\ z   \end{bmatrix} 
= \begin{bmatrix} \ \  6  \\  \   11  \\   -6  \end{bmatrix}§svg§600§FALSE§</svg:desc>
          <draw:polygon draw:style-name="gr2" draw:text-style-name="P6" draw:layer="layout" svg:width="7.912cm" svg:height="2.46cm" svg:x="3.945cm" svg:y="5.879cm" svg:viewBox="0 0 7913 2461" draw:points="3956,2461 0,2461 0,0 7913,0 7913,2461">
            <text:p/>
          </draw:polygon>
          <draw:polygon draw:style-name="gr3" draw:text-style-name="P7" draw:layer="layout" svg:width="0.234cm" svg:height="1.265cm" svg:x="4.139cm" svg:y="5.844cm" svg:viewBox="0 0 235 1266" draw:points="0,1266 50,1266 50,48 235,48 235,0 0,0">
            <text:p/>
          </draw:polygon>
          <draw:polygon draw:style-name="gr3" draw:text-style-name="P7" draw:layer="layout" svg:width="0.234cm" svg:height="1.265cm" svg:x="4.139cm" svg:y="7.108cm" svg:viewBox="0 0 235 1266" draw:points="0,1266 235,1266 235,1218 50,1218 50,0 0,0">
            <text:p/>
          </draw:polygon>
          <draw:path draw:style-name="gr3" draw:text-style-name="P7" draw:layer="layout" svg:width="0.233cm" svg:height="0.469cm" svg:x="4.441cm" svg:y="5.96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6.002cm" svg:y="5.96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7.097cm" svg:y="5.96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4.406cm" svg:y="6.809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6.002cm" svg:y="6.80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7.063cm" svg:y="6.80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97cm" svg:height="0.484cm" svg:x="4.406cm" svg:y="7.652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5.49cm" svg:y="7.93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6.009cm" svg:y="7.65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97cm" svg:height="0.484cm" svg:x="7.061cm" svg:y="7.652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olygon draw:style-name="gr3" draw:text-style-name="P7" draw:layer="layout" svg:width="0.234cm" svg:height="1.265cm" svg:x="7.389cm" svg:y="5.844cm" svg:viewBox="0 0 235 1266" draw:points="187,1266 235,1266 235,0 0,0 0,48 187,48">
            <text:p/>
          </draw:polygon>
          <draw:polygon draw:style-name="gr3" draw:text-style-name="P7" draw:layer="layout" svg:width="0.234cm" svg:height="1.265cm" svg:x="7.389cm" svg:y="7.108cm" svg:viewBox="0 0 235 1266" draw:points="187,1218 0,1218 0,1266 235,1266 235,0 187,0">
            <text:p/>
          </draw:polygon>
          <draw:polygon draw:style-name="gr3" draw:text-style-name="P7" draw:layer="layout" svg:width="0.234cm" svg:height="1.265cm" svg:x="8.201cm" svg:y="5.844cm" svg:viewBox="0 0 235 1266" draw:points="0,1266 50,1266 50,48 235,48 235,0 0,0">
            <text:p/>
          </draw:polygon>
          <draw:polygon draw:style-name="gr3" draw:text-style-name="P7" draw:layer="layout" svg:width="0.234cm" svg:height="1.265cm" svg:x="8.201cm" svg:y="7.108cm" svg:viewBox="0 0 235 1266" draw:points="0,1266 235,1266 235,1218 50,1218 50,0 0,0">
            <text:p/>
          </draw:polygon>
          <draw:path draw:style-name="gr3" draw:text-style-name="P7" draw:layer="layout" svg:width="0.351cm" svg:height="0.319cm" svg:x="8.46cm" svg:y="6.12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325cm" svg:height="0.455cm" svg:x="8.476cm" svg:y="6.967cm" svg:viewBox="0 0 326 456" svg:d="M323 43c3-9 3-11 3-16 0-13-11-19-20-19-8 0-20 3-26 14-2 4-6 26-10 39-4 17-9 37-14 56l-32 128c-2 9-32 59-80 59-35 0-43-30-43-58 0-32 13-75 37-137 11-29 12-37 12-51 0-32-22-58-57-58-67 0-93 102-93 109 0 6 6 6 8 6 8 0 8-1 11-13 19-65 48-86 72-86 5 0 18 0 18 22 0 18-7 36-13 50-27 74-40 115-40 147 0 63 45 85 86 85 28 0 52-13 71-32-8 37-18 70-45 109-19 24-46 45-78 45-10 0-42-4-53-31 11 0 19 0 29-8 8-6 14-16 14-29 0-22-19-25-26-25-16 0-40 11-40 46s32 61 76 61c73 0 145-64 164-144z">
            <text:p/>
          </draw:path>
          <draw:path draw:style-name="gr3" draw:text-style-name="P7" draw:layer="layout" svg:width="0.298cm" svg:height="0.319cm" svg:x="8.492cm" svg:y="7.811cm" svg:viewBox="0 0 299 320" svg:d="M64 254c38-41 58-59 83-81 0 0 45-39 71-64 67-66 81-99 81-103 0-6-6-6-8-6-5 0-6 2-9 8-21 34-37 45-53 45-18 0-26-11-37-23-13-16-26-30-48-30-53 0-86 66-86 80 0 5 3 8 8 8 6 0 8-3 9-8 15-32 55-32 61-32 14 0 27 5 45 10 27 11 35 11 54 11-25 30-85 81-99 93l-64 59c-48 46-72 88-72 93 0 6 6 6 8 6 6 0 8-2 11-10 18-24 39-43 61-43 16 0 22 7 42 27 11 15 24 26 44 26 71 0 111-90 111-109 0-3-3-6-8-6-7 0-8 3-10 8-17 46-62 59-85 59-14 0-27-3-41-8-24-10-35-13-50-13-1 0-13 0-19 3z">
            <text:p/>
          </draw:path>
          <draw:polygon draw:style-name="gr3" draw:text-style-name="P7" draw:layer="layout" svg:width="0.234cm" svg:height="1.265cm" svg:x="8.845cm" svg:y="5.844cm" svg:viewBox="0 0 235 1266" draw:points="187,1266 235,1266 235,0 0,0 0,48 187,48">
            <text:p/>
          </draw:polygon>
          <draw:polygon draw:style-name="gr3" draw:text-style-name="P7" draw:layer="layout" svg:width="0.234cm" svg:height="1.265cm" svg:x="8.845cm" svg:y="7.108cm" svg:viewBox="0 0 235 1266" draw:points="187,1218 0,1218 0,1266 235,1266 235,0 187,0">
            <text:p/>
          </draw:polygon>
          <draw:path draw:style-name="gr3" draw:text-style-name="P7" draw:layer="layout" svg:width="0.468cm" svg:height="0.165cm" svg:x="9.544cm" svg:y="7.027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10.476cm" svg:y="5.844cm" svg:viewBox="0 0 235 1266" draw:points="0,1266 50,1266 50,48 235,48 235,0 0,0">
            <text:p/>
          </draw:polygon>
          <draw:polygon draw:style-name="gr3" draw:text-style-name="P7" draw:layer="layout" svg:width="0.234cm" svg:height="1.265cm" svg:x="10.476cm" svg:y="7.108cm" svg:viewBox="0 0 235 1266" draw:points="0,1266 235,1266 235,1218 50,1218 50,0 0,0">
            <text:p/>
          </draw:polygon>
          <draw:path draw:style-name="gr3" draw:text-style-name="P7" draw:layer="layout" svg:width="0.292cm" svg:height="0.484cm" svg:x="11.272cm" svg:y="5.966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ath draw:style-name="gr3" draw:text-style-name="P7" draw:layer="layout" svg:width="0.233cm" svg:height="0.469cm" svg:x="11.011cm" svg:y="6.80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1.363cm" svg:y="6.80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0.794cm" svg:y="7.93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1.311cm" svg:y="7.652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olygon draw:style-name="gr3" draw:text-style-name="P7" draw:layer="layout" svg:width="0.234cm" svg:height="1.265cm" svg:x="11.658cm" svg:y="5.844cm" svg:viewBox="0 0 235 1266" draw:points="187,1266 235,1266 235,0 0,0 0,48 187,48">
            <text:p/>
          </draw:polygon>
          <draw:polygon draw:style-name="gr3" draw:text-style-name="P7" draw:layer="layout" svg:width="0.234cm" svg:height="1.265cm" svg:x="11.658cm" svg:y="7.108cm" svg:viewBox="0 0 235 1266" draw:points="187,1218 0,1218 0,1266 235,1266 235,0 187,0">
            <text:p/>
          </draw:polygon>
        </draw:g>
        <draw:g xml:id="id258" draw:id="id258">
          <svg:title>TexMaths</svg:title>
          <svg:desc>22§display§\begin{bmatrix} x  +  y  +  z  \\  
                          0x +  y  + 3z  \\ 
                          0x  - 3y  + 0   \end{bmatrix}
= \begin{bmatrix} \ \  6  \\  \   11  \\   -6  \end{bmatrix}§svg§600§FALSE§</svg:desc>
          <draw:polygon draw:style-name="gr2" draw:text-style-name="P6" draw:layer="layout" svg:width="7.702cm" svg:height="2.706cm" svg:x="3.846cm" svg:y="8.785cm" svg:viewBox="0 0 7703 2707" draw:points="3852,2707 0,2707 0,0 7703,0 7703,2707">
            <text:p/>
          </draw:polygon>
          <draw:polygon draw:style-name="gr3" draw:text-style-name="P7" draw:layer="layout" svg:width="0.258cm" svg:height="1.391cm" svg:x="4.059cm" svg:y="8.746cm" svg:viewBox="0 0 259 1392" draw:points="0,1392 55,1392 55,53 259,53 259,0 0,0">
            <text:p/>
          </draw:polygon>
          <draw:polygon draw:style-name="gr3" draw:text-style-name="P7" draw:layer="layout" svg:width="0.258cm" svg:height="1.391cm" svg:x="4.059cm" svg:y="10.137cm" svg:viewBox="0 0 259 1392" draw:points="0,1392 259,1392 259,1340 55,1340 55,0 0,0">
            <text:p/>
          </draw:polygon>
          <draw:path draw:style-name="gr3" draw:text-style-name="P7" draw:layer="layout" svg:width="0.386cm" svg:height="0.351cm" svg:x="4.731cm" svg:y="9.05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5.367cm" svg:y="8.94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6.119cm" svg:y="9.052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515cm" svg:height="0.517cm" svg:x="6.719cm" svg:y="8.94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8cm" svg:height="0.351cm" svg:x="7.483cm" svg:y="9.052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8 0 122-99 122-120 0-3-4-7-9-7-7 0-9 4-11 9-19 51-68 65-93 65-16 0-30-3-46-9-26-10-39-14-54-14-2 0-15 0-22 4z">
            <text:p/>
          </draw:path>
          <draw:path draw:style-name="gr3" draw:text-style-name="P7" draw:layer="layout" svg:width="0.326cm" svg:height="0.532cm" svg:x="4.353cm" svg:y="9.807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4.731cm" svg:y="9.98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5.367cm" svg:y="9.87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6.119cm" svg:y="9.982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515cm" svg:height="0.517cm" svg:x="6.719cm" svg:y="9.87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481cm" svg:y="9.80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8cm" svg:height="0.351cm" svg:x="7.868cm" svg:y="9.982cm" svg:viewBox="0 0 329 352" svg:d="M70 280c43-46 64-65 92-90 0 0 49-42 77-70 74-72 90-109 90-113 0-7-7-7-9-7-5 0-7 2-10 9-23 37-41 49-58 49-20 0-28-12-41-25-14-17-28-33-53-33-58 0-95 72-95 88 0 5 4 9 11 9s7-4 9-9c16-35 60-35 67-35 15 0 30 5 49 10 30 13 39 13 60 13-28 33-94 89-109 102l-71 65c-53 51-79 97-79 102 0 7 7 7 9 7 7 0 9-2 12-11 19-26 42-47 67-47 18 0 26 7 46 30 12 16 26 28 49 28 78 0 122-99 122-120 0-3-4-7-9-7-7 0-9 4-11 9-19 51-68 65-93 65-16 0-30-3-46-9-26-10-39-14-54-14-2 0-15 0-22 4z">
            <text:p/>
          </draw:path>
          <draw:path draw:style-name="gr3" draw:text-style-name="P7" draw:layer="layout" svg:width="0.326cm" svg:height="0.532cm" svg:x="4.356cm" svg:y="10.735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4.735cm" svg:y="10.90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5.392cm" svg:y="11.041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6.133cm" svg:y="10.73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58cm" svg:height="0.501cm" svg:x="6.509cm" svg:y="10.909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515cm" svg:height="0.517cm" svg:x="7.11cm" svg:y="10.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7.868cm" svg:y="10.735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olygon draw:style-name="gr3" draw:text-style-name="P7" draw:layer="layout" svg:width="0.258cm" svg:height="1.391cm" svg:x="8.234cm" svg:y="8.746cm" svg:viewBox="0 0 259 1392" draw:points="206,1392 259,1392 259,0 0,0 0,53 206,53">
            <text:p/>
          </draw:polygon>
          <draw:polygon draw:style-name="gr3" draw:text-style-name="P7" draw:layer="layout" svg:width="0.258cm" svg:height="1.391cm" svg:x="8.234cm" svg:y="10.137cm" svg:viewBox="0 0 259 1392" draw:points="206,1340 0,1340 0,1392 259,1392 259,0 206,0">
            <text:p/>
          </draw:polygon>
          <draw:path draw:style-name="gr3" draw:text-style-name="P7" draw:layer="layout" svg:width="0.515cm" svg:height="0.182cm" svg:x="9.004cm" svg:y="10.047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0.028cm" svg:y="8.746cm" svg:viewBox="0 0 259 1392" draw:points="0,1392 55,1392 55,53 259,53 259,0 0,0">
            <text:p/>
          </draw:polygon>
          <draw:polygon draw:style-name="gr3" draw:text-style-name="P7" draw:layer="layout" svg:width="0.258cm" svg:height="1.391cm" svg:x="10.028cm" svg:y="10.137cm" svg:viewBox="0 0 259 1392" draw:points="0,1392 259,1392 259,1340 55,1340 55,0 0,0">
            <text:p/>
          </draw:polygon>
          <draw:path draw:style-name="gr3" draw:text-style-name="P7" draw:layer="layout" svg:width="0.321cm" svg:height="0.532cm" svg:x="10.903cm" svg:y="8.88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2 48-58 51-77 51z">
            <text:p/>
          </draw:path>
          <draw:path draw:style-name="gr3" draw:text-style-name="P7" draw:layer="layout" svg:width="0.256cm" svg:height="0.517cm" svg:x="10.618cm" svg:y="9.80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1.005cm" svg:y="9.80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3cm" svg:height="0.032cm" svg:x="10.377cm" svg:y="11.041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0.947cm" svg:y="10.735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2 48-59 51-77 51z">
            <text:p/>
          </draw:path>
          <draw:polygon draw:style-name="gr3" draw:text-style-name="P7" draw:layer="layout" svg:width="0.258cm" svg:height="1.391cm" svg:x="11.327cm" svg:y="8.746cm" svg:viewBox="0 0 259 1392" draw:points="206,1392 259,1392 259,0 0,0 0,53 206,53">
            <text:p/>
          </draw:polygon>
          <draw:polygon draw:style-name="gr3" draw:text-style-name="P7" draw:layer="layout" svg:width="0.258cm" svg:height="1.391cm" svg:x="11.327cm" svg:y="10.137cm" svg:viewBox="0 0 259 1392" draw:points="206,1340 0,1340 0,1392 259,1392 259,0 206,0">
            <text:p/>
          </draw:polygon>
        </draw:g>
        <draw:g xml:id="id259" draw:id="id259">
          <svg:title>TexMaths</svg:title>
          <svg:desc>22§display§\text {By equality of matrices, we get, }§svg§600§FALSE§</svg:desc>
          <draw:polygon draw:style-name="gr2" draw:text-style-name="P6" draw:layer="layout" svg:width="10.6cm" svg:height="0.628cm" svg:x="3.974cm" svg:y="12.013cm" svg:viewBox="0 0 10601 629" draw:points="5301,629 0,629 0,0 10601,0 10601,629">
            <text:p/>
          </draw:polygon>
          <draw:path draw:style-name="gr3" draw:text-style-name="P7" draw:layer="layout" svg:width="0.476cm" svg:height="0.529cm" svg:x="3.963cm" svg:y="11.992cm" svg:viewBox="0 0 477 530" svg:d="M144 247v-192c0-25 2-30 39-30h95c76 0 104 65 104 105 0 51-39 117-125 117zM327 254c76-16 129-66 129-124 0-67-71-130-173-130h-283v25h19c60 0 60 8 60 35v410c0 28 0 35-60 35h-19v25h304c104 0 173-69 173-143 0-66-63-125-150-133zM280 505h-97c-37 0-39-5-39-29v-214h146c78 0 110 73 110 125 0 55-41 118-120 118z">
            <text:p/>
          </draw:path>
          <draw:path draw:style-name="gr3" draw:text-style-name="P7" draw:layer="layout" svg:width="0.379cm" svg:height="0.492cm" svg:x="4.498cm" svg:y="12.185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cm" svg:height="0.357cm" svg:x="5.17cm" svg:y="12.17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492cm" svg:x="5.519cm" svg:y="12.178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2 0 95 67 95 110z">
            <text:p/>
          </draw:path>
          <draw:path draw:style-name="gr3" draw:text-style-name="P7" draw:layer="layout" svg:width="0.39cm" svg:height="0.351cm" svg:x="5.925cm" svg:y="12.178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49cm" svg:height="0.357cm" svg:x="6.362cm" svg:y="12.173cm" svg:viewBox="0 0 350 358" svg:d="M225 289c4 32 25 63 62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173cm" svg:height="0.538cm" svg:x="6.742cm" svg:y="11.98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6.957cm" svg:y="12.00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4cm" svg:height="0.485cm" svg:x="7.161cm" svg:y="12.04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79cm" svg:height="0.492cm" svg:x="7.439cm" svg:y="12.185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44cm" svg:height="0.357cm" svg:x="8.113cm" svg:y="12.173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1cm" svg:height="0.547cm" svg:x="8.504cm" svg:y="11.974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604cm" svg:height="0.342cm" svg:x="8.997cm" svg:y="12.178cm" svg:viewBox="0 0 605 343" svg:d="M60 76v209c0 34-9 34-60 34v24c26 0 67-1 88-1 19 0 60 1 86 1v-24c-51 0-60 0-60-34v-144c0-81 55-123 104-123 50 0 58 42 58 86v181c0 34-8 34-61 34v24c28 0 67-1 88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9.648cm" svg:y="12.173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10.018cm" svg:y="12.04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10.326cm" svg:y="12.178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0.632cm" svg:y="12.00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95cm" svg:height="0.357cm" svg:x="10.847cm" svg:y="12.173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11.186cm" svg:y="12.17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11.533cm" svg:y="12.173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11.88cm" svg:y="12.437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531cm" svg:height="0.342cm" svg:x="12.3cm" svg:y="12.185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7" draw:layer="layout" svg:width="0.3cm" svg:height="0.357cm" svg:x="12.844cm" svg:y="12.17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13.446cm" svg:y="12.169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3.832cm" svg:y="12.17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14.169cm" svg:y="12.04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14.521cm" svg:y="12.437cm" svg:viewBox="0 0 92 232" svg:d="M92 81c0-49-18-81-50-81-28 0-42 21-42 41 0 21 14 42 42 42 13 0 21-6 30-11l2-2c0 0 2 0 2 11 0 51-23 99-58 136-4 3-6 5-6 7 0 7 4 8 9 8 9 0 71-61 71-151z">
            <text:p/>
          </draw:path>
        </draw:g>
        <draw:g xml:id="id260" draw:id="id260">
          <svg:title>TexMaths</svg:title>
          <svg:desc>22§display§x + y + z =  6§svg§600§FALSE§</svg:desc>
          <draw:polygon draw:style-name="gr2" draw:text-style-name="P6" draw:layer="layout" svg:width="4.439cm" svg:height="0.596cm" svg:x="4.281cm" svg:y="13.115cm" svg:viewBox="0 0 4440 597" draw:points="2221,597 0,597 0,0 4440,0 4440,597">
            <text:p/>
          </draw:polygon>
          <draw:path draw:style-name="gr3" draw:text-style-name="P7" draw:layer="layout" svg:width="0.386cm" svg:height="0.35cm" svg:x="4.265cm" svg:y="13.248cm" svg:viewBox="0 0 387 351" svg:d="M238 109c3-21 21-91 75-91 6 0 23 0 39 8-21 6-37 25-37 43 0 12 9 28 30 28 18 0 42-14 42-46 0-40-46-51-72-51-46 0-72 40-83 60-19-53-60-60-82-60-81 0-125 100-125 119 0 8 7 8 8 8 7 0 9 0 11-8 26-82 77-101 104-101 14 0 42 7 42 51 0 24-14 77-42 184-12 49-41 81-74 81-5 0-23 0-39-9 20-5 37-21 37-42s-17-28-30-28c-23 0-42 21-42 45 0 36 39 51 72 51 53 0 81-54 83-59 9 30 37 59 83 59 81 0 125-100 125-119 0-7-7-7-9-7-7 0-9 2-11 7-24 84-79 102-104 102-30 0-42-25-42-51 0-18 5-33 14-69z">
            <text:p/>
          </draw:path>
          <draw:path draw:style-name="gr3" draw:text-style-name="P7" draw:layer="layout" svg:width="0.515cm" svg:height="0.516cm" svg:x="4.899cm" svg:y="13.139cm" svg:viewBox="0 0 516 517" svg:d="M275 274h216c11 0 25 0 25-16s-14-16-25-16h-216v-216c0-12 0-26-16-26s-16 14-16 26v216h-217c-12 0-26 0-26 16s14 16 26 16h217v216c0 11 0 27 16 27s16-16 16-27z">
            <text:p/>
          </draw:path>
          <draw:path draw:style-name="gr3" draw:text-style-name="P7" draw:layer="layout" svg:width="0.358cm" svg:height="0.5cm" svg:x="5.652cm" svg:y="13.248cm" svg:viewBox="0 0 359 501" svg:d="M356 47c3-10 3-12 3-17 0-14-12-21-23-21-9 0-21 3-28 16-2 3-7 28-11 42-5 19-10 40-15 61l-36 141c-1 10-35 65-86 65-40 0-49-34-49-63 0-36 14-83 40-152 13-31 14-40 14-56 0-35-24-63-63-63-74 0-102 112-102 119 0 8 7 8 9 8 9 0 9-2 12-15 21-72 53-94 79-94 6 0 20 0 20 24 0 20-7 39-14 55-30 80-44 126-44 161 0 69 49 93 95 93 30 0 56-14 77-35-9 41-19 78-49 120-21 26-51 49-86 49-11 0-46-4-59-33 13 0 22 0 32-9 9-7 16-18 16-32 0-24-21-28-28-28-18 0-44 12-44 51s35 67 83 67c81 0 160-70 181-158z">
            <text:p/>
          </draw:path>
          <draw:path draw:style-name="gr3" draw:text-style-name="P7" draw:layer="layout" svg:width="0.515cm" svg:height="0.516cm" svg:x="6.25cm" svg:y="13.139cm" svg:viewBox="0 0 516 517" svg:d="M275 274h216c11 0 25 0 25-16s-14-16-25-16h-216v-216c0-12 0-26-16-26s-16 14-16 26v216h-217c-12 0-26 0-26 16s14 16 26 16h217v216c0 11 0 27 16 27s16-16 16-27z">
            <text:p/>
          </draw:path>
          <draw:path draw:style-name="gr3" draw:text-style-name="P7" draw:layer="layout" svg:width="0.328cm" svg:height="0.35cm" svg:x="7.014cm" svg:y="13.248cm" svg:viewBox="0 0 329 351" svg:d="M70 279c43-45 64-65 92-89 0 0 49-42 77-71 74-72 90-108 90-112 0-7-7-7-9-7-5 0-7 2-10 9-23 37-41 49-58 49-20 0-28-12-41-25-14-17-28-33-53-33-58 0-95 72-95 88 0 5 4 9 9 9 7 0 9-4 11-9 16-35 60-35 67-35 15 0 30 5 49 10 30 13 39 13 60 13-28 33-94 89-109 101l-71 65c-53 51-79 97-79 102 0 7 7 7 9 7 7 0 9-1 12-10 19-26 42-48 67-48 18 0 25 7 46 30 12 16 26 28 49 28 77 0 121-98 121-119 0-4-3-7-8-7-7 0-9 3-11 9-19 51-69 65-93 65-16 0-30-4-46-9-26-11-39-14-54-14-2 0-15 0-22 3z">
            <text:p/>
          </draw:path>
          <draw:path draw:style-name="gr3" draw:text-style-name="P7" draw:layer="layout" svg:width="0.515cm" svg:height="0.182cm" svg:x="7.632cm" svg:y="13.3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1cm" svg:x="8.438cm" svg:y="13.076cm" svg:viewBox="0 0 322 532" svg:d="M70 262v-20c0-195 97-223 136-223 19 0 51 6 69 32-13 0-43 0-43 33 0 25 18 37 36 37 12 0 35-7 35-37 0-47-34-84-99-84-98 0-204 100-204 271 0 207 90 261 162 261 86 0 160-72 160-174 0-98-69-173-155-173-53 0-81 40-97 77zM162 511c-48 0-72-47-76-58-14-37-14-98-14-112 0-60 25-139 95-139 13 0 48 0 72 49 14 28 14 69 14 106s0 75-14 103c-23 48-58 51-77 51z">
            <text:p/>
          </draw:path>
        </draw:g>
        <draw:g xml:id="id261" draw:id="id261">
          <svg:title>TexMaths</svg:title>
          <svg:desc>22§display§.\ .\ .\ \ (1)§svg§600§FALSE§</svg:desc>
          <draw:polygon draw:style-name="gr2" draw:text-style-name="P6" draw:layer="layout" svg:width="2.508cm" svg:height="0.696cm" svg:x="10.763cm" svg:y="12.915cm" svg:viewBox="0 0 2509 697" draw:points="1255,697 0,697 0,0 2509,0 2509,697">
            <text:p/>
          </draw:polygon>
          <draw:path draw:style-name="gr3" draw:text-style-name="P7" draw:layer="layout" svg:width="0.083cm" svg:height="0.083cm" svg:x="10.791cm" svg:y="13.374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1.263cm" svg:y="13.374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1.736cm" svg:y="13.374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2.475cm" svg:y="12.8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2.769cm" svg:y="12.9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13cm" svg:y="12.876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62" draw:id="id262">
          <svg:title>TexMaths</svg:title>
          <svg:desc>22§display§y + 3z =  11§svg§600§FALSE§</svg:desc>
          <draw:polygon draw:style-name="gr2" draw:text-style-name="P6" draw:layer="layout" svg:width="3.796cm" svg:height="0.596cm" svg:x="4.279cm" svg:y="14.217cm" svg:viewBox="0 0 3797 597" draw:points="1899,597 0,597 0,0 3797,0 3797,597">
            <text:p/>
          </draw:polygon>
          <draw:path draw:style-name="gr3" draw:text-style-name="P7" draw:layer="layout" svg:width="0.358cm" svg:height="0.5cm" svg:x="4.263cm" svg:y="14.35cm" svg:viewBox="0 0 359 501" svg:d="M355 47c4-10 4-12 4-17 0-14-12-21-23-21-9 0-21 3-28 16-2 3-7 28-11 42-5 19-10 40-15 61l-36 141c-1 10-35 65-86 65-40 0-49-34-49-63 0-36 14-83 40-152 13-31 14-40 14-56 0-35-24-63-63-63-74 0-102 112-102 119 0 8 7 8 9 8 9 0 9-2 12-15 21-72 53-94 79-94 6 0 20 0 20 24 0 20-7 39-14 55-30 80-44 126-44 161 0 69 49 93 95 93 30 0 56-14 77-35-9 41-19 78-49 120-21 26-51 49-86 49-11 0-46-4-59-33 13 0 22 0 34-9 7-7 14-18 14-32 0-24-21-28-28-28-18 0-44 12-44 51s35 67 83 67c80 0 160-70 181-158z">
            <text:p/>
          </draw:path>
          <draw:path draw:style-name="gr3" draw:text-style-name="P7" draw:layer="layout" svg:width="0.515cm" svg:height="0.516cm" svg:x="4.861cm" svg:y="14.241cm" svg:viewBox="0 0 516 517" svg:d="M275 274h216c11 0 25 0 25-16s-14-16-25-16h-216v-216c0-12 0-26-16-26s-16 14-16 26v216h-217c-12 0-26 0-26 16s14 16 26 16h217v216c0 11 0 27 16 27s16-16 16-27z">
            <text:p/>
          </draw:path>
          <draw:path draw:style-name="gr3" draw:text-style-name="P7" draw:layer="layout" svg:width="0.321cm" svg:height="0.531cm" svg:x="5.625cm" svg:y="14.178cm" svg:viewBox="0 0 322 532" svg:d="M194 242c63-19 107-73 107-135 0-63-67-107-143-107-79 0-137 46-137 105 0 25 18 41 39 41 24 0 40-18 40-41 0-38-37-38-47-38 23-37 74-48 102-48 32 0 76 18 76 86 0 11-2 55-23 90-23 37-50 39-69 40-5 0-25 2-30 2-7 0-12 2-12 9 0 9 5 9 19 9h34c63 0 93 53 93 128 0 105-55 128-88 128-34 0-92-14-120-59 28 5 51-13 51-43 0-28-19-44-42-44-19 0-44 13-44 46 0 70 72 121 157 121 95 0 165-70 165-149 0-63-49-123-128-141z">
            <text:p/>
          </draw:path>
          <draw:path draw:style-name="gr3" draw:text-style-name="P7" draw:layer="layout" svg:width="0.328cm" svg:height="0.35cm" svg:x="6.012cm" svg:y="14.35cm" svg:viewBox="0 0 329 351" svg:d="M70 279c43-45 64-65 92-89 0 0 49-42 77-71 74-72 90-108 90-112 0-7-7-7-9-7-5 0-7 2-10 9-23 37-41 49-58 49-20 0-29-12-41-25-14-17-28-33-53-33-58 0-95 72-95 88 0 5 4 9 11 9s7-4 9-9c16-35 60-35 67-35 15 0 29 5 49 10 30 13 39 13 60 13-28 33-94 89-109 101l-69 65c-55 51-81 97-81 102 0 7 7 7 9 7 7 0 9-1 12-10 19-26 42-48 67-48 18 0 25 7 46 30 12 16 26 28 49 28 77 0 121-98 121-119 0-4-3-7-8-7-7 0-9 3-11 9-18 51-69 65-93 65-16 0-30-4-46-9-26-11-39-14-54-14-2 0-15 0-22 3z">
            <text:p/>
          </draw:path>
          <draw:path draw:style-name="gr3" draw:text-style-name="P7" draw:layer="layout" svg:width="0.515cm" svg:height="0.182cm" svg:x="6.63cm" svg:y="14.4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471cm" svg:y="14.178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256cm" svg:height="0.516cm" svg:x="7.858cm" svg:y="14.178cm" svg:viewBox="0 0 257 517" svg:d="M160 19c0-17 0-19-19-19-48 49-116 49-141 49v25c16 0 62 0 102-21v402c0 28-2 37-72 37h-25v25c27-4 95-4 125-4 32 0 99 0 127 4v-25h-25c-70 0-72-9-72-37z">
            <text:p/>
          </draw:path>
        </draw:g>
        <draw:g xml:id="id263" draw:id="id263">
          <svg:title>TexMaths</svg:title>
          <svg:desc>22§display§.\ .\ .\ \ (2)§svg§600§FALSE§</svg:desc>
          <draw:polygon draw:style-name="gr2" draw:text-style-name="P6" draw:layer="layout" svg:width="2.508cm" svg:height="0.696cm" svg:x="10.763cm" svg:y="14.116cm" svg:viewBox="0 0 2509 697" draw:points="1255,697 0,697 0,0 2509,0 2509,697">
            <text:p/>
          </draw:polygon>
          <draw:path draw:style-name="gr3" draw:text-style-name="P7" draw:layer="layout" svg:width="0.083cm" svg:height="0.083cm" svg:x="10.791cm" svg:y="14.57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1.263cm" svg:y="14.57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1.736cm" svg:y="14.57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2.475cm" svg:y="14.0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2.739cm" svg:y="14.142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13.13cm" svg:y="14.077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65" draw:id="id265">
          <svg:title>TexMaths</svg:title>
          <svg:desc>22§display§-3y = -6 \ \ \Rightarrow \ \ y = 2§svg§600§FALSE§</svg:desc>
          <draw:polygon draw:style-name="gr2" draw:text-style-name="P6" draw:layer="layout" svg:width="7.356cm" svg:height="0.596cm" svg:x="16.564cm" svg:y="6.319cm" svg:viewBox="0 0 7357 597" draw:points="3679,597 0,597 0,0 7357,0 7357,597">
            <text:p/>
          </draw:polygon>
          <draw:path draw:style-name="gr3" draw:text-style-name="P7" draw:layer="layout" svg:width="0.472cm" svg:height="0.032cm" svg:x="16.589cm" svg:y="6.58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1cm" svg:x="17.159cm" svg:y="6.28cm" svg:viewBox="0 0 322 532" svg:d="M194 242c63-19 107-73 107-135 0-63-67-107-143-107-77 0-137 46-137 105 0 25 18 41 39 41 24 0 40-18 40-41 0-38-37-38-47-38 23-37 74-48 102-48 32 0 76 18 76 86 0 11-2 55-23 90-23 37-50 39-69 40-5 0-25 2-30 2-7 0-12 2-12 9 0 9 5 9 19 9h34c63 0 93 53 93 128 0 105-55 128-88 128-34 0-92-14-120-59 28 5 51-13 51-43 0-28-19-44-42-44-19 0-44 13-44 46 0 70 72 121 157 121 95 0 165-70 165-149 0-63-49-123-128-141z">
            <text:p/>
          </draw:path>
          <draw:path draw:style-name="gr3" draw:text-style-name="P7" draw:layer="layout" svg:width="0.358cm" svg:height="0.5cm" svg:x="17.536cm" svg:y="6.452cm" svg:viewBox="0 0 359 501" svg:d="M356 47c3-10 3-12 3-17 0-14-12-21-23-21-9 0-21 3-28 16-2 3-7 28-11 42-5 19-10 40-15 61l-36 141c-1 10-35 65-86 65-40 0-49-34-49-63 0-36 14-83 40-152 13-31 14-40 14-56 0-35-24-63-63-63-74 0-102 112-102 119 0 8 7 8 9 8 9 0 9-2 12-15 21-72 53-94 79-94 6 0 20 0 20 24 0 20-7 39-14 55-30 80-44 126-44 161 0 69 49 93 95 93 30 0 56-14 77-35-9 41-19 78-49 120-21 26-51 49-86 49-11 0-46-4-59-33 13 0 22 0 34-9 7-7 14-18 14-32 0-24-21-28-28-28-18 0-44 12-44 51s35 67 83 67c81 0 160-70 181-158z">
            <text:p/>
          </draw:path>
          <draw:path draw:style-name="gr3" draw:text-style-name="P7" draw:layer="layout" svg:width="0.515cm" svg:height="0.182cm" svg:x="18.178cm" svg:y="6.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9.016cm" svg:y="6.58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1cm" svg:x="19.584cm" svg:y="6.28cm" svg:viewBox="0 0 322 532" svg:d="M70 262v-20c0-195 97-223 136-223 19 0 51 6 69 32-13 0-43 0-43 33 0 25 18 37 36 37 12 0 35-7 35-37 0-47-34-84-99-84-98 0-204 100-204 271 0 207 90 261 162 261 86 0 160-72 160-174 0-98-69-173-155-173-53 0-81 40-97 77zM162 511c-49 0-72-47-76-58-14-37-14-98-14-112 0-60 25-139 95-139 13 0 48 0 72 49 14 28 14 69 14 106s0 75-14 103c-23 48-59 51-77 51z">
            <text:p/>
          </draw:path>
          <draw:path draw:style-name="gr3" draw:text-style-name="P7" draw:layer="layout" svg:width="0.687cm" svg:height="0.426cm" svg:x="20.713cm" svg:y="6.389cm" svg:viewBox="0 0 688 427" svg:d="M521 153c32 28 70 49 97 60-28 12-65 33-97 59h-493c-14 0-28 0-28 16s14 16 26 16h460c-37 35-78 104-78 114 0 9 9 9 14 9 7 0 13 0 15-7 17-30 38-70 89-116 53-47 106-67 145-79 14-5 14-5 15-7 2 0 2-4 2-5 0-2 0-2 0-4l-3-2c-2-1-2-1-16-7-106-30-183-102-225-184-9-16-11-16-22-16-5 0-14 0-14 9 0 10 39 77 78 114h-460c-12 0-26 0-26 16 0 14 14 14 28 14z">
            <text:p/>
          </draw:path>
          <draw:path draw:style-name="gr3" draw:text-style-name="P7" draw:layer="layout" svg:width="0.356cm" svg:height="0.5cm" svg:x="22.196cm" svg:y="6.452cm" svg:viewBox="0 0 357 501" svg:d="M356 47c1-10 1-12 1-17 0-14-10-21-21-21-9 0-21 3-28 16-2 3-7 28-11 42-5 19-10 40-15 61l-36 141c-1 10-35 65-88 65-38 0-47-34-47-63 0-36 14-83 40-152 13-31 14-40 14-56 0-35-24-63-63-63-74 0-102 112-102 119 0 8 7 8 9 8 9 0 9-2 12-15 21-72 53-94 79-94 6 0 20 0 20 24 0 20-7 39-14 55-30 80-44 126-44 161 0 69 49 93 95 93 30 0 56-14 77-35-9 41-19 78-49 120-21 26-51 49-86 49-11 0-46-4-59-33 13 0 22 0 32-9 9-7 16-18 16-32 0-24-21-28-28-28-18 0-44 12-44 51s35 67 83 67c81 0 160-70 181-158z">
            <text:p/>
          </draw:path>
          <draw:path draw:style-name="gr3" draw:text-style-name="P7" draw:layer="layout" svg:width="0.515cm" svg:height="0.182cm" svg:x="22.839cm" svg:y="6.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3.65cm" svg:y="6.2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</draw:g>
        <draw:g xml:id="id266" draw:id="id266">
          <svg:title>TexMaths</svg:title>
          <svg:desc>22§display§\text {Put } y = 2 \text { in (2), we get}§svg§600§FALSE§</svg:desc>
          <draw:polygon draw:style-name="gr2" draw:text-style-name="P6" draw:layer="layout" svg:width="8.007cm" svg:height="0.696cm" svg:x="16.578cm" svg:y="7.414cm" svg:viewBox="0 0 8008 697" draw:points="4004,697 0,697 0,0 8008,0 8008,697">
            <text:p/>
          </draw:polygon>
          <draw:path draw:style-name="gr3" draw:text-style-name="P7" draw:layer="layout" svg:width="0.457cm" svg:height="0.528cm" svg:x="16.566cm" svg:y="7.426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7.09cm" svg:y="7.612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7.509cm" svg:y="7.47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58cm" svg:height="0.5cm" svg:x="18.076cm" svg:y="7.61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7" draw:layer="layout" svg:width="0.515cm" svg:height="0.182cm" svg:x="18.719cm" svg:y="7.6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9.53cm" svg:y="7.4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66cm" svg:height="0.518cm" svg:x="20.162cm" svg:y="7.43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0.375cm" svg:y="7.61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1.114cm" svg:y="7.3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1.378cm" svg:y="7.4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21.769cm" svg:y="7.37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22.093cm" svg:y="7.87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22.513cm" svg:y="7.621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7" draw:layer="layout" svg:width="0.3cm" svg:height="0.356cm" svg:x="23.057cm" svg:y="7.60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3.659cm" svg:y="7.60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24.044cm" svg:y="7.60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24.382cm" svg:y="7.479cm" svg:viewBox="0 0 245 486" svg:d="M120 167h111v-25h-111v-142h-20c0 63-24 146-100 150v17h67v213c0 97 72 106 100 106 55 0 78-55 78-106v-44h-21v44c0 56-23 86-52 86-52 0-52-70-52-84z">
            <text:p/>
          </draw:path>
        </draw:g>
        <draw:g xml:id="id267" draw:id="id267">
          <svg:title>TexMaths</svg:title>
          <svg:desc>22§display§2 + 3z =  11 \ \  \Rightarrow \ \ z = 3§svg§600§FALSE§</svg:desc>
          <draw:polygon draw:style-name="gr2" draw:text-style-name="P6" draw:layer="layout" svg:width="7.849cm" svg:height="0.503cm" svg:x="16.567cm" svg:y="8.618cm" svg:viewBox="0 0 7850 504" draw:points="3926,504 0,504 0,0 7850,0 7850,504">
            <text:p/>
          </draw:polygon>
          <draw:path draw:style-name="gr3" draw:text-style-name="P7" draw:layer="layout" svg:width="0.309cm" svg:height="0.517cm" svg:x="16.567cm" svg:y="8.57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515cm" svg:height="0.517cm" svg:x="17.13cm" svg:y="8.6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7.892cm" svg:y="8.57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28cm" svg:height="0.351cm" svg:x="18.279cm" svg:y="8.752cm" svg:viewBox="0 0 329 352" svg:d="M70 280c43-46 64-65 92-90 0 0 49-42 77-70 74-72 90-109 90-113 0-7-7-7-9-7-5 0-7 2-10 9-23 37-41 49-58 49-20 0-29-12-41-25-14-17-28-33-53-33-58 0-95 72-95 88 0 5 4 9 11 9 5 0 7-4 9-9 16-35 60-35 67-35 15 0 29 5 49 10 30 13 39 13 60 13-28 33-94 89-109 102l-71 65c-53 51-79 97-79 102 0 7 7 7 9 7 7 0 9-2 12-10 19-27 42-48 67-48 18 0 25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18.899cm" svg:y="8.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9.74cm" svg:y="8.5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0.125cm" svg:y="8.5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687cm" svg:height="0.427cm" svg:x="21.216cm" svg:y="8.688cm" svg:viewBox="0 0 688 428" svg:d="M521 153c32 28 70 49 97 60-28 12-65 33-97 60h-493c-14 0-28 0-28 16s14 16 26 16h460c-37 35-78 103-78 114 0 9 9 9 14 9 7 0 13 0 14-7 18-30 39-71 90-116 53-48 106-67 144-80 15-5 15-5 16-7 2 0 2-3 2-5s0-2 0-3l-3-2c-2-2-2-2-16-7-106-30-183-102-226-185-8-16-10-16-21-16-5 0-14 0-14 9 0 10 39 77 78 114h-460c-12 0-26 0-26 16 0 14 14 14 28 14z">
            <text:p/>
          </draw:path>
          <draw:path draw:style-name="gr3" draw:text-style-name="P7" draw:layer="layout" svg:width="0.328cm" svg:height="0.351cm" svg:x="22.71cm" svg:y="8.752cm" svg:viewBox="0 0 329 352" svg:d="M70 280c43-46 64-65 92-90 0 0 49-42 77-70 74-72 90-109 90-113 0-7-7-7-9-7-5 0-7 2-10 9-23 37-41 49-58 49-20 0-29-12-41-25-14-17-28-33-53-33-58 0-95 72-95 88 0 5 4 9 11 9s7-4 9-9c16-35 60-35 67-35 15 0 29 5 49 10 30 13 39 13 60 13-28 33-94 89-109 102l-71 65c-53 51-79 97-79 102 0 7 7 7 9 7 7 0 9-2 12-10 19-27 42-48 67-48 18 0 26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23.328cm" svg:y="8.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4.134cm" svg:y="8.57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</draw:g>
        <draw:g xml:id="id268" draw:id="id268">
          <svg:title>TexMaths</svg:title>
          <svg:desc>22§display§\text {Put } y = 2 , \  z = 3 \text { in (1), we get}§svg§600§FALSE§</svg:desc>
          <draw:polygon draw:style-name="gr2" draw:text-style-name="P6" draw:layer="layout" svg:width="10.42cm" svg:height="0.696cm" svg:x="16.58cm" svg:y="9.816cm" svg:viewBox="0 0 10421 697" draw:points="5210,697 0,697 0,0 10421,0 10421,697">
            <text:p/>
          </draw:polygon>
          <draw:path draw:style-name="gr3" draw:text-style-name="P7" draw:layer="layout" svg:width="0.457cm" svg:height="0.528cm" svg:x="16.568cm" svg:y="9.828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7.092cm" svg:y="10.014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7.511cm" svg:y="9.88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58cm" svg:height="0.5cm" svg:x="18.078cm" svg:y="10.014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7" draw:layer="layout" svg:width="0.515cm" svg:height="0.182cm" svg:x="18.72cm" svg:y="10.0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9.532cm" svg:y="9.84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091cm" svg:height="0.231cm" svg:x="19.947cm" svg:y="10.275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28cm" svg:height="0.351cm" svg:x="20.514cm" svg:y="10.014cm" svg:viewBox="0 0 329 352" svg:d="M70 280c43-46 64-65 92-90 0 0 49-42 77-70 74-73 90-109 90-113 0-7-7-7-9-7-5 0-7 2-10 9-23 37-41 49-58 49-20 0-28-12-41-25-14-17-28-33-53-33-58 0-95 72-95 88 0 5 4 9 11 9s7-4 9-9c16-35 60-35 67-35 15 0 31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21.133cm" svg:y="10.0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1.938cm" svg:y="9.84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66cm" svg:height="0.518cm" svg:x="22.577cm" svg:y="9.8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2.79cm" svg:y="10.0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3.529cm" svg:y="9.7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3.823cm" svg:y="9.84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4.184cm" svg:y="9.7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24.507cm" svg:y="10.27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24.926cm" svg:y="10.023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cm" svg:height="0.356cm" svg:x="25.472cm" svg:y="10.01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6.074cm" svg:y="10.00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26.459cm" svg:y="10.01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6.797cm" svg:y="9.881cm" svg:viewBox="0 0 243 486" svg:d="M120 167h111v-25h-111v-142h-20c0 63-24 146-100 150v17h67v213c0 97 72 106 100 106 55 0 76-55 76-106v-44h-19v44c0 56-23 86-52 86-52 0-52-70-52-84z">
            <text:p/>
          </draw:path>
        </draw:g>
        <draw:g xml:id="id269" draw:id="id269">
          <svg:title>TexMaths</svg:title>
          <svg:desc>22§display§x + 2 + 3 = 6 \ \ \Rightarrow \ \ x = 1§svg§600§FALSE§</svg:desc>
          <draw:polygon draw:style-name="gr2" draw:text-style-name="P6" draw:layer="layout" svg:width="8.476cm" svg:height="0.503cm" svg:x="16.68cm" svg:y="11.017cm" svg:viewBox="0 0 8477 504" draw:points="4238,504 0,504 0,0 8477,0 8477,504">
            <text:p/>
          </draw:polygon>
          <draw:path draw:style-name="gr3" draw:text-style-name="P7" draw:layer="layout" svg:width="0.386cm" svg:height="0.351cm" svg:x="16.664cm" svg:y="11.1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7" draw:layer="layout" svg:width="0.515cm" svg:height="0.517cm" svg:x="17.298cm" svg:y="11.0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8.067cm" svg:y="10.97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18.63cm" svg:y="11.0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9.392cm" svg:y="10.97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182cm" svg:x="20.004cm" svg:y="11.2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0.81cm" svg:y="10.978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0.427cm" svg:x="21.937cm" svg:y="11.087cm" svg:viewBox="0 0 688 428" svg:d="M521 153c32 28 70 49 97 60-28 12-65 33-97 60h-493c-14 0-28 0-28 16s14 16 26 16h460c-37 35-78 103-78 114 0 9 9 9 14 9 7 0 13 0 14-7 18-30 39-71 90-116 53-48 106-67 145-80 14-5 14-5 15-7 2 0 2-3 2-5s0-2 0-3l-3-2c-2-2-2-2-16-7-106-30-183-102-227-185-7-16-9-16-20-16-5 0-14 0-14 9 0 10 39 77 78 114h-460c-12 0-26 0-26 16 0 14 14 14 28 14z">
            <text:p/>
          </draw:path>
          <draw:path draw:style-name="gr3" draw:text-style-name="P7" draw:layer="layout" svg:width="0.386cm" svg:height="0.351cm" svg:x="23.42cm" svg:y="11.1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182cm" svg:x="24.098cm" svg:y="11.2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24.939cm" svg:y="10.978cm" svg:viewBox="0 0 257 518" svg:d="M160 19c0-17 0-19-19-19-48 49-116 49-141 49v25c16 0 62 0 102-21v403c0 28-2 37-72 37h-25v25c27-4 95-4 125-4 32 0 99 0 127 4v-25h-25c-70 0-72-9-72-37z">
            <text:p/>
          </draw:path>
        </draw:g>
        <draw:g xml:id="id270" draw:id="id270">
          <svg:title>TexMaths</svg:title>
          <svg:desc>22§display§\therefore \ \ x = 1, \  y = 2 , \  z = 3§svg§600§FALSE§</svg:desc>
          <draw:polygon draw:style-name="gr2" draw:text-style-name="P6" draw:layer="layout" svg:width="7.833cm" svg:height="0.596cm" svg:x="16.586cm" svg:y="12.117cm" svg:viewBox="0 0 7834 597" draw:points="3918,597 0,597 0,0 7834,0 7834,597">
            <text:p/>
          </draw:polygon>
          <draw:path draw:style-name="gr3" draw:text-style-name="P7" draw:layer="layout" svg:width="0.469cm" svg:height="0.417cm" svg:x="16.57cm" svg:y="12.234cm" svg:viewBox="0 0 470 418" svg:d="M276 40c0-21-19-40-40-40-23 0-42 19-42 40 0 23 19 43 42 43 21 0 40-18 40-43zM470 376c0-21-18-40-41-40-22 0-42 19-42 40 0 23 20 42 42 42 23 0 41-19 41-42zM83 376c0-21-20-40-43-40-21 0-40 19-40 40 0 23 19 42 40 42 23 0 43-19 43-42z">
            <text:p/>
          </draw:path>
          <draw:path draw:style-name="gr3" draw:text-style-name="P7" draw:layer="layout" svg:width="0.386cm" svg:height="0.35cm" svg:x="17.816cm" svg:y="12.25cm" svg:viewBox="0 0 387 351" svg:d="M238 109c3-21 21-91 75-91 6 0 23 0 39 8-21 6-37 25-37 43 0 12 9 28 30 28 18 0 42-14 42-46 0-40-46-51-72-51-46 0-72 40-83 60-19-53-60-60-82-60-81 0-125 100-125 119 0 8 7 8 8 8 7 0 9 0 11-8 26-82 77-101 104-101 14 0 42 7 42 51 0 24-14 77-42 184-12 49-41 81-74 81-5 0-23 0-39-9 20-5 37-21 37-42s-17-28-30-28c-23 0-42 21-42 45 0 36 39 51 72 51 53 0 81-54 83-59 9 30 37 59 83 59 81 0 125-100 125-119 0-7-7-7-9-7-7 0-9 2-11 7-24 84-79 102-104 102-30 0-42-25-42-51 0-18 5-33 14-69z">
            <text:p/>
          </draw:path>
          <draw:path draw:style-name="gr3" draw:text-style-name="P7" draw:layer="layout" svg:width="0.515cm" svg:height="0.182cm" svg:x="18.494cm" svg:y="12.3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9.335cm" svg:y="12.078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091cm" svg:height="0.231cm" svg:x="19.719cm" svg:y="12.51cm" svg:viewBox="0 0 92 232" svg:d="M92 81c0-51-20-81-50-81-26 0-42 19-42 40 0 22 16 43 42 43 9 0 20-4 27-11 3-2 3-2 5-2 0 0 2 0 2 11 0 58-28 105-55 130-9 9-9 10-9 12 0 7 4 9 9 9 9 0 71-60 71-151z">
            <text:p/>
          </draw:path>
          <draw:path draw:style-name="gr3" draw:text-style-name="P7" draw:layer="layout" svg:width="0.358cm" svg:height="0.5cm" svg:x="20.277cm" svg:y="12.25cm" svg:viewBox="0 0 359 501" svg:d="M356 47c3-10 3-12 3-17 0-14-12-21-23-21-9 0-21 3-28 16-2 3-7 28-11 42-5 19-10 40-15 61l-36 141c-1 10-35 65-86 65-40 0-49-34-49-63 0-36 14-83 40-152 13-31 14-40 14-56 0-35-24-63-63-63-74 0-102 112-102 119 0 8 7 8 9 8 9 0 9-2 12-15 21-72 53-94 79-94 6 0 20 0 20 24 0 20-7 39-14 55-30 80-44 126-44 161 0 69 49 93 95 93 30 0 56-14 77-35-9 41-19 78-49 120-21 26-51 49-86 49-11 0-46-4-59-33 13 0 22 0 34-9 7-7 14-18 14-32 0-24-21-28-28-28-18 0-44 12-44 51s35 67 83 67c81 0 160-70 181-158z">
            <text:p/>
          </draw:path>
          <draw:path draw:style-name="gr3" draw:text-style-name="P7" draw:layer="layout" svg:width="0.515cm" svg:height="0.182cm" svg:x="20.919cm" svg:y="12.3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1.731cm" svg:y="12.07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091cm" svg:height="0.231cm" svg:x="22.144cm" svg:y="12.51cm" svg:viewBox="0 0 92 232" svg:d="M92 81c0-51-20-81-50-81-26 0-42 19-42 40 0 22 16 43 42 43 9 0 20-4 27-11 3-2 3-2 5-2 0 0 2 0 2 11 0 58-28 105-55 130-9 9-9 10-9 12 0 7 4 9 9 9 9 0 71-60 71-151z">
            <text:p/>
          </draw:path>
          <draw:path draw:style-name="gr3" draw:text-style-name="P7" draw:layer="layout" svg:width="0.328cm" svg:height="0.35cm" svg:x="22.713cm" svg:y="12.25cm" svg:viewBox="0 0 329 351" svg:d="M70 279c43-45 64-65 92-89 0 0 49-42 77-71 74-72 90-108 90-112 0-7-7-7-9-7-5 0-7 2-10 9-23 37-41 49-58 49-20 0-28-12-41-25-14-17-28-33-53-33-58 0-95 72-95 88 0 5 4 9 11 9s7-4 9-9c16-35 60-35 67-35 15 0 31 5 49 10 30 13 39 13 60 13-28 33-94 89-109 101l-71 65c-53 51-79 97-79 102 0 7 7 7 9 7 7 0 9-1 12-10 19-26 42-48 67-48 18 0 26 7 46 30 12 16 26 28 49 28 78 0 122-98 122-119 0-4-4-7-9-7-7 0-9 3-11 9-17 51-69 65-93 65-16 0-30-4-46-9-26-11-39-14-54-14-2 0-15 0-22 3z">
            <text:p/>
          </draw:path>
          <draw:path draw:style-name="gr3" draw:text-style-name="P7" draw:layer="layout" svg:width="0.515cm" svg:height="0.182cm" svg:x="23.333cm" svg:y="12.3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1cm" svg:x="24.137cm" svg:y="12.078cm" svg:viewBox="0 0 322 532" svg:d="M194 242c63-19 107-73 107-135 0-63-67-107-143-107-79 0-137 46-137 105 0 25 18 41 39 41 24 0 40-18 40-41 0-38-37-38-47-38 23-37 74-48 102-48 32 0 76 18 76 86 0 11-2 55-23 90-23 37-50 39-69 40-5 0-25 2-30 2-7 0-12 2-12 9 0 9 5 9 19 9h34c63 0 93 53 93 128 0 105-55 128-88 128-34 0-92-14-120-59 28 5 51-13 51-43 0-28-19-44-42-44-19 0-44 13-44 46 0 70 72 121 157 121 95 0 165-70 165-149 0-63-49-123-128-141z">
            <text:p/>
          </draw:path>
        </draw:g>
        <draw:polyline draw:style-name="gr4" draw:text-style-name="P9" xml:id="id264" draw:id="id264" draw:layer="layout" svg:width="0cm" svg:height="8.599cm" svg:x="15cm" svg:y="6.2cm" svg:viewBox="0 0 0 8600" draw:points="0,0 0,8600">
          <text:p/>
        </draw:polyline>
        <draw:g xml:id="id271" draw:id="id271">
          <svg:title>TexMaths</svg:title>
          <svg:desc>22§display§\text {The required numbers }§svg§600§FALSE§</svg:desc>
          <draw:polygon draw:style-name="gr2" draw:text-style-name="P6" draw:layer="layout" svg:width="7.382cm" svg:height="0.61cm" svg:x="15.975cm" svg:y="13.216cm" svg:viewBox="0 0 7383 611" draw:points="3690,611 0,611 0,0 7383,0 7383,611">
            <text:p/>
          </draw:polygon>
          <draw:path draw:style-name="gr3" draw:text-style-name="P7" draw:layer="layout" svg:width="0.502cm" svg:height="0.524cm" svg:x="15.964cm" svg:y="13.189cm" svg:viewBox="0 0 503 525" svg:d="M489 0h-475l-14 174h19c11-125 23-149 139-149 14 0 36 0 43 1 15 2 15 11 15 29v410c0 27 0 37-80 37h-30v23c31-2 110-2 146-2 35 0 116 0 147 2v-23h-31c-81 0-81-10-81-37v-410c0-16 0-27 14-29 7-1 28-1 44-1 116 0 128 24 139 149h19z">
            <text:p/>
          </draw:path>
          <draw:path draw:style-name="gr3" draw:text-style-name="P7" draw:layer="layout" svg:width="0.39cm" svg:height="0.538cm" svg:x="16.518cm" svg:y="13.17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7" draw:layer="layout" svg:width="0.3cm" svg:height="0.357cm" svg:x="16.946cm" svg:y="13.36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261cm" svg:height="0.343cm" svg:x="17.546cm" svg:y="13.37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7cm" svg:x="17.849cm" svg:y="13.36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383cm" svg:height="0.492cm" svg:x="18.197cm" svg:y="13.373cm" svg:viewBox="0 0 384 493" svg:d="M269 296v139c0 35-9 35-61 35v23c26 0 67-1 88-1s59 1 88 1v-23c-53 0-62 0-62-35v-435h-18l-28 70c-10-21-42-70-104-70-91 0-172 76-172 176 0 97 76 176 165 176 55 0 87-33 104-56zM271 129v109c0 25-14 46-32 65-8 11-33 32-70 32-56 0-104-69-104-159 0-91 55-157 111-157 62 0 95 67 95 110z">
            <text:p/>
          </draw:path>
          <draw:path draw:style-name="gr3" draw:text-style-name="P7" draw:layer="layout" svg:width="0.39cm" svg:height="0.351cm" svg:x="18.604cm" svg:y="13.373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7" draw:layer="layout" svg:width="0.166cm" svg:height="0.519cm" svg:x="19.035cm" svg:y="13.19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61cm" svg:height="0.343cm" svg:x="19.246cm" svg:y="13.37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7cm" svg:x="19.549cm" svg:y="13.36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383cm" svg:height="0.547cm" svg:x="19.897cm" svg:y="13.177cm" svg:viewBox="0 0 384 548" svg:d="M269 497v51l115-9v-24c-55 0-62-6-62-43v-472l-111 9v24c53 0 60 6 60 43v167c-23-26-56-47-99-47-91 0-172 75-172 176 0 98 76 176 165 176 50 0 85-26 104-51zM269 289v159c0 14 0 15-9 28-22 37-58 54-91 54-35 0-63-19-83-49-19-32-21-76-21-107 0-30 2-76 23-111 18-25 46-50 88-50 28 0 60 11 84 46 9 14 9 16 9 30z">
            <text:p/>
          </draw:path>
          <draw:path draw:style-name="gr3" draw:text-style-name="P7" draw:layer="layout" svg:width="0.39cm" svg:height="0.343cm" svg:x="20.582cm" svg:y="13.373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20.99cm" svg:y="13.373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7" draw:layer="layout" svg:width="0.604cm" svg:height="0.343cm" svg:x="21.42cm" svg:y="13.373cm" svg:viewBox="0 0 605 344" svg:d="M60 76v209c0 34-9 34-60 34v25c26 0 67-2 88-2 19 0 60 2 86 2v-25c-51 0-60 0-60-34v-144c0-81 55-123 104-123 50 0 58 42 58 86v181c0 34-8 34-61 34v25c28 0 67-2 88-2s61 2 88 2v-25c-53 0-62 0-62-34v-144c0-81 56-123 106-123 47 0 56 42 56 86v181c0 34-9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22.039cm" svg:y="13.177cm" svg:viewBox="0 0 384 548" svg:d="M113 247v-247l-113 9v24c55 0 60 6 60 43v463h19c2-2 7-12 28-47 13 17 46 56 102 56 94 0 175-76 175-176 0-99-78-176-166-176-60 0-93 37-105 51zM114 451v-160c0-16 0-16 9-28 30-44 72-50 92-50 35 0 63 20 81 50 21 31 23 75 23 107 0 30-2 76-25 111-16 23-46 49-88 49-34 0-62-19-81-47-11-16-11-18-11-32z">
            <text:p/>
          </draw:path>
          <draw:path draw:style-name="gr3" draw:text-style-name="P7" draw:layer="layout" svg:width="0.3cm" svg:height="0.357cm" svg:x="22.491cm" svg:y="13.36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261cm" svg:height="0.343cm" svg:x="22.835cm" svg:y="13.37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7cm" svg:x="23.141cm" svg:y="13.36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</draw:g>
        <draw:g xml:id="id272" draw:id="id272">
          <svg:title>TexMaths</svg:title>
          <svg:desc>22§display§\text {are }\ 1,\ 2  \text { and }\ 3§svg§600§FALSE§</svg:desc>
          <draw:polygon draw:style-name="gr2" draw:text-style-name="P6" draw:layer="layout" svg:width="5.22cm" svg:height="0.609cm" svg:x="16.373cm" svg:y="14.315cm" svg:viewBox="0 0 5221 610" draw:points="2610,610 0,610 0,0 5221,0 5221,610">
            <text:p/>
          </draw:polygon>
          <draw:path draw:style-name="gr3" draw:text-style-name="P7" draw:layer="layout" svg:width="0.349cm" svg:height="0.356cm" svg:x="16.366cm" svg:y="14.466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261cm" svg:height="0.342cm" svg:x="16.743cm" svg:y="14.47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7.045cm" svg:y="14.4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6cm" svg:height="0.516cm" svg:x="17.952cm" svg:y="14.29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091cm" svg:height="0.231cm" svg:x="18.336cm" svg:y="14.7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09cm" svg:height="0.516cm" svg:x="18.91cm" svg:y="14.29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349cm" svg:height="0.356cm" svg:x="19.549cm" svg:y="14.466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9.927cm" svg:y="14.47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20.358cm" svg:y="14.276cm" svg:viewBox="0 0 384 547" svg:d="M269 496v51l115-9v-24c-55 0-62-6-62-43v-471l-111 9v24c55 0 60 6 60 43v167c-23-27-56-48-98-48-92 0-173 76-173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7" draw:layer="layout" svg:width="0.321cm" svg:height="0.532cm" svg:x="21.309cm" svg:y="14.297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9" smil:attributeName="visibility" smil:to="visible"/>
                  <anim:animate smil:dur="0.5s" smil:fill="hold" smil:targetElement="id259" smil:attributeName="width" smil:values="width*0.05;width" smil:keyTimes="0;1"/>
                  <anim:animate smil:dur="0.5s" smil:fill="hold" smil:targetElement="id259" smil:attributeName="height" smil:values="height;height" smil:keyTimes="0;1"/>
                  <anim:animate smil:dur="0.5s" smil:fill="hold" smil:targetElement="id259" smil:attributeName="x" smil:values="x-.2;x" smil:keyTimes="0;1"/>
                  <anim:animate smil:dur="0.5s" smil:fill="hold" smil:targetElement="id259" smil:attributeName="y" smil:values="y;y" smil:keyTimes="0;1"/>
                  <anim:transitionFilter smil:dur="0.5s" smil:targetElement="id2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1+width/2;x" smil:keyTimes="0;1"/>
                  <anim:animate smil:dur="0.5s" smil:fill="hold" smil:targetElement="id26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1+width/2;x" smil:keyTimes="0;1"/>
                  <anim:animate smil:dur="0.5s" smil:fill="hold" smil:targetElement="id26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1+width/2;x" smil:keyTimes="0;1"/>
                  <anim:animate smil:dur="0.5s" smil:fill="hold" smil:targetElement="id26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8" smil:attributeName="visibility" smil:to="visible"/>
                  <anim:animate smil:dur="0.5s" smil:fill="hold" smil:targetElement="id268" smil:attributeName="width" smil:values="width*0.05;width" smil:keyTimes="0;1"/>
                  <anim:animate smil:dur="0.5s" smil:fill="hold" smil:targetElement="id268" smil:attributeName="height" smil:values="height;height" smil:keyTimes="0;1"/>
                  <anim:animate smil:dur="0.5s" smil:fill="hold" smil:targetElement="id268" smil:attributeName="x" smil:values="x-.2;x" smil:keyTimes="0;1"/>
                  <anim:animate smil:dur="0.5s" smil:fill="hold" smil:targetElement="id268" smil:attributeName="y" smil:values="y;y" smil:keyTimes="0;1"/>
                  <anim:transitionFilter smil:dur="0.5s" smil:targetElement="id2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1" smil:attributeName="visibility" smil:to="visible"/>
                  <anim:animate smil:dur="0.5s" smil:fill="hold" smil:targetElement="id271" smil:attributeName="width" smil:values="width*0.05;width" smil:keyTimes="0;1"/>
                  <anim:animate smil:dur="0.5s" smil:fill="hold" smil:targetElement="id271" smil:attributeName="height" smil:values="height;height" smil:keyTimes="0;1"/>
                  <anim:animate smil:dur="0.5s" smil:fill="hold" smil:targetElement="id271" smil:attributeName="x" smil:values="x-.2;x" smil:keyTimes="0;1"/>
                  <anim:animate smil:dur="0.5s" smil:fill="hold" smil:targetElement="id271" smil:attributeName="y" smil:values="y;y" smil:keyTimes="0;1"/>
                  <anim:transitionFilter smil:dur="0.5s" smil:targetElement="id27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2" smil:attributeName="visibility" smil:to="visible"/>
                  <anim:animate smil:dur="0.5s" smil:fill="hold" smil:targetElement="id272" smil:attributeName="width" smil:values="width*0.05;width" smil:keyTimes="0;1"/>
                  <anim:animate smil:dur="0.5s" smil:fill="hold" smil:targetElement="id272" smil:attributeName="height" smil:values="height;height" smil:keyTimes="0;1"/>
                  <anim:animate smil:dur="0.5s" smil:fill="hold" smil:targetElement="id272" smil:attributeName="x" smil:values="x-.2;x" smil:keyTimes="0;1"/>
                  <anim:animate smil:dur="0.5s" smil:fill="hold" smil:targetElement="id272" smil:attributeName="y" smil:values="y;y" smil:keyTimes="0;1"/>
                  <anim:transitionFilter smil:dur="0.5s" smil:targetElement="id27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9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273" draw:id="id273">
          <svg:title>TexMaths</svg:title>
          <svg:desc>22§display§\text {(5)}§svg§600§FALSE§</svg:desc>
          <draw:polygon draw:style-name="gr2" draw:text-style-name="P6" draw:layer="layout" svg:width="0.834cm" svg:height="0.696cm" svg:x="1.866cm" svg:y="0.919cm" svg:viewBox="0 0 835 697" draw:points="418,697 0,697 0,0 835,0 835,697">
            <text:p/>
          </draw:polygon>
          <draw:path draw:style-name="gr3" draw:text-style-name="P7" draw:layer="layout" svg:width="0.181cm" svg:height="0.773cm" svg:x="1.903cm" svg:y="0.8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32cm" svg:x="2.167cm" svg:y="0.945cm" svg:viewBox="0 0 310 533" svg:d="M310 361c0-92-63-171-148-171-37 0-70 12-99 40v-151c16 5 43 11 67 11 96 0 150-71 150-81 0-5-2-9-7-9-2 0-3 0-7 2-16 7-53 23-106 23-31 0-67-6-104-21-5-4-7-4-8-4-7 0-7 7-7 19v229c0 14 0 21 10 21 5 0 7-2 9-7 9-12 39-54 100-54 41 0 60 35 67 49 13 30 14 60 14 98 0 27 0 74-19 106-18 30-48 51-83 51-56 0-100-41-114-86 1 0 5 0 14 0 24 0 39-20 39-37 0-20-15-39-39-39-13 0-39 5-39 42 0 65 53 141 141 141 90 0 169-74 169-172z">
            <text:p/>
          </draw:path>
          <draw:path draw:style-name="gr3" draw:text-style-name="P7" draw:layer="layout" svg:width="0.181cm" svg:height="0.773cm" svg:x="2.56cm" svg:y="0.8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74" draw:id="id274">
          <svg:title>TexMaths</svg:title>
          <svg:desc>22§display§\text {The total cost of 3 T.V. sets and 2 V.C.R.s is Rs. 35000. Shop-keeper}§svg§600§FALSE§</svg:desc>
          <draw:polygon draw:style-name="gr2" draw:text-style-name="P6" draw:layer="layout" svg:width="23.662cm" svg:height="0.619cm" svg:x="3.081cm" svg:y="0.926cm" svg:viewBox="0 0 23663 620" draw:points="11832,620 0,620 0,0 23663,0 23663,620">
            <text:p/>
          </draw:polygon>
          <draw:path draw:style-name="gr3" draw:text-style-name="P7" draw:layer="layout" svg:width="0.502cm" svg:height="0.524cm" svg:x="3.07cm" svg:y="0.908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3.624cm" svg:y="0.89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052cm" svg:y="1.0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4.645cm" svg:y="0.95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4.953cm" svg:y="1.0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5.333cm" svg:y="0.95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5.652cm" svg:y="1.08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6.032cm" svg:y="0.89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95cm" svg:height="0.356cm" svg:x="6.505cm" svg:y="1.08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6.843cm" svg:y="1.08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234cm" svg:y="1.08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7.528cm" svg:y="0.95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4cm" svg:height="0.356cm" svg:x="8.093cm" svg:y="1.08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8.484cm" svg:y="0.887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21cm" svg:height="0.532cm" svg:x="8.985cm" svg:y="0.91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02cm" svg:height="0.524cm" svg:x="9.624cm" svg:y="0.908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083cm" svg:height="0.083cm" svg:x="10.223cm" svg:y="1.35cm" svg:viewBox="0 0 84 84" svg:d="M84 42c0-23-19-42-42-42s-42 19-42 42 19 42 42 42 42-19 42-42z">
            <text:p/>
          </draw:path>
          <draw:path draw:style-name="gr3" draw:text-style-name="P7" draw:layer="layout" svg:width="0.55cm" svg:height="0.546cm" svg:x="10.384cm" svg:y="0.905cm" svg:viewBox="0 0 551 547" svg:d="M466 76c11-28 32-51 85-51v-25c-23 2-55 2-74 2-25 0-69-2-90-2v25c41 0 58 21 58 38 0 6-3 11-5 16l-141 373-149-392c-4-11-4-12-4-14 0-21 44-21 63-21v-25c-28 2-81 2-110 2-37 0-71-2-99-2v25c51 0 65 0 76 28l179 477c7 14 11 17 20 17 14 0 15-3 19-15z">
            <text:p/>
          </draw:path>
          <draw:path draw:style-name="gr3" draw:text-style-name="P7" draw:layer="layout" svg:width="0.083cm" svg:height="0.083cm" svg:x="11.016cm" svg:y="1.35cm" svg:viewBox="0 0 84 84" svg:d="M84 42c0-23-19-42-42-42s-42 19-42 42 19 42 42 42 42-19 42-42z">
            <text:p/>
          </draw:path>
          <draw:path draw:style-name="gr3" draw:text-style-name="P7" draw:layer="layout" svg:width="0.254cm" svg:height="0.356cm" svg:x="11.448cm" svg:y="1.08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748cm" svg:y="1.0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12.086cm" svg:y="0.95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254cm" svg:height="0.356cm" svg:x="12.398cm" svg:y="1.08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2.966cm" svg:y="1.08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3.347cm" svg:y="1.09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3.778cm" svg:y="0.896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09cm" svg:height="0.516cm" svg:x="14.476cm" svg:y="0.91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5cm" svg:height="0.546cm" svg:x="15.098cm" svg:y="0.905cm" svg:viewBox="0 0 551 547" svg:d="M466 76c11-28 32-51 85-51v-25c-23 2-55 2-74 2-25 0-69-2-90-2v25c41 0 58 21 58 38 0 6-3 11-5 16l-141 373-148-392c-5-11-5-12-5-14 0-21 44-21 63-21v-25c-28 2-81 2-110 2-37 0-71-2-99-2v25c51 0 65 0 76 28l179 477c7 14 11 17 20 17 14 0 15-3 19-15z">
            <text:p/>
          </draw:path>
          <draw:path draw:style-name="gr3" draw:text-style-name="P7" draw:layer="layout" svg:width="0.083cm" svg:height="0.083cm" svg:x="15.73cm" svg:y="1.35cm" svg:viewBox="0 0 84 84" svg:d="M84 42c0-23-19-42-42-42s-42 19-42 42 19 42 42 42 42-19 42-42z">
            <text:p/>
          </draw:path>
          <draw:path draw:style-name="gr3" draw:text-style-name="P7" draw:layer="layout" svg:width="0.472cm" svg:height="0.562cm" svg:x="15.92cm" svg:y="0.887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083cm" svg:height="0.083cm" svg:x="16.502cm" svg:y="1.35cm" svg:viewBox="0 0 84 84" svg:d="M84 42c0-23-19-42-42-42s-42 19-42 42 19 42 42 42 42-19 42-42z">
            <text:p/>
          </draw:path>
          <draw:path draw:style-name="gr3" draw:text-style-name="P7" draw:layer="layout" svg:width="0.539cm" svg:height="0.546cm" svg:x="16.678cm" svg:y="0.905cm" svg:viewBox="0 0 540 547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083cm" svg:height="0.083cm" svg:x="17.285cm" svg:y="1.35cm" svg:viewBox="0 0 84 84" svg:d="M84 42c0-23-19-42-42-42s-42 19-42 42 19 42 42 42 42-19 42-42z">
            <text:p/>
          </draw:path>
          <draw:path draw:style-name="gr3" draw:text-style-name="P7" draw:layer="layout" svg:width="0.254cm" svg:height="0.356cm" svg:x="17.46cm" svg:y="1.08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023cm" svg:y="0.91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8.238cm" svg:y="1.08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18.801cm" svg:y="0.905cm" svg:viewBox="0 0 540 547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254cm" svg:height="0.356cm" svg:x="19.369cm" svg:y="1.08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19.716cm" svg:y="1.35cm" svg:viewBox="0 0 84 84" svg:d="M84 42c0-23-19-42-42-42s-42 19-42 42 19 42 42 42 42-19 42-42z">
            <text:p/>
          </draw:path>
          <draw:path draw:style-name="gr3" draw:text-style-name="P7" draw:layer="layout" svg:width="0.321cm" svg:height="0.532cm" svg:x="20.239cm" svg:y="0.91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09cm" svg:height="0.532cm" svg:x="20.633cm" svg:y="0.91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26cm" svg:height="0.532cm" svg:x="21.011cm" svg:y="0.917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21.397cm" svg:y="0.917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21.784cm" svg:y="0.917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083cm" svg:height="0.083cm" svg:x="22.206cm" svg:y="1.35cm" svg:viewBox="0 0 84 84" svg:d="M84 42c0-23-19-42-42-42s-42 19-42 42 19 42 42 42 42-19 42-42z">
            <text:p/>
          </draw:path>
          <draw:path draw:style-name="gr3" draw:text-style-name="P7" draw:layer="layout" svg:width="0.344cm" svg:height="0.562cm" svg:x="22.741cm" svg:y="0.887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7" draw:layer="layout" svg:width="0.39cm" svg:height="0.538cm" svg:x="23.153cm" svg:y="0.89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44cm" svg:height="0.356cm" svg:x="23.579cm" svg:y="1.08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83cm" svg:height="0.492cm" svg:x="23.966cm" svg:y="1.09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olygon draw:style-name="gr3" draw:text-style-name="P7" draw:layer="layout" svg:width="0.205cm" svg:height="0.045cm" svg:x="24.382cm" svg:y="1.243cm" svg:viewBox="0 0 206 46" draw:points="206,46 206,0 0,0 0,46">
            <text:p/>
          </draw:polygon>
          <draw:path draw:style-name="gr3" draw:text-style-name="P7" draw:layer="layout" svg:width="0.374cm" svg:height="0.538cm" svg:x="24.653cm" svg:y="0.896cm" svg:viewBox="0 0 375 539" svg:d="M60 479c0 35-7 35-60 35v25c26-2 62-2 84-2 23 0 55 0 87 2v-25c-53 0-62 0-62-35v-79l49-43c60 81 94 125 94 139s-13 18-28 18v25c21-2 68-2 84-2 23 0 44 0 67 2v-25c-28 0-46 0-76-41l-98-139c0-1-4-7-4-8 0-4 55-50 62-57 49-38 82-40 98-40v-25c-23 2-33 2-54 2-28 0-76-2-87-2v25c15 0 23 9 23 19 0 14-12 25-17 30l-109 95v-373l-113 9v24c55 0 60 6 60 43z">
            <text:p/>
          </draw:path>
          <draw:path draw:style-name="gr3" draw:text-style-name="P7" draw:layer="layout" svg:width="0.3cm" svg:height="0.356cm" svg:x="25.04cm" svg:y="1.0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25.383cm" svg:y="1.0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25.726cm" svg:y="1.09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26.179cm" svg:y="1.0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6.522cm" svg:y="1.091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</draw:g>
        <draw:g xml:id="id275" draw:id="id275">
          <svg:title>TexMaths</svg:title>
          <svg:desc>22§display§\text {wants profit of 1000 per television and Rs. 500 per V.C.R. He can sell }§svg§600§FALSE§</svg:desc>
          <draw:polygon draw:style-name="gr2" draw:text-style-name="P6" draw:layer="layout" svg:width="23.663cm" svg:height="0.619cm" svg:x="3.093cm" svg:y="1.924cm" svg:viewBox="0 0 23664 620" draw:points="11833,620 0,620 0,0 23664,0 23664,620">
            <text:p/>
          </draw:polygon>
          <draw:path draw:style-name="gr3" draw:text-style-name="P7" draw:layer="layout" svg:width="0.531cm" svg:height="0.342cm" svg:x="3.068cm" svg:y="2.096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349cm" svg:height="0.356cm" svg:x="3.624cm" svg:y="2.08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4.003cm" svg:y="2.08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4.4cm" svg:y="1.95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254cm" svg:height="0.356cm" svg:x="4.712cm" svg:y="2.08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3cm" svg:height="0.492cm" svg:x="5.27cm" svg:y="2.089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261cm" svg:height="0.342cm" svg:x="5.701cm" svg:y="2.08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4cm" svg:height="0.356cm" svg:x="6.004cm" svg:y="2.08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88cm" svg:height="0.546cm" svg:x="6.389cm" svg:y="1.885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0 0 58 2 86 3v-24c-51 0-59 0-59-35v-252z">
            <text:p/>
          </draw:path>
          <draw:path draw:style-name="gr3" draw:text-style-name="P7" draw:layer="layout" svg:width="0.242cm" svg:height="0.485cm" svg:x="6.812cm" svg:y="1.95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4cm" svg:height="0.356cm" svg:x="7.378cm" svg:y="2.08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7.769cm" svg:y="1.885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7" draw:layer="layout" svg:width="0.256cm" svg:height="0.516cm" svg:x="8.306cm" svg:y="1.91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8.654cm" svg:y="1.91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9.04cm" svg:y="1.91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9.427cm" svg:y="1.91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83cm" svg:height="0.492cm" svg:x="10.062cm" svg:y="2.089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0.513cm" svg:y="2.08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0.858cm" svg:y="2.089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42cm" svg:height="0.485cm" svg:x="11.411cm" svg:y="1.95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11.719cm" svg:y="2.08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8cm" svg:x="12.065cm" svg:y="1.89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6cm" svg:x="12.277cm" svg:y="2.08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79cm" svg:height="0.342cm" svg:x="12.615cm" svg:y="2.096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7" draw:layer="layout" svg:width="0.166cm" svg:height="0.518cm" svg:x="13.033cm" svg:y="1.91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3.248cm" svg:y="2.08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553cm" svg:y="1.91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3.764cm" svg:y="2.08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4.153cm" svg:y="2.08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14.848cm" svg:y="2.08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5.226cm" svg:y="2.08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5.658cm" svg:y="1.894cm" svg:viewBox="0 0 384 547" svg:d="M269 496v51l115-8v-25c-55 0-62-5-62-42v-472l-111 9v24c55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539cm" svg:height="0.546cm" svg:x="16.346cm" svg:y="1.903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8-12-9 0-9 7-11 12-4 55-32 69-51 69-39 0-44-39-55-111l-10-63c-14-50-51-74-95-90z">
            <text:p/>
          </draw:path>
          <draw:path draw:style-name="gr3" draw:text-style-name="P7" draw:layer="layout" svg:width="0.254cm" svg:height="0.356cm" svg:x="16.914cm" svg:y="2.08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17.259cm" svg:y="2.348cm" svg:viewBox="0 0 84 84" svg:d="M84 42c0-23-19-42-42-42s-42 19-42 42 19 42 42 42 42-19 42-42z">
            <text:p/>
          </draw:path>
          <draw:path draw:style-name="gr3" draw:text-style-name="P7" draw:layer="layout" svg:width="0.309cm" svg:height="0.532cm" svg:x="17.791cm" svg:y="1.91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26cm" svg:height="0.532cm" svg:x="18.169cm" svg:y="1.91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8.555cm" svg:y="1.91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83cm" svg:height="0.492cm" svg:x="19.192cm" svg:y="2.089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9.642cm" svg:y="2.08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9.986cm" svg:y="2.08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55cm" svg:height="0.546cm" svg:x="20.54cm" svg:y="1.903cm" svg:viewBox="0 0 551 547" svg:d="M466 76c11-28 32-51 85-51v-25c-23 2-55 2-74 2-25 0-69-2-90-2v25c41 0 58 21 58 38 0 6-3 11-5 16l-141 373-149-392c-4-11-4-12-4-14 0-21 44-21 63-21v-25c-28 2-81 2-110 2-37 0-71-2-99-2v25c51 0 65 0 76 28l179 477c7 14 11 17 20 17 14 0 15-3 19-15z">
            <text:p/>
          </draw:path>
          <draw:path draw:style-name="gr3" draw:text-style-name="P7" draw:layer="layout" svg:width="0.083cm" svg:height="0.083cm" svg:x="21.172cm" svg:y="2.348cm" svg:viewBox="0 0 84 84" svg:d="M84 42c0-23-19-42-42-42s-42 19-42 42 19 42 42 42 42-19 42-42z">
            <text:p/>
          </draw:path>
          <draw:path draw:style-name="gr3" draw:text-style-name="P7" draw:layer="layout" svg:width="0.472cm" svg:height="0.562cm" svg:x="21.362cm" svg:y="1.885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083cm" svg:height="0.083cm" svg:x="21.945cm" svg:y="2.348cm" svg:viewBox="0 0 84 84" svg:d="M84 42c0-23-19-42-42-42s-42 19-42 42 19 42 42 42 42-19 42-42z">
            <text:p/>
          </draw:path>
          <draw:path draw:style-name="gr3" draw:text-style-name="P7" draw:layer="layout" svg:width="0.539cm" svg:height="0.546cm" svg:x="22.121cm" svg:y="1.903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083cm" svg:height="0.083cm" svg:x="22.728cm" svg:y="2.348cm" svg:viewBox="0 0 84 84" svg:d="M84 42c0-23-19-42-42-42s-42 19-42 42 19 42 42 42 42-19 42-42z">
            <text:p/>
          </draw:path>
          <draw:path draw:style-name="gr3" draw:text-style-name="P7" draw:layer="layout" svg:width="0.529cm" svg:height="0.529cm" svg:x="23.161cm" svg:y="1.903cm" svg:viewBox="0 0 530 530" svg:d="M451 60c0-27 1-35 59-35h20v-25c-27 2-85 2-115 2s-88 0-114-2v25h19c60 0 60 8 60 35v183h-230v-183c0-27 1-35 59-35h20v-25c-27 2-85 2-115 2s-88 0-114-2v25h19c60 0 60 8 60 35v410c0 28 0 35-60 35h-19v25c26-2 84-2 114-2s88 0 115 2v-25h-20c-58 0-59-7-59-35v-204h230v204c0 28 0 35-60 35h-19v25c26-2 84-2 114-2s88 0 115 2v-25h-20c-58 0-59-7-59-35z">
            <text:p/>
          </draw:path>
          <draw:path draw:style-name="gr3" draw:text-style-name="P7" draw:layer="layout" svg:width="0.3cm" svg:height="0.356cm" svg:x="23.736cm" svg:y="2.08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24.342cm" svg:y="2.08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9cm" svg:height="0.356cm" svg:x="24.692cm" svg:y="2.084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25.07cm" svg:y="2.08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25.759cm" svg:y="2.08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26.06cm" svg:y="2.08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8cm" svg:x="26.408cm" svg:y="1.89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26.623cm" svg:y="1.894cm" svg:viewBox="0 0 174 539" svg:d="M113 0l-113 9v24c55 0 62 6 62 43v403c0 35-9 35-62 35v25c26-2 67-2 86-2 20 0 58 0 88 2v-25c-53 0-61 0-61-35z">
            <text:p/>
          </draw:path>
        </draw:g>
        <draw:g xml:id="id276" draw:id="id276">
          <svg:title>TexMaths</svg:title>
          <svg:desc>22§display§\text {2 T. V. sets and 1 V.C.R. and get the total revenue as Rs. 21,500.}§svg§600§FALSE§</svg:desc>
          <draw:polygon draw:style-name="gr2" draw:text-style-name="P6" draw:layer="layout" svg:width="22.386cm" svg:height="0.628cm" svg:x="3.069cm" svg:y="2.918cm" svg:viewBox="0 0 22387 629" draw:points="11194,629 0,629 0,0 22387,0 22387,629">
            <text:p/>
          </draw:polygon>
          <draw:path draw:style-name="gr3" draw:text-style-name="P7" draw:layer="layout" svg:width="0.309cm" svg:height="0.517cm" svg:x="3.069cm" svg:y="2.90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02cm" svg:height="0.524cm" svg:x="3.703cm" svg:y="2.9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083cm" svg:height="0.084cm" svg:x="4.299cm" svg:y="3.342cm" svg:viewBox="0 0 84 85" svg:d="M84 42c0-23-19-42-42-42s-42 19-42 42 19 43 42 43 42-20 42-43z">
            <text:p/>
          </draw:path>
          <draw:path draw:style-name="gr3" draw:text-style-name="P7" draw:layer="layout" svg:width="0.55cm" svg:height="0.547cm" svg:x="4.72cm" svg:y="2.897cm" svg:viewBox="0 0 551 548" svg:d="M466 76c11-28 32-51 85-51v-25c-23 2-55 2-74 2-25 0-69-2-90-2v25c41 0 58 21 58 38 0 6-3 11-5 16l-141 374-149-393c-4-11-4-12-4-14 0-21 44-21 63-21v-25c-28 2-81 2-110 2-37 0-71-2-99-2v25c51 0 65 0 76 28l179 477c7 14 11 18 20 18 14 0 15-4 19-16z">
            <text:p/>
          </draw:path>
          <draw:path draw:style-name="gr3" draw:text-style-name="P7" draw:layer="layout" svg:width="0.083cm" svg:height="0.084cm" svg:x="5.352cm" svg:y="3.342cm" svg:viewBox="0 0 84 85" svg:d="M84 42c0-23-19-42-42-42s-42 19-42 42 19 43 42 43 42-20 42-43z">
            <text:p/>
          </draw:path>
          <draw:path draw:style-name="gr3" draw:text-style-name="P7" draw:layer="layout" svg:width="0.254cm" svg:height="0.357cm" svg:x="5.783cm" svg:y="3.07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6.084cm" svg:y="3.0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6.422cm" svg:y="2.94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254cm" svg:height="0.357cm" svg:x="6.733cm" svg:y="3.07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7cm" svg:x="7.302cm" svg:y="3.078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7.682cm" svg:y="3.08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8.113cm" svg:y="2.888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256cm" svg:height="0.517cm" svg:x="8.842cm" svg:y="2.90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5cm" svg:height="0.547cm" svg:x="9.433cm" svg:y="2.897cm" svg:viewBox="0 0 551 548" svg:d="M466 76c11-28 32-51 85-51v-25c-23 2-55 2-74 2-25 0-69-2-90-2v25c41 0 58 21 58 38 0 6-3 11-5 16l-141 374-148-393c-5-11-5-12-5-14 0-21 44-21 63-21v-25c-28 2-81 2-110 2-37 0-71-2-99-2v25c51 0 65 0 76 28l179 477c7 14 11 18 20 18 14 0 15-4 19-16z">
            <text:p/>
          </draw:path>
          <draw:path draw:style-name="gr3" draw:text-style-name="P7" draw:layer="layout" svg:width="0.083cm" svg:height="0.084cm" svg:x="10.065cm" svg:y="3.342cm" svg:viewBox="0 0 84 85" svg:d="M84 42c0-23-19-42-42-42s-42 19-42 42 19 43 42 43 42-20 42-43z">
            <text:p/>
          </draw:path>
          <draw:path draw:style-name="gr3" draw:text-style-name="P7" draw:layer="layout" svg:width="0.472cm" svg:height="0.563cm" svg:x="10.255cm" svg:y="2.879cm" svg:viewBox="0 0 473 564" svg:d="M0 282c0 160 125 282 269 282 127 0 204-108 204-198 0-7 0-12-10-12-9 0-9 4-9 12-7 111-90 175-174 175-48 0-201-27-201-259 0-231 152-257 199-257 85 0 155 70 169 183 2 10 2 14 12 14 14 0 14-4 14-19v-184c0-14 0-19-8-19-4 0-7 0-13 9l-38 58c-30-28-69-67-145-67-144 0-269 123-269 282z">
            <text:p/>
          </draw:path>
          <draw:path draw:style-name="gr3" draw:text-style-name="P7" draw:layer="layout" svg:width="0.083cm" svg:height="0.084cm" svg:x="10.838cm" svg:y="3.342cm" svg:viewBox="0 0 84 85" svg:d="M84 42c0-23-19-42-42-42s-42 19-42 42 19 43 42 43 42-20 42-43z">
            <text:p/>
          </draw:path>
          <draw:path draw:style-name="gr3" draw:text-style-name="P7" draw:layer="layout" svg:width="0.539cm" svg:height="0.547cm" svg:x="11.014cm" svg:y="2.897cm" svg:viewBox="0 0 540 548" svg:d="M146 255v-200c0-18 0-27 18-29 7-1 30-1 45-1 71 0 157 1 157 114 0 55-19 116-134 116zM310 266c75-18 135-65 135-127 0-74-88-139-202-139h-243v25h19c60 0 60 8 60 35v410c0 28 0 35-60 35h-19v25c28-2 83-2 113-2s86 0 114 2v-25h-19c-60 0-62-7-62-35v-197h90c12 0 46 0 72 26 30 29 30 53 30 104s0 81 32 111c31 28 74 34 96 34 62 0 74-64 74-87 0-3 0-12-10-12-7 0-7 7-9 12-4 55-32 69-51 69-39 0-44-39-55-111l-10-63c-14-50-51-74-95-90z">
            <text:p/>
          </draw:path>
          <draw:path draw:style-name="gr3" draw:text-style-name="P7" draw:layer="layout" svg:width="0.083cm" svg:height="0.084cm" svg:x="11.621cm" svg:y="3.342cm" svg:viewBox="0 0 84 85" svg:d="M84 42c0-23-19-42-42-42s-42 19-42 42 19 43 42 43 42-20 42-43z">
            <text:p/>
          </draw:path>
          <draw:path draw:style-name="gr3" draw:text-style-name="P7" draw:layer="layout" svg:width="0.349cm" svg:height="0.357cm" svg:x="12.06cm" svg:y="3.078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39cm" svg:height="0.342cm" svg:x="12.44cm" svg:y="3.08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2.871cm" svg:y="2.888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55cm" svg:height="0.512cm" svg:x="13.554cm" svg:y="3.074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3.939cm" svg:y="3.0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14.277cm" svg:y="2.94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242cm" svg:height="0.485cm" svg:x="14.835cm" svg:y="2.94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15.145cm" svg:y="2.888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15.573cm" svg:y="3.0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16.166cm" svg:y="2.94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4cm" svg:height="0.357cm" svg:x="16.474cm" svg:y="3.07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16.854cm" svg:y="2.94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7cm" svg:x="17.173cm" svg:y="3.0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173cm" svg:height="0.538cm" svg:x="17.553cm" svg:y="2.8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61cm" svg:height="0.342cm" svg:x="18.021cm" svg:y="3.083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7cm" svg:x="18.324cm" svg:y="3.0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79cm" svg:height="0.342cm" svg:x="18.66cm" svg:y="3.09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7cm" svg:x="19.054cm" svg:y="3.0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19.401cm" svg:y="3.08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19.809cm" svg:y="3.083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cm" svg:height="0.357cm" svg:x="20.235cm" svg:y="3.0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49cm" svg:height="0.357cm" svg:x="20.848cm" svg:y="3.0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54cm" svg:height="0.357cm" svg:x="21.228cm" svg:y="3.07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7cm" svg:x="21.791cm" svg:y="2.897cm" svg:viewBox="0 0 540 548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9 30 53 30 104s0 81 32 111c31 28 74 34 96 34 62 0 74-64 74-87 0-3 0-12-8-12-9 0-9 7-11 12-4 55-32 69-51 69-39 0-44-39-55-111l-10-63c-14-50-51-74-95-90z">
            <text:p/>
          </draw:path>
          <draw:path draw:style-name="gr3" draw:text-style-name="P7" draw:layer="layout" svg:width="0.254cm" svg:height="0.357cm" svg:x="22.36cm" svg:y="3.07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22.705cm" svg:y="3.342cm" svg:viewBox="0 0 84 85" svg:d="M84 42c0-23-19-42-42-42s-42 19-42 42 19 43 42 43 42-20 42-43z">
            <text:p/>
          </draw:path>
          <draw:path draw:style-name="gr3" draw:text-style-name="P7" draw:layer="layout" svg:width="0.309cm" svg:height="0.517cm" svg:x="23.236cm" svg:y="2.90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6cm" svg:height="0.517cm" svg:x="23.653cm" svg:y="2.90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091cm" svg:height="0.231cm" svg:x="24.037cm" svg:y="3.342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309cm" svg:height="0.533cm" svg:x="24.223cm" svg:y="2.909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2-83 52-56 0-100-41-114-87 1 0 5 0 14 0 24 0 38-19 38-37 0-19-14-39-38-39-13 0-39 6-39 43 0 65 55 141 141 141 90 0 169-74 169-173z">
            <text:p/>
          </draw:path>
          <draw:path draw:style-name="gr3" draw:text-style-name="P7" draw:layer="layout" svg:width="0.326cm" svg:height="0.533cm" svg:x="24.602cm" svg:y="2.909cm" svg:viewBox="0 0 327 534" svg:d="M327 269c0-63-3-125-31-183-36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  <draw:path draw:style-name="gr3" draw:text-style-name="P7" draw:layer="layout" svg:width="0.326cm" svg:height="0.533cm" svg:x="24.989cm" svg:y="2.909cm" svg:viewBox="0 0 327 534" svg:d="M327 269c0-63-3-125-31-183-36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  <draw:path draw:style-name="gr3" draw:text-style-name="P7" draw:layer="layout" svg:width="0.083cm" svg:height="0.084cm" svg:x="25.412cm" svg:y="3.342cm" svg:viewBox="0 0 84 85" svg:d="M84 42c0-23-19-42-42-42s-42 19-42 42 19 43 42 43 42-20 42-43z">
            <text:p/>
          </draw:path>
        </draw:g>
        <draw:g xml:id="id277" draw:id="id277">
          <svg:title>TexMaths</svg:title>
          <svg:desc>22§display§\text {Find the cost price and the selling price of a T.V. sets and a V.C.R.}§svg§600§FALSE§</svg:desc>
          <draw:polygon draw:style-name="gr2" draw:text-style-name="P6" draw:layer="layout" svg:width="22.967cm" svg:height="0.628cm" svg:x="3.079cm" svg:y="4.018cm" svg:viewBox="0 0 22968 629" draw:points="11484,629 0,629 0,0 22968,0 22968,629">
            <text:p/>
          </draw:polygon>
          <draw:path draw:style-name="gr3" draw:text-style-name="P7" draw:layer="layout" svg:width="0.446cm" svg:height="0.527cm" svg:x="3.065cm" svg:y="3.998cm" svg:viewBox="0 0 447 528" svg:d="M426 0h-426v25h19c60 0 60 8 60 35v407c0 28 0 37-60 37h-19v24c26-3 88-3 118-3 32 0 102 0 130 3v-24h-24c-74 0-74-11-74-37v-192h66c74 0 81 26 81 91h20v-206h-20c0 65-7 92-81 92h-66v-197c0-25 1-30 37-30h93c116 0 135 42 148 149h19z">
            <text:p/>
          </draw:path>
          <draw:path draw:style-name="gr3" draw:text-style-name="P7" draw:layer="layout" svg:width="0.166cm" svg:height="0.519cm" svg:x="3.57cm" svg:y="4.00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3.785cm" svg:y="4.18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4.216cm" svg:y="3.988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242cm" svg:height="0.485cm" svg:x="4.892cm" svg:y="4.04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5.202cm" svg:y="3.988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5.629cm" svg:y="4.1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95cm" svg:height="0.357cm" svg:x="6.235cm" svg:y="4.178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6.575cm" svg:y="4.17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4cm" svg:height="0.357cm" svg:x="6.963cm" svg:y="4.17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7.259cm" svg:y="4.04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3cm" svg:height="0.492cm" svg:x="7.824cm" svg:y="4.183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7" draw:layer="layout" svg:width="0.261cm" svg:height="0.342cm" svg:x="8.254cm" svg:y="4.183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8.56cm" svg:y="4.00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95cm" svg:height="0.357cm" svg:x="8.776cm" svg:y="4.178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9.114cm" svg:y="4.1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49cm" svg:height="0.357cm" svg:x="9.727cm" svg:y="4.1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0.105cm" svg:y="4.18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0.536cm" svg:y="3.988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242cm" svg:height="0.485cm" svg:x="11.212cm" svg:y="4.04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11.524cm" svg:y="3.988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11.95cm" svg:y="4.1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12.555cm" svg:y="4.17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12.856cm" svg:y="4.1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173cm" svg:height="0.538cm" svg:x="13.205cm" svg:y="3.9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13.419cm" svg:y="3.9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13.634cm" svg:y="4.00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3.847cm" svg:y="4.18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14.275cm" svg:y="4.174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3cm" svg:height="0.492cm" svg:x="14.919cm" svg:y="4.183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7" draw:layer="layout" svg:width="0.261cm" svg:height="0.342cm" svg:x="15.348cm" svg:y="4.183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5.655cm" svg:y="4.00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95cm" svg:height="0.357cm" svg:x="15.869cm" svg:y="4.178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16.209cm" svg:y="4.1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44cm" svg:height="0.357cm" svg:x="16.811cm" svg:y="4.17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1cm" svg:height="0.547cm" svg:x="17.202cm" svg:y="3.979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9cm" svg:height="0.357cm" svg:x="17.701cm" svg:y="4.1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502cm" svg:height="0.524cm" svg:x="18.342cm" svg:y="4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083cm" svg:height="0.084cm" svg:x="18.939cm" svg:y="4.442cm" svg:viewBox="0 0 84 85" svg:d="M84 42c0-23-19-42-42-42s-42 19-42 42 19 43 42 43 42-20 42-43z">
            <text:p/>
          </draw:path>
          <draw:path draw:style-name="gr3" draw:text-style-name="P7" draw:layer="layout" svg:width="0.55cm" svg:height="0.547cm" svg:x="19.102cm" svg:y="3.997cm" svg:viewBox="0 0 551 548" svg:d="M466 76c11-28 32-51 85-51v-25c-23 2-55 2-74 2-25 0-69-2-90-2v25c41 0 58 21 58 38 0 6-3 11-5 16l-141 374-149-393c-4-11-4-12-4-14 0-21 44-21 63-21v-25c-28 2-81 2-110 2-37 0-71-2-99-2v25c51 0 65 0 76 28l179 477c7 14 11 18 20 18 14 0 15-4 19-16z">
            <text:p/>
          </draw:path>
          <draw:path draw:style-name="gr3" draw:text-style-name="P7" draw:layer="layout" svg:width="0.083cm" svg:height="0.084cm" svg:x="19.734cm" svg:y="4.442cm" svg:viewBox="0 0 84 85" svg:d="M84 42c0-23-19-42-42-42s-42 19-42 42 19 43 42 43 42-20 42-43z">
            <text:p/>
          </draw:path>
          <draw:path draw:style-name="gr3" draw:text-style-name="P7" draw:layer="layout" svg:width="0.254cm" svg:height="0.357cm" svg:x="20.165cm" svg:y="4.17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20.466cm" svg:y="4.1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20.803cm" svg:y="4.04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254cm" svg:height="0.357cm" svg:x="21.114cm" svg:y="4.17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7cm" svg:x="21.684cm" svg:y="4.1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22.063cm" svg:y="4.18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22.494cm" svg:y="3.988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49cm" svg:height="0.357cm" svg:x="23.187cm" svg:y="4.178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55cm" svg:height="0.547cm" svg:x="23.814cm" svg:y="3.997cm" svg:viewBox="0 0 551 548" svg:d="M466 76c11-28 32-51 85-51v-25c-23 2-55 2-74 2-25 0-69-2-90-2v25c41 0 58 21 58 38 0 6-3 11-5 16l-141 374-148-393c-5-11-5-12-5-14 0-21 44-21 63-21v-25c-28 2-81 2-110 2-37 0-71-2-99-2v25c51 0 65 0 76 28l179 477c7 14 11 18 20 18 14 0 15-4 19-16z">
            <text:p/>
          </draw:path>
          <draw:path draw:style-name="gr3" draw:text-style-name="P7" draw:layer="layout" svg:width="0.083cm" svg:height="0.084cm" svg:x="24.446cm" svg:y="4.442cm" svg:viewBox="0 0 84 85" svg:d="M84 42c0-23-19-42-42-42s-42 19-42 42 19 43 42 43 42-20 42-43z">
            <text:p/>
          </draw:path>
          <draw:path draw:style-name="gr3" draw:text-style-name="P7" draw:layer="layout" svg:width="0.472cm" svg:height="0.563cm" svg:x="24.638cm" svg:y="3.979cm" svg:viewBox="0 0 473 564" svg:d="M0 282c0 160 125 282 269 282 127 0 204-108 204-198 0-7 0-12-10-12-9 0-9 4-9 12-7 111-90 175-174 175-48 0-201-27-201-259 0-231 152-257 199-257 85 0 155 70 169 183 2 10 2 14 12 14 14 0 14-4 14-19v-184c0-14 0-19-8-19-4 0-7 0-13 9l-38 58c-30-28-69-67-145-67-144 0-269 123-269 282z">
            <text:p/>
          </draw:path>
          <draw:path draw:style-name="gr3" draw:text-style-name="P7" draw:layer="layout" svg:width="0.083cm" svg:height="0.084cm" svg:x="25.219cm" svg:y="4.442cm" svg:viewBox="0 0 84 85" svg:d="M84 42c0-23-19-42-42-42s-42 19-42 42 19 43 42 43 42-20 42-43z">
            <text:p/>
          </draw:path>
          <draw:path draw:style-name="gr3" draw:text-style-name="P7" draw:layer="layout" svg:width="0.539cm" svg:height="0.547cm" svg:x="25.395cm" svg:y="3.997cm" svg:viewBox="0 0 540 548" svg:d="M146 255v-200c0-18 0-27 18-29 7-1 30-1 45-1 71 0 157 1 157 114 0 55-19 116-134 116zM310 266c75-18 135-65 135-127 0-74-88-139-202-139h-243v25h19c60 0 60 8 60 35v410c0 28 0 35-60 35h-19v25c28-2 83-2 113-2s86 0 114 2v-25h-19c-60 0-62-7-62-35v-197h90c12 0 46 0 72 26 30 29 30 53 30 104s0 81 32 111c31 28 74 34 96 34 62 0 74-64 74-87 0-3 0-12-10-12-7 0-7 7-9 12-4 55-32 69-51 69-39 0-44-39-55-111l-10-63c-14-50-51-74-95-90z">
            <text:p/>
          </draw:path>
          <draw:path draw:style-name="gr3" draw:text-style-name="P7" draw:layer="layout" svg:width="0.083cm" svg:height="0.084cm" svg:x="26.004cm" svg:y="4.442cm" svg:viewBox="0 0 84 85" svg:d="M84 42c0-23-19-42-42-42s-42 19-42 42 19 43 42 43 42-20 42-43z">
            <text:p/>
          </draw:path>
        </draw:g>
        <draw:g xml:id="id279" draw:id="id279">
          <svg:title>TexMaths</svg:title>
          <svg:desc>22§display§\text {Solution : }§svg§600§FALSE§</svg:desc>
          <draw:polygon draw:style-name="gr2" draw:text-style-name="P6" draw:layer="layout" svg:width="3.123cm" svg:height="0.485cm" svg:x="2.139cm" svg:y="6.066cm" svg:viewBox="0 0 3124 486" draw:points="1562,486 0,486 0,0 3124,0 3124,486">
            <text:p/>
          </draw:polygon>
          <draw:path draw:style-name="gr3" draw:text-style-name="P7" draw:layer="layout" svg:width="0.344cm" svg:height="0.562cm" svg:x="2.144cm" svg:y="6.027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2.551cm" svg:y="6.226cm" svg:viewBox="0 0 345 357" svg:d="M345 181c0-98-79-181-172-181-97 0-173 84-173 181 0 100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7" draw:layer="layout" svg:width="0.173cm" svg:height="0.537cm" svg:x="2.942cm" svg:y="6.036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9cm" svg:height="0.351cm" svg:x="3.157cm" svg:y="6.231cm" svg:viewBox="0 0 391 352" svg:d="M278 282v70l113-9v-25c-55 0-60-5-60-42v-276l-114 9v24c54 0 59 6 59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3.576cm" svg:y="6.097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7" draw:layer="layout" svg:width="0.166cm" svg:height="0.518cm" svg:x="3.887cm" svg:y="6.05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4.099cm" svg:y="6.226cm" svg:viewBox="0 0 345 357" svg:d="M345 181c0-98-79-181-172-181-97 0-173 84-173 181 0 100 81 176 173 176 93 0 172-77 172-176zM173 338c-34 0-67-18-88-53-20-33-20-81-20-109 0-30 0-72 18-107 21-36 58-51 90-51 33 0 66 15 88 49 19 33 19 79 19 109 0 28 0 70-18 104-16 35-51 58-89 58z">
            <text:p/>
          </draw:path>
          <draw:path draw:style-name="gr3" draw:text-style-name="P7" draw:layer="layout" svg:width="0.39cm" svg:height="0.342cm" svg:x="4.488cm" svg:y="6.23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084cm" svg:height="0.333cm" svg:x="5.218cm" svg:y="6.238cm" svg:viewBox="0 0 85 334" svg:d="M85 40c0-21-20-40-43-40s-42 19-42 40c0 23 19 43 42 43s43-20 43-43zM85 294c0-23-20-41-43-41s-42 18-42 41 19 40 42 40 43-17 43-40z">
            <text:p/>
          </draw:path>
        </draw:g>
        <draw:g xml:id="id280" draw:id="id280">
          <svg:title>TexMaths</svg:title>
          <svg:desc>22§display§\text {Let the cost of each T.V. and V.C.R. be Rs.} x  \text { and Rs.} y \text { respectively.} §svg§600§FALSE§</svg:desc>
          <draw:polygon draw:style-name="gr2" draw:text-style-name="P6" draw:layer="layout" svg:width="22.934cm" svg:height="0.628cm" svg:x="3.056cm" svg:y="6.966cm" svg:viewBox="0 0 22935 629" draw:points="11467,629 0,629 0,0 22935,0 22935,629">
            <text:p/>
          </draw:polygon>
          <draw:path draw:style-name="gr3" draw:text-style-name="P7" draw:layer="layout" svg:width="0.425cm" svg:height="0.529cm" svg:x="3.042cm" svg:y="6.945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7" draw:layer="layout" svg:width="0.3cm" svg:height="0.356cm" svg:x="3.522cm" svg:y="7.1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3.859cm" svg:y="6.99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244cm" svg:height="0.485cm" svg:x="4.417cm" svg:y="6.99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4.728cm" svg:y="6.93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5.154cm" svg:y="7.1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5.761cm" svg:y="7.126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6.099cm" svg:y="7.126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6.49cm" svg:y="7.1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6.784cm" svg:y="6.99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4cm" svg:height="0.356cm" svg:x="7.351cm" svg:y="7.126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7cm" svg:x="7.74cm" svg:y="6.927cm" svg:viewBox="0 0 252 548" svg:d="M111 213v-90c0-68 37-105 72-105 2 0 14 0 25 5-9 3-23 12-23 32 0 17 12 33 33 33 23 0 34-16 34-33 0-29-28-55-69-55-55 0-121 40-121 123v90h-62v23h62v252c0 35-9 35-62 35v25c32-2 69-4 90-4 31 0 67 0 98 4v-25h-16c-58 0-59-9-59-37v-250h89v-23z">
            <text:p/>
          </draw:path>
          <draw:path draw:style-name="gr3" draw:text-style-name="P7" draw:layer="layout" svg:width="0.3cm" svg:height="0.356cm" svg:x="8.231cm" svg:y="7.1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8.584cm" svg:y="7.126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8.965cm" svg:y="7.126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9cm" svg:height="0.538cm" svg:x="9.287cm" svg:y="6.93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502cm" svg:height="0.524cm" svg:x="9.977cm" svg:y="6.948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083cm" svg:height="0.084cm" svg:x="10.573cm" svg:y="7.39cm" svg:viewBox="0 0 84 85" svg:d="M84 42c0-23-19-42-42-42s-42 19-42 42 19 43 42 43 42-20 42-43z">
            <text:p/>
          </draw:path>
          <draw:path draw:style-name="gr3" draw:text-style-name="P7" draw:layer="layout" svg:width="0.55cm" svg:height="0.547cm" svg:x="10.737cm" svg:y="6.945cm" svg:viewBox="0 0 551 548" svg:d="M466 76c11-28 32-51 85-51v-25c-23 2-55 2-74 2-25 0-69-2-90-2v25c41 0 58 21 58 38 0 6-3 11-5 16l-141 373-148-392c-5-11-5-12-5-14 0-21 44-21 63-21v-25c-28 2-81 2-110 2-37 0-71-2-99-2v25c51 0 65 0 76 28l179 477c7 14 11 18 20 18 14 0 15-4 19-16z">
            <text:p/>
          </draw:path>
          <draw:path draw:style-name="gr3" draw:text-style-name="P7" draw:layer="layout" svg:width="0.083cm" svg:height="0.084cm" svg:x="11.369cm" svg:y="7.39cm" svg:viewBox="0 0 84 85" svg:d="M84 42c0-23-19-42-42-42s-42 19-42 42 19 43 42 43 42-20 42-43z">
            <text:p/>
          </draw:path>
          <draw:path draw:style-name="gr3" draw:text-style-name="P7" draw:layer="layout" svg:width="0.349cm" svg:height="0.356cm" svg:x="11.807cm" svg:y="7.126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2.185cm" svg:y="7.13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2.617cm" svg:y="6.936cm" svg:viewBox="0 0 384 548" svg:d="M269 496v52l115-9v-25c-55 0-62-5-62-42v-472l-111 9v24c55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5cm" svg:height="0.547cm" svg:x="13.293cm" svg:y="6.945cm" svg:viewBox="0 0 551 548" svg:d="M466 76c11-28 32-51 85-51v-25c-23 2-55 2-74 2-25 0-69-2-90-2v25c41 0 58 21 58 38 0 6-3 11-5 16l-141 373-149-392c-4-11-4-12-4-14 0-21 44-21 63-21v-25c-28 2-81 2-110 2-37 0-71-2-99-2v25c51 0 65 0 76 28l179 477c7 14 11 18 20 18 14 0 15-4 19-16z">
            <text:p/>
          </draw:path>
          <draw:path draw:style-name="gr3" draw:text-style-name="P7" draw:layer="layout" svg:width="0.083cm" svg:height="0.084cm" svg:x="13.924cm" svg:y="7.39cm" svg:viewBox="0 0 84 85" svg:d="M84 42c0-23-19-42-42-42s-42 19-42 42 19 43 42 43 42-20 42-43z">
            <text:p/>
          </draw:path>
          <draw:path draw:style-name="gr3" draw:text-style-name="P7" draw:layer="layout" svg:width="0.472cm" svg:height="0.562cm" svg:x="14.116cm" svg:y="6.927cm" svg:viewBox="0 0 473 563" svg:d="M0 282c0 160 125 281 269 281 127 0 204-107 204-197 0-7 0-12-10-12-9 0-9 3-9 12-7 111-90 175-174 175-48 0-201-27-201-259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083cm" svg:height="0.084cm" svg:x="14.697cm" svg:y="7.39cm" svg:viewBox="0 0 84 85" svg:d="M84 42c0-23-19-42-42-42s-42 19-42 42 19 43 42 43 42-20 42-43z">
            <text:p/>
          </draw:path>
          <draw:path draw:style-name="gr3" draw:text-style-name="P7" draw:layer="layout" svg:width="0.539cm" svg:height="0.547cm" svg:x="14.873cm" svg:y="6.945cm" svg:viewBox="0 0 540 548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4 96 34 62 0 74-64 74-87 0-3 0-12-8-12-9 0-9 7-11 12-4 55-32 69-51 69-39 0-44-39-55-111l-10-63c-14-50-51-74-95-90z">
            <text:p/>
          </draw:path>
          <draw:path draw:style-name="gr3" draw:text-style-name="P7" draw:layer="layout" svg:width="0.083cm" svg:height="0.084cm" svg:x="15.482cm" svg:y="7.39cm" svg:viewBox="0 0 84 85" svg:d="M84 42c0-23-19-42-42-42s-42 19-42 42 19 43 42 43 42-20 42-43z">
            <text:p/>
          </draw:path>
          <draw:path draw:style-name="gr3" draw:text-style-name="P7" draw:layer="layout" svg:width="0.383cm" svg:height="0.547cm" svg:x="15.91cm" svg:y="6.936cm" svg:viewBox="0 0 384 548" svg:d="M113 246v-246l-113 9v24c55 0 60 6 60 43v463h19c2-2 7-13 28-48 13 18 46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7" draw:layer="layout" svg:width="0.3cm" svg:height="0.356cm" svg:x="16.36cm" svg:y="7.1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539cm" svg:height="0.547cm" svg:x="16.968cm" svg:y="6.945cm" svg:viewBox="0 0 540 548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4 96 34 62 0 74-64 74-87 0-3 0-12-8-12-9 0-9 7-11 12-4 55-32 69-51 69-39 0-44-39-55-111l-10-63c-14-50-51-74-95-90z">
            <text:p/>
          </draw:path>
          <draw:path draw:style-name="gr3" draw:text-style-name="P7" draw:layer="layout" svg:width="0.254cm" svg:height="0.356cm" svg:x="17.534cm" svg:y="7.1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17.881cm" svg:y="7.39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18.052cm" svg:y="7.1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349cm" svg:height="0.356cm" svg:x="18.761cm" svg:y="7.126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9.139cm" svg:y="7.13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9.571cm" svg:y="6.936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39cm" svg:height="0.547cm" svg:x="20.259cm" svg:y="6.945cm" svg:viewBox="0 0 540 548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4 34 96 34 62 0 74-64 74-87 0-3 0-12-10-12-7 0-7 7-9 12-4 55-32 69-51 69-39 0-44-39-55-111l-10-63c-14-50-51-74-95-90z">
            <text:p/>
          </draw:path>
          <draw:path draw:style-name="gr3" draw:text-style-name="P7" draw:layer="layout" svg:width="0.254cm" svg:height="0.356cm" svg:x="20.827cm" svg:y="7.1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21.172cm" svg:y="7.39cm" svg:viewBox="0 0 84 85" svg:d="M84 42c0-23-19-42-42-42s-42 19-42 42 19 43 42 43 42-20 42-43z">
            <text:p/>
          </draw:path>
          <draw:path draw:style-name="gr3" draw:text-style-name="P7" draw:layer="layout" svg:width="0.358cm" svg:height="0.501cm" svg:x="21.343cm" svg:y="7.131cm" svg:viewBox="0 0 359 502" svg:d="M356 48c3-11 3-13 3-18 0-14-12-21-23-21-9 0-21 3-28 16-2 3-7 28-11 42-5 19-10 40-15 62l-36 140c-1 11-35 66-86 66-40 0-49-34-49-64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261cm" svg:height="0.342cm" svg:x="22.007cm" svg:y="7.131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22.309cm" svg:y="7.1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22.658cm" svg:y="7.1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3cm" svg:height="0.492cm" svg:x="22.959cm" svg:y="7.131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9-113 159-30 0-60-16-81-48-11-16-11-18-11-32z">
            <text:p/>
          </draw:path>
          <draw:path draw:style-name="gr3" draw:text-style-name="P7" draw:layer="layout" svg:width="0.3cm" svg:height="0.356cm" svg:x="23.409cm" svg:y="7.1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23.758cm" svg:y="7.126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242cm" svg:height="0.485cm" svg:x="24.09cm" svg:y="6.99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8cm" svg:x="24.402cm" svg:y="6.955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79cm" svg:height="0.342cm" svg:x="24.606cm" svg:y="7.138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24.999cm" svg:y="7.1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8cm" svg:x="25.347cm" svg:y="6.9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79cm" svg:height="0.492cm" svg:x="25.551cm" svg:y="7.138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083cm" svg:height="0.084cm" svg:x="25.946cm" svg:y="7.39cm" svg:viewBox="0 0 84 85" svg:d="M84 42c0-23-19-42-42-42s-42 19-42 42 19 43 42 43 42-20 42-43z">
            <text:p/>
          </draw:path>
        </draw:g>
        <draw:g xml:id="id278" draw:id="id278">
          <svg:title>TexMaths</svg:title>
          <svg:desc>22§display§\text {using matrices.}§svg§600§FALSE§</svg:desc>
          <draw:polygon draw:style-name="gr2" draw:text-style-name="P6" draw:layer="layout" svg:width="4.936cm" svg:height="0.6cm" svg:x="3.081cm" svg:y="5.018cm" svg:viewBox="0 0 4937 601" draw:points="2470,601 0,601 0,0 4937,0 4937,601">
            <text:p/>
          </draw:polygon>
          <draw:path draw:style-name="gr3" draw:text-style-name="P7" draw:layer="layout" svg:width="0.39cm" svg:height="0.351cm" svg:x="3.067cm" svg:y="5.155cm" svg:viewBox="0 0 391 352" svg:d="M278 282v70l113-8v-25c-55 0-60-5-60-42v-277l-114 9v24c54 0 59 6 59 43v139c0 67-37 120-93 120-65 0-69-36-69-76v-259l-114 9v24c60 0 60 2 60 71v116c0 62 0 132 120 132 42 0 77-21 98-70z">
            <text:p/>
          </draw:path>
          <draw:path draw:style-name="gr3" draw:text-style-name="P7" draw:layer="layout" svg:width="0.254cm" svg:height="0.357cm" svg:x="3.498cm" svg:y="5.15cm" svg:viewBox="0 0 255 358" svg:d="M136 197c17 4 81 16 81 73 0 38-27 70-89 70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3.803cm" svg:y="4.97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4.016cm" svg:y="5.155cm" svg:viewBox="0 0 391 344" svg:d="M60 76v209c0 34-7 34-60 34v25c26 0 67-2 88-2 19 0 60 2 86 2v-25c-51 0-60 0-60-34v-144c0-81 55-123 104-123 50 0 58 42 58 86v181c0 34-8 34-59 34v25c26 0 66-2 88-2 19 0 59 2 86 2v-25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4.443cm" svg:y="5.146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3 99 91 0 172-41 172-101 0-28-12-67-51-90-42-21-86-21-134-21-19 0-53 0-58 0-25-3-42-28-42-53zM173 493c-80 0-133-38-133-79 0-37 30-65 64-67h46c67 0 155 0 155 67 0 41-57 79-132 79z">
            <text:p/>
          </draw:path>
          <draw:path draw:style-name="gr3" draw:text-style-name="P7" draw:layer="layout" svg:width="0.605cm" svg:height="0.343cm" svg:x="5.091cm" svg:y="5.155cm" svg:viewBox="0 0 606 344" svg:d="M60 76v209c0 34-7 34-60 34v25c26 0 67-2 88-2 19 0 60 2 86 2v-25c-51 0-60 0-60-34v-144c0-81 55-123 104-123 50 0 58 42 58 86v181c0 34-8 34-59 34v25c26 0 65-2 86-2s61 2 88 2v-25c-53 0-62 0-62-34v-144c0-81 56-123 106-123 49 0 56 42 56 86v181c0 34-7 34-60 34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5.743cm" svg:y="5.15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2cm" svg:height="0.485cm" svg:x="6.112cm" svg:y="5.021cm" svg:viewBox="0 0 243 486" svg:d="M120 167h111v-24h-111v-143h-20c0 63-24 146-100 150v17h67v214c0 96 72 105 100 105 55 0 76-54 76-105v-45h-19v45c0 56-23 86-51 86-53 0-53-71-53-85z">
            <text:p/>
          </draw:path>
          <draw:path draw:style-name="gr3" draw:text-style-name="P7" draw:layer="layout" svg:width="0.261cm" svg:height="0.343cm" svg:x="6.418cm" svg:y="5.155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6.727cm" svg:y="4.97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95cm" svg:height="0.357cm" svg:x="6.941cm" svg:y="5.15cm" svg:viewBox="0 0 296 358" svg:d="M65 180c0-127 63-161 104-161 7 0 56 0 84 29-31 3-36 26-36 37 0 19 14 35 35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7.281cm" svg:y="5.1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54cm" svg:height="0.357cm" svg:x="7.628cm" svg:y="5.15cm" svg:viewBox="0 0 255 358" svg:d="M136 197c17 4 81 16 81 73 0 38-27 70-89 70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7.975cm" svg:y="5.414cm" svg:viewBox="0 0 84 85" svg:d="M84 42c0-23-19-42-42-42s-42 19-42 42 19 43 42 43 42-20 42-43z">
            <text:p/>
          </draw:path>
        </draw:g>
        <draw:g xml:id="id281" draw:id="id281">
          <svg:title>TexMaths</svg:title>
          <svg:desc>22§display§\text {The total cost of 3 T.V. sets and 2 V.C.R.s is Rs. 35000. }§svg§600§FALSE§</svg:desc>
          <draw:polygon draw:style-name="gr2" draw:text-style-name="P6" draw:layer="layout" svg:width="19.171cm" svg:height="0.485cm" svg:x="3.084cm" svg:y="8.127cm" svg:viewBox="0 0 19172 486" draw:points="9585,486 0,486 0,0 19172,0 19172,486">
            <text:p/>
          </draw:polygon>
          <draw:path draw:style-name="gr3" draw:text-style-name="P7" draw:layer="layout" svg:width="0.502cm" svg:height="0.524cm" svg:x="3.073cm" svg:y="8.109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3.627cm" svg:y="8.09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055cm" svg:y="8.2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4.648cm" svg:y="8.15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4.956cm" svg:y="8.28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5.336cm" svg:y="8.15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5.655cm" svg:y="8.28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6.035cm" svg:y="8.0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95cm" svg:height="0.356cm" svg:x="6.509cm" svg:y="8.287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6.846cm" svg:y="8.28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237cm" svg:y="8.287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7.531cm" svg:y="8.15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4cm" svg:height="0.356cm" svg:x="8.096cm" svg:y="8.28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8.487cm" svg:y="8.08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21cm" svg:height="0.532cm" svg:x="8.988cm" svg:y="8.11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02cm" svg:height="0.524cm" svg:x="9.627cm" svg:y="8.109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083cm" svg:height="0.083cm" svg:x="10.226cm" svg:y="8.551cm" svg:viewBox="0 0 84 84" svg:d="M84 42c0-23-19-42-42-42s-42 19-42 42 19 42 42 42 42-19 42-42z">
            <text:p/>
          </draw:path>
          <draw:path draw:style-name="gr3" draw:text-style-name="P7" draw:layer="layout" svg:width="0.55cm" svg:height="0.546cm" svg:x="10.388cm" svg:y="8.106cm" svg:viewBox="0 0 551 547" svg:d="M466 76c11-28 32-51 85-51v-25c-23 2-55 2-74 2-25 0-69-2-90-2v25c41 0 58 21 58 38 0 6-3 11-5 16l-141 373-149-392c-4-11-4-12-4-14 0-21 44-21 63-21v-25c-28 2-81 2-110 2-37 0-71-2-99-2v25c51 0 65 0 76 28l179 477c7 14 11 17 20 17 14 0 15-3 19-15z">
            <text:p/>
          </draw:path>
          <draw:path draw:style-name="gr3" draw:text-style-name="P7" draw:layer="layout" svg:width="0.083cm" svg:height="0.083cm" svg:x="11.019cm" svg:y="8.551cm" svg:viewBox="0 0 84 84" svg:d="M84 42c0-23-19-42-42-42s-42 19-42 42 19 42 42 42 42-19 42-42z">
            <text:p/>
          </draw:path>
          <draw:path draw:style-name="gr3" draw:text-style-name="P7" draw:layer="layout" svg:width="0.254cm" svg:height="0.356cm" svg:x="11.451cm" svg:y="8.287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752cm" svg:y="8.2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12.089cm" svg:y="8.15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254cm" svg:height="0.356cm" svg:x="12.401cm" svg:y="8.287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2.97cm" svg:y="8.28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3.35cm" svg:y="8.29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3.781cm" svg:y="8.09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09cm" svg:height="0.516cm" svg:x="14.48cm" svg:y="8.11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5cm" svg:height="0.546cm" svg:x="15.101cm" svg:y="8.106cm" svg:viewBox="0 0 551 547" svg:d="M466 76c11-28 32-51 85-51v-25c-23 2-55 2-74 2-25 0-69-2-90-2v25c41 0 58 21 58 38 0 6-3 11-5 16l-141 373-148-392c-5-11-5-12-5-14 0-21 44-21 63-21v-25c-28 2-81 2-110 2-37 0-71-2-99-2v25c51 0 65 0 76 28l179 477c7 14 11 17 20 17 14 0 15-3 19-15z">
            <text:p/>
          </draw:path>
          <draw:path draw:style-name="gr3" draw:text-style-name="P7" draw:layer="layout" svg:width="0.083cm" svg:height="0.083cm" svg:x="15.733cm" svg:y="8.551cm" svg:viewBox="0 0 84 84" svg:d="M84 42c0-23-19-42-42-42s-42 19-42 42 19 42 42 42 42-19 42-42z">
            <text:p/>
          </draw:path>
          <draw:path draw:style-name="gr3" draw:text-style-name="P7" draw:layer="layout" svg:width="0.472cm" svg:height="0.562cm" svg:x="15.923cm" svg:y="8.088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083cm" svg:height="0.083cm" svg:x="16.505cm" svg:y="8.551cm" svg:viewBox="0 0 84 84" svg:d="M84 42c0-23-19-42-42-42s-42 19-42 42 19 42 42 42 42-19 42-42z">
            <text:p/>
          </draw:path>
          <draw:path draw:style-name="gr3" draw:text-style-name="P7" draw:layer="layout" svg:width="0.539cm" svg:height="0.546cm" svg:x="16.681cm" svg:y="8.106cm" svg:viewBox="0 0 540 547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083cm" svg:height="0.083cm" svg:x="17.289cm" svg:y="8.551cm" svg:viewBox="0 0 84 84" svg:d="M84 42c0-23-19-42-42-42s-42 19-42 42 19 42 42 42 42-19 42-42z">
            <text:p/>
          </draw:path>
          <draw:path draw:style-name="gr3" draw:text-style-name="P7" draw:layer="layout" svg:width="0.254cm" svg:height="0.356cm" svg:x="17.463cm" svg:y="8.287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026cm" svg:y="8.11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8.241cm" svg:y="8.287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18.804cm" svg:y="8.106cm" svg:viewBox="0 0 540 547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254cm" svg:height="0.356cm" svg:x="19.372cm" svg:y="8.287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19.719cm" svg:y="8.551cm" svg:viewBox="0 0 84 84" svg:d="M84 42c0-23-19-42-42-42s-42 19-42 42 19 42 42 42 42-19 42-42z">
            <text:p/>
          </draw:path>
          <draw:path draw:style-name="gr3" draw:text-style-name="P7" draw:layer="layout" svg:width="0.321cm" svg:height="0.532cm" svg:x="20.242cm" svg:y="8.11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09cm" svg:height="0.532cm" svg:x="20.636cm" svg:y="8.11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26cm" svg:height="0.532cm" svg:x="21.014cm" svg:y="8.118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21.4cm" svg:y="8.118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21.787cm" svg:y="8.118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083cm" svg:height="0.083cm" svg:x="22.21cm" svg:y="8.551cm" svg:viewBox="0 0 84 84" svg:d="M84 42c0-23-19-42-42-42s-42 19-42 42 19 42 42 42 42-19 42-42z">
            <text:p/>
          </draw:path>
        </draw:g>
        <draw:g xml:id="id283" draw:id="id283">
          <svg:title>TexMaths</svg:title>
          <svg:desc>22§display§\text {Shop-keeper wants a profit of 1000 per T.V. set and Rs. 500 per V.C.R. }§svg§600§FALSE§</svg:desc>
          <draw:polygon draw:style-name="gr2" draw:text-style-name="P6" draw:layer="layout" svg:width="24.299cm" svg:height="0.619cm" svg:x="3.075cm" svg:y="10.332cm" svg:viewBox="0 0 24300 620" draw:points="12149,620 0,620 0,0 24300,0 24300,620">
            <text:p/>
          </draw:polygon>
          <draw:path draw:style-name="gr3" draw:text-style-name="P7" draw:layer="layout" svg:width="0.344cm" svg:height="0.562cm" svg:x="3.08cm" svg:y="10.293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7" draw:layer="layout" svg:width="0.39cm" svg:height="0.538cm" svg:x="3.49cm" svg:y="10.30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44cm" svg:height="0.356cm" svg:x="3.916cm" svg:y="10.49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83cm" svg:height="0.492cm" svg:x="4.303cm" svg:y="10.497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olygon draw:style-name="gr3" draw:text-style-name="P7" draw:layer="layout" svg:width="0.205cm" svg:height="0.045cm" svg:x="4.721cm" svg:y="10.649cm" svg:viewBox="0 0 206 46" draw:points="206,46 206,0 0,0 0,46">
            <text:p/>
          </draw:polygon>
          <draw:path draw:style-name="gr3" draw:text-style-name="P7" draw:layer="layout" svg:width="0.374cm" svg:height="0.538cm" svg:x="4.992cm" svg:y="10.302cm" svg:viewBox="0 0 375 539" svg:d="M60 479c0 35-7 35-60 35v25c26-2 62-2 84-2 23 0 55 0 87 2v-25c-53 0-62 0-62-35v-79l49-43c60 81 94 125 94 139s-14 18-28 18v25c21-2 68-2 84-2 23 0 44 0 67 2v-25c-28 0-46 0-76-41l-98-139c0-1-4-7-4-8 0-4 55-50 62-57 49-38 82-40 98-40v-25c-23 2-33 2-54 2-28 0-76-2-87-2v25c15 0 22 9 22 19 0 14-11 25-16 30l-109 95v-373l-113 9v24c55 0 60 6 60 43z">
            <text:p/>
          </draw:path>
          <draw:path draw:style-name="gr3" draw:text-style-name="P7" draw:layer="layout" svg:width="0.3cm" svg:height="0.356cm" svg:x="5.377cm" svg:y="10.4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5.722cm" svg:y="10.4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6.065cm" svg:y="10.497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6.516cm" svg:y="10.4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6.859cm" svg:y="10.497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531cm" svg:height="0.342cm" svg:x="7.412cm" svg:y="10.504cm" svg:viewBox="0 0 532 343" svg:d="M466 74c14-39 37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4 14 11 0 14-7 16-14z">
            <text:p/>
          </draw:path>
          <draw:path draw:style-name="gr3" draw:text-style-name="P7" draw:layer="layout" svg:width="0.349cm" svg:height="0.356cm" svg:x="7.968cm" svg:y="10.492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346cm" svg:y="10.49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8.746cm" svg:y="10.36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54cm" svg:height="0.356cm" svg:x="9.055cm" svg:y="10.49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9.626cm" svg:y="10.49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83cm" svg:height="0.492cm" svg:x="10.259cm" svg:y="10.497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261cm" svg:height="0.342cm" svg:x="10.689cm" svg:y="10.49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4cm" svg:height="0.356cm" svg:x="10.991cm" svg:y="10.49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88cm" svg:height="0.546cm" svg:x="11.379cm" svg:y="10.293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1 0 58 2 86 3v-24c-51 0-59 0-59-35v-252z">
            <text:p/>
          </draw:path>
          <draw:path draw:style-name="gr3" draw:text-style-name="P7" draw:layer="layout" svg:width="0.242cm" svg:height="0.485cm" svg:x="11.801cm" svg:y="10.36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4cm" svg:height="0.356cm" svg:x="12.366cm" svg:y="10.49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2.757cm" svg:y="10.293cm" svg:viewBox="0 0 252 547" svg:d="M111 213v-90c0-68 37-105 72-105 2 0 12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256cm" svg:height="0.516cm" svg:x="13.294cm" svg:y="10.32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642cm" svg:y="10.323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4.029cm" svg:y="10.323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4.415cm" svg:y="10.323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83cm" svg:height="0.492cm" svg:x="15.052cm" svg:y="10.497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5.502cm" svg:y="10.4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5.846cm" svg:y="10.49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502cm" svg:height="0.524cm" svg:x="16.412cm" svg:y="10.314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083cm" svg:height="0.083cm" svg:x="17.011cm" svg:y="10.756cm" svg:viewBox="0 0 84 84" svg:d="M84 42c0-23-19-42-42-42s-42 19-42 42 19 42 42 42 42-19 42-42z">
            <text:p/>
          </draw:path>
          <draw:path draw:style-name="gr3" draw:text-style-name="P7" draw:layer="layout" svg:width="0.55cm" svg:height="0.546cm" svg:x="17.173cm" svg:y="10.311cm" svg:viewBox="0 0 551 547" svg:d="M466 76c11-28 32-51 85-51v-25c-23 2-55 2-74 2-25 0-69-2-90-2v25c41 0 58 21 58 38 0 6-3 11-5 16l-141 373-149-392c-4-11-4-12-4-14 0-21 44-21 63-21v-25c-28 2-81 2-110 2-37 0-71-2-99-2v25c51 0 65 0 76 28l179 477c7 14 11 17 20 17 14 0 15-3 19-15z">
            <text:p/>
          </draw:path>
          <draw:path draw:style-name="gr3" draw:text-style-name="P7" draw:layer="layout" svg:width="0.083cm" svg:height="0.083cm" svg:x="17.804cm" svg:y="10.756cm" svg:viewBox="0 0 84 84" svg:d="M84 42c0-23-19-42-42-42s-42 19-42 42 19 42 42 42 42-19 42-42z">
            <text:p/>
          </draw:path>
          <draw:path draw:style-name="gr3" draw:text-style-name="P7" draw:layer="layout" svg:width="0.254cm" svg:height="0.356cm" svg:x="18.236cm" svg:y="10.49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8.537cm" svg:y="10.4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8.874cm" svg:y="10.36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9.45cm" svg:y="10.49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9.828cm" svg:y="10.49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20.26cm" svg:y="10.302cm" svg:viewBox="0 0 384 547" svg:d="M269 496v51l115-8v-25c-55 0-62-5-62-42v-472l-111 9v24c55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539cm" svg:height="0.546cm" svg:x="20.948cm" svg:y="10.311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254cm" svg:height="0.356cm" svg:x="21.516cm" svg:y="10.49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21.861cm" svg:y="10.756cm" svg:viewBox="0 0 84 84" svg:d="M84 42c0-23-19-42-42-42s-42 19-42 42 19 42 42 42 42-19 42-42z">
            <text:p/>
          </draw:path>
          <draw:path draw:style-name="gr3" draw:text-style-name="P7" draw:layer="layout" svg:width="0.309cm" svg:height="0.532cm" svg:x="22.393cm" svg:y="10.32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26cm" svg:height="0.532cm" svg:x="22.771cm" svg:y="10.323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23.157cm" svg:y="10.323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83cm" svg:height="0.492cm" svg:x="23.794cm" svg:y="10.497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24.244cm" svg:y="10.4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4.587cm" svg:y="10.49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55cm" svg:height="0.546cm" svg:x="25.142cm" svg:y="10.311cm" svg:viewBox="0 0 551 547" svg:d="M466 76c11-28 32-51 85-51v-25c-23 2-55 2-74 2-25 0-69-2-90-2v25c41 0 58 21 58 38 0 6-3 11-5 16l-141 373-148-392c-5-11-5-12-5-14 0-21 44-21 63-21v-25c-28 2-81 2-110 2-37 0-71-2-99-2v25c51 0 65 0 76 28l179 477c7 14 11 17 20 17 14 0 15-3 19-15z">
            <text:p/>
          </draw:path>
          <draw:path draw:style-name="gr3" draw:text-style-name="P7" draw:layer="layout" svg:width="0.083cm" svg:height="0.083cm" svg:x="25.774cm" svg:y="10.756cm" svg:viewBox="0 0 84 84" svg:d="M84 42c0-23-19-42-42-42s-42 19-42 42 19 42 42 42 42-19 42-42z">
            <text:p/>
          </draw:path>
          <draw:path draw:style-name="gr3" draw:text-style-name="P7" draw:layer="layout" svg:width="0.472cm" svg:height="0.562cm" svg:x="25.964cm" svg:y="10.293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083cm" svg:height="0.083cm" svg:x="26.546cm" svg:y="10.756cm" svg:viewBox="0 0 84 84" svg:d="M84 42c0-23-19-42-42-42s-42 19-42 42 19 42 42 42 42-19 42-42z">
            <text:p/>
          </draw:path>
          <draw:path draw:style-name="gr3" draw:text-style-name="P7" draw:layer="layout" svg:width="0.539cm" svg:height="0.546cm" svg:x="26.722cm" svg:y="10.311cm" svg:viewBox="0 0 540 547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083cm" svg:height="0.083cm" svg:x="27.33cm" svg:y="10.756cm" svg:viewBox="0 0 84 84" svg:d="M84 42c0-23-19-42-42-42s-42 19-42 42 19 42 42 42 42-19 42-42z">
            <text:p/>
          </draw:path>
        </draw:g>
        <draw:g xml:id="id284" draw:id="id284">
          <svg:title>TexMaths</svg:title>
          <svg:desc>22§display§\text {Selling price of each T.V. and V.C.R is Rs.} (x + 1000) \text { and Rs.} (y + 500)§svg§600§FALSE§</svg:desc>
          <draw:polygon draw:style-name="gr2" draw:text-style-name="P6" draw:layer="layout" svg:width="23.938cm" svg:height="0.696cm" svg:x="3.08cm" svg:y="11.527cm" svg:viewBox="0 0 23939 697" draw:points="11970,697 0,697 0,0 23939,0 23939,697">
            <text:p/>
          </draw:polygon>
          <draw:path draw:style-name="gr3" draw:text-style-name="P7" draw:layer="layout" svg:width="0.344cm" svg:height="0.562cm" svg:x="3.085cm" svg:y="11.523cm" svg:viewBox="0 0 345 563" svg:d="M227 246l-99-24c-49-13-79-53-79-99 0-54 43-102 104-102 129 0 146 129 151 162 0 5 0 11 9 11 11 0 11-4 11-20v-155c0-14 0-19-9-19-5 0-7 0-12 11l-27 44c-23-23-56-55-125-55-86 0-151 69-151 150 0 65 40 121 102 142 9 4 48 12 102 26 21 6 44 11 67 39 16 21 23 46 23 72 0 55-39 111-104 111-23 0-81-3-123-42-44-42-48-92-48-120 0-7-7-7-8-7-11 0-11 5-11 20v154c0 13 0 18 9 18 5 0 5 0 10-9 0-2 4-3 29-44 24 27 73 53 144 53 90 0 153-76 153-160 0-78-53-141-118-157z">
            <text:p/>
          </draw:path>
          <draw:path draw:style-name="gr3" draw:text-style-name="P7" draw:layer="layout" svg:width="0.3cm" svg:height="0.356cm" svg:x="3.492cm" svg:y="11.72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7cm" svg:x="3.84cm" svg:y="11.532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73cm" svg:height="0.537cm" svg:x="4.055cm" svg:y="11.532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66cm" svg:height="0.518cm" svg:x="4.27cm" svg:y="11.55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4.483cm" svg:y="11.72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5cm" svg:height="0.511cm" svg:x="4.91cm" svg:y="11.71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3cm" svg:height="0.492cm" svg:x="5.555cm" svg:y="11.725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261cm" svg:height="0.342cm" svg:x="5.984cm" svg:y="11.72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6.29cm" svg:y="11.55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95cm" svg:height="0.356cm" svg:x="6.507cm" svg:y="11.72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6.845cm" svg:y="11.72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7.447cm" svg:y="11.72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7.837cm" svg:y="11.523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cm" svg:height="0.356cm" svg:x="8.327cm" svg:y="11.72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8.682cm" svg:y="11.72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95cm" svg:height="0.356cm" svg:x="9.062cm" svg:y="11.72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9cm" svg:height="0.537cm" svg:x="9.382cm" svg:y="11.53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502cm" svg:height="0.523cm" svg:x="10.072cm" svg:y="11.544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083cm" svg:height="0.083cm" svg:x="10.671cm" svg:y="11.986cm" svg:viewBox="0 0 84 84" svg:d="M84 42c0-23-19-42-42-42s-42 19-42 42 19 42 42 42 42-19 42-42z">
            <text:p/>
          </draw:path>
          <draw:path draw:style-name="gr3" draw:text-style-name="P7" draw:layer="layout" svg:width="0.55cm" svg:height="0.546cm" svg:x="10.833cm" svg:y="11.539cm" svg:viewBox="0 0 551 547" svg:d="M466 76c11-29 32-51 85-51v-25c-23 2-55 2-74 2-25 0-69-2-90-2v25c41 0 58 21 58 38 0 6-3 11-5 16l-141 373-148-392c-5-11-5-13-5-14 0-21 44-21 63-21v-25c-28 2-81 2-110 2-37 0-71-2-99-2v25c51 0 65 0 76 28l179 476c7 15 11 18 20 18 14 0 15-3 19-16z">
            <text:p/>
          </draw:path>
          <draw:path draw:style-name="gr3" draw:text-style-name="P7" draw:layer="layout" svg:width="0.083cm" svg:height="0.083cm" svg:x="11.465cm" svg:y="11.986cm" svg:viewBox="0 0 84 84" svg:d="M84 42c0-23-19-42-42-42s-42 19-42 42 19 42 42 42 42-19 42-42z">
            <text:p/>
          </draw:path>
          <draw:path draw:style-name="gr3" draw:text-style-name="P7" draw:layer="layout" svg:width="0.349cm" svg:height="0.356cm" svg:x="11.903cm" svg:y="11.72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2.283cm" svg:y="11.72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2.714cm" svg:y="11.532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55cm" svg:height="0.546cm" svg:x="13.388cm" svg:y="11.539cm" svg:viewBox="0 0 551 547" svg:d="M466 76c11-29 32-51 85-51v-25c-23 2-55 2-74 2-25 0-69-2-90-2v25c41 0 58 21 58 38 0 6-3 11-5 16l-141 373-149-392c-4-11-4-13-4-14 0-21 44-21 63-21v-25c-28 2-81 2-110 2-37 0-71-2-99-2v25c51 0 65 0 76 28l179 476c7 15 11 18 20 18 14 0 15-3 19-16z">
            <text:p/>
          </draw:path>
          <draw:path draw:style-name="gr3" draw:text-style-name="P7" draw:layer="layout" svg:width="0.083cm" svg:height="0.083cm" svg:x="14.02cm" svg:y="11.986cm" svg:viewBox="0 0 84 84" svg:d="M84 42c0-23-19-42-42-42s-42 19-42 42 19 42 42 42 42-19 42-42z">
            <text:p/>
          </draw:path>
          <draw:path draw:style-name="gr3" draw:text-style-name="P7" draw:layer="layout" svg:width="0.472cm" svg:height="0.562cm" svg:x="14.212cm" svg:y="11.523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7" draw:layer="layout" svg:width="0.083cm" svg:height="0.083cm" svg:x="14.794cm" svg:y="11.986cm" svg:viewBox="0 0 84 84" svg:d="M84 42c0-23-19-42-42-42s-42 19-42 42 19 42 42 42 42-19 42-42z">
            <text:p/>
          </draw:path>
          <draw:path draw:style-name="gr3" draw:text-style-name="P7" draw:layer="layout" svg:width="0.539cm" svg:height="0.546cm" svg:x="14.969cm" svg:y="11.539cm" svg:viewBox="0 0 540 547" svg:d="M146 255v-200c0-18 0-27 18-29 7-1 30-1 45-1 71 0 157 1 157 114 0 54-19 116-134 116zM310 266c75-18 135-65 135-127 0-74-88-139-202-139h-243v25h19c60 0 60 8 60 35v410c0 28 0 35-60 35h-19v24c28-1 83-1 113-1 31 0 86 0 114 1v-24h-19c-60 0-62-7-62-35v-197h90c12 0 46 0 72 26 30 28 30 53 30 104s0 81 32 111c31 28 74 33 96 33 62 0 74-63 74-86 0-4 0-12-10-12-7 0-7 7-9 12-4 54-32 68-51 68-39 0-44-38-55-110l-10-64c-14-49-51-74-95-89z">
            <text:p/>
          </draw:path>
          <draw:path draw:style-name="gr3" draw:text-style-name="P7" draw:layer="layout" svg:width="0.166cm" svg:height="0.518cm" svg:x="15.794cm" svg:y="11.55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6.009cm" svg:y="11.72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39cm" svg:height="0.546cm" svg:x="16.574cm" svg:y="11.539cm" svg:viewBox="0 0 540 547" svg:d="M146 255v-200c0-18 0-27 18-29 7-1 30-1 45-1 71 0 157 1 157 114 0 54-19 116-134 116zM310 266c75-18 135-65 135-127 0-74-88-139-202-139h-243v25h19c60 0 60 8 60 35v410c0 28 0 35-60 35h-19v24c28-1 83-1 113-1s86 0 114 1v-24h-19c-60 0-62-7-62-35v-197h90c12 0 46 0 72 26 30 28 30 53 30 104s0 81 32 111c31 28 74 33 96 33 62 0 74-63 74-86 0-4 0-12-10-12-7 0-7 7-9 12-4 54-32 68-51 68-39 0-44-38-55-110l-10-64c-14-49-51-74-95-89z">
            <text:p/>
          </draw:path>
          <draw:path draw:style-name="gr3" draw:text-style-name="P7" draw:layer="layout" svg:width="0.254cm" svg:height="0.356cm" svg:x="17.14cm" svg:y="11.72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83cm" svg:height="0.083cm" svg:x="17.487cm" svg:y="11.98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7.712cm" svg:y="11.48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7.959cm" svg:y="11.7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8.592cm" svg:y="11.6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9.392cm" svg:y="11.55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9.74cm" svg:y="11.55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20.127cm" svg:y="11.55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20.513cm" svg:y="11.55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18cm" svg:height="0.773cm" svg:x="20.914cm" svg:y="11.48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9cm" svg:height="0.356cm" svg:x="21.461cm" svg:y="11.722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21.84cm" svg:y="11.72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22.271cm" svg:y="11.53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539cm" svg:height="0.546cm" svg:x="22.959cm" svg:y="11.539cm" svg:viewBox="0 0 540 547" svg:d="M146 255v-200c0-18 0-27 18-29 7-1 30-1 45-1 71 0 157 1 157 114 0 54-19 116-134 116zM310 266c75-18 135-65 135-127 0-74-88-139-202-139h-243v25h19c60 0 60 8 60 35v410c0 28 0 35-60 35h-19v24c28-1 83-1 113-1 31 0 86 0 114 1v-24h-19c-60 0-62-7-62-35v-197h90c12 0 46 0 72 26 30 28 30 53 30 104s0 81 32 111c31 28 74 33 96 33 62 0 74-63 74-86 0-4 0-12-8-12-9 0-9 7-11 12-4 54-32 68-51 68-37 0-44-38-55-110l-10-64c-14-49-51-74-95-89z">
            <text:p/>
          </draw:path>
          <draw:path draw:style-name="gr3" draw:text-style-name="P7" draw:layer="layout" svg:width="0.254cm" svg:height="0.356cm" svg:x="23.526cm" svg:y="11.72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83cm" svg:height="0.083cm" svg:x="23.872cm" svg:y="11.98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4.098cm" svg:y="11.48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6cm" svg:height="0.5cm" svg:x="24.344cm" svg:y="11.725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7" draw:layer="layout" svg:width="0.515cm" svg:height="0.516cm" svg:x="24.943cm" svg:y="11.6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25.712cm" svg:y="11.55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326cm" svg:height="0.532cm" svg:x="26.09cm" svg:y="11.55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26.475cm" svg:y="11.55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18cm" svg:height="0.773cm" svg:x="26.877cm" svg:y="11.48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82" draw:id="id282">
          <svg:title>TexMaths</svg:title>
          <svg:desc>22§display§\text { i.e. } \ \ 3x + 2y  = 35000§svg§600§FALSE§</svg:desc>
          <draw:polygon draw:style-name="gr2" draw:text-style-name="P6" draw:layer="layout" svg:width="7.27cm" svg:height="0.6cm" svg:x="3.285cm" svg:y="9.228cm" svg:viewBox="0 0 7271 601" draw:points="3637,601 0,601 0,0 7271,0 7271,601">
            <text:p/>
          </draw:polygon>
          <draw:path draw:style-name="gr3" draw:text-style-name="P7" draw:layer="layout" svg:width="0.166cm" svg:height="0.519cm" svg:x="3.271cm" svg:y="9.1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083cm" svg:height="0.084cm" svg:x="3.528cm" svg:y="9.624cm" svg:viewBox="0 0 84 85" svg:d="M84 42c0-23-19-42-42-42s-42 19-42 42 19 43 42 43 42-20 42-43z">
            <text:p/>
          </draw:path>
          <draw:path draw:style-name="gr3" draw:text-style-name="P7" draw:layer="layout" svg:width="0.3cm" svg:height="0.356cm" svg:x="3.697cm" svg:y="9.36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083cm" svg:height="0.084cm" svg:x="4.086cm" svg:y="9.624cm" svg:viewBox="0 0 84 85" svg:d="M84 42c0-23-19-42-42-42s-42 19-42 42 19 43 42 43 42-20 42-43z">
            <text:p/>
          </draw:path>
          <draw:path draw:style-name="gr3" draw:text-style-name="P7" draw:layer="layout" svg:width="0.321cm" svg:height="0.533cm" svg:x="5.126cm" svg:y="9.191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86cm" svg:height="0.351cm" svg:x="5.503cm" svg:y="9.365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517cm" svg:x="6.137cm" svg:y="9.25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906cm" svg:y="9.19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58cm" svg:height="0.501cm" svg:x="7.277cm" svg:y="9.365cm" svg:viewBox="0 0 359 502" svg:d="M356 48c3-11 3-13 3-18 0-14-12-21-23-21-9 0-21 3-28 16-2 3-7 28-11 42-5 19-10 40-15 62l-36 140c-1 11-35 66-88 66-38 0-47-34-47-64 0-35 14-83 40-151 13-32 14-41 14-57 0-35-24-63-63-63-74 0-102 113-102 120s7 7 9 7c9 0 9-2 12-14 21-72 53-95 79-95 6 0 20 0 20 24 0 20-7 39-14 55-30 81-44 127-44 162 0 69 49 93 95 93 30 0 56-14 77-35-9 40-19 77-49 120-21 26-51 49-86 49-11 0-46-3-59-33 13 0 22 0 32-9 9-7 16-18 16-32 0-25-21-28-28-28-18 0-44 12-44 51s35 67 83 67c81 0 160-71 181-159z">
            <text:p/>
          </draw:path>
          <draw:path draw:style-name="gr3" draw:text-style-name="P7" draw:layer="layout" svg:width="0.515cm" svg:height="0.182cm" svg:x="7.92cm" svg:y="9.4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8.724cm" svg:y="9.191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09cm" svg:height="0.533cm" svg:x="9.117cm" svg:y="9.191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7" draw:layer="layout" svg:width="0.326cm" svg:height="0.533cm" svg:x="9.495cm" svg:y="9.191cm" svg:viewBox="0 0 327 534" svg:d="M327 269c0-63-3-125-31-183-35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26cm" svg:height="0.533cm" svg:x="9.882cm" svg:y="9.191cm" svg:viewBox="0 0 327 534" svg:d="M327 269c0-63-3-125-31-183-35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26cm" svg:height="0.533cm" svg:x="10.27cm" svg:y="9.191cm" svg:viewBox="0 0 327 534" svg:d="M327 269c0-63-3-125-31-183-35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</draw:g>
        <draw:g xml:id="id285" draw:id="id285">
          <svg:title>TexMaths</svg:title>
          <svg:desc>22§display§\text {The selling price of 2 T.V. and 1 V.C.R. is Rs.} 21500§svg§600§FALSE§</svg:desc>
          <draw:polygon draw:style-name="gr2" draw:text-style-name="P6" draw:layer="layout" svg:width="17.649cm" svg:height="0.628cm" svg:x="3.09cm" svg:y="12.827cm" svg:viewBox="0 0 17650 629" draw:points="8825,629 0,629 0,0 17650,0 17650,629">
            <text:p/>
          </draw:polygon>
          <draw:path draw:style-name="gr3" draw:text-style-name="P7" draw:layer="layout" svg:width="0.502cm" svg:height="0.524cm" svg:x="3.079cm" svg:y="12.809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3.633cm" svg:y="12.79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4.061cm" svg:y="12.9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4.667cm" svg:y="12.98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4.968cm" svg:y="12.9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173cm" svg:height="0.538cm" svg:x="5.314cm" svg:y="12.7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5.529cm" svg:y="12.7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5.744cm" svg:y="12.81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5.958cm" svg:y="12.99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6.384cm" svg:y="12.983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3cm" svg:height="0.492cm" svg:x="7.029cm" svg:y="12.992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7" draw:layer="layout" svg:width="0.261cm" svg:height="0.342cm" svg:x="7.458cm" svg:y="12.99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7.766cm" svg:y="12.81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95cm" svg:height="0.357cm" svg:x="7.981cm" svg:y="12.987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8.32cm" svg:y="12.9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44cm" svg:height="0.357cm" svg:x="8.921cm" svg:y="12.98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1cm" svg:height="0.547cm" svg:x="9.311cm" svg:y="12.788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09cm" svg:height="0.517cm" svg:x="9.818cm" svg:y="12.81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02cm" svg:height="0.524cm" svg:x="10.452cm" svg:y="12.809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083cm" svg:height="0.084cm" svg:x="11.05cm" svg:y="13.251cm" svg:viewBox="0 0 84 85" svg:d="M84 42c0-23-19-42-42-42s-42 19-42 42 19 43 42 43 42-20 42-43z">
            <text:p/>
          </draw:path>
          <draw:path draw:style-name="gr3" draw:text-style-name="P7" draw:layer="layout" svg:width="0.55cm" svg:height="0.547cm" svg:x="11.212cm" svg:y="12.806cm" svg:viewBox="0 0 551 548" svg:d="M466 76c11-28 32-51 85-51v-25c-23 2-55 2-74 2-25 0-69-2-90-2v25c41 0 58 21 58 38 0 6-3 11-5 16l-141 374-148-393c-5-11-5-12-5-14 0-21 44-21 63-21v-25c-28 2-81 2-110 2-37 0-71-2-99-2v25c51 0 65 0 76 28l179 477c7 14 11 18 20 18 14 0 15-4 19-16z">
            <text:p/>
          </draw:path>
          <draw:path draw:style-name="gr3" draw:text-style-name="P7" draw:layer="layout" svg:width="0.083cm" svg:height="0.084cm" svg:x="11.844cm" svg:y="13.251cm" svg:viewBox="0 0 84 85" svg:d="M84 42c0-23-19-42-42-42s-42 19-42 42 19 43 42 43 42-20 42-43z">
            <text:p/>
          </draw:path>
          <draw:path draw:style-name="gr3" draw:text-style-name="P7" draw:layer="layout" svg:width="0.349cm" svg:height="0.357cm" svg:x="12.282cm" svg:y="12.98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2.661cm" svg:y="12.99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3.092cm" svg:y="12.797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256cm" svg:height="0.517cm" svg:x="13.822cm" svg:y="12.81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5cm" svg:height="0.547cm" svg:x="14.412cm" svg:y="12.806cm" svg:viewBox="0 0 551 548" svg:d="M466 76c11-28 32-51 85-51v-25c-23 2-55 2-74 2-25 0-69-2-90-2v25c41 0 58 21 58 38 0 6-3 11-5 16l-141 374-149-393c-4-11-4-12-4-14 0-21 44-21 63-21v-25c-28 2-81 2-110 2-37 0-71-2-99-2v25c51 0 65 0 76 28l179 477c7 14 11 18 20 18 14 0 15-4 19-16z">
            <text:p/>
          </draw:path>
          <draw:path draw:style-name="gr3" draw:text-style-name="P7" draw:layer="layout" svg:width="0.083cm" svg:height="0.084cm" svg:x="15.044cm" svg:y="13.251cm" svg:viewBox="0 0 84 85" svg:d="M84 42c0-23-19-42-42-42s-42 19-42 42 19 43 42 43 42-20 42-43z">
            <text:p/>
          </draw:path>
          <draw:path draw:style-name="gr3" draw:text-style-name="P7" draw:layer="layout" svg:width="0.472cm" svg:height="0.563cm" svg:x="15.236cm" svg:y="12.788cm" svg:viewBox="0 0 473 564" svg:d="M0 282c0 160 125 282 269 282 127 0 204-108 204-198 0-7 0-12-10-12-9 0-9 4-9 12-7 111-90 175-174 175-48 0-201-27-201-259 0-231 152-257 199-257 85 0 155 70 169 183 2 10 2 14 12 14 14 0 14-4 14-19v-184c0-14 0-19-8-19-4 0-7 0-13 9l-38 58c-30-28-69-67-145-67-144 0-269 123-269 282z">
            <text:p/>
          </draw:path>
          <draw:path draw:style-name="gr3" draw:text-style-name="P7" draw:layer="layout" svg:width="0.083cm" svg:height="0.084cm" svg:x="15.818cm" svg:y="13.251cm" svg:viewBox="0 0 84 85" svg:d="M84 42c0-23-19-42-42-42s-42 19-42 42 19 43 42 43 42-20 42-43z">
            <text:p/>
          </draw:path>
          <draw:path draw:style-name="gr3" draw:text-style-name="P7" draw:layer="layout" svg:width="0.539cm" svg:height="0.547cm" svg:x="15.992cm" svg:y="12.806cm" svg:viewBox="0 0 540 548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9 30 53 30 104s0 81 32 111c31 28 74 34 96 34 62 0 74-64 74-87 0-3 0-12-8-12-9 0-9 7-11 12-4 55-32 69-51 69-39 0-44-39-55-111l-10-63c-14-50-51-74-95-90z">
            <text:p/>
          </draw:path>
          <draw:path draw:style-name="gr3" draw:text-style-name="P7" draw:layer="layout" svg:width="0.083cm" svg:height="0.084cm" svg:x="16.601cm" svg:y="13.251cm" svg:viewBox="0 0 84 85" svg:d="M84 42c0-23-19-42-42-42s-42 19-42 42 19 43 42 43 42-20 42-43z">
            <text:p/>
          </draw:path>
          <draw:path draw:style-name="gr3" draw:text-style-name="P7" draw:layer="layout" svg:width="0.166cm" svg:height="0.519cm" svg:x="17.033cm" svg:y="12.81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4cm" svg:height="0.357cm" svg:x="17.247cm" svg:y="12.98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7cm" svg:x="17.812cm" svg:y="12.806cm" svg:viewBox="0 0 540 548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9 30 53 30 104s0 81 32 111c31 28 74 34 96 34 62 0 74-64 74-87 0-3 0-12-8-12-9 0-9 7-11 12-4 55-32 69-51 69-39 0-44-39-55-111l-10-63c-14-50-51-74-95-90z">
            <text:p/>
          </draw:path>
          <draw:path draw:style-name="gr3" draw:text-style-name="P7" draw:layer="layout" svg:width="0.254cm" svg:height="0.357cm" svg:x="18.379cm" svg:y="12.98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18.726cm" svg:y="13.251cm" svg:viewBox="0 0 84 85" svg:d="M84 42c0-23-19-42-42-42s-42 19-42 42 19 43 42 43 42-20 42-43z">
            <text:p/>
          </draw:path>
          <draw:path draw:style-name="gr3" draw:text-style-name="P7" draw:layer="layout" svg:width="0.309cm" svg:height="0.517cm" svg:x="18.912cm" svg:y="12.81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6cm" svg:height="0.517cm" svg:x="19.329cm" svg:y="12.81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3cm" svg:x="19.687cm" svg:y="12.818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9-38-39-13 0-39 6-39 43 0 65 53 141 141 141 90 0 169-74 169-173z">
            <text:p/>
          </draw:path>
          <draw:path draw:style-name="gr3" draw:text-style-name="P7" draw:layer="layout" svg:width="0.326cm" svg:height="0.533cm" svg:x="20.063cm" svg:y="12.818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7" draw:layer="layout" svg:width="0.326cm" svg:height="0.533cm" svg:x="20.451cm" svg:y="12.818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</draw:g>
        <draw:g xml:id="id286" draw:id="id286">
          <svg:title>TexMaths</svg:title>
          <svg:desc>22§display§\text { i.e. } \ \ 2( x + 1000 ) + y + 500  = 21500§svg§600§FALSE§</svg:desc>
          <draw:polygon draw:style-name="gr2" draw:text-style-name="P6" draw:layer="layout" svg:width="12.081cm" svg:height="0.696cm" svg:x="3.286cm" svg:y="14.128cm" svg:viewBox="0 0 12082 697" draw:points="6040,697 0,697 0,0 12082,0 12082,697">
            <text:p/>
          </draw:polygon>
          <draw:path draw:style-name="gr3" draw:text-style-name="P7" draw:layer="layout" svg:width="0.166cm" svg:height="0.518cm" svg:x="3.272cm" svg:y="14.1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083cm" svg:height="0.083cm" svg:x="3.529cm" svg:y="14.587cm" svg:viewBox="0 0 84 84" svg:d="M84 42c0-23-19-42-42-42s-42 19-42 42 19 42 42 42 42-19 42-42z">
            <text:p/>
          </draw:path>
          <draw:path draw:style-name="gr3" draw:text-style-name="P7" draw:layer="layout" svg:width="0.3cm" svg:height="0.356cm" svg:x="3.698cm" svg:y="14.32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4.087cm" svg:y="14.587cm" svg:viewBox="0 0 84 84" svg:d="M84 42c0-23-19-42-42-42s-42 19-42 42 19 42 42 42 42-19 42-42z">
            <text:p/>
          </draw:path>
          <draw:path draw:style-name="gr3" draw:text-style-name="P7" draw:layer="layout" svg:width="0.309cm" svg:height="0.516cm" svg:x="5.132cm" svg:y="14.15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5.558cm" svg:y="14.08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5.805cm" svg:y="14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6.438cm" svg:y="14.2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7.237cm" svg:y="14.15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7.586cm" svg:y="14.15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7.971cm" svg:y="14.15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8.358cm" svg:y="14.15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18cm" svg:height="0.773cm" svg:x="8.76cm" svg:y="14.08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9.231cm" svg:y="14.2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8cm" svg:height="0.5cm" svg:x="9.983cm" svg:y="14.326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7" draw:layer="layout" svg:width="0.515cm" svg:height="0.516cm" svg:x="10.583cm" svg:y="14.2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1.352cm" svg:y="14.15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26cm" svg:height="0.532cm" svg:x="11.729cm" svg:y="14.15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12.116cm" svg:y="14.15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515cm" svg:height="0.182cm" svg:x="12.73cm" svg:y="14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3.541cm" svg:y="14.15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6cm" svg:height="0.516cm" svg:x="13.959cm" svg:y="14.15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14.316cm" svg:y="14.15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26cm" svg:height="0.532cm" svg:x="14.692cm" svg:y="14.15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15.08cm" svg:y="14.15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3" smil:attributeName="visibility" smil:to="visible"/>
                  <anim:animate smil:dur="0.5s" smil:fill="hold" smil:targetElement="id273" smil:attributeName="width" smil:values="width*0.05;width" smil:keyTimes="0;1"/>
                  <anim:animate smil:dur="0.5s" smil:fill="hold" smil:targetElement="id273" smil:attributeName="height" smil:values="height;height" smil:keyTimes="0;1"/>
                  <anim:animate smil:dur="0.5s" smil:fill="hold" smil:targetElement="id273" smil:attributeName="x" smil:values="x-.2;x" smil:keyTimes="0;1"/>
                  <anim:animate smil:dur="0.5s" smil:fill="hold" smil:targetElement="id273" smil:attributeName="y" smil:values="y;y" smil:keyTimes="0;1"/>
                  <anim:transitionFilter smil:dur="0.5s" smil:targetElement="id27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4" smil:attributeName="visibility" smil:to="visible"/>
                  <anim:animate smil:dur="0.5s" smil:fill="hold" smil:targetElement="id274" smil:attributeName="width" smil:values="width*0.05;width" smil:keyTimes="0;1"/>
                  <anim:animate smil:dur="0.5s" smil:fill="hold" smil:targetElement="id274" smil:attributeName="height" smil:values="height;height" smil:keyTimes="0;1"/>
                  <anim:animate smil:dur="0.5s" smil:fill="hold" smil:targetElement="id274" smil:attributeName="x" smil:values="x-.2;x" smil:keyTimes="0;1"/>
                  <anim:animate smil:dur="0.5s" smil:fill="hold" smil:targetElement="id274" smil:attributeName="y" smil:values="y;y" smil:keyTimes="0;1"/>
                  <anim:transitionFilter smil:dur="0.5s" smil:targetElement="id27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5" smil:attributeName="visibility" smil:to="visible"/>
                  <anim:animate smil:dur="0.5s" smil:fill="hold" smil:targetElement="id275" smil:attributeName="width" smil:values="width*0.05;width" smil:keyTimes="0;1"/>
                  <anim:animate smil:dur="0.5s" smil:fill="hold" smil:targetElement="id275" smil:attributeName="height" smil:values="height;height" smil:keyTimes="0;1"/>
                  <anim:animate smil:dur="0.5s" smil:fill="hold" smil:targetElement="id275" smil:attributeName="x" smil:values="x-.2;x" smil:keyTimes="0;1"/>
                  <anim:animate smil:dur="0.5s" smil:fill="hold" smil:targetElement="id275" smil:attributeName="y" smil:values="y;y" smil:keyTimes="0;1"/>
                  <anim:transitionFilter smil:dur="0.5s" smil:targetElement="id275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6" smil:attributeName="visibility" smil:to="visible"/>
                  <anim:animate smil:dur="0.5s" smil:fill="hold" smil:targetElement="id276" smil:attributeName="width" smil:values="width*0.05;width" smil:keyTimes="0;1"/>
                  <anim:animate smil:dur="0.5s" smil:fill="hold" smil:targetElement="id276" smil:attributeName="height" smil:values="height;height" smil:keyTimes="0;1"/>
                  <anim:animate smil:dur="0.5s" smil:fill="hold" smil:targetElement="id276" smil:attributeName="x" smil:values="x-.2;x" smil:keyTimes="0;1"/>
                  <anim:animate smil:dur="0.5s" smil:fill="hold" smil:targetElement="id276" smil:attributeName="y" smil:values="y;y" smil:keyTimes="0;1"/>
                  <anim:transitionFilter smil:dur="0.5s" smil:targetElement="id276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7" smil:attributeName="visibility" smil:to="visible"/>
                  <anim:animate smil:dur="0.5s" smil:fill="hold" smil:targetElement="id277" smil:attributeName="width" smil:values="width*0.05;width" smil:keyTimes="0;1"/>
                  <anim:animate smil:dur="0.5s" smil:fill="hold" smil:targetElement="id277" smil:attributeName="height" smil:values="height;height" smil:keyTimes="0;1"/>
                  <anim:animate smil:dur="0.5s" smil:fill="hold" smil:targetElement="id277" smil:attributeName="x" smil:values="x-.2;x" smil:keyTimes="0;1"/>
                  <anim:animate smil:dur="0.5s" smil:fill="hold" smil:targetElement="id277" smil:attributeName="y" smil:values="y;y" smil:keyTimes="0;1"/>
                  <anim:transitionFilter smil:dur="0.5s" smil:targetElement="id277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8" smil:attributeName="visibility" smil:to="visible"/>
                  <anim:animate smil:dur="0.5s" smil:fill="hold" smil:targetElement="id278" smil:attributeName="width" smil:values="width*0.05;width" smil:keyTimes="0;1"/>
                  <anim:animate smil:dur="0.5s" smil:fill="hold" smil:targetElement="id278" smil:attributeName="height" smil:values="height;height" smil:keyTimes="0;1"/>
                  <anim:animate smil:dur="0.5s" smil:fill="hold" smil:targetElement="id278" smil:attributeName="x" smil:values="x-.2;x" smil:keyTimes="0;1"/>
                  <anim:animate smil:dur="0.5s" smil:fill="hold" smil:targetElement="id278" smil:attributeName="y" smil:values="y;y" smil:keyTimes="0;1"/>
                  <anim:transitionFilter smil:dur="0.5s" smil:targetElement="id2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0" smil:attributeName="visibility" smil:to="visible"/>
                  <anim:animate smil:dur="0.5s" smil:fill="hold" smil:targetElement="id280" smil:attributeName="width" smil:values="width*0.05;width" smil:keyTimes="0;1"/>
                  <anim:animate smil:dur="0.5s" smil:fill="hold" smil:targetElement="id280" smil:attributeName="height" smil:values="height;height" smil:keyTimes="0;1"/>
                  <anim:animate smil:dur="0.5s" smil:fill="hold" smil:targetElement="id280" smil:attributeName="x" smil:values="x-.2;x" smil:keyTimes="0;1"/>
                  <anim:animate smil:dur="0.5s" smil:fill="hold" smil:targetElement="id280" smil:attributeName="y" smil:values="y;y" smil:keyTimes="0;1"/>
                  <anim:transitionFilter smil:dur="0.5s" smil:targetElement="id2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3" smil:attributeName="visibility" smil:to="visible"/>
                  <anim:animate smil:dur="0.5s" smil:fill="hold" smil:targetElement="id283" smil:attributeName="width" smil:values="width*0.05;width" smil:keyTimes="0;1"/>
                  <anim:animate smil:dur="0.5s" smil:fill="hold" smil:targetElement="id283" smil:attributeName="height" smil:values="height;height" smil:keyTimes="0;1"/>
                  <anim:animate smil:dur="0.5s" smil:fill="hold" smil:targetElement="id283" smil:attributeName="x" smil:values="x-.2;x" smil:keyTimes="0;1"/>
                  <anim:animate smil:dur="0.5s" smil:fill="hold" smil:targetElement="id283" smil:attributeName="y" smil:values="y;y" smil:keyTimes="0;1"/>
                  <anim:transitionFilter smil:dur="0.5s" smil:targetElement="id2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4" smil:attributeName="visibility" smil:to="visible"/>
                  <anim:animate smil:dur="0.5s" smil:fill="hold" smil:targetElement="id284" smil:attributeName="width" smil:values="width*0.05;width" smil:keyTimes="0;1"/>
                  <anim:animate smil:dur="0.5s" smil:fill="hold" smil:targetElement="id284" smil:attributeName="height" smil:values="height;height" smil:keyTimes="0;1"/>
                  <anim:animate smil:dur="0.5s" smil:fill="hold" smil:targetElement="id284" smil:attributeName="x" smil:values="x-.2;x" smil:keyTimes="0;1"/>
                  <anim:animate smil:dur="0.5s" smil:fill="hold" smil:targetElement="id284" smil:attributeName="y" smil:values="y;y" smil:keyTimes="0;1"/>
                  <anim:transitionFilter smil:dur="0.5s" smil:targetElement="id28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5" smil:attributeName="visibility" smil:to="visible"/>
                  <anim:animate smil:dur="0.5s" smil:fill="hold" smil:targetElement="id285" smil:attributeName="width" smil:values="width*0.05;width" smil:keyTimes="0;1"/>
                  <anim:animate smil:dur="0.5s" smil:fill="hold" smil:targetElement="id285" smil:attributeName="height" smil:values="height;height" smil:keyTimes="0;1"/>
                  <anim:animate smil:dur="0.5s" smil:fill="hold" smil:targetElement="id285" smil:attributeName="x" smil:values="x-.2;x" smil:keyTimes="0;1"/>
                  <anim:animate smil:dur="0.5s" smil:fill="hold" smil:targetElement="id285" smil:attributeName="y" smil:values="y;y" smil:keyTimes="0;1"/>
                  <anim:transitionFilter smil:dur="0.5s" smil:targetElement="id2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9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289" draw:id="id289">
          <svg:title>TexMaths</svg:title>
          <svg:desc>22§display§\text {The system of linear equations are } §svg§600§FALSE§</svg:desc>
          <draw:polygon draw:style-name="gr2" draw:text-style-name="P6" draw:layer="layout" svg:width="11.579cm" svg:height="0.627cm" svg:x="3.255cm" svg:y="3.166cm" svg:viewBox="0 0 11580 628" draw:points="5790,628 0,628 0,0 11580,0 11580,628">
            <text:p/>
          </draw:polygon>
          <draw:path draw:style-name="gr3" draw:text-style-name="P7" draw:layer="layout" svg:width="0.502cm" svg:height="0.523cm" svg:x="3.244cm" svg:y="3.148cm" svg:viewBox="0 0 503 524" svg:d="M489 0h-475l-14 174h19c11-125 23-149 139-149 14 0 36 0 43 1 15 2 15 11 15 29v410c0 26 0 37-80 37h-30v22c31-1 110-1 146-1 35 0 116 0 147 1v-22h-31c-81 0-81-11-81-37v-410c0-16 0-27 14-29 7-1 28-1 44-1 116 0 128 24 139 149h19z">
            <text:p/>
          </draw:path>
          <draw:path draw:style-name="gr3" draw:text-style-name="P7" draw:layer="layout" svg:width="0.39cm" svg:height="0.538cm" svg:x="3.798cm" svg:y="3.136cm" svg:viewBox="0 0 391 539" svg:d="M60 479c0 35-7 35-60 35v25c26-2 67-2 88-2 19 0 60 0 86 2v-25c-51 0-60 0-60-35v-143c0-81 55-123 104-123s58 42 58 86v180c0 35-9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226cm" svg:y="3.3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4.831cm" svg:y="3.32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79cm" svg:height="0.492cm" svg:x="5.125cm" svg:y="3.338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254cm" svg:height="0.356cm" svg:x="5.544cm" svg:y="3.32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5.838cm" svg:y="3.197cm" svg:viewBox="0 0 243 486" svg:d="M120 167h111v-24h-111v-143h-20c0 63-24 146-100 150v17h67v213c0 97 72 106 100 106 55 0 76-55 76-106v-44h-20v44c0 56-22 86-51 86-52 0-52-70-52-84z">
            <text:p/>
          </draw:path>
          <draw:path draw:style-name="gr3" draw:text-style-name="P7" draw:layer="layout" svg:width="0.3cm" svg:height="0.356cm" svg:x="6.146cm" svg:y="3.3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6.493cm" svg:y="3.331cm" svg:viewBox="0 0 605 343" svg:d="M60 76v209c0 34-9 34-60 34v24c26 0 67-2 88-2 19 0 60 2 86 2v-24c-51 0-60 0-60-34v-144c0-81 55-123 104-123s58 42 58 86v181c0 34-9 34-61 34v24c28 0 67-2 88-2s61 2 88 2v-24c-53 0-62 0-62-34v-144c0-81 56-123 106-123 47 0 56 42 56 86v181c0 34-9 34-60 34v24c27 0 67-2 88-2 20 0 60 2 86 2v-24c-40 0-59 0-59-23v-148c0-67 0-92-25-120-11-12-37-28-81-28-65 0-100 46-113 76-10-67-68-76-104-76-56 0-93 33-114 81v-81l-109 9v24c55 0 60 6 60 43z">
            <text:p/>
          </draw:path>
          <draw:path draw:style-name="gr3" draw:text-style-name="P7" draw:layer="layout" svg:width="0.344cm" svg:height="0.356cm" svg:x="7.39cm" svg:y="3.32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7.781cm" svg:y="3.127cm" svg:viewBox="0 0 252 547" svg:d="M111 213v-90c0-68 37-105 72-105 2 0 14 0 25 5-9 3-23 12-23 32 0 17 12 33 33 33 23 0 34-16 34-33 0-29-29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173cm" svg:height="0.538cm" svg:x="8.275cm" svg:y="3.1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8cm" svg:x="8.49cm" svg:y="3.15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705cm" svg:y="3.33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cm" svg:height="0.356cm" svg:x="9.131cm" svg:y="3.3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9.484cm" svg:y="3.326cm" svg:viewBox="0 0 350 357" svg:d="M225 289c4 31 25 63 62 63 16 0 63-11 63-74v-42h-19v42c0 46-20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9.861cm" svg:y="3.33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0.421cm" svg:y="3.3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10.769cm" svg:y="3.331cm" svg:viewBox="0 0 384 493" svg:d="M269 296v139c0 35-9 35-61 35v23c26 0 67-2 88-2s59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11.176cm" svg:y="3.33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11.614cm" svg:y="3.326cm" svg:viewBox="0 0 350 357" svg:d="M225 289c4 31 25 63 62 63 16 0 63-11 63-74v-42h-19v42c0 46-20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11.982cm" svg:y="3.197cm" svg:viewBox="0 0 245 486" svg:d="M120 167h111v-24h-111v-143h-20c0 63-24 146-100 150v17h67v213c0 97 72 106 100 106 55 0 78-55 78-106v-44h-22v44c0 56-22 86-51 86-52 0-52-70-52-84z">
            <text:p/>
          </draw:path>
          <draw:path draw:style-name="gr3" draw:text-style-name="P7" draw:layer="layout" svg:width="0.166cm" svg:height="0.518cm" svg:x="12.293cm" svg:y="3.15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2.504cm" svg:y="3.32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12.895cm" svg:y="3.33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13.324cm" svg:y="3.32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3.895cm" svg:y="3.326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14.269cm" svg:y="3.33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4.572cm" svg:y="3.3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 xml:id="id287" draw:id="id287">
          <svg:title>TexMaths</svg:title>
          <svg:desc>22§display§\text { i.e. } \ \ 2x + 2000 + y + 500  = 21500§svg§600§FALSE§</svg:desc>
          <draw:polygon draw:style-name="gr2" draw:text-style-name="P6" draw:layer="layout" svg:width="11.478cm" svg:height="0.6cm" svg:x="3.288cm" svg:y="0.828cm" svg:viewBox="0 0 11479 601" draw:points="5740,601 0,601 0,0 11479,0 11479,601">
            <text:p/>
          </draw:polygon>
          <draw:path draw:style-name="gr3" draw:text-style-name="P7" draw:layer="layout" svg:width="0.166cm" svg:height="0.519cm" svg:x="3.274cm" svg:y="0.7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083cm" svg:height="0.084cm" svg:x="3.531cm" svg:y="1.224cm" svg:viewBox="0 0 84 85" svg:d="M84 42c0-23-19-42-42-42s-42 19-42 42 19 43 42 43 42-20 42-43z">
            <text:p/>
          </draw:path>
          <draw:path draw:style-name="gr3" draw:text-style-name="P7" draw:layer="layout" svg:width="0.3cm" svg:height="0.356cm" svg:x="3.7cm" svg:y="0.96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083cm" svg:height="0.084cm" svg:x="4.089cm" svg:y="1.224cm" svg:viewBox="0 0 84 85" svg:d="M84 42c0-23-19-42-42-42s-42 19-42 42 19 43 42 43 42-20 42-43z">
            <text:p/>
          </draw:path>
          <draw:path draw:style-name="gr3" draw:text-style-name="P7" draw:layer="layout" svg:width="0.309cm" svg:height="0.517cm" svg:x="5.134cm" svg:y="0.79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7" draw:layer="layout" svg:width="0.386cm" svg:height="0.351cm" svg:x="5.505cm" svg:y="0.96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8-7-9-7-7 0-9 2-11 7-24 85-79 103-104 103-30 0-42-25-42-51 0-18 5-34 14-69z">
            <text:p/>
          </draw:path>
          <draw:path draw:style-name="gr3" draw:text-style-name="P7" draw:layer="layout" svg:width="0.515cm" svg:height="0.517cm" svg:x="6.139cm" svg:y="0.85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908cm" svg:y="0.79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7" draw:layer="layout" svg:width="0.326cm" svg:height="0.533cm" svg:x="7.286cm" svg:y="0.791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26cm" svg:height="0.533cm" svg:x="7.674cm" svg:y="0.791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26cm" svg:height="0.533cm" svg:x="8.059cm" svg:y="0.791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515cm" svg:height="0.517cm" svg:x="8.631cm" svg:y="0.85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9.384cm" svg:y="0.965cm" svg:viewBox="0 0 359 502" svg:d="M355 48c4-11 4-13 4-18 0-14-12-21-23-21-9 0-21 3-28 16-2 3-7 28-11 42-5 19-10 40-15 62l-36 140c-1 11-35 66-86 66-40 0-49-34-49-64 0-35 14-83 40-151 13-32 14-41 14-57 0-35-24-63-63-63-74 0-102 113-102 120s7 7 9 7c9 0 9-2 12-14 21-72 53-95 79-95 6 0 20 0 20 24 0 20-7 39-14 55-30 81-44 127-44 162 0 69 49 93 95 93 30 0 56-14 77-35-9 40-19 77-49 120-21 26-51 49-86 49-11 0-46-3-59-33 13 0 22 0 34-9 7-7 14-18 14-32 0-25-21-28-28-28-18 0-44 12-44 51s35 67 83 67c81 0 160-71 181-159z">
            <text:p/>
          </draw:path>
          <draw:path draw:style-name="gr3" draw:text-style-name="P7" draw:layer="layout" svg:width="0.515cm" svg:height="0.517cm" svg:x="9.982cm" svg:y="0.85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3cm" svg:x="10.751cm" svg:y="0.791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7" draw:layer="layout" svg:width="0.326cm" svg:height="0.533cm" svg:x="11.13cm" svg:y="0.791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26cm" svg:height="0.533cm" svg:x="11.515cm" svg:y="0.791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515cm" svg:height="0.182cm" svg:x="12.131cm" svg:y="1.0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942cm" svg:y="0.79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7" draw:layer="layout" svg:width="0.256cm" svg:height="0.517cm" svg:x="13.358cm" svg:y="0.79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3cm" svg:x="13.715cm" svg:y="0.791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5 141 141 141 90 0 169-74 169-173z">
            <text:p/>
          </draw:path>
          <draw:path draw:style-name="gr3" draw:text-style-name="P7" draw:layer="layout" svg:width="0.326cm" svg:height="0.533cm" svg:x="14.093cm" svg:y="0.791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26cm" svg:height="0.533cm" svg:x="14.479cm" svg:y="0.791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</draw:g>
        <draw:g xml:id="id288" draw:id="id288">
          <svg:title>TexMaths</svg:title>
          <svg:desc>22§display§\text { i.e. } \ \ 2x + y = 19000§svg§600§FALSE§</svg:desc>
          <draw:polygon draw:style-name="gr2" draw:text-style-name="P6" draw:layer="layout" svg:width="6.885cm" svg:height="0.6cm" svg:x="3.289cm" svg:y="2.029cm" svg:viewBox="0 0 6886 601" draw:points="3443,601 0,601 0,0 6886,0 6886,601">
            <text:p/>
          </draw:polygon>
          <draw:path draw:style-name="gr3" draw:text-style-name="P7" draw:layer="layout" svg:width="0.166cm" svg:height="0.519cm" svg:x="3.275cm" svg:y="1.9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083cm" svg:height="0.084cm" svg:x="3.532cm" svg:y="2.425cm" svg:viewBox="0 0 84 85" svg:d="M84 42c0-23-19-42-42-42s-42 19-42 42 19 43 42 43 42-20 42-43z">
            <text:p/>
          </draw:path>
          <draw:path draw:style-name="gr3" draw:text-style-name="P7" draw:layer="layout" svg:width="0.3cm" svg:height="0.356cm" svg:x="3.701cm" svg:y="2.161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083cm" svg:height="0.084cm" svg:x="4.09cm" svg:y="2.425cm" svg:viewBox="0 0 84 85" svg:d="M84 42c0-23-19-42-42-42s-42 19-42 42 19 43 42 43 42-20 42-43z">
            <text:p/>
          </draw:path>
          <draw:path draw:style-name="gr3" draw:text-style-name="P7" draw:layer="layout" svg:width="0.309cm" svg:height="0.517cm" svg:x="5.136cm" svg:y="1.99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5.507cm" svg:y="2.16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517cm" svg:x="6.141cm" svg:y="2.0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6cm" svg:height="0.501cm" svg:x="6.894cm" svg:y="2.166cm" svg:viewBox="0 0 357 502" svg:d="M356 48c1-11 1-13 1-18 0-14-10-21-21-21-9 0-21 3-28 16-2 3-7 28-11 42-5 19-10 40-15 62l-36 140c-1 11-35 66-88 66-38 0-47-34-47-64 0-35 14-83 40-151 13-32 14-41 14-57 0-35-24-63-63-63-74 0-102 113-102 120s7 7 9 7c9 0 9-2 12-14 21-72 53-95 79-95 6 0 20 0 20 24 0 20-7 39-14 55-30 81-44 127-44 162 0 69 49 93 95 93 30 0 56-14 77-35-9 40-19 77-49 120-21 26-51 49-86 49-11 0-46-3-59-33 13 0 22 0 32-9 9-7 16-18 16-32 0-25-21-28-28-28-18 0-44 12-44 51s35 67 83 67c81 0 160-71 181-159z">
            <text:p/>
          </draw:path>
          <draw:path draw:style-name="gr3" draw:text-style-name="P7" draw:layer="layout" svg:width="0.515cm" svg:height="0.182cm" svg:x="7.537cm" svg:y="2.2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378cm" svg:y="1.99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8.728cm" svg:y="1.992cm" svg:viewBox="0 0 322 534" svg:d="M253 269v25c0 183-80 218-126 218-14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3cm" svg:x="9.114cm" svg:y="1.992cm" svg:viewBox="0 0 327 534" svg:d="M327 269c0-63-3-125-31-183-35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26cm" svg:height="0.533cm" svg:x="9.499cm" svg:y="1.992cm" svg:viewBox="0 0 327 534" svg:d="M327 269c0-63-3-125-31-183-35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26cm" svg:height="0.533cm" svg:x="9.887cm" svg:y="1.992cm" svg:viewBox="0 0 327 534" svg:d="M327 269c0-63-3-125-31-183-35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</draw:g>
        <draw:g xml:id="id290" draw:id="id290">
          <svg:title>TexMaths</svg:title>
          <svg:desc>22§display§3x + 2y  = 35000 \text { and } 2x + y = 19000§svg§600§FALSE§</svg:desc>
          <draw:polygon draw:style-name="gr2" draw:text-style-name="P6" draw:layer="layout" svg:width="12.33cm" svg:height="0.619cm" svg:x="3.253cm" svg:y="4.368cm" svg:viewBox="0 0 12331 620" draw:points="6166,620 0,620 0,0 12331,0 12331,620">
            <text:p/>
          </draw:polygon>
          <draw:path draw:style-name="gr3" draw:text-style-name="P7" draw:layer="layout" svg:width="0.321cm" svg:height="0.532cm" svg:x="3.246cm" svg:y="4.3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3.623cm" svg:y="4.5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4.258cm" svg:y="4.41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5.027cm" svg:y="4.3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8cm" svg:height="0.501cm" svg:x="5.397cm" svg:y="4.52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7" draw:layer="layout" svg:width="0.515cm" svg:height="0.182cm" svg:x="6.039cm" svg:y="4.5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6.845cm" svg:y="4.3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09cm" svg:height="0.532cm" svg:x="7.238cm" svg:y="4.3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26cm" svg:height="0.532cm" svg:x="7.616cm" svg:y="4.3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8.002cm" svg:y="4.3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8.389cm" svg:y="4.3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49cm" svg:height="0.356cm" svg:x="9.035cm" svg:y="4.5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415cm" svg:y="4.5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9.846cm" svg:y="4.329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09cm" svg:height="0.516cm" svg:x="10.545cm" svg:y="4.3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917cm" svg:y="4.5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55cm" svg:y="4.41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8cm" svg:height="0.501cm" svg:x="12.303cm" svg:y="4.52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182cm" svg:x="12.946cm" svg:y="4.5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787cm" svg:y="4.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4.137cm" svg:y="4.35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2cm" svg:x="14.521cm" svg:y="4.3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4.908cm" svg:y="4.3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5.296cm" svg:y="4.3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 xml:id="id291" draw:id="id291">
          <svg:title>TexMaths</svg:title>
          <svg:desc>22§display§\text {Let , }§svg§600§FALSE§</svg:desc>
          <draw:polygon draw:style-name="gr2" draw:text-style-name="P6" draw:layer="layout" svg:width="1.464cm" svg:height="0.601cm" svg:x="3.247cm" svg:y="6.166cm" svg:viewBox="0 0 1465 602" draw:points="733,602 0,602 0,0 1465,0 1465,602">
            <text:p/>
          </draw:polygon>
          <draw:path draw:style-name="gr3" draw:text-style-name="P7" draw:layer="layout" svg:width="0.425cm" svg:height="0.529cm" svg:x="3.233cm" svg:y="6.127cm" svg:viewBox="0 0 426 530" svg:d="M426 329h-20c-8 80-19 176-156 176h-64c-35 0-36-5-36-30v-413c0-27 0-37 73-37h25v-25c-28 2-98 2-130 2-30 0-92 0-118-2v25h19c60 0 60 8 60 35v410c0 28 0 35-60 35h-19v25h405z">
            <text:p/>
          </draw:path>
          <draw:path draw:style-name="gr3" draw:text-style-name="P7" draw:layer="layout" svg:width="0.3cm" svg:height="0.356cm" svg:x="3.713cm" svg:y="6.308cm" svg:viewBox="0 0 301 357" svg:d="M65 153c5-116 70-135 97-135 79 0 88 104 88 135zM65 169h216c18 0 20 0 20-16 0-77-42-153-139-153-90 0-162 79-162 178 0 104 81 179 171 179 95 0 130-86 130-102 0-7-7-8-11-8-7 0-9 5-9 10-28 81-98 81-105 81-39 0-70-25-88-53-23-37-23-88-23-116z">
            <text:p/>
          </draw:path>
          <draw:path draw:style-name="gr3" draw:text-style-name="P7" draw:layer="layout" svg:width="0.243cm" svg:height="0.485cm" svg:x="4.049cm" svg:y="6.18cm" svg:viewBox="0 0 244 486" svg:d="M120 167h110v-24h-110v-143h-20c0 63-24 146-100 150v17h67v213c0 97 72 106 100 106 55 0 77-55 77-106v-44h-21v44c0 57-22 87-51 87-52 0-52-71-52-85z">
            <text:p/>
          </draw:path>
          <draw:path draw:style-name="gr3" draw:text-style-name="P7" draw:layer="layout" svg:width="0.09cm" svg:height="0.231cm" svg:x="4.66cm" svg:y="6.573cm" svg:viewBox="0 0 91 232" svg:d="M91 81c0-49-17-81-49-81-28 0-42 21-42 41 0 21 14 42 42 42 13 0 21-6 30-11l2-2c0 0 2 0 2 11 0 51-23 99-58 136-4 3-6 5-6 7 0 7 4 8 9 8 9 0 70-61 70-151z">
            <text:p/>
          </draw:path>
        </draw:g>
        <draw:g xml:id="id292" draw:id="id292">
          <svg:title>TexMaths</svg:title>
          <svg:desc>22§display§A = \begin{bmatrix} 3  &amp;  2 \\  
                                  2  &amp;  1 \end{bmatrix} ,
§svg§600§FALSE§</svg:desc>
          <draw:polygon draw:style-name="gr2" draw:text-style-name="P6" draw:layer="layout" svg:width="4.183cm" svg:height="1.779cm" svg:x="5.147cm" svg:y="5.572cm" svg:viewBox="0 0 4184 1780" draw:points="2091,1780 0,1780 0,0 4184,0 4184,1780">
            <text:p/>
          </draw:polygon>
          <draw:path draw:style-name="gr3" draw:text-style-name="P7" draw:layer="layout" svg:width="0.531cm" svg:height="0.555cm" svg:x="5.135cm" svg:y="6.1cm" svg:viewBox="0 0 532 556" svg:d="M111 466c-30 51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5.946cm" svg:y="6.37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6.913cm" svg:y="5.533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7.161cm" svg:y="5.66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6cm" svg:x="8.326cm" svg:y="5.6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09cm" svg:height="0.516cm" svg:x="7.166cm" svg:y="6.59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56cm" svg:height="0.516cm" svg:x="8.356cm" svg:y="6.59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8.685cm" svg:y="5.533cm" svg:viewBox="0 0 206 1857" draw:points="162,1815 0,1815 0,1857 206,1857 206,0 0,0 0,42 162,42">
            <text:p/>
          </draw:polygon>
          <draw:path draw:style-name="gr3" draw:text-style-name="P7" draw:layer="layout" svg:width="0.091cm" svg:height="0.231cm" svg:x="9.278cm" svg:y="6.572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293" draw:id="id293">
          <svg:title>TexMaths</svg:title>
          <svg:desc>22§display§X = \begin{bmatrix} x \\  y \end{bmatrix} \text { and}
§svg§600§FALSE§</svg:desc>
          <draw:polygon draw:style-name="gr2" draw:text-style-name="P6" draw:layer="layout" svg:width="4.523cm" svg:height="1.779cm" svg:x="9.954cm" svg:y="5.573cm" svg:viewBox="0 0 4524 1780" draw:points="2261,1780 0,1780 0,0 4524,0 4524,1780">
            <text:p/>
          </draw:polygon>
          <draw:path draw:style-name="gr3" draw:text-style-name="P7" draw:layer="layout" svg:width="0.638cm" svg:height="0.529cm" svg:x="9.936cm" svg:y="6.127cm" svg:viewBox="0 0 639 530" svg:d="M355 211l-65-155c-3-5-3-8-3-10 0-4 12-20 46-21 7-2 14-2 14-16 0-9-9-9-11-9-32 0-65 2-98 2-20 0-67-2-87-2-5 0-14 0-14 16 0 9 7 9 18 9 47 0 51 7 58 24l91 217-163 176-11 9c-37 40-74 52-112 54-11 2-18 2-18 16 0 2 0 9 11 9 22 0 47-2 72-2 28 0 60 2 86 2 5 0 14 0 14-16 0-7-7-9-9-9-7 0-30-2-30-23 0-12 11-24 20-35l79-84 70-76 78 185c3 9 5 10 5 12 0 5-16 19-46 21-9 2-16 2-16 16 0 9 9 9 13 9 21 0 75-2 96-2 20 0 67 2 87 2 5 0 15 0 15-14 0-11-8-11-14-11-52 0-54-2-66-33-30-72-83-194-101-240 53-54 134-148 159-169 22-17 52-37 98-38 11-2 18-2 18-16 0-2 0-9-11-9-23 0-47 2-72 2-28 0-58-2-86-2-5 0-14 0-14 16 0 5 3 7 9 9 7 0 31 1 31 23 0 12-9 21-16 28z">
            <text:p/>
          </draw:path>
          <draw:path draw:style-name="gr3" draw:text-style-name="P7" draw:layer="layout" svg:width="0.515cm" svg:height="0.182cm" svg:x="10.874cm" svg:y="6.372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205cm" svg:height="1.856cm" svg:x="11.84cm" svg:y="5.534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12.077cm" svg:y="5.842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4 51 51 0 79-55 81-60 9 30 37 60 84 60 79 0 123-100 123-120 0-7-7-7-8-7-7 0-9 2-11 7-25 85-77 102-104 102-30 0-42-24-42-51 0-17 5-33 14-68z">
            <text:p/>
          </draw:path>
          <draw:path draw:style-name="gr3" draw:text-style-name="P7" draw:layer="layout" svg:width="0.358cm" svg:height="0.501cm" svg:x="12.095cm" svg:y="6.77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olygon draw:style-name="gr3" draw:text-style-name="P7" draw:layer="layout" svg:width="0.205cm" svg:height="1.856cm" svg:x="12.507cm" svg:y="5.534cm" svg:viewBox="0 0 206 1857" draw:points="162,1815 0,1815 0,1857 206,1857 206,0 0,0 0,42 162,42">
            <text:p/>
          </draw:polygon>
          <draw:path draw:style-name="gr3" draw:text-style-name="P7" draw:layer="layout" svg:width="0.349cm" svg:height="0.356cm" svg:x="13.323cm" svg:y="6.308cm" svg:viewBox="0 0 350 357" svg:d="M225 289c4 31 25 63 62 63 16 0 63-11 63-74v-42h-19v42c0 46-20 51-28 51-25 0-29-35-29-39v-156c0-32 0-62-28-92-30-30-68-42-107-42-63 0-116 37-116 88 0 23 16 37 35 37 21 0 35-16 35-37 0-9-3-35-38-35 21-27 58-35 84-35 37 0 81 30 81 98v30c-39 2-93 4-143 26-58 27-77 67-77 103 0 63 76 82 125 82 51 0 86-31 100-68zM220 162v77c0 74-55 101-90 101-39 0-70-28-70-67 0-42 33-108 160-111z">
            <text:p/>
          </draw:path>
          <draw:path draw:style-name="gr3" draw:text-style-name="P7" draw:layer="layout" svg:width="0.39cm" svg:height="0.342cm" svg:x="13.701cm" svg:y="6.314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4.132cm" svg:y="6.118cm" svg:viewBox="0 0 384 547" svg:d="M269 496v51l115-8v-25c-55 0-62-5-62-42v-472l-111 9v24c53 0 60 6 60 43v167c-23-26-56-48-99-48-91 0-172 76-172 176 0 99 76 176 165 176 50 0 85-26 104-51zM269 289v158c0 14 0 16-9 28-22 37-58 55-91 55-35 0-63-20-83-49-19-32-21-76-21-108 0-30 0-76 23-111 18-24 46-49 88-49 28 0 60 11 84 46 9 14 9 16 9 30z">
            <text:p/>
          </draw:path>
        </draw:g>
        <draw:g xml:id="id294" draw:id="id294">
          <svg:title>TexMaths</svg:title>
          <svg:desc>22§display§C = \begin{bmatrix} 35000 \\  19000 \end{bmatrix}§svg§600§FALSE§</svg:desc>
          <draw:polygon draw:style-name="gr2" draw:text-style-name="P6" draw:layer="layout" svg:width="4.117cm" svg:height="1.779cm" svg:x="15.136cm" svg:y="5.574cm" svg:viewBox="0 0 4118 1780" draw:points="2059,1780 0,1780 0,0 4118,0 4118,1780">
            <text:p/>
          </draw:polygon>
          <draw:path draw:style-name="gr3" draw:text-style-name="P7" draw:layer="layout" svg:width="0.55cm" svg:height="0.562cm" svg:x="15.136cm" svg:y="6.111cm" svg:viewBox="0 0 551 563" svg:d="M551 7c0-2-2-7-9-7-2 0-4 0-12 9l-53 60c-7-11-44-69-130-69-173 0-347 171-347 352 0 127 92 211 209 211 69 0 127-30 169-67 72-63 85-133 85-135 0-7-7-7-9-7-5 0-9 0-11 7-7 23-24 77-77 123-55 42-104 56-144 56-69 0-152-40-152-162 0-44 16-169 94-260 47-55 121-93 190-93 79 0 125 59 125 149 0 30-2 32-2 39 0 9 7 9 10 9 11 0 11-2 14-16z">
            <text:p/>
          </draw:path>
          <draw:path draw:style-name="gr3" draw:text-style-name="P7" draw:layer="layout" svg:width="0.515cm" svg:height="0.182cm" svg:x="15.963cm" svg:y="6.373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205cm" svg:height="1.856cm" svg:x="16.929cm" svg:y="5.535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17.175cm" svg:y="5.66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17.57cm" svg:y="5.669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26cm" svg:height="0.532cm" svg:x="17.948cm" svg:y="5.669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8.333cm" svg:y="5.669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8.72cm" svg:y="5.669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256cm" svg:height="0.516cm" svg:x="17.212cm" svg:y="6.59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7.563cm" svg:y="6.598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2cm" svg:x="17.948cm" svg:y="6.598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8.333cm" svg:y="6.598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8.72cm" svg:y="6.598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olygon draw:style-name="gr3" draw:text-style-name="P7" draw:layer="layout" svg:width="0.205cm" svg:height="1.856cm" svg:x="19.088cm" svg:y="5.535cm" svg:viewBox="0 0 206 1857" draw:points="162,1815 0,1815 0,1857 206,1857 206,0 0,0 0,42 162,42">
            <text:p/>
          </draw:polygon>
        </draw:g>
        <draw:g xml:id="id295" draw:id="id295">
          <svg:title>TexMaths</svg:title>
          <svg:desc>22§display§\therefore \ \ \text {The matrix equation is }AX = C§svg§600§FALSE§</svg:desc>
          <draw:polygon draw:style-name="gr2" draw:text-style-name="P6" draw:layer="layout" svg:width="12.108cm" svg:height="0.627cm" svg:x="3.15cm" svg:y="7.964cm" svg:viewBox="0 0 12109 628" draw:points="6055,628 0,628 0,0 12109,0 12109,628">
            <text:p/>
          </draw:polygon>
          <draw:path draw:style-name="gr3" draw:text-style-name="P7" draw:layer="layout" svg:width="0.469cm" svg:height="0.418cm" svg:x="3.134cm" svg:y="8.1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02cm" svg:height="0.523cm" svg:x="4.385cm" svg:y="7.955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7" draw:layer="layout" svg:width="0.39cm" svg:height="0.538cm" svg:x="4.94cm" svg:y="7.94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5.366cm" svg:y="8.1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5.971cm" svg:y="8.13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6.623cm" svg:y="8.1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6.992cm" svg:y="8.0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7.3cm" svg:y="8.1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7.606cm" svg:y="7.9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7.805cm" svg:y="8.145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3cm" svg:height="0.356cm" svg:x="8.483cm" svg:y="8.1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8.831cm" svg:y="8.13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9.238cm" svg:y="8.13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9.676cm" svg:y="8.1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0.044cm" svg:y="8.0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0.356cm" svg:y="7.9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0.567cm" svg:y="8.1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0.956cm" svg:y="8.1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66cm" svg:height="0.518cm" svg:x="11.644cm" svg:y="7.9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1.859cm" svg:y="8.13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1cm" svg:height="0.555cm" svg:x="12.424cm" svg:y="7.925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638cm" svg:height="0.529cm" svg:x="12.998cm" svg:y="7.95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1-2-31-23 0-12 12-24 21-35l79-84 70-76 78 185c3 8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0 1 30 23 0 12-7 21-14 28z">
            <text:p/>
          </draw:path>
          <draw:path draw:style-name="gr3" draw:text-style-name="P7" draw:layer="layout" svg:width="0.515cm" svg:height="0.182cm" svg:x="13.936cm" svg:y="8.1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5cm" svg:height="0.562cm" svg:x="14.747cm" svg:y="7.934cm" svg:viewBox="0 0 551 563" svg:d="M551 7c0-2-2-7-9-7-2 0-3 0-12 9l-53 60c-7-11-44-69-130-69-173 0-347 171-347 352 0 127 92 211 209 211 69 0 127-30 169-67 73-63 85-133 85-135 0-7-7-7-9-7-5 0-9 0-10 7-7 23-25 77-78 123-54 42-104 56-142 56-71 0-154-40-154-162 0-44 16-169 94-260 47-55 121-93 190-93 79 0 125 59 125 149 0 30-2 32-2 39 0 9 7 9 11 9 10 0 10-2 14-16z">
            <text:p/>
          </draw:path>
        </draw:g>
        <draw:g xml:id="id296" draw:id="id296">
          <svg:title>TexMaths</svg:title>
          <svg:desc>22§display§\text {i.e.}§svg§600§FALSE§</svg:desc>
          <draw:polygon draw:style-name="gr2" draw:text-style-name="P6" draw:layer="layout" svg:width="0.846cm" svg:height="0.45cm" svg:x="3.249cm" svg:y="9.766cm" svg:viewBox="0 0 847 451" draw:points="423,451 0,451 0,0 847,0 847,451">
            <text:p/>
          </draw:polygon>
          <draw:path draw:style-name="gr3" draw:text-style-name="P7" draw:layer="layout" svg:width="0.166cm" svg:height="0.518cm" svg:x="3.235cm" svg:y="9.72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084cm" svg:height="0.083cm" svg:x="3.492cm" svg:y="10.162cm" svg:viewBox="0 0 85 84" svg:d="M85 42c0-23-20-42-43-42s-42 19-42 42 19 42 42 42 43-19 43-42z">
            <text:p/>
          </draw:path>
          <draw:path draw:style-name="gr3" draw:text-style-name="P7" draw:layer="layout" svg:width="0.3cm" svg:height="0.356cm" svg:x="3.661cm" svg:y="9.898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7" draw:layer="layout" svg:width="0.084cm" svg:height="0.083cm" svg:x="4.05cm" svg:y="10.162cm" svg:viewBox="0 0 85 84" svg:d="M85 42c0-23-20-42-43-42s-42 19-42 42 19 42 42 42 43-19 43-42z">
            <text:p/>
          </draw:path>
        </draw:g>
        <draw:g xml:id="id297" draw:id="id297">
          <svg:title>TexMaths</svg:title>
          <svg:desc>22§display§\begin{bmatrix} 3  &amp;  2 \\  
                           2  &amp;  1 \end{bmatrix}
\begin{bmatrix} x \\  y \end{bmatrix}
= \begin{bmatrix} 35000 \\  19000 \end{bmatrix}
§svg§600§FALSE§</svg:desc>
          <draw:polygon draw:style-name="gr2" draw:text-style-name="P6" draw:layer="layout" svg:width="7.259cm" svg:height="1.779cm" svg:x="4.537cm" svg:y="9.176cm" svg:viewBox="0 0 7260 1780" draw:points="3629,1780 0,1780 0,0 7260,0 7260,1780">
            <text:p/>
          </draw:polygon>
          <draw:polygon draw:style-name="gr3" draw:text-style-name="P7" draw:layer="layout" svg:width="0.205cm" svg:height="1.856cm" svg:x="4.692cm" svg:y="9.137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4.938cm" svg:y="9.271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6cm" svg:x="6.105cm" svg:y="9.27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09cm" svg:height="0.516cm" svg:x="4.945cm" svg:y="10.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56cm" svg:height="0.516cm" svg:x="6.135cm" svg:y="10.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6.464cm" svg:y="9.137cm" svg:viewBox="0 0 206 1857" draw:points="162,1815 0,1815 0,1857 206,1857 206,0 0,0 0,42 162,42">
            <text:p/>
          </draw:polygon>
          <draw:polygon draw:style-name="gr3" draw:text-style-name="P7" draw:layer="layout" svg:width="0.205cm" svg:height="1.856cm" svg:x="7.182cm" svg:y="9.137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7.42cm" svg:y="9.4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358cm" svg:height="0.501cm" svg:x="7.437cm" svg:y="10.373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7" draw:layer="layout" svg:width="0.205cm" svg:height="1.856cm" svg:x="7.851cm" svg:y="9.137cm" svg:viewBox="0 0 206 1857" draw:points="162,1815 0,1815 0,1857 206,1857 206,0 0,0 0,42 162,42">
            <text:p/>
          </draw:polygon>
          <draw:path draw:style-name="gr3" draw:text-style-name="P7" draw:layer="layout" svg:width="0.515cm" svg:height="0.182cm" svg:x="8.506cm" svg:y="9.97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9.472cm" svg:y="9.137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9.718cm" svg:y="9.27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10.112cm" svg:y="9.27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26cm" svg:height="0.532cm" svg:x="10.491cm" svg:y="9.271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0.876cm" svg:y="9.271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1.263cm" svg:y="9.271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256cm" svg:height="0.516cm" svg:x="9.755cm" svg:y="10.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0.105cm" svg:y="10.2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2cm" svg:x="10.491cm" svg:y="10.2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0.876cm" svg:y="10.2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1.263cm" svg:y="10.2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olygon draw:style-name="gr3" draw:text-style-name="P7" draw:layer="layout" svg:width="0.205cm" svg:height="1.856cm" svg:x="11.631cm" svg:y="9.137cm" svg:viewBox="0 0 206 1857" draw:points="162,1815 0,1815 0,1857 206,1857 206,0 0,0 0,42 162,42">
            <text:p/>
          </draw:polygon>
        </draw:g>
        <draw:g xml:id="id298" draw:id="id298">
          <svg:title>TexMaths</svg:title>
          <svg:desc>20§display§R_1 \rightarrow R_1 - 2R_2§svg§600§FALSE§</svg:desc>
          <draw:polygon draw:style-name="gr2" draw:text-style-name="P6" draw:layer="layout" svg:width="4.713cm" svg:height="0.517cm" svg:x="3.87cm" svg:y="11.612cm" svg:viewBox="0 0 4714 518" draw:points="2358,518 0,518 0,0 4714,0 4714,518">
            <text:p/>
          </draw:polygon>
          <draw:path draw:style-name="gr3" draw:text-style-name="P7" draw:layer="layout" svg:width="0.503cm" svg:height="0.497cm" svg:x="3.864cm" svg:y="11.577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20 0 68-1 89-1 19 0 69 1 90 1 5 0 13 0 13-14 0-8-5-8-20-8-25 0-46 0-46-13 0-3 2-6 3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18cm" svg:height="0.327cm" svg:x="4.422cm" svg:y="11.837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624cm" svg:height="0.368cm" svg:x="4.918cm" svg:y="11.699cm" svg:viewBox="0 0 625 369" svg:d="M549 199c-39 30-58 59-64 67-31 50-37 94-37 94 0 9 8 9 14 9 12 0 13-2 16-13 16-71 58-130 138-162 8-3 9-5 9-10s-4-6-4-8c-32-11-117-46-144-165-2-9-3-11-15-11-6 0-14 0-14 8 0 2 6 46 37 95 13 20 33 44 64 67h-523c-13 0-26 0-26 14 0 15 13 15 26 15z">
            <text:p/>
          </draw:path>
          <draw:path draw:style-name="gr3" draw:text-style-name="P7" draw:layer="layout" svg:width="0.503cm" svg:height="0.497cm" svg:x="5.806cm" svg:y="11.577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19 0 68-1 89-1 19 0 69 1 90 1 5 0 13 0 13-14 0-8-5-8-20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18cm" svg:height="0.327cm" svg:x="6.364cm" svg:y="11.837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29cm" svg:height="0.029cm" svg:x="6.841cm" svg:y="11.86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7cm" svg:x="7.521cm" svg:y="11.588cm" svg:viewBox="0 0 282 471" svg:d="M54 417l76-74c110-98 152-135 152-205 0-82-63-138-149-138-80 0-133 66-133 128 0 39 35 39 37 39 13 0 37-8 37-37 0-18-13-37-37-37-7 0-7 0-10 2 16-47 55-73 96-73 64 0 95 57 95 116 0 56-36 112-74 155l-136 151c-8 8-8 9-8 27h262l20-123h-18c-3 21-8 53-14 62-7 7-53 7-68 7z">
            <text:p/>
          </draw:path>
          <draw:path draw:style-name="gr3" draw:text-style-name="P7" draw:layer="layout" svg:width="0.503cm" svg:height="0.497cm" svg:x="7.865cm" svg:y="11.577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19 0 68-1 89-1 19 0 69 1 90 1 5 0 13 0 13-14 0-8-7-8-20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218cm" svg:height="0.327cm" svg:x="8.401cm" svg:y="11.837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</draw:g>
        <draw:g xml:id="id299" draw:id="id299">
          <svg:title>TexMaths</svg:title>
          <svg:desc>22§display§\begin{bmatrix}      -1  &amp;  0 \\  
                           \ \   2  &amp;  1 \end{bmatrix}
\begin{bmatrix} x \\  y \end{bmatrix}
= \begin{bmatrix} - \ 3000 \\   \ \ 19000 \end{bmatrix}
§svg§600§FALSE§</svg:desc>
          <draw:polygon draw:style-name="gr2" draw:text-style-name="P6" draw:layer="layout" svg:width="8.377cm" svg:height="1.779cm" svg:x="4.54cm" svg:y="12.78cm" svg:viewBox="0 0 8378 1780" draw:points="4189,1780 0,1780 0,0 8378,0 8378,1780">
            <text:p/>
          </draw:polygon>
          <draw:polygon draw:style-name="gr3" draw:text-style-name="P7" draw:layer="layout" svg:width="0.205cm" svg:height="1.856cm" svg:x="4.695cm" svg:y="12.741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4.973cm" svg:y="13.18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5.58cm" svg:y="12.87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6.701cm" svg:y="12.875cm" svg:viewBox="0 0 327 533" svg:d="M327 269c0-63-3-125-31-183-35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09cm" svg:height="0.516cm" svg:x="5.506cm" svg:y="13.80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56cm" svg:height="0.516cm" svg:x="6.74cm" svg:y="13.80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7.068cm" svg:y="12.741cm" svg:viewBox="0 0 206 1857" draw:points="162,1815 0,1815 0,1857 206,1857 206,0 0,0 0,42 162,42">
            <text:p/>
          </draw:polygon>
          <draw:polygon draw:style-name="gr3" draw:text-style-name="P7" draw:layer="layout" svg:width="0.205cm" svg:height="1.856cm" svg:x="7.787cm" svg:y="12.741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8.025cm" svg:y="13.0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58cm" svg:height="0.501cm" svg:x="8.043cm" svg:y="13.977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7" draw:layer="layout" svg:width="0.205cm" svg:height="1.856cm" svg:x="8.455cm" svg:y="12.741cm" svg:viewBox="0 0 206 1857" draw:points="162,1815 0,1815 0,1857 206,1857 206,0 0,0 0,42 162,42">
            <text:p/>
          </draw:polygon>
          <draw:path draw:style-name="gr3" draw:text-style-name="P7" draw:layer="layout" svg:width="0.515cm" svg:height="0.182cm" svg:x="9.111cm" svg:y="13.57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10.077cm" svg:y="12.741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10.377cm" svg:y="13.18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206cm" svg:y="12.87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11.589cm" svg:y="12.875cm" svg:viewBox="0 0 327 533" svg:d="M327 269c0-63-3-125-31-183-35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1.977cm" svg:y="12.875cm" svg:viewBox="0 0 327 533" svg:d="M327 269c0-63-3-125-31-183-35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2.362cm" svg:y="12.875cm" svg:viewBox="0 0 327 533" svg:d="M327 269c0-63-3-125-31-183-35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256cm" svg:height="0.516cm" svg:x="10.877cm" svg:y="13.80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227cm" svg:y="13.804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2cm" svg:x="11.61cm" svg:y="13.804cm" svg:viewBox="0 0 327 533" svg:d="M327 269c0-63-3-125-31-183-35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1.998cm" svg:y="13.804cm" svg:viewBox="0 0 327 533" svg:d="M327 269c0-63-3-125-31-183-35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2.383cm" svg:y="13.804cm" svg:viewBox="0 0 327 533" svg:d="M327 269c0-63-3-125-31-183-35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olygon draw:style-name="gr3" draw:text-style-name="P7" draw:layer="layout" svg:width="0.205cm" svg:height="1.856cm" svg:x="12.751cm" svg:y="12.741cm" svg:viewBox="0 0 206 1857" draw:points="162,1815 0,1815 0,1857 206,1857 206,0 0,0 0,42 162,42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9" smil:attributeName="visibility" smil:to="visible"/>
                  <anim:animate smil:dur="0.5s" smil:fill="hold" smil:targetElement="id289" smil:attributeName="width" smil:values="width*0.05;width" smil:keyTimes="0;1"/>
                  <anim:animate smil:dur="0.5s" smil:fill="hold" smil:targetElement="id289" smil:attributeName="height" smil:values="height;height" smil:keyTimes="0;1"/>
                  <anim:animate smil:dur="0.5s" smil:fill="hold" smil:targetElement="id289" smil:attributeName="x" smil:values="x-.2;x" smil:keyTimes="0;1"/>
                  <anim:animate smil:dur="0.5s" smil:fill="hold" smil:targetElement="id289" smil:attributeName="y" smil:values="y;y" smil:keyTimes="0;1"/>
                  <anim:transitionFilter smil:dur="0.5s" smil:targetElement="id2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91" smil:attributeName="visibility" smil:to="visible"/>
                  <anim:animate smil:dur="0.25s" smil:fill="hold" smil:targetElement="id291" smil:attributeName="width" smil:values="width*0.05;width" smil:keyTimes="0;1"/>
                  <anim:animate smil:dur="0.25s" smil:fill="hold" smil:targetElement="id291" smil:attributeName="height" smil:values="height;height" smil:keyTimes="0;1"/>
                  <anim:animate smil:dur="0.25s" smil:fill="hold" smil:targetElement="id291" smil:attributeName="x" smil:values="x-.2;x" smil:keyTimes="0;1"/>
                  <anim:animate smil:dur="0.25s" smil:fill="hold" smil:targetElement="id291" smil:attributeName="y" smil:values="y;y" smil:keyTimes="0;1"/>
                  <anim:transitionFilter smil:dur="0.25s" smil:targetElement="id29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5" smil:attributeName="visibility" smil:to="visible"/>
                  <anim:animate smil:dur="0.5s" smil:fill="hold" smil:targetElement="id295" smil:attributeName="width" smil:values="width*0.05;width" smil:keyTimes="0;1"/>
                  <anim:animate smil:dur="0.5s" smil:fill="hold" smil:targetElement="id295" smil:attributeName="height" smil:values="height;height" smil:keyTimes="0;1"/>
                  <anim:animate smil:dur="0.5s" smil:fill="hold" smil:targetElement="id295" smil:attributeName="x" smil:values="x-.2;x" smil:keyTimes="0;1"/>
                  <anim:animate smil:dur="0.5s" smil:fill="hold" smil:targetElement="id295" smil:attributeName="y" smil:values="y;y" smil:keyTimes="0;1"/>
                  <anim:transitionFilter smil:dur="0.5s" smil:targetElement="id2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6" smil:attributeName="visibility" smil:to="visible"/>
                  <anim:animate smil:dur="0.5s" smil:fill="hold" smil:targetElement="id296" smil:attributeName="width" smil:values="width*0.05;width" smil:keyTimes="0;1"/>
                  <anim:animate smil:dur="0.5s" smil:fill="hold" smil:targetElement="id296" smil:attributeName="height" smil:values="height;height" smil:keyTimes="0;1"/>
                  <anim:animate smil:dur="0.5s" smil:fill="hold" smil:targetElement="id296" smil:attributeName="x" smil:values="x-.2;x" smil:keyTimes="0;1"/>
                  <anim:animate smil:dur="0.5s" smil:fill="hold" smil:targetElement="id296" smil:attributeName="y" smil:values="y;y" smil:keyTimes="0;1"/>
                  <anim:transitionFilter smil:dur="0.5s" smil:targetElement="id2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presentation:style-name="pr9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xml:id="id311" text:id="id311" text:style-name="P4"><text:span text:style-name="T6"><text:tab/></text:span><text:span text:style-name="T6"><text:tab/></text:span><text:span text:style-name="T6"><text:tab/></text:span><text:span text:style-name="T6"><text:tab/></text:span><text:span text:style-name="T6">######</text:span><text:span text:style-name="T6"><text:tab/></text:span><text:span text:style-name="T6"><text:tab/></text:span><text:span text:style-name="T6"><text:tab/></text:span><text:span text:style-name="T6">DONE</text:span><text:span text:style-name="T6"><text:tab/></text:span><text:span text:style-name="T6"><text:tab/></text:span><text:span text:style-name="T6"><text:tab/></text:span><text:span text:style-name="T6">######</text:span><text:span text:style-name="T6"><text:tab/></text:span><text:span text:style-name="T6"><text:tab/></text:span><text:span text:style-name="T6"><text:tab/></text:span><text:span text:style-name="T6"><text:tab/></text:span></text:p>
          </draw:text-box>
        </draw:frame>
        <draw:g xml:id="id300" draw:id="id300">
          <svg:title>TexMaths</svg:title>
          <svg:desc>22§display§\begin{bmatrix}      -x  +  0y \\  
                           \ \   2x +  y \end{bmatrix}
= \begin{bmatrix} - \ 3000 \\   \ \ 19000 \end{bmatrix}
§svg§600§FALSE§</svg:desc>
          <draw:polygon draw:style-name="gr2" draw:text-style-name="P6" draw:layer="layout" svg:width="7.623cm" svg:height="1.779cm" svg:x="3.641cm" svg:y="0.781cm" svg:viewBox="0 0 7624 1780" draw:points="3812,1780 0,1780 0,0 7624,0 7624,1780">
            <text:p/>
          </draw:polygon>
          <draw:polygon draw:style-name="gr3" draw:text-style-name="P7" draw:layer="layout" svg:width="0.205cm" svg:height="1.856cm" svg:x="3.796cm" svg:y="0.742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4.074cm" svg:y="1.18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4.634cm" svg:y="1.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269cm" svg:y="0.94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6cm" svg:height="0.532cm" svg:x="6.029cm" svg:y="0.876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58cm" svg:height="0.501cm" svg:x="6.408cm" svg:y="1.0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309cm" svg:height="0.516cm" svg:x="4.607cm" svg:y="1.80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4.979cm" svg:y="1.9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612cm" svg:y="1.8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8cm" svg:height="0.501cm" svg:x="6.365cm" svg:y="1.978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7" draw:layer="layout" svg:width="0.205cm" svg:height="1.856cm" svg:x="6.804cm" svg:y="0.742cm" svg:viewBox="0 0 206 1857" draw:points="162,1815 0,1815 0,1857 206,1857 206,0 0,0 0,42 162,42">
            <text:p/>
          </draw:polygon>
          <draw:path draw:style-name="gr3" draw:text-style-name="P7" draw:layer="layout" svg:width="0.515cm" svg:height="0.182cm" svg:x="7.458cm" svg:y="1.5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8.425cm" svg:y="0.742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8.726cm" svg:y="1.18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553cm" svg:y="0.87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9.936cm" svg:y="0.876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0.324cm" svg:y="0.876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0.709cm" svg:y="0.876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256cm" svg:height="0.516cm" svg:x="9.224cm" svg:y="1.80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9.574cm" svg:y="1.805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2cm" svg:x="9.958cm" svg:y="1.805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0.345cm" svg:y="1.805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0.732cm" svg:y="1.805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olygon draw:style-name="gr3" draw:text-style-name="P7" draw:layer="layout" svg:width="0.205cm" svg:height="1.856cm" svg:x="11.098cm" svg:y="0.742cm" svg:viewBox="0 0 206 1857" draw:points="162,1815 0,1815 0,1857 206,1857 206,0 0,0 0,42 162,42">
            <text:p/>
          </draw:polygon>
        </draw:g>
        <draw:g xml:id="id301" draw:id="id301">
          <svg:title>TexMaths</svg:title>
          <svg:desc>22§display§\text {By equality of matrices, we get, }§svg§600§FALSE§</svg:desc>
          <draw:polygon draw:style-name="gr2" draw:text-style-name="P6" draw:layer="layout" svg:width="10.6cm" svg:height="0.628cm" svg:x="3.774cm" svg:y="3.213cm" svg:viewBox="0 0 10601 629" draw:points="5301,629 0,629 0,0 10601,0 10601,629">
            <text:p/>
          </draw:polygon>
          <draw:path draw:style-name="gr3" draw:text-style-name="P7" draw:layer="layout" svg:width="0.476cm" svg:height="0.529cm" svg:x="3.763cm" svg:y="3.192cm" svg:viewBox="0 0 477 530" svg:d="M144 247v-192c0-25 2-30 39-30h95c76 0 104 65 104 105 0 51-39 117-125 117zM327 254c76-16 129-66 129-124 0-67-71-130-173-130h-283v25h19c60 0 60 8 60 35v410c0 28 0 35-60 35h-19v25h304c104 0 173-69 173-143 0-66-63-125-150-133zM280 505h-97c-37 0-39-5-39-29v-214h146c78 0 110 73 110 125 0 55-41 118-120 118z">
            <text:p/>
          </draw:path>
          <draw:path draw:style-name="gr3" draw:text-style-name="P7" draw:layer="layout" svg:width="0.379cm" svg:height="0.492cm" svg:x="4.298cm" svg:y="3.385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cm" svg:height="0.357cm" svg:x="4.97cm" svg:y="3.37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492cm" svg:x="5.319cm" svg:y="3.378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2 0 95 67 95 110z">
            <text:p/>
          </draw:path>
          <draw:path draw:style-name="gr3" draw:text-style-name="P7" draw:layer="layout" svg:width="0.39cm" svg:height="0.351cm" svg:x="5.725cm" svg:y="3.378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49cm" svg:height="0.357cm" svg:x="6.162cm" svg:y="3.373cm" svg:viewBox="0 0 350 358" svg:d="M225 289c4 32 25 63 62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173cm" svg:height="0.538cm" svg:x="6.542cm" svg:y="3.18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6.757cm" svg:y="3.20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4cm" svg:height="0.485cm" svg:x="6.961cm" svg:y="3.24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79cm" svg:height="0.492cm" svg:x="7.239cm" svg:y="3.385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44cm" svg:height="0.357cm" svg:x="7.913cm" svg:y="3.373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1cm" svg:height="0.547cm" svg:x="8.304cm" svg:y="3.174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604cm" svg:height="0.342cm" svg:x="8.797cm" svg:y="3.378cm" svg:viewBox="0 0 605 343" svg:d="M60 76v209c0 34-9 34-60 34v24c26 0 67-1 88-1 19 0 60 1 86 1v-24c-51 0-60 0-60-34v-144c0-81 55-123 104-123 50 0 58 42 58 86v181c0 34-8 34-61 34v24c28 0 67-1 88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9.448cm" svg:y="3.373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9.818cm" svg:y="3.24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10.126cm" svg:y="3.378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0.432cm" svg:y="3.20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95cm" svg:height="0.357cm" svg:x="10.647cm" svg:y="3.373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10.986cm" svg:y="3.37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11.333cm" svg:y="3.373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11.68cm" svg:y="3.637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531cm" svg:height="0.342cm" svg:x="12.1cm" svg:y="3.385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7" draw:layer="layout" svg:width="0.3cm" svg:height="0.357cm" svg:x="12.644cm" svg:y="3.37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13.246cm" svg:y="3.369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3.632cm" svg:y="3.37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13.969cm" svg:y="3.24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14.321cm" svg:y="3.637cm" svg:viewBox="0 0 92 232" svg:d="M92 81c0-49-18-81-50-81-28 0-42 21-42 41 0 21 14 42 42 42 13 0 21-6 30-11l2-2c0 0 2 0 2 11 0 51-23 99-58 136-4 3-6 5-6 7 0 7 4 8 9 8 9 0 71-61 71-151z">
            <text:p/>
          </draw:path>
        </draw:g>
        <draw:g xml:id="id302" draw:id="id302">
          <svg:title>TexMaths</svg:title>
          <svg:desc>22§display§- x = - 3000 \ \ \Rightarrow \ \  x = 3000§svg§600§FALSE§</svg:desc>
          <draw:polygon draw:style-name="gr2" draw:text-style-name="P6" draw:layer="layout" svg:width="9.367cm" svg:height="0.457cm" svg:x="4.066cm" svg:y="4.316cm" svg:viewBox="0 0 9368 458" draw:points="4683,458 0,458 0,0 9368,0 9368,458">
            <text:p/>
          </draw:polygon>
          <draw:path draw:style-name="gr3" draw:text-style-name="P7" draw:layer="layout" svg:width="0.472cm" svg:height="0.032cm" svg:x="4.091cm" svg:y="4.58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4.65cm" svg:y="4.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182cm" svg:x="5.328cm" svg:y="4.5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166cm" svg:y="4.5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6.736cm" svg:y="4.277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26cm" svg:height="0.532cm" svg:x="7.12cm" svg:y="4.277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26cm" svg:height="0.532cm" svg:x="7.507cm" svg:y="4.277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26cm" svg:height="0.532cm" svg:x="7.892cm" svg:y="4.277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687cm" svg:height="0.427cm" svg:x="9.022cm" svg:y="4.386cm" svg:viewBox="0 0 688 428" svg:d="M521 153c32 28 70 49 97 60-28 12-65 33-97 60h-493c-14 0-28 0-28 16s14 16 26 16h460c-37 35-78 103-78 114 0 9 9 9 14 9 7 0 13 0 14-7 18-30 39-71 90-116 53-48 106-67 145-80 14-5 14-5 15-7 2 0 2-3 2-5s0-2 0-3l-3-2c-2-2-2-2-16-7-106-30-183-102-227-185-7-16-9-16-20-16-5 0-14 0-14 9 0 10 39 77 78 114h-460c-12 0-26 0-26 16 0 14 14 14 28 14z">
            <text:p/>
          </draw:path>
          <draw:path draw:style-name="gr3" draw:text-style-name="P7" draw:layer="layout" svg:width="0.386cm" svg:height="0.351cm" svg:x="10.506cm" svg:y="4.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182cm" svg:x="11.183cm" svg:y="4.5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1.988cm" svg:y="4.27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26cm" svg:height="0.532cm" svg:x="12.373cm" svg:y="4.277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26cm" svg:height="0.532cm" svg:x="12.758cm" svg:y="4.277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26cm" svg:height="0.532cm" svg:x="13.146cm" svg:y="4.277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</draw:g>
        <draw:g xml:id="id304" draw:id="id304">
          <svg:title>TexMaths</svg:title>
          <svg:desc>22§display§2(3000) + y =  19000§svg§600§FALSE§</svg:desc>
          <draw:polygon draw:style-name="gr2" draw:text-style-name="P6" draw:layer="layout" svg:width="6.743cm" svg:height="0.696cm" svg:x="4.064cm" svg:y="6.417cm" svg:viewBox="0 0 6744 697" draw:points="3372,697 0,697 0,0 6744,0 6744,697">
            <text:p/>
          </draw:polygon>
          <draw:path draw:style-name="gr3" draw:text-style-name="P7" draw:layer="layout" svg:width="0.309cm" svg:height="0.516cm" svg:x="4.064cm" svg:y="6.44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4.488cm" svg:y="6.3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4.745cm" svg:y="6.44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6cm" svg:height="0.532cm" svg:x="5.129cm" svg:y="6.44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5.516cm" svg:y="6.44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5.903cm" svg:y="6.44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18cm" svg:height="0.773cm" svg:x="6.303cm" svg:y="6.37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6.774cm" svg:y="6.50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8cm" svg:height="0.5cm" svg:x="7.528cm" svg:y="6.615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7" draw:layer="layout" svg:width="0.515cm" svg:height="0.182cm" svg:x="8.17cm" svg:y="6.6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9.011cm" svg:y="6.44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9.362cm" svg:y="6.443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26cm" svg:height="0.532cm" svg:x="9.745cm" svg:y="6.44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10.132cm" svg:y="6.44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10.52cm" svg:y="6.44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 xml:id="id306" draw:id="id306">
          <svg:title>TexMaths</svg:title>
          <svg:desc>22§display§y =  19000 - 6000 = 13000§svg§600§FALSE§</svg:desc>
          <draw:polygon draw:style-name="gr2" draw:text-style-name="P6" draw:layer="layout" svg:width="8.718cm" svg:height="0.596cm" svg:x="4.079cm" svg:y="7.617cm" svg:viewBox="0 0 8719 597" draw:points="4360,597 0,597 0,0 8719,0 8719,597">
            <text:p/>
          </draw:polygon>
          <draw:path draw:style-name="gr3" draw:text-style-name="P7" draw:layer="layout" svg:width="0.358cm" svg:height="0.5cm" svg:x="4.063cm" svg:y="7.75cm" svg:viewBox="0 0 359 501" svg:d="M356 47c3-10 3-12 3-17 0-14-12-21-23-21-9 0-21 3-28 16-2 3-7 28-11 42-5 19-10 40-15 61l-36 141c-1 10-35 65-86 65-40 0-49-34-49-63 0-36 14-83 40-152 13-31 14-40 14-56 0-35-24-63-63-63-74 0-102 112-102 119 0 8 7 8 9 8 9 0 9-2 12-15 21-72 53-94 79-94 6 0 20 0 20 24 0 20-7 39-14 55-30 80-44 126-44 161 0 69 49 93 95 93 30 0 56-14 77-35-9 41-19 78-49 120-21 26-51 49-86 49-11 0-46-4-59-33 13 0 22 0 34-9 7-7 14-18 14-32 0-24-21-28-28-28-18 0-44 12-44 51s35 67 83 67c81 0 160-70 181-158z">
            <text:p/>
          </draw:path>
          <draw:path draw:style-name="gr3" draw:text-style-name="P7" draw:layer="layout" svg:width="0.515cm" svg:height="0.182cm" svg:x="4.705cm" svg:y="7.8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5.547cm" svg:y="7.578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321cm" svg:height="0.531cm" svg:x="5.897cm" svg:y="7.578cm" svg:viewBox="0 0 322 532" svg:d="M253 269v24c0 183-81 218-126 218-13 0-55-1-76-28 33 0 41-23 41-35 0-25-20-37-37-37-13 0-36 7-36 39 0 51 43 82 108 82 100 0 195-105 195-270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326cm" svg:height="0.531cm" svg:x="6.281cm" svg:y="7.578cm" svg:viewBox="0 0 327 532" svg:d="M327 269c0-63-3-125-31-183-36-74-99-86-132-86-46 0-104 19-136 91-24 55-28 115-28 178 0 58 4 126 35 186 34 62 90 77 129 77 42 0 100-15 135-89 25-53 28-114 28-174zM164 517c-30 0-78-20-92-95-7-46-7-118-7-164 0-49 0-100 5-142 16-91 74-98 94-98 24 0 75 14 91 89 7 44 7 102 7 151 0 58 0 111-9 160-10 74-54 99-89 99z">
            <text:p/>
          </draw:path>
          <draw:path draw:style-name="gr3" draw:text-style-name="P7" draw:layer="layout" svg:width="0.326cm" svg:height="0.531cm" svg:x="6.668cm" svg:y="7.578cm" svg:viewBox="0 0 327 532" svg:d="M327 269c0-63-3-125-31-183-36-74-99-86-132-86-46 0-104 19-136 91-24 55-28 115-28 178 0 58 4 126 35 186 34 62 90 77 129 77 42 0 100-15 135-89 25-53 28-114 28-174zM164 517c-30 0-78-20-90-95-9-46-9-118-9-164 0-49 0-100 5-142 16-91 74-98 94-98 24 0 77 14 91 89 7 44 7 102 7 151 0 58 0 111-9 160-10 74-54 99-89 99z">
            <text:p/>
          </draw:path>
          <draw:path draw:style-name="gr3" draw:text-style-name="P7" draw:layer="layout" svg:width="0.326cm" svg:height="0.531cm" svg:x="7.055cm" svg:y="7.578cm" svg:viewBox="0 0 327 532" svg:d="M327 269c0-63-3-125-31-183-36-74-99-86-132-86-46 0-104 19-136 91-24 55-28 115-28 178 0 58 4 126 35 186 34 62 90 77 129 77 42 0 100-15 135-89 25-53 28-114 28-174zM164 517c-30 0-78-20-92-95-7-46-7-118-7-164 0-49 0-100 5-142 16-91 74-98 94-98 24 0 75 14 91 89 7 44 7 102 7 151 0 58 0 111-9 160-10 74-54 99-89 99z">
            <text:p/>
          </draw:path>
          <draw:path draw:style-name="gr3" draw:text-style-name="P7" draw:layer="layout" svg:width="0.472cm" svg:height="0.032cm" svg:x="7.647cm" svg:y="7.88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1cm" svg:x="8.389cm" svg:y="7.578cm" svg:viewBox="0 0 322 532" svg:d="M70 262v-20c0-195 97-223 136-223 19 0 51 6 69 32-13 0-43 0-43 33 0 25 18 37 36 37 12 0 35-7 35-37 0-47-34-84-99-84-98 0-204 100-204 271 0 207 90 261 162 261 86 0 160-72 160-174 0-98-69-173-155-173-53 0-81 40-97 77zM162 511c-48 0-72-47-76-58-14-37-14-98-14-112 0-60 25-139 95-139 13 0 48 0 72 49 14 28 14 69 14 106s0 75-14 103c-23 48-58 51-77 51z">
            <text:p/>
          </draw:path>
          <draw:path draw:style-name="gr3" draw:text-style-name="P7" draw:layer="layout" svg:width="0.326cm" svg:height="0.531cm" svg:x="8.773cm" svg:y="7.578cm" svg:viewBox="0 0 327 532" svg:d="M327 269c0-63-3-125-31-183-36-74-99-86-132-86-46 0-104 19-136 91-24 55-28 115-28 178 0 58 4 126 35 186 34 62 90 77 129 77 42 0 100-15 135-89 25-53 28-114 28-174zM164 517c-30 0-78-20-92-95-7-46-7-118-7-164 0-49 0-100 5-142 16-91 74-98 94-98 24 0 75 14 91 89 7 44 7 102 7 151 0 58 0 111-9 160-10 74-54 99-89 99z">
            <text:p/>
          </draw:path>
          <draw:path draw:style-name="gr3" draw:text-style-name="P7" draw:layer="layout" svg:width="0.326cm" svg:height="0.531cm" svg:x="9.16cm" svg:y="7.578cm" svg:viewBox="0 0 327 532" svg:d="M327 269c0-63-3-125-31-183-36-74-99-86-132-86-46 0-104 19-136 91-24 55-28 115-28 178 0 58 4 126 35 186 34 62 90 77 129 77 42 0 100-15 135-89 25-53 28-114 28-174zM164 517c-30 0-78-20-90-95-9-46-9-118-9-164 0-49 0-100 5-142 16-91 74-98 94-98 24 0 77 14 91 89 7 44 7 102 7 151 0 58 0 111-9 160-10 74-54 99-89 99z">
            <text:p/>
          </draw:path>
          <draw:path draw:style-name="gr3" draw:text-style-name="P7" draw:layer="layout" svg:width="0.326cm" svg:height="0.531cm" svg:x="9.546cm" svg:y="7.578cm" svg:viewBox="0 0 327 532" svg:d="M327 269c0-63-3-125-31-183-36-74-99-86-132-86-46 0-104 19-136 91-24 55-28 115-28 178 0 58 4 126 35 186 34 62 90 77 129 77 42 0 100-15 135-89 25-53 28-114 28-174zM164 517c-30 0-78-20-90-95-9-46-9-118-9-164 0-49 0-100 5-142 16-91 74-98 94-98 24 0 77 14 91 89 7 44 7 102 7 151 0 58 0 111-9 160-10 74-54 99-89 99z">
            <text:p/>
          </draw:path>
          <draw:path draw:style-name="gr3" draw:text-style-name="P7" draw:layer="layout" svg:width="0.515cm" svg:height="0.182cm" svg:x="10.16cm" svg:y="7.8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1.003cm" svg:y="7.578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321cm" svg:height="0.531cm" svg:x="11.353cm" svg:y="7.578cm" svg:viewBox="0 0 322 532" svg:d="M194 242c63-19 107-73 107-135 0-63-67-107-143-107-77 0-137 46-137 105 0 25 18 41 39 41 24 0 40-18 40-41 0-38-37-38-47-38 23-37 74-48 102-48 32 0 76 18 76 86 0 11-2 55-23 90-23 37-50 39-69 40-5 0-25 2-30 2-7 0-12 2-12 9 0 9 5 9 19 9h34c63 0 93 53 93 128 0 105-55 128-88 128-34 0-92-14-120-59 28 5 51-13 51-43 0-28-19-44-42-44-19 0-44 13-44 46 0 70 72 121 157 121 95 0 165-70 165-149 0-63-49-123-128-141z">
            <text:p/>
          </draw:path>
          <draw:path draw:style-name="gr3" draw:text-style-name="P7" draw:layer="layout" svg:width="0.326cm" svg:height="0.531cm" svg:x="11.737cm" svg:y="7.578cm" svg:viewBox="0 0 327 532" svg:d="M327 269c0-63-3-125-31-183-36-74-99-86-132-86-46 0-104 19-136 91-24 55-28 115-28 178 0 58 4 126 35 186 34 62 90 77 129 77 42 0 100-15 135-89 25-53 28-114 28-174zM164 517c-30 0-78-20-92-95-7-46-7-118-7-164 0-49 0-100 5-142 16-91 74-98 94-98 24 0 75 14 91 89 7 44 7 102 7 151 0 58 0 111-9 160-10 74-54 99-89 99z">
            <text:p/>
          </draw:path>
          <draw:path draw:style-name="gr3" draw:text-style-name="P7" draw:layer="layout" svg:width="0.326cm" svg:height="0.531cm" svg:x="12.124cm" svg:y="7.578cm" svg:viewBox="0 0 327 532" svg:d="M327 269c0-63-3-125-31-183-36-74-99-86-132-86-46 0-104 19-136 91-24 55-28 115-28 178 0 58 4 126 35 186 34 62 90 77 129 77 42 0 100-15 135-89 25-53 28-114 28-174zM164 517c-30 0-78-20-90-95-9-46-9-118-9-164 0-49 0-100 5-142 16-91 74-98 94-98 24 0 77 14 91 89 7 44 7 102 7 151 0 58 0 111-9 160-10 74-54 99-89 99z">
            <text:p/>
          </draw:path>
          <draw:path draw:style-name="gr3" draw:text-style-name="P7" draw:layer="layout" svg:width="0.326cm" svg:height="0.531cm" svg:x="12.51cm" svg:y="7.578cm" svg:viewBox="0 0 327 532" svg:d="M327 269c0-63-3-125-31-183-36-74-99-86-132-86-46 0-104 19-136 91-24 55-28 115-28 178 0 58 4 126 35 186 34 62 90 77 129 77 42 0 100-15 135-89 25-53 28-114 28-174zM164 517c-30 0-78-20-92-95-7-46-7-118-7-164 0-49 0-100 5-142 16-91 74-98 94-98 24 0 75 14 91 89 7 44 7 102 7 151 0 58 0 111-9 160-10 74-54 99-89 99z">
            <text:p/>
          </draw:path>
        </draw:g>
        <draw:g xml:id="id305" draw:id="id305">
          <svg:title>TexMaths</svg:title>
          <svg:desc>22§display§.\ .\ .\ \ \ [\ \because \ \  x = 3000\ ] §svg§600§FALSE§</svg:desc>
          <draw:polygon draw:style-name="gr2" draw:text-style-name="P6" draw:layer="layout" svg:width="6.974cm" svg:height="0.696cm" svg:x="12.066cm" svg:y="6.317cm" svg:viewBox="0 0 6975 697" draw:points="3489,697 0,697 0,0 6975,0 6975,697">
            <text:p/>
          </draw:polygon>
          <draw:path draw:style-name="gr3" draw:text-style-name="P7" draw:layer="layout" svg:width="0.083cm" svg:height="0.083cm" svg:x="12.094cm" svg:y="6.77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2.566cm" svg:y="6.77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3.039cm" svg:y="6.776cm" svg:viewBox="0 0 84 84" svg:d="M84 42c0-23-19-42-42-42s-42 19-42 42 19 42 42 42 42-19 42-42z">
            <text:p/>
          </draw:path>
          <draw:polygon draw:style-name="gr3" draw:text-style-name="P7" draw:layer="layout" svg:width="0.106cm" svg:height="0.773cm" svg:x="14.051cm" svg:y="6.278cm" svg:viewBox="0 0 107 774" draw:points="107,774 107,744 32,744 32,32 107,32 107,0 0,0 0,774">
            <text:p/>
          </draw:polygon>
          <draw:path draw:style-name="gr3" draw:text-style-name="P7" draw:layer="layout" svg:width="0.469cm" svg:height="0.418cm" svg:x="14.456cm" svg:y="6.5cm" svg:viewBox="0 0 470 419" svg:d="M83 40c0-21-20-40-43-40-21 0-40 19-40 40 0 23 19 43 40 43 23 0 43-18 43-43zM276 376c0-21-19-40-40-40-23 0-42 19-42 40 0 23 19 43 42 43 21 0 40-20 40-43zM470 40c0-21-18-40-41-40-22 0-42 19-42 40 0 23 20 43 42 43s41-18 41-43z">
            <text:p/>
          </draw:path>
          <draw:path draw:style-name="gr3" draw:text-style-name="P7" draw:layer="layout" svg:width="0.386cm" svg:height="0.351cm" svg:x="15.701cm" svg:y="6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6.378cm" svg:y="6.5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7.184cm" svg:y="6.34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6cm" svg:height="0.532cm" svg:x="17.568cm" svg:y="6.34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17.955cm" svg:y="6.34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18.343cm" svg:y="6.34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olygon draw:style-name="gr3" draw:text-style-name="P7" draw:layer="layout" svg:width="0.106cm" svg:height="0.773cm" svg:x="18.973cm" svg:y="6.278cm" svg:viewBox="0 0 107 774" draw:points="107,0 0,0 0,32 76,32 76,744 0,744 0,774 107,774">
            <text:p/>
          </draw:polygon>
        </draw:g>
        <draw:g xml:id="id307" draw:id="id307">
          <svg:title>TexMaths</svg:title>
          <svg:desc>22§display§\text {The cost price of each T.V. is Rs.} 3000§svg§600§FALSE§</svg:desc>
          <draw:polygon draw:style-name="gr2" draw:text-style-name="P6" draw:layer="layout" svg:width="12.827cm" svg:height="0.619cm" svg:x="3.875cm" svg:y="8.913cm" svg:viewBox="0 0 12828 620" draw:points="6414,620 0,620 0,0 12828,0 12828,620">
            <text:p/>
          </draw:polygon>
          <draw:path draw:style-name="gr3" draw:text-style-name="P7" draw:layer="layout" svg:width="0.502cm" svg:height="0.524cm" svg:x="3.864cm" svg:y="8.895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4.418cm" svg:y="8.88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846cm" svg:y="9.07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5.452cm" svg:y="9.073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5.791cm" svg:y="9.07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6.18cm" svg:y="9.07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6.476cm" svg:y="8.944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83cm" svg:height="0.492cm" svg:x="7.041cm" svg:y="9.078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261cm" svg:height="0.342cm" svg:x="7.47cm" svg:y="9.07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7.777cm" svg:y="8.90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95cm" svg:height="0.356cm" svg:x="7.993cm" svg:y="9.073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8.331cm" svg:y="9.07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8.933cm" svg:y="9.07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9.324cm" svg:y="8.874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cm" svg:height="0.356cm" svg:x="9.813cm" svg:y="9.07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0.169cm" svg:y="9.07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10.549cm" svg:y="9.073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9cm" svg:height="0.538cm" svg:x="10.869cm" svg:y="8.88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502cm" svg:height="0.524cm" svg:x="11.559cm" svg:y="8.895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083cm" svg:height="0.083cm" svg:x="12.158cm" svg:y="9.337cm" svg:viewBox="0 0 84 84" svg:d="M84 42c0-23-19-42-42-42s-42 19-42 42 19 42 42 42 42-19 42-42z">
            <text:p/>
          </draw:path>
          <draw:path draw:style-name="gr3" draw:text-style-name="P7" draw:layer="layout" svg:width="0.55cm" svg:height="0.546cm" svg:x="12.32cm" svg:y="8.892cm" svg:viewBox="0 0 551 547" svg:d="M466 76c11-28 32-51 85-51v-25c-23 2-55 2-74 2-25 0-69-2-90-2v25c41 0 58 21 58 38 0 6-3 11-5 16l-141 373-148-392c-5-11-5-12-5-14 0-21 44-21 63-21v-25c-28 2-81 2-110 2-37 0-71-2-99-2v25c51 0 65 0 76 28l179 477c7 14 11 17 20 17 14 0 15-3 19-15z">
            <text:p/>
          </draw:path>
          <draw:path draw:style-name="gr3" draw:text-style-name="P7" draw:layer="layout" svg:width="0.083cm" svg:height="0.083cm" svg:x="12.951cm" svg:y="9.337cm" svg:viewBox="0 0 84 84" svg:d="M84 42c0-23-19-42-42-42s-42 19-42 42 19 42 42 42 42-19 42-42z">
            <text:p/>
          </draw:path>
          <draw:path draw:style-name="gr3" draw:text-style-name="P7" draw:layer="layout" svg:width="0.166cm" svg:height="0.518cm" svg:x="13.383cm" svg:y="8.90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3.597cm" svg:y="9.07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14.162cm" svg:y="8.892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8-12-9 0-9 7-11 12-4 55-32 69-51 69-39 0-44-39-55-111l-10-63c-14-50-51-74-95-90z">
            <text:p/>
          </draw:path>
          <draw:path draw:style-name="gr3" draw:text-style-name="P7" draw:layer="layout" svg:width="0.254cm" svg:height="0.356cm" svg:x="14.729cm" svg:y="9.07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15.076cm" svg:y="9.337cm" svg:viewBox="0 0 84 84" svg:d="M84 42c0-23-19-42-42-42s-42 19-42 42 19 42 42 42 42-19 42-42z">
            <text:p/>
          </draw:path>
          <draw:path draw:style-name="gr3" draw:text-style-name="P7" draw:layer="layout" svg:width="0.321cm" svg:height="0.532cm" svg:x="15.257cm" svg:y="8.904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26cm" svg:height="0.532cm" svg:x="15.641cm" svg:y="8.904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6.028cm" svg:y="8.904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6.414cm" svg:y="8.904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 xml:id="id308" draw:id="id308">
          <svg:title>TexMaths</svg:title>
          <svg:desc>22§display§\text {The selling price of each T.V. is Rs.} (3000 + 1000) = \text { Rs.}4000§svg§600§FALSE§</svg:desc>
          <draw:polygon draw:style-name="gr2" draw:text-style-name="P6" draw:layer="layout" svg:width="20.615cm" svg:height="0.696cm" svg:x="3.877cm" svg:y="10.115cm" svg:viewBox="0 0 20616 697" draw:points="10308,697 0,697 0,0 20616,0 20616,697">
            <text:p/>
          </draw:polygon>
          <draw:path draw:style-name="gr3" draw:text-style-name="P7" draw:layer="layout" svg:width="0.502cm" svg:height="0.523cm" svg:x="3.866cm" svg:y="10.132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39cm" svg:height="0.537cm" svg:x="4.42cm" svg:y="10.1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4.848cm" svg:y="10.3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5.453cm" svg:y="10.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5.754cm" svg:y="10.3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7cm" svg:x="6.101cm" svg:y="10.12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73cm" svg:height="0.537cm" svg:x="6.316cm" svg:y="10.12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66cm" svg:height="0.518cm" svg:x="6.531cm" svg:y="10.13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745cm" svg:y="10.31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5cm" svg:height="0.511cm" svg:x="7.171cm" svg:y="10.30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3cm" svg:height="0.492cm" svg:x="7.815cm" svg:y="10.313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261cm" svg:height="0.342cm" svg:x="8.245cm" svg:y="10.31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8.553cm" svg:y="10.13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95cm" svg:height="0.356cm" svg:x="8.767cm" svg:y="10.31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9.107cm" svg:y="10.3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9.707cm" svg:y="10.3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0.098cm" svg:y="10.11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cm" svg:height="0.356cm" svg:x="10.589cm" svg:y="10.3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0.943cm" svg:y="10.31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295cm" svg:height="0.356cm" svg:x="11.323cm" svg:y="10.31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9cm" svg:height="0.537cm" svg:x="11.643cm" svg:y="10.1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502cm" svg:height="0.523cm" svg:x="12.335cm" svg:y="10.132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083cm" svg:height="0.083cm" svg:x="12.931cm" svg:y="10.574cm" svg:viewBox="0 0 84 84" svg:d="M84 42c0-23-19-42-42-42s-42 19-42 42 19 42 42 42 42-19 42-42z">
            <text:p/>
          </draw:path>
          <draw:path draw:style-name="gr3" draw:text-style-name="P7" draw:layer="layout" svg:width="0.55cm" svg:height="0.546cm" svg:x="13.095cm" svg:y="10.127cm" svg:viewBox="0 0 551 547" svg:d="M466 76c11-29 32-51 85-51v-25c-23 2-55 2-74 2-25 0-69-2-90-2v25c41 0 58 21 58 38 0 6-3 11-5 16l-141 373-148-392c-5-11-5-13-5-14 0-21 44-21 63-21v-25c-28 2-81 2-110 2-37 0-71-2-99-2v25c51 0 65 0 76 28l179 476c7 15 11 18 20 18 14 0 15-3 19-16z">
            <text:p/>
          </draw:path>
          <draw:path draw:style-name="gr3" draw:text-style-name="P7" draw:layer="layout" svg:width="0.083cm" svg:height="0.083cm" svg:x="13.725cm" svg:y="10.574cm" svg:viewBox="0 0 84 84" svg:d="M84 42c0-23-19-42-42-42s-42 19-42 42 19 42 42 42 42-19 42-42z">
            <text:p/>
          </draw:path>
          <draw:path draw:style-name="gr3" draw:text-style-name="P7" draw:layer="layout" svg:width="0.166cm" svg:height="0.518cm" svg:x="14.158cm" svg:y="10.13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4.373cm" svg:y="10.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39cm" svg:height="0.546cm" svg:x="14.936cm" svg:y="10.127cm" svg:viewBox="0 0 540 547" svg:d="M146 255v-200c0-18 0-27 18-29 7-1 30-1 45-1 71 0 157 1 157 114 0 54-19 116-134 116zM310 266c75-18 135-65 135-127 0-74-88-139-202-139h-243v25h19c60 0 60 8 60 35v410c0 28 0 35-60 35h-19v24c28-1 83-1 113-1s86 0 114 1v-24h-19c-60 0-62-7-62-35v-197h90c12 0 46 0 72 26 30 28 30 53 30 104s0 81 32 111c31 28 74 33 96 33 62 0 74-63 74-86 0-4 0-12-10-12-7 0-7 7-9 12-4 54-32 68-51 68-39 0-44-38-55-110l-10-64c-14-49-51-74-95-89z">
            <text:p/>
          </draw:path>
          <draw:path draw:style-name="gr3" draw:text-style-name="P7" draw:layer="layout" svg:width="0.254cm" svg:height="0.356cm" svg:x="15.504cm" svg:y="10.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83cm" svg:height="0.083cm" svg:x="15.849cm" svg:y="10.574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075cm" svg:y="10.0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6.332cm" svg:y="10.14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6cm" svg:height="0.532cm" svg:x="16.715cm" svg:y="10.14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17.103cm" svg:y="10.14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17.49cm" svg:y="10.14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515cm" svg:height="0.516cm" svg:x="18.06cm" svg:y="10.2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8.859cm" svg:y="10.1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9.207cm" svg:y="10.14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19.595cm" svg:y="10.14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19.98cm" svg:y="10.14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18cm" svg:height="0.773cm" svg:x="20.381cm" svg:y="10.0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20.895cm" svg:y="10.3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9cm" svg:height="0.546cm" svg:x="21.953cm" svg:y="10.127cm" svg:viewBox="0 0 540 547" svg:d="M146 255v-200c0-18 0-27 18-29 7-1 30-1 45-1 71 0 157 1 157 114 0 54-19 116-134 116zM310 266c75-18 135-65 135-127 0-74-88-139-202-139h-243v25h19c60 0 60 8 60 35v410c0 28 0 35-60 35h-19v24c28-1 83-1 113-1s86 0 114 1v-24h-19c-60 0-62-7-62-35v-197h90c12 0 46 0 72 26 30 28 30 53 30 104s0 81 32 111c31 28 74 33 96 33 62 0 74-63 74-86 0-4 0-12-10-12-7 0-7 7-9 12-4 54-32 68-51 68-39 0-44-38-55-110l-10-64c-14-49-51-74-95-89z">
            <text:p/>
          </draw:path>
          <draw:path draw:style-name="gr3" draw:text-style-name="P7" draw:layer="layout" svg:width="0.254cm" svg:height="0.356cm" svg:x="22.521cm" svg:y="10.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83cm" svg:height="0.083cm" svg:x="22.866cm" svg:y="10.574cm" svg:viewBox="0 0 84 84" svg:d="M84 42c0-23-19-42-42-42s-42 19-42 42 19 42 42 42 42-19 42-42z">
            <text:p/>
          </draw:path>
          <draw:path draw:style-name="gr3" draw:text-style-name="P7" draw:layer="layout" svg:width="0.344cm" svg:height="0.523cm" svg:x="23.037cm" svg:y="10.13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26cm" svg:height="0.532cm" svg:x="23.431cm" svg:y="10.14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23.818cm" svg:y="10.14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24.206cm" svg:y="10.14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 xml:id="id309" draw:id="id309">
          <svg:title>TexMaths</svg:title>
          <svg:desc>22§display§\text {The cost price of each V.C.R. is Rs.} 13000§svg§600§FALSE§</svg:desc>
          <draw:polygon draw:style-name="gr2" draw:text-style-name="P6" draw:layer="layout" svg:width="13.997cm" svg:height="0.619cm" svg:x="3.877cm" svg:y="11.415cm" svg:viewBox="0 0 13998 620" draw:points="7000,620 0,620 0,0 13998,0 13998,620">
            <text:p/>
          </draw:polygon>
          <draw:path draw:style-name="gr3" draw:text-style-name="P7" draw:layer="layout" svg:width="0.502cm" svg:height="0.524cm" svg:x="3.866cm" svg:y="11.397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4.42cm" svg:y="11.38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848cm" svg:y="11.57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5.454cm" svg:y="11.575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5.793cm" svg:y="11.57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6.182cm" svg:y="11.57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6.478cm" svg:y="11.44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83cm" svg:height="0.492cm" svg:x="7.043cm" svg:y="11.58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261cm" svg:height="0.342cm" svg:x="7.472cm" svg:y="11.5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7.779cm" svg:y="11.40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95cm" svg:height="0.356cm" svg:x="7.995cm" svg:y="11.575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8.333cm" svg:y="11.57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8.935cm" svg:y="11.57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9.326cm" svg:y="11.376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cm" svg:height="0.356cm" svg:x="9.815cm" svg:y="11.57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0.171cm" svg:y="11.57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10.551cm" svg:y="11.575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9cm" svg:height="0.538cm" svg:x="10.871cm" svg:y="11.38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55cm" svg:height="0.546cm" svg:x="11.549cm" svg:y="11.394cm" svg:viewBox="0 0 551 547" svg:d="M466 76c11-28 32-51 85-51v-25c-23 2-55 2-74 2-25 0-69-2-90-2v25c41 0 58 21 58 38 0 6-3 11-5 16l-141 373-148-392c-5-11-5-12-5-14 0-21 44-21 63-21v-25c-28 2-81 2-110 2-37 0-71-2-99-2v25c51 0 65 0 76 28l179 477c7 14 11 17 20 17 14 0 15-3 19-15z">
            <text:p/>
          </draw:path>
          <draw:path draw:style-name="gr3" draw:text-style-name="P7" draw:layer="layout" svg:width="0.083cm" svg:height="0.083cm" svg:x="12.181cm" svg:y="11.839cm" svg:viewBox="0 0 84 84" svg:d="M84 42c0-23-19-42-42-42s-42 19-42 42 19 42 42 42 42-19 42-42z">
            <text:p/>
          </draw:path>
          <draw:path draw:style-name="gr3" draw:text-style-name="P7" draw:layer="layout" svg:width="0.472cm" svg:height="0.562cm" svg:x="12.372cm" svg:y="11.376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083cm" svg:height="0.083cm" svg:x="12.953cm" svg:y="11.839cm" svg:viewBox="0 0 84 84" svg:d="M84 42c0-23-19-42-42-42s-42 19-42 42 19 42 42 42 42-19 42-42z">
            <text:p/>
          </draw:path>
          <draw:path draw:style-name="gr3" draw:text-style-name="P7" draw:layer="layout" svg:width="0.539cm" svg:height="0.546cm" svg:x="13.129cm" svg:y="11.394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8-12-9 0-9 7-11 12-4 55-32 69-51 69-39 0-44-39-55-111l-10-63c-14-50-51-74-95-90z">
            <text:p/>
          </draw:path>
          <draw:path draw:style-name="gr3" draw:text-style-name="P7" draw:layer="layout" svg:width="0.083cm" svg:height="0.083cm" svg:x="13.738cm" svg:y="11.839cm" svg:viewBox="0 0 84 84" svg:d="M84 42c0-23-19-42-42-42s-42 19-42 42 19 42 42 42 42-19 42-42z">
            <text:p/>
          </draw:path>
          <draw:path draw:style-name="gr3" draw:text-style-name="P7" draw:layer="layout" svg:width="0.166cm" svg:height="0.518cm" svg:x="14.17cm" svg:y="11.40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4.384cm" svg:y="11.57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14.947cm" svg:y="11.394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8-12-9 0-9 7-11 12-4 55-32 69-51 69-39 0-44-39-55-111l-10-63c-14-50-51-74-95-90z">
            <text:p/>
          </draw:path>
          <draw:path draw:style-name="gr3" draw:text-style-name="P7" draw:layer="layout" svg:width="0.254cm" svg:height="0.356cm" svg:x="15.516cm" svg:y="11.57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15.861cm" svg:y="11.839cm" svg:viewBox="0 0 84 84" svg:d="M84 42c0-23-19-42-42-42s-42 19-42 42 19 42 42 42 42-19 42-42z">
            <text:p/>
          </draw:path>
          <draw:path draw:style-name="gr3" draw:text-style-name="P7" draw:layer="layout" svg:width="0.256cm" svg:height="0.516cm" svg:x="16.079cm" svg:y="11.4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6.429cm" svg:y="11.40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26cm" svg:height="0.532cm" svg:x="16.813cm" svg:y="11.406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7.2cm" svg:y="11.406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7.588cm" svg:y="11.406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 xml:id="id310" draw:id="id310">
          <svg:title>TexMaths</svg:title>
          <svg:desc>22§display§\text {The selling price of each V.C.R. is Rs.} (13000 + 500) = \text { Rs.} 13500§svg§600§FALSE§</svg:desc>
          <draw:polygon draw:style-name="gr2" draw:text-style-name="P6" draw:layer="layout" svg:width="21.787cm" svg:height="0.696cm" svg:x="3.879cm" svg:y="12.617cm" svg:viewBox="0 0 21788 697" draw:points="10894,697 0,697 0,0 21788,0 21788,697">
            <text:p/>
          </draw:polygon>
          <draw:path draw:style-name="gr3" draw:text-style-name="P7" draw:layer="layout" svg:width="0.502cm" svg:height="0.523cm" svg:x="3.868cm" svg:y="12.634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39cm" svg:height="0.537cm" svg:x="4.422cm" svg:y="12.62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4.85cm" svg:y="12.8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5.455cm" svg:y="12.8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5.756cm" svg:y="12.8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7cm" svg:x="6.103cm" svg:y="12.622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73cm" svg:height="0.537cm" svg:x="6.318cm" svg:y="12.622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66cm" svg:height="0.518cm" svg:x="6.533cm" svg:y="12.64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747cm" svg:y="12.81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5cm" svg:height="0.511cm" svg:x="7.173cm" svg:y="12.80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3cm" svg:height="0.492cm" svg:x="7.817cm" svg:y="12.815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261cm" svg:height="0.342cm" svg:x="8.247cm" svg:y="12.81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8.555cm" svg:y="12.64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95cm" svg:height="0.356cm" svg:x="8.769cm" svg:y="12.81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9.109cm" svg:y="12.8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9.709cm" svg:y="12.81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0.1cm" svg:y="12.613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cm" svg:height="0.356cm" svg:x="10.591cm" svg:y="12.8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0.945cm" svg:y="12.812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295cm" svg:height="0.356cm" svg:x="11.325cm" svg:y="12.81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9cm" svg:height="0.537cm" svg:x="11.645cm" svg:y="12.62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55cm" svg:height="0.546cm" svg:x="12.323cm" svg:y="12.629cm" svg:viewBox="0 0 551 547" svg:d="M466 76c11-29 32-51 85-51v-25c-23 2-55 2-74 2-25 0-69-2-90-2v25c41 0 58 21 58 38 0 6-3 11-5 16l-141 373-148-392c-5-11-5-13-5-14 0-21 44-21 63-21v-25c-28 2-81 2-110 2-37 0-71-2-99-2v25c51 0 65 0 76 28l179 476c7 15 11 18 20 18 14 0 15-3 19-16z">
            <text:p/>
          </draw:path>
          <draw:path draw:style-name="gr3" draw:text-style-name="P7" draw:layer="layout" svg:width="0.083cm" svg:height="0.083cm" svg:x="12.954cm" svg:y="13.076cm" svg:viewBox="0 0 84 84" svg:d="M84 42c0-23-19-42-42-42s-42 19-42 42 19 42 42 42 42-19 42-42z">
            <text:p/>
          </draw:path>
          <draw:path draw:style-name="gr3" draw:text-style-name="P7" draw:layer="layout" svg:width="0.472cm" svg:height="0.562cm" svg:x="13.146cm" svg:y="12.613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7" draw:layer="layout" svg:width="0.083cm" svg:height="0.083cm" svg:x="13.727cm" svg:y="13.076cm" svg:viewBox="0 0 84 84" svg:d="M84 42c0-23-19-42-42-42s-42 19-42 42 19 42 42 42 42-19 42-42z">
            <text:p/>
          </draw:path>
          <draw:path draw:style-name="gr3" draw:text-style-name="P7" draw:layer="layout" svg:width="0.539cm" svg:height="0.546cm" svg:x="13.903cm" svg:y="12.629cm" svg:viewBox="0 0 540 547" svg:d="M146 255v-200c0-18 0-27 18-29 7-1 30-1 45-1 71 0 157 1 157 114 0 54-19 116-134 116zM310 266c75-18 135-65 135-127 0-74-88-139-202-139h-243v25h19c60 0 60 8 60 35v410c0 28 0 35-60 35h-19v24c28-1 83-1 113-1s86 0 114 1v-24h-19c-60 0-62-7-62-35v-197h90c12 0 46 0 72 26 30 28 30 53 30 104s0 81 32 111c31 28 73 33 96 33 62 0 74-63 74-86 0-4 0-12-10-12-7 0-7 7-9 12-4 54-32 68-51 68-39 0-44-38-55-110l-10-64c-14-49-51-74-95-89z">
            <text:p/>
          </draw:path>
          <draw:path draw:style-name="gr3" draw:text-style-name="P7" draw:layer="layout" svg:width="0.083cm" svg:height="0.083cm" svg:x="14.512cm" svg:y="13.076cm" svg:viewBox="0 0 84 84" svg:d="M84 42c0-23-19-42-42-42s-42 19-42 42 19 42 42 42 42-19 42-42z">
            <text:p/>
          </draw:path>
          <draw:path draw:style-name="gr3" draw:text-style-name="P7" draw:layer="layout" svg:width="0.166cm" svg:height="0.518cm" svg:x="14.943cm" svg:y="12.64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5.158cm" svg:y="12.8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39cm" svg:height="0.546cm" svg:x="15.723cm" svg:y="12.629cm" svg:viewBox="0 0 540 547" svg:d="M146 255v-200c0-18 0-27 18-29 7-1 30-1 45-1 71 0 157 1 157 114 0 54-19 116-134 116zM310 266c75-18 135-65 135-127 0-74-88-139-202-139h-243v25h19c60 0 60 8 60 35v410c0 28 0 35-60 35h-19v24c28-1 83-1 113-1s86 0 114 1v-24h-19c-60 0-62-7-62-35v-197h90c12 0 46 0 72 26 30 28 30 53 30 104s0 81 32 111c31 28 73 33 96 33 62 0 74-63 74-86 0-4 0-12-10-12-7 0-7 7-9 12-4 54-32 68-51 68-39 0-44-38-55-110l-10-64c-14-49-51-74-95-89z">
            <text:p/>
          </draw:path>
          <draw:path draw:style-name="gr3" draw:text-style-name="P7" draw:layer="layout" svg:width="0.254cm" svg:height="0.356cm" svg:x="16.289cm" svg:y="12.8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83cm" svg:height="0.083cm" svg:x="16.636cm" svg:y="13.07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861cm" svg:y="12.5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154cm" svg:y="12.64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7.504cm" svg:y="12.64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6cm" svg:height="0.532cm" svg:x="17.887cm" svg:y="12.64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18.275cm" svg:y="12.64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18.662cm" svg:y="12.64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515cm" svg:height="0.516cm" svg:x="19.232cm" svg:y="12.70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20.001cm" svg:y="12.64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326cm" svg:height="0.532cm" svg:x="20.38cm" svg:y="12.64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20.767cm" svg:y="12.64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18cm" svg:height="0.773cm" svg:x="21.166cm" svg:y="12.57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21.682cm" svg:y="12.8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9cm" svg:height="0.546cm" svg:x="22.74cm" svg:y="12.629cm" svg:viewBox="0 0 540 547" svg:d="M146 255v-200c0-18 0-27 18-29 7-1 30-1 45-1 71 0 157 1 157 114 0 54-19 116-134 116zM310 266c75-18 135-65 135-127 0-74-88-139-202-139h-243v25h19c60 0 60 8 60 35v410c0 28 0 35-60 35h-19v24c28-1 83-1 113-1s86 0 114 1v-24h-19c-60 0-62-7-62-35v-197h90c12 0 46 0 72 26 30 28 30 53 30 104s0 81 32 111c31 28 73 33 96 33 62 0 74-63 74-86 0-4 0-12-10-12-7 0-7 7-9 12-4 54-32 68-51 68-39 0-44-38-55-110l-10-64c-14-49-51-74-95-89z">
            <text:p/>
          </draw:path>
          <draw:path draw:style-name="gr3" draw:text-style-name="P7" draw:layer="layout" svg:width="0.254cm" svg:height="0.356cm" svg:x="23.306cm" svg:y="12.8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83cm" svg:height="0.083cm" svg:x="23.653cm" svg:y="13.076cm" svg:viewBox="0 0 84 84" svg:d="M84 42c0-23-19-42-42-42s-42 19-42 42 19 42 42 42 42-19 42-42z">
            <text:p/>
          </draw:path>
          <draw:path draw:style-name="gr3" draw:text-style-name="P7" draw:layer="layout" svg:width="0.256cm" svg:height="0.516cm" svg:x="23.869cm" svg:y="12.64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4.22cm" svg:y="12.643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09cm" svg:height="0.532cm" svg:x="24.612cm" svg:y="12.643cm" svg:viewBox="0 0 310 533" svg:d="M310 361c0-92-64-171-148-171-37 0-70 12-99 40v-151c16 5 43 11 67 11 95 0 150-71 150-81 0-5-2-9-7-9-2 0-4 0-7 2-16 7-53 23-106 23-32 0-67-6-104-21-5-4-7-4-8-4-8 0-8 7-8 19v229c0 14 0 21 11 21 5 0 7-2 11-7 7-12 37-54 98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326cm" svg:height="0.532cm" svg:x="24.99cm" svg:y="12.64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25.378cm" svg:y="12.64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 xml:id="id303" draw:id="id303">
          <svg:title>TexMaths</svg:title>
          <svg:desc>22§display§2x + y =  19000§svg§600§FALSE§</svg:desc>
          <draw:polygon draw:style-name="gr2" draw:text-style-name="P6" draw:layer="layout" svg:width="5.035cm" svg:height="0.596cm" svg:x="4.068cm" svg:y="5.318cm" svg:viewBox="0 0 5036 597" draw:points="2518,597 0,597 0,0 5036,0 5036,597">
            <text:p/>
          </draw:polygon>
          <draw:path draw:style-name="gr3" draw:text-style-name="P7" draw:layer="layout" svg:width="0.309cm" svg:height="0.516cm" svg:x="4.068cm" svg:y="5.279cm" svg:viewBox="0 0 310 517" svg:d="M60 457l83-81c121-107 167-148 167-225 0-89-69-151-164-151-88 0-146 72-146 141 0 42 39 42 40 42 15 0 41-9 41-41 0-19-14-40-41-40-7 0-7 0-10 2 18-51 60-79 105-79 71 0 104 61 104 126 0 62-38 123-81 171l-149 165c-9 9-9 10-9 30h289l21-136h-20c-3 23-8 58-15 69-8 7-59 7-74 7z">
            <text:p/>
          </draw:path>
          <draw:path draw:style-name="gr3" draw:text-style-name="P7" draw:layer="layout" svg:width="0.386cm" svg:height="0.35cm" svg:x="4.438cm" svg:y="5.451cm" svg:viewBox="0 0 387 351" svg:d="M238 109c3-21 21-91 75-91 6 0 23 0 39 8-21 6-37 25-37 43 0 12 9 28 30 28 17 0 42-14 42-46 0-40-46-51-72-51-46 0-72 40-83 60-19-53-60-60-82-60-81 0-125 100-125 119 0 8 7 8 8 8 7 0 9 0 11-8 26-82 77-101 104-101 14 0 42 7 42 51 0 24-14 77-42 184-13 49-41 81-74 81-5 0-23 0-39-9 20-5 37-21 37-42s-17-28-30-28c-23 0-42 21-42 45 0 36 39 51 72 51 53 0 81-54 83-59 9 30 37 59 83 59 81 0 125-100 125-119 0-7-8-7-9-7-7 0-9 2-11 7-24 84-79 102-104 102-30 0-42-25-42-51 0-18 5-33 14-69z">
            <text:p/>
          </draw:path>
          <draw:path draw:style-name="gr3" draw:text-style-name="P7" draw:layer="layout" svg:width="0.515cm" svg:height="0.516cm" svg:x="5.073cm" svg:y="5.342cm" svg:viewBox="0 0 516 517" svg:d="M275 274h216c11 0 25 0 25-16s-14-16-25-16h-216v-216c0-12 0-26-16-26s-16 14-16 26v216h-217c-12 0-26 0-26 16s14 16 26 16h217v216c0 11 0 27 16 27s16-16 16-27z">
            <text:p/>
          </draw:path>
          <draw:path draw:style-name="gr3" draw:text-style-name="P7" draw:layer="layout" svg:width="0.358cm" svg:height="0.5cm" svg:x="5.824cm" svg:y="5.451cm" svg:viewBox="0 0 359 501" svg:d="M355 47c4-10 4-12 4-17 0-14-12-21-23-21-9 0-21 3-28 16-2 3-7 28-11 42-5 19-10 40-15 61l-36 141c-1 10-35 65-88 65-38 0-47-34-47-63 0-36 14-83 40-152 13-31 14-40 14-56 0-35-24-63-63-63-74 0-102 112-102 119 0 8 7 8 9 8 9 0 9-2 12-15 21-72 53-94 79-94 6 0 20 0 20 24 0 20-7 39-14 55-30 80-44 126-44 161 0 69 49 93 95 93 30 0 56-14 77-35-9 41-19 78-49 120-21 26-51 49-86 49-11 0-46-4-59-33 13 0 22 0 32-9 9-7 16-18 16-32 0-24-21-28-28-28-18 0-44 12-44 51s35 67 83 67c80 0 160-70 181-158z">
            <text:p/>
          </draw:path>
          <draw:path draw:style-name="gr3" draw:text-style-name="P7" draw:layer="layout" svg:width="0.515cm" svg:height="0.182cm" svg:x="6.466cm" svg:y="5.5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309cm" svg:y="5.279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21cm" svg:height="0.531cm" svg:x="7.66cm" svg:y="5.279cm" svg:viewBox="0 0 322 532" svg:d="M253 269v24c0 183-81 218-126 218-13 0-55-1-76-28 33 0 41-23 41-35 0-25-20-37-37-37-13 0-36 7-36 39 0 51 43 82 108 82 100 0 195-105 195-270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326cm" svg:height="0.531cm" svg:x="8.043cm" svg:y="5.279cm" svg:viewBox="0 0 327 532" svg:d="M327 269c0-63-3-125-31-183-36-74-99-86-132-86-46 0-104 19-136 91-24 55-28 115-28 178 0 58 4 126 35 186 34 62 90 77 129 77 42 0 100-15 135-89 25-53 28-114 28-174zM164 517c-30 0-78-20-92-95-7-46-7-118-7-164 0-49 0-100 5-142 16-91 74-98 94-98 24 0 75 14 91 89 7 44 7 102 7 151 0 58 0 111-9 160-10 74-54 99-89 99z">
            <text:p/>
          </draw:path>
          <draw:path draw:style-name="gr3" draw:text-style-name="P7" draw:layer="layout" svg:width="0.326cm" svg:height="0.531cm" svg:x="8.43cm" svg:y="5.279cm" svg:viewBox="0 0 327 532" svg:d="M327 269c0-63-3-125-31-183-36-74-99-86-132-86-46 0-104 19-136 91-24 55-28 115-28 178 0 58 4 126 35 186 34 62 90 77 129 77 42 0 100-15 135-89 25-53 28-114 28-174zM164 517c-30 0-78-20-92-95-7-46-7-118-7-164 0-49 0-100 5-142 16-91 74-98 94-98 24 0 75 14 91 89 7 44 7 102 7 151 0 58 0 111-9 160-10 74-54 99-89 99z">
            <text:p/>
          </draw:path>
          <draw:path draw:style-name="gr3" draw:text-style-name="P7" draw:layer="layout" svg:width="0.326cm" svg:height="0.531cm" svg:x="8.816cm" svg:y="5.279cm" svg:viewBox="0 0 327 532" svg:d="M327 269c0-63-3-125-31-183-36-74-99-86-132-86-46 0-104 19-136 91-24 55-28 115-28 178 0 58 4 126 35 186 34 62 90 77 129 77 42 0 100-15 135-89 25-53 28-114 28-174zM164 517c-30 0-78-20-90-95-9-46-9-118-9-164 0-49 0-100 5-142 16-91 74-98 94-98 24 0 77 14 91 89 7 44 7 102 7 151 0 58 0 111-9 160-10 74-54 99-89 9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1" smil:attributeName="visibility" smil:to="visible"/>
                  <anim:animate smil:dur="0.5s" smil:fill="hold" smil:targetElement="id301" smil:attributeName="width" smil:values="width*0.05;width" smil:keyTimes="0;1"/>
                  <anim:animate smil:dur="0.5s" smil:fill="hold" smil:targetElement="id301" smil:attributeName="height" smil:values="height;height" smil:keyTimes="0;1"/>
                  <anim:animate smil:dur="0.5s" smil:fill="hold" smil:targetElement="id301" smil:attributeName="x" smil:values="x-.2;x" smil:keyTimes="0;1"/>
                  <anim:animate smil:dur="0.5s" smil:fill="hold" smil:targetElement="id301" smil:attributeName="y" smil:values="y;y" smil:keyTimes="0;1"/>
                  <anim:transitionFilter smil:dur="0.5s" smil:targetElement="id30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1+width/2;x" smil:keyTimes="0;1"/>
                  <anim:animate smil:dur="0.5s" smil:fill="hold" smil:targetElement="id30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7" smil:attributeName="visibility" smil:to="visible"/>
                  <anim:animate smil:dur="0.5s" smil:fill="hold" smil:targetElement="id307" smil:attributeName="width" smil:values="width*0.05;width" smil:keyTimes="0;1"/>
                  <anim:animate smil:dur="0.5s" smil:fill="hold" smil:targetElement="id307" smil:attributeName="height" smil:values="height;height" smil:keyTimes="0;1"/>
                  <anim:animate smil:dur="0.5s" smil:fill="hold" smil:targetElement="id307" smil:attributeName="x" smil:values="x-.2;x" smil:keyTimes="0;1"/>
                  <anim:animate smil:dur="0.5s" smil:fill="hold" smil:targetElement="id307" smil:attributeName="y" smil:values="y;y" smil:keyTimes="0;1"/>
                  <anim:transitionFilter smil:dur="0.5s" smil:targetElement="id30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8" smil:attributeName="visibility" smil:to="visible"/>
                  <anim:animate smil:dur="0.5s" smil:fill="hold" smil:targetElement="id308" smil:attributeName="width" smil:values="width*0.05;width" smil:keyTimes="0;1"/>
                  <anim:animate smil:dur="0.5s" smil:fill="hold" smil:targetElement="id308" smil:attributeName="height" smil:values="height;height" smil:keyTimes="0;1"/>
                  <anim:animate smil:dur="0.5s" smil:fill="hold" smil:targetElement="id308" smil:attributeName="x" smil:values="x-.2;x" smil:keyTimes="0;1"/>
                  <anim:animate smil:dur="0.5s" smil:fill="hold" smil:targetElement="id308" smil:attributeName="y" smil:values="y;y" smil:keyTimes="0;1"/>
                  <anim:transitionFilter smil:dur="0.5s" smil:targetElement="id3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9" smil:attributeName="visibility" smil:to="visible"/>
                  <anim:animate smil:dur="0.5s" smil:fill="hold" smil:targetElement="id309" smil:attributeName="width" smil:values="width*0.05;width" smil:keyTimes="0;1"/>
                  <anim:animate smil:dur="0.5s" smil:fill="hold" smil:targetElement="id309" smil:attributeName="height" smil:values="height;height" smil:keyTimes="0;1"/>
                  <anim:animate smil:dur="0.5s" smil:fill="hold" smil:targetElement="id309" smil:attributeName="x" smil:values="x-.2;x" smil:keyTimes="0;1"/>
                  <anim:animate smil:dur="0.5s" smil:fill="hold" smil:targetElement="id309" smil:attributeName="y" smil:values="y;y" smil:keyTimes="0;1"/>
                  <anim:transitionFilter smil:dur="0.5s" smil:targetElement="id3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0" smil:attributeName="visibility" smil:to="visible"/>
                  <anim:animate smil:dur="0.5s" smil:fill="hold" smil:targetElement="id310" smil:attributeName="width" smil:values="width*0.05;width" smil:keyTimes="0;1"/>
                  <anim:animate smil:dur="0.5s" smil:fill="hold" smil:targetElement="id310" smil:attributeName="height" smil:values="height;height" smil:keyTimes="0;1"/>
                  <anim:animate smil:dur="0.5s" smil:fill="hold" smil:targetElement="id310" smil:attributeName="x" smil:values="x-.2;x" smil:keyTimes="0;1"/>
                  <anim:animate smil:dur="0.5s" smil:fill="hold" smil:targetElement="id310" smil:attributeName="y" smil:values="y;y" smil:keyTimes="0;1"/>
                  <anim:transitionFilter smil:dur="0.5s" smil:targetElement="id3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11" anim:sub-item="text" smil:attributeName="visibility" smil:to="visible"/>
                  <anim:animate smil:dur="1s" smil:fill="hold" smil:targetElement="id311" anim:sub-item="text" smil:attributeName="width" smil:values="0;width" smil:keyTimes="0;1"/>
                  <anim:animate smil:dur="1s" smil:fill="hold" smil:targetElement="id311" anim:sub-item="text" smil:attributeName="height" smil:values="0;height" smil:keyTimes="0;1"/>
                  <anim:animate smil:dur="1s" smil:fill="hold" smil:targetElement="id311" anim:sub-item="text" smil:attributeName="x" smil:values="0;1" smil:keyTimes="0;1" anim:formula="x+(cos(-2*pi*(1-$))*-x-sin(-2*pi*(1-$))*(1-y))*(1-$)"/>
                  <anim:animate smil:dur="1s" smil:fill="hold" smil:targetElement="id311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office:forms form:automatic-focus="false" form:apply-design-mode="false"/>
        <draw:frame presentation:style-name="pr10" draw:text-style-name="P10" draw:layer="layout" svg:width="25.201cm" svg:height="2.629cm" draw:transform="rotate (0.429700061841004) translate (1.999cm 11.534cm)" presentation:class="title" presentation:user-transformed="true">
          <draw:text-box>
            <text:p xml:id="id312" text:id="id312"><text:span text:style-name="T9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12" anim:sub-item="text" smil:attributeName="visibility" smil:to="visible"/>
                  <anim:transitionFilter smil:dur="2s" smil:targetElement="id312" anim:sub-item="text" smil:type="fade" smil:subtype="crossfade"/>
                  <anim:animate smil:dur="2s" smil:fill="hold" smil:targetElement="id312" anim:sub-item="text" smil:attributeName="rotate" smil:values="720;0" smil:keyTimes="0;1"/>
                  <anim:animate smil:dur="2s" smil:fill="hold" smil:targetElement="id312" anim:sub-item="text" smil:attributeName="height" smil:values="0;height" smil:keyTimes="0;1"/>
                  <anim:animate smil:dur="2s" smil:fill="hold" smil:targetElement="id312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5.201cm" svg:height="9.999cm" draw:transform="rotate (0.00314159265358979) translate (1.383cm 1.839cm)" presentation:class="title" presentation:user-transformed="true">
          <draw:text-box>
            <text:p xml:id="id313" text:id="id313"><text:span text:style-name="T10">This is a presentation in</text:span><text:span text:style-name="T10"><text:line-break/></text:span><text:span text:style-name="T11">LI</text:span><text:span text:style-name="T11"><text:tab/></text:span><text:span text:style-name="T11">BRE OFFICE – IMPRESS</text:span><text:span text:style-name="T10"><text:line-break/></text:span><text:span text:style-name="T10">By</text:span><text:span text:style-name="T10"><text:line-break/></text:span><text:span text:style-name="T12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13" anim:sub-item="text" smil:attributeName="visibility" smil:to="visible"/>
                  <anim:transitionFilter smil:dur="0.8s" smil:decelerate="1" smil:targetElement="id313" anim:sub-item="text" smil:type="fade" smil:subtype="crossfade"/>
                  <anim:animate smil:dur="0.8s" smil:fill="hold" smil:decelerate="1" smil:targetElement="id313" anim:sub-item="text" smil:attributeName="rotate" smil:values="-90;0" smil:keyTimes="0;1"/>
                  <anim:animate smil:dur="0.8s" smil:fill="hold" smil:decelerate="1" smil:targetElement="id313" anim:sub-item="text" smil:attributeName="x" smil:values="x+0.4;x-0.05" smil:keyTimes="0;1"/>
                  <anim:animate smil:dur="0.8s" smil:fill="hold" smil:decelerate="1" smil:targetElement="id313" anim:sub-item="text" smil:attributeName="y" smil:values="y-0.4;y+0.1" smil:keyTimes="0;1"/>
                  <anim:animate smil:begin="0.8s" smil:dur="0.2s" smil:fill="hold" smil:accelerate="1" smil:targetElement="id313" anim:sub-item="text" smil:attributeName="x" smil:values="x-0.05;x" smil:keyTimes="0;1"/>
                  <anim:animate smil:begin="0.8s" smil:dur="0.2s" smil:fill="hold" smil:accelerate="1" smil:targetElement="id313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9T17:35:04.135677897</meta:creation-date>
    <dc:date>2021-01-14T16:28:22.084026141</dc:date>
    <meta:editing-duration>P1DT16H3M14S</meta:editing-duration>
    <meta:editing-cycles>796</meta:editing-cycles>
    <meta:generator>LibreOffice/6.0.7.3$Linux_X86_64 LibreOffice_project/00m0$Build-3</meta:generator>
    <meta:document-statistic meta:object-count="7289"/>
  </office:meta>
</office:document-meta>
</file>